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4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19968__33324__RCRPM10B" style:data-style-name="N0">
      <style:table-cell-properties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6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transparent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8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1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2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6pt" style:font-size-asian="16pt" style:font-size-complex="16pt" style:font-family-generic="modern"/>
    </style:style>
    <style:style style:name="ce13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4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5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6" style:family="table-cell" style:parent-style-name="_19968__33324__32_2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21315__20998__20301__91_0_93__32_3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3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RCRPM10B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6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7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32_2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3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37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44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微軟正黑體" style:font-name-asian="微軟正黑體" style:font-name-complex="微軟正黑體" fo:font-weight="bold" style:font-weight-asian="bold" style:font-weight-complex="bold"/>
    </style:style>
    <style:style style:name="ce47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8" style:family="table-cell" style:parent-style-name="_21315__20998__20301__91_0_93__32_3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50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5" style:family="table-cell" style:parent-style-name="_21315__20998__20301__91_0_93__32_3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6" style:family="table-cell" style:parent-style-name="_21315__20998__20301__91_0_93__32_3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8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59" style:family="table-cell" style:parent-style-name="_21315__20998__20301__91_0_93__32_3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60" style:family="table-cell" style:parent-style-name="_21315__20998__20301__91_0_93__32_3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61" style:family="table-cell" style:parent-style-name="_19968__33324__32_2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ce62" style:family="table-cell" style:parent-style-name="_19968__33324__32_2_32_2" style:data-style-name="N0">
      <style:table-cell-properties style:vertical-align="automatic" fo:background-color="transparent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page" style:column-width="2.51354166666667cm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566458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page" style:column-width="2.48708333333333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page" style:column-width="2.301875cm"/>
    </style:style>
    <style:style style:name="co13" style:family="table-column">
      <style:table-column-properties fo:break-before="auto" style:column-width="1.74625cm"/>
    </style:style>
    <style:style style:name="co14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85pt" style:use-optimal-row-height="false" fo:break-before="page"/>
    </style:style>
    <style:style style:name="ro5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62"/>
        <table:table-column table:style-name="co2" table:default-cell-style-name="ce62"/>
        <table:table-column table:style-name="co3" table:default-cell-style-name="ce22"/>
        <table:table-column table:style-name="co4" table:number-columns-repeated="6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6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7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9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9" table:default-cell-style-name="ce22"/>
        <table:table-column table:style-name="co4" table:number-columns-repeated="5" table:default-cell-style-name="ce22"/>
        <table:table-column table:style-name="co8" table:default-cell-style-name="ce22"/>
        <table:table-column table:style-name="co4" table:number-columns-repeated="5" table:default-cell-style-name="ce22"/>
        <table:table-column table:style-name="co5" table:default-cell-style-name="ce22"/>
        <table:table-column table:style-name="co4" table:number-columns-repeated="5" table:default-cell-style-name="ce22"/>
        <table:table-column table:style-name="co10" table:default-cell-style-name="ce22"/>
        <table:table-column table:style-name="co4" table:number-columns-repeated="5" table:default-cell-style-name="ce22"/>
        <table:table-column table:style-name="co11" table:default-cell-style-name="ce22"/>
        <table:table-column table:style-name="co4" table:number-columns-repeated="5" table:default-cell-style-name="ce22"/>
        <table:table-column table:style-name="co12" table:default-cell-style-name="ce22"/>
        <table:table-column table:style-name="co4" table:number-columns-repeated="11" table:default-cell-style-name="ce22"/>
        <table:table-column table:style-name="co12" table:default-cell-style-name="ce22"/>
        <table:table-column table:style-name="co4" table:number-columns-repeated="11" table:default-cell-style-name="ce22"/>
        <table:table-column table:style-name="co12" table:default-cell-style-name="ce22"/>
        <table:table-column table:style-name="co4" table:number-columns-repeated="12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column table:style-name="co1" table:default-cell-style-name="ce22"/>
        <table:table-column table:style-name="co2" table:default-cell-style-name="ce22"/>
        <table:table-column table:style-name="co5" table:default-cell-style-name="ce22"/>
        <table:table-column table:style-name="co4" table:number-columns-repeated="24" table:default-cell-style-name="ce22"/>
        <table:table-column table:style-name="co14" table:default-cell-style-name="ce22"/>
        <table:table-column table:style-name="co4" table:number-columns-repeated="96" table:default-cell-style-name="ce22"/>
        <table:table-column table:style-name="co13" table:number-columns-repeated="132" table:default-cell-style-name="ce22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1" table:style-name="ce2"/>
          <table:table-cell table:style-name="ce5"/>
          <table:table-cell table:number-columns-repeated="12" table:style-name="ce2"/>
          <table:table-cell table:style-name="ce5"/>
          <table:table-cell table:number-columns-repeated="16270" table:style-name="ce2"/>
        </table:table-row>
        <table:table-row table:style-name="ro1">
          <table:table-cell table:number-columns-repeated="2" table:style-name="ce6"/>
          <table:table-cell table:style-name="ce3"/>
          <table:table-cell table:style-name="ce7"/>
          <table:table-cell table:style-name="ce3"/>
          <table:table-cell table:style-name="ce8"/>
          <table:table-cell office:value-type="string" table:style-name="ce9">
            <text:p>中 華 民 國 109 年 6 月 底</text:p>
          </table:table-cell>
          <table:table-cell table:number-columns-repeated="5" table:style-name="ce9"/>
          <table:table-cell table:number-columns-repeated="2" table:style-name="ce7"/>
          <table:table-cell table:style-name="ce10"/>
          <table:table-cell table:style-name="ce7"/>
          <table:table-cell table:number-columns-repeated="4" table:style-name="ce11"/>
          <table:table-cell table:number-columns-repeated="7" table:style-name="ce7"/>
          <table:table-cell table:style-name="ce12"/>
          <table:table-cell table:style-name="ce3"/>
          <table:table-cell table:number-columns-repeated="3"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number-columns-repeated="2" table:style-name="ce13"/>
          <table:table-cell table:number-columns-repeated="7" table:style-name="ce7"/>
          <table:table-cell table:style-name="ce3"/>
          <table:table-cell table:style-name="ce14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15"/>
          <table:table-cell table:style-name="ce11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8" table:style-name="ce7"/>
          <table:table-cell table:style-name="ce3"/>
          <table:table-cell table:style-name="ce13"/>
          <table:table-cell table:style-name="ce3"/>
          <table:table-cell table:style-name="ce13"/>
          <table:table-cell table:number-columns-repeated="9" table:style-name="ce7"/>
          <table:table-cell table:style-name="ce3"/>
          <table:table-cell table:style-name="ce13"/>
          <table:table-cell table:style-name="ce3"/>
          <table:table-cell table:style-name="ce13"/>
          <table:table-cell table:style-name="ce3"/>
          <table:table-cell table:number-columns-repeated="5" table:style-name="ce7"/>
          <table:table-cell office:value-type="string" table:style-name="ce16">
            <text:p><text:s text:c="4"/>單位：人</text:p>
          </table:table-cell>
          <table:table-cell table:number-columns-repeated="16260" table:style-name="ce3"/>
        </table:table-row>
        <table:table-row table:style-name="ro2">
          <table:table-cell office:value-type="string" table:number-columns-spanned="1" table:number-rows-spanned="2" table:style-name="ce17">
            <text:p>區 <text:s/>域 <text:s/>別</text:p>
          </table:table-cell>
          <table:table-cell office:value-type="string" table:number-columns-spanned="1" table:number-rows-spanned="2" table:style-name="ce18">
            <text:p>性別</text:p>
          </table:table-cell>
          <table:table-cell office:value-type="string" table:number-columns-spanned="1" table:number-rows-spanned="2" table:style-name="ce20">
            <text:p>總　計</text:p>
          </table:table-cell>
          <table:table-cell office:value-type="string" table:number-columns-spanned="6" table:number-rows-spanned="1" table:style-name="ce20">
            <text:p><text:span text:style-name="T1">０　～　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　～　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１０　～　１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１５　～　１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２０　～　２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２５　～　２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３０　～　３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３５　～　３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４０　～　４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４５　～　４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０　～　５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５５　～　５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６０　～　６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６５　～　６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７０　～　７４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７５　～　７９<text:s text:c="2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８０　～　８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８５　～　８９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９０　～　９４<text:s text:c="3"/></text:span><text:span text:style-name="T4">歲</text:span></text:p>
          </table:table-cell>
          <table:covered-table-cell table:number-columns-repeated="5"/>
          <table:table-cell office:value-type="string" table:number-columns-spanned="6" table:number-rows-spanned="1" table:style-name="ce20">
            <text:p><text:span text:style-name="T1">９５　～　９９<text:s text:c="3"/></text:span><text:span text:style-name="T4">歲</text:span></text:p>
          </table:table-cell>
          <table:covered-table-cell table:number-columns-repeated="5"/>
          <table:table-cell office:value-type="string" table:number-columns-spanned="1" table:number-rows-spanned="2" table:style-name="ce21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23">
            <text:p>合　計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string" table:style-name="ce23">
            <text:p>合　計</text:p>
          </table:table-cell>
          <table:table-cell office:value-type="float" office:value="5" table:style-name="ce24">
            <text:p>5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9" table:style-name="ce24">
            <text:p>9</text:p>
          </table:table-cell>
          <table:table-cell office:value-type="string" table:style-name="ce24">
            <text:p>合計</text:p>
          </table:table-cell>
          <table:table-cell office:value-type="float" office:value="10" table:style-name="ce24">
            <text:p>10</text:p>
          </table:table-cell>
          <table:table-cell office:value-type="float" office:value="11" table:style-name="ce24">
            <text:p>11</text:p>
          </table:table-cell>
          <table:table-cell office:value-type="float" office:value="12" table:style-name="ce24">
            <text:p>12</text:p>
          </table:table-cell>
          <table:table-cell office:value-type="float" office:value="13" table:style-name="ce24">
            <text:p>13</text:p>
          </table:table-cell>
          <table:table-cell office:value-type="float" office:value="14" table:style-name="ce24">
            <text:p>14</text:p>
          </table:table-cell>
          <table:table-cell office:value-type="string" table:style-name="ce24">
            <text:p>合　計</text:p>
          </table:table-cell>
          <table:table-cell office:value-type="float" office:value="15" table:style-name="ce24">
            <text:p>15</text:p>
          </table:table-cell>
          <table:table-cell office:value-type="float" office:value="16" table:style-name="ce24">
            <text:p>16</text:p>
          </table:table-cell>
          <table:table-cell office:value-type="float" office:value="17" table:style-name="ce24">
            <text:p>17</text:p>
          </table:table-cell>
          <table:table-cell office:value-type="float" office:value="18" table:style-name="ce24">
            <text:p>18</text:p>
          </table:table-cell>
          <table:table-cell office:value-type="float" office:value="19" table:style-name="ce24">
            <text:p>19</text:p>
          </table:table-cell>
          <table:table-cell office:value-type="string" table:style-name="ce24">
            <text:p>合　計</text:p>
          </table:table-cell>
          <table:table-cell office:value-type="float" office:value="20" table:style-name="ce24">
            <text:p>20</text:p>
          </table:table-cell>
          <table:table-cell office:value-type="float" office:value="21" table:style-name="ce24">
            <text:p>21</text:p>
          </table:table-cell>
          <table:table-cell office:value-type="float" office:value="22" table:style-name="ce24">
            <text:p>22</text:p>
          </table:table-cell>
          <table:table-cell office:value-type="float" office:value="23" table:style-name="ce24">
            <text:p>23</text:p>
          </table:table-cell>
          <table:table-cell office:value-type="float" office:value="24" table:style-name="ce24">
            <text:p>24</text:p>
          </table:table-cell>
          <table:table-cell office:value-type="string" table:style-name="ce24">
            <text:p>合　計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7" table:style-name="ce24">
            <text:p>27</text:p>
          </table:table-cell>
          <table:table-cell office:value-type="float" office:value="28" table:style-name="ce24">
            <text:p>28</text:p>
          </table:table-cell>
          <table:table-cell office:value-type="float" office:value="29" table:style-name="ce24">
            <text:p>29</text:p>
          </table:table-cell>
          <table:table-cell office:value-type="string" table:style-name="ce24">
            <text:p>合　計</text:p>
          </table:table-cell>
          <table:table-cell office:value-type="float" office:value="30" table:style-name="ce24">
            <text:p>30</text:p>
          </table:table-cell>
          <table:table-cell office:value-type="float" office:value="31" table:style-name="ce24">
            <text:p>31</text:p>
          </table:table-cell>
          <table:table-cell office:value-type="float" office:value="32" table:style-name="ce24">
            <text:p>32</text:p>
          </table:table-cell>
          <table:table-cell office:value-type="float" office:value="33" table:style-name="ce24">
            <text:p>33</text:p>
          </table:table-cell>
          <table:table-cell office:value-type="float" office:value="34" table:style-name="ce24">
            <text:p>34</text:p>
          </table:table-cell>
          <table:table-cell office:value-type="string" table:style-name="ce24">
            <text:p>合　計</text:p>
          </table:table-cell>
          <table:table-cell office:value-type="float" office:value="35" table:style-name="ce24">
            <text:p>35</text:p>
          </table:table-cell>
          <table:table-cell office:value-type="float" office:value="36" table:style-name="ce24">
            <text:p>36</text:p>
          </table:table-cell>
          <table:table-cell office:value-type="float" office:value="37" table:style-name="ce24">
            <text:p>37</text:p>
          </table:table-cell>
          <table:table-cell office:value-type="float" office:value="38" table:style-name="ce24">
            <text:p>38</text:p>
          </table:table-cell>
          <table:table-cell office:value-type="float" office:value="39" table:style-name="ce24">
            <text:p>39</text:p>
          </table:table-cell>
          <table:table-cell office:value-type="string" table:style-name="ce24">
            <text:p>合　計</text:p>
          </table:table-cell>
          <table:table-cell office:value-type="float" office:value="40" table:style-name="ce24">
            <text:p>40</text:p>
          </table:table-cell>
          <table:table-cell office:value-type="float" office:value="41" table:style-name="ce24">
            <text:p>41</text:p>
          </table:table-cell>
          <table:table-cell office:value-type="float" office:value="42" table:style-name="ce24">
            <text:p>42</text:p>
          </table:table-cell>
          <table:table-cell office:value-type="float" office:value="43" table:style-name="ce24">
            <text:p>43</text:p>
          </table:table-cell>
          <table:table-cell office:value-type="float" office:value="44" table:style-name="ce24">
            <text:p>44</text:p>
          </table:table-cell>
          <table:table-cell office:value-type="string" table:style-name="ce24">
            <text:p>合　計</text:p>
          </table:table-cell>
          <table:table-cell office:value-type="float" office:value="45" table:style-name="ce24">
            <text:p>45</text:p>
          </table:table-cell>
          <table:table-cell office:value-type="float" office:value="46" table:style-name="ce24">
            <text:p>46</text:p>
          </table:table-cell>
          <table:table-cell office:value-type="float" office:value="47" table:style-name="ce24">
            <text:p>47</text:p>
          </table:table-cell>
          <table:table-cell office:value-type="float" office:value="48" table:style-name="ce24">
            <text:p>48</text:p>
          </table:table-cell>
          <table:table-cell office:value-type="float" office:value="49" table:style-name="ce24">
            <text:p>49</text:p>
          </table:table-cell>
          <table:table-cell office:value-type="string" table:style-name="ce24">
            <text:p>合　計</text:p>
          </table:table-cell>
          <table:table-cell office:value-type="float" office:value="50" table:style-name="ce24">
            <text:p>50</text:p>
          </table:table-cell>
          <table:table-cell office:value-type="float" office:value="51" table:style-name="ce24">
            <text:p>51</text:p>
          </table:table-cell>
          <table:table-cell office:value-type="float" office:value="52" table:style-name="ce24">
            <text:p>52</text:p>
          </table:table-cell>
          <table:table-cell office:value-type="float" office:value="53" table:style-name="ce24">
            <text:p>53</text:p>
          </table:table-cell>
          <table:table-cell office:value-type="float" office:value="54" table:style-name="ce24">
            <text:p>54</text:p>
          </table:table-cell>
          <table:table-cell office:value-type="string" table:style-name="ce24">
            <text:p>合　計</text:p>
          </table:table-cell>
          <table:table-cell office:value-type="float" office:value="55" table:style-name="ce24">
            <text:p>55</text:p>
          </table:table-cell>
          <table:table-cell office:value-type="float" office:value="56" table:style-name="ce24">
            <text:p>56</text:p>
          </table:table-cell>
          <table:table-cell office:value-type="float" office:value="57" table:style-name="ce24">
            <text:p>57</text:p>
          </table:table-cell>
          <table:table-cell office:value-type="float" office:value="58" table:style-name="ce24">
            <text:p>58</text:p>
          </table:table-cell>
          <table:table-cell office:value-type="float" office:value="59" table:style-name="ce24">
            <text:p>59</text:p>
          </table:table-cell>
          <table:table-cell office:value-type="string" table:style-name="ce24">
            <text:p>合　計</text:p>
          </table:table-cell>
          <table:table-cell office:value-type="float" office:value="60" table:style-name="ce24">
            <text:p>60</text:p>
          </table:table-cell>
          <table:table-cell office:value-type="float" office:value="61" table:style-name="ce24">
            <text:p>61</text:p>
          </table:table-cell>
          <table:table-cell office:value-type="float" office:value="62" table:style-name="ce24">
            <text:p>62</text:p>
          </table:table-cell>
          <table:table-cell office:value-type="float" office:value="63" table:style-name="ce24">
            <text:p>63</text:p>
          </table:table-cell>
          <table:table-cell office:value-type="float" office:value="64" table:style-name="ce24">
            <text:p>64</text:p>
          </table:table-cell>
          <table:table-cell office:value-type="string" table:style-name="ce24">
            <text:p>合　計</text:p>
          </table:table-cell>
          <table:table-cell office:value-type="float" office:value="65" table:style-name="ce24">
            <text:p>65</text:p>
          </table:table-cell>
          <table:table-cell office:value-type="float" office:value="66" table:style-name="ce24">
            <text:p>66</text:p>
          </table:table-cell>
          <table:table-cell office:value-type="float" office:value="67" table:style-name="ce24">
            <text:p>67</text:p>
          </table:table-cell>
          <table:table-cell office:value-type="float" office:value="68" table:style-name="ce24">
            <text:p>68</text:p>
          </table:table-cell>
          <table:table-cell office:value-type="float" office:value="69" table:style-name="ce24">
            <text:p>69</text:p>
          </table:table-cell>
          <table:table-cell office:value-type="string" table:style-name="ce24">
            <text:p>合　計</text:p>
          </table:table-cell>
          <table:table-cell office:value-type="float" office:value="70" table:style-name="ce24">
            <text:p>70</text:p>
          </table:table-cell>
          <table:table-cell office:value-type="float" office:value="71" table:style-name="ce24">
            <text:p>71</text:p>
          </table:table-cell>
          <table:table-cell office:value-type="float" office:value="72" table:style-name="ce24">
            <text:p>72</text:p>
          </table:table-cell>
          <table:table-cell office:value-type="float" office:value="73" table:style-name="ce24">
            <text:p>73</text:p>
          </table:table-cell>
          <table:table-cell office:value-type="float" office:value="74" table:style-name="ce24">
            <text:p>74</text:p>
          </table:table-cell>
          <table:table-cell office:value-type="string" table:style-name="ce24">
            <text:p>合　計</text:p>
          </table:table-cell>
          <table:table-cell office:value-type="float" office:value="75" table:style-name="ce24">
            <text:p>75</text:p>
          </table:table-cell>
          <table:table-cell office:value-type="float" office:value="76" table:style-name="ce24">
            <text:p>76</text:p>
          </table:table-cell>
          <table:table-cell office:value-type="float" office:value="77" table:style-name="ce24">
            <text:p>77</text:p>
          </table:table-cell>
          <table:table-cell office:value-type="float" office:value="78" table:style-name="ce24">
            <text:p>78</text:p>
          </table:table-cell>
          <table:table-cell office:value-type="float" office:value="79" table:style-name="ce24">
            <text:p>79</text:p>
          </table:table-cell>
          <table:table-cell office:value-type="string" table:style-name="ce24">
            <text:p>合　計</text:p>
          </table:table-cell>
          <table:table-cell office:value-type="float" office:value="80" table:style-name="ce24">
            <text:p>80</text:p>
          </table:table-cell>
          <table:table-cell office:value-type="float" office:value="81" table:style-name="ce24">
            <text:p>81</text:p>
          </table:table-cell>
          <table:table-cell office:value-type="float" office:value="82" table:style-name="ce24">
            <text:p>82</text:p>
          </table:table-cell>
          <table:table-cell office:value-type="float" office:value="83" table:style-name="ce24">
            <text:p>83</text:p>
          </table:table-cell>
          <table:table-cell office:value-type="float" office:value="84" table:style-name="ce24">
            <text:p>84</text:p>
          </table:table-cell>
          <table:table-cell office:value-type="string" table:style-name="ce24">
            <text:p>合　計</text:p>
          </table:table-cell>
          <table:table-cell office:value-type="float" office:value="85" table:style-name="ce24">
            <text:p>85</text:p>
          </table:table-cell>
          <table:table-cell office:value-type="float" office:value="86" table:style-name="ce24">
            <text:p>86</text:p>
          </table:table-cell>
          <table:table-cell office:value-type="float" office:value="87" table:style-name="ce24">
            <text:p>87</text:p>
          </table:table-cell>
          <table:table-cell office:value-type="float" office:value="88" table:style-name="ce24">
            <text:p>88</text:p>
          </table:table-cell>
          <table:table-cell office:value-type="float" office:value="89" table:style-name="ce24">
            <text:p>89</text:p>
          </table:table-cell>
          <table:table-cell office:value-type="string" table:style-name="ce24">
            <text:p>合　計</text:p>
          </table:table-cell>
          <table:table-cell office:value-type="float" office:value="90" table:style-name="ce24">
            <text:p>90</text:p>
          </table:table-cell>
          <table:table-cell office:value-type="float" office:value="91" table:style-name="ce24">
            <text:p>91</text:p>
          </table:table-cell>
          <table:table-cell office:value-type="float" office:value="92" table:style-name="ce24">
            <text:p>92</text:p>
          </table:table-cell>
          <table:table-cell office:value-type="float" office:value="93" table:style-name="ce24">
            <text:p>93</text:p>
          </table:table-cell>
          <table:table-cell office:value-type="float" office:value="94" table:style-name="ce24">
            <text:p>94</text:p>
          </table:table-cell>
          <table:table-cell office:value-type="string" table:style-name="ce24">
            <text:p>合　計</text:p>
          </table:table-cell>
          <table:table-cell office:value-type="float" office:value="95" table:style-name="ce24">
            <text:p>95</text:p>
          </table:table-cell>
          <table:table-cell office:value-type="float" office:value="96" table:style-name="ce24">
            <text:p>96</text:p>
          </table:table-cell>
          <table:table-cell office:value-type="float" office:value="97" table:style-name="ce24">
            <text:p>97</text:p>
          </table:table-cell>
          <table:table-cell office:value-type="float" office:value="98" table:style-name="ce24">
            <text:p>98</text:p>
          </table:table-cell>
          <table:table-cell office:value-type="float" office:value="99" table:style-name="ce24">
            <text:p>99</text:p>
          </table:table-cell>
          <table:covered-table-cell/>
          <table:table-cell table:number-columns-repeated="16260" table:style-name="ce25"/>
        </table:table-row>
        <table:table-row table:style-name="ro3">
          <table:table-cell table:style-name="ce26"/>
          <table:table-cell office:value-type="string" table:style-name="ce27">
            <text:p>計</text:p>
          </table:table-cell>
          <table:table-cell office:value-type="float" office:value="23583823" table:style-name="ce28">
            <text:p><text:s text:c="3"/>23,583,823</text:p>
          </table:table-cell>
          <table:table-cell office:value-type="float" office:value="952872" table:style-name="ce28">
            <text:p><text:s text:c="3"/>952,872</text:p>
          </table:table-cell>
          <table:table-cell office:value-type="float" office:value="162701" table:style-name="ce28">
            <text:p><text:s text:c="3"/>162,701</text:p>
          </table:table-cell>
          <table:table-cell office:value-type="float" office:value="180006" table:style-name="ce28">
            <text:p><text:s text:c="3"/>180,006</text:p>
          </table:table-cell>
          <table:table-cell office:value-type="float" office:value="190783" table:style-name="ce28">
            <text:p><text:s text:c="3"/>190,783</text:p>
          </table:table-cell>
          <table:table-cell office:value-type="float" office:value="204656" table:style-name="ce28">
            <text:p><text:s text:c="3"/>204,656</text:p>
          </table:table-cell>
          <table:table-cell office:value-type="float" office:value="214726" table:style-name="ce28">
            <text:p><text:s text:c="3"/>214,726</text:p>
          </table:table-cell>
          <table:table-cell office:value-type="float" office:value="1039263" table:style-name="ce28">
            <text:p><text:s text:c="3"/>1,039,263</text:p>
          </table:table-cell>
          <table:table-cell office:value-type="float" office:value="216984" table:style-name="ce28">
            <text:p><text:s text:c="3"/>216,984</text:p>
          </table:table-cell>
          <table:table-cell office:value-type="float" office:value="200711" table:style-name="ce28">
            <text:p><text:s text:c="3"/>200,711</text:p>
          </table:table-cell>
          <table:table-cell office:value-type="float" office:value="225658" table:style-name="ce28">
            <text:p><text:s text:c="3"/>225,658</text:p>
          </table:table-cell>
          <table:table-cell office:value-type="float" office:value="214944" table:style-name="ce28">
            <text:p><text:s text:c="3"/>214,944</text:p>
          </table:table-cell>
          <table:table-cell office:value-type="float" office:value="180966" table:style-name="ce28">
            <text:p><text:s text:c="3"/>180,966</text:p>
          </table:table-cell>
          <table:table-cell office:value-type="float" office:value="996291" table:style-name="ce28">
            <text:p><text:s text:c="3"/>996,291</text:p>
          </table:table-cell>
          <table:table-cell office:value-type="float" office:value="184696" table:style-name="ce28">
            <text:p><text:s text:c="3"/>184,696</text:p>
          </table:table-cell>
          <table:table-cell office:value-type="float" office:value="196053" table:style-name="ce28">
            <text:p><text:s text:c="3"/>196,053</text:p>
          </table:table-cell>
          <table:table-cell office:value-type="float" office:value="205257" table:style-name="ce28">
            <text:p><text:s text:c="3"/>205,257</text:p>
          </table:table-cell>
          <table:table-cell office:value-type="float" office:value="203957" table:style-name="ce28">
            <text:p><text:s text:c="3"/>203,957</text:p>
          </table:table-cell>
          <table:table-cell office:value-type="float" office:value="206328" table:style-name="ce28">
            <text:p><text:s text:c="3"/>206,328</text:p>
          </table:table-cell>
          <table:table-cell office:value-type="float" office:value="1210903" table:style-name="ce28">
            <text:p><text:s text:c="3"/>1,210,903</text:p>
          </table:table-cell>
          <table:table-cell office:value-type="float" office:value="215269" table:style-name="ce28">
            <text:p><text:s text:c="3"/>215,269</text:p>
          </table:table-cell>
          <table:table-cell office:value-type="float" office:value="220687" table:style-name="ce28">
            <text:p><text:s text:c="3"/>220,687</text:p>
          </table:table-cell>
          <table:table-cell office:value-type="float" office:value="237469" table:style-name="ce28">
            <text:p><text:s text:c="3"/>237,469</text:p>
          </table:table-cell>
          <table:table-cell office:value-type="float" office:value="247780" table:style-name="ce28">
            <text:p><text:s text:c="3"/>247,780</text:p>
          </table:table-cell>
          <table:table-cell office:value-type="float" office:value="289698" table:style-name="ce28">
            <text:p><text:s text:c="3"/>289,698</text:p>
          </table:table-cell>
          <table:table-cell office:value-type="float" office:value="1503831" table:style-name="ce28">
            <text:p><text:s text:c="3"/>1,503,831</text:p>
          </table:table-cell>
          <table:table-cell office:value-type="float" office:value="286077" table:style-name="ce28">
            <text:p><text:s text:c="3"/>286,077</text:p>
          </table:table-cell>
          <table:table-cell office:value-type="float" office:value="273900" table:style-name="ce28">
            <text:p><text:s text:c="3"/>273,900</text:p>
          </table:table-cell>
          <table:table-cell office:value-type="float" office:value="300732" table:style-name="ce28">
            <text:p><text:s text:c="3"/>300,732</text:p>
          </table:table-cell>
          <table:table-cell office:value-type="float" office:value="320897" table:style-name="ce28">
            <text:p><text:s text:c="3"/>320,897</text:p>
          </table:table-cell>
          <table:table-cell office:value-type="float" office:value="322225" table:style-name="ce28">
            <text:p><text:s text:c="3"/>322,225</text:p>
          </table:table-cell>
          <table:table-cell office:value-type="float" office:value="1604643" table:style-name="ce28">
            <text:p><text:s text:c="3"/>1,604,643</text:p>
          </table:table-cell>
          <table:table-cell office:value-type="float" office:value="321663" table:style-name="ce28">
            <text:p><text:s text:c="3"/>321,663</text:p>
          </table:table-cell>
          <table:table-cell office:value-type="float" office:value="322578" table:style-name="ce28">
            <text:p><text:s text:c="3"/>322,578</text:p>
          </table:table-cell>
          <table:table-cell office:value-type="float" office:value="321518" table:style-name="ce28">
            <text:p><text:s text:c="3"/>321,518</text:p>
          </table:table-cell>
          <table:table-cell office:value-type="float" office:value="315524" table:style-name="ce28">
            <text:p><text:s text:c="3"/>315,524</text:p>
          </table:table-cell>
          <table:table-cell office:value-type="float" office:value="323360" table:style-name="ce28">
            <text:p><text:s text:c="3"/>323,360</text:p>
          </table:table-cell>
          <table:table-cell office:value-type="float" office:value="1588314" table:style-name="ce28">
            <text:p><text:s text:c="3"/>1,588,314</text:p>
          </table:table-cell>
          <table:table-cell office:value-type="float" office:value="321497" table:style-name="ce28">
            <text:p><text:s text:c="3"/>321,497</text:p>
          </table:table-cell>
          <table:table-cell office:value-type="float" office:value="325493" table:style-name="ce28">
            <text:p><text:s text:c="3"/>325,493</text:p>
          </table:table-cell>
          <table:table-cell office:value-type="float" office:value="314431" table:style-name="ce28">
            <text:p><text:s text:c="3"/>314,431</text:p>
          </table:table-cell>
          <table:table-cell office:value-type="float" office:value="303988" table:style-name="ce28">
            <text:p><text:s text:c="3"/>303,988</text:p>
          </table:table-cell>
          <table:table-cell office:value-type="float" office:value="322905" table:style-name="ce28">
            <text:p><text:s text:c="3"/>322,905</text:p>
          </table:table-cell>
          <table:table-cell office:value-type="float" office:value="1936332" table:style-name="ce28">
            <text:p><text:s text:c="3"/>1,936,332</text:p>
          </table:table-cell>
          <table:table-cell office:value-type="float" office:value="358874" table:style-name="ce28">
            <text:p><text:s text:c="3"/>358,874</text:p>
          </table:table-cell>
          <table:table-cell office:value-type="float" office:value="367252" table:style-name="ce28">
            <text:p><text:s text:c="3"/>367,252</text:p>
          </table:table-cell>
          <table:table-cell office:value-type="float" office:value="394279" table:style-name="ce28">
            <text:p><text:s text:c="3"/>394,279</text:p>
          </table:table-cell>
          <table:table-cell office:value-type="float" office:value="405922" table:style-name="ce28">
            <text:p><text:s text:c="3"/>405,922</text:p>
          </table:table-cell>
          <table:table-cell office:value-type="float" office:value="410005" table:style-name="ce28">
            <text:p><text:s text:c="3"/>410,005</text:p>
          </table:table-cell>
          <table:table-cell office:value-type="float" office:value="1991465" table:style-name="ce28">
            <text:p><text:s text:c="3"/>1,991,465</text:p>
          </table:table-cell>
          <table:table-cell office:value-type="float" office:value="411799" table:style-name="ce28">
            <text:p><text:s text:c="3"/>411,799</text:p>
          </table:table-cell>
          <table:table-cell office:value-type="float" office:value="408259" table:style-name="ce28">
            <text:p><text:s text:c="3"/>408,259</text:p>
          </table:table-cell>
          <table:table-cell office:value-type="float" office:value="387352" table:style-name="ce28">
            <text:p><text:s text:c="3"/>387,352</text:p>
          </table:table-cell>
          <table:table-cell office:value-type="float" office:value="409786" table:style-name="ce28">
            <text:p><text:s text:c="3"/>409,786</text:p>
          </table:table-cell>
          <table:table-cell office:value-type="float" office:value="374269" table:style-name="ce28">
            <text:p><text:s text:c="3"/>374,269</text:p>
          </table:table-cell>
          <table:table-cell office:value-type="float" office:value="1766220" table:style-name="ce28">
            <text:p><text:s text:c="3"/>1,766,220</text:p>
          </table:table-cell>
          <table:table-cell office:value-type="float" office:value="356040" table:style-name="ce28">
            <text:p><text:s text:c="3"/>356,040</text:p>
          </table:table-cell>
          <table:table-cell office:value-type="float" office:value="346171" table:style-name="ce28">
            <text:p><text:s text:c="3"/>346,171</text:p>
          </table:table-cell>
          <table:table-cell office:value-type="float" office:value="348985" table:style-name="ce28">
            <text:p><text:s text:c="3"/>348,985</text:p>
          </table:table-cell>
          <table:table-cell office:value-type="float" office:value="352705" table:style-name="ce28">
            <text:p><text:s text:c="3"/>352,705</text:p>
          </table:table-cell>
          <table:table-cell office:value-type="float" office:value="362319" table:style-name="ce28">
            <text:p><text:s text:c="3"/>362,319</text:p>
          </table:table-cell>
          <table:table-cell office:value-type="float" office:value="1803817" table:style-name="ce28">
            <text:p><text:s text:c="3"/>1,803,817</text:p>
          </table:table-cell>
          <table:table-cell office:value-type="float" office:value="366048" table:style-name="ce28">
            <text:p><text:s text:c="3"/>366,048</text:p>
          </table:table-cell>
          <table:table-cell office:value-type="float" office:value="363078" table:style-name="ce28">
            <text:p><text:s text:c="3"/>363,078</text:p>
          </table:table-cell>
          <table:table-cell office:value-type="float" office:value="358064" table:style-name="ce28">
            <text:p><text:s text:c="3"/>358,064</text:p>
          </table:table-cell>
          <table:table-cell office:value-type="float" office:value="355526" table:style-name="ce28">
            <text:p><text:s text:c="3"/>355,526</text:p>
          </table:table-cell>
          <table:table-cell office:value-type="float" office:value="361101" table:style-name="ce28">
            <text:p><text:s text:c="3"/>361,101</text:p>
          </table:table-cell>
          <table:table-cell office:value-type="float" office:value="1828246" table:style-name="ce28">
            <text:p><text:s text:c="3"/>1,828,246</text:p>
          </table:table-cell>
          <table:table-cell office:value-type="float" office:value="369973" table:style-name="ce28">
            <text:p><text:s text:c="3"/>369,973</text:p>
          </table:table-cell>
          <table:table-cell office:value-type="float" office:value="368277" table:style-name="ce28">
            <text:p><text:s text:c="3"/>368,277</text:p>
          </table:table-cell>
          <table:table-cell office:value-type="float" office:value="368762" table:style-name="ce28">
            <text:p><text:s text:c="3"/>368,762</text:p>
          </table:table-cell>
          <table:table-cell office:value-type="float" office:value="366519" table:style-name="ce28">
            <text:p><text:s text:c="3"/>366,519</text:p>
          </table:table-cell>
          <table:table-cell office:value-type="float" office:value="354715" table:style-name="ce28">
            <text:p><text:s text:c="3"/>354,715</text:p>
          </table:table-cell>
          <table:table-cell office:value-type="float" office:value="1664901" table:style-name="ce28">
            <text:p><text:s text:c="3"/>1,664,901</text:p>
          </table:table-cell>
          <table:table-cell office:value-type="float" office:value="348698" table:style-name="ce28">
            <text:p><text:s text:c="3"/>348,698</text:p>
          </table:table-cell>
          <table:table-cell office:value-type="float" office:value="350178" table:style-name="ce28">
            <text:p><text:s text:c="3"/>350,178</text:p>
          </table:table-cell>
          <table:table-cell office:value-type="float" office:value="324024" table:style-name="ce28">
            <text:p><text:s text:c="3"/>324,024</text:p>
          </table:table-cell>
          <table:table-cell office:value-type="float" office:value="321618" table:style-name="ce28">
            <text:p><text:s text:c="3"/>321,618</text:p>
          </table:table-cell>
          <table:table-cell office:value-type="float" office:value="320383" table:style-name="ce28">
            <text:p><text:s text:c="3"/>320,383</text:p>
          </table:table-cell>
          <table:table-cell office:value-type="float" office:value="1417398" table:style-name="ce28">
            <text:p><text:s text:c="3"/>1,417,398</text:p>
          </table:table-cell>
          <table:table-cell office:value-type="float" office:value="312607" table:style-name="ce28">
            <text:p><text:s text:c="3"/>312,607</text:p>
          </table:table-cell>
          <table:table-cell office:value-type="float" office:value="293033" table:style-name="ce28">
            <text:p><text:s text:c="3"/>293,033</text:p>
          </table:table-cell>
          <table:table-cell office:value-type="float" office:value="277718" table:style-name="ce28">
            <text:p><text:s text:c="3"/>277,718</text:p>
          </table:table-cell>
          <table:table-cell office:value-type="float" office:value="278310" table:style-name="ce28">
            <text:p><text:s text:c="3"/>278,310</text:p>
          </table:table-cell>
          <table:table-cell office:value-type="float" office:value="255730" table:style-name="ce28">
            <text:p><text:s text:c="3"/>255,730</text:p>
          </table:table-cell>
          <table:table-cell office:value-type="float" office:value="844990" table:style-name="ce28">
            <text:p><text:s text:c="3"/>844,990</text:p>
          </table:table-cell>
          <table:table-cell office:value-type="float" office:value="216789" table:style-name="ce28">
            <text:p><text:s text:c="3"/>216,789</text:p>
          </table:table-cell>
          <table:table-cell office:value-type="float" office:value="203197" table:style-name="ce28">
            <text:p><text:s text:c="3"/>203,197</text:p>
          </table:table-cell>
          <table:table-cell office:value-type="float" office:value="172827" table:style-name="ce28">
            <text:p><text:s text:c="3"/>172,827</text:p>
          </table:table-cell>
          <table:table-cell office:value-type="float" office:value="144633" table:style-name="ce28">
            <text:p><text:s text:c="3"/>144,633</text:p>
          </table:table-cell>
          <table:table-cell office:value-type="float" office:value="107544" table:style-name="ce28">
            <text:p><text:s text:c="3"/>107,544</text:p>
          </table:table-cell>
          <table:table-cell office:value-type="float" office:value="602467" table:style-name="ce28">
            <text:p><text:s text:c="3"/>602,467</text:p>
          </table:table-cell>
          <table:table-cell office:value-type="float" office:value="122782" table:style-name="ce28">
            <text:p><text:s text:c="3"/>122,782</text:p>
          </table:table-cell>
          <table:table-cell office:value-type="float" office:value="127746" table:style-name="ce28">
            <text:p><text:s text:c="3"/>127,746</text:p>
          </table:table-cell>
          <table:table-cell office:value-type="float" office:value="121430" table:style-name="ce28">
            <text:p><text:s text:c="3"/>121,430</text:p>
          </table:table-cell>
          <table:table-cell office:value-type="float" office:value="116422" table:style-name="ce28">
            <text:p><text:s text:c="3"/>116,422</text:p>
          </table:table-cell>
          <table:table-cell office:value-type="float" office:value="114087" table:style-name="ce28">
            <text:p><text:s text:c="3"/>114,087</text:p>
          </table:table-cell>
          <table:table-cell office:value-type="float" office:value="436447" table:style-name="ce28">
            <text:p><text:s text:c="3"/>436,447</text:p>
          </table:table-cell>
          <table:table-cell office:value-type="float" office:value="106642" table:style-name="ce28">
            <text:p><text:s text:c="3"/>106,642</text:p>
          </table:table-cell>
          <table:table-cell office:value-type="float" office:value="95647" table:style-name="ce28">
            <text:p><text:s text:c="3"/>95,647</text:p>
          </table:table-cell>
          <table:table-cell office:value-type="float" office:value="85980" table:style-name="ce28">
            <text:p><text:s text:c="3"/>85,980</text:p>
          </table:table-cell>
          <table:table-cell office:value-type="float" office:value="78227" table:style-name="ce28">
            <text:p><text:s text:c="3"/>78,227</text:p>
          </table:table-cell>
          <table:table-cell office:value-type="float" office:value="69951" table:style-name="ce28">
            <text:p><text:s text:c="3"/>69,951</text:p>
          </table:table-cell>
          <table:table-cell office:value-type="float" office:value="251716" table:style-name="ce28">
            <text:p><text:s text:c="3"/>251,716</text:p>
          </table:table-cell>
          <table:table-cell office:value-type="float" office:value="63371" table:style-name="ce28">
            <text:p><text:s text:c="3"/>63,371</text:p>
          </table:table-cell>
          <table:table-cell office:value-type="float" office:value="55093" table:style-name="ce28">
            <text:p><text:s text:c="3"/>55,093</text:p>
          </table:table-cell>
          <table:table-cell office:value-type="float" office:value="49171" table:style-name="ce28">
            <text:p><text:s text:c="3"/>49,171</text:p>
          </table:table-cell>
          <table:table-cell office:value-type="float" office:value="44945" table:style-name="ce28">
            <text:p><text:s text:c="3"/>44,945</text:p>
          </table:table-cell>
          <table:table-cell office:value-type="float" office:value="39136" table:style-name="ce28">
            <text:p><text:s text:c="3"/>39,136</text:p>
          </table:table-cell>
          <table:table-cell office:value-type="float" office:value="113143" table:style-name="ce28">
            <text:p><text:s text:c="3"/>113,143</text:p>
          </table:table-cell>
          <table:table-cell office:value-type="float" office:value="33245" table:style-name="ce28">
            <text:p><text:s text:c="3"/>33,245</text:p>
          </table:table-cell>
          <table:table-cell office:value-type="float" office:value="27366" table:style-name="ce28">
            <text:p><text:s text:c="3"/>27,366</text:p>
          </table:table-cell>
          <table:table-cell office:value-type="float" office:value="21713" table:style-name="ce28">
            <text:p><text:s text:c="3"/>21,713</text:p>
          </table:table-cell>
          <table:table-cell office:value-type="float" office:value="17498" table:style-name="ce28">
            <text:p><text:s text:c="3"/>17,498</text:p>
          </table:table-cell>
          <table:table-cell office:value-type="float" office:value="13321" table:style-name="ce28">
            <text:p><text:s text:c="3"/>13,321</text:p>
          </table:table-cell>
          <table:table-cell office:value-type="float" office:value="26576" table:style-name="ce28">
            <text:p><text:s text:c="3"/>26,576</text:p>
          </table:table-cell>
          <table:table-cell office:value-type="float" office:value="9155" table:style-name="ce28">
            <text:p><text:s text:c="3"/>9,155</text:p>
          </table:table-cell>
          <table:table-cell office:value-type="float" office:value="6784" table:style-name="ce28">
            <text:p><text:s text:c="3"/>6,784</text:p>
          </table:table-cell>
          <table:table-cell office:value-type="float" office:value="4778" table:style-name="ce28">
            <text:p><text:s text:c="3"/>4,778</text:p>
          </table:table-cell>
          <table:table-cell office:value-type="float" office:value="3535" table:style-name="ce28">
            <text:p><text:s text:c="3"/>3,535</text:p>
          </table:table-cell>
          <table:table-cell office:value-type="float" office:value="2324" table:style-name="ce28">
            <text:p><text:s text:c="3"/>2,324</text:p>
          </table:table-cell>
          <table:table-cell office:value-type="float" office:value="3988" table:style-name="ce29">
            <text:p><text:s text:c="3"/>3,988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總 <text:s text:c="5"/>計</text:p>
          </table:table-cell>
          <table:table-cell office:value-type="string" table:style-name="ce27">
            <text:p>男</text:p>
          </table:table-cell>
          <table:table-cell office:value-type="float" office:value="11689221" table:style-name="ce28">
            <text:p><text:s text:c="3"/>11,689,221</text:p>
          </table:table-cell>
          <table:table-cell office:value-type="float" office:value="493614" table:style-name="ce28">
            <text:p><text:s text:c="3"/>493,614</text:p>
          </table:table-cell>
          <table:table-cell office:value-type="float" office:value="84310" table:style-name="ce28">
            <text:p><text:s text:c="3"/>84,310</text:p>
          </table:table-cell>
          <table:table-cell office:value-type="float" office:value="93169" table:style-name="ce28">
            <text:p><text:s text:c="3"/>93,169</text:p>
          </table:table-cell>
          <table:table-cell office:value-type="float" office:value="98816" table:style-name="ce28">
            <text:p><text:s text:c="3"/>98,816</text:p>
          </table:table-cell>
          <table:table-cell office:value-type="float" office:value="105848" table:style-name="ce28">
            <text:p><text:s text:c="3"/>105,848</text:p>
          </table:table-cell>
          <table:table-cell office:value-type="float" office:value="111471" table:style-name="ce28">
            <text:p><text:s text:c="3"/>111,471</text:p>
          </table:table-cell>
          <table:table-cell office:value-type="float" office:value="538328" table:style-name="ce28">
            <text:p><text:s text:c="3"/>538,328</text:p>
          </table:table-cell>
          <table:table-cell office:value-type="float" office:value="112431" table:style-name="ce28">
            <text:p><text:s text:c="3"/>112,431</text:p>
          </table:table-cell>
          <table:table-cell office:value-type="float" office:value="103709" table:style-name="ce28">
            <text:p><text:s text:c="3"/>103,709</text:p>
          </table:table-cell>
          <table:table-cell office:value-type="float" office:value="116766" table:style-name="ce28">
            <text:p><text:s text:c="3"/>116,766</text:p>
          </table:table-cell>
          <table:table-cell office:value-type="float" office:value="111344" table:style-name="ce28">
            <text:p><text:s text:c="3"/>111,344</text:p>
          </table:table-cell>
          <table:table-cell office:value-type="float" office:value="94078" table:style-name="ce28">
            <text:p><text:s text:c="3"/>94,078</text:p>
          </table:table-cell>
          <table:table-cell office:value-type="float" office:value="520207" table:style-name="ce28">
            <text:p><text:s text:c="3"/>520,207</text:p>
          </table:table-cell>
          <table:table-cell office:value-type="float" office:value="96381" table:style-name="ce28">
            <text:p><text:s text:c="3"/>96,381</text:p>
          </table:table-cell>
          <table:table-cell office:value-type="float" office:value="102078" table:style-name="ce28">
            <text:p><text:s text:c="3"/>102,078</text:p>
          </table:table-cell>
          <table:table-cell office:value-type="float" office:value="107303" table:style-name="ce28">
            <text:p><text:s text:c="3"/>107,303</text:p>
          </table:table-cell>
          <table:table-cell office:value-type="float" office:value="106366" table:style-name="ce28">
            <text:p><text:s text:c="3"/>106,366</text:p>
          </table:table-cell>
          <table:table-cell office:value-type="float" office:value="108079" table:style-name="ce28">
            <text:p><text:s text:c="3"/>108,079</text:p>
          </table:table-cell>
          <table:table-cell office:value-type="float" office:value="631971" table:style-name="ce28">
            <text:p><text:s text:c="3"/>631,971</text:p>
          </table:table-cell>
          <table:table-cell office:value-type="float" office:value="112268" table:style-name="ce28">
            <text:p><text:s text:c="3"/>112,268</text:p>
          </table:table-cell>
          <table:table-cell office:value-type="float" office:value="116005" table:style-name="ce28">
            <text:p><text:s text:c="3"/>116,005</text:p>
          </table:table-cell>
          <table:table-cell office:value-type="float" office:value="124071" table:style-name="ce28">
            <text:p><text:s text:c="3"/>124,071</text:p>
          </table:table-cell>
          <table:table-cell office:value-type="float" office:value="128920" table:style-name="ce28">
            <text:p><text:s text:c="3"/>128,920</text:p>
          </table:table-cell>
          <table:table-cell office:value-type="float" office:value="150707" table:style-name="ce28">
            <text:p><text:s text:c="3"/>150,707</text:p>
          </table:table-cell>
          <table:table-cell office:value-type="float" office:value="781861" table:style-name="ce28">
            <text:p><text:s text:c="3"/>781,861</text:p>
          </table:table-cell>
          <table:table-cell office:value-type="float" office:value="149567" table:style-name="ce28">
            <text:p><text:s text:c="3"/>149,567</text:p>
          </table:table-cell>
          <table:table-cell office:value-type="float" office:value="142368" table:style-name="ce28">
            <text:p><text:s text:c="3"/>142,368</text:p>
          </table:table-cell>
          <table:table-cell office:value-type="float" office:value="156370" table:style-name="ce28">
            <text:p><text:s text:c="3"/>156,370</text:p>
          </table:table-cell>
          <table:table-cell office:value-type="float" office:value="166560" table:style-name="ce28">
            <text:p><text:s text:c="3"/>166,560</text:p>
          </table:table-cell>
          <table:table-cell office:value-type="float" office:value="166996" table:style-name="ce28">
            <text:p><text:s text:c="3"/>166,996</text:p>
          </table:table-cell>
          <table:table-cell office:value-type="float" office:value="832827" table:style-name="ce28">
            <text:p><text:s text:c="3"/>832,827</text:p>
          </table:table-cell>
          <table:table-cell office:value-type="float" office:value="166447" table:style-name="ce28">
            <text:p><text:s text:c="3"/>166,447</text:p>
          </table:table-cell>
          <table:table-cell office:value-type="float" office:value="167131" table:style-name="ce28">
            <text:p><text:s text:c="3"/>167,131</text:p>
          </table:table-cell>
          <table:table-cell office:value-type="float" office:value="166559" table:style-name="ce28">
            <text:p><text:s text:c="3"/>166,559</text:p>
          </table:table-cell>
          <table:table-cell office:value-type="float" office:value="164334" table:style-name="ce28">
            <text:p><text:s text:c="3"/>164,334</text:p>
          </table:table-cell>
          <table:table-cell office:value-type="float" office:value="168356" table:style-name="ce28">
            <text:p><text:s text:c="3"/>168,356</text:p>
          </table:table-cell>
          <table:table-cell office:value-type="float" office:value="811859" table:style-name="ce28">
            <text:p><text:s text:c="3"/>811,859</text:p>
          </table:table-cell>
          <table:table-cell office:value-type="float" office:value="166147" table:style-name="ce28">
            <text:p><text:s text:c="3"/>166,147</text:p>
          </table:table-cell>
          <table:table-cell office:value-type="float" office:value="167659" table:style-name="ce28">
            <text:p><text:s text:c="3"/>167,659</text:p>
          </table:table-cell>
          <table:table-cell office:value-type="float" office:value="161349" table:style-name="ce28">
            <text:p><text:s text:c="3"/>161,349</text:p>
          </table:table-cell>
          <table:table-cell office:value-type="float" office:value="154376" table:style-name="ce28">
            <text:p><text:s text:c="3"/>154,376</text:p>
          </table:table-cell>
          <table:table-cell office:value-type="float" office:value="162328" table:style-name="ce28">
            <text:p><text:s text:c="3"/>162,328</text:p>
          </table:table-cell>
          <table:table-cell office:value-type="float" office:value="960495" table:style-name="ce28">
            <text:p><text:s text:c="3"/>960,495</text:p>
          </table:table-cell>
          <table:table-cell office:value-type="float" office:value="179296" table:style-name="ce28">
            <text:p><text:s text:c="3"/>179,296</text:p>
          </table:table-cell>
          <table:table-cell office:value-type="float" office:value="183227" table:style-name="ce28">
            <text:p><text:s text:c="3"/>183,227</text:p>
          </table:table-cell>
          <table:table-cell office:value-type="float" office:value="195529" table:style-name="ce28">
            <text:p><text:s text:c="3"/>195,529</text:p>
          </table:table-cell>
          <table:table-cell office:value-type="float" office:value="200308" table:style-name="ce28">
            <text:p><text:s text:c="3"/>200,308</text:p>
          </table:table-cell>
          <table:table-cell office:value-type="float" office:value="202135" table:style-name="ce28">
            <text:p><text:s text:c="3"/>202,135</text:p>
          </table:table-cell>
          <table:table-cell office:value-type="float" office:value="980542" table:style-name="ce28">
            <text:p><text:s text:c="3"/>980,542</text:p>
          </table:table-cell>
          <table:table-cell office:value-type="float" office:value="203325" table:style-name="ce28">
            <text:p><text:s text:c="3"/>203,325</text:p>
          </table:table-cell>
          <table:table-cell office:value-type="float" office:value="201103" table:style-name="ce28">
            <text:p><text:s text:c="3"/>201,103</text:p>
          </table:table-cell>
          <table:table-cell office:value-type="float" office:value="190717" table:style-name="ce28">
            <text:p><text:s text:c="3"/>190,717</text:p>
          </table:table-cell>
          <table:table-cell office:value-type="float" office:value="201465" table:style-name="ce28">
            <text:p><text:s text:c="3"/>201,465</text:p>
          </table:table-cell>
          <table:table-cell office:value-type="float" office:value="183932" table:style-name="ce28">
            <text:p><text:s text:c="3"/>183,932</text:p>
          </table:table-cell>
          <table:table-cell office:value-type="float" office:value="865067" table:style-name="ce28">
            <text:p><text:s text:c="3"/>865,067</text:p>
          </table:table-cell>
          <table:table-cell office:value-type="float" office:value="174145" table:style-name="ce28">
            <text:p><text:s text:c="3"/>174,145</text:p>
          </table:table-cell>
          <table:table-cell office:value-type="float" office:value="169523" table:style-name="ce28">
            <text:p><text:s text:c="3"/>169,523</text:p>
          </table:table-cell>
          <table:table-cell office:value-type="float" office:value="170648" table:style-name="ce28">
            <text:p><text:s text:c="3"/>170,648</text:p>
          </table:table-cell>
          <table:table-cell office:value-type="float" office:value="172703" table:style-name="ce28">
            <text:p><text:s text:c="3"/>172,703</text:p>
          </table:table-cell>
          <table:table-cell office:value-type="float" office:value="178048" table:style-name="ce28">
            <text:p><text:s text:c="3"/>178,048</text:p>
          </table:table-cell>
          <table:table-cell office:value-type="float" office:value="887587" table:style-name="ce28">
            <text:p><text:s text:c="3"/>887,587</text:p>
          </table:table-cell>
          <table:table-cell office:value-type="float" office:value="179867" table:style-name="ce28">
            <text:p><text:s text:c="3"/>179,867</text:p>
          </table:table-cell>
          <table:table-cell office:value-type="float" office:value="178876" table:style-name="ce28">
            <text:p><text:s text:c="3"/>178,876</text:p>
          </table:table-cell>
          <table:table-cell office:value-type="float" office:value="176309" table:style-name="ce28">
            <text:p><text:s text:c="3"/>176,309</text:p>
          </table:table-cell>
          <table:table-cell office:value-type="float" office:value="175290" table:style-name="ce28">
            <text:p><text:s text:c="3"/>175,290</text:p>
          </table:table-cell>
          <table:table-cell office:value-type="float" office:value="177245" table:style-name="ce28">
            <text:p><text:s text:c="3"/>177,245</text:p>
          </table:table-cell>
          <table:table-cell office:value-type="float" office:value="894353" table:style-name="ce28">
            <text:p><text:s text:c="3"/>894,353</text:p>
          </table:table-cell>
          <table:table-cell office:value-type="float" office:value="181690" table:style-name="ce28">
            <text:p><text:s text:c="3"/>181,690</text:p>
          </table:table-cell>
          <table:table-cell office:value-type="float" office:value="180518" table:style-name="ce28">
            <text:p><text:s text:c="3"/>180,518</text:p>
          </table:table-cell>
          <table:table-cell office:value-type="float" office:value="179779" table:style-name="ce28">
            <text:p><text:s text:c="3"/>179,779</text:p>
          </table:table-cell>
          <table:table-cell office:value-type="float" office:value="178932" table:style-name="ce28">
            <text:p><text:s text:c="3"/>178,932</text:p>
          </table:table-cell>
          <table:table-cell office:value-type="float" office:value="173434" table:style-name="ce28">
            <text:p><text:s text:c="3"/>173,434</text:p>
          </table:table-cell>
          <table:table-cell office:value-type="float" office:value="803972" table:style-name="ce28">
            <text:p><text:s text:c="3"/>803,972</text:p>
          </table:table-cell>
          <table:table-cell office:value-type="float" office:value="169171" table:style-name="ce28">
            <text:p><text:s text:c="3"/>169,171</text:p>
          </table:table-cell>
          <table:table-cell office:value-type="float" office:value="169442" table:style-name="ce28">
            <text:p><text:s text:c="3"/>169,442</text:p>
          </table:table-cell>
          <table:table-cell office:value-type="float" office:value="156511" table:style-name="ce28">
            <text:p><text:s text:c="3"/>156,511</text:p>
          </table:table-cell>
          <table:table-cell office:value-type="float" office:value="154865" table:style-name="ce28">
            <text:p><text:s text:c="3"/>154,865</text:p>
          </table:table-cell>
          <table:table-cell office:value-type="float" office:value="153983" table:style-name="ce28">
            <text:p><text:s text:c="3"/>153,983</text:p>
          </table:table-cell>
          <table:table-cell office:value-type="float" office:value="674014" table:style-name="ce28">
            <text:p><text:s text:c="3"/>674,014</text:p>
          </table:table-cell>
          <table:table-cell office:value-type="float" office:value="149694" table:style-name="ce28">
            <text:p><text:s text:c="3"/>149,694</text:p>
          </table:table-cell>
          <table:table-cell office:value-type="float" office:value="139747" table:style-name="ce28">
            <text:p><text:s text:c="3"/>139,747</text:p>
          </table:table-cell>
          <table:table-cell office:value-type="float" office:value="132049" table:style-name="ce28">
            <text:p><text:s text:c="3"/>132,049</text:p>
          </table:table-cell>
          <table:table-cell office:value-type="float" office:value="131669" table:style-name="ce28">
            <text:p><text:s text:c="3"/>131,669</text:p>
          </table:table-cell>
          <table:table-cell office:value-type="float" office:value="120855" table:style-name="ce28">
            <text:p><text:s text:c="3"/>120,855</text:p>
          </table:table-cell>
          <table:table-cell office:value-type="float" office:value="393364" table:style-name="ce28">
            <text:p><text:s text:c="3"/>393,364</text:p>
          </table:table-cell>
          <table:table-cell office:value-type="float" office:value="101832" table:style-name="ce28">
            <text:p><text:s text:c="3"/>101,832</text:p>
          </table:table-cell>
          <table:table-cell office:value-type="float" office:value="94651" table:style-name="ce28">
            <text:p><text:s text:c="3"/>94,651</text:p>
          </table:table-cell>
          <table:table-cell office:value-type="float" office:value="80836" table:style-name="ce28">
            <text:p><text:s text:c="3"/>80,836</text:p>
          </table:table-cell>
          <table:table-cell office:value-type="float" office:value="66940" table:style-name="ce28">
            <text:p><text:s text:c="3"/>66,940</text:p>
          </table:table-cell>
          <table:table-cell office:value-type="float" office:value="49105" table:style-name="ce28">
            <text:p><text:s text:c="3"/>49,105</text:p>
          </table:table-cell>
          <table:table-cell office:value-type="float" office:value="268476" table:style-name="ce28">
            <text:p><text:s text:c="3"/>268,476</text:p>
          </table:table-cell>
          <table:table-cell office:value-type="float" office:value="55519" table:style-name="ce28">
            <text:p><text:s text:c="3"/>55,519</text:p>
          </table:table-cell>
          <table:table-cell office:value-type="float" office:value="57687" table:style-name="ce28">
            <text:p><text:s text:c="3"/>57,687</text:p>
          </table:table-cell>
          <table:table-cell office:value-type="float" office:value="54052" table:style-name="ce28">
            <text:p><text:s text:c="3"/>54,052</text:p>
          </table:table-cell>
          <table:table-cell office:value-type="float" office:value="51263" table:style-name="ce28">
            <text:p><text:s text:c="3"/>51,263</text:p>
          </table:table-cell>
          <table:table-cell office:value-type="float" office:value="49955" table:style-name="ce28">
            <text:p><text:s text:c="3"/>49,955</text:p>
          </table:table-cell>
          <table:table-cell office:value-type="float" office:value="181507" table:style-name="ce28">
            <text:p><text:s text:c="3"/>181,507</text:p>
          </table:table-cell>
          <table:table-cell office:value-type="float" office:value="45480" table:style-name="ce28">
            <text:p><text:s text:c="3"/>45,480</text:p>
          </table:table-cell>
          <table:table-cell office:value-type="float" office:value="40188" table:style-name="ce28">
            <text:p><text:s text:c="3"/>40,188</text:p>
          </table:table-cell>
          <table:table-cell office:value-type="float" office:value="35517" table:style-name="ce28">
            <text:p><text:s text:c="3"/>35,517</text:p>
          </table:table-cell>
          <table:table-cell office:value-type="float" office:value="32150" table:style-name="ce28">
            <text:p><text:s text:c="3"/>32,150</text:p>
          </table:table-cell>
          <table:table-cell office:value-type="float" office:value="28172" table:style-name="ce28">
            <text:p><text:s text:c="3"/>28,172</text:p>
          </table:table-cell>
          <table:table-cell office:value-type="float" office:value="105172" table:style-name="ce28">
            <text:p><text:s text:c="3"/>105,172</text:p>
          </table:table-cell>
          <table:table-cell office:value-type="float" office:value="25511" table:style-name="ce28">
            <text:p><text:s text:c="3"/>25,511</text:p>
          </table:table-cell>
          <table:table-cell office:value-type="float" office:value="22311" table:style-name="ce28">
            <text:p><text:s text:c="3"/>22,311</text:p>
          </table:table-cell>
          <table:table-cell office:value-type="float" office:value="20684" table:style-name="ce28">
            <text:p><text:s text:c="3"/>20,684</text:p>
          </table:table-cell>
          <table:table-cell office:value-type="float" office:value="19356" table:style-name="ce28">
            <text:p><text:s text:c="3"/>19,356</text:p>
          </table:table-cell>
          <table:table-cell office:value-type="float" office:value="17310" table:style-name="ce28">
            <text:p><text:s text:c="3"/>17,310</text:p>
          </table:table-cell>
          <table:table-cell office:value-type="float" office:value="50725" table:style-name="ce28">
            <text:p><text:s text:c="3"/>50,725</text:p>
          </table:table-cell>
          <table:table-cell office:value-type="float" office:value="14974" table:style-name="ce28">
            <text:p><text:s text:c="3"/>14,974</text:p>
          </table:table-cell>
          <table:table-cell office:value-type="float" office:value="12237" table:style-name="ce28">
            <text:p><text:s text:c="3"/>12,237</text:p>
          </table:table-cell>
          <table:table-cell office:value-type="float" office:value="9792" table:style-name="ce28">
            <text:p><text:s text:c="3"/>9,792</text:p>
          </table:table-cell>
          <table:table-cell office:value-type="float" office:value="7773" table:style-name="ce28">
            <text:p><text:s text:c="3"/>7,773</text:p>
          </table:table-cell>
          <table:table-cell office:value-type="float" office:value="5949" table:style-name="ce28">
            <text:p><text:s text:c="3"/>5,949</text:p>
          </table:table-cell>
          <table:table-cell office:value-type="float" office:value="11504" table:style-name="ce28">
            <text:p><text:s text:c="3"/>11,504</text:p>
          </table:table-cell>
          <table:table-cell office:value-type="float" office:value="4106" table:style-name="ce28">
            <text:p><text:s text:c="3"/>4,106</text:p>
          </table:table-cell>
          <table:table-cell office:value-type="float" office:value="2822" table:style-name="ce28">
            <text:p><text:s text:c="3"/>2,822</text:p>
          </table:table-cell>
          <table:table-cell office:value-type="float" office:value="2028" table:style-name="ce28">
            <text:p><text:s text:c="3"/>2,028</text:p>
          </table:table-cell>
          <table:table-cell office:value-type="float" office:value="1555" table:style-name="ce28">
            <text:p><text:s text:c="3"/>1,555</text:p>
          </table:table-cell>
          <table:table-cell office:value-type="float" office:value="993" table:style-name="ce28">
            <text:p><text:s text:c="3"/>993</text:p>
          </table:table-cell>
          <table:table-cell office:value-type="float" office:value="1776" table:style-name="ce31">
            <text:p><text:s text:c="3"/>1,776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1894602" table:style-name="ce34">
            <text:p><text:s text:c="3"/>11,894,602</text:p>
          </table:table-cell>
          <table:table-cell office:value-type="float" office:value="459258" table:style-name="ce34">
            <text:p><text:s text:c="3"/>459,258</text:p>
          </table:table-cell>
          <table:table-cell office:value-type="float" office:value="78391" table:style-name="ce34">
            <text:p><text:s text:c="3"/>78,391</text:p>
          </table:table-cell>
          <table:table-cell office:value-type="float" office:value="86837" table:style-name="ce34">
            <text:p><text:s text:c="3"/>86,837</text:p>
          </table:table-cell>
          <table:table-cell office:value-type="float" office:value="91967" table:style-name="ce34">
            <text:p><text:s text:c="3"/>91,967</text:p>
          </table:table-cell>
          <table:table-cell office:value-type="float" office:value="98808" table:style-name="ce34">
            <text:p><text:s text:c="3"/>98,808</text:p>
          </table:table-cell>
          <table:table-cell office:value-type="float" office:value="103255" table:style-name="ce34">
            <text:p><text:s text:c="3"/>103,255</text:p>
          </table:table-cell>
          <table:table-cell office:value-type="float" office:value="500935" table:style-name="ce34">
            <text:p><text:s text:c="3"/>500,935</text:p>
          </table:table-cell>
          <table:table-cell office:value-type="float" office:value="104553" table:style-name="ce34">
            <text:p><text:s text:c="3"/>104,553</text:p>
          </table:table-cell>
          <table:table-cell office:value-type="float" office:value="97002" table:style-name="ce34">
            <text:p><text:s text:c="3"/>97,002</text:p>
          </table:table-cell>
          <table:table-cell office:value-type="float" office:value="108892" table:style-name="ce34">
            <text:p><text:s text:c="3"/>108,892</text:p>
          </table:table-cell>
          <table:table-cell office:value-type="float" office:value="103600" table:style-name="ce34">
            <text:p><text:s text:c="3"/>103,600</text:p>
          </table:table-cell>
          <table:table-cell office:value-type="float" office:value="86888" table:style-name="ce34">
            <text:p><text:s text:c="3"/>86,888</text:p>
          </table:table-cell>
          <table:table-cell office:value-type="float" office:value="476084" table:style-name="ce34">
            <text:p><text:s text:c="3"/>476,084</text:p>
          </table:table-cell>
          <table:table-cell office:value-type="float" office:value="88315" table:style-name="ce34">
            <text:p><text:s text:c="3"/>88,315</text:p>
          </table:table-cell>
          <table:table-cell office:value-type="float" office:value="93975" table:style-name="ce34">
            <text:p><text:s text:c="3"/>93,975</text:p>
          </table:table-cell>
          <table:table-cell office:value-type="float" office:value="97954" table:style-name="ce34">
            <text:p><text:s text:c="3"/>97,954</text:p>
          </table:table-cell>
          <table:table-cell office:value-type="float" office:value="97591" table:style-name="ce34">
            <text:p><text:s text:c="3"/>97,591</text:p>
          </table:table-cell>
          <table:table-cell office:value-type="float" office:value="98249" table:style-name="ce34">
            <text:p><text:s text:c="3"/>98,249</text:p>
          </table:table-cell>
          <table:table-cell office:value-type="float" office:value="578932" table:style-name="ce34">
            <text:p><text:s text:c="3"/>578,932</text:p>
          </table:table-cell>
          <table:table-cell office:value-type="float" office:value="103001" table:style-name="ce34">
            <text:p><text:s text:c="3"/>103,001</text:p>
          </table:table-cell>
          <table:table-cell office:value-type="float" office:value="104682" table:style-name="ce34">
            <text:p><text:s text:c="3"/>104,682</text:p>
          </table:table-cell>
          <table:table-cell office:value-type="float" office:value="113398" table:style-name="ce34">
            <text:p><text:s text:c="3"/>113,398</text:p>
          </table:table-cell>
          <table:table-cell office:value-type="float" office:value="118860" table:style-name="ce34">
            <text:p><text:s text:c="3"/>118,860</text:p>
          </table:table-cell>
          <table:table-cell office:value-type="float" office:value="138991" table:style-name="ce34">
            <text:p><text:s text:c="3"/>138,991</text:p>
          </table:table-cell>
          <table:table-cell office:value-type="float" office:value="721970" table:style-name="ce34">
            <text:p><text:s text:c="3"/>721,970</text:p>
          </table:table-cell>
          <table:table-cell office:value-type="float" office:value="136510" table:style-name="ce34">
            <text:p><text:s text:c="3"/>136,510</text:p>
          </table:table-cell>
          <table:table-cell office:value-type="float" office:value="131532" table:style-name="ce34">
            <text:p><text:s text:c="3"/>131,532</text:p>
          </table:table-cell>
          <table:table-cell office:value-type="float" office:value="144362" table:style-name="ce34">
            <text:p><text:s text:c="3"/>144,362</text:p>
          </table:table-cell>
          <table:table-cell office:value-type="float" office:value="154337" table:style-name="ce34">
            <text:p><text:s text:c="3"/>154,337</text:p>
          </table:table-cell>
          <table:table-cell office:value-type="float" office:value="155229" table:style-name="ce34">
            <text:p><text:s text:c="3"/>155,229</text:p>
          </table:table-cell>
          <table:table-cell office:value-type="float" office:value="771816" table:style-name="ce34">
            <text:p><text:s text:c="3"/>771,816</text:p>
          </table:table-cell>
          <table:table-cell office:value-type="float" office:value="155216" table:style-name="ce34">
            <text:p><text:s text:c="3"/>155,216</text:p>
          </table:table-cell>
          <table:table-cell office:value-type="float" office:value="155447" table:style-name="ce34">
            <text:p><text:s text:c="3"/>155,447</text:p>
          </table:table-cell>
          <table:table-cell office:value-type="float" office:value="154959" table:style-name="ce34">
            <text:p><text:s text:c="3"/>154,959</text:p>
          </table:table-cell>
          <table:table-cell office:value-type="float" office:value="151190" table:style-name="ce34">
            <text:p><text:s text:c="3"/>151,190</text:p>
          </table:table-cell>
          <table:table-cell office:value-type="float" office:value="155004" table:style-name="ce34">
            <text:p><text:s text:c="3"/>155,004</text:p>
          </table:table-cell>
          <table:table-cell office:value-type="float" office:value="776455" table:style-name="ce34">
            <text:p><text:s text:c="3"/>776,455</text:p>
          </table:table-cell>
          <table:table-cell office:value-type="float" office:value="155350" table:style-name="ce34">
            <text:p><text:s text:c="3"/>155,350</text:p>
          </table:table-cell>
          <table:table-cell office:value-type="float" office:value="157834" table:style-name="ce34">
            <text:p><text:s text:c="3"/>157,834</text:p>
          </table:table-cell>
          <table:table-cell office:value-type="float" office:value="153082" table:style-name="ce34">
            <text:p><text:s text:c="3"/>153,082</text:p>
          </table:table-cell>
          <table:table-cell office:value-type="float" office:value="149612" table:style-name="ce34">
            <text:p><text:s text:c="3"/>149,612</text:p>
          </table:table-cell>
          <table:table-cell office:value-type="float" office:value="160577" table:style-name="ce34">
            <text:p><text:s text:c="3"/>160,577</text:p>
          </table:table-cell>
          <table:table-cell office:value-type="float" office:value="975837" table:style-name="ce34">
            <text:p><text:s text:c="3"/>975,837</text:p>
          </table:table-cell>
          <table:table-cell office:value-type="float" office:value="179578" table:style-name="ce34">
            <text:p><text:s text:c="3"/>179,578</text:p>
          </table:table-cell>
          <table:table-cell office:value-type="float" office:value="184025" table:style-name="ce34">
            <text:p><text:s text:c="3"/>184,025</text:p>
          </table:table-cell>
          <table:table-cell office:value-type="float" office:value="198750" table:style-name="ce34">
            <text:p><text:s text:c="3"/>198,750</text:p>
          </table:table-cell>
          <table:table-cell office:value-type="float" office:value="205614" table:style-name="ce34">
            <text:p><text:s text:c="3"/>205,614</text:p>
          </table:table-cell>
          <table:table-cell office:value-type="float" office:value="207870" table:style-name="ce34">
            <text:p><text:s text:c="3"/>207,870</text:p>
          </table:table-cell>
          <table:table-cell office:value-type="float" office:value="1010923" table:style-name="ce34">
            <text:p><text:s text:c="3"/>1,010,923</text:p>
          </table:table-cell>
          <table:table-cell office:value-type="float" office:value="208474" table:style-name="ce34">
            <text:p><text:s text:c="3"/>208,474</text:p>
          </table:table-cell>
          <table:table-cell office:value-type="float" office:value="207156" table:style-name="ce34">
            <text:p><text:s text:c="3"/>207,156</text:p>
          </table:table-cell>
          <table:table-cell office:value-type="float" office:value="196635" table:style-name="ce34">
            <text:p><text:s text:c="3"/>196,635</text:p>
          </table:table-cell>
          <table:table-cell office:value-type="float" office:value="208321" table:style-name="ce34">
            <text:p><text:s text:c="3"/>208,321</text:p>
          </table:table-cell>
          <table:table-cell office:value-type="float" office:value="190337" table:style-name="ce34">
            <text:p><text:s text:c="3"/>190,337</text:p>
          </table:table-cell>
          <table:table-cell office:value-type="float" office:value="901153" table:style-name="ce34">
            <text:p><text:s text:c="3"/>901,153</text:p>
          </table:table-cell>
          <table:table-cell office:value-type="float" office:value="181895" table:style-name="ce34">
            <text:p><text:s text:c="3"/>181,895</text:p>
          </table:table-cell>
          <table:table-cell office:value-type="float" office:value="176648" table:style-name="ce34">
            <text:p><text:s text:c="3"/>176,648</text:p>
          </table:table-cell>
          <table:table-cell office:value-type="float" office:value="178337" table:style-name="ce34">
            <text:p><text:s text:c="3"/>178,337</text:p>
          </table:table-cell>
          <table:table-cell office:value-type="float" office:value="180002" table:style-name="ce34">
            <text:p><text:s text:c="3"/>180,002</text:p>
          </table:table-cell>
          <table:table-cell office:value-type="float" office:value="184271" table:style-name="ce34">
            <text:p><text:s text:c="3"/>184,271</text:p>
          </table:table-cell>
          <table:table-cell office:value-type="float" office:value="916230" table:style-name="ce34">
            <text:p><text:s text:c="3"/>916,230</text:p>
          </table:table-cell>
          <table:table-cell office:value-type="float" office:value="186181" table:style-name="ce34">
            <text:p><text:s text:c="3"/>186,181</text:p>
          </table:table-cell>
          <table:table-cell office:value-type="float" office:value="184202" table:style-name="ce34">
            <text:p><text:s text:c="3"/>184,202</text:p>
          </table:table-cell>
          <table:table-cell office:value-type="float" office:value="181755" table:style-name="ce34">
            <text:p><text:s text:c="3"/>181,755</text:p>
          </table:table-cell>
          <table:table-cell office:value-type="float" office:value="180236" table:style-name="ce34">
            <text:p><text:s text:c="3"/>180,236</text:p>
          </table:table-cell>
          <table:table-cell office:value-type="float" office:value="183856" table:style-name="ce34">
            <text:p><text:s text:c="3"/>183,856</text:p>
          </table:table-cell>
          <table:table-cell office:value-type="float" office:value="933893" table:style-name="ce34">
            <text:p><text:s text:c="3"/>933,893</text:p>
          </table:table-cell>
          <table:table-cell office:value-type="float" office:value="188283" table:style-name="ce34">
            <text:p><text:s text:c="3"/>188,283</text:p>
          </table:table-cell>
          <table:table-cell office:value-type="float" office:value="187759" table:style-name="ce34">
            <text:p><text:s text:c="3"/>187,759</text:p>
          </table:table-cell>
          <table:table-cell office:value-type="float" office:value="188983" table:style-name="ce34">
            <text:p><text:s text:c="3"/>188,983</text:p>
          </table:table-cell>
          <table:table-cell office:value-type="float" office:value="187587" table:style-name="ce34">
            <text:p><text:s text:c="3"/>187,587</text:p>
          </table:table-cell>
          <table:table-cell office:value-type="float" office:value="181281" table:style-name="ce34">
            <text:p><text:s text:c="3"/>181,281</text:p>
          </table:table-cell>
          <table:table-cell office:value-type="float" office:value="860929" table:style-name="ce34">
            <text:p><text:s text:c="3"/>860,929</text:p>
          </table:table-cell>
          <table:table-cell office:value-type="float" office:value="179527" table:style-name="ce34">
            <text:p><text:s text:c="3"/>179,527</text:p>
          </table:table-cell>
          <table:table-cell office:value-type="float" office:value="180736" table:style-name="ce34">
            <text:p><text:s text:c="3"/>180,736</text:p>
          </table:table-cell>
          <table:table-cell office:value-type="float" office:value="167513" table:style-name="ce34">
            <text:p><text:s text:c="3"/>167,513</text:p>
          </table:table-cell>
          <table:table-cell office:value-type="float" office:value="166753" table:style-name="ce34">
            <text:p><text:s text:c="3"/>166,753</text:p>
          </table:table-cell>
          <table:table-cell office:value-type="float" office:value="166400" table:style-name="ce34">
            <text:p><text:s text:c="3"/>166,400</text:p>
          </table:table-cell>
          <table:table-cell office:value-type="float" office:value="743384" table:style-name="ce34">
            <text:p><text:s text:c="3"/>743,384</text:p>
          </table:table-cell>
          <table:table-cell office:value-type="float" office:value="162913" table:style-name="ce34">
            <text:p><text:s text:c="3"/>162,913</text:p>
          </table:table-cell>
          <table:table-cell office:value-type="float" office:value="153286" table:style-name="ce34">
            <text:p><text:s text:c="3"/>153,286</text:p>
          </table:table-cell>
          <table:table-cell office:value-type="float" office:value="145669" table:style-name="ce34">
            <text:p><text:s text:c="3"/>145,669</text:p>
          </table:table-cell>
          <table:table-cell office:value-type="float" office:value="146641" table:style-name="ce34">
            <text:p><text:s text:c="3"/>146,641</text:p>
          </table:table-cell>
          <table:table-cell office:value-type="float" office:value="134875" table:style-name="ce34">
            <text:p><text:s text:c="3"/>134,875</text:p>
          </table:table-cell>
          <table:table-cell office:value-type="float" office:value="451626" table:style-name="ce34">
            <text:p><text:s text:c="3"/>451,626</text:p>
          </table:table-cell>
          <table:table-cell office:value-type="float" office:value="114957" table:style-name="ce34">
            <text:p><text:s text:c="3"/>114,957</text:p>
          </table:table-cell>
          <table:table-cell office:value-type="float" office:value="108546" table:style-name="ce34">
            <text:p><text:s text:c="3"/>108,546</text:p>
          </table:table-cell>
          <table:table-cell office:value-type="float" office:value="91991" table:style-name="ce34">
            <text:p><text:s text:c="3"/>91,991</text:p>
          </table:table-cell>
          <table:table-cell office:value-type="float" office:value="77693" table:style-name="ce34">
            <text:p><text:s text:c="3"/>77,693</text:p>
          </table:table-cell>
          <table:table-cell office:value-type="float" office:value="58439" table:style-name="ce34">
            <text:p><text:s text:c="3"/>58,439</text:p>
          </table:table-cell>
          <table:table-cell office:value-type="float" office:value="333991" table:style-name="ce34">
            <text:p><text:s text:c="3"/>333,991</text:p>
          </table:table-cell>
          <table:table-cell office:value-type="float" office:value="67263" table:style-name="ce34">
            <text:p><text:s text:c="3"/>67,263</text:p>
          </table:table-cell>
          <table:table-cell office:value-type="float" office:value="70059" table:style-name="ce34">
            <text:p><text:s text:c="3"/>70,059</text:p>
          </table:table-cell>
          <table:table-cell office:value-type="float" office:value="67378" table:style-name="ce34">
            <text:p><text:s text:c="3"/>67,378</text:p>
          </table:table-cell>
          <table:table-cell office:value-type="float" office:value="65159" table:style-name="ce34">
            <text:p><text:s text:c="3"/>65,159</text:p>
          </table:table-cell>
          <table:table-cell office:value-type="float" office:value="64132" table:style-name="ce34">
            <text:p><text:s text:c="3"/>64,132</text:p>
          </table:table-cell>
          <table:table-cell office:value-type="float" office:value="254940" table:style-name="ce34">
            <text:p><text:s text:c="3"/>254,940</text:p>
          </table:table-cell>
          <table:table-cell office:value-type="float" office:value="61162" table:style-name="ce34">
            <text:p><text:s text:c="3"/>61,162</text:p>
          </table:table-cell>
          <table:table-cell office:value-type="float" office:value="55459" table:style-name="ce34">
            <text:p><text:s text:c="3"/>55,459</text:p>
          </table:table-cell>
          <table:table-cell office:value-type="float" office:value="50463" table:style-name="ce34">
            <text:p><text:s text:c="3"/>50,463</text:p>
          </table:table-cell>
          <table:table-cell office:value-type="float" office:value="46077" table:style-name="ce34">
            <text:p><text:s text:c="3"/>46,077</text:p>
          </table:table-cell>
          <table:table-cell office:value-type="float" office:value="41779" table:style-name="ce34">
            <text:p><text:s text:c="3"/>41,779</text:p>
          </table:table-cell>
          <table:table-cell office:value-type="float" office:value="146544" table:style-name="ce34">
            <text:p><text:s text:c="3"/>146,544</text:p>
          </table:table-cell>
          <table:table-cell office:value-type="float" office:value="37860" table:style-name="ce34">
            <text:p><text:s text:c="3"/>37,860</text:p>
          </table:table-cell>
          <table:table-cell office:value-type="float" office:value="32782" table:style-name="ce34">
            <text:p><text:s text:c="3"/>32,782</text:p>
          </table:table-cell>
          <table:table-cell office:value-type="float" office:value="28487" table:style-name="ce34">
            <text:p><text:s text:c="3"/>28,487</text:p>
          </table:table-cell>
          <table:table-cell office:value-type="float" office:value="25589" table:style-name="ce34">
            <text:p><text:s text:c="3"/>25,589</text:p>
          </table:table-cell>
          <table:table-cell office:value-type="float" office:value="21826" table:style-name="ce34">
            <text:p><text:s text:c="3"/>21,826</text:p>
          </table:table-cell>
          <table:table-cell office:value-type="float" office:value="62418" table:style-name="ce34">
            <text:p><text:s text:c="3"/>62,418</text:p>
          </table:table-cell>
          <table:table-cell office:value-type="float" office:value="18271" table:style-name="ce34">
            <text:p><text:s text:c="3"/>18,271</text:p>
          </table:table-cell>
          <table:table-cell office:value-type="float" office:value="15129" table:style-name="ce34">
            <text:p><text:s text:c="3"/>15,129</text:p>
          </table:table-cell>
          <table:table-cell office:value-type="float" office:value="11921" table:style-name="ce34">
            <text:p><text:s text:c="3"/>11,921</text:p>
          </table:table-cell>
          <table:table-cell office:value-type="float" office:value="9725" table:style-name="ce34">
            <text:p><text:s text:c="3"/>9,725</text:p>
          </table:table-cell>
          <table:table-cell office:value-type="float" office:value="7372" table:style-name="ce34">
            <text:p><text:s text:c="3"/>7,372</text:p>
          </table:table-cell>
          <table:table-cell office:value-type="float" office:value="15072" table:style-name="ce34">
            <text:p><text:s text:c="3"/>15,072</text:p>
          </table:table-cell>
          <table:table-cell office:value-type="float" office:value="5049" table:style-name="ce34">
            <text:p><text:s text:c="3"/>5,049</text:p>
          </table:table-cell>
          <table:table-cell office:value-type="float" office:value="3962" table:style-name="ce34">
            <text:p><text:s text:c="3"/>3,962</text:p>
          </table:table-cell>
          <table:table-cell office:value-type="float" office:value="2750" table:style-name="ce34">
            <text:p><text:s text:c="3"/>2,750</text:p>
          </table:table-cell>
          <table:table-cell office:value-type="float" office:value="1980" table:style-name="ce34">
            <text:p><text:s text:c="3"/>1,980</text:p>
          </table:table-cell>
          <table:table-cell office:value-type="float" office:value="1331" table:style-name="ce34">
            <text:p><text:s text:c="3"/>1,331</text:p>
          </table:table-cell>
          <table:table-cell office:value-type="float" office:value="2212" table:style-name="ce35">
            <text:p><text:s text:c="3"/>2,212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4026646" table:style-name="ce37">
            <text:p>4,026,646</text:p>
          </table:table-cell>
          <table:table-cell office:value-type="float" office:value="151244" table:style-name="ce37">
            <text:p>151,244</text:p>
          </table:table-cell>
          <table:table-cell office:value-type="float" office:value="26344" table:style-name="ce37">
            <text:p>26,344</text:p>
          </table:table-cell>
          <table:table-cell office:value-type="float" office:value="29032" table:style-name="ce37">
            <text:p>29,032</text:p>
          </table:table-cell>
          <table:table-cell office:value-type="float" office:value="30106" table:style-name="ce37">
            <text:p>30,106</text:p>
          </table:table-cell>
          <table:table-cell office:value-type="float" office:value="32111" table:style-name="ce37">
            <text:p>32,111</text:p>
          </table:table-cell>
          <table:table-cell office:value-type="float" office:value="33651" table:style-name="ce37">
            <text:p>33,651</text:p>
          </table:table-cell>
          <table:table-cell office:value-type="float" office:value="173520" table:style-name="ce37">
            <text:p>173,520</text:p>
          </table:table-cell>
          <table:table-cell office:value-type="float" office:value="35086" table:style-name="ce37">
            <text:p>35,086</text:p>
          </table:table-cell>
          <table:table-cell office:value-type="float" office:value="34024" table:style-name="ce37">
            <text:p>34,024</text:p>
          </table:table-cell>
          <table:table-cell office:value-type="float" office:value="38386" table:style-name="ce37">
            <text:p>38,386</text:p>
          </table:table-cell>
          <table:table-cell office:value-type="float" office:value="35899" table:style-name="ce37">
            <text:p>35,899</text:p>
          </table:table-cell>
          <table:table-cell office:value-type="float" office:value="30125" table:style-name="ce38">
            <text:p>30,125</text:p>
          </table:table-cell>
          <table:table-cell office:value-type="float" office:value="160372" table:style-name="ce37">
            <text:p>160,372</text:p>
          </table:table-cell>
          <table:table-cell office:value-type="float" office:value="30357" table:style-name="ce37">
            <text:p>30,357</text:p>
          </table:table-cell>
          <table:table-cell office:value-type="float" office:value="31462" table:style-name="ce37">
            <text:p>31,462</text:p>
          </table:table-cell>
          <table:table-cell office:value-type="float" office:value="32393" table:style-name="ce37">
            <text:p>32,393</text:p>
          </table:table-cell>
          <table:table-cell office:value-type="float" office:value="33127" table:style-name="ce37">
            <text:p>33,127</text:p>
          </table:table-cell>
          <table:table-cell office:value-type="float" office:value="33033" table:style-name="ce38">
            <text:p>33,033</text:p>
          </table:table-cell>
          <table:table-cell office:value-type="float" office:value="198609" table:style-name="ce37">
            <text:p>198,609</text:p>
          </table:table-cell>
          <table:table-cell office:value-type="float" office:value="35135" table:style-name="ce37">
            <text:p>35,135</text:p>
          </table:table-cell>
          <table:table-cell office:value-type="float" office:value="36038" table:style-name="ce37">
            <text:p>36,038</text:p>
          </table:table-cell>
          <table:table-cell office:value-type="float" office:value="38857" table:style-name="ce37">
            <text:p>38,857</text:p>
          </table:table-cell>
          <table:table-cell office:value-type="float" office:value="40663" table:style-name="ce37">
            <text:p>40,663</text:p>
          </table:table-cell>
          <table:table-cell office:value-type="float" office:value="47916" table:style-name="ce38">
            <text:p>47,916</text:p>
          </table:table-cell>
          <table:table-cell office:value-type="float" office:value="250308" table:style-name="ce37">
            <text:p>250,308</text:p>
          </table:table-cell>
          <table:table-cell office:value-type="float" office:value="47387" table:style-name="ce37">
            <text:p>47,387</text:p>
          </table:table-cell>
          <table:table-cell office:value-type="float" office:value="45408" table:style-name="ce37">
            <text:p>45,408</text:p>
          </table:table-cell>
          <table:table-cell office:value-type="float" office:value="49943" table:style-name="ce37">
            <text:p>49,943</text:p>
          </table:table-cell>
          <table:table-cell office:value-type="float" office:value="53563" table:style-name="ce37">
            <text:p>53,563</text:p>
          </table:table-cell>
          <table:table-cell office:value-type="float" office:value="54007" table:style-name="ce38">
            <text:p>54,007</text:p>
          </table:table-cell>
          <table:table-cell office:value-type="float" office:value="276610" table:style-name="ce37">
            <text:p>276,610</text:p>
          </table:table-cell>
          <table:table-cell office:value-type="float" office:value="54249" table:style-name="ce37">
            <text:p>54,249</text:p>
          </table:table-cell>
          <table:table-cell office:value-type="float" office:value="55447" table:style-name="ce37">
            <text:p>55,447</text:p>
          </table:table-cell>
          <table:table-cell office:value-type="float" office:value="55705" table:style-name="ce37">
            <text:p>55,705</text:p>
          </table:table-cell>
          <table:table-cell office:value-type="float" office:value="54936" table:style-name="ce37">
            <text:p>54,936</text:p>
          </table:table-cell>
          <table:table-cell office:value-type="float" office:value="56273" table:style-name="ce38">
            <text:p>56,273</text:p>
          </table:table-cell>
          <table:table-cell office:value-type="float" office:value="274377" table:style-name="ce37">
            <text:p>274,377</text:p>
          </table:table-cell>
          <table:table-cell office:value-type="float" office:value="56077" table:style-name="ce37">
            <text:p>56,077</text:p>
          </table:table-cell>
          <table:table-cell office:value-type="float" office:value="56672" table:style-name="ce37">
            <text:p>56,672</text:p>
          </table:table-cell>
          <table:table-cell office:value-type="float" office:value="54070" table:style-name="ce37">
            <text:p>54,070</text:p>
          </table:table-cell>
          <table:table-cell office:value-type="float" office:value="52048" table:style-name="ce37">
            <text:p>52,048</text:p>
          </table:table-cell>
          <table:table-cell office:value-type="float" office:value="55510" table:style-name="ce38">
            <text:p>55,510</text:p>
          </table:table-cell>
          <table:table-cell office:value-type="float" office:value="335525" table:style-name="ce37">
            <text:p>335,525</text:p>
          </table:table-cell>
          <table:table-cell office:value-type="float" office:value="61765" table:style-name="ce37">
            <text:p>61,765</text:p>
          </table:table-cell>
          <table:table-cell office:value-type="float" office:value="63126" table:style-name="ce37">
            <text:p>63,126</text:p>
          </table:table-cell>
          <table:table-cell office:value-type="float" office:value="68080" table:style-name="ce37">
            <text:p>68,080</text:p>
          </table:table-cell>
          <table:table-cell office:value-type="float" office:value="70776" table:style-name="ce37">
            <text:p>70,776</text:p>
          </table:table-cell>
          <table:table-cell office:value-type="float" office:value="71778" table:style-name="ce38">
            <text:p>71,778</text:p>
          </table:table-cell>
          <table:table-cell office:value-type="float" office:value="353685" table:style-name="ce37">
            <text:p>353,685</text:p>
          </table:table-cell>
          <table:table-cell office:value-type="float" office:value="72817" table:style-name="ce37">
            <text:p>72,817</text:p>
          </table:table-cell>
          <table:table-cell office:value-type="float" office:value="72587" table:style-name="ce37">
            <text:p>72,587</text:p>
          </table:table-cell>
          <table:table-cell office:value-type="float" office:value="68988" table:style-name="ce37">
            <text:p>68,988</text:p>
          </table:table-cell>
          <table:table-cell office:value-type="float" office:value="73234" table:style-name="ce37">
            <text:p>73,234</text:p>
          </table:table-cell>
          <table:table-cell office:value-type="float" office:value="66059" table:style-name="ce38">
            <text:p>66,059</text:p>
          </table:table-cell>
          <table:table-cell office:value-type="float" office:value="313157" table:style-name="ce37">
            <text:p>313,157</text:p>
          </table:table-cell>
          <table:table-cell office:value-type="float" office:value="63944" table:style-name="ce37">
            <text:p>63,944</text:p>
          </table:table-cell>
          <table:table-cell office:value-type="float" office:value="61741" table:style-name="ce37">
            <text:p>61,741</text:p>
          </table:table-cell>
          <table:table-cell office:value-type="float" office:value="61841" table:style-name="ce37">
            <text:p>61,841</text:p>
          </table:table-cell>
          <table:table-cell office:value-type="float" office:value="62066" table:style-name="ce37">
            <text:p>62,066</text:p>
          </table:table-cell>
          <table:table-cell office:value-type="float" office:value="63565" table:style-name="ce38">
            <text:p>63,565</text:p>
          </table:table-cell>
          <table:table-cell office:value-type="float" office:value="315420" table:style-name="ce37">
            <text:p>315,420</text:p>
          </table:table-cell>
          <table:table-cell office:value-type="float" office:value="64045" table:style-name="ce37">
            <text:p>64,045</text:p>
          </table:table-cell>
          <table:table-cell office:value-type="float" office:value="63591" table:style-name="ce37">
            <text:p>63,591</text:p>
          </table:table-cell>
          <table:table-cell office:value-type="float" office:value="62110" table:style-name="ce37">
            <text:p>62,110</text:p>
          </table:table-cell>
          <table:table-cell office:value-type="float" office:value="62182" table:style-name="ce37">
            <text:p>62,182</text:p>
          </table:table-cell>
          <table:table-cell office:value-type="float" office:value="63492" table:style-name="ce38">
            <text:p>63,492</text:p>
          </table:table-cell>
          <table:table-cell office:value-type="float" office:value="324611" table:style-name="ce37">
            <text:p>324,611</text:p>
          </table:table-cell>
          <table:table-cell office:value-type="float" office:value="65312" table:style-name="ce37">
            <text:p>65,312</text:p>
          </table:table-cell>
          <table:table-cell office:value-type="float" office:value="65625" table:style-name="ce37">
            <text:p>65,625</text:p>
          </table:table-cell>
          <table:table-cell office:value-type="float" office:value="65888" table:style-name="ce37">
            <text:p>65,888</text:p>
          </table:table-cell>
          <table:table-cell office:value-type="float" office:value="64636" table:style-name="ce37">
            <text:p>64,636</text:p>
          </table:table-cell>
          <table:table-cell office:value-type="float" office:value="63150" table:style-name="ce38">
            <text:p>63,150</text:p>
          </table:table-cell>
          <table:table-cell office:value-type="float" office:value="300183" table:style-name="ce37">
            <text:p>300,183</text:p>
          </table:table-cell>
          <table:table-cell office:value-type="float" office:value="62085" table:style-name="ce37">
            <text:p>62,085</text:p>
          </table:table-cell>
          <table:table-cell office:value-type="float" office:value="63677" table:style-name="ce37">
            <text:p>63,677</text:p>
          </table:table-cell>
          <table:table-cell office:value-type="float" office:value="58238" table:style-name="ce37">
            <text:p>58,238</text:p>
          </table:table-cell>
          <table:table-cell office:value-type="float" office:value="58134" table:style-name="ce37">
            <text:p>58,134</text:p>
          </table:table-cell>
          <table:table-cell office:value-type="float" office:value="58049" table:style-name="ce38">
            <text:p>58,049</text:p>
          </table:table-cell>
          <table:table-cell office:value-type="float" office:value="255504" table:style-name="ce37">
            <text:p>255,504</text:p>
          </table:table-cell>
          <table:table-cell office:value-type="float" office:value="56892" table:style-name="ce37">
            <text:p>56,892</text:p>
          </table:table-cell>
          <table:table-cell office:value-type="float" office:value="53117" table:style-name="ce37">
            <text:p>53,117</text:p>
          </table:table-cell>
          <table:table-cell office:value-type="float" office:value="50431" table:style-name="ce37">
            <text:p>50,431</text:p>
          </table:table-cell>
          <table:table-cell office:value-type="float" office:value="50237" table:style-name="ce37">
            <text:p>50,237</text:p>
          </table:table-cell>
          <table:table-cell office:value-type="float" office:value="44827" table:style-name="ce38">
            <text:p>44,827</text:p>
          </table:table-cell>
          <table:table-cell office:value-type="float" office:value="143533" table:style-name="ce37">
            <text:p>143,533</text:p>
          </table:table-cell>
          <table:table-cell office:value-type="float" office:value="38097" table:style-name="ce37">
            <text:p>38,097</text:p>
          </table:table-cell>
          <table:table-cell office:value-type="float" office:value="34997" table:style-name="ce37">
            <text:p>34,997</text:p>
          </table:table-cell>
          <table:table-cell office:value-type="float" office:value="28733" table:style-name="ce37">
            <text:p>28,733</text:p>
          </table:table-cell>
          <table:table-cell office:value-type="float" office:value="24463" table:style-name="ce37">
            <text:p>24,463</text:p>
          </table:table-cell>
          <table:table-cell office:value-type="float" office:value="17243" table:style-name="ce38">
            <text:p>17,243</text:p>
          </table:table-cell>
          <table:table-cell office:value-type="float" office:value="90922" table:style-name="ce37">
            <text:p>90,922</text:p>
          </table:table-cell>
          <table:table-cell office:value-type="float" office:value="19452" table:style-name="ce37">
            <text:p>19,452</text:p>
          </table:table-cell>
          <table:table-cell office:value-type="float" office:value="19849" table:style-name="ce37">
            <text:p>19,849</text:p>
          </table:table-cell>
          <table:table-cell office:value-type="float" office:value="18300" table:style-name="ce37">
            <text:p>18,300</text:p>
          </table:table-cell>
          <table:table-cell office:value-type="float" office:value="17008" table:style-name="ce37">
            <text:p>17,008</text:p>
          </table:table-cell>
          <table:table-cell office:value-type="float" office:value="16313" table:style-name="ce38">
            <text:p>16,313</text:p>
          </table:table-cell>
          <table:table-cell office:value-type="float" office:value="57435" table:style-name="ce37">
            <text:p>57,435</text:p>
          </table:table-cell>
          <table:table-cell office:value-type="float" office:value="14776" table:style-name="ce37">
            <text:p>14,776</text:p>
          </table:table-cell>
          <table:table-cell office:value-type="float" office:value="12645" table:style-name="ce37">
            <text:p>12,645</text:p>
          </table:table-cell>
          <table:table-cell office:value-type="float" office:value="11223" table:style-name="ce37">
            <text:p>11,223</text:p>
          </table:table-cell>
          <table:table-cell office:value-type="float" office:value="10026" table:style-name="ce37">
            <text:p>10,026</text:p>
          </table:table-cell>
          <table:table-cell office:value-type="float" office:value="8765" table:style-name="ce38">
            <text:p>8,765</text:p>
          </table:table-cell>
          <table:table-cell office:value-type="float" office:value="31295" table:style-name="ce37">
            <text:p>31,295</text:p>
          </table:table-cell>
          <table:table-cell office:value-type="float" office:value="7920" table:style-name="ce37">
            <text:p>7,920</text:p>
          </table:table-cell>
          <table:table-cell office:value-type="float" office:value="6690" table:style-name="ce37">
            <text:p>6,690</text:p>
          </table:table-cell>
          <table:table-cell office:value-type="float" office:value="5995" table:style-name="ce37">
            <text:p>5,995</text:p>
          </table:table-cell>
          <table:table-cell office:value-type="float" office:value="5698" table:style-name="ce37">
            <text:p>5,698</text:p>
          </table:table-cell>
          <table:table-cell office:value-type="float" office:value="4992" table:style-name="ce38">
            <text:p>4,992</text:p>
          </table:table-cell>
          <table:table-cell office:value-type="float" office:value="15375" table:style-name="ce37">
            <text:p>15,375</text:p>
          </table:table-cell>
          <table:table-cell office:value-type="float" office:value="4283" table:style-name="ce37">
            <text:p>4,283</text:p>
          </table:table-cell>
          <table:table-cell office:value-type="float" office:value="3667" table:style-name="ce37">
            <text:p>3,667</text:p>
          </table:table-cell>
          <table:table-cell office:value-type="float" office:value="3037" table:style-name="ce37">
            <text:p>3,037</text:p>
          </table:table-cell>
          <table:table-cell office:value-type="float" office:value="2458" table:style-name="ce37">
            <text:p>2,458</text:p>
          </table:table-cell>
          <table:table-cell office:value-type="float" office:value="1930" table:style-name="ce38">
            <text:p>1,930</text:p>
          </table:table-cell>
          <table:table-cell office:value-type="float" office:value="4195" table:style-name="ce37">
            <text:p>4,195</text:p>
          </table:table-cell>
          <table:table-cell office:value-type="float" office:value="1376" table:style-name="ce37">
            <text:p>1,376</text:p>
          </table:table-cell>
          <table:table-cell office:value-type="float" office:value="1045" table:style-name="ce37">
            <text:p>1,045</text:p>
          </table:table-cell>
          <table:table-cell office:value-type="float" office:value="780" table:style-name="ce37">
            <text:p>780</text:p>
          </table:table-cell>
          <table:table-cell office:value-type="float" office:value="611" table:style-name="ce37">
            <text:p>611</text:p>
          </table:table-cell>
          <table:table-cell office:value-type="float" office:value="383" table:style-name="ce38">
            <text:p>383</text:p>
          </table:table-cell>
          <table:table-cell office:value-type="float" office:value="766" table:style-name="ce37">
            <text:p>766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新北市</text:p>
          </table:table-cell>
          <table:table-cell office:value-type="string" table:style-name="ce27">
            <text:p>男</text:p>
          </table:table-cell>
          <table:table-cell office:value-type="float" office:value="1966754" table:style-name="ce37">
            <text:p>1,966,754</text:p>
          </table:table-cell>
          <table:table-cell office:value-type="float" office:value="78039" table:style-name="ce37">
            <text:p>78,039</text:p>
          </table:table-cell>
          <table:table-cell office:value-type="float" office:value="13650" table:style-name="ce37">
            <text:p>13,650</text:p>
          </table:table-cell>
          <table:table-cell office:value-type="float" office:value="14906" table:style-name="ce37">
            <text:p>14,906</text:p>
          </table:table-cell>
          <table:table-cell office:value-type="float" office:value="15538" table:style-name="ce37">
            <text:p>15,538</text:p>
          </table:table-cell>
          <table:table-cell office:value-type="float" office:value="16608" table:style-name="ce37">
            <text:p>16,608</text:p>
          </table:table-cell>
          <table:table-cell office:value-type="float" office:value="17337" table:style-name="ce37">
            <text:p>17,337</text:p>
          </table:table-cell>
          <table:table-cell office:value-type="float" office:value="89656" table:style-name="ce37">
            <text:p>89,656</text:p>
          </table:table-cell>
          <table:table-cell office:value-type="float" office:value="18245" table:style-name="ce37">
            <text:p>18,245</text:p>
          </table:table-cell>
          <table:table-cell office:value-type="float" office:value="17465" table:style-name="ce37">
            <text:p>17,465</text:p>
          </table:table-cell>
          <table:table-cell office:value-type="float" office:value="19961" table:style-name="ce37">
            <text:p>19,961</text:p>
          </table:table-cell>
          <table:table-cell office:value-type="float" office:value="18416" table:style-name="ce37">
            <text:p>18,416</text:p>
          </table:table-cell>
          <table:table-cell office:value-type="float" office:value="15569" table:style-name="ce38">
            <text:p>15,569</text:p>
          </table:table-cell>
          <table:table-cell office:value-type="float" office:value="83763" table:style-name="ce37">
            <text:p>83,763</text:p>
          </table:table-cell>
          <table:table-cell office:value-type="float" office:value="15909" table:style-name="ce37">
            <text:p>15,909</text:p>
          </table:table-cell>
          <table:table-cell office:value-type="float" office:value="16399" table:style-name="ce37">
            <text:p>16,399</text:p>
          </table:table-cell>
          <table:table-cell office:value-type="float" office:value="16946" table:style-name="ce37">
            <text:p>16,946</text:p>
          </table:table-cell>
          <table:table-cell office:value-type="float" office:value="17309" table:style-name="ce37">
            <text:p>17,309</text:p>
          </table:table-cell>
          <table:table-cell office:value-type="float" office:value="17200" table:style-name="ce38">
            <text:p>17,200</text:p>
          </table:table-cell>
          <table:table-cell office:value-type="float" office:value="103648" table:style-name="ce37">
            <text:p>103,648</text:p>
          </table:table-cell>
          <table:table-cell office:value-type="float" office:value="18266" table:style-name="ce37">
            <text:p>18,266</text:p>
          </table:table-cell>
          <table:table-cell office:value-type="float" office:value="19069" table:style-name="ce37">
            <text:p>19,069</text:p>
          </table:table-cell>
          <table:table-cell office:value-type="float" office:value="20213" table:style-name="ce37">
            <text:p>20,213</text:p>
          </table:table-cell>
          <table:table-cell office:value-type="float" office:value="21258" table:style-name="ce37">
            <text:p>21,258</text:p>
          </table:table-cell>
          <table:table-cell office:value-type="float" office:value="24842" table:style-name="ce38">
            <text:p>24,842</text:p>
          </table:table-cell>
          <table:table-cell office:value-type="float" office:value="129794" table:style-name="ce37">
            <text:p>129,794</text:p>
          </table:table-cell>
          <table:table-cell office:value-type="float" office:value="24813" table:style-name="ce37">
            <text:p>24,813</text:p>
          </table:table-cell>
          <table:table-cell office:value-type="float" office:value="23472" table:style-name="ce37">
            <text:p>23,472</text:p>
          </table:table-cell>
          <table:table-cell office:value-type="float" office:value="25956" table:style-name="ce37">
            <text:p>25,956</text:p>
          </table:table-cell>
          <table:table-cell office:value-type="float" office:value="27757" table:style-name="ce37">
            <text:p>27,757</text:p>
          </table:table-cell>
          <table:table-cell office:value-type="float" office:value="27796" table:style-name="ce38">
            <text:p>27,796</text:p>
          </table:table-cell>
          <table:table-cell office:value-type="float" office:value="143835" table:style-name="ce37">
            <text:p>143,835</text:p>
          </table:table-cell>
          <table:table-cell office:value-type="float" office:value="28083" table:style-name="ce37">
            <text:p>28,083</text:p>
          </table:table-cell>
          <table:table-cell office:value-type="float" office:value="28787" table:style-name="ce37">
            <text:p>28,787</text:p>
          </table:table-cell>
          <table:table-cell office:value-type="float" office:value="29017" table:style-name="ce37">
            <text:p>29,017</text:p>
          </table:table-cell>
          <table:table-cell office:value-type="float" office:value="28576" table:style-name="ce37">
            <text:p>28,576</text:p>
          </table:table-cell>
          <table:table-cell office:value-type="float" office:value="29372" table:style-name="ce38">
            <text:p>29,372</text:p>
          </table:table-cell>
          <table:table-cell office:value-type="float" office:value="139527" table:style-name="ce37">
            <text:p>139,527</text:p>
          </table:table-cell>
          <table:table-cell office:value-type="float" office:value="28987" table:style-name="ce37">
            <text:p>28,987</text:p>
          </table:table-cell>
          <table:table-cell office:value-type="float" office:value="29028" table:style-name="ce37">
            <text:p>29,028</text:p>
          </table:table-cell>
          <table:table-cell office:value-type="float" office:value="27561" table:style-name="ce37">
            <text:p>27,561</text:p>
          </table:table-cell>
          <table:table-cell office:value-type="float" office:value="26236" table:style-name="ce37">
            <text:p>26,236</text:p>
          </table:table-cell>
          <table:table-cell office:value-type="float" office:value="27715" table:style-name="ce38">
            <text:p>27,715</text:p>
          </table:table-cell>
          <table:table-cell office:value-type="float" office:value="165473" table:style-name="ce37">
            <text:p>165,473</text:p>
          </table:table-cell>
          <table:table-cell office:value-type="float" office:value="30789" table:style-name="ce37">
            <text:p>30,789</text:p>
          </table:table-cell>
          <table:table-cell office:value-type="float" office:value="31347" table:style-name="ce37">
            <text:p>31,347</text:p>
          </table:table-cell>
          <table:table-cell office:value-type="float" office:value="33473" table:style-name="ce37">
            <text:p>33,473</text:p>
          </table:table-cell>
          <table:table-cell office:value-type="float" office:value="34734" table:style-name="ce37">
            <text:p>34,734</text:p>
          </table:table-cell>
          <table:table-cell office:value-type="float" office:value="35130" table:style-name="ce38">
            <text:p>35,130</text:p>
          </table:table-cell>
          <table:table-cell office:value-type="float" office:value="172911" table:style-name="ce37">
            <text:p>172,911</text:p>
          </table:table-cell>
          <table:table-cell office:value-type="float" office:value="35799" table:style-name="ce37">
            <text:p>35,799</text:p>
          </table:table-cell>
          <table:table-cell office:value-type="float" office:value="35505" table:style-name="ce37">
            <text:p>35,505</text:p>
          </table:table-cell>
          <table:table-cell office:value-type="float" office:value="33668" table:style-name="ce37">
            <text:p>33,668</text:p>
          </table:table-cell>
          <table:table-cell office:value-type="float" office:value="35756" table:style-name="ce37">
            <text:p>35,756</text:p>
          </table:table-cell>
          <table:table-cell office:value-type="float" office:value="32183" table:style-name="ce38">
            <text:p>32,183</text:p>
          </table:table-cell>
          <table:table-cell office:value-type="float" office:value="151452" table:style-name="ce37">
            <text:p>151,452</text:p>
          </table:table-cell>
          <table:table-cell office:value-type="float" office:value="30926" table:style-name="ce37">
            <text:p>30,926</text:p>
          </table:table-cell>
          <table:table-cell office:value-type="float" office:value="29931" table:style-name="ce37">
            <text:p>29,931</text:p>
          </table:table-cell>
          <table:table-cell office:value-type="float" office:value="29918" table:style-name="ce37">
            <text:p>29,918</text:p>
          </table:table-cell>
          <table:table-cell office:value-type="float" office:value="29965" table:style-name="ce37">
            <text:p>29,965</text:p>
          </table:table-cell>
          <table:table-cell office:value-type="float" office:value="30712" table:style-name="ce38">
            <text:p>30,712</text:p>
          </table:table-cell>
          <table:table-cell office:value-type="float" office:value="148990" table:style-name="ce37">
            <text:p>148,990</text:p>
          </table:table-cell>
          <table:table-cell office:value-type="float" office:value="30741" table:style-name="ce37">
            <text:p>30,741</text:p>
          </table:table-cell>
          <table:table-cell office:value-type="float" office:value="30174" table:style-name="ce37">
            <text:p>30,174</text:p>
          </table:table-cell>
          <table:table-cell office:value-type="float" office:value="29299" table:style-name="ce37">
            <text:p>29,299</text:p>
          </table:table-cell>
          <table:table-cell office:value-type="float" office:value="29194" table:style-name="ce37">
            <text:p>29,194</text:p>
          </table:table-cell>
          <table:table-cell office:value-type="float" office:value="29582" table:style-name="ce38">
            <text:p>29,582</text:p>
          </table:table-cell>
          <table:table-cell office:value-type="float" office:value="150957" table:style-name="ce37">
            <text:p>150,957</text:p>
          </table:table-cell>
          <table:table-cell office:value-type="float" office:value="30414" table:style-name="ce37">
            <text:p>30,414</text:p>
          </table:table-cell>
          <table:table-cell office:value-type="float" office:value="30632" table:style-name="ce37">
            <text:p>30,632</text:p>
          </table:table-cell>
          <table:table-cell office:value-type="float" office:value="30399" table:style-name="ce37">
            <text:p>30,399</text:p>
          </table:table-cell>
          <table:table-cell office:value-type="float" office:value="30119" table:style-name="ce37">
            <text:p>30,119</text:p>
          </table:table-cell>
          <table:table-cell office:value-type="float" office:value="29393" table:style-name="ce38">
            <text:p>29,393</text:p>
          </table:table-cell>
          <table:table-cell office:value-type="float" office:value="138171" table:style-name="ce37">
            <text:p>138,171</text:p>
          </table:table-cell>
          <table:table-cell office:value-type="float" office:value="28616" table:style-name="ce37">
            <text:p>28,616</text:p>
          </table:table-cell>
          <table:table-cell office:value-type="float" office:value="29214" table:style-name="ce37">
            <text:p>29,214</text:p>
          </table:table-cell>
          <table:table-cell office:value-type="float" office:value="26756" table:style-name="ce37">
            <text:p>26,756</text:p>
          </table:table-cell>
          <table:table-cell office:value-type="float" office:value="26771" table:style-name="ce37">
            <text:p>26,771</text:p>
          </table:table-cell>
          <table:table-cell office:value-type="float" office:value="26814" table:style-name="ce38">
            <text:p>26,814</text:p>
          </table:table-cell>
          <table:table-cell office:value-type="float" office:value="117625" table:style-name="ce37">
            <text:p>117,625</text:p>
          </table:table-cell>
          <table:table-cell office:value-type="float" office:value="26145" table:style-name="ce37">
            <text:p>26,145</text:p>
          </table:table-cell>
          <table:table-cell office:value-type="float" office:value="24404" table:style-name="ce37">
            <text:p>24,404</text:p>
          </table:table-cell>
          <table:table-cell office:value-type="float" office:value="23150" table:style-name="ce37">
            <text:p>23,150</text:p>
          </table:table-cell>
          <table:table-cell office:value-type="float" office:value="23148" table:style-name="ce37">
            <text:p>23,148</text:p>
          </table:table-cell>
          <table:table-cell office:value-type="float" office:value="20778" table:style-name="ce38">
            <text:p>20,778</text:p>
          </table:table-cell>
          <table:table-cell office:value-type="float" office:value="66025" table:style-name="ce37">
            <text:p>66,025</text:p>
          </table:table-cell>
          <table:table-cell office:value-type="float" office:value="17552" table:style-name="ce37">
            <text:p>17,552</text:p>
          </table:table-cell>
          <table:table-cell office:value-type="float" office:value="16086" table:style-name="ce37">
            <text:p>16,086</text:p>
          </table:table-cell>
          <table:table-cell office:value-type="float" office:value="13211" table:style-name="ce37">
            <text:p>13,211</text:p>
          </table:table-cell>
          <table:table-cell office:value-type="float" office:value="11278" table:style-name="ce37">
            <text:p>11,278</text:p>
          </table:table-cell>
          <table:table-cell office:value-type="float" office:value="7898" table:style-name="ce38">
            <text:p>7,898</text:p>
          </table:table-cell>
          <table:table-cell office:value-type="float" office:value="40485" table:style-name="ce37">
            <text:p>40,485</text:p>
          </table:table-cell>
          <table:table-cell office:value-type="float" office:value="8906" table:style-name="ce37">
            <text:p>8,906</text:p>
          </table:table-cell>
          <table:table-cell office:value-type="float" office:value="8946" table:style-name="ce37">
            <text:p>8,946</text:p>
          </table:table-cell>
          <table:table-cell office:value-type="float" office:value="8122" table:style-name="ce37">
            <text:p>8,122</text:p>
          </table:table-cell>
          <table:table-cell office:value-type="float" office:value="7412" table:style-name="ce37">
            <text:p>7,412</text:p>
          </table:table-cell>
          <table:table-cell office:value-type="float" office:value="7099" table:style-name="ce38">
            <text:p>7,099</text:p>
          </table:table-cell>
          <table:table-cell office:value-type="float" office:value="23263" table:style-name="ce37">
            <text:p>23,263</text:p>
          </table:table-cell>
          <table:table-cell office:value-type="float" office:value="6161" table:style-name="ce37">
            <text:p>6,161</text:p>
          </table:table-cell>
          <table:table-cell office:value-type="float" office:value="5108" table:style-name="ce37">
            <text:p>5,108</text:p>
          </table:table-cell>
          <table:table-cell office:value-type="float" office:value="4446" table:style-name="ce37">
            <text:p>4,446</text:p>
          </table:table-cell>
          <table:table-cell office:value-type="float" office:value="4035" table:style-name="ce37">
            <text:p>4,035</text:p>
          </table:table-cell>
          <table:table-cell office:value-type="float" office:value="3513" table:style-name="ce38">
            <text:p>3,513</text:p>
          </table:table-cell>
          <table:table-cell office:value-type="float" office:value="13332" table:style-name="ce37">
            <text:p>13,332</text:p>
          </table:table-cell>
          <table:table-cell office:value-type="float" office:value="3148" table:style-name="ce37">
            <text:p>3,148</text:p>
          </table:table-cell>
          <table:table-cell office:value-type="float" office:value="2737" table:style-name="ce37">
            <text:p>2,737</text:p>
          </table:table-cell>
          <table:table-cell office:value-type="float" office:value="2554" table:style-name="ce37">
            <text:p>2,554</text:p>
          </table:table-cell>
          <table:table-cell office:value-type="float" office:value="2601" table:style-name="ce37">
            <text:p>2,601</text:p>
          </table:table-cell>
          <table:table-cell office:value-type="float" office:value="2292" table:style-name="ce38">
            <text:p>2,292</text:p>
          </table:table-cell>
          <table:table-cell office:value-type="float" office:value="7374" table:style-name="ce37">
            <text:p>7,374</text:p>
          </table:table-cell>
          <table:table-cell office:value-type="float" office:value="2137" table:style-name="ce37">
            <text:p>2,137</text:p>
          </table:table-cell>
          <table:table-cell office:value-type="float" office:value="1755" table:style-name="ce37">
            <text:p>1,755</text:p>
          </table:table-cell>
          <table:table-cell office:value-type="float" office:value="1427" table:style-name="ce37">
            <text:p>1,427</text:p>
          </table:table-cell>
          <table:table-cell office:value-type="float" office:value="1139" table:style-name="ce37">
            <text:p>1,139</text:p>
          </table:table-cell>
          <table:table-cell office:value-type="float" office:value="916" table:style-name="ce38">
            <text:p>916</text:p>
          </table:table-cell>
          <table:table-cell office:value-type="float" office:value="2043" table:style-name="ce37">
            <text:p>2,043</text:p>
          </table:table-cell>
          <table:table-cell office:value-type="float" office:value="671" table:style-name="ce37">
            <text:p>671</text:p>
          </table:table-cell>
          <table:table-cell office:value-type="float" office:value="493" table:style-name="ce37">
            <text:p>493</text:p>
          </table:table-cell>
          <table:table-cell office:value-type="float" office:value="365" table:style-name="ce37">
            <text:p>365</text:p>
          </table:table-cell>
          <table:table-cell office:value-type="float" office:value="325" table:style-name="ce37">
            <text:p>325</text:p>
          </table:table-cell>
          <table:table-cell office:value-type="float" office:value="189" table:style-name="ce38">
            <text:p>189</text:p>
          </table:table-cell>
          <table:table-cell office:value-type="float" office:value="391" table:style-name="ce37">
            <text:p>391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2059892" table:style-name="ce39">
            <text:p>2,059,892</text:p>
          </table:table-cell>
          <table:table-cell office:value-type="float" office:value="73205" table:style-name="ce40">
            <text:p>73,205</text:p>
          </table:table-cell>
          <table:table-cell office:value-type="float" office:value="12694" table:style-name="ce39">
            <text:p>12,694</text:p>
          </table:table-cell>
          <table:table-cell office:value-type="float" office:value="14126" table:style-name="ce39">
            <text:p>14,126</text:p>
          </table:table-cell>
          <table:table-cell office:value-type="float" office:value="14568" table:style-name="ce39">
            <text:p>14,568</text:p>
          </table:table-cell>
          <table:table-cell office:value-type="float" office:value="15503" table:style-name="ce39">
            <text:p>15,503</text:p>
          </table:table-cell>
          <table:table-cell office:value-type="float" office:value="16314" table:style-name="ce39">
            <text:p>16,314</text:p>
          </table:table-cell>
          <table:table-cell office:value-type="float" office:value="83864" table:style-name="ce39">
            <text:p>83,864</text:p>
          </table:table-cell>
          <table:table-cell office:value-type="float" office:value="16841" table:style-name="ce39">
            <text:p>16,841</text:p>
          </table:table-cell>
          <table:table-cell office:value-type="float" office:value="16559" table:style-name="ce39">
            <text:p>16,559</text:p>
          </table:table-cell>
          <table:table-cell office:value-type="float" office:value="18425" table:style-name="ce39">
            <text:p>18,425</text:p>
          </table:table-cell>
          <table:table-cell office:value-type="float" office:value="17483" table:style-name="ce39">
            <text:p>17,483</text:p>
          </table:table-cell>
          <table:table-cell office:value-type="float" office:value="14556" table:style-name="ce40">
            <text:p>14,556</text:p>
          </table:table-cell>
          <table:table-cell office:value-type="float" office:value="76609" table:style-name="ce39">
            <text:p>76,609</text:p>
          </table:table-cell>
          <table:table-cell office:value-type="float" office:value="14448" table:style-name="ce39">
            <text:p>14,448</text:p>
          </table:table-cell>
          <table:table-cell office:value-type="float" office:value="15063" table:style-name="ce39">
            <text:p>15,063</text:p>
          </table:table-cell>
          <table:table-cell office:value-type="float" office:value="15447" table:style-name="ce39">
            <text:p>15,447</text:p>
          </table:table-cell>
          <table:table-cell office:value-type="float" office:value="15818" table:style-name="ce39">
            <text:p>15,818</text:p>
          </table:table-cell>
          <table:table-cell office:value-type="float" office:value="15833" table:style-name="ce40">
            <text:p>15,833</text:p>
          </table:table-cell>
          <table:table-cell office:value-type="float" office:value="94961" table:style-name="ce39">
            <text:p>94,961</text:p>
          </table:table-cell>
          <table:table-cell office:value-type="float" office:value="16869" table:style-name="ce39">
            <text:p>16,869</text:p>
          </table:table-cell>
          <table:table-cell office:value-type="float" office:value="16969" table:style-name="ce39">
            <text:p>16,969</text:p>
          </table:table-cell>
          <table:table-cell office:value-type="float" office:value="18644" table:style-name="ce39">
            <text:p>18,644</text:p>
          </table:table-cell>
          <table:table-cell office:value-type="float" office:value="19405" table:style-name="ce39">
            <text:p>19,405</text:p>
          </table:table-cell>
          <table:table-cell office:value-type="float" office:value="23074" table:style-name="ce40">
            <text:p>23,074</text:p>
          </table:table-cell>
          <table:table-cell office:value-type="float" office:value="120514" table:style-name="ce39">
            <text:p>120,514</text:p>
          </table:table-cell>
          <table:table-cell office:value-type="float" office:value="22574" table:style-name="ce39">
            <text:p>22,574</text:p>
          </table:table-cell>
          <table:table-cell office:value-type="float" office:value="21936" table:style-name="ce39">
            <text:p>21,936</text:p>
          </table:table-cell>
          <table:table-cell office:value-type="float" office:value="23987" table:style-name="ce39">
            <text:p>23,987</text:p>
          </table:table-cell>
          <table:table-cell office:value-type="float" office:value="25806" table:style-name="ce39">
            <text:p>25,806</text:p>
          </table:table-cell>
          <table:table-cell office:value-type="float" office:value="26211" table:style-name="ce40">
            <text:p>26,211</text:p>
          </table:table-cell>
          <table:table-cell office:value-type="float" office:value="132775" table:style-name="ce39">
            <text:p>132,775</text:p>
          </table:table-cell>
          <table:table-cell office:value-type="float" office:value="26166" table:style-name="ce39">
            <text:p>26,166</text:p>
          </table:table-cell>
          <table:table-cell office:value-type="float" office:value="26660" table:style-name="ce39">
            <text:p>26,660</text:p>
          </table:table-cell>
          <table:table-cell office:value-type="float" office:value="26688" table:style-name="ce39">
            <text:p>26,688</text:p>
          </table:table-cell>
          <table:table-cell office:value-type="float" office:value="26360" table:style-name="ce39">
            <text:p>26,360</text:p>
          </table:table-cell>
          <table:table-cell office:value-type="float" office:value="26901" table:style-name="ce40">
            <text:p>26,901</text:p>
          </table:table-cell>
          <table:table-cell office:value-type="float" office:value="134850" table:style-name="ce39">
            <text:p>134,850</text:p>
          </table:table-cell>
          <table:table-cell office:value-type="float" office:value="27090" table:style-name="ce39">
            <text:p>27,090</text:p>
          </table:table-cell>
          <table:table-cell office:value-type="float" office:value="27644" table:style-name="ce39">
            <text:p>27,644</text:p>
          </table:table-cell>
          <table:table-cell office:value-type="float" office:value="26509" table:style-name="ce39">
            <text:p>26,509</text:p>
          </table:table-cell>
          <table:table-cell office:value-type="float" office:value="25812" table:style-name="ce39">
            <text:p>25,812</text:p>
          </table:table-cell>
          <table:table-cell office:value-type="float" office:value="27795" table:style-name="ce40">
            <text:p>27,795</text:p>
          </table:table-cell>
          <table:table-cell office:value-type="float" office:value="170052" table:style-name="ce39">
            <text:p>170,052</text:p>
          </table:table-cell>
          <table:table-cell office:value-type="float" office:value="30976" table:style-name="ce39">
            <text:p>30,976</text:p>
          </table:table-cell>
          <table:table-cell office:value-type="float" office:value="31779" table:style-name="ce39">
            <text:p>31,779</text:p>
          </table:table-cell>
          <table:table-cell office:value-type="float" office:value="34607" table:style-name="ce39">
            <text:p>34,607</text:p>
          </table:table-cell>
          <table:table-cell office:value-type="float" office:value="36042" table:style-name="ce39">
            <text:p>36,042</text:p>
          </table:table-cell>
          <table:table-cell office:value-type="float" office:value="36648" table:style-name="ce40">
            <text:p>36,648</text:p>
          </table:table-cell>
          <table:table-cell office:value-type="float" office:value="180774" table:style-name="ce39">
            <text:p>180,774</text:p>
          </table:table-cell>
          <table:table-cell office:value-type="float" office:value="37018" table:style-name="ce39">
            <text:p>37,018</text:p>
          </table:table-cell>
          <table:table-cell office:value-type="float" office:value="37082" table:style-name="ce39">
            <text:p>37,082</text:p>
          </table:table-cell>
          <table:table-cell office:value-type="float" office:value="35320" table:style-name="ce39">
            <text:p>35,320</text:p>
          </table:table-cell>
          <table:table-cell office:value-type="float" office:value="37478" table:style-name="ce39">
            <text:p>37,478</text:p>
          </table:table-cell>
          <table:table-cell office:value-type="float" office:value="33876" table:style-name="ce40">
            <text:p>33,876</text:p>
          </table:table-cell>
          <table:table-cell office:value-type="float" office:value="161705" table:style-name="ce39">
            <text:p>161,705</text:p>
          </table:table-cell>
          <table:table-cell office:value-type="float" office:value="33018" table:style-name="ce39">
            <text:p>33,018</text:p>
          </table:table-cell>
          <table:table-cell office:value-type="float" office:value="31810" table:style-name="ce39">
            <text:p>31,810</text:p>
          </table:table-cell>
          <table:table-cell office:value-type="float" office:value="31923" table:style-name="ce39">
            <text:p>31,923</text:p>
          </table:table-cell>
          <table:table-cell office:value-type="float" office:value="32101" table:style-name="ce39">
            <text:p>32,101</text:p>
          </table:table-cell>
          <table:table-cell office:value-type="float" office:value="32853" table:style-name="ce40">
            <text:p>32,853</text:p>
          </table:table-cell>
          <table:table-cell office:value-type="float" office:value="166430" table:style-name="ce39">
            <text:p>166,430</text:p>
          </table:table-cell>
          <table:table-cell office:value-type="float" office:value="33304" table:style-name="ce39">
            <text:p>33,304</text:p>
          </table:table-cell>
          <table:table-cell office:value-type="float" office:value="33417" table:style-name="ce39">
            <text:p>33,417</text:p>
          </table:table-cell>
          <table:table-cell office:value-type="float" office:value="32811" table:style-name="ce39">
            <text:p>32,811</text:p>
          </table:table-cell>
          <table:table-cell office:value-type="float" office:value="32988" table:style-name="ce39">
            <text:p>32,988</text:p>
          </table:table-cell>
          <table:table-cell office:value-type="float" office:value="33910" table:style-name="ce40">
            <text:p>33,910</text:p>
          </table:table-cell>
          <table:table-cell office:value-type="float" office:value="173654" table:style-name="ce39">
            <text:p>173,654</text:p>
          </table:table-cell>
          <table:table-cell office:value-type="float" office:value="34898" table:style-name="ce39">
            <text:p>34,898</text:p>
          </table:table-cell>
          <table:table-cell office:value-type="float" office:value="34993" table:style-name="ce39">
            <text:p>34,993</text:p>
          </table:table-cell>
          <table:table-cell office:value-type="float" office:value="35489" table:style-name="ce39">
            <text:p>35,489</text:p>
          </table:table-cell>
          <table:table-cell office:value-type="float" office:value="34517" table:style-name="ce39">
            <text:p>34,517</text:p>
          </table:table-cell>
          <table:table-cell office:value-type="float" office:value="33757" table:style-name="ce40">
            <text:p>33,757</text:p>
          </table:table-cell>
          <table:table-cell office:value-type="float" office:value="162012" table:style-name="ce39">
            <text:p>162,012</text:p>
          </table:table-cell>
          <table:table-cell office:value-type="float" office:value="33469" table:style-name="ce39">
            <text:p>33,469</text:p>
          </table:table-cell>
          <table:table-cell office:value-type="float" office:value="34463" table:style-name="ce39">
            <text:p>34,463</text:p>
          </table:table-cell>
          <table:table-cell office:value-type="float" office:value="31482" table:style-name="ce39">
            <text:p>31,482</text:p>
          </table:table-cell>
          <table:table-cell office:value-type="float" office:value="31363" table:style-name="ce39">
            <text:p>31,363</text:p>
          </table:table-cell>
          <table:table-cell office:value-type="float" office:value="31235" table:style-name="ce40">
            <text:p>31,235</text:p>
          </table:table-cell>
          <table:table-cell office:value-type="float" office:value="137879" table:style-name="ce39">
            <text:p>137,879</text:p>
          </table:table-cell>
          <table:table-cell office:value-type="float" office:value="30747" table:style-name="ce39">
            <text:p>30,747</text:p>
          </table:table-cell>
          <table:table-cell office:value-type="float" office:value="28713" table:style-name="ce39">
            <text:p>28,713</text:p>
          </table:table-cell>
          <table:table-cell office:value-type="float" office:value="27281" table:style-name="ce39">
            <text:p>27,281</text:p>
          </table:table-cell>
          <table:table-cell office:value-type="float" office:value="27089" table:style-name="ce39">
            <text:p>27,089</text:p>
          </table:table-cell>
          <table:table-cell office:value-type="float" office:value="24049" table:style-name="ce40">
            <text:p>24,049</text:p>
          </table:table-cell>
          <table:table-cell office:value-type="float" office:value="77508" table:style-name="ce39">
            <text:p>77,508</text:p>
          </table:table-cell>
          <table:table-cell office:value-type="float" office:value="20545" table:style-name="ce39">
            <text:p>20,545</text:p>
          </table:table-cell>
          <table:table-cell office:value-type="float" office:value="18911" table:style-name="ce39">
            <text:p>18,911</text:p>
          </table:table-cell>
          <table:table-cell office:value-type="float" office:value="15522" table:style-name="ce39">
            <text:p>15,522</text:p>
          </table:table-cell>
          <table:table-cell office:value-type="float" office:value="13185" table:style-name="ce39">
            <text:p>13,185</text:p>
          </table:table-cell>
          <table:table-cell office:value-type="float" office:value="9345" table:style-name="ce40">
            <text:p>9,345</text:p>
          </table:table-cell>
          <table:table-cell office:value-type="float" office:value="50437" table:style-name="ce39">
            <text:p>50,437</text:p>
          </table:table-cell>
          <table:table-cell office:value-type="float" office:value="10546" table:style-name="ce39">
            <text:p>10,546</text:p>
          </table:table-cell>
          <table:table-cell office:value-type="float" office:value="10903" table:style-name="ce39">
            <text:p>10,903</text:p>
          </table:table-cell>
          <table:table-cell office:value-type="float" office:value="10178" table:style-name="ce39">
            <text:p>10,178</text:p>
          </table:table-cell>
          <table:table-cell office:value-type="float" office:value="9596" table:style-name="ce39">
            <text:p>9,596</text:p>
          </table:table-cell>
          <table:table-cell office:value-type="float" office:value="9214" table:style-name="ce40">
            <text:p>9,214</text:p>
          </table:table-cell>
          <table:table-cell office:value-type="float" office:value="34172" table:style-name="ce39">
            <text:p>34,172</text:p>
          </table:table-cell>
          <table:table-cell office:value-type="float" office:value="8615" table:style-name="ce39">
            <text:p>8,615</text:p>
          </table:table-cell>
          <table:table-cell office:value-type="float" office:value="7537" table:style-name="ce39">
            <text:p>7,537</text:p>
          </table:table-cell>
          <table:table-cell office:value-type="float" office:value="6777" table:style-name="ce39">
            <text:p>6,777</text:p>
          </table:table-cell>
          <table:table-cell office:value-type="float" office:value="5991" table:style-name="ce39">
            <text:p>5,991</text:p>
          </table:table-cell>
          <table:table-cell office:value-type="float" office:value="5252" table:style-name="ce40">
            <text:p>5,252</text:p>
          </table:table-cell>
          <table:table-cell office:value-type="float" office:value="17963" table:style-name="ce39">
            <text:p>17,963</text:p>
          </table:table-cell>
          <table:table-cell office:value-type="float" office:value="4772" table:style-name="ce39">
            <text:p>4,772</text:p>
          </table:table-cell>
          <table:table-cell office:value-type="float" office:value="3953" table:style-name="ce39">
            <text:p>3,953</text:p>
          </table:table-cell>
          <table:table-cell office:value-type="float" office:value="3441" table:style-name="ce39">
            <text:p>3,441</text:p>
          </table:table-cell>
          <table:table-cell office:value-type="float" office:value="3097" table:style-name="ce39">
            <text:p>3,097</text:p>
          </table:table-cell>
          <table:table-cell office:value-type="float" office:value="2700" table:style-name="ce40">
            <text:p>2,700</text:p>
          </table:table-cell>
          <table:table-cell office:value-type="float" office:value="8001" table:style-name="ce39">
            <text:p>8,001</text:p>
          </table:table-cell>
          <table:table-cell office:value-type="float" office:value="2146" table:style-name="ce39">
            <text:p>2,146</text:p>
          </table:table-cell>
          <table:table-cell office:value-type="float" office:value="1912" table:style-name="ce39">
            <text:p>1,912</text:p>
          </table:table-cell>
          <table:table-cell office:value-type="float" office:value="1610" table:style-name="ce39">
            <text:p>1,610</text:p>
          </table:table-cell>
          <table:table-cell office:value-type="float" office:value="1319" table:style-name="ce39">
            <text:p>1,319</text:p>
          </table:table-cell>
          <table:table-cell office:value-type="float" office:value="1014" table:style-name="ce40">
            <text:p>1,014</text:p>
          </table:table-cell>
          <table:table-cell office:value-type="float" office:value="2152" table:style-name="ce39">
            <text:p>2,152</text:p>
          </table:table-cell>
          <table:table-cell office:value-type="float" office:value="705" table:style-name="ce39">
            <text:p>705</text:p>
          </table:table-cell>
          <table:table-cell office:value-type="float" office:value="552" table:style-name="ce39">
            <text:p>552</text:p>
          </table:table-cell>
          <table:table-cell office:value-type="float" office:value="415" table:style-name="ce39">
            <text:p>415</text:p>
          </table:table-cell>
          <table:table-cell office:value-type="float" office:value="286" table:style-name="ce39">
            <text:p>286</text:p>
          </table:table-cell>
          <table:table-cell office:value-type="float" office:value="194" table:style-name="ce40">
            <text:p>194</text:p>
          </table:table-cell>
          <table:table-cell office:value-type="float" office:value="375" table:style-name="ce39">
            <text:p>375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2624143" table:style-name="ce37">
            <text:p>2,624,143</text:p>
          </table:table-cell>
          <table:table-cell office:value-type="float" office:value="119134" table:style-name="ce37">
            <text:p>119,134</text:p>
          </table:table-cell>
          <table:table-cell office:value-type="float" office:value="19144" table:style-name="ce37">
            <text:p>19,144</text:p>
          </table:table-cell>
          <table:table-cell office:value-type="float" office:value="21770" table:style-name="ce37">
            <text:p>21,770</text:p>
          </table:table-cell>
          <table:table-cell office:value-type="float" office:value="23794" table:style-name="ce37">
            <text:p>23,794</text:p>
          </table:table-cell>
          <table:table-cell office:value-type="float" office:value="26403" table:style-name="ce37">
            <text:p>26,403</text:p>
          </table:table-cell>
          <table:table-cell office:value-type="float" office:value="28023" table:style-name="ce37">
            <text:p>28,023</text:p>
          </table:table-cell>
          <table:table-cell office:value-type="float" office:value="120973" table:style-name="ce37">
            <text:p>120,973</text:p>
          </table:table-cell>
          <table:table-cell office:value-type="float" office:value="27356" table:style-name="ce37">
            <text:p>27,356</text:p>
          </table:table-cell>
          <table:table-cell office:value-type="float" office:value="22975" table:style-name="ce37">
            <text:p>22,975</text:p>
          </table:table-cell>
          <table:table-cell office:value-type="float" office:value="25510" table:style-name="ce37">
            <text:p>25,510</text:p>
          </table:table-cell>
          <table:table-cell office:value-type="float" office:value="24278" table:style-name="ce37">
            <text:p>24,278</text:p>
          </table:table-cell>
          <table:table-cell office:value-type="float" office:value="20854" table:style-name="ce38">
            <text:p>20,854</text:p>
          </table:table-cell>
          <table:table-cell office:value-type="float" office:value="109510" table:style-name="ce37">
            <text:p>109,510</text:p>
          </table:table-cell>
          <table:table-cell office:value-type="float" office:value="21093" table:style-name="ce37">
            <text:p>21,093</text:p>
          </table:table-cell>
          <table:table-cell office:value-type="float" office:value="21930" table:style-name="ce37">
            <text:p>21,930</text:p>
          </table:table-cell>
          <table:table-cell office:value-type="float" office:value="23772" table:style-name="ce37">
            <text:p>23,772</text:p>
          </table:table-cell>
          <table:table-cell office:value-type="float" office:value="21740" table:style-name="ce37">
            <text:p>21,740</text:p>
          </table:table-cell>
          <table:table-cell office:value-type="float" office:value="20975" table:style-name="ce38">
            <text:p>20,975</text:p>
          </table:table-cell>
          <table:table-cell office:value-type="float" office:value="113971" table:style-name="ce37">
            <text:p>113,971</text:p>
          </table:table-cell>
          <table:table-cell office:value-type="float" office:value="21480" table:style-name="ce37">
            <text:p>21,480</text:p>
          </table:table-cell>
          <table:table-cell office:value-type="float" office:value="20960" table:style-name="ce37">
            <text:p>20,960</text:p>
          </table:table-cell>
          <table:table-cell office:value-type="float" office:value="22500" table:style-name="ce37">
            <text:p>22,500</text:p>
          </table:table-cell>
          <table:table-cell office:value-type="float" office:value="22653" table:style-name="ce37">
            <text:p>22,653</text:p>
          </table:table-cell>
          <table:table-cell office:value-type="float" office:value="26378" table:style-name="ce38">
            <text:p>26,378</text:p>
          </table:table-cell>
          <table:table-cell office:value-type="float" office:value="137827" table:style-name="ce37">
            <text:p>137,827</text:p>
          </table:table-cell>
          <table:table-cell office:value-type="float" office:value="26379" table:style-name="ce37">
            <text:p>26,379</text:p>
          </table:table-cell>
          <table:table-cell office:value-type="float" office:value="24950" table:style-name="ce37">
            <text:p>24,950</text:p>
          </table:table-cell>
          <table:table-cell office:value-type="float" office:value="27739" table:style-name="ce37">
            <text:p>27,739</text:p>
          </table:table-cell>
          <table:table-cell office:value-type="float" office:value="28842" table:style-name="ce37">
            <text:p>28,842</text:p>
          </table:table-cell>
          <table:table-cell office:value-type="float" office:value="29917" table:style-name="ce38">
            <text:p>29,917</text:p>
          </table:table-cell>
          <table:table-cell office:value-type="float" office:value="149700" table:style-name="ce37">
            <text:p>149,700</text:p>
          </table:table-cell>
          <table:table-cell office:value-type="float" office:value="29652" table:style-name="ce37">
            <text:p>29,652</text:p>
          </table:table-cell>
          <table:table-cell office:value-type="float" office:value="29562" table:style-name="ce37">
            <text:p>29,562</text:p>
          </table:table-cell>
          <table:table-cell office:value-type="float" office:value="29842" table:style-name="ce37">
            <text:p>29,842</text:p>
          </table:table-cell>
          <table:table-cell office:value-type="float" office:value="29551" table:style-name="ce37">
            <text:p>29,551</text:p>
          </table:table-cell>
          <table:table-cell office:value-type="float" office:value="31093" table:style-name="ce38">
            <text:p>31,093</text:p>
          </table:table-cell>
          <table:table-cell office:value-type="float" office:value="166326" table:style-name="ce37">
            <text:p>166,326</text:p>
          </table:table-cell>
          <table:table-cell office:value-type="float" office:value="32158" table:style-name="ce37">
            <text:p>32,158</text:p>
          </table:table-cell>
          <table:table-cell office:value-type="float" office:value="33416" table:style-name="ce37">
            <text:p>33,416</text:p>
          </table:table-cell>
          <table:table-cell office:value-type="float" office:value="32653" table:style-name="ce37">
            <text:p>32,653</text:p>
          </table:table-cell>
          <table:table-cell office:value-type="float" office:value="32635" table:style-name="ce37">
            <text:p>32,635</text:p>
          </table:table-cell>
          <table:table-cell office:value-type="float" office:value="35464" table:style-name="ce38">
            <text:p>35,464</text:p>
          </table:table-cell>
          <table:table-cell office:value-type="float" office:value="218788" table:style-name="ce37">
            <text:p>218,788</text:p>
          </table:table-cell>
          <table:table-cell office:value-type="float" office:value="40098" table:style-name="ce37">
            <text:p>40,098</text:p>
          </table:table-cell>
          <table:table-cell office:value-type="float" office:value="41314" table:style-name="ce37">
            <text:p>41,314</text:p>
          </table:table-cell>
          <table:table-cell office:value-type="float" office:value="44558" table:style-name="ce37">
            <text:p>44,558</text:p>
          </table:table-cell>
          <table:table-cell office:value-type="float" office:value="46433" table:style-name="ce37">
            <text:p>46,433</text:p>
          </table:table-cell>
          <table:table-cell office:value-type="float" office:value="46385" table:style-name="ce38">
            <text:p>46,385</text:p>
          </table:table-cell>
          <table:table-cell office:value-type="float" office:value="221261" table:style-name="ce37">
            <text:p>221,261</text:p>
          </table:table-cell>
          <table:table-cell office:value-type="float" office:value="46289" table:style-name="ce37">
            <text:p>46,289</text:p>
          </table:table-cell>
          <table:table-cell office:value-type="float" office:value="45693" table:style-name="ce37">
            <text:p>45,693</text:p>
          </table:table-cell>
          <table:table-cell office:value-type="float" office:value="41985" table:style-name="ce37">
            <text:p>41,985</text:p>
          </table:table-cell>
          <table:table-cell office:value-type="float" office:value="46159" table:style-name="ce37">
            <text:p>46,159</text:p>
          </table:table-cell>
          <table:table-cell office:value-type="float" office:value="41135" table:style-name="ce38">
            <text:p>41,135</text:p>
          </table:table-cell>
          <table:table-cell office:value-type="float" office:value="193888" table:style-name="ce37">
            <text:p>193,888</text:p>
          </table:table-cell>
          <table:table-cell office:value-type="float" office:value="39494" table:style-name="ce37">
            <text:p>39,494</text:p>
          </table:table-cell>
          <table:table-cell office:value-type="float" office:value="37950" table:style-name="ce37">
            <text:p>37,950</text:p>
          </table:table-cell>
          <table:table-cell office:value-type="float" office:value="37938" table:style-name="ce37">
            <text:p>37,938</text:p>
          </table:table-cell>
          <table:table-cell office:value-type="float" office:value="38855" table:style-name="ce37">
            <text:p>38,855</text:p>
          </table:table-cell>
          <table:table-cell office:value-type="float" office:value="39651" table:style-name="ce38">
            <text:p>39,651</text:p>
          </table:table-cell>
          <table:table-cell office:value-type="float" office:value="194955" table:style-name="ce37">
            <text:p>194,955</text:p>
          </table:table-cell>
          <table:table-cell office:value-type="float" office:value="40044" table:style-name="ce37">
            <text:p>40,044</text:p>
          </table:table-cell>
          <table:table-cell office:value-type="float" office:value="39709" table:style-name="ce37">
            <text:p>39,709</text:p>
          </table:table-cell>
          <table:table-cell office:value-type="float" office:value="38357" table:style-name="ce37">
            <text:p>38,357</text:p>
          </table:table-cell>
          <table:table-cell office:value-type="float" office:value="37960" table:style-name="ce37">
            <text:p>37,960</text:p>
          </table:table-cell>
          <table:table-cell office:value-type="float" office:value="38885" table:style-name="ce38">
            <text:p>38,885</text:p>
          </table:table-cell>
          <table:table-cell office:value-type="float" office:value="197622" table:style-name="ce37">
            <text:p>197,622</text:p>
          </table:table-cell>
          <table:table-cell office:value-type="float" office:value="40012" table:style-name="ce37">
            <text:p>40,012</text:p>
          </table:table-cell>
          <table:table-cell office:value-type="float" office:value="39760" table:style-name="ce37">
            <text:p>39,760</text:p>
          </table:table-cell>
          <table:table-cell office:value-type="float" office:value="39684" table:style-name="ce37">
            <text:p>39,684</text:p>
          </table:table-cell>
          <table:table-cell office:value-type="float" office:value="39300" table:style-name="ce37">
            <text:p>39,300</text:p>
          </table:table-cell>
          <table:table-cell office:value-type="float" office:value="38866" table:style-name="ce38">
            <text:p>38,866</text:p>
          </table:table-cell>
          <table:table-cell office:value-type="float" office:value="193771" table:style-name="ce37">
            <text:p>193,771</text:p>
          </table:table-cell>
          <table:table-cell office:value-type="float" office:value="38967" table:style-name="ce37">
            <text:p>38,967</text:p>
          </table:table-cell>
          <table:table-cell office:value-type="float" office:value="39793" table:style-name="ce37">
            <text:p>39,793</text:p>
          </table:table-cell>
          <table:table-cell office:value-type="float" office:value="38249" table:style-name="ce37">
            <text:p>38,249</text:p>
          </table:table-cell>
          <table:table-cell office:value-type="float" office:value="38117" table:style-name="ce37">
            <text:p>38,117</text:p>
          </table:table-cell>
          <table:table-cell office:value-type="float" office:value="38645" table:style-name="ce38">
            <text:p>38,645</text:p>
          </table:table-cell>
          <table:table-cell office:value-type="float" office:value="178982" table:style-name="ce37">
            <text:p>178,982</text:p>
          </table:table-cell>
          <table:table-cell office:value-type="float" office:value="38013" table:style-name="ce37">
            <text:p>38,013</text:p>
          </table:table-cell>
          <table:table-cell office:value-type="float" office:value="36387" table:style-name="ce37">
            <text:p>36,387</text:p>
          </table:table-cell>
          <table:table-cell office:value-type="float" office:value="35545" table:style-name="ce37">
            <text:p>35,545</text:p>
          </table:table-cell>
          <table:table-cell office:value-type="float" office:value="35417" table:style-name="ce37">
            <text:p>35,417</text:p>
          </table:table-cell>
          <table:table-cell office:value-type="float" office:value="33620" table:style-name="ce38">
            <text:p>33,620</text:p>
          </table:table-cell>
          <table:table-cell office:value-type="float" office:value="116750" table:style-name="ce37">
            <text:p>116,750</text:p>
          </table:table-cell>
          <table:table-cell office:value-type="float" office:value="29885" table:style-name="ce37">
            <text:p>29,885</text:p>
          </table:table-cell>
          <table:table-cell office:value-type="float" office:value="27755" table:style-name="ce37">
            <text:p>27,755</text:p>
          </table:table-cell>
          <table:table-cell office:value-type="float" office:value="23819" table:style-name="ce37">
            <text:p>23,819</text:p>
          </table:table-cell>
          <table:table-cell office:value-type="float" office:value="20723" table:style-name="ce37">
            <text:p>20,723</text:p>
          </table:table-cell>
          <table:table-cell office:value-type="float" office:value="14568" table:style-name="ce38">
            <text:p>14,568</text:p>
          </table:table-cell>
          <table:table-cell office:value-type="float" office:value="77883" table:style-name="ce37">
            <text:p>77,883</text:p>
          </table:table-cell>
          <table:table-cell office:value-type="float" office:value="16010" table:style-name="ce37">
            <text:p>16,010</text:p>
          </table:table-cell>
          <table:table-cell office:value-type="float" office:value="16727" table:style-name="ce37">
            <text:p>16,727</text:p>
          </table:table-cell>
          <table:table-cell office:value-type="float" office:value="15712" table:style-name="ce37">
            <text:p>15,712</text:p>
          </table:table-cell>
          <table:table-cell office:value-type="float" office:value="14963" table:style-name="ce37">
            <text:p>14,963</text:p>
          </table:table-cell>
          <table:table-cell office:value-type="float" office:value="14471" table:style-name="ce38">
            <text:p>14,471</text:p>
          </table:table-cell>
          <table:table-cell office:value-type="float" office:value="55006" table:style-name="ce37">
            <text:p>55,006</text:p>
          </table:table-cell>
          <table:table-cell office:value-type="float" office:value="13422" table:style-name="ce37">
            <text:p>13,422</text:p>
          </table:table-cell>
          <table:table-cell office:value-type="float" office:value="12224" table:style-name="ce37">
            <text:p>12,224</text:p>
          </table:table-cell>
          <table:table-cell office:value-type="float" office:value="10811" table:style-name="ce37">
            <text:p>10,811</text:p>
          </table:table-cell>
          <table:table-cell office:value-type="float" office:value="9636" table:style-name="ce37">
            <text:p>9,636</text:p>
          </table:table-cell>
          <table:table-cell office:value-type="float" office:value="8913" table:style-name="ce38">
            <text:p>8,913</text:p>
          </table:table-cell>
          <table:table-cell office:value-type="float" office:value="33942" table:style-name="ce37">
            <text:p>33,942</text:p>
          </table:table-cell>
          <table:table-cell office:value-type="float" office:value="8065" table:style-name="ce37">
            <text:p>8,065</text:p>
          </table:table-cell>
          <table:table-cell office:value-type="float" office:value="7234" table:style-name="ce37">
            <text:p>7,234</text:p>
          </table:table-cell>
          <table:table-cell office:value-type="float" office:value="6698" table:style-name="ce37">
            <text:p>6,698</text:p>
          </table:table-cell>
          <table:table-cell office:value-type="float" office:value="6424" table:style-name="ce37">
            <text:p>6,424</text:p>
          </table:table-cell>
          <table:table-cell office:value-type="float" office:value="5521" table:style-name="ce38">
            <text:p>5,521</text:p>
          </table:table-cell>
          <table:table-cell office:value-type="float" office:value="17775" table:style-name="ce37">
            <text:p>17,775</text:p>
          </table:table-cell>
          <table:table-cell office:value-type="float" office:value="4822" table:style-name="ce37">
            <text:p>4,822</text:p>
          </table:table-cell>
          <table:table-cell office:value-type="float" office:value="4328" table:style-name="ce37">
            <text:p>4,328</text:p>
          </table:table-cell>
          <table:table-cell office:value-type="float" office:value="3473" table:style-name="ce37">
            <text:p>3,473</text:p>
          </table:table-cell>
          <table:table-cell office:value-type="float" office:value="2899" table:style-name="ce37">
            <text:p>2,899</text:p>
          </table:table-cell>
          <table:table-cell office:value-type="float" office:value="2253" table:style-name="ce38">
            <text:p>2,253</text:p>
          </table:table-cell>
          <table:table-cell office:value-type="float" office:value="5139" table:style-name="ce37">
            <text:p>5,139</text:p>
          </table:table-cell>
          <table:table-cell office:value-type="float" office:value="1674" table:style-name="ce37">
            <text:p>1,674</text:p>
          </table:table-cell>
          <table:table-cell office:value-type="float" office:value="1286" table:style-name="ce37">
            <text:p>1,286</text:p>
          </table:table-cell>
          <table:table-cell office:value-type="float" office:value="936" table:style-name="ce37">
            <text:p>936</text:p>
          </table:table-cell>
          <table:table-cell office:value-type="float" office:value="744" table:style-name="ce37">
            <text:p>744</text:p>
          </table:table-cell>
          <table:table-cell office:value-type="float" office:value="499" table:style-name="ce38">
            <text:p>499</text:p>
          </table:table-cell>
          <table:table-cell office:value-type="float" office:value="940" table:style-name="ce37">
            <text:p>940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臺北市</text:p>
          </table:table-cell>
          <table:table-cell office:value-type="string" table:style-name="ce27">
            <text:p>男</text:p>
          </table:table-cell>
          <table:table-cell office:value-type="float" office:value="1249258" table:style-name="ce37">
            <text:p>1,249,258</text:p>
          </table:table-cell>
          <table:table-cell office:value-type="float" office:value="61560" table:style-name="ce37">
            <text:p>61,560</text:p>
          </table:table-cell>
          <table:table-cell office:value-type="float" office:value="9934" table:style-name="ce41">
            <text:p>9,934</text:p>
          </table:table-cell>
          <table:table-cell office:value-type="float" office:value="11207" table:style-name="ce41">
            <text:p>11,207</text:p>
          </table:table-cell>
          <table:table-cell office:value-type="float" office:value="12313" table:style-name="ce41">
            <text:p>12,313</text:p>
          </table:table-cell>
          <table:table-cell office:value-type="float" office:value="13519" table:style-name="ce41">
            <text:p>13,519</text:p>
          </table:table-cell>
          <table:table-cell office:value-type="float" office:value="14587" table:style-name="ce41">
            <text:p>14,587</text:p>
          </table:table-cell>
          <table:table-cell office:value-type="float" office:value="62544" table:style-name="ce41">
            <text:p>62,544</text:p>
          </table:table-cell>
          <table:table-cell office:value-type="float" office:value="14083" table:style-name="ce41">
            <text:p>14,083</text:p>
          </table:table-cell>
          <table:table-cell office:value-type="float" office:value="11875" table:style-name="ce41">
            <text:p>11,875</text:p>
          </table:table-cell>
          <table:table-cell office:value-type="float" office:value="13087" table:style-name="ce41">
            <text:p>13,087</text:p>
          </table:table-cell>
          <table:table-cell office:value-type="float" office:value="12628" table:style-name="ce41">
            <text:p>12,628</text:p>
          </table:table-cell>
          <table:table-cell office:value-type="float" office:value="10871" table:style-name="ce42">
            <text:p>10,871</text:p>
          </table:table-cell>
          <table:table-cell office:value-type="float" office:value="56908" table:style-name="ce41">
            <text:p>56,908</text:p>
          </table:table-cell>
          <table:table-cell office:value-type="float" office:value="10892" table:style-name="ce41">
            <text:p>10,892</text:p>
          </table:table-cell>
          <table:table-cell office:value-type="float" office:value="11489" table:style-name="ce41">
            <text:p>11,489</text:p>
          </table:table-cell>
          <table:table-cell office:value-type="float" office:value="12265" table:style-name="ce41">
            <text:p>12,265</text:p>
          </table:table-cell>
          <table:table-cell office:value-type="float" office:value="11199" table:style-name="ce41">
            <text:p>11,199</text:p>
          </table:table-cell>
          <table:table-cell office:value-type="float" office:value="11063" table:style-name="ce42">
            <text:p>11,063</text:p>
          </table:table-cell>
          <table:table-cell office:value-type="float" office:value="59339" table:style-name="ce41">
            <text:p>59,339</text:p>
          </table:table-cell>
          <table:table-cell office:value-type="float" office:value="11354" table:style-name="ce41">
            <text:p>11,354</text:p>
          </table:table-cell>
          <table:table-cell office:value-type="float" office:value="10915" table:style-name="ce41">
            <text:p>10,915</text:p>
          </table:table-cell>
          <table:table-cell office:value-type="float" office:value="11721" table:style-name="ce41">
            <text:p>11,721</text:p>
          </table:table-cell>
          <table:table-cell office:value-type="float" office:value="11760" table:style-name="ce41">
            <text:p>11,760</text:p>
          </table:table-cell>
          <table:table-cell office:value-type="float" office:value="13589" table:style-name="ce42">
            <text:p>13,589</text:p>
          </table:table-cell>
          <table:table-cell office:value-type="float" office:value="71172" table:style-name="ce41">
            <text:p>71,172</text:p>
          </table:table-cell>
          <table:table-cell office:value-type="float" office:value="13756" table:style-name="ce41">
            <text:p>13,756</text:p>
          </table:table-cell>
          <table:table-cell office:value-type="float" office:value="12980" table:style-name="ce41">
            <text:p>12,980</text:p>
          </table:table-cell>
          <table:table-cell office:value-type="float" office:value="14281" table:style-name="ce41">
            <text:p>14,281</text:p>
          </table:table-cell>
          <table:table-cell office:value-type="float" office:value="14778" table:style-name="ce41">
            <text:p>14,778</text:p>
          </table:table-cell>
          <table:table-cell office:value-type="float" office:value="15377" table:style-name="ce42">
            <text:p>15,377</text:p>
          </table:table-cell>
          <table:table-cell office:value-type="float" office:value="75897" table:style-name="ce41">
            <text:p>75,897</text:p>
          </table:table-cell>
          <table:table-cell office:value-type="float" office:value="15229" table:style-name="ce41">
            <text:p>15,229</text:p>
          </table:table-cell>
          <table:table-cell office:value-type="float" office:value="15069" table:style-name="ce41">
            <text:p>15,069</text:p>
          </table:table-cell>
          <table:table-cell office:value-type="float" office:value="15070" table:style-name="ce41">
            <text:p>15,070</text:p>
          </table:table-cell>
          <table:table-cell office:value-type="float" office:value="14879" table:style-name="ce41">
            <text:p>14,879</text:p>
          </table:table-cell>
          <table:table-cell office:value-type="float" office:value="15650" table:style-name="ce42">
            <text:p>15,650</text:p>
          </table:table-cell>
          <table:table-cell office:value-type="float" office:value="79600" table:style-name="ce41">
            <text:p>79,600</text:p>
          </table:table-cell>
          <table:table-cell office:value-type="float" office:value="15975" table:style-name="ce41">
            <text:p>15,975</text:p>
          </table:table-cell>
          <table:table-cell office:value-type="float" office:value="16120" table:style-name="ce41">
            <text:p>16,120</text:p>
          </table:table-cell>
          <table:table-cell office:value-type="float" office:value="15605" table:style-name="ce41">
            <text:p>15,605</text:p>
          </table:table-cell>
          <table:table-cell office:value-type="float" office:value="15381" table:style-name="ce41">
            <text:p>15,381</text:p>
          </table:table-cell>
          <table:table-cell office:value-type="float" office:value="16519" table:style-name="ce42">
            <text:p>16,519</text:p>
          </table:table-cell>
          <table:table-cell office:value-type="float" office:value="102795" table:style-name="ce41">
            <text:p>102,795</text:p>
          </table:table-cell>
          <table:table-cell office:value-type="float" office:value="18792" table:style-name="ce41">
            <text:p>18,792</text:p>
          </table:table-cell>
          <table:table-cell office:value-type="float" office:value="19418" table:style-name="ce41">
            <text:p>19,418</text:p>
          </table:table-cell>
          <table:table-cell office:value-type="float" office:value="21114" table:style-name="ce41">
            <text:p>21,114</text:p>
          </table:table-cell>
          <table:table-cell office:value-type="float" office:value="21714" table:style-name="ce41">
            <text:p>21,714</text:p>
          </table:table-cell>
          <table:table-cell office:value-type="float" office:value="21757" table:style-name="ce42">
            <text:p>21,757</text:p>
          </table:table-cell>
          <table:table-cell office:value-type="float" office:value="103014" table:style-name="ce41">
            <text:p>103,014</text:p>
          </table:table-cell>
          <table:table-cell office:value-type="float" office:value="21635" table:style-name="ce41">
            <text:p>21,635</text:p>
          </table:table-cell>
          <table:table-cell office:value-type="float" office:value="21277" table:style-name="ce41">
            <text:p>21,277</text:p>
          </table:table-cell>
          <table:table-cell office:value-type="float" office:value="19674" table:style-name="ce41">
            <text:p>19,674</text:p>
          </table:table-cell>
          <table:table-cell office:value-type="float" office:value="21460" table:style-name="ce41">
            <text:p>21,460</text:p>
          </table:table-cell>
          <table:table-cell office:value-type="float" office:value="18968" table:style-name="ce42">
            <text:p>18,968</text:p>
          </table:table-cell>
          <table:table-cell office:value-type="float" office:value="89765" table:style-name="ce41">
            <text:p>89,765</text:p>
          </table:table-cell>
          <table:table-cell office:value-type="float" office:value="18139" table:style-name="ce41">
            <text:p>18,139</text:p>
          </table:table-cell>
          <table:table-cell office:value-type="float" office:value="17718" table:style-name="ce41">
            <text:p>17,718</text:p>
          </table:table-cell>
          <table:table-cell office:value-type="float" office:value="17647" table:style-name="ce41">
            <text:p>17,647</text:p>
          </table:table-cell>
          <table:table-cell office:value-type="float" office:value="17993" table:style-name="ce41">
            <text:p>17,993</text:p>
          </table:table-cell>
          <table:table-cell office:value-type="float" office:value="18268" table:style-name="ce42">
            <text:p>18,268</text:p>
          </table:table-cell>
          <table:table-cell office:value-type="float" office:value="89873" table:style-name="ce41">
            <text:p>89,873</text:p>
          </table:table-cell>
          <table:table-cell office:value-type="float" office:value="18470" table:style-name="ce41">
            <text:p>18,470</text:p>
          </table:table-cell>
          <table:table-cell office:value-type="float" office:value="18261" table:style-name="ce41">
            <text:p>18,261</text:p>
          </table:table-cell>
          <table:table-cell office:value-type="float" office:value="17627" table:style-name="ce41">
            <text:p>17,627</text:p>
          </table:table-cell>
          <table:table-cell office:value-type="float" office:value="17631" table:style-name="ce41">
            <text:p>17,631</text:p>
          </table:table-cell>
          <table:table-cell office:value-type="float" office:value="17884" table:style-name="ce42">
            <text:p>17,884</text:p>
          </table:table-cell>
          <table:table-cell office:value-type="float" office:value="91527" table:style-name="ce41">
            <text:p>91,527</text:p>
          </table:table-cell>
          <table:table-cell office:value-type="float" office:value="18702" table:style-name="ce41">
            <text:p>18,702</text:p>
          </table:table-cell>
          <table:table-cell office:value-type="float" office:value="18335" table:style-name="ce41">
            <text:p>18,335</text:p>
          </table:table-cell>
          <table:table-cell office:value-type="float" office:value="18359" table:style-name="ce41">
            <text:p>18,359</text:p>
          </table:table-cell>
          <table:table-cell office:value-type="float" office:value="18019" table:style-name="ce41">
            <text:p>18,019</text:p>
          </table:table-cell>
          <table:table-cell office:value-type="float" office:value="18112" table:style-name="ce42">
            <text:p>18,112</text:p>
          </table:table-cell>
          <table:table-cell office:value-type="float" office:value="88935" table:style-name="ce41">
            <text:p>88,935</text:p>
          </table:table-cell>
          <table:table-cell office:value-type="float" office:value="17833" table:style-name="ce41">
            <text:p>17,833</text:p>
          </table:table-cell>
          <table:table-cell office:value-type="float" office:value="18254" table:style-name="ce41">
            <text:p>18,254</text:p>
          </table:table-cell>
          <table:table-cell office:value-type="float" office:value="17618" table:style-name="ce41">
            <text:p>17,618</text:p>
          </table:table-cell>
          <table:table-cell office:value-type="float" office:value="17381" table:style-name="ce41">
            <text:p>17,381</text:p>
          </table:table-cell>
          <table:table-cell office:value-type="float" office:value="17849" table:style-name="ce42">
            <text:p>17,849</text:p>
          </table:table-cell>
          <table:table-cell office:value-type="float" office:value="82370" table:style-name="ce41">
            <text:p>82,370</text:p>
          </table:table-cell>
          <table:table-cell office:value-type="float" office:value="17670" table:style-name="ce41">
            <text:p>17,670</text:p>
          </table:table-cell>
          <table:table-cell office:value-type="float" office:value="16845" table:style-name="ce41">
            <text:p>16,845</text:p>
          </table:table-cell>
          <table:table-cell office:value-type="float" office:value="16371" table:style-name="ce41">
            <text:p>16,371</text:p>
          </table:table-cell>
          <table:table-cell office:value-type="float" office:value="16220" table:style-name="ce41">
            <text:p>16,220</text:p>
          </table:table-cell>
          <table:table-cell office:value-type="float" office:value="15264" table:style-name="ce42">
            <text:p>15,264</text:p>
          </table:table-cell>
          <table:table-cell office:value-type="float" office:value="52773" table:style-name="ce41">
            <text:p>52,773</text:p>
          </table:table-cell>
          <table:table-cell office:value-type="float" office:value="13292" table:style-name="ce41">
            <text:p>13,292</text:p>
          </table:table-cell>
          <table:table-cell office:value-type="float" office:value="12650" table:style-name="ce41">
            <text:p>12,650</text:p>
          </table:table-cell>
          <table:table-cell office:value-type="float" office:value="10871" table:style-name="ce41">
            <text:p>10,871</text:p>
          </table:table-cell>
          <table:table-cell office:value-type="float" office:value="9384" table:style-name="ce41">
            <text:p>9,384</text:p>
          </table:table-cell>
          <table:table-cell office:value-type="float" office:value="6576" table:style-name="ce42">
            <text:p>6,576</text:p>
          </table:table-cell>
          <table:table-cell office:value-type="float" office:value="33715" table:style-name="ce41">
            <text:p>33,715</text:p>
          </table:table-cell>
          <table:table-cell office:value-type="float" office:value="6983" table:style-name="ce41">
            <text:p>6,983</text:p>
          </table:table-cell>
          <table:table-cell office:value-type="float" office:value="7369" table:style-name="ce41">
            <text:p>7,369</text:p>
          </table:table-cell>
          <table:table-cell office:value-type="float" office:value="6875" table:style-name="ce41">
            <text:p>6,875</text:p>
          </table:table-cell>
          <table:table-cell office:value-type="float" office:value="6324" table:style-name="ce41">
            <text:p>6,324</text:p>
          </table:table-cell>
          <table:table-cell office:value-type="float" office:value="6164" table:style-name="ce42">
            <text:p>6,164</text:p>
          </table:table-cell>
          <table:table-cell office:value-type="float" office:value="21951" table:style-name="ce41">
            <text:p>21,951</text:p>
          </table:table-cell>
          <table:table-cell office:value-type="float" office:value="5437" table:style-name="ce41">
            <text:p>5,437</text:p>
          </table:table-cell>
          <table:table-cell office:value-type="float" office:value="5065" table:style-name="ce41">
            <text:p>5,065</text:p>
          </table:table-cell>
          <table:table-cell office:value-type="float" office:value="4229" table:style-name="ce41">
            <text:p>4,229</text:p>
          </table:table-cell>
          <table:table-cell office:value-type="float" office:value="3754" table:style-name="ce41">
            <text:p>3,754</text:p>
          </table:table-cell>
          <table:table-cell office:value-type="float" office:value="3466" table:style-name="ce42">
            <text:p>3,466</text:p>
          </table:table-cell>
          <table:table-cell office:value-type="float" office:value="14363" table:style-name="ce41">
            <text:p>14,363</text:p>
          </table:table-cell>
          <table:table-cell office:value-type="float" office:value="3167" table:style-name="ce41">
            <text:p>3,167</text:p>
          </table:table-cell>
          <table:table-cell office:value-type="float" office:value="2969" table:style-name="ce41">
            <text:p>2,969</text:p>
          </table:table-cell>
          <table:table-cell office:value-type="float" office:value="2836" table:style-name="ce41">
            <text:p>2,836</text:p>
          </table:table-cell>
          <table:table-cell office:value-type="float" office:value="2858" table:style-name="ce41">
            <text:p>2,858</text:p>
          </table:table-cell>
          <table:table-cell office:value-type="float" office:value="2533" table:style-name="ce42">
            <text:p>2,533</text:p>
          </table:table-cell>
          <table:table-cell office:value-type="float" office:value="8292" table:style-name="ce41">
            <text:p>8,292</text:p>
          </table:table-cell>
          <table:table-cell office:value-type="float" office:value="2249" table:style-name="ce41">
            <text:p>2,249</text:p>
          </table:table-cell>
          <table:table-cell office:value-type="float" office:value="2024" table:style-name="ce41">
            <text:p>2,024</text:p>
          </table:table-cell>
          <table:table-cell office:value-type="float" office:value="1576" table:style-name="ce41">
            <text:p>1,576</text:p>
          </table:table-cell>
          <table:table-cell office:value-type="float" office:value="1374" table:style-name="ce41">
            <text:p>1,374</text:p>
          </table:table-cell>
          <table:table-cell office:value-type="float" office:value="1069" table:style-name="ce42">
            <text:p>1,069</text:p>
          </table:table-cell>
          <table:table-cell office:value-type="float" office:value="2400" table:style-name="ce41">
            <text:p>2,400</text:p>
          </table:table-cell>
          <table:table-cell office:value-type="float" office:value="788" table:style-name="ce41">
            <text:p>788</text:p>
          </table:table-cell>
          <table:table-cell office:value-type="float" office:value="569" table:style-name="ce41">
            <text:p>569</text:p>
          </table:table-cell>
          <table:table-cell office:value-type="float" office:value="454" table:style-name="ce41">
            <text:p>454</text:p>
          </table:table-cell>
          <table:table-cell office:value-type="float" office:value="360" table:style-name="ce41">
            <text:p>360</text:p>
          </table:table-cell>
          <table:table-cell office:value-type="float" office:value="229" table:style-name="ce42">
            <text:p>229</text:p>
          </table:table-cell>
          <table:table-cell office:value-type="float" office:value="465" table:style-name="ce41">
            <text:p>465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33">
            <text:p>女</text:p>
          </table:table-cell>
          <table:table-cell office:value-type="float" office:value="1374885" table:style-name="ce39">
            <text:p>1,374,885</text:p>
          </table:table-cell>
          <table:table-cell office:value-type="float" office:value="57574" table:style-name="ce40">
            <text:p>57,574</text:p>
          </table:table-cell>
          <table:table-cell office:value-type="float" office:value="9210" table:style-name="ce44">
            <text:p>9,210</text:p>
          </table:table-cell>
          <table:table-cell office:value-type="float" office:value="10563" table:style-name="ce44">
            <text:p>10,563</text:p>
          </table:table-cell>
          <table:table-cell office:value-type="float" office:value="11481" table:style-name="ce44">
            <text:p>11,481</text:p>
          </table:table-cell>
          <table:table-cell office:value-type="float" office:value="12884" table:style-name="ce44">
            <text:p>12,884</text:p>
          </table:table-cell>
          <table:table-cell office:value-type="float" office:value="13436" table:style-name="ce44">
            <text:p>13,436</text:p>
          </table:table-cell>
          <table:table-cell office:value-type="float" office:value="58429" table:style-name="ce44">
            <text:p>58,429</text:p>
          </table:table-cell>
          <table:table-cell office:value-type="float" office:value="13273" table:style-name="ce44">
            <text:p>13,273</text:p>
          </table:table-cell>
          <table:table-cell office:value-type="float" office:value="11100" table:style-name="ce44">
            <text:p>11,100</text:p>
          </table:table-cell>
          <table:table-cell office:value-type="float" office:value="12423" table:style-name="ce44">
            <text:p>12,423</text:p>
          </table:table-cell>
          <table:table-cell office:value-type="float" office:value="11650" table:style-name="ce44">
            <text:p>11,650</text:p>
          </table:table-cell>
          <table:table-cell office:value-type="float" office:value="9983" table:style-name="ce45">
            <text:p>9,983</text:p>
          </table:table-cell>
          <table:table-cell office:value-type="float" office:value="52602" table:style-name="ce44">
            <text:p>52,602</text:p>
          </table:table-cell>
          <table:table-cell office:value-type="float" office:value="10201" table:style-name="ce44">
            <text:p>10,201</text:p>
          </table:table-cell>
          <table:table-cell office:value-type="float" office:value="10441" table:style-name="ce44">
            <text:p>10,441</text:p>
          </table:table-cell>
          <table:table-cell office:value-type="float" office:value="11507" table:style-name="ce44">
            <text:p>11,507</text:p>
          </table:table-cell>
          <table:table-cell office:value-type="float" office:value="10541" table:style-name="ce44">
            <text:p>10,541</text:p>
          </table:table-cell>
          <table:table-cell office:value-type="float" office:value="9912" table:style-name="ce45">
            <text:p>9,912</text:p>
          </table:table-cell>
          <table:table-cell office:value-type="float" office:value="54632" table:style-name="ce44">
            <text:p>54,632</text:p>
          </table:table-cell>
          <table:table-cell office:value-type="float" office:value="10126" table:style-name="ce44">
            <text:p>10,126</text:p>
          </table:table-cell>
          <table:table-cell office:value-type="float" office:value="10045" table:style-name="ce44">
            <text:p>10,045</text:p>
          </table:table-cell>
          <table:table-cell office:value-type="float" office:value="10779" table:style-name="ce44">
            <text:p>10,779</text:p>
          </table:table-cell>
          <table:table-cell office:value-type="float" office:value="10893" table:style-name="ce44">
            <text:p>10,893</text:p>
          </table:table-cell>
          <table:table-cell office:value-type="float" office:value="12789" table:style-name="ce45">
            <text:p>12,789</text:p>
          </table:table-cell>
          <table:table-cell office:value-type="float" office:value="66655" table:style-name="ce44">
            <text:p>66,655</text:p>
          </table:table-cell>
          <table:table-cell office:value-type="float" office:value="12623" table:style-name="ce44">
            <text:p>12,623</text:p>
          </table:table-cell>
          <table:table-cell office:value-type="float" office:value="11970" table:style-name="ce44">
            <text:p>11,970</text:p>
          </table:table-cell>
          <table:table-cell office:value-type="float" office:value="13458" table:style-name="ce44">
            <text:p>13,458</text:p>
          </table:table-cell>
          <table:table-cell office:value-type="float" office:value="14064" table:style-name="ce44">
            <text:p>14,064</text:p>
          </table:table-cell>
          <table:table-cell office:value-type="float" office:value="14540" table:style-name="ce45">
            <text:p>14,540</text:p>
          </table:table-cell>
          <table:table-cell office:value-type="float" office:value="73803" table:style-name="ce44">
            <text:p>73,803</text:p>
          </table:table-cell>
          <table:table-cell office:value-type="float" office:value="14423" table:style-name="ce44">
            <text:p>14,423</text:p>
          </table:table-cell>
          <table:table-cell office:value-type="float" office:value="14493" table:style-name="ce44">
            <text:p>14,493</text:p>
          </table:table-cell>
          <table:table-cell office:value-type="float" office:value="14772" table:style-name="ce44">
            <text:p>14,772</text:p>
          </table:table-cell>
          <table:table-cell office:value-type="float" office:value="14672" table:style-name="ce44">
            <text:p>14,672</text:p>
          </table:table-cell>
          <table:table-cell office:value-type="float" office:value="15443" table:style-name="ce45">
            <text:p>15,443</text:p>
          </table:table-cell>
          <table:table-cell office:value-type="float" office:value="86726" table:style-name="ce44">
            <text:p>86,726</text:p>
          </table:table-cell>
          <table:table-cell office:value-type="float" office:value="16183" table:style-name="ce44">
            <text:p>16,183</text:p>
          </table:table-cell>
          <table:table-cell office:value-type="float" office:value="17296" table:style-name="ce44">
            <text:p>17,296</text:p>
          </table:table-cell>
          <table:table-cell office:value-type="float" office:value="17048" table:style-name="ce44">
            <text:p>17,048</text:p>
          </table:table-cell>
          <table:table-cell office:value-type="float" office:value="17254" table:style-name="ce44">
            <text:p>17,254</text:p>
          </table:table-cell>
          <table:table-cell office:value-type="float" office:value="18945" table:style-name="ce45">
            <text:p>18,945</text:p>
          </table:table-cell>
          <table:table-cell office:value-type="float" office:value="115993" table:style-name="ce44">
            <text:p>115,993</text:p>
          </table:table-cell>
          <table:table-cell office:value-type="float" office:value="21306" table:style-name="ce44">
            <text:p>21,306</text:p>
          </table:table-cell>
          <table:table-cell office:value-type="float" office:value="21896" table:style-name="ce44">
            <text:p>21,896</text:p>
          </table:table-cell>
          <table:table-cell office:value-type="float" office:value="23444" table:style-name="ce44">
            <text:p>23,444</text:p>
          </table:table-cell>
          <table:table-cell office:value-type="float" office:value="24719" table:style-name="ce44">
            <text:p>24,719</text:p>
          </table:table-cell>
          <table:table-cell office:value-type="float" office:value="24628" table:style-name="ce45">
            <text:p>24,628</text:p>
          </table:table-cell>
          <table:table-cell office:value-type="float" office:value="118247" table:style-name="ce44">
            <text:p>118,247</text:p>
          </table:table-cell>
          <table:table-cell office:value-type="float" office:value="24654" table:style-name="ce44">
            <text:p>24,654</text:p>
          </table:table-cell>
          <table:table-cell office:value-type="float" office:value="24416" table:style-name="ce44">
            <text:p>24,416</text:p>
          </table:table-cell>
          <table:table-cell office:value-type="float" office:value="22311" table:style-name="ce44">
            <text:p>22,311</text:p>
          </table:table-cell>
          <table:table-cell office:value-type="float" office:value="24699" table:style-name="ce44">
            <text:p>24,699</text:p>
          </table:table-cell>
          <table:table-cell office:value-type="float" office:value="22167" table:style-name="ce45">
            <text:p>22,167</text:p>
          </table:table-cell>
          <table:table-cell office:value-type="float" office:value="104123" table:style-name="ce44">
            <text:p>104,123</text:p>
          </table:table-cell>
          <table:table-cell office:value-type="float" office:value="21355" table:style-name="ce44">
            <text:p>21,355</text:p>
          </table:table-cell>
          <table:table-cell office:value-type="float" office:value="20232" table:style-name="ce44">
            <text:p>20,232</text:p>
          </table:table-cell>
          <table:table-cell office:value-type="float" office:value="20291" table:style-name="ce44">
            <text:p>20,291</text:p>
          </table:table-cell>
          <table:table-cell office:value-type="float" office:value="20862" table:style-name="ce44">
            <text:p>20,862</text:p>
          </table:table-cell>
          <table:table-cell office:value-type="float" office:value="21383" table:style-name="ce45">
            <text:p>21,383</text:p>
          </table:table-cell>
          <table:table-cell office:value-type="float" office:value="105082" table:style-name="ce44">
            <text:p>105,082</text:p>
          </table:table-cell>
          <table:table-cell office:value-type="float" office:value="21574" table:style-name="ce44">
            <text:p>21,574</text:p>
          </table:table-cell>
          <table:table-cell office:value-type="float" office:value="21448" table:style-name="ce44">
            <text:p>21,448</text:p>
          </table:table-cell>
          <table:table-cell office:value-type="float" office:value="20730" table:style-name="ce44">
            <text:p>20,730</text:p>
          </table:table-cell>
          <table:table-cell office:value-type="float" office:value="20329" table:style-name="ce44">
            <text:p>20,329</text:p>
          </table:table-cell>
          <table:table-cell office:value-type="float" office:value="21001" table:style-name="ce45">
            <text:p>21,001</text:p>
          </table:table-cell>
          <table:table-cell office:value-type="float" office:value="106095" table:style-name="ce44">
            <text:p>106,095</text:p>
          </table:table-cell>
          <table:table-cell office:value-type="float" office:value="21310" table:style-name="ce44">
            <text:p>21,310</text:p>
          </table:table-cell>
          <table:table-cell office:value-type="float" office:value="21425" table:style-name="ce44">
            <text:p>21,425</text:p>
          </table:table-cell>
          <table:table-cell office:value-type="float" office:value="21325" table:style-name="ce44">
            <text:p>21,325</text:p>
          </table:table-cell>
          <table:table-cell office:value-type="float" office:value="21281" table:style-name="ce44">
            <text:p>21,281</text:p>
          </table:table-cell>
          <table:table-cell office:value-type="float" office:value="20754" table:style-name="ce45">
            <text:p>20,754</text:p>
          </table:table-cell>
          <table:table-cell office:value-type="float" office:value="104836" table:style-name="ce44">
            <text:p>104,836</text:p>
          </table:table-cell>
          <table:table-cell office:value-type="float" office:value="21134" table:style-name="ce44">
            <text:p>21,134</text:p>
          </table:table-cell>
          <table:table-cell office:value-type="float" office:value="21539" table:style-name="ce44">
            <text:p>21,539</text:p>
          </table:table-cell>
          <table:table-cell office:value-type="float" office:value="20631" table:style-name="ce44">
            <text:p>20,631</text:p>
          </table:table-cell>
          <table:table-cell office:value-type="float" office:value="20736" table:style-name="ce44">
            <text:p>20,736</text:p>
          </table:table-cell>
          <table:table-cell office:value-type="float" office:value="20796" table:style-name="ce45">
            <text:p>20,796</text:p>
          </table:table-cell>
          <table:table-cell office:value-type="float" office:value="96612" table:style-name="ce44">
            <text:p>96,612</text:p>
          </table:table-cell>
          <table:table-cell office:value-type="float" office:value="20343" table:style-name="ce44">
            <text:p>20,343</text:p>
          </table:table-cell>
          <table:table-cell office:value-type="float" office:value="19542" table:style-name="ce44">
            <text:p>19,542</text:p>
          </table:table-cell>
          <table:table-cell office:value-type="float" office:value="19174" table:style-name="ce44">
            <text:p>19,174</text:p>
          </table:table-cell>
          <table:table-cell office:value-type="float" office:value="19197" table:style-name="ce44">
            <text:p>19,197</text:p>
          </table:table-cell>
          <table:table-cell office:value-type="float" office:value="18356" table:style-name="ce45">
            <text:p>18,356</text:p>
          </table:table-cell>
          <table:table-cell office:value-type="float" office:value="63977" table:style-name="ce44">
            <text:p>63,977</text:p>
          </table:table-cell>
          <table:table-cell office:value-type="float" office:value="16593" table:style-name="ce44">
            <text:p>16,593</text:p>
          </table:table-cell>
          <table:table-cell office:value-type="float" office:value="15105" table:style-name="ce44">
            <text:p>15,105</text:p>
          </table:table-cell>
          <table:table-cell office:value-type="float" office:value="12948" table:style-name="ce44">
            <text:p>12,948</text:p>
          </table:table-cell>
          <table:table-cell office:value-type="float" office:value="11339" table:style-name="ce44">
            <text:p>11,339</text:p>
          </table:table-cell>
          <table:table-cell office:value-type="float" office:value="7992" table:style-name="ce45">
            <text:p>7,992</text:p>
          </table:table-cell>
          <table:table-cell office:value-type="float" office:value="44168" table:style-name="ce44">
            <text:p>44,168</text:p>
          </table:table-cell>
          <table:table-cell office:value-type="float" office:value="9027" table:style-name="ce44">
            <text:p>9,027</text:p>
          </table:table-cell>
          <table:table-cell office:value-type="float" office:value="9358" table:style-name="ce44">
            <text:p>9,358</text:p>
          </table:table-cell>
          <table:table-cell office:value-type="float" office:value="8837" table:style-name="ce44">
            <text:p>8,837</text:p>
          </table:table-cell>
          <table:table-cell office:value-type="float" office:value="8639" table:style-name="ce44">
            <text:p>8,639</text:p>
          </table:table-cell>
          <table:table-cell office:value-type="float" office:value="8307" table:style-name="ce45">
            <text:p>8,307</text:p>
          </table:table-cell>
          <table:table-cell office:value-type="float" office:value="33055" table:style-name="ce44">
            <text:p>33,055</text:p>
          </table:table-cell>
          <table:table-cell office:value-type="float" office:value="7985" table:style-name="ce44">
            <text:p>7,985</text:p>
          </table:table-cell>
          <table:table-cell office:value-type="float" office:value="7159" table:style-name="ce44">
            <text:p>7,159</text:p>
          </table:table-cell>
          <table:table-cell office:value-type="float" office:value="6582" table:style-name="ce44">
            <text:p>6,582</text:p>
          </table:table-cell>
          <table:table-cell office:value-type="float" office:value="5882" table:style-name="ce44">
            <text:p>5,882</text:p>
          </table:table-cell>
          <table:table-cell office:value-type="float" office:value="5447" table:style-name="ce45">
            <text:p>5,447</text:p>
          </table:table-cell>
          <table:table-cell office:value-type="float" office:value="19579" table:style-name="ce44">
            <text:p>19,579</text:p>
          </table:table-cell>
          <table:table-cell office:value-type="float" office:value="4898" table:style-name="ce44">
            <text:p>4,898</text:p>
          </table:table-cell>
          <table:table-cell office:value-type="float" office:value="4265" table:style-name="ce44">
            <text:p>4,265</text:p>
          </table:table-cell>
          <table:table-cell office:value-type="float" office:value="3862" table:style-name="ce44">
            <text:p>3,862</text:p>
          </table:table-cell>
          <table:table-cell office:value-type="float" office:value="3566" table:style-name="ce44">
            <text:p>3,566</text:p>
          </table:table-cell>
          <table:table-cell office:value-type="float" office:value="2988" table:style-name="ce45">
            <text:p>2,988</text:p>
          </table:table-cell>
          <table:table-cell office:value-type="float" office:value="9483" table:style-name="ce44">
            <text:p>9,483</text:p>
          </table:table-cell>
          <table:table-cell office:value-type="float" office:value="2573" table:style-name="ce44">
            <text:p>2,573</text:p>
          </table:table-cell>
          <table:table-cell office:value-type="float" office:value="2304" table:style-name="ce44">
            <text:p>2,304</text:p>
          </table:table-cell>
          <table:table-cell office:value-type="float" office:value="1897" table:style-name="ce44">
            <text:p>1,897</text:p>
          </table:table-cell>
          <table:table-cell office:value-type="float" office:value="1525" table:style-name="ce44">
            <text:p>1,525</text:p>
          </table:table-cell>
          <table:table-cell office:value-type="float" office:value="1184" table:style-name="ce45">
            <text:p>1,184</text:p>
          </table:table-cell>
          <table:table-cell office:value-type="float" office:value="2739" table:style-name="ce44">
            <text:p>2,739</text:p>
          </table:table-cell>
          <table:table-cell office:value-type="float" office:value="886" table:style-name="ce44">
            <text:p>886</text:p>
          </table:table-cell>
          <table:table-cell office:value-type="float" office:value="717" table:style-name="ce44">
            <text:p>717</text:p>
          </table:table-cell>
          <table:table-cell office:value-type="float" office:value="482" table:style-name="ce44">
            <text:p>482</text:p>
          </table:table-cell>
          <table:table-cell office:value-type="float" office:value="384" table:style-name="ce44">
            <text:p>384</text:p>
          </table:table-cell>
          <table:table-cell office:value-type="float" office:value="270" table:style-name="ce45">
            <text:p>270</text:p>
          </table:table-cell>
          <table:table-cell office:value-type="float" office:value="475" table:style-name="ce44">
            <text:p>475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27">
            <text:p>計</text:p>
          </table:table-cell>
          <table:table-cell office:value-type="float" office:value="2258099" table:style-name="ce37">
            <text:p>2,258,099</text:p>
          </table:table-cell>
          <table:table-cell office:value-type="float" office:value="113215" table:style-name="ce37">
            <text:p>113,215</text:p>
          </table:table-cell>
          <table:table-cell office:value-type="float" office:value="20532" table:style-name="ce37">
            <text:p>20,532</text:p>
          </table:table-cell>
          <table:table-cell office:value-type="float" office:value="22152" table:style-name="ce37">
            <text:p>22,152</text:p>
          </table:table-cell>
          <table:table-cell office:value-type="float" office:value="22931" table:style-name="ce37">
            <text:p>22,931</text:p>
          </table:table-cell>
          <table:table-cell office:value-type="float" office:value="23661" table:style-name="ce37">
            <text:p>23,661</text:p>
          </table:table-cell>
          <table:table-cell office:value-type="float" office:value="23939" table:style-name="ce37">
            <text:p>23,939</text:p>
          </table:table-cell>
          <table:table-cell office:value-type="float" office:value="113593" table:style-name="ce37">
            <text:p>113,593</text:p>
          </table:table-cell>
          <table:table-cell office:value-type="float" office:value="23882" table:style-name="ce37">
            <text:p>23,882</text:p>
          </table:table-cell>
          <table:table-cell office:value-type="float" office:value="22100" table:style-name="ce37">
            <text:p>22,100</text:p>
          </table:table-cell>
          <table:table-cell office:value-type="float" office:value="24668" table:style-name="ce37">
            <text:p>24,668</text:p>
          </table:table-cell>
          <table:table-cell office:value-type="float" office:value="23340" table:style-name="ce37">
            <text:p>23,340</text:p>
          </table:table-cell>
          <table:table-cell office:value-type="float" office:value="19603" table:style-name="ce38">
            <text:p>19,603</text:p>
          </table:table-cell>
          <table:table-cell office:value-type="float" office:value="106084" table:style-name="ce37">
            <text:p>106,084</text:p>
          </table:table-cell>
          <table:table-cell office:value-type="float" office:value="19718" table:style-name="ce37">
            <text:p>19,718</text:p>
          </table:table-cell>
          <table:table-cell office:value-type="float" office:value="20983" table:style-name="ce37">
            <text:p>20,983</text:p>
          </table:table-cell>
          <table:table-cell office:value-type="float" office:value="22025" table:style-name="ce37">
            <text:p>22,025</text:p>
          </table:table-cell>
          <table:table-cell office:value-type="float" office:value="21479" table:style-name="ce37">
            <text:p>21,479</text:p>
          </table:table-cell>
          <table:table-cell office:value-type="float" office:value="21879" table:style-name="ce38">
            <text:p>21,879</text:p>
          </table:table-cell>
          <table:table-cell office:value-type="float" office:value="127272" table:style-name="ce37">
            <text:p>127,272</text:p>
          </table:table-cell>
          <table:table-cell office:value-type="float" office:value="23038" table:style-name="ce37">
            <text:p>23,038</text:p>
          </table:table-cell>
          <table:table-cell office:value-type="float" office:value="23301" table:style-name="ce37">
            <text:p>23,301</text:p>
          </table:table-cell>
          <table:table-cell office:value-type="float" office:value="24942" table:style-name="ce37">
            <text:p>24,942</text:p>
          </table:table-cell>
          <table:table-cell office:value-type="float" office:value="26112" table:style-name="ce37">
            <text:p>26,112</text:p>
          </table:table-cell>
          <table:table-cell office:value-type="float" office:value="29879" table:style-name="ce38">
            <text:p>29,879</text:p>
          </table:table-cell>
          <table:table-cell office:value-type="float" office:value="152161" table:style-name="ce37">
            <text:p>152,161</text:p>
          </table:table-cell>
          <table:table-cell office:value-type="float" office:value="29123" table:style-name="ce37">
            <text:p>29,123</text:p>
          </table:table-cell>
          <table:table-cell office:value-type="float" office:value="27900" table:style-name="ce37">
            <text:p>27,900</text:p>
          </table:table-cell>
          <table:table-cell office:value-type="float" office:value="30525" table:style-name="ce37">
            <text:p>30,525</text:p>
          </table:table-cell>
          <table:table-cell office:value-type="float" office:value="32149" table:style-name="ce37">
            <text:p>32,149</text:p>
          </table:table-cell>
          <table:table-cell office:value-type="float" office:value="32464" table:style-name="ce38">
            <text:p>32,464</text:p>
          </table:table-cell>
          <table:table-cell office:value-type="float" office:value="162986" table:style-name="ce37">
            <text:p>162,986</text:p>
          </table:table-cell>
          <table:table-cell office:value-type="float" office:value="32546" table:style-name="ce37">
            <text:p>32,546</text:p>
          </table:table-cell>
          <table:table-cell office:value-type="float" office:value="32512" table:style-name="ce37">
            <text:p>32,512</text:p>
          </table:table-cell>
          <table:table-cell office:value-type="float" office:value="32417" table:style-name="ce37">
            <text:p>32,417</text:p>
          </table:table-cell>
          <table:table-cell office:value-type="float" office:value="32111" table:style-name="ce37">
            <text:p>32,111</text:p>
          </table:table-cell>
          <table:table-cell office:value-type="float" office:value="33400" table:style-name="ce38">
            <text:p>33,400</text:p>
          </table:table-cell>
          <table:table-cell office:value-type="float" office:value="164073" table:style-name="ce37">
            <text:p>164,073</text:p>
          </table:table-cell>
          <table:table-cell office:value-type="float" office:value="33257" table:style-name="ce37">
            <text:p>33,257</text:p>
          </table:table-cell>
          <table:table-cell office:value-type="float" office:value="33966" table:style-name="ce37">
            <text:p>33,966</text:p>
          </table:table-cell>
          <table:table-cell office:value-type="float" office:value="32629" table:style-name="ce37">
            <text:p>32,629</text:p>
          </table:table-cell>
          <table:table-cell office:value-type="float" office:value="30945" table:style-name="ce37">
            <text:p>30,945</text:p>
          </table:table-cell>
          <table:table-cell office:value-type="float" office:value="33276" table:style-name="ce38">
            <text:p>33,276</text:p>
          </table:table-cell>
          <table:table-cell office:value-type="float" office:value="200020" table:style-name="ce37">
            <text:p>200,020</text:p>
          </table:table-cell>
          <table:table-cell office:value-type="float" office:value="37001" table:style-name="ce37">
            <text:p>37,001</text:p>
          </table:table-cell>
          <table:table-cell office:value-type="float" office:value="38103" table:style-name="ce37">
            <text:p>38,103</text:p>
          </table:table-cell>
          <table:table-cell office:value-type="float" office:value="40842" table:style-name="ce37">
            <text:p>40,842</text:p>
          </table:table-cell>
          <table:table-cell office:value-type="float" office:value="42067" table:style-name="ce37">
            <text:p>42,067</text:p>
          </table:table-cell>
          <table:table-cell office:value-type="float" office:value="42007" table:style-name="ce38">
            <text:p>42,007</text:p>
          </table:table-cell>
          <table:table-cell office:value-type="float" office:value="197379" table:style-name="ce37">
            <text:p>197,379</text:p>
          </table:table-cell>
          <table:table-cell office:value-type="float" office:value="41463" table:style-name="ce37">
            <text:p>41,463</text:p>
          </table:table-cell>
          <table:table-cell office:value-type="float" office:value="40792" table:style-name="ce37">
            <text:p>40,792</text:p>
          </table:table-cell>
          <table:table-cell office:value-type="float" office:value="38404" table:style-name="ce37">
            <text:p>38,404</text:p>
          </table:table-cell>
          <table:table-cell office:value-type="float" office:value="40317" table:style-name="ce37">
            <text:p>40,317</text:p>
          </table:table-cell>
          <table:table-cell office:value-type="float" office:value="36403" table:style-name="ce38">
            <text:p>36,403</text:p>
          </table:table-cell>
          <table:table-cell office:value-type="float" office:value="170330" table:style-name="ce37">
            <text:p>170,330</text:p>
          </table:table-cell>
          <table:table-cell office:value-type="float" office:value="34717" table:style-name="ce37">
            <text:p>34,717</text:p>
          </table:table-cell>
          <table:table-cell office:value-type="float" office:value="33567" table:style-name="ce37">
            <text:p>33,567</text:p>
          </table:table-cell>
          <table:table-cell office:value-type="float" office:value="33526" table:style-name="ce37">
            <text:p>33,526</text:p>
          </table:table-cell>
          <table:table-cell office:value-type="float" office:value="33969" table:style-name="ce37">
            <text:p>33,969</text:p>
          </table:table-cell>
          <table:table-cell office:value-type="float" office:value="34551" table:style-name="ce38">
            <text:p>34,551</text:p>
          </table:table-cell>
          <table:table-cell office:value-type="float" office:value="166981" table:style-name="ce37">
            <text:p>166,981</text:p>
          </table:table-cell>
          <table:table-cell office:value-type="float" office:value="34704" table:style-name="ce37">
            <text:p>34,704</text:p>
          </table:table-cell>
          <table:table-cell office:value-type="float" office:value="33950" table:style-name="ce37">
            <text:p>33,950</text:p>
          </table:table-cell>
          <table:table-cell office:value-type="float" office:value="33070" table:style-name="ce37">
            <text:p>33,070</text:p>
          </table:table-cell>
          <table:table-cell office:value-type="float" office:value="32412" table:style-name="ce37">
            <text:p>32,412</text:p>
          </table:table-cell>
          <table:table-cell office:value-type="float" office:value="32845" table:style-name="ce38">
            <text:p>32,845</text:p>
          </table:table-cell>
          <table:table-cell office:value-type="float" office:value="161850" table:style-name="ce37">
            <text:p>161,850</text:p>
          </table:table-cell>
          <table:table-cell office:value-type="float" office:value="34040" table:style-name="ce37">
            <text:p>34,040</text:p>
          </table:table-cell>
          <table:table-cell office:value-type="float" office:value="33112" table:style-name="ce37">
            <text:p>33,112</text:p>
          </table:table-cell>
          <table:table-cell office:value-type="float" office:value="32714" table:style-name="ce37">
            <text:p>32,714</text:p>
          </table:table-cell>
          <table:table-cell office:value-type="float" office:value="31876" table:style-name="ce37">
            <text:p>31,876</text:p>
          </table:table-cell>
          <table:table-cell office:value-type="float" office:value="30108" table:style-name="ce38">
            <text:p>30,108</text:p>
          </table:table-cell>
          <table:table-cell office:value-type="float" office:value="139790" table:style-name="ce37">
            <text:p>139,790</text:p>
          </table:table-cell>
          <table:table-cell office:value-type="float" office:value="29763" table:style-name="ce37">
            <text:p>29,763</text:p>
          </table:table-cell>
          <table:table-cell office:value-type="float" office:value="29471" table:style-name="ce37">
            <text:p>29,471</text:p>
          </table:table-cell>
          <table:table-cell office:value-type="float" office:value="27044" table:style-name="ce37">
            <text:p>27,044</text:p>
          </table:table-cell>
          <table:table-cell office:value-type="float" office:value="26869" table:style-name="ce37">
            <text:p>26,869</text:p>
          </table:table-cell>
          <table:table-cell office:value-type="float" office:value="26643" table:style-name="ce38">
            <text:p>26,643</text:p>
          </table:table-cell>
          <table:table-cell office:value-type="float" office:value="116693" table:style-name="ce37">
            <text:p>116,693</text:p>
          </table:table-cell>
          <table:table-cell office:value-type="float" office:value="26080" table:style-name="ce37">
            <text:p>26,080</text:p>
          </table:table-cell>
          <table:table-cell office:value-type="float" office:value="24303" table:style-name="ce37">
            <text:p>24,303</text:p>
          </table:table-cell>
          <table:table-cell office:value-type="float" office:value="23096" table:style-name="ce37">
            <text:p>23,096</text:p>
          </table:table-cell>
          <table:table-cell office:value-type="float" office:value="23009" table:style-name="ce37">
            <text:p>23,009</text:p>
          </table:table-cell>
          <table:table-cell office:value-type="float" office:value="20205" table:style-name="ce38">
            <text:p>20,205</text:p>
          </table:table-cell>
          <table:table-cell office:value-type="float" office:value="65052" table:style-name="ce37">
            <text:p>65,052</text:p>
          </table:table-cell>
          <table:table-cell office:value-type="float" office:value="17036" table:style-name="ce37">
            <text:p>17,036</text:p>
          </table:table-cell>
          <table:table-cell office:value-type="float" office:value="15799" table:style-name="ce37">
            <text:p>15,799</text:p>
          </table:table-cell>
          <table:table-cell office:value-type="float" office:value="12757" table:style-name="ce37">
            <text:p>12,757</text:p>
          </table:table-cell>
          <table:table-cell office:value-type="float" office:value="11239" table:style-name="ce37">
            <text:p>11,239</text:p>
          </table:table-cell>
          <table:table-cell office:value-type="float" office:value="8221" table:style-name="ce38">
            <text:p>8,221</text:p>
          </table:table-cell>
          <table:table-cell office:value-type="float" office:value="42972" table:style-name="ce37">
            <text:p>42,972</text:p>
          </table:table-cell>
          <table:table-cell office:value-type="float" office:value="9081" table:style-name="ce37">
            <text:p>9,081</text:p>
          </table:table-cell>
          <table:table-cell office:value-type="float" office:value="9280" table:style-name="ce37">
            <text:p>9,280</text:p>
          </table:table-cell>
          <table:table-cell office:value-type="float" office:value="8721" table:style-name="ce37">
            <text:p>8,721</text:p>
          </table:table-cell>
          <table:table-cell office:value-type="float" office:value="8131" table:style-name="ce37">
            <text:p>8,131</text:p>
          </table:table-cell>
          <table:table-cell office:value-type="float" office:value="7759" table:style-name="ce38">
            <text:p>7,759</text:p>
          </table:table-cell>
          <table:table-cell office:value-type="float" office:value="28775" table:style-name="ce37">
            <text:p>28,775</text:p>
          </table:table-cell>
          <table:table-cell office:value-type="float" office:value="7126" table:style-name="ce37">
            <text:p>7,126</text:p>
          </table:table-cell>
          <table:table-cell office:value-type="float" office:value="6264" table:style-name="ce37">
            <text:p>6,264</text:p>
          </table:table-cell>
          <table:table-cell office:value-type="float" office:value="5814" table:style-name="ce37">
            <text:p>5,814</text:p>
          </table:table-cell>
          <table:table-cell office:value-type="float" office:value="5024" table:style-name="ce37">
            <text:p>5,024</text:p>
          </table:table-cell>
          <table:table-cell office:value-type="float" office:value="4547" table:style-name="ce38">
            <text:p>4,547</text:p>
          </table:table-cell>
          <table:table-cell office:value-type="float" office:value="17202" table:style-name="ce37">
            <text:p>17,202</text:p>
          </table:table-cell>
          <table:table-cell office:value-type="float" office:value="3947" table:style-name="ce37">
            <text:p>3,947</text:p>
          </table:table-cell>
          <table:table-cell office:value-type="float" office:value="3595" table:style-name="ce37">
            <text:p>3,595</text:p>
          </table:table-cell>
          <table:table-cell office:value-type="float" office:value="3385" table:style-name="ce37">
            <text:p>3,385</text:p>
          </table:table-cell>
          <table:table-cell office:value-type="float" office:value="3227" table:style-name="ce37">
            <text:p>3,227</text:p>
          </table:table-cell>
          <table:table-cell office:value-type="float" office:value="3048" table:style-name="ce38">
            <text:p>3,048</text:p>
          </table:table-cell>
          <table:table-cell office:value-type="float" office:value="9341" table:style-name="ce37">
            <text:p>9,341</text:p>
          </table:table-cell>
          <table:table-cell office:value-type="float" office:value="2732" table:style-name="ce37">
            <text:p>2,732</text:p>
          </table:table-cell>
          <table:table-cell office:value-type="float" office:value="2388" table:style-name="ce37">
            <text:p>2,388</text:p>
          </table:table-cell>
          <table:table-cell office:value-type="float" office:value="1761" table:style-name="ce37">
            <text:p>1,761</text:p>
          </table:table-cell>
          <table:table-cell office:value-type="float" office:value="1389" table:style-name="ce37">
            <text:p>1,389</text:p>
          </table:table-cell>
          <table:table-cell office:value-type="float" office:value="1071" table:style-name="ce38">
            <text:p>1,071</text:p>
          </table:table-cell>
          <table:table-cell office:value-type="float" office:value="2019" table:style-name="ce37">
            <text:p>2,019</text:p>
          </table:table-cell>
          <table:table-cell office:value-type="float" office:value="737" table:style-name="ce37">
            <text:p>737</text:p>
          </table:table-cell>
          <table:table-cell office:value-type="float" office:value="515" table:style-name="ce37">
            <text:p>515</text:p>
          </table:table-cell>
          <table:table-cell office:value-type="float" office:value="344" table:style-name="ce37">
            <text:p>344</text:p>
          </table:table-cell>
          <table:table-cell office:value-type="float" office:value="266" table:style-name="ce37">
            <text:p>266</text:p>
          </table:table-cell>
          <table:table-cell office:value-type="float" office:value="157" table:style-name="ce38">
            <text:p>157</text:p>
          </table:table-cell>
          <table:table-cell office:value-type="float" office:value="311" table:style-name="ce37">
            <text:p>311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桃園市</text:p>
          </table:table-cell>
          <table:table-cell office:value-type="string" table:style-name="ce27">
            <text:p>男</text:p>
          </table:table-cell>
          <table:table-cell office:value-type="float" office:value="1119745" table:style-name="ce37">
            <text:p>1,119,745</text:p>
          </table:table-cell>
          <table:table-cell office:value-type="float" office:value="58701" table:style-name="ce37">
            <text:p>58,701</text:p>
          </table:table-cell>
          <table:table-cell office:value-type="float" office:value="10635" table:style-name="ce37">
            <text:p>10,635</text:p>
          </table:table-cell>
          <table:table-cell office:value-type="float" office:value="11564" table:style-name="ce37">
            <text:p>11,564</text:p>
          </table:table-cell>
          <table:table-cell office:value-type="float" office:value="11833" table:style-name="ce37">
            <text:p>11,833</text:p>
          </table:table-cell>
          <table:table-cell office:value-type="float" office:value="12265" table:style-name="ce37">
            <text:p>12,265</text:p>
          </table:table-cell>
          <table:table-cell office:value-type="float" office:value="12404" table:style-name="ce37">
            <text:p>12,404</text:p>
          </table:table-cell>
          <table:table-cell office:value-type="float" office:value="58866" table:style-name="ce37">
            <text:p>58,866</text:p>
          </table:table-cell>
          <table:table-cell office:value-type="float" office:value="12382" table:style-name="ce37">
            <text:p>12,382</text:p>
          </table:table-cell>
          <table:table-cell office:value-type="float" office:value="11537" table:style-name="ce37">
            <text:p>11,537</text:p>
          </table:table-cell>
          <table:table-cell office:value-type="float" office:value="12795" table:style-name="ce37">
            <text:p>12,795</text:p>
          </table:table-cell>
          <table:table-cell office:value-type="float" office:value="12036" table:style-name="ce37">
            <text:p>12,036</text:p>
          </table:table-cell>
          <table:table-cell office:value-type="float" office:value="10116" table:style-name="ce38">
            <text:p>10,116</text:p>
          </table:table-cell>
          <table:table-cell office:value-type="float" office:value="55611" table:style-name="ce37">
            <text:p>55,611</text:p>
          </table:table-cell>
          <table:table-cell office:value-type="float" office:value="10389" table:style-name="ce37">
            <text:p>10,389</text:p>
          </table:table-cell>
          <table:table-cell office:value-type="float" office:value="10865" table:style-name="ce37">
            <text:p>10,865</text:p>
          </table:table-cell>
          <table:table-cell office:value-type="float" office:value="11547" table:style-name="ce37">
            <text:p>11,547</text:p>
          </table:table-cell>
          <table:table-cell office:value-type="float" office:value="11300" table:style-name="ce37">
            <text:p>11,300</text:p>
          </table:table-cell>
          <table:table-cell office:value-type="float" office:value="11510" table:style-name="ce38">
            <text:p>11,510</text:p>
          </table:table-cell>
          <table:table-cell office:value-type="float" office:value="66616" table:style-name="ce37">
            <text:p>66,616</text:p>
          </table:table-cell>
          <table:table-cell office:value-type="float" office:value="12093" table:style-name="ce37">
            <text:p>12,093</text:p>
          </table:table-cell>
          <table:table-cell office:value-type="float" office:value="12324" table:style-name="ce37">
            <text:p>12,324</text:p>
          </table:table-cell>
          <table:table-cell office:value-type="float" office:value="12937" table:style-name="ce37">
            <text:p>12,937</text:p>
          </table:table-cell>
          <table:table-cell office:value-type="float" office:value="13673" table:style-name="ce37">
            <text:p>13,673</text:p>
          </table:table-cell>
          <table:table-cell office:value-type="float" office:value="15589" table:style-name="ce38">
            <text:p>15,589</text:p>
          </table:table-cell>
          <table:table-cell office:value-type="float" office:value="78938" table:style-name="ce37">
            <text:p>78,938</text:p>
          </table:table-cell>
          <table:table-cell office:value-type="float" office:value="15170" table:style-name="ce37">
            <text:p>15,170</text:p>
          </table:table-cell>
          <table:table-cell office:value-type="float" office:value="14598" table:style-name="ce37">
            <text:p>14,598</text:p>
          </table:table-cell>
          <table:table-cell office:value-type="float" office:value="15751" table:style-name="ce37">
            <text:p>15,751</text:p>
          </table:table-cell>
          <table:table-cell office:value-type="float" office:value="16693" table:style-name="ce37">
            <text:p>16,693</text:p>
          </table:table-cell>
          <table:table-cell office:value-type="float" office:value="16726" table:style-name="ce38">
            <text:p>16,726</text:p>
          </table:table-cell>
          <table:table-cell office:value-type="float" office:value="83820" table:style-name="ce37">
            <text:p>83,820</text:p>
          </table:table-cell>
          <table:table-cell office:value-type="float" office:value="16857" table:style-name="ce37">
            <text:p>16,857</text:p>
          </table:table-cell>
          <table:table-cell office:value-type="float" office:value="16763" table:style-name="ce37">
            <text:p>16,763</text:p>
          </table:table-cell>
          <table:table-cell office:value-type="float" office:value="16594" table:style-name="ce37">
            <text:p>16,594</text:p>
          </table:table-cell>
          <table:table-cell office:value-type="float" office:value="16551" table:style-name="ce37">
            <text:p>16,551</text:p>
          </table:table-cell>
          <table:table-cell office:value-type="float" office:value="17055" table:style-name="ce38">
            <text:p>17,055</text:p>
          </table:table-cell>
          <table:table-cell office:value-type="float" office:value="82791" table:style-name="ce37">
            <text:p>82,791</text:p>
          </table:table-cell>
          <table:table-cell office:value-type="float" office:value="16885" table:style-name="ce37">
            <text:p>16,885</text:p>
          </table:table-cell>
          <table:table-cell office:value-type="float" office:value="17269" table:style-name="ce37">
            <text:p>17,269</text:p>
          </table:table-cell>
          <table:table-cell office:value-type="float" office:value="16553" table:style-name="ce37">
            <text:p>16,553</text:p>
          </table:table-cell>
          <table:table-cell office:value-type="float" office:value="15576" table:style-name="ce37">
            <text:p>15,576</text:p>
          </table:table-cell>
          <table:table-cell office:value-type="float" office:value="16508" table:style-name="ce38">
            <text:p>16,508</text:p>
          </table:table-cell>
          <table:table-cell office:value-type="float" office:value="98182" table:style-name="ce37">
            <text:p>98,182</text:p>
          </table:table-cell>
          <table:table-cell office:value-type="float" office:value="18203" table:style-name="ce37">
            <text:p>18,203</text:p>
          </table:table-cell>
          <table:table-cell office:value-type="float" office:value="18818" table:style-name="ce37">
            <text:p>18,818</text:p>
          </table:table-cell>
          <table:table-cell office:value-type="float" office:value="19991" table:style-name="ce37">
            <text:p>19,991</text:p>
          </table:table-cell>
          <table:table-cell office:value-type="float" office:value="20696" table:style-name="ce37">
            <text:p>20,696</text:p>
          </table:table-cell>
          <table:table-cell office:value-type="float" office:value="20474" table:style-name="ce38">
            <text:p>20,474</text:p>
          </table:table-cell>
          <table:table-cell office:value-type="float" office:value="97036" table:style-name="ce37">
            <text:p>97,036</text:p>
          </table:table-cell>
          <table:table-cell office:value-type="float" office:value="20229" table:style-name="ce37">
            <text:p>20,229</text:p>
          </table:table-cell>
          <table:table-cell office:value-type="float" office:value="20006" table:style-name="ce37">
            <text:p>20,006</text:p>
          </table:table-cell>
          <table:table-cell office:value-type="float" office:value="18894" table:style-name="ce37">
            <text:p>18,894</text:p>
          </table:table-cell>
          <table:table-cell office:value-type="float" office:value="19949" table:style-name="ce37">
            <text:p>19,949</text:p>
          </table:table-cell>
          <table:table-cell office:value-type="float" office:value="17958" table:style-name="ce38">
            <text:p>17,958</text:p>
          </table:table-cell>
          <table:table-cell office:value-type="float" office:value="83052" table:style-name="ce37">
            <text:p>83,052</text:p>
          </table:table-cell>
          <table:table-cell office:value-type="float" office:value="16929" table:style-name="ce37">
            <text:p>16,929</text:p>
          </table:table-cell>
          <table:table-cell office:value-type="float" office:value="16398" table:style-name="ce37">
            <text:p>16,398</text:p>
          </table:table-cell>
          <table:table-cell office:value-type="float" office:value="16370" table:style-name="ce37">
            <text:p>16,370</text:p>
          </table:table-cell>
          <table:table-cell office:value-type="float" office:value="16586" table:style-name="ce37">
            <text:p>16,586</text:p>
          </table:table-cell>
          <table:table-cell office:value-type="float" office:value="16769" table:style-name="ce38">
            <text:p>16,769</text:p>
          </table:table-cell>
          <table:table-cell office:value-type="float" office:value="81391" table:style-name="ce37">
            <text:p>81,391</text:p>
          </table:table-cell>
          <table:table-cell office:value-type="float" office:value="17027" table:style-name="ce37">
            <text:p>17,027</text:p>
          </table:table-cell>
          <table:table-cell office:value-type="float" office:value="16616" table:style-name="ce37">
            <text:p>16,616</text:p>
          </table:table-cell>
          <table:table-cell office:value-type="float" office:value="16063" table:style-name="ce37">
            <text:p>16,063</text:p>
          </table:table-cell>
          <table:table-cell office:value-type="float" office:value="15813" table:style-name="ce37">
            <text:p>15,813</text:p>
          </table:table-cell>
          <table:table-cell office:value-type="float" office:value="15872" table:style-name="ce38">
            <text:p>15,872</text:p>
          </table:table-cell>
          <table:table-cell office:value-type="float" office:value="78311" table:style-name="ce37">
            <text:p>78,311</text:p>
          </table:table-cell>
          <table:table-cell office:value-type="float" office:value="16551" table:style-name="ce37">
            <text:p>16,551</text:p>
          </table:table-cell>
          <table:table-cell office:value-type="float" office:value="16072" table:style-name="ce37">
            <text:p>16,072</text:p>
          </table:table-cell>
          <table:table-cell office:value-type="float" office:value="15859" table:style-name="ce37">
            <text:p>15,859</text:p>
          </table:table-cell>
          <table:table-cell office:value-type="float" office:value="15293" table:style-name="ce37">
            <text:p>15,293</text:p>
          </table:table-cell>
          <table:table-cell office:value-type="float" office:value="14536" table:style-name="ce38">
            <text:p>14,536</text:p>
          </table:table-cell>
          <table:table-cell office:value-type="float" office:value="66900" table:style-name="ce37">
            <text:p>66,900</text:p>
          </table:table-cell>
          <table:table-cell office:value-type="float" office:value="14463" table:style-name="ce37">
            <text:p>14,463</text:p>
          </table:table-cell>
          <table:table-cell office:value-type="float" office:value="14103" table:style-name="ce37">
            <text:p>14,103</text:p>
          </table:table-cell>
          <table:table-cell office:value-type="float" office:value="12954" table:style-name="ce37">
            <text:p>12,954</text:p>
          </table:table-cell>
          <table:table-cell office:value-type="float" office:value="12713" table:style-name="ce37">
            <text:p>12,713</text:p>
          </table:table-cell>
          <table:table-cell office:value-type="float" office:value="12667" table:style-name="ce38">
            <text:p>12,667</text:p>
          </table:table-cell>
          <table:table-cell office:value-type="float" office:value="54470" table:style-name="ce37">
            <text:p>54,470</text:p>
          </table:table-cell>
          <table:table-cell office:value-type="float" office:value="12392" table:style-name="ce37">
            <text:p>12,392</text:p>
          </table:table-cell>
          <table:table-cell office:value-type="float" office:value="11189" table:style-name="ce37">
            <text:p>11,189</text:p>
          </table:table-cell>
          <table:table-cell office:value-type="float" office:value="10875" table:style-name="ce37">
            <text:p>10,875</text:p>
          </table:table-cell>
          <table:table-cell office:value-type="float" office:value="10627" table:style-name="ce37">
            <text:p>10,627</text:p>
          </table:table-cell>
          <table:table-cell office:value-type="float" office:value="9387" table:style-name="ce38">
            <text:p>9,387</text:p>
          </table:table-cell>
          <table:table-cell office:value-type="float" office:value="29856" table:style-name="ce37">
            <text:p>29,856</text:p>
          </table:table-cell>
          <table:table-cell office:value-type="float" office:value="7909" table:style-name="ce37">
            <text:p>7,909</text:p>
          </table:table-cell>
          <table:table-cell office:value-type="float" office:value="7288" table:style-name="ce37">
            <text:p>7,288</text:p>
          </table:table-cell>
          <table:table-cell office:value-type="float" office:value="5809" table:style-name="ce37">
            <text:p>5,809</text:p>
          </table:table-cell>
          <table:table-cell office:value-type="float" office:value="5175" table:style-name="ce37">
            <text:p>5,175</text:p>
          </table:table-cell>
          <table:table-cell office:value-type="float" office:value="3675" table:style-name="ce38">
            <text:p>3,675</text:p>
          </table:table-cell>
          <table:table-cell office:value-type="float" office:value="18763" table:style-name="ce37">
            <text:p>18,763</text:p>
          </table:table-cell>
          <table:table-cell office:value-type="float" office:value="4073" table:style-name="ce37">
            <text:p>4,073</text:p>
          </table:table-cell>
          <table:table-cell office:value-type="float" office:value="4106" table:style-name="ce37">
            <text:p>4,106</text:p>
          </table:table-cell>
          <table:table-cell office:value-type="float" office:value="3723" table:style-name="ce37">
            <text:p>3,723</text:p>
          </table:table-cell>
          <table:table-cell office:value-type="float" office:value="3532" table:style-name="ce37">
            <text:p>3,532</text:p>
          </table:table-cell>
          <table:table-cell office:value-type="float" office:value="3329" table:style-name="ce38">
            <text:p>3,329</text:p>
          </table:table-cell>
          <table:table-cell office:value-type="float" office:value="11687" table:style-name="ce37">
            <text:p>11,687</text:p>
          </table:table-cell>
          <table:table-cell office:value-type="float" office:value="2974" table:style-name="ce37">
            <text:p>2,974</text:p>
          </table:table-cell>
          <table:table-cell office:value-type="float" office:value="2492" table:style-name="ce37">
            <text:p>2,492</text:p>
          </table:table-cell>
          <table:table-cell office:value-type="float" office:value="2378" table:style-name="ce37">
            <text:p>2,378</text:p>
          </table:table-cell>
          <table:table-cell office:value-type="float" office:value="2010" table:style-name="ce37">
            <text:p>2,010</text:p>
          </table:table-cell>
          <table:table-cell office:value-type="float" office:value="1833" table:style-name="ce38">
            <text:p>1,833</text:p>
          </table:table-cell>
          <table:table-cell office:value-type="float" office:value="8222" table:style-name="ce37">
            <text:p>8,222</text:p>
          </table:table-cell>
          <table:table-cell office:value-type="float" office:value="1567" table:style-name="ce37">
            <text:p>1,567</text:p>
          </table:table-cell>
          <table:table-cell office:value-type="float" office:value="1616" table:style-name="ce37">
            <text:p>1,616</text:p>
          </table:table-cell>
          <table:table-cell office:value-type="float" office:value="1640" table:style-name="ce37">
            <text:p>1,640</text:p>
          </table:table-cell>
          <table:table-cell office:value-type="float" office:value="1685" table:style-name="ce37">
            <text:p>1,685</text:p>
          </table:table-cell>
          <table:table-cell office:value-type="float" office:value="1714" table:style-name="ce38">
            <text:p>1,714</text:p>
          </table:table-cell>
          <table:table-cell office:value-type="float" office:value="5360" table:style-name="ce37">
            <text:p>5,360</text:p>
          </table:table-cell>
          <table:table-cell office:value-type="float" office:value="1581" table:style-name="ce37">
            <text:p>1,581</text:p>
          </table:table-cell>
          <table:table-cell office:value-type="float" office:value="1392" table:style-name="ce37">
            <text:p>1,392</text:p>
          </table:table-cell>
          <table:table-cell office:value-type="float" office:value="1014" table:style-name="ce37">
            <text:p>1,014</text:p>
          </table:table-cell>
          <table:table-cell office:value-type="float" office:value="773" table:style-name="ce37">
            <text:p>773</text:p>
          </table:table-cell>
          <table:table-cell office:value-type="float" office:value="600" table:style-name="ce38">
            <text:p>600</text:p>
          </table:table-cell>
          <table:table-cell office:value-type="float" office:value="1021" table:style-name="ce37">
            <text:p>1,021</text:p>
          </table:table-cell>
          <table:table-cell office:value-type="float" office:value="380" table:style-name="ce37">
            <text:p>380</text:p>
          </table:table-cell>
          <table:table-cell office:value-type="float" office:value="256" table:style-name="ce37">
            <text:p>256</text:p>
          </table:table-cell>
          <table:table-cell office:value-type="float" office:value="166" table:style-name="ce37">
            <text:p>166</text:p>
          </table:table-cell>
          <table:table-cell office:value-type="float" office:value="132" table:style-name="ce37">
            <text:p>132</text:p>
          </table:table-cell>
          <table:table-cell office:value-type="float" office:value="87" table:style-name="ce38">
            <text:p>87</text:p>
          </table:table-cell>
          <table:table-cell office:value-type="float" office:value="151" table:style-name="ce37">
            <text:p>151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138354" table:style-name="ce39">
            <text:p>1,138,354</text:p>
          </table:table-cell>
          <table:table-cell office:value-type="float" office:value="54514" table:style-name="ce40">
            <text:p>54,514</text:p>
          </table:table-cell>
          <table:table-cell office:value-type="float" office:value="9897" table:style-name="ce39">
            <text:p>9,897</text:p>
          </table:table-cell>
          <table:table-cell office:value-type="float" office:value="10588" table:style-name="ce39">
            <text:p>10,588</text:p>
          </table:table-cell>
          <table:table-cell office:value-type="float" office:value="11098" table:style-name="ce39">
            <text:p>11,098</text:p>
          </table:table-cell>
          <table:table-cell office:value-type="float" office:value="11396" table:style-name="ce39">
            <text:p>11,396</text:p>
          </table:table-cell>
          <table:table-cell office:value-type="float" office:value="11535" table:style-name="ce39">
            <text:p>11,535</text:p>
          </table:table-cell>
          <table:table-cell office:value-type="float" office:value="54727" table:style-name="ce39">
            <text:p>54,727</text:p>
          </table:table-cell>
          <table:table-cell office:value-type="float" office:value="11500" table:style-name="ce39">
            <text:p>11,500</text:p>
          </table:table-cell>
          <table:table-cell office:value-type="float" office:value="10563" table:style-name="ce39">
            <text:p>10,563</text:p>
          </table:table-cell>
          <table:table-cell office:value-type="float" office:value="11873" table:style-name="ce39">
            <text:p>11,873</text:p>
          </table:table-cell>
          <table:table-cell office:value-type="float" office:value="11304" table:style-name="ce39">
            <text:p>11,304</text:p>
          </table:table-cell>
          <table:table-cell office:value-type="float" office:value="9487" table:style-name="ce40">
            <text:p>9,487</text:p>
          </table:table-cell>
          <table:table-cell office:value-type="float" office:value="50473" table:style-name="ce39">
            <text:p>50,473</text:p>
          </table:table-cell>
          <table:table-cell office:value-type="float" office:value="9329" table:style-name="ce39">
            <text:p>9,329</text:p>
          </table:table-cell>
          <table:table-cell office:value-type="float" office:value="10118" table:style-name="ce39">
            <text:p>10,118</text:p>
          </table:table-cell>
          <table:table-cell office:value-type="float" office:value="10478" table:style-name="ce39">
            <text:p>10,478</text:p>
          </table:table-cell>
          <table:table-cell office:value-type="float" office:value="10179" table:style-name="ce39">
            <text:p>10,179</text:p>
          </table:table-cell>
          <table:table-cell office:value-type="float" office:value="10369" table:style-name="ce40">
            <text:p>10,369</text:p>
          </table:table-cell>
          <table:table-cell office:value-type="float" office:value="60656" table:style-name="ce39">
            <text:p>60,656</text:p>
          </table:table-cell>
          <table:table-cell office:value-type="float" office:value="10945" table:style-name="ce39">
            <text:p>10,945</text:p>
          </table:table-cell>
          <table:table-cell office:value-type="float" office:value="10977" table:style-name="ce39">
            <text:p>10,977</text:p>
          </table:table-cell>
          <table:table-cell office:value-type="float" office:value="12005" table:style-name="ce39">
            <text:p>12,005</text:p>
          </table:table-cell>
          <table:table-cell office:value-type="float" office:value="12439" table:style-name="ce39">
            <text:p>12,439</text:p>
          </table:table-cell>
          <table:table-cell office:value-type="float" office:value="14290" table:style-name="ce40">
            <text:p>14,290</text:p>
          </table:table-cell>
          <table:table-cell office:value-type="float" office:value="73223" table:style-name="ce39">
            <text:p>73,223</text:p>
          </table:table-cell>
          <table:table-cell office:value-type="float" office:value="13953" table:style-name="ce39">
            <text:p>13,953</text:p>
          </table:table-cell>
          <table:table-cell office:value-type="float" office:value="13302" table:style-name="ce39">
            <text:p>13,302</text:p>
          </table:table-cell>
          <table:table-cell office:value-type="float" office:value="14774" table:style-name="ce39">
            <text:p>14,774</text:p>
          </table:table-cell>
          <table:table-cell office:value-type="float" office:value="15456" table:style-name="ce39">
            <text:p>15,456</text:p>
          </table:table-cell>
          <table:table-cell office:value-type="float" office:value="15738" table:style-name="ce40">
            <text:p>15,738</text:p>
          </table:table-cell>
          <table:table-cell office:value-type="float" office:value="79166" table:style-name="ce39">
            <text:p>79,166</text:p>
          </table:table-cell>
          <table:table-cell office:value-type="float" office:value="15689" table:style-name="ce39">
            <text:p>15,689</text:p>
          </table:table-cell>
          <table:table-cell office:value-type="float" office:value="15749" table:style-name="ce39">
            <text:p>15,749</text:p>
          </table:table-cell>
          <table:table-cell office:value-type="float" office:value="15823" table:style-name="ce39">
            <text:p>15,823</text:p>
          </table:table-cell>
          <table:table-cell office:value-type="float" office:value="15560" table:style-name="ce39">
            <text:p>15,560</text:p>
          </table:table-cell>
          <table:table-cell office:value-type="float" office:value="16345" table:style-name="ce40">
            <text:p>16,345</text:p>
          </table:table-cell>
          <table:table-cell office:value-type="float" office:value="81282" table:style-name="ce39">
            <text:p>81,282</text:p>
          </table:table-cell>
          <table:table-cell office:value-type="float" office:value="16372" table:style-name="ce39">
            <text:p>16,372</text:p>
          </table:table-cell>
          <table:table-cell office:value-type="float" office:value="16697" table:style-name="ce39">
            <text:p>16,697</text:p>
          </table:table-cell>
          <table:table-cell office:value-type="float" office:value="16076" table:style-name="ce39">
            <text:p>16,076</text:p>
          </table:table-cell>
          <table:table-cell office:value-type="float" office:value="15369" table:style-name="ce39">
            <text:p>15,369</text:p>
          </table:table-cell>
          <table:table-cell office:value-type="float" office:value="16768" table:style-name="ce40">
            <text:p>16,768</text:p>
          </table:table-cell>
          <table:table-cell office:value-type="float" office:value="101838" table:style-name="ce39">
            <text:p>101,838</text:p>
          </table:table-cell>
          <table:table-cell office:value-type="float" office:value="18798" table:style-name="ce39">
            <text:p>18,798</text:p>
          </table:table-cell>
          <table:table-cell office:value-type="float" office:value="19285" table:style-name="ce39">
            <text:p>19,285</text:p>
          </table:table-cell>
          <table:table-cell office:value-type="float" office:value="20851" table:style-name="ce39">
            <text:p>20,851</text:p>
          </table:table-cell>
          <table:table-cell office:value-type="float" office:value="21371" table:style-name="ce39">
            <text:p>21,371</text:p>
          </table:table-cell>
          <table:table-cell office:value-type="float" office:value="21533" table:style-name="ce40">
            <text:p>21,533</text:p>
          </table:table-cell>
          <table:table-cell office:value-type="float" office:value="100343" table:style-name="ce39">
            <text:p>100,343</text:p>
          </table:table-cell>
          <table:table-cell office:value-type="float" office:value="21234" table:style-name="ce39">
            <text:p>21,234</text:p>
          </table:table-cell>
          <table:table-cell office:value-type="float" office:value="20786" table:style-name="ce39">
            <text:p>20,786</text:p>
          </table:table-cell>
          <table:table-cell office:value-type="float" office:value="19510" table:style-name="ce39">
            <text:p>19,510</text:p>
          </table:table-cell>
          <table:table-cell office:value-type="float" office:value="20368" table:style-name="ce39">
            <text:p>20,368</text:p>
          </table:table-cell>
          <table:table-cell office:value-type="float" office:value="18445" table:style-name="ce40">
            <text:p>18,445</text:p>
          </table:table-cell>
          <table:table-cell office:value-type="float" office:value="87278" table:style-name="ce39">
            <text:p>87,278</text:p>
          </table:table-cell>
          <table:table-cell office:value-type="float" office:value="17788" table:style-name="ce39">
            <text:p>17,788</text:p>
          </table:table-cell>
          <table:table-cell office:value-type="float" office:value="17169" table:style-name="ce39">
            <text:p>17,169</text:p>
          </table:table-cell>
          <table:table-cell office:value-type="float" office:value="17156" table:style-name="ce39">
            <text:p>17,156</text:p>
          </table:table-cell>
          <table:table-cell office:value-type="float" office:value="17383" table:style-name="ce39">
            <text:p>17,383</text:p>
          </table:table-cell>
          <table:table-cell office:value-type="float" office:value="17782" table:style-name="ce40">
            <text:p>17,782</text:p>
          </table:table-cell>
          <table:table-cell office:value-type="float" office:value="85590" table:style-name="ce39">
            <text:p>85,590</text:p>
          </table:table-cell>
          <table:table-cell office:value-type="float" office:value="17677" table:style-name="ce39">
            <text:p>17,677</text:p>
          </table:table-cell>
          <table:table-cell office:value-type="float" office:value="17334" table:style-name="ce39">
            <text:p>17,334</text:p>
          </table:table-cell>
          <table:table-cell office:value-type="float" office:value="17007" table:style-name="ce39">
            <text:p>17,007</text:p>
          </table:table-cell>
          <table:table-cell office:value-type="float" office:value="16599" table:style-name="ce39">
            <text:p>16,599</text:p>
          </table:table-cell>
          <table:table-cell office:value-type="float" office:value="16973" table:style-name="ce40">
            <text:p>16,973</text:p>
          </table:table-cell>
          <table:table-cell office:value-type="float" office:value="83539" table:style-name="ce39">
            <text:p>83,539</text:p>
          </table:table-cell>
          <table:table-cell office:value-type="float" office:value="17489" table:style-name="ce39">
            <text:p>17,489</text:p>
          </table:table-cell>
          <table:table-cell office:value-type="float" office:value="17040" table:style-name="ce39">
            <text:p>17,040</text:p>
          </table:table-cell>
          <table:table-cell office:value-type="float" office:value="16855" table:style-name="ce39">
            <text:p>16,855</text:p>
          </table:table-cell>
          <table:table-cell office:value-type="float" office:value="16583" table:style-name="ce39">
            <text:p>16,583</text:p>
          </table:table-cell>
          <table:table-cell office:value-type="float" office:value="15572" table:style-name="ce40">
            <text:p>15,572</text:p>
          </table:table-cell>
          <table:table-cell office:value-type="float" office:value="72890" table:style-name="ce39">
            <text:p>72,890</text:p>
          </table:table-cell>
          <table:table-cell office:value-type="float" office:value="15300" table:style-name="ce39">
            <text:p>15,300</text:p>
          </table:table-cell>
          <table:table-cell office:value-type="float" office:value="15368" table:style-name="ce39">
            <text:p>15,368</text:p>
          </table:table-cell>
          <table:table-cell office:value-type="float" office:value="14090" table:style-name="ce39">
            <text:p>14,090</text:p>
          </table:table-cell>
          <table:table-cell office:value-type="float" office:value="14156" table:style-name="ce39">
            <text:p>14,156</text:p>
          </table:table-cell>
          <table:table-cell office:value-type="float" office:value="13976" table:style-name="ce40">
            <text:p>13,976</text:p>
          </table:table-cell>
          <table:table-cell office:value-type="float" office:value="62223" table:style-name="ce39">
            <text:p>62,223</text:p>
          </table:table-cell>
          <table:table-cell office:value-type="float" office:value="13688" table:style-name="ce39">
            <text:p>13,688</text:p>
          </table:table-cell>
          <table:table-cell office:value-type="float" office:value="13114" table:style-name="ce39">
            <text:p>13,114</text:p>
          </table:table-cell>
          <table:table-cell office:value-type="float" office:value="12221" table:style-name="ce39">
            <text:p>12,221</text:p>
          </table:table-cell>
          <table:table-cell office:value-type="float" office:value="12382" table:style-name="ce39">
            <text:p>12,382</text:p>
          </table:table-cell>
          <table:table-cell office:value-type="float" office:value="10818" table:style-name="ce40">
            <text:p>10,818</text:p>
          </table:table-cell>
          <table:table-cell office:value-type="float" office:value="35196" table:style-name="ce39">
            <text:p>35,196</text:p>
          </table:table-cell>
          <table:table-cell office:value-type="float" office:value="9127" table:style-name="ce39">
            <text:p>9,127</text:p>
          </table:table-cell>
          <table:table-cell office:value-type="float" office:value="8511" table:style-name="ce39">
            <text:p>8,511</text:p>
          </table:table-cell>
          <table:table-cell office:value-type="float" office:value="6948" table:style-name="ce39">
            <text:p>6,948</text:p>
          </table:table-cell>
          <table:table-cell office:value-type="float" office:value="6064" table:style-name="ce39">
            <text:p>6,064</text:p>
          </table:table-cell>
          <table:table-cell office:value-type="float" office:value="4546" table:style-name="ce40">
            <text:p>4,546</text:p>
          </table:table-cell>
          <table:table-cell office:value-type="float" office:value="24209" table:style-name="ce39">
            <text:p>24,209</text:p>
          </table:table-cell>
          <table:table-cell office:value-type="float" office:value="5008" table:style-name="ce39">
            <text:p>5,008</text:p>
          </table:table-cell>
          <table:table-cell office:value-type="float" office:value="5174" table:style-name="ce39">
            <text:p>5,174</text:p>
          </table:table-cell>
          <table:table-cell office:value-type="float" office:value="4998" table:style-name="ce39">
            <text:p>4,998</text:p>
          </table:table-cell>
          <table:table-cell office:value-type="float" office:value="4599" table:style-name="ce39">
            <text:p>4,599</text:p>
          </table:table-cell>
          <table:table-cell office:value-type="float" office:value="4430" table:style-name="ce40">
            <text:p>4,430</text:p>
          </table:table-cell>
          <table:table-cell office:value-type="float" office:value="17088" table:style-name="ce39">
            <text:p>17,088</text:p>
          </table:table-cell>
          <table:table-cell office:value-type="float" office:value="4152" table:style-name="ce39">
            <text:p>4,152</text:p>
          </table:table-cell>
          <table:table-cell office:value-type="float" office:value="3772" table:style-name="ce39">
            <text:p>3,772</text:p>
          </table:table-cell>
          <table:table-cell office:value-type="float" office:value="3436" table:style-name="ce39">
            <text:p>3,436</text:p>
          </table:table-cell>
          <table:table-cell office:value-type="float" office:value="3014" table:style-name="ce39">
            <text:p>3,014</text:p>
          </table:table-cell>
          <table:table-cell office:value-type="float" office:value="2714" table:style-name="ce40">
            <text:p>2,714</text:p>
          </table:table-cell>
          <table:table-cell office:value-type="float" office:value="8980" table:style-name="ce39">
            <text:p>8,980</text:p>
          </table:table-cell>
          <table:table-cell office:value-type="float" office:value="2380" table:style-name="ce39">
            <text:p>2,380</text:p>
          </table:table-cell>
          <table:table-cell office:value-type="float" office:value="1979" table:style-name="ce39">
            <text:p>1,979</text:p>
          </table:table-cell>
          <table:table-cell office:value-type="float" office:value="1745" table:style-name="ce39">
            <text:p>1,745</text:p>
          </table:table-cell>
          <table:table-cell office:value-type="float" office:value="1542" table:style-name="ce39">
            <text:p>1,542</text:p>
          </table:table-cell>
          <table:table-cell office:value-type="float" office:value="1334" table:style-name="ce40">
            <text:p>1,334</text:p>
          </table:table-cell>
          <table:table-cell office:value-type="float" office:value="3981" table:style-name="ce39">
            <text:p>3,981</text:p>
          </table:table-cell>
          <table:table-cell office:value-type="float" office:value="1151" table:style-name="ce39">
            <text:p>1,151</text:p>
          </table:table-cell>
          <table:table-cell office:value-type="float" office:value="996" table:style-name="ce39">
            <text:p>996</text:p>
          </table:table-cell>
          <table:table-cell office:value-type="float" office:value="747" table:style-name="ce39">
            <text:p>747</text:p>
          </table:table-cell>
          <table:table-cell office:value-type="float" office:value="616" table:style-name="ce39">
            <text:p>616</text:p>
          </table:table-cell>
          <table:table-cell office:value-type="float" office:value="471" table:style-name="ce40">
            <text:p>471</text:p>
          </table:table-cell>
          <table:table-cell office:value-type="float" office:value="998" table:style-name="ce39">
            <text:p>998</text:p>
          </table:table-cell>
          <table:table-cell office:value-type="float" office:value="357" table:style-name="ce39">
            <text:p>357</text:p>
          </table:table-cell>
          <table:table-cell office:value-type="float" office:value="259" table:style-name="ce39">
            <text:p>259</text:p>
          </table:table-cell>
          <table:table-cell office:value-type="float" office:value="178" table:style-name="ce39">
            <text:p>178</text:p>
          </table:table-cell>
          <table:table-cell office:value-type="float" office:value="134" table:style-name="ce39">
            <text:p>134</text:p>
          </table:table-cell>
          <table:table-cell office:value-type="float" office:value="70" table:style-name="ce40">
            <text:p>70</text:p>
          </table:table-cell>
          <table:table-cell office:value-type="float" office:value="160" table:style-name="ce39">
            <text:p>160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27">
            <text:p>計</text:p>
          </table:table-cell>
          <table:table-cell office:value-type="float" office:value="2816917" table:style-name="ce37">
            <text:p>2,816,917</text:p>
          </table:table-cell>
          <table:table-cell office:value-type="float" office:value="127660" table:style-name="ce37">
            <text:p>127,660</text:p>
          </table:table-cell>
          <table:table-cell office:value-type="float" office:value="19913" table:style-name="ce37">
            <text:p>19,913</text:p>
          </table:table-cell>
          <table:table-cell office:value-type="float" office:value="23537" table:style-name="ce37">
            <text:p>23,537</text:p>
          </table:table-cell>
          <table:table-cell office:value-type="float" office:value="25838" table:style-name="ce37">
            <text:p>25,838</text:p>
          </table:table-cell>
          <table:table-cell office:value-type="float" office:value="28509" table:style-name="ce37">
            <text:p>28,509</text:p>
          </table:table-cell>
          <table:table-cell office:value-type="float" office:value="29863" table:style-name="ce37">
            <text:p>29,863</text:p>
          </table:table-cell>
          <table:table-cell office:value-type="float" office:value="140122" table:style-name="ce37">
            <text:p>140,122</text:p>
          </table:table-cell>
          <table:table-cell office:value-type="float" office:value="30135" table:style-name="ce37">
            <text:p>30,135</text:p>
          </table:table-cell>
          <table:table-cell office:value-type="float" office:value="26972" table:style-name="ce37">
            <text:p>26,972</text:p>
          </table:table-cell>
          <table:table-cell office:value-type="float" office:value="30152" table:style-name="ce37">
            <text:p>30,152</text:p>
          </table:table-cell>
          <table:table-cell office:value-type="float" office:value="28867" table:style-name="ce37">
            <text:p>28,867</text:p>
          </table:table-cell>
          <table:table-cell office:value-type="float" office:value="23996" table:style-name="ce38">
            <text:p>23,996</text:p>
          </table:table-cell>
          <table:table-cell office:value-type="float" office:value="130032" table:style-name="ce37">
            <text:p>130,032</text:p>
          </table:table-cell>
          <table:table-cell office:value-type="float" office:value="24024" table:style-name="ce37">
            <text:p>24,024</text:p>
          </table:table-cell>
          <table:table-cell office:value-type="float" office:value="25509" table:style-name="ce37">
            <text:p>25,509</text:p>
          </table:table-cell>
          <table:table-cell office:value-type="float" office:value="27161" table:style-name="ce37">
            <text:p>27,161</text:p>
          </table:table-cell>
          <table:table-cell office:value-type="float" office:value="26632" table:style-name="ce37">
            <text:p>26,632</text:p>
          </table:table-cell>
          <table:table-cell office:value-type="float" office:value="26706" table:style-name="ce38">
            <text:p>26,706</text:p>
          </table:table-cell>
          <table:table-cell office:value-type="float" office:value="155191" table:style-name="ce37">
            <text:p>155,191</text:p>
          </table:table-cell>
          <table:table-cell office:value-type="float" office:value="27888" table:style-name="ce37">
            <text:p>27,888</text:p>
          </table:table-cell>
          <table:table-cell office:value-type="float" office:value="28301" table:style-name="ce37">
            <text:p>28,301</text:p>
          </table:table-cell>
          <table:table-cell office:value-type="float" office:value="30205" table:style-name="ce37">
            <text:p>30,205</text:p>
          </table:table-cell>
          <table:table-cell office:value-type="float" office:value="31814" table:style-name="ce37">
            <text:p>31,814</text:p>
          </table:table-cell>
          <table:table-cell office:value-type="float" office:value="36983" table:style-name="ce38">
            <text:p>36,983</text:p>
          </table:table-cell>
          <table:table-cell office:value-type="float" office:value="192476" table:style-name="ce37">
            <text:p>192,476</text:p>
          </table:table-cell>
          <table:table-cell office:value-type="float" office:value="36285" table:style-name="ce37">
            <text:p>36,285</text:p>
          </table:table-cell>
          <table:table-cell office:value-type="float" office:value="35273" table:style-name="ce37">
            <text:p>35,273</text:p>
          </table:table-cell>
          <table:table-cell office:value-type="float" office:value="38332" table:style-name="ce37">
            <text:p>38,332</text:p>
          </table:table-cell>
          <table:table-cell office:value-type="float" office:value="41311" table:style-name="ce37">
            <text:p>41,311</text:p>
          </table:table-cell>
          <table:table-cell office:value-type="float" office:value="41275" table:style-name="ce38">
            <text:p>41,275</text:p>
          </table:table-cell>
          <table:table-cell office:value-type="float" office:value="202494" table:style-name="ce37">
            <text:p>202,494</text:p>
          </table:table-cell>
          <table:table-cell office:value-type="float" office:value="40503" table:style-name="ce37">
            <text:p>40,503</text:p>
          </table:table-cell>
          <table:table-cell office:value-type="float" office:value="40607" table:style-name="ce37">
            <text:p>40,607</text:p>
          </table:table-cell>
          <table:table-cell office:value-type="float" office:value="40582" table:style-name="ce37">
            <text:p>40,582</text:p>
          </table:table-cell>
          <table:table-cell office:value-type="float" office:value="40018" table:style-name="ce37">
            <text:p>40,018</text:p>
          </table:table-cell>
          <table:table-cell office:value-type="float" office:value="40784" table:style-name="ce38">
            <text:p>40,784</text:p>
          </table:table-cell>
          <table:table-cell office:value-type="float" office:value="201354" table:style-name="ce37">
            <text:p>201,354</text:p>
          </table:table-cell>
          <table:table-cell office:value-type="float" office:value="41061" table:style-name="ce37">
            <text:p>41,061</text:p>
          </table:table-cell>
          <table:table-cell office:value-type="float" office:value="40877" table:style-name="ce37">
            <text:p>40,877</text:p>
          </table:table-cell>
          <table:table-cell office:value-type="float" office:value="39749" table:style-name="ce37">
            <text:p>39,749</text:p>
          </table:table-cell>
          <table:table-cell office:value-type="float" office:value="38768" table:style-name="ce37">
            <text:p>38,768</text:p>
          </table:table-cell>
          <table:table-cell office:value-type="float" office:value="40899" table:style-name="ce38">
            <text:p>40,899</text:p>
          </table:table-cell>
          <table:table-cell office:value-type="float" office:value="241418" table:style-name="ce37">
            <text:p>241,418</text:p>
          </table:table-cell>
          <table:table-cell office:value-type="float" office:value="45641" table:style-name="ce37">
            <text:p>45,641</text:p>
          </table:table-cell>
          <table:table-cell office:value-type="float" office:value="45677" table:style-name="ce37">
            <text:p>45,677</text:p>
          </table:table-cell>
          <table:table-cell office:value-type="float" office:value="49167" table:style-name="ce37">
            <text:p>49,167</text:p>
          </table:table-cell>
          <table:table-cell office:value-type="float" office:value="50201" table:style-name="ce37">
            <text:p>50,201</text:p>
          </table:table-cell>
          <table:table-cell office:value-type="float" office:value="50732" table:style-name="ce38">
            <text:p>50,732</text:p>
          </table:table-cell>
          <table:table-cell office:value-type="float" office:value="241347" table:style-name="ce37">
            <text:p>241,347</text:p>
          </table:table-cell>
          <table:table-cell office:value-type="float" office:value="50952" table:style-name="ce37">
            <text:p>50,952</text:p>
          </table:table-cell>
          <table:table-cell office:value-type="float" office:value="49686" table:style-name="ce37">
            <text:p>49,686</text:p>
          </table:table-cell>
          <table:table-cell office:value-type="float" office:value="47142" table:style-name="ce37">
            <text:p>47,142</text:p>
          </table:table-cell>
          <table:table-cell office:value-type="float" office:value="48921" table:style-name="ce37">
            <text:p>48,921</text:p>
          </table:table-cell>
          <table:table-cell office:value-type="float" office:value="44646" table:style-name="ce38">
            <text:p>44,646</text:p>
          </table:table-cell>
          <table:table-cell office:value-type="float" office:value="208551" table:style-name="ce37">
            <text:p>208,551</text:p>
          </table:table-cell>
          <table:table-cell office:value-type="float" office:value="41717" table:style-name="ce37">
            <text:p>41,717</text:p>
          </table:table-cell>
          <table:table-cell office:value-type="float" office:value="40833" table:style-name="ce37">
            <text:p>40,833</text:p>
          </table:table-cell>
          <table:table-cell office:value-type="float" office:value="41434" table:style-name="ce37">
            <text:p>41,434</text:p>
          </table:table-cell>
          <table:table-cell office:value-type="float" office:value="41657" table:style-name="ce37">
            <text:p>41,657</text:p>
          </table:table-cell>
          <table:table-cell office:value-type="float" office:value="42910" table:style-name="ce38">
            <text:p>42,910</text:p>
          </table:table-cell>
          <table:table-cell office:value-type="float" office:value="212366" table:style-name="ce37">
            <text:p>212,366</text:p>
          </table:table-cell>
          <table:table-cell office:value-type="float" office:value="43061" table:style-name="ce37">
            <text:p>43,061</text:p>
          </table:table-cell>
          <table:table-cell office:value-type="float" office:value="42753" table:style-name="ce37">
            <text:p>42,753</text:p>
          </table:table-cell>
          <table:table-cell office:value-type="float" office:value="42766" table:style-name="ce37">
            <text:p>42,766</text:p>
          </table:table-cell>
          <table:table-cell office:value-type="float" office:value="41570" table:style-name="ce37">
            <text:p>41,570</text:p>
          </table:table-cell>
          <table:table-cell office:value-type="float" office:value="42216" table:style-name="ce38">
            <text:p>42,216</text:p>
          </table:table-cell>
          <table:table-cell office:value-type="float" office:value="208802" table:style-name="ce37">
            <text:p>208,802</text:p>
          </table:table-cell>
          <table:table-cell office:value-type="float" office:value="42778" table:style-name="ce37">
            <text:p>42,778</text:p>
          </table:table-cell>
          <table:table-cell office:value-type="float" office:value="42453" table:style-name="ce37">
            <text:p>42,453</text:p>
          </table:table-cell>
          <table:table-cell office:value-type="float" office:value="42126" table:style-name="ce37">
            <text:p>42,126</text:p>
          </table:table-cell>
          <table:table-cell office:value-type="float" office:value="41465" table:style-name="ce37">
            <text:p>41,465</text:p>
          </table:table-cell>
          <table:table-cell office:value-type="float" office:value="39980" table:style-name="ce38">
            <text:p>39,980</text:p>
          </table:table-cell>
          <table:table-cell office:value-type="float" office:value="181859" table:style-name="ce37">
            <text:p>181,859</text:p>
          </table:table-cell>
          <table:table-cell office:value-type="float" office:value="38758" table:style-name="ce37">
            <text:p>38,758</text:p>
          </table:table-cell>
          <table:table-cell office:value-type="float" office:value="38634" table:style-name="ce37">
            <text:p>38,634</text:p>
          </table:table-cell>
          <table:table-cell office:value-type="float" office:value="35076" table:style-name="ce37">
            <text:p>35,076</text:p>
          </table:table-cell>
          <table:table-cell office:value-type="float" office:value="34804" table:style-name="ce37">
            <text:p>34,804</text:p>
          </table:table-cell>
          <table:table-cell office:value-type="float" office:value="34587" table:style-name="ce38">
            <text:p>34,587</text:p>
          </table:table-cell>
          <table:table-cell office:value-type="float" office:value="152136" table:style-name="ce37">
            <text:p>152,136</text:p>
          </table:table-cell>
          <table:table-cell office:value-type="float" office:value="34144" table:style-name="ce37">
            <text:p>34,144</text:p>
          </table:table-cell>
          <table:table-cell office:value-type="float" office:value="32112" table:style-name="ce37">
            <text:p>32,112</text:p>
          </table:table-cell>
          <table:table-cell office:value-type="float" office:value="29617" table:style-name="ce37">
            <text:p>29,617</text:p>
          </table:table-cell>
          <table:table-cell office:value-type="float" office:value="29154" table:style-name="ce37">
            <text:p>29,154</text:p>
          </table:table-cell>
          <table:table-cell office:value-type="float" office:value="27109" table:style-name="ce38">
            <text:p>27,109</text:p>
          </table:table-cell>
          <table:table-cell office:value-type="float" office:value="86074" table:style-name="ce37">
            <text:p>86,074</text:p>
          </table:table-cell>
          <table:table-cell office:value-type="float" office:value="22536" table:style-name="ce37">
            <text:p>22,536</text:p>
          </table:table-cell>
          <table:table-cell office:value-type="float" office:value="20683" table:style-name="ce37">
            <text:p>20,683</text:p>
          </table:table-cell>
          <table:table-cell office:value-type="float" office:value="17093" table:style-name="ce37">
            <text:p>17,093</text:p>
          </table:table-cell>
          <table:table-cell office:value-type="float" office:value="14666" table:style-name="ce37">
            <text:p>14,666</text:p>
          </table:table-cell>
          <table:table-cell office:value-type="float" office:value="11096" table:style-name="ce38">
            <text:p>11,096</text:p>
          </table:table-cell>
          <table:table-cell office:value-type="float" office:value="58561" table:style-name="ce37">
            <text:p>58,561</text:p>
          </table:table-cell>
          <table:table-cell office:value-type="float" office:value="12202" table:style-name="ce37">
            <text:p>12,202</text:p>
          </table:table-cell>
          <table:table-cell office:value-type="float" office:value="12358" table:style-name="ce37">
            <text:p>12,358</text:p>
          </table:table-cell>
          <table:table-cell office:value-type="float" office:value="11962" table:style-name="ce37">
            <text:p>11,962</text:p>
          </table:table-cell>
          <table:table-cell office:value-type="float" office:value="11384" table:style-name="ce37">
            <text:p>11,384</text:p>
          </table:table-cell>
          <table:table-cell office:value-type="float" office:value="10655" table:style-name="ce38">
            <text:p>10,655</text:p>
          </table:table-cell>
          <table:table-cell office:value-type="float" office:value="41230" table:style-name="ce37">
            <text:p>41,230</text:p>
          </table:table-cell>
          <table:table-cell office:value-type="float" office:value="10327" table:style-name="ce37">
            <text:p>10,327</text:p>
          </table:table-cell>
          <table:table-cell office:value-type="float" office:value="9174" table:style-name="ce37">
            <text:p>9,174</text:p>
          </table:table-cell>
          <table:table-cell office:value-type="float" office:value="7868" table:style-name="ce37">
            <text:p>7,868</text:p>
          </table:table-cell>
          <table:table-cell office:value-type="float" office:value="7480" table:style-name="ce37">
            <text:p>7,480</text:p>
          </table:table-cell>
          <table:table-cell office:value-type="float" office:value="6381" table:style-name="ce38">
            <text:p>6,381</text:p>
          </table:table-cell>
          <table:table-cell office:value-type="float" office:value="22584" table:style-name="ce37">
            <text:p>22,584</text:p>
          </table:table-cell>
          <table:table-cell office:value-type="float" office:value="5642" table:style-name="ce37">
            <text:p>5,642</text:p>
          </table:table-cell>
          <table:table-cell office:value-type="float" office:value="4987" table:style-name="ce37">
            <text:p>4,987</text:p>
          </table:table-cell>
          <table:table-cell office:value-type="float" office:value="4542" table:style-name="ce37">
            <text:p>4,542</text:p>
          </table:table-cell>
          <table:table-cell office:value-type="float" office:value="4028" table:style-name="ce37">
            <text:p>4,028</text:p>
          </table:table-cell>
          <table:table-cell office:value-type="float" office:value="3385" table:style-name="ce38">
            <text:p>3,385</text:p>
          </table:table-cell>
          <table:table-cell office:value-type="float" office:value="10118" table:style-name="ce37">
            <text:p>10,118</text:p>
          </table:table-cell>
          <table:table-cell office:value-type="float" office:value="2977" table:style-name="ce37">
            <text:p>2,977</text:p>
          </table:table-cell>
          <table:table-cell office:value-type="float" office:value="2491" table:style-name="ce37">
            <text:p>2,491</text:p>
          </table:table-cell>
          <table:table-cell office:value-type="float" office:value="1946" table:style-name="ce37">
            <text:p>1,946</text:p>
          </table:table-cell>
          <table:table-cell office:value-type="float" office:value="1565" table:style-name="ce37">
            <text:p>1,565</text:p>
          </table:table-cell>
          <table:table-cell office:value-type="float" office:value="1139" table:style-name="ce38">
            <text:p>1,139</text:p>
          </table:table-cell>
          <table:table-cell office:value-type="float" office:value="2256" table:style-name="ce37">
            <text:p>2,256</text:p>
          </table:table-cell>
          <table:table-cell office:value-type="float" office:value="814" table:style-name="ce37">
            <text:p>814</text:p>
          </table:table-cell>
          <table:table-cell office:value-type="float" office:value="566" table:style-name="ce37">
            <text:p>566</text:p>
          </table:table-cell>
          <table:table-cell office:value-type="float" office:value="380" table:style-name="ce37">
            <text:p>380</text:p>
          </table:table-cell>
          <table:table-cell office:value-type="float" office:value="309" table:style-name="ce37">
            <text:p>309</text:p>
          </table:table-cell>
          <table:table-cell office:value-type="float" office:value="187" table:style-name="ce38">
            <text:p>187</text:p>
          </table:table-cell>
          <table:table-cell office:value-type="float" office:value="286" table:style-name="ce37">
            <text:p>286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中市</text:p>
          </table:table-cell>
          <table:table-cell office:value-type="string" table:style-name="ce27">
            <text:p>男</text:p>
          </table:table-cell>
          <table:table-cell office:value-type="float" office:value="1384256" table:style-name="ce37">
            <text:p>1,384,256</text:p>
          </table:table-cell>
          <table:table-cell office:value-type="float" office:value="66282" table:style-name="ce37">
            <text:p>66,282</text:p>
          </table:table-cell>
          <table:table-cell office:value-type="float" office:value="10293" table:style-name="ce37">
            <text:p>10,293</text:p>
          </table:table-cell>
          <table:table-cell office:value-type="float" office:value="12223" table:style-name="ce37">
            <text:p>12,223</text:p>
          </table:table-cell>
          <table:table-cell office:value-type="float" office:value="13340" table:style-name="ce37">
            <text:p>13,340</text:p>
          </table:table-cell>
          <table:table-cell office:value-type="float" office:value="14891" table:style-name="ce37">
            <text:p>14,891</text:p>
          </table:table-cell>
          <table:table-cell office:value-type="float" office:value="15535" table:style-name="ce37">
            <text:p>15,535</text:p>
          </table:table-cell>
          <table:table-cell office:value-type="float" office:value="72592" table:style-name="ce37">
            <text:p>72,592</text:p>
          </table:table-cell>
          <table:table-cell office:value-type="float" office:value="15630" table:style-name="ce37">
            <text:p>15,630</text:p>
          </table:table-cell>
          <table:table-cell office:value-type="float" office:value="13926" table:style-name="ce37">
            <text:p>13,926</text:p>
          </table:table-cell>
          <table:table-cell office:value-type="float" office:value="15643" table:style-name="ce37">
            <text:p>15,643</text:p>
          </table:table-cell>
          <table:table-cell office:value-type="float" office:value="14859" table:style-name="ce37">
            <text:p>14,859</text:p>
          </table:table-cell>
          <table:table-cell office:value-type="float" office:value="12534" table:style-name="ce38">
            <text:p>12,534</text:p>
          </table:table-cell>
          <table:table-cell office:value-type="float" office:value="67716" table:style-name="ce37">
            <text:p>67,716</text:p>
          </table:table-cell>
          <table:table-cell office:value-type="float" office:value="12568" table:style-name="ce37">
            <text:p>12,568</text:p>
          </table:table-cell>
          <table:table-cell office:value-type="float" office:value="13372" table:style-name="ce37">
            <text:p>13,372</text:p>
          </table:table-cell>
          <table:table-cell office:value-type="float" office:value="13962" table:style-name="ce37">
            <text:p>13,962</text:p>
          </table:table-cell>
          <table:table-cell office:value-type="float" office:value="13810" table:style-name="ce37">
            <text:p>13,810</text:p>
          </table:table-cell>
          <table:table-cell office:value-type="float" office:value="14004" table:style-name="ce38">
            <text:p>14,004</text:p>
          </table:table-cell>
          <table:table-cell office:value-type="float" office:value="80336" table:style-name="ce37">
            <text:p>80,336</text:p>
          </table:table-cell>
          <table:table-cell office:value-type="float" office:value="14415" table:style-name="ce37">
            <text:p>14,415</text:p>
          </table:table-cell>
          <table:table-cell office:value-type="float" office:value="14674" table:style-name="ce37">
            <text:p>14,674</text:p>
          </table:table-cell>
          <table:table-cell office:value-type="float" office:value="15708" table:style-name="ce37">
            <text:p>15,708</text:p>
          </table:table-cell>
          <table:table-cell office:value-type="float" office:value="16480" table:style-name="ce37">
            <text:p>16,480</text:p>
          </table:table-cell>
          <table:table-cell office:value-type="float" office:value="19059" table:style-name="ce38">
            <text:p>19,059</text:p>
          </table:table-cell>
          <table:table-cell office:value-type="float" office:value="99928" table:style-name="ce37">
            <text:p>99,928</text:p>
          </table:table-cell>
          <table:table-cell office:value-type="float" office:value="18912" table:style-name="ce37">
            <text:p>18,912</text:p>
          </table:table-cell>
          <table:table-cell office:value-type="float" office:value="18299" table:style-name="ce37">
            <text:p>18,299</text:p>
          </table:table-cell>
          <table:table-cell office:value-type="float" office:value="20000" table:style-name="ce37">
            <text:p>20,000</text:p>
          </table:table-cell>
          <table:table-cell office:value-type="float" office:value="21377" table:style-name="ce37">
            <text:p>21,377</text:p>
          </table:table-cell>
          <table:table-cell office:value-type="float" office:value="21340" table:style-name="ce38">
            <text:p>21,340</text:p>
          </table:table-cell>
          <table:table-cell office:value-type="float" office:value="104238" table:style-name="ce37">
            <text:p>104,238</text:p>
          </table:table-cell>
          <table:table-cell office:value-type="float" office:value="20816" table:style-name="ce37">
            <text:p>20,816</text:p>
          </table:table-cell>
          <table:table-cell office:value-type="float" office:value="20950" table:style-name="ce37">
            <text:p>20,950</text:p>
          </table:table-cell>
          <table:table-cell office:value-type="float" office:value="20834" table:style-name="ce37">
            <text:p>20,834</text:p>
          </table:table-cell>
          <table:table-cell office:value-type="float" office:value="20693" table:style-name="ce37">
            <text:p>20,693</text:p>
          </table:table-cell>
          <table:table-cell office:value-type="float" office:value="20945" table:style-name="ce38">
            <text:p>20,945</text:p>
          </table:table-cell>
          <table:table-cell office:value-type="float" office:value="101647" table:style-name="ce37">
            <text:p>101,647</text:p>
          </table:table-cell>
          <table:table-cell office:value-type="float" office:value="20863" table:style-name="ce37">
            <text:p>20,863</text:p>
          </table:table-cell>
          <table:table-cell office:value-type="float" office:value="20955" table:style-name="ce37">
            <text:p>20,955</text:p>
          </table:table-cell>
          <table:table-cell office:value-type="float" office:value="20125" table:style-name="ce37">
            <text:p>20,125</text:p>
          </table:table-cell>
          <table:table-cell office:value-type="float" office:value="19465" table:style-name="ce37">
            <text:p>19,465</text:p>
          </table:table-cell>
          <table:table-cell office:value-type="float" office:value="20239" table:style-name="ce38">
            <text:p>20,239</text:p>
          </table:table-cell>
          <table:table-cell office:value-type="float" office:value="118462" table:style-name="ce37">
            <text:p>118,462</text:p>
          </table:table-cell>
          <table:table-cell office:value-type="float" office:value="22485" table:style-name="ce37">
            <text:p>22,485</text:p>
          </table:table-cell>
          <table:table-cell office:value-type="float" office:value="22555" table:style-name="ce37">
            <text:p>22,555</text:p>
          </table:table-cell>
          <table:table-cell office:value-type="float" office:value="24114" table:style-name="ce37">
            <text:p>24,114</text:p>
          </table:table-cell>
          <table:table-cell office:value-type="float" office:value="24457" table:style-name="ce37">
            <text:p>24,457</text:p>
          </table:table-cell>
          <table:table-cell office:value-type="float" office:value="24851" table:style-name="ce38">
            <text:p>24,851</text:p>
          </table:table-cell>
          <table:table-cell office:value-type="float" office:value="117167" table:style-name="ce37">
            <text:p>117,167</text:p>
          </table:table-cell>
          <table:table-cell office:value-type="float" office:value="24880" table:style-name="ce37">
            <text:p>24,880</text:p>
          </table:table-cell>
          <table:table-cell office:value-type="float" office:value="24303" table:style-name="ce37">
            <text:p>24,303</text:p>
          </table:table-cell>
          <table:table-cell office:value-type="float" office:value="22908" table:style-name="ce37">
            <text:p>22,908</text:p>
          </table:table-cell>
          <table:table-cell office:value-type="float" office:value="23588" table:style-name="ce37">
            <text:p>23,588</text:p>
          </table:table-cell>
          <table:table-cell office:value-type="float" office:value="21488" table:style-name="ce38">
            <text:p>21,488</text:p>
          </table:table-cell>
          <table:table-cell office:value-type="float" office:value="99062" table:style-name="ce37">
            <text:p>99,062</text:p>
          </table:table-cell>
          <table:table-cell office:value-type="float" office:value="19994" table:style-name="ce37">
            <text:p>19,994</text:p>
          </table:table-cell>
          <table:table-cell office:value-type="float" office:value="19432" table:style-name="ce37">
            <text:p>19,432</text:p>
          </table:table-cell>
          <table:table-cell office:value-type="float" office:value="19519" table:style-name="ce37">
            <text:p>19,519</text:p>
          </table:table-cell>
          <table:table-cell office:value-type="float" office:value="19687" table:style-name="ce37">
            <text:p>19,687</text:p>
          </table:table-cell>
          <table:table-cell office:value-type="float" office:value="20430" table:style-name="ce38">
            <text:p>20,430</text:p>
          </table:table-cell>
          <table:table-cell office:value-type="float" office:value="100953" table:style-name="ce37">
            <text:p>100,953</text:p>
          </table:table-cell>
          <table:table-cell office:value-type="float" office:value="20290" table:style-name="ce37">
            <text:p>20,290</text:p>
          </table:table-cell>
          <table:table-cell office:value-type="float" office:value="20450" table:style-name="ce37">
            <text:p>20,450</text:p>
          </table:table-cell>
          <table:table-cell office:value-type="float" office:value="20361" table:style-name="ce37">
            <text:p>20,361</text:p>
          </table:table-cell>
          <table:table-cell office:value-type="float" office:value="19676" table:style-name="ce37">
            <text:p>19,676</text:p>
          </table:table-cell>
          <table:table-cell office:value-type="float" office:value="20176" table:style-name="ce38">
            <text:p>20,176</text:p>
          </table:table-cell>
          <table:table-cell office:value-type="float" office:value="99241" table:style-name="ce37">
            <text:p>99,241</text:p>
          </table:table-cell>
          <table:table-cell office:value-type="float" office:value="20135" table:style-name="ce37">
            <text:p>20,135</text:p>
          </table:table-cell>
          <table:table-cell office:value-type="float" office:value="20187" table:style-name="ce37">
            <text:p>20,187</text:p>
          </table:table-cell>
          <table:table-cell office:value-type="float" office:value="19956" table:style-name="ce37">
            <text:p>19,956</text:p>
          </table:table-cell>
          <table:table-cell office:value-type="float" office:value="19780" table:style-name="ce37">
            <text:p>19,780</text:p>
          </table:table-cell>
          <table:table-cell office:value-type="float" office:value="19183" table:style-name="ce38">
            <text:p>19,183</text:p>
          </table:table-cell>
          <table:table-cell office:value-type="float" office:value="86371" table:style-name="ce37">
            <text:p>86,371</text:p>
          </table:table-cell>
          <table:table-cell office:value-type="float" office:value="18429" table:style-name="ce37">
            <text:p>18,429</text:p>
          </table:table-cell>
          <table:table-cell office:value-type="float" office:value="18240" table:style-name="ce37">
            <text:p>18,240</text:p>
          </table:table-cell>
          <table:table-cell office:value-type="float" office:value="16745" table:style-name="ce37">
            <text:p>16,745</text:p>
          </table:table-cell>
          <table:table-cell office:value-type="float" office:value="16561" table:style-name="ce37">
            <text:p>16,561</text:p>
          </table:table-cell>
          <table:table-cell office:value-type="float" office:value="16396" table:style-name="ce38">
            <text:p>16,396</text:p>
          </table:table-cell>
          <table:table-cell office:value-type="float" office:value="71749" table:style-name="ce37">
            <text:p>71,749</text:p>
          </table:table-cell>
          <table:table-cell office:value-type="float" office:value="16120" table:style-name="ce37">
            <text:p>16,120</text:p>
          </table:table-cell>
          <table:table-cell office:value-type="float" office:value="15158" table:style-name="ce37">
            <text:p>15,158</text:p>
          </table:table-cell>
          <table:table-cell office:value-type="float" office:value="14008" table:style-name="ce37">
            <text:p>14,008</text:p>
          </table:table-cell>
          <table:table-cell office:value-type="float" office:value="13676" table:style-name="ce37">
            <text:p>13,676</text:p>
          </table:table-cell>
          <table:table-cell office:value-type="float" office:value="12787" table:style-name="ce38">
            <text:p>12,787</text:p>
          </table:table-cell>
          <table:table-cell office:value-type="float" office:value="40049" table:style-name="ce37">
            <text:p>40,049</text:p>
          </table:table-cell>
          <table:table-cell office:value-type="float" office:value="10637" table:style-name="ce37">
            <text:p>10,637</text:p>
          </table:table-cell>
          <table:table-cell office:value-type="float" office:value="9695" table:style-name="ce37">
            <text:p>9,695</text:p>
          </table:table-cell>
          <table:table-cell office:value-type="float" office:value="8019" table:style-name="ce37">
            <text:p>8,019</text:p>
          </table:table-cell>
          <table:table-cell office:value-type="float" office:value="6745" table:style-name="ce37">
            <text:p>6,745</text:p>
          </table:table-cell>
          <table:table-cell office:value-type="float" office:value="4953" table:style-name="ce38">
            <text:p>4,953</text:p>
          </table:table-cell>
          <table:table-cell office:value-type="float" office:value="25760" table:style-name="ce37">
            <text:p>25,760</text:p>
          </table:table-cell>
          <table:table-cell office:value-type="float" office:value="5467" table:style-name="ce37">
            <text:p>5,467</text:p>
          </table:table-cell>
          <table:table-cell office:value-type="float" office:value="5459" table:style-name="ce37">
            <text:p>5,459</text:p>
          </table:table-cell>
          <table:table-cell office:value-type="float" office:value="5304" table:style-name="ce37">
            <text:p>5,304</text:p>
          </table:table-cell>
          <table:table-cell office:value-type="float" office:value="4948" table:style-name="ce37">
            <text:p>4,948</text:p>
          </table:table-cell>
          <table:table-cell office:value-type="float" office:value="4582" table:style-name="ce38">
            <text:p>4,582</text:p>
          </table:table-cell>
          <table:table-cell office:value-type="float" office:value="17184" table:style-name="ce37">
            <text:p>17,184</text:p>
          </table:table-cell>
          <table:table-cell office:value-type="float" office:value="4447" table:style-name="ce37">
            <text:p>4,447</text:p>
          </table:table-cell>
          <table:table-cell office:value-type="float" office:value="3874" table:style-name="ce37">
            <text:p>3,874</text:p>
          </table:table-cell>
          <table:table-cell office:value-type="float" office:value="3198" table:style-name="ce37">
            <text:p>3,198</text:p>
          </table:table-cell>
          <table:table-cell office:value-type="float" office:value="3126" table:style-name="ce37">
            <text:p>3,126</text:p>
          </table:table-cell>
          <table:table-cell office:value-type="float" office:value="2539" table:style-name="ce38">
            <text:p>2,539</text:p>
          </table:table-cell>
          <table:table-cell office:value-type="float" office:value="9552" table:style-name="ce37">
            <text:p>9,552</text:p>
          </table:table-cell>
          <table:table-cell office:value-type="float" office:value="2301" table:style-name="ce37">
            <text:p>2,301</text:p>
          </table:table-cell>
          <table:table-cell office:value-type="float" office:value="1991" table:style-name="ce37">
            <text:p>1,991</text:p>
          </table:table-cell>
          <table:table-cell office:value-type="float" office:value="1924" table:style-name="ce37">
            <text:p>1,924</text:p>
          </table:table-cell>
          <table:table-cell office:value-type="float" office:value="1745" table:style-name="ce37">
            <text:p>1,745</text:p>
          </table:table-cell>
          <table:table-cell office:value-type="float" office:value="1591" table:style-name="ce38">
            <text:p>1,591</text:p>
          </table:table-cell>
          <table:table-cell office:value-type="float" office:value="4786" table:style-name="ce37">
            <text:p>4,786</text:p>
          </table:table-cell>
          <table:table-cell office:value-type="float" office:value="1401" table:style-name="ce37">
            <text:p>1,401</text:p>
          </table:table-cell>
          <table:table-cell office:value-type="float" office:value="1167" table:style-name="ce37">
            <text:p>1,167</text:p>
          </table:table-cell>
          <table:table-cell office:value-type="float" office:value="944" table:style-name="ce37">
            <text:p>944</text:p>
          </table:table-cell>
          <table:table-cell office:value-type="float" office:value="729" table:style-name="ce37">
            <text:p>729</text:p>
          </table:table-cell>
          <table:table-cell office:value-type="float" office:value="545" table:style-name="ce38">
            <text:p>545</text:p>
          </table:table-cell>
          <table:table-cell office:value-type="float" office:value="1063" table:style-name="ce37">
            <text:p>1,063</text:p>
          </table:table-cell>
          <table:table-cell office:value-type="float" office:value="411" table:style-name="ce37">
            <text:p>411</text:p>
          </table:table-cell>
          <table:table-cell office:value-type="float" office:value="274" table:style-name="ce37">
            <text:p>274</text:p>
          </table:table-cell>
          <table:table-cell office:value-type="float" office:value="165" table:style-name="ce37">
            <text:p>165</text:p>
          </table:table-cell>
          <table:table-cell office:value-type="float" office:value="127" table:style-name="ce37">
            <text:p>127</text:p>
          </table:table-cell>
          <table:table-cell office:value-type="float" office:value="86" table:style-name="ce38">
            <text:p>86</text:p>
          </table:table-cell>
          <table:table-cell office:value-type="float" office:value="118" table:style-name="ce37">
            <text:p>118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1432661" table:style-name="ce39">
            <text:p>1,432,661</text:p>
          </table:table-cell>
          <table:table-cell office:value-type="float" office:value="61378" table:style-name="ce40">
            <text:p>61,378</text:p>
          </table:table-cell>
          <table:table-cell office:value-type="float" office:value="9620" table:style-name="ce39">
            <text:p>9,620</text:p>
          </table:table-cell>
          <table:table-cell office:value-type="float" office:value="11314" table:style-name="ce39">
            <text:p>11,314</text:p>
          </table:table-cell>
          <table:table-cell office:value-type="float" office:value="12498" table:style-name="ce39">
            <text:p>12,498</text:p>
          </table:table-cell>
          <table:table-cell office:value-type="float" office:value="13618" table:style-name="ce39">
            <text:p>13,618</text:p>
          </table:table-cell>
          <table:table-cell office:value-type="float" office:value="14328" table:style-name="ce39">
            <text:p>14,328</text:p>
          </table:table-cell>
          <table:table-cell office:value-type="float" office:value="67530" table:style-name="ce39">
            <text:p>67,530</text:p>
          </table:table-cell>
          <table:table-cell office:value-type="float" office:value="14505" table:style-name="ce39">
            <text:p>14,505</text:p>
          </table:table-cell>
          <table:table-cell office:value-type="float" office:value="13046" table:style-name="ce39">
            <text:p>13,046</text:p>
          </table:table-cell>
          <table:table-cell office:value-type="float" office:value="14509" table:style-name="ce39">
            <text:p>14,509</text:p>
          </table:table-cell>
          <table:table-cell office:value-type="float" office:value="14008" table:style-name="ce39">
            <text:p>14,008</text:p>
          </table:table-cell>
          <table:table-cell office:value-type="float" office:value="11462" table:style-name="ce40">
            <text:p>11,462</text:p>
          </table:table-cell>
          <table:table-cell office:value-type="float" office:value="62316" table:style-name="ce39">
            <text:p>62,316</text:p>
          </table:table-cell>
          <table:table-cell office:value-type="float" office:value="11456" table:style-name="ce39">
            <text:p>11,456</text:p>
          </table:table-cell>
          <table:table-cell office:value-type="float" office:value="12137" table:style-name="ce39">
            <text:p>12,137</text:p>
          </table:table-cell>
          <table:table-cell office:value-type="float" office:value="13199" table:style-name="ce39">
            <text:p>13,199</text:p>
          </table:table-cell>
          <table:table-cell office:value-type="float" office:value="12822" table:style-name="ce39">
            <text:p>12,822</text:p>
          </table:table-cell>
          <table:table-cell office:value-type="float" office:value="12702" table:style-name="ce40">
            <text:p>12,702</text:p>
          </table:table-cell>
          <table:table-cell office:value-type="float" office:value="74855" table:style-name="ce39">
            <text:p>74,855</text:p>
          </table:table-cell>
          <table:table-cell office:value-type="float" office:value="13473" table:style-name="ce39">
            <text:p>13,473</text:p>
          </table:table-cell>
          <table:table-cell office:value-type="float" office:value="13627" table:style-name="ce39">
            <text:p>13,627</text:p>
          </table:table-cell>
          <table:table-cell office:value-type="float" office:value="14497" table:style-name="ce39">
            <text:p>14,497</text:p>
          </table:table-cell>
          <table:table-cell office:value-type="float" office:value="15334" table:style-name="ce39">
            <text:p>15,334</text:p>
          </table:table-cell>
          <table:table-cell office:value-type="float" office:value="17924" table:style-name="ce40">
            <text:p>17,924</text:p>
          </table:table-cell>
          <table:table-cell office:value-type="float" office:value="92548" table:style-name="ce39">
            <text:p>92,548</text:p>
          </table:table-cell>
          <table:table-cell office:value-type="float" office:value="17373" table:style-name="ce39">
            <text:p>17,373</text:p>
          </table:table-cell>
          <table:table-cell office:value-type="float" office:value="16974" table:style-name="ce39">
            <text:p>16,974</text:p>
          </table:table-cell>
          <table:table-cell office:value-type="float" office:value="18332" table:style-name="ce39">
            <text:p>18,332</text:p>
          </table:table-cell>
          <table:table-cell office:value-type="float" office:value="19934" table:style-name="ce39">
            <text:p>19,934</text:p>
          </table:table-cell>
          <table:table-cell office:value-type="float" office:value="19935" table:style-name="ce40">
            <text:p>19,935</text:p>
          </table:table-cell>
          <table:table-cell office:value-type="float" office:value="98256" table:style-name="ce39">
            <text:p>98,256</text:p>
          </table:table-cell>
          <table:table-cell office:value-type="float" office:value="19687" table:style-name="ce39">
            <text:p>19,687</text:p>
          </table:table-cell>
          <table:table-cell office:value-type="float" office:value="19657" table:style-name="ce39">
            <text:p>19,657</text:p>
          </table:table-cell>
          <table:table-cell office:value-type="float" office:value="19748" table:style-name="ce39">
            <text:p>19,748</text:p>
          </table:table-cell>
          <table:table-cell office:value-type="float" office:value="19325" table:style-name="ce39">
            <text:p>19,325</text:p>
          </table:table-cell>
          <table:table-cell office:value-type="float" office:value="19839" table:style-name="ce40">
            <text:p>19,839</text:p>
          </table:table-cell>
          <table:table-cell office:value-type="float" office:value="99707" table:style-name="ce39">
            <text:p>99,707</text:p>
          </table:table-cell>
          <table:table-cell office:value-type="float" office:value="20198" table:style-name="ce39">
            <text:p>20,198</text:p>
          </table:table-cell>
          <table:table-cell office:value-type="float" office:value="19922" table:style-name="ce39">
            <text:p>19,922</text:p>
          </table:table-cell>
          <table:table-cell office:value-type="float" office:value="19624" table:style-name="ce39">
            <text:p>19,624</text:p>
          </table:table-cell>
          <table:table-cell office:value-type="float" office:value="19303" table:style-name="ce39">
            <text:p>19,303</text:p>
          </table:table-cell>
          <table:table-cell office:value-type="float" office:value="20660" table:style-name="ce40">
            <text:p>20,660</text:p>
          </table:table-cell>
          <table:table-cell office:value-type="float" office:value="122956" table:style-name="ce39">
            <text:p>122,956</text:p>
          </table:table-cell>
          <table:table-cell office:value-type="float" office:value="23156" table:style-name="ce39">
            <text:p>23,156</text:p>
          </table:table-cell>
          <table:table-cell office:value-type="float" office:value="23122" table:style-name="ce39">
            <text:p>23,122</text:p>
          </table:table-cell>
          <table:table-cell office:value-type="float" office:value="25053" table:style-name="ce39">
            <text:p>25,053</text:p>
          </table:table-cell>
          <table:table-cell office:value-type="float" office:value="25744" table:style-name="ce39">
            <text:p>25,744</text:p>
          </table:table-cell>
          <table:table-cell office:value-type="float" office:value="25881" table:style-name="ce40">
            <text:p>25,881</text:p>
          </table:table-cell>
          <table:table-cell office:value-type="float" office:value="124180" table:style-name="ce39">
            <text:p>124,180</text:p>
          </table:table-cell>
          <table:table-cell office:value-type="float" office:value="26072" table:style-name="ce39">
            <text:p>26,072</text:p>
          </table:table-cell>
          <table:table-cell office:value-type="float" office:value="25383" table:style-name="ce39">
            <text:p>25,383</text:p>
          </table:table-cell>
          <table:table-cell office:value-type="float" office:value="24234" table:style-name="ce39">
            <text:p>24,234</text:p>
          </table:table-cell>
          <table:table-cell office:value-type="float" office:value="25333" table:style-name="ce39">
            <text:p>25,333</text:p>
          </table:table-cell>
          <table:table-cell office:value-type="float" office:value="23158" table:style-name="ce40">
            <text:p>23,158</text:p>
          </table:table-cell>
          <table:table-cell office:value-type="float" office:value="109489" table:style-name="ce39">
            <text:p>109,489</text:p>
          </table:table-cell>
          <table:table-cell office:value-type="float" office:value="21723" table:style-name="ce39">
            <text:p>21,723</text:p>
          </table:table-cell>
          <table:table-cell office:value-type="float" office:value="21401" table:style-name="ce39">
            <text:p>21,401</text:p>
          </table:table-cell>
          <table:table-cell office:value-type="float" office:value="21915" table:style-name="ce39">
            <text:p>21,915</text:p>
          </table:table-cell>
          <table:table-cell office:value-type="float" office:value="21970" table:style-name="ce39">
            <text:p>21,970</text:p>
          </table:table-cell>
          <table:table-cell office:value-type="float" office:value="22480" table:style-name="ce40">
            <text:p>22,480</text:p>
          </table:table-cell>
          <table:table-cell office:value-type="float" office:value="111413" table:style-name="ce39">
            <text:p>111,413</text:p>
          </table:table-cell>
          <table:table-cell office:value-type="float" office:value="22771" table:style-name="ce39">
            <text:p>22,771</text:p>
          </table:table-cell>
          <table:table-cell office:value-type="float" office:value="22303" table:style-name="ce39">
            <text:p>22,303</text:p>
          </table:table-cell>
          <table:table-cell office:value-type="float" office:value="22405" table:style-name="ce39">
            <text:p>22,405</text:p>
          </table:table-cell>
          <table:table-cell office:value-type="float" office:value="21894" table:style-name="ce39">
            <text:p>21,894</text:p>
          </table:table-cell>
          <table:table-cell office:value-type="float" office:value="22040" table:style-name="ce40">
            <text:p>22,040</text:p>
          </table:table-cell>
          <table:table-cell office:value-type="float" office:value="109561" table:style-name="ce39">
            <text:p>109,561</text:p>
          </table:table-cell>
          <table:table-cell office:value-type="float" office:value="22643" table:style-name="ce39">
            <text:p>22,643</text:p>
          </table:table-cell>
          <table:table-cell office:value-type="float" office:value="22266" table:style-name="ce39">
            <text:p>22,266</text:p>
          </table:table-cell>
          <table:table-cell office:value-type="float" office:value="22170" table:style-name="ce39">
            <text:p>22,170</text:p>
          </table:table-cell>
          <table:table-cell office:value-type="float" office:value="21685" table:style-name="ce39">
            <text:p>21,685</text:p>
          </table:table-cell>
          <table:table-cell office:value-type="float" office:value="20797" table:style-name="ce40">
            <text:p>20,797</text:p>
          </table:table-cell>
          <table:table-cell office:value-type="float" office:value="95488" table:style-name="ce39">
            <text:p>95,488</text:p>
          </table:table-cell>
          <table:table-cell office:value-type="float" office:value="20329" table:style-name="ce39">
            <text:p>20,329</text:p>
          </table:table-cell>
          <table:table-cell office:value-type="float" office:value="20394" table:style-name="ce39">
            <text:p>20,394</text:p>
          </table:table-cell>
          <table:table-cell office:value-type="float" office:value="18331" table:style-name="ce39">
            <text:p>18,331</text:p>
          </table:table-cell>
          <table:table-cell office:value-type="float" office:value="18243" table:style-name="ce39">
            <text:p>18,243</text:p>
          </table:table-cell>
          <table:table-cell office:value-type="float" office:value="18191" table:style-name="ce40">
            <text:p>18,191</text:p>
          </table:table-cell>
          <table:table-cell office:value-type="float" office:value="80387" table:style-name="ce39">
            <text:p>80,387</text:p>
          </table:table-cell>
          <table:table-cell office:value-type="float" office:value="18024" table:style-name="ce39">
            <text:p>18,024</text:p>
          </table:table-cell>
          <table:table-cell office:value-type="float" office:value="16954" table:style-name="ce39">
            <text:p>16,954</text:p>
          </table:table-cell>
          <table:table-cell office:value-type="float" office:value="15609" table:style-name="ce39">
            <text:p>15,609</text:p>
          </table:table-cell>
          <table:table-cell office:value-type="float" office:value="15478" table:style-name="ce39">
            <text:p>15,478</text:p>
          </table:table-cell>
          <table:table-cell office:value-type="float" office:value="14322" table:style-name="ce40">
            <text:p>14,322</text:p>
          </table:table-cell>
          <table:table-cell office:value-type="float" office:value="46025" table:style-name="ce39">
            <text:p>46,025</text:p>
          </table:table-cell>
          <table:table-cell office:value-type="float" office:value="11899" table:style-name="ce39">
            <text:p>11,899</text:p>
          </table:table-cell>
          <table:table-cell office:value-type="float" office:value="10988" table:style-name="ce39">
            <text:p>10,988</text:p>
          </table:table-cell>
          <table:table-cell office:value-type="float" office:value="9074" table:style-name="ce39">
            <text:p>9,074</text:p>
          </table:table-cell>
          <table:table-cell office:value-type="float" office:value="7921" table:style-name="ce39">
            <text:p>7,921</text:p>
          </table:table-cell>
          <table:table-cell office:value-type="float" office:value="6143" table:style-name="ce40">
            <text:p>6,143</text:p>
          </table:table-cell>
          <table:table-cell office:value-type="float" office:value="32801" table:style-name="ce39">
            <text:p>32,801</text:p>
          </table:table-cell>
          <table:table-cell office:value-type="float" office:value="6735" table:style-name="ce39">
            <text:p>6,735</text:p>
          </table:table-cell>
          <table:table-cell office:value-type="float" office:value="6899" table:style-name="ce39">
            <text:p>6,899</text:p>
          </table:table-cell>
          <table:table-cell office:value-type="float" office:value="6658" table:style-name="ce39">
            <text:p>6,658</text:p>
          </table:table-cell>
          <table:table-cell office:value-type="float" office:value="6436" table:style-name="ce39">
            <text:p>6,436</text:p>
          </table:table-cell>
          <table:table-cell office:value-type="float" office:value="6073" table:style-name="ce40">
            <text:p>6,073</text:p>
          </table:table-cell>
          <table:table-cell office:value-type="float" office:value="24046" table:style-name="ce39">
            <text:p>24,046</text:p>
          </table:table-cell>
          <table:table-cell office:value-type="float" office:value="5880" table:style-name="ce39">
            <text:p>5,880</text:p>
          </table:table-cell>
          <table:table-cell office:value-type="float" office:value="5300" table:style-name="ce39">
            <text:p>5,300</text:p>
          </table:table-cell>
          <table:table-cell office:value-type="float" office:value="4670" table:style-name="ce39">
            <text:p>4,670</text:p>
          </table:table-cell>
          <table:table-cell office:value-type="float" office:value="4354" table:style-name="ce39">
            <text:p>4,354</text:p>
          </table:table-cell>
          <table:table-cell office:value-type="float" office:value="3842" table:style-name="ce40">
            <text:p>3,842</text:p>
          </table:table-cell>
          <table:table-cell office:value-type="float" office:value="13032" table:style-name="ce39">
            <text:p>13,032</text:p>
          </table:table-cell>
          <table:table-cell office:value-type="float" office:value="3341" table:style-name="ce39">
            <text:p>3,341</text:p>
          </table:table-cell>
          <table:table-cell office:value-type="float" office:value="2996" table:style-name="ce39">
            <text:p>2,996</text:p>
          </table:table-cell>
          <table:table-cell office:value-type="float" office:value="2618" table:style-name="ce39">
            <text:p>2,618</text:p>
          </table:table-cell>
          <table:table-cell office:value-type="float" office:value="2283" table:style-name="ce39">
            <text:p>2,283</text:p>
          </table:table-cell>
          <table:table-cell office:value-type="float" office:value="1794" table:style-name="ce40">
            <text:p>1,794</text:p>
          </table:table-cell>
          <table:table-cell office:value-type="float" office:value="5332" table:style-name="ce39">
            <text:p>5,332</text:p>
          </table:table-cell>
          <table:table-cell office:value-type="float" office:value="1576" table:style-name="ce39">
            <text:p>1,576</text:p>
          </table:table-cell>
          <table:table-cell office:value-type="float" office:value="1324" table:style-name="ce39">
            <text:p>1,324</text:p>
          </table:table-cell>
          <table:table-cell office:value-type="float" office:value="1002" table:style-name="ce39">
            <text:p>1,002</text:p>
          </table:table-cell>
          <table:table-cell office:value-type="float" office:value="836" table:style-name="ce39">
            <text:p>836</text:p>
          </table:table-cell>
          <table:table-cell office:value-type="float" office:value="594" table:style-name="ce40">
            <text:p>594</text:p>
          </table:table-cell>
          <table:table-cell office:value-type="float" office:value="1193" table:style-name="ce39">
            <text:p>1,193</text:p>
          </table:table-cell>
          <table:table-cell office:value-type="float" office:value="403" table:style-name="ce39">
            <text:p>403</text:p>
          </table:table-cell>
          <table:table-cell office:value-type="float" office:value="292" table:style-name="ce39">
            <text:p>292</text:p>
          </table:table-cell>
          <table:table-cell office:value-type="float" office:value="215" table:style-name="ce39">
            <text:p>215</text:p>
          </table:table-cell>
          <table:table-cell office:value-type="float" office:value="182" table:style-name="ce39">
            <text:p>182</text:p>
          </table:table-cell>
          <table:table-cell office:value-type="float" office:value="101" table:style-name="ce40">
            <text:p>101</text:p>
          </table:table-cell>
          <table:table-cell office:value-type="float" office:value="168" table:style-name="ce39">
            <text:p>168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1877891" table:style-name="ce37">
            <text:p>1,877,891</text:p>
          </table:table-cell>
          <table:table-cell office:value-type="float" office:value="69695" table:style-name="ce37">
            <text:p>69,695</text:p>
          </table:table-cell>
          <table:table-cell office:value-type="float" office:value="11002" table:style-name="ce37">
            <text:p>11,002</text:p>
          </table:table-cell>
          <table:table-cell office:value-type="float" office:value="12587" table:style-name="ce37">
            <text:p>12,587</text:p>
          </table:table-cell>
          <table:table-cell office:value-type="float" office:value="14031" table:style-name="ce37">
            <text:p>14,031</text:p>
          </table:table-cell>
          <table:table-cell office:value-type="float" office:value="15417" table:style-name="ce37">
            <text:p>15,417</text:p>
          </table:table-cell>
          <table:table-cell office:value-type="float" office:value="16658" table:style-name="ce37">
            <text:p>16,658</text:p>
          </table:table-cell>
          <table:table-cell office:value-type="float" office:value="79763" table:style-name="ce37">
            <text:p>79,763</text:p>
          </table:table-cell>
          <table:table-cell office:value-type="float" office:value="16754" table:style-name="ce37">
            <text:p>16,754</text:p>
          </table:table-cell>
          <table:table-cell office:value-type="float" office:value="15433" table:style-name="ce37">
            <text:p>15,433</text:p>
          </table:table-cell>
          <table:table-cell office:value-type="float" office:value="17575" table:style-name="ce37">
            <text:p>17,575</text:p>
          </table:table-cell>
          <table:table-cell office:value-type="float" office:value="16495" table:style-name="ce37">
            <text:p>16,495</text:p>
          </table:table-cell>
          <table:table-cell office:value-type="float" office:value="13506" table:style-name="ce38">
            <text:p>13,506</text:p>
          </table:table-cell>
          <table:table-cell office:value-type="float" office:value="76385" table:style-name="ce37">
            <text:p>76,385</text:p>
          </table:table-cell>
          <table:table-cell office:value-type="float" office:value="13883" table:style-name="ce37">
            <text:p>13,883</text:p>
          </table:table-cell>
          <table:table-cell office:value-type="float" office:value="15343" table:style-name="ce37">
            <text:p>15,343</text:p>
          </table:table-cell>
          <table:table-cell office:value-type="float" office:value="15764" table:style-name="ce37">
            <text:p>15,764</text:p>
          </table:table-cell>
          <table:table-cell office:value-type="float" office:value="15558" table:style-name="ce37">
            <text:p>15,558</text:p>
          </table:table-cell>
          <table:table-cell office:value-type="float" office:value="15837" table:style-name="ce38">
            <text:p>15,837</text:p>
          </table:table-cell>
          <table:table-cell office:value-type="float" office:value="91093" table:style-name="ce37">
            <text:p>91,093</text:p>
          </table:table-cell>
          <table:table-cell office:value-type="float" office:value="16166" table:style-name="ce37">
            <text:p>16,166</text:p>
          </table:table-cell>
          <table:table-cell office:value-type="float" office:value="16617" table:style-name="ce37">
            <text:p>16,617</text:p>
          </table:table-cell>
          <table:table-cell office:value-type="float" office:value="17725" table:style-name="ce37">
            <text:p>17,725</text:p>
          </table:table-cell>
          <table:table-cell office:value-type="float" office:value="18549" table:style-name="ce37">
            <text:p>18,549</text:p>
          </table:table-cell>
          <table:table-cell office:value-type="float" office:value="22036" table:style-name="ce38">
            <text:p>22,036</text:p>
          </table:table-cell>
          <table:table-cell office:value-type="float" office:value="114809" table:style-name="ce37">
            <text:p>114,809</text:p>
          </table:table-cell>
          <table:table-cell office:value-type="float" office:value="21635" table:style-name="ce37">
            <text:p>21,635</text:p>
          </table:table-cell>
          <table:table-cell office:value-type="float" office:value="20825" table:style-name="ce37">
            <text:p>20,825</text:p>
          </table:table-cell>
          <table:table-cell office:value-type="float" office:value="23140" table:style-name="ce37">
            <text:p>23,140</text:p>
          </table:table-cell>
          <table:table-cell office:value-type="float" office:value="24454" table:style-name="ce37">
            <text:p>24,454</text:p>
          </table:table-cell>
          <table:table-cell office:value-type="float" office:value="24755" table:style-name="ce38">
            <text:p>24,755</text:p>
          </table:table-cell>
          <table:table-cell office:value-type="float" office:value="125726" table:style-name="ce37">
            <text:p>125,726</text:p>
          </table:table-cell>
          <table:table-cell office:value-type="float" office:value="24924" table:style-name="ce37">
            <text:p>24,924</text:p>
          </table:table-cell>
          <table:table-cell office:value-type="float" office:value="25368" table:style-name="ce37">
            <text:p>25,368</text:p>
          </table:table-cell>
          <table:table-cell office:value-type="float" office:value="25156" table:style-name="ce37">
            <text:p>25,156</text:p>
          </table:table-cell>
          <table:table-cell office:value-type="float" office:value="24668" table:style-name="ce37">
            <text:p>24,668</text:p>
          </table:table-cell>
          <table:table-cell office:value-type="float" office:value="25610" table:style-name="ce38">
            <text:p>25,610</text:p>
          </table:table-cell>
          <table:table-cell office:value-type="float" office:value="128043" table:style-name="ce37">
            <text:p>128,043</text:p>
          </table:table-cell>
          <table:table-cell office:value-type="float" office:value="25362" table:style-name="ce37">
            <text:p>25,362</text:p>
          </table:table-cell>
          <table:table-cell office:value-type="float" office:value="26376" table:style-name="ce37">
            <text:p>26,376</text:p>
          </table:table-cell>
          <table:table-cell office:value-type="float" office:value="25507" table:style-name="ce37">
            <text:p>25,507</text:p>
          </table:table-cell>
          <table:table-cell office:value-type="float" office:value="24691" table:style-name="ce37">
            <text:p>24,691</text:p>
          </table:table-cell>
          <table:table-cell office:value-type="float" office:value="26107" table:style-name="ce38">
            <text:p>26,107</text:p>
          </table:table-cell>
          <table:table-cell office:value-type="float" office:value="156995" table:style-name="ce37">
            <text:p>156,995</text:p>
          </table:table-cell>
          <table:table-cell office:value-type="float" office:value="29375" table:style-name="ce37">
            <text:p>29,375</text:p>
          </table:table-cell>
          <table:table-cell office:value-type="float" office:value="29636" table:style-name="ce37">
            <text:p>29,636</text:p>
          </table:table-cell>
          <table:table-cell office:value-type="float" office:value="32041" table:style-name="ce37">
            <text:p>32,041</text:p>
          </table:table-cell>
          <table:table-cell office:value-type="float" office:value="32759" table:style-name="ce37">
            <text:p>32,759</text:p>
          </table:table-cell>
          <table:table-cell office:value-type="float" office:value="33184" table:style-name="ce38">
            <text:p>33,184</text:p>
          </table:table-cell>
          <table:table-cell office:value-type="float" office:value="159664" table:style-name="ce37">
            <text:p>159,664</text:p>
          </table:table-cell>
          <table:table-cell office:value-type="float" office:value="33256" table:style-name="ce37">
            <text:p>33,256</text:p>
          </table:table-cell>
          <table:table-cell office:value-type="float" office:value="32808" table:style-name="ce37">
            <text:p>32,808</text:p>
          </table:table-cell>
          <table:table-cell office:value-type="float" office:value="31084" table:style-name="ce37">
            <text:p>31,084</text:p>
          </table:table-cell>
          <table:table-cell office:value-type="float" office:value="32609" table:style-name="ce37">
            <text:p>32,609</text:p>
          </table:table-cell>
          <table:table-cell office:value-type="float" office:value="29907" table:style-name="ce38">
            <text:p>29,907</text:p>
          </table:table-cell>
          <table:table-cell office:value-type="float" office:value="137072" table:style-name="ce37">
            <text:p>137,072</text:p>
          </table:table-cell>
          <table:table-cell office:value-type="float" office:value="27988" table:style-name="ce37">
            <text:p>27,988</text:p>
          </table:table-cell>
          <table:table-cell office:value-type="float" office:value="26700" table:style-name="ce37">
            <text:p>26,700</text:p>
          </table:table-cell>
          <table:table-cell office:value-type="float" office:value="26998" table:style-name="ce37">
            <text:p>26,998</text:p>
          </table:table-cell>
          <table:table-cell office:value-type="float" office:value="27297" table:style-name="ce37">
            <text:p>27,297</text:p>
          </table:table-cell>
          <table:table-cell office:value-type="float" office:value="28089" table:style-name="ce38">
            <text:p>28,089</text:p>
          </table:table-cell>
          <table:table-cell office:value-type="float" office:value="145263" table:style-name="ce37">
            <text:p>145,263</text:p>
          </table:table-cell>
          <table:table-cell office:value-type="float" office:value="29170" table:style-name="ce37">
            <text:p>29,170</text:p>
          </table:table-cell>
          <table:table-cell office:value-type="float" office:value="28715" table:style-name="ce37">
            <text:p>28,715</text:p>
          </table:table-cell>
          <table:table-cell office:value-type="float" office:value="29004" table:style-name="ce37">
            <text:p>29,004</text:p>
          </table:table-cell>
          <table:table-cell office:value-type="float" office:value="28843" table:style-name="ce37">
            <text:p>28,843</text:p>
          </table:table-cell>
          <table:table-cell office:value-type="float" office:value="29531" table:style-name="ce38">
            <text:p>29,531</text:p>
          </table:table-cell>
          <table:table-cell office:value-type="float" office:value="152537" table:style-name="ce37">
            <text:p>152,537</text:p>
          </table:table-cell>
          <table:table-cell office:value-type="float" office:value="30158" table:style-name="ce37">
            <text:p>30,158</text:p>
          </table:table-cell>
          <table:table-cell office:value-type="float" office:value="30353" table:style-name="ce37">
            <text:p>30,353</text:p>
          </table:table-cell>
          <table:table-cell office:value-type="float" office:value="30717" table:style-name="ce37">
            <text:p>30,717</text:p>
          </table:table-cell>
          <table:table-cell office:value-type="float" office:value="31139" table:style-name="ce37">
            <text:p>31,139</text:p>
          </table:table-cell>
          <table:table-cell office:value-type="float" office:value="30170" table:style-name="ce38">
            <text:p>30,170</text:p>
          </table:table-cell>
          <table:table-cell office:value-type="float" office:value="138577" table:style-name="ce37">
            <text:p>138,577</text:p>
          </table:table-cell>
          <table:table-cell office:value-type="float" office:value="29120" table:style-name="ce37">
            <text:p>29,120</text:p>
          </table:table-cell>
          <table:table-cell office:value-type="float" office:value="29113" table:style-name="ce37">
            <text:p>29,113</text:p>
          </table:table-cell>
          <table:table-cell office:value-type="float" office:value="27149" table:style-name="ce37">
            <text:p>27,149</text:p>
          </table:table-cell>
          <table:table-cell office:value-type="float" office:value="26957" table:style-name="ce37">
            <text:p>26,957</text:p>
          </table:table-cell>
          <table:table-cell office:value-type="float" office:value="26238" table:style-name="ce38">
            <text:p>26,238</text:p>
          </table:table-cell>
          <table:table-cell office:value-type="float" office:value="113382" table:style-name="ce37">
            <text:p>113,382</text:p>
          </table:table-cell>
          <table:table-cell office:value-type="float" office:value="25334" table:style-name="ce37">
            <text:p>25,334</text:p>
          </table:table-cell>
          <table:table-cell office:value-type="float" office:value="23362" table:style-name="ce37">
            <text:p>23,362</text:p>
          </table:table-cell>
          <table:table-cell office:value-type="float" office:value="21955" table:style-name="ce37">
            <text:p>21,955</text:p>
          </table:table-cell>
          <table:table-cell office:value-type="float" office:value="21966" table:style-name="ce37">
            <text:p>21,966</text:p>
          </table:table-cell>
          <table:table-cell office:value-type="float" office:value="20765" table:style-name="ce38">
            <text:p>20,765</text:p>
          </table:table-cell>
          <table:table-cell office:value-type="float" office:value="66916" table:style-name="ce37">
            <text:p>66,916</text:p>
          </table:table-cell>
          <table:table-cell office:value-type="float" office:value="17088" table:style-name="ce37">
            <text:p>17,088</text:p>
          </table:table-cell>
          <table:table-cell office:value-type="float" office:value="16215" table:style-name="ce37">
            <text:p>16,215</text:p>
          </table:table-cell>
          <table:table-cell office:value-type="float" office:value="14558" table:style-name="ce37">
            <text:p>14,558</text:p>
          </table:table-cell>
          <table:table-cell office:value-type="float" office:value="10605" table:style-name="ce37">
            <text:p>10,605</text:p>
          </table:table-cell>
          <table:table-cell office:value-type="float" office:value="8450" table:style-name="ce38">
            <text:p>8,450</text:p>
          </table:table-cell>
          <table:table-cell office:value-type="float" office:value="49452" table:style-name="ce37">
            <text:p>49,452</text:p>
          </table:table-cell>
          <table:table-cell office:value-type="float" office:value="9772" table:style-name="ce37">
            <text:p>9,772</text:p>
          </table:table-cell>
          <table:table-cell office:value-type="float" office:value="10669" table:style-name="ce37">
            <text:p>10,669</text:p>
          </table:table-cell>
          <table:table-cell office:value-type="float" office:value="9776" table:style-name="ce37">
            <text:p>9,776</text:p>
          </table:table-cell>
          <table:table-cell office:value-type="float" office:value="9511" table:style-name="ce37">
            <text:p>9,511</text:p>
          </table:table-cell>
          <table:table-cell office:value-type="float" office:value="9724" table:style-name="ce38">
            <text:p>9,724</text:p>
          </table:table-cell>
          <table:table-cell office:value-type="float" office:value="38016" table:style-name="ce37">
            <text:p>38,016</text:p>
          </table:table-cell>
          <table:table-cell office:value-type="float" office:value="8807" table:style-name="ce37">
            <text:p>8,807</text:p>
          </table:table-cell>
          <table:table-cell office:value-type="float" office:value="8208" table:style-name="ce37">
            <text:p>8,208</text:p>
          </table:table-cell>
          <table:table-cell office:value-type="float" office:value="7551" table:style-name="ce37">
            <text:p>7,551</text:p>
          </table:table-cell>
          <table:table-cell office:value-type="float" office:value="6986" table:style-name="ce37">
            <text:p>6,986</text:p>
          </table:table-cell>
          <table:table-cell office:value-type="float" office:value="6464" table:style-name="ce38">
            <text:p>6,464</text:p>
          </table:table-cell>
          <table:table-cell office:value-type="float" office:value="23026" table:style-name="ce37">
            <text:p>23,026</text:p>
          </table:table-cell>
          <table:table-cell office:value-type="float" office:value="6128" table:style-name="ce37">
            <text:p>6,128</text:p>
          </table:table-cell>
          <table:table-cell office:value-type="float" office:value="5067" table:style-name="ce37">
            <text:p>5,067</text:p>
          </table:table-cell>
          <table:table-cell office:value-type="float" office:value="4274" table:style-name="ce37">
            <text:p>4,274</text:p>
          </table:table-cell>
          <table:table-cell office:value-type="float" office:value="4048" table:style-name="ce37">
            <text:p>4,048</text:p>
          </table:table-cell>
          <table:table-cell office:value-type="float" office:value="3509" table:style-name="ce38">
            <text:p>3,509</text:p>
          </table:table-cell>
          <table:table-cell office:value-type="float" office:value="9322" table:style-name="ce37">
            <text:p>9,322</text:p>
          </table:table-cell>
          <table:table-cell office:value-type="float" office:value="2883" table:style-name="ce37">
            <text:p>2,883</text:p>
          </table:table-cell>
          <table:table-cell office:value-type="float" office:value="2281" table:style-name="ce37">
            <text:p>2,281</text:p>
          </table:table-cell>
          <table:table-cell office:value-type="float" office:value="1786" table:style-name="ce37">
            <text:p>1,786</text:p>
          </table:table-cell>
          <table:table-cell office:value-type="float" office:value="1378" table:style-name="ce37">
            <text:p>1,378</text:p>
          </table:table-cell>
          <table:table-cell office:value-type="float" office:value="994" table:style-name="ce38">
            <text:p>994</text:p>
          </table:table-cell>
          <table:table-cell office:value-type="float" office:value="1941" table:style-name="ce37">
            <text:p>1,941</text:p>
          </table:table-cell>
          <table:table-cell office:value-type="float" office:value="719" table:style-name="ce37">
            <text:p>719</text:p>
          </table:table-cell>
          <table:table-cell office:value-type="float" office:value="507" table:style-name="ce37">
            <text:p>507</text:p>
          </table:table-cell>
          <table:table-cell office:value-type="float" office:value="333" table:style-name="ce37">
            <text:p>333</text:p>
          </table:table-cell>
          <table:table-cell office:value-type="float" office:value="232" table:style-name="ce37">
            <text:p>232</text:p>
          </table:table-cell>
          <table:table-cell office:value-type="float" office:value="150" table:style-name="ce38">
            <text:p>150</text:p>
          </table:table-cell>
          <table:table-cell office:value-type="float" office:value="214" table:style-name="ce37">
            <text:p>214</text:p>
          </table:table-cell>
          <table:table-cell table:number-columns-repeated="16260"/>
        </table:table-row>
        <table:table-row table:style-name="ro3">
          <table:table-cell office:value-type="string" table:style-name="ce47">
            <text:p>臺南市</text:p>
          </table:table-cell>
          <table:table-cell office:value-type="string" table:style-name="ce27">
            <text:p>男</text:p>
          </table:table-cell>
          <table:table-cell office:value-type="float" office:value="935517" table:style-name="ce37">
            <text:p>935,517</text:p>
          </table:table-cell>
          <table:table-cell office:value-type="float" office:value="36106" table:style-name="ce37">
            <text:p>36,106</text:p>
          </table:table-cell>
          <table:table-cell office:value-type="float" office:value="5742" table:style-name="ce41">
            <text:p>5,742</text:p>
          </table:table-cell>
          <table:table-cell office:value-type="float" office:value="6540" table:style-name="ce41">
            <text:p>6,540</text:p>
          </table:table-cell>
          <table:table-cell office:value-type="float" office:value="7194" table:style-name="ce41">
            <text:p>7,194</text:p>
          </table:table-cell>
          <table:table-cell office:value-type="float" office:value="7955" table:style-name="ce41">
            <text:p>7,955</text:p>
          </table:table-cell>
          <table:table-cell office:value-type="float" office:value="8675" table:style-name="ce41">
            <text:p>8,675</text:p>
          </table:table-cell>
          <table:table-cell office:value-type="float" office:value="41310" table:style-name="ce41">
            <text:p>41,310</text:p>
          </table:table-cell>
          <table:table-cell office:value-type="float" office:value="8711" table:style-name="ce41">
            <text:p>8,711</text:p>
          </table:table-cell>
          <table:table-cell office:value-type="float" office:value="7926" table:style-name="ce41">
            <text:p>7,926</text:p>
          </table:table-cell>
          <table:table-cell office:value-type="float" office:value="8944" table:style-name="ce41">
            <text:p>8,944</text:p>
          </table:table-cell>
          <table:table-cell office:value-type="float" office:value="8659" table:style-name="ce41">
            <text:p>8,659</text:p>
          </table:table-cell>
          <table:table-cell office:value-type="float" office:value="7070" table:style-name="ce42">
            <text:p>7,070</text:p>
          </table:table-cell>
          <table:table-cell office:value-type="float" office:value="39695" table:style-name="ce41">
            <text:p>39,695</text:p>
          </table:table-cell>
          <table:table-cell office:value-type="float" office:value="7244" table:style-name="ce41">
            <text:p>7,244</text:p>
          </table:table-cell>
          <table:table-cell office:value-type="float" office:value="7805" table:style-name="ce41">
            <text:p>7,805</text:p>
          </table:table-cell>
          <table:table-cell office:value-type="float" office:value="8343" table:style-name="ce41">
            <text:p>8,343</text:p>
          </table:table-cell>
          <table:table-cell office:value-type="float" office:value="8094" table:style-name="ce41">
            <text:p>8,094</text:p>
          </table:table-cell>
          <table:table-cell office:value-type="float" office:value="8209" table:style-name="ce42">
            <text:p>8,209</text:p>
          </table:table-cell>
          <table:table-cell office:value-type="float" office:value="47483" table:style-name="ce41">
            <text:p>47,483</text:p>
          </table:table-cell>
          <table:table-cell office:value-type="float" office:value="8489" table:style-name="ce41">
            <text:p>8,489</text:p>
          </table:table-cell>
          <table:table-cell office:value-type="float" office:value="8678" table:style-name="ce41">
            <text:p>8,678</text:p>
          </table:table-cell>
          <table:table-cell office:value-type="float" office:value="9262" table:style-name="ce41">
            <text:p>9,262</text:p>
          </table:table-cell>
          <table:table-cell office:value-type="float" office:value="9588" table:style-name="ce41">
            <text:p>9,588</text:p>
          </table:table-cell>
          <table:table-cell office:value-type="float" office:value="11466" table:style-name="ce42">
            <text:p>11,466</text:p>
          </table:table-cell>
          <table:table-cell office:value-type="float" office:value="60033" table:style-name="ce41">
            <text:p>60,033</text:p>
          </table:table-cell>
          <table:table-cell office:value-type="float" office:value="11323" table:style-name="ce41">
            <text:p>11,323</text:p>
          </table:table-cell>
          <table:table-cell office:value-type="float" office:value="10838" table:style-name="ce41">
            <text:p>10,838</text:p>
          </table:table-cell>
          <table:table-cell office:value-type="float" office:value="12239" table:style-name="ce41">
            <text:p>12,239</text:p>
          </table:table-cell>
          <table:table-cell office:value-type="float" office:value="12704" table:style-name="ce41">
            <text:p>12,704</text:p>
          </table:table-cell>
          <table:table-cell office:value-type="float" office:value="12929" table:style-name="ce42">
            <text:p>12,929</text:p>
          </table:table-cell>
          <table:table-cell office:value-type="float" office:value="65019" table:style-name="ce41">
            <text:p>65,019</text:p>
          </table:table-cell>
          <table:table-cell office:value-type="float" office:value="12841" table:style-name="ce41">
            <text:p>12,841</text:p>
          </table:table-cell>
          <table:table-cell office:value-type="float" office:value="13066" table:style-name="ce41">
            <text:p>13,066</text:p>
          </table:table-cell>
          <table:table-cell office:value-type="float" office:value="12975" table:style-name="ce41">
            <text:p>12,975</text:p>
          </table:table-cell>
          <table:table-cell office:value-type="float" office:value="12847" table:style-name="ce41">
            <text:p>12,847</text:p>
          </table:table-cell>
          <table:table-cell office:value-type="float" office:value="13290" table:style-name="ce42">
            <text:p>13,290</text:p>
          </table:table-cell>
          <table:table-cell office:value-type="float" office:value="66076" table:style-name="ce41">
            <text:p>66,076</text:p>
          </table:table-cell>
          <table:table-cell office:value-type="float" office:value="13211" table:style-name="ce41">
            <text:p>13,211</text:p>
          </table:table-cell>
          <table:table-cell office:value-type="float" office:value="13790" table:style-name="ce41">
            <text:p>13,790</text:p>
          </table:table-cell>
          <table:table-cell office:value-type="float" office:value="13239" table:style-name="ce41">
            <text:p>13,239</text:p>
          </table:table-cell>
          <table:table-cell office:value-type="float" office:value="12669" table:style-name="ce41">
            <text:p>12,669</text:p>
          </table:table-cell>
          <table:table-cell office:value-type="float" office:value="13167" table:style-name="ce42">
            <text:p>13,167</text:p>
          </table:table-cell>
          <table:table-cell office:value-type="float" office:value="78443" table:style-name="ce41">
            <text:p>78,443</text:p>
          </table:table-cell>
          <table:table-cell office:value-type="float" office:value="14836" table:style-name="ce41">
            <text:p>14,836</text:p>
          </table:table-cell>
          <table:table-cell office:value-type="float" office:value="14817" table:style-name="ce41">
            <text:p>14,817</text:p>
          </table:table-cell>
          <table:table-cell office:value-type="float" office:value="16014" table:style-name="ce41">
            <text:p>16,014</text:p>
          </table:table-cell>
          <table:table-cell office:value-type="float" office:value="16200" table:style-name="ce41">
            <text:p>16,200</text:p>
          </table:table-cell>
          <table:table-cell office:value-type="float" office:value="16576" table:style-name="ce42">
            <text:p>16,576</text:p>
          </table:table-cell>
          <table:table-cell office:value-type="float" office:value="79833" table:style-name="ce41">
            <text:p>79,833</text:p>
          </table:table-cell>
          <table:table-cell office:value-type="float" office:value="16540" table:style-name="ce41">
            <text:p>16,540</text:p>
          </table:table-cell>
          <table:table-cell office:value-type="float" office:value="16584" table:style-name="ce41">
            <text:p>16,584</text:p>
          </table:table-cell>
          <table:table-cell office:value-type="float" office:value="15718" table:style-name="ce41">
            <text:p>15,718</text:p>
          </table:table-cell>
          <table:table-cell office:value-type="float" office:value="16226" table:style-name="ce41">
            <text:p>16,226</text:p>
          </table:table-cell>
          <table:table-cell office:value-type="float" office:value="14765" table:style-name="ce42">
            <text:p>14,765</text:p>
          </table:table-cell>
          <table:table-cell office:value-type="float" office:value="67015" table:style-name="ce41">
            <text:p>67,015</text:p>
          </table:table-cell>
          <table:table-cell office:value-type="float" office:value="13692" table:style-name="ce41">
            <text:p>13,692</text:p>
          </table:table-cell>
          <table:table-cell office:value-type="float" office:value="13203" table:style-name="ce41">
            <text:p>13,203</text:p>
          </table:table-cell>
          <table:table-cell office:value-type="float" office:value="13004" table:style-name="ce41">
            <text:p>13,004</text:p>
          </table:table-cell>
          <table:table-cell office:value-type="float" office:value="13376" table:style-name="ce41">
            <text:p>13,376</text:p>
          </table:table-cell>
          <table:table-cell office:value-type="float" office:value="13740" table:style-name="ce42">
            <text:p>13,740</text:p>
          </table:table-cell>
          <table:table-cell office:value-type="float" office:value="71525" table:style-name="ce41">
            <text:p>71,525</text:p>
          </table:table-cell>
          <table:table-cell office:value-type="float" office:value="14265" table:style-name="ce41">
            <text:p>14,265</text:p>
          </table:table-cell>
          <table:table-cell office:value-type="float" office:value="14202" table:style-name="ce41">
            <text:p>14,202</text:p>
          </table:table-cell>
          <table:table-cell office:value-type="float" office:value="14249" table:style-name="ce41">
            <text:p>14,249</text:p>
          </table:table-cell>
          <table:table-cell office:value-type="float" office:value="14222" table:style-name="ce41">
            <text:p>14,222</text:p>
          </table:table-cell>
          <table:table-cell office:value-type="float" office:value="14587" table:style-name="ce42">
            <text:p>14,587</text:p>
          </table:table-cell>
          <table:table-cell office:value-type="float" office:value="75411" table:style-name="ce41">
            <text:p>75,411</text:p>
          </table:table-cell>
          <table:table-cell office:value-type="float" office:value="14878" table:style-name="ce41">
            <text:p>14,878</text:p>
          </table:table-cell>
          <table:table-cell office:value-type="float" office:value="15021" table:style-name="ce41">
            <text:p>15,021</text:p>
          </table:table-cell>
          <table:table-cell office:value-type="float" office:value="15172" table:style-name="ce41">
            <text:p>15,172</text:p>
          </table:table-cell>
          <table:table-cell office:value-type="float" office:value="15522" table:style-name="ce41">
            <text:p>15,522</text:p>
          </table:table-cell>
          <table:table-cell office:value-type="float" office:value="14818" table:style-name="ce42">
            <text:p>14,818</text:p>
          </table:table-cell>
          <table:table-cell office:value-type="float" office:value="68775" table:style-name="ce41">
            <text:p>68,775</text:p>
          </table:table-cell>
          <table:table-cell office:value-type="float" office:value="14389" table:style-name="ce41">
            <text:p>14,389</text:p>
          </table:table-cell>
          <table:table-cell office:value-type="float" office:value="14435" table:style-name="ce41">
            <text:p>14,435</text:p>
          </table:table-cell>
          <table:table-cell office:value-type="float" office:value="13574" table:style-name="ce41">
            <text:p>13,574</text:p>
          </table:table-cell>
          <table:table-cell office:value-type="float" office:value="13422" table:style-name="ce41">
            <text:p>13,422</text:p>
          </table:table-cell>
          <table:table-cell office:value-type="float" office:value="12955" table:style-name="ce42">
            <text:p>12,955</text:p>
          </table:table-cell>
          <table:table-cell office:value-type="float" office:value="55599" table:style-name="ce41">
            <text:p>55,599</text:p>
          </table:table-cell>
          <table:table-cell office:value-type="float" office:value="12476" table:style-name="ce41">
            <text:p>12,476</text:p>
          </table:table-cell>
          <table:table-cell office:value-type="float" office:value="11499" table:style-name="ce41">
            <text:p>11,499</text:p>
          </table:table-cell>
          <table:table-cell office:value-type="float" office:value="10820" table:style-name="ce41">
            <text:p>10,820</text:p>
          </table:table-cell>
          <table:table-cell office:value-type="float" office:value="10630" table:style-name="ce41">
            <text:p>10,630</text:p>
          </table:table-cell>
          <table:table-cell office:value-type="float" office:value="10174" table:style-name="ce42">
            <text:p>10,174</text:p>
          </table:table-cell>
          <table:table-cell office:value-type="float" office:value="31586" table:style-name="ce41">
            <text:p>31,586</text:p>
          </table:table-cell>
          <table:table-cell office:value-type="float" office:value="8215" table:style-name="ce41">
            <text:p>8,215</text:p>
          </table:table-cell>
          <table:table-cell office:value-type="float" office:value="7673" table:style-name="ce41">
            <text:p>7,673</text:p>
          </table:table-cell>
          <table:table-cell office:value-type="float" office:value="6910" table:style-name="ce41">
            <text:p>6,910</text:p>
          </table:table-cell>
          <table:table-cell office:value-type="float" office:value="4947" table:style-name="ce41">
            <text:p>4,947</text:p>
          </table:table-cell>
          <table:table-cell office:value-type="float" office:value="3841" table:style-name="ce42">
            <text:p>3,841</text:p>
          </table:table-cell>
          <table:table-cell office:value-type="float" office:value="21969" table:style-name="ce41">
            <text:p>21,969</text:p>
          </table:table-cell>
          <table:table-cell office:value-type="float" office:value="4430" table:style-name="ce41">
            <text:p>4,430</text:p>
          </table:table-cell>
          <table:table-cell office:value-type="float" office:value="4764" table:style-name="ce41">
            <text:p>4,764</text:p>
          </table:table-cell>
          <table:table-cell office:value-type="float" office:value="4394" table:style-name="ce41">
            <text:p>4,394</text:p>
          </table:table-cell>
          <table:table-cell office:value-type="float" office:value="4171" table:style-name="ce41">
            <text:p>4,171</text:p>
          </table:table-cell>
          <table:table-cell office:value-type="float" office:value="4210" table:style-name="ce42">
            <text:p>4,210</text:p>
          </table:table-cell>
          <table:table-cell office:value-type="float" office:value="15873" table:style-name="ce41">
            <text:p>15,873</text:p>
          </table:table-cell>
          <table:table-cell office:value-type="float" office:value="3798" table:style-name="ce41">
            <text:p>3,798</text:p>
          </table:table-cell>
          <table:table-cell office:value-type="float" office:value="3413" table:style-name="ce41">
            <text:p>3,413</text:p>
          </table:table-cell>
          <table:table-cell office:value-type="float" office:value="3146" table:style-name="ce41">
            <text:p>3,146</text:p>
          </table:table-cell>
          <table:table-cell office:value-type="float" office:value="2878" table:style-name="ce41">
            <text:p>2,878</text:p>
          </table:table-cell>
          <table:table-cell office:value-type="float" office:value="2638" table:style-name="ce42">
            <text:p>2,638</text:p>
          </table:table-cell>
          <table:table-cell office:value-type="float" office:value="9193" table:style-name="ce41">
            <text:p>9,193</text:p>
          </table:table-cell>
          <table:table-cell office:value-type="float" office:value="2450" table:style-name="ce41">
            <text:p>2,450</text:p>
          </table:table-cell>
          <table:table-cell office:value-type="float" office:value="1986" table:style-name="ce41">
            <text:p>1,986</text:p>
          </table:table-cell>
          <table:table-cell office:value-type="float" office:value="1763" table:style-name="ce41">
            <text:p>1,763</text:p>
          </table:table-cell>
          <table:table-cell office:value-type="float" office:value="1609" table:style-name="ce41">
            <text:p>1,609</text:p>
          </table:table-cell>
          <table:table-cell office:value-type="float" office:value="1385" table:style-name="ce42">
            <text:p>1,385</text:p>
          </table:table-cell>
          <table:table-cell office:value-type="float" office:value="3805" table:style-name="ce41">
            <text:p>3,805</text:p>
          </table:table-cell>
          <table:table-cell office:value-type="float" office:value="1202" table:style-name="ce41">
            <text:p>1,202</text:p>
          </table:table-cell>
          <table:table-cell office:value-type="float" office:value="933" table:style-name="ce41">
            <text:p>933</text:p>
          </table:table-cell>
          <table:table-cell office:value-type="float" office:value="724" table:style-name="ce41">
            <text:p>724</text:p>
          </table:table-cell>
          <table:table-cell office:value-type="float" office:value="556" table:style-name="ce41">
            <text:p>556</text:p>
          </table:table-cell>
          <table:table-cell office:value-type="float" office:value="390" table:style-name="ce42">
            <text:p>390</text:p>
          </table:table-cell>
          <table:table-cell office:value-type="float" office:value="690" table:style-name="ce41">
            <text:p>690</text:p>
          </table:table-cell>
          <table:table-cell office:value-type="float" office:value="265" table:style-name="ce41">
            <text:p>265</text:p>
          </table:table-cell>
          <table:table-cell office:value-type="float" office:value="172" table:style-name="ce41">
            <text:p>172</text:p>
          </table:table-cell>
          <table:table-cell office:value-type="float" office:value="118" table:style-name="ce41">
            <text:p>118</text:p>
          </table:table-cell>
          <table:table-cell office:value-type="float" office:value="82" table:style-name="ce41">
            <text:p>82</text:p>
          </table:table-cell>
          <table:table-cell office:value-type="float" office:value="53" table:style-name="ce42">
            <text:p>53</text:p>
          </table:table-cell>
          <table:table-cell office:value-type="float" office:value="78" table:style-name="ce41">
            <text:p>78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33">
            <text:p>女</text:p>
          </table:table-cell>
          <table:table-cell office:value-type="float" office:value="942374" table:style-name="ce39">
            <text:p>942,374</text:p>
          </table:table-cell>
          <table:table-cell office:value-type="float" office:value="33589" table:style-name="ce40">
            <text:p>33,589</text:p>
          </table:table-cell>
          <table:table-cell office:value-type="float" office:value="5260" table:style-name="ce44">
            <text:p>5,260</text:p>
          </table:table-cell>
          <table:table-cell office:value-type="float" office:value="6047" table:style-name="ce44">
            <text:p>6,047</text:p>
          </table:table-cell>
          <table:table-cell office:value-type="float" office:value="6837" table:style-name="ce44">
            <text:p>6,837</text:p>
          </table:table-cell>
          <table:table-cell office:value-type="float" office:value="7462" table:style-name="ce44">
            <text:p>7,462</text:p>
          </table:table-cell>
          <table:table-cell office:value-type="float" office:value="7983" table:style-name="ce44">
            <text:p>7,983</text:p>
          </table:table-cell>
          <table:table-cell office:value-type="float" office:value="38453" table:style-name="ce44">
            <text:p>38,453</text:p>
          </table:table-cell>
          <table:table-cell office:value-type="float" office:value="8043" table:style-name="ce44">
            <text:p>8,043</text:p>
          </table:table-cell>
          <table:table-cell office:value-type="float" office:value="7507" table:style-name="ce44">
            <text:p>7,507</text:p>
          </table:table-cell>
          <table:table-cell office:value-type="float" office:value="8631" table:style-name="ce44">
            <text:p>8,631</text:p>
          </table:table-cell>
          <table:table-cell office:value-type="float" office:value="7836" table:style-name="ce44">
            <text:p>7,836</text:p>
          </table:table-cell>
          <table:table-cell office:value-type="float" office:value="6436" table:style-name="ce45">
            <text:p>6,436</text:p>
          </table:table-cell>
          <table:table-cell office:value-type="float" office:value="36690" table:style-name="ce44">
            <text:p>36,690</text:p>
          </table:table-cell>
          <table:table-cell office:value-type="float" office:value="6639" table:style-name="ce44">
            <text:p>6,639</text:p>
          </table:table-cell>
          <table:table-cell office:value-type="float" office:value="7538" table:style-name="ce44">
            <text:p>7,538</text:p>
          </table:table-cell>
          <table:table-cell office:value-type="float" office:value="7421" table:style-name="ce44">
            <text:p>7,421</text:p>
          </table:table-cell>
          <table:table-cell office:value-type="float" office:value="7464" table:style-name="ce44">
            <text:p>7,464</text:p>
          </table:table-cell>
          <table:table-cell office:value-type="float" office:value="7628" table:style-name="ce45">
            <text:p>7,628</text:p>
          </table:table-cell>
          <table:table-cell office:value-type="float" office:value="43610" table:style-name="ce44">
            <text:p>43,610</text:p>
          </table:table-cell>
          <table:table-cell office:value-type="float" office:value="7677" table:style-name="ce44">
            <text:p>7,677</text:p>
          </table:table-cell>
          <table:table-cell office:value-type="float" office:value="7939" table:style-name="ce44">
            <text:p>7,939</text:p>
          </table:table-cell>
          <table:table-cell office:value-type="float" office:value="8463" table:style-name="ce44">
            <text:p>8,463</text:p>
          </table:table-cell>
          <table:table-cell office:value-type="float" office:value="8961" table:style-name="ce44">
            <text:p>8,961</text:p>
          </table:table-cell>
          <table:table-cell office:value-type="float" office:value="10570" table:style-name="ce45">
            <text:p>10,570</text:p>
          </table:table-cell>
          <table:table-cell office:value-type="float" office:value="54776" table:style-name="ce44">
            <text:p>54,776</text:p>
          </table:table-cell>
          <table:table-cell office:value-type="float" office:value="10312" table:style-name="ce44">
            <text:p>10,312</text:p>
          </table:table-cell>
          <table:table-cell office:value-type="float" office:value="9987" table:style-name="ce44">
            <text:p>9,987</text:p>
          </table:table-cell>
          <table:table-cell office:value-type="float" office:value="10901" table:style-name="ce44">
            <text:p>10,901</text:p>
          </table:table-cell>
          <table:table-cell office:value-type="float" office:value="11750" table:style-name="ce44">
            <text:p>11,750</text:p>
          </table:table-cell>
          <table:table-cell office:value-type="float" office:value="11826" table:style-name="ce45">
            <text:p>11,826</text:p>
          </table:table-cell>
          <table:table-cell office:value-type="float" office:value="60707" table:style-name="ce44">
            <text:p>60,707</text:p>
          </table:table-cell>
          <table:table-cell office:value-type="float" office:value="12083" table:style-name="ce44">
            <text:p>12,083</text:p>
          </table:table-cell>
          <table:table-cell office:value-type="float" office:value="12302" table:style-name="ce44">
            <text:p>12,302</text:p>
          </table:table-cell>
          <table:table-cell office:value-type="float" office:value="12181" table:style-name="ce44">
            <text:p>12,181</text:p>
          </table:table-cell>
          <table:table-cell office:value-type="float" office:value="11821" table:style-name="ce44">
            <text:p>11,821</text:p>
          </table:table-cell>
          <table:table-cell office:value-type="float" office:value="12320" table:style-name="ce45">
            <text:p>12,320</text:p>
          </table:table-cell>
          <table:table-cell office:value-type="float" office:value="61967" table:style-name="ce44">
            <text:p>61,967</text:p>
          </table:table-cell>
          <table:table-cell office:value-type="float" office:value="12151" table:style-name="ce44">
            <text:p>12,151</text:p>
          </table:table-cell>
          <table:table-cell office:value-type="float" office:value="12586" table:style-name="ce44">
            <text:p>12,586</text:p>
          </table:table-cell>
          <table:table-cell office:value-type="float" office:value="12268" table:style-name="ce44">
            <text:p>12,268</text:p>
          </table:table-cell>
          <table:table-cell office:value-type="float" office:value="12022" table:style-name="ce44">
            <text:p>12,022</text:p>
          </table:table-cell>
          <table:table-cell office:value-type="float" office:value="12940" table:style-name="ce45">
            <text:p>12,940</text:p>
          </table:table-cell>
          <table:table-cell office:value-type="float" office:value="78552" table:style-name="ce44">
            <text:p>78,552</text:p>
          </table:table-cell>
          <table:table-cell office:value-type="float" office:value="14539" table:style-name="ce44">
            <text:p>14,539</text:p>
          </table:table-cell>
          <table:table-cell office:value-type="float" office:value="14819" table:style-name="ce44">
            <text:p>14,819</text:p>
          </table:table-cell>
          <table:table-cell office:value-type="float" office:value="16027" table:style-name="ce44">
            <text:p>16,027</text:p>
          </table:table-cell>
          <table:table-cell office:value-type="float" office:value="16559" table:style-name="ce44">
            <text:p>16,559</text:p>
          </table:table-cell>
          <table:table-cell office:value-type="float" office:value="16608" table:style-name="ce45">
            <text:p>16,608</text:p>
          </table:table-cell>
          <table:table-cell office:value-type="float" office:value="79831" table:style-name="ce44">
            <text:p>79,831</text:p>
          </table:table-cell>
          <table:table-cell office:value-type="float" office:value="16716" table:style-name="ce44">
            <text:p>16,716</text:p>
          </table:table-cell>
          <table:table-cell office:value-type="float" office:value="16224" table:style-name="ce44">
            <text:p>16,224</text:p>
          </table:table-cell>
          <table:table-cell office:value-type="float" office:value="15366" table:style-name="ce44">
            <text:p>15,366</text:p>
          </table:table-cell>
          <table:table-cell office:value-type="float" office:value="16383" table:style-name="ce44">
            <text:p>16,383</text:p>
          </table:table-cell>
          <table:table-cell office:value-type="float" office:value="15142" table:style-name="ce45">
            <text:p>15,142</text:p>
          </table:table-cell>
          <table:table-cell office:value-type="float" office:value="70057" table:style-name="ce44">
            <text:p>70,057</text:p>
          </table:table-cell>
          <table:table-cell office:value-type="float" office:value="14296" table:style-name="ce44">
            <text:p>14,296</text:p>
          </table:table-cell>
          <table:table-cell office:value-type="float" office:value="13497" table:style-name="ce44">
            <text:p>13,497</text:p>
          </table:table-cell>
          <table:table-cell office:value-type="float" office:value="13994" table:style-name="ce44">
            <text:p>13,994</text:p>
          </table:table-cell>
          <table:table-cell office:value-type="float" office:value="13921" table:style-name="ce44">
            <text:p>13,921</text:p>
          </table:table-cell>
          <table:table-cell office:value-type="float" office:value="14349" table:style-name="ce45">
            <text:p>14,349</text:p>
          </table:table-cell>
          <table:table-cell office:value-type="float" office:value="73738" table:style-name="ce44">
            <text:p>73,738</text:p>
          </table:table-cell>
          <table:table-cell office:value-type="float" office:value="14905" table:style-name="ce44">
            <text:p>14,905</text:p>
          </table:table-cell>
          <table:table-cell office:value-type="float" office:value="14513" table:style-name="ce44">
            <text:p>14,513</text:p>
          </table:table-cell>
          <table:table-cell office:value-type="float" office:value="14755" table:style-name="ce44">
            <text:p>14,755</text:p>
          </table:table-cell>
          <table:table-cell office:value-type="float" office:value="14621" table:style-name="ce44">
            <text:p>14,621</text:p>
          </table:table-cell>
          <table:table-cell office:value-type="float" office:value="14944" table:style-name="ce45">
            <text:p>14,944</text:p>
          </table:table-cell>
          <table:table-cell office:value-type="float" office:value="77126" table:style-name="ce44">
            <text:p>77,126</text:p>
          </table:table-cell>
          <table:table-cell office:value-type="float" office:value="15280" table:style-name="ce44">
            <text:p>15,280</text:p>
          </table:table-cell>
          <table:table-cell office:value-type="float" office:value="15332" table:style-name="ce44">
            <text:p>15,332</text:p>
          </table:table-cell>
          <table:table-cell office:value-type="float" office:value="15545" table:style-name="ce44">
            <text:p>15,545</text:p>
          </table:table-cell>
          <table:table-cell office:value-type="float" office:value="15617" table:style-name="ce44">
            <text:p>15,617</text:p>
          </table:table-cell>
          <table:table-cell office:value-type="float" office:value="15352" table:style-name="ce45">
            <text:p>15,352</text:p>
          </table:table-cell>
          <table:table-cell office:value-type="float" office:value="69802" table:style-name="ce44">
            <text:p>69,802</text:p>
          </table:table-cell>
          <table:table-cell office:value-type="float" office:value="14731" table:style-name="ce44">
            <text:p>14,731</text:p>
          </table:table-cell>
          <table:table-cell office:value-type="float" office:value="14678" table:style-name="ce44">
            <text:p>14,678</text:p>
          </table:table-cell>
          <table:table-cell office:value-type="float" office:value="13575" table:style-name="ce44">
            <text:p>13,575</text:p>
          </table:table-cell>
          <table:table-cell office:value-type="float" office:value="13535" table:style-name="ce44">
            <text:p>13,535</text:p>
          </table:table-cell>
          <table:table-cell office:value-type="float" office:value="13283" table:style-name="ce45">
            <text:p>13,283</text:p>
          </table:table-cell>
          <table:table-cell office:value-type="float" office:value="57783" table:style-name="ce44">
            <text:p>57,783</text:p>
          </table:table-cell>
          <table:table-cell office:value-type="float" office:value="12858" table:style-name="ce44">
            <text:p>12,858</text:p>
          </table:table-cell>
          <table:table-cell office:value-type="float" office:value="11863" table:style-name="ce44">
            <text:p>11,863</text:p>
          </table:table-cell>
          <table:table-cell office:value-type="float" office:value="11135" table:style-name="ce44">
            <text:p>11,135</text:p>
          </table:table-cell>
          <table:table-cell office:value-type="float" office:value="11336" table:style-name="ce44">
            <text:p>11,336</text:p>
          </table:table-cell>
          <table:table-cell office:value-type="float" office:value="10591" table:style-name="ce45">
            <text:p>10,591</text:p>
          </table:table-cell>
          <table:table-cell office:value-type="float" office:value="35330" table:style-name="ce44">
            <text:p>35,330</text:p>
          </table:table-cell>
          <table:table-cell office:value-type="float" office:value="8873" table:style-name="ce44">
            <text:p>8,873</text:p>
          </table:table-cell>
          <table:table-cell office:value-type="float" office:value="8542" table:style-name="ce44">
            <text:p>8,542</text:p>
          </table:table-cell>
          <table:table-cell office:value-type="float" office:value="7648" table:style-name="ce44">
            <text:p>7,648</text:p>
          </table:table-cell>
          <table:table-cell office:value-type="float" office:value="5658" table:style-name="ce44">
            <text:p>5,658</text:p>
          </table:table-cell>
          <table:table-cell office:value-type="float" office:value="4609" table:style-name="ce45">
            <text:p>4,609</text:p>
          </table:table-cell>
          <table:table-cell office:value-type="float" office:value="27483" table:style-name="ce44">
            <text:p>27,483</text:p>
          </table:table-cell>
          <table:table-cell office:value-type="float" office:value="5342" table:style-name="ce44">
            <text:p>5,342</text:p>
          </table:table-cell>
          <table:table-cell office:value-type="float" office:value="5905" table:style-name="ce44">
            <text:p>5,905</text:p>
          </table:table-cell>
          <table:table-cell office:value-type="float" office:value="5382" table:style-name="ce44">
            <text:p>5,382</text:p>
          </table:table-cell>
          <table:table-cell office:value-type="float" office:value="5340" table:style-name="ce44">
            <text:p>5,340</text:p>
          </table:table-cell>
          <table:table-cell office:value-type="float" office:value="5514" table:style-name="ce45">
            <text:p>5,514</text:p>
          </table:table-cell>
          <table:table-cell office:value-type="float" office:value="22143" table:style-name="ce44">
            <text:p>22,143</text:p>
          </table:table-cell>
          <table:table-cell office:value-type="float" office:value="5009" table:style-name="ce44">
            <text:p>5,009</text:p>
          </table:table-cell>
          <table:table-cell office:value-type="float" office:value="4795" table:style-name="ce44">
            <text:p>4,795</text:p>
          </table:table-cell>
          <table:table-cell office:value-type="float" office:value="4405" table:style-name="ce44">
            <text:p>4,405</text:p>
          </table:table-cell>
          <table:table-cell office:value-type="float" office:value="4108" table:style-name="ce44">
            <text:p>4,108</text:p>
          </table:table-cell>
          <table:table-cell office:value-type="float" office:value="3826" table:style-name="ce45">
            <text:p>3,826</text:p>
          </table:table-cell>
          <table:table-cell office:value-type="float" office:value="13833" table:style-name="ce44">
            <text:p>13,833</text:p>
          </table:table-cell>
          <table:table-cell office:value-type="float" office:value="3678" table:style-name="ce44">
            <text:p>3,678</text:p>
          </table:table-cell>
          <table:table-cell office:value-type="float" office:value="3081" table:style-name="ce44">
            <text:p>3,081</text:p>
          </table:table-cell>
          <table:table-cell office:value-type="float" office:value="2511" table:style-name="ce44">
            <text:p>2,511</text:p>
          </table:table-cell>
          <table:table-cell office:value-type="float" office:value="2439" table:style-name="ce44">
            <text:p>2,439</text:p>
          </table:table-cell>
          <table:table-cell office:value-type="float" office:value="2124" table:style-name="ce45">
            <text:p>2,124</text:p>
          </table:table-cell>
          <table:table-cell office:value-type="float" office:value="5517" table:style-name="ce44">
            <text:p>5,517</text:p>
          </table:table-cell>
          <table:table-cell office:value-type="float" office:value="1681" table:style-name="ce44">
            <text:p>1,681</text:p>
          </table:table-cell>
          <table:table-cell office:value-type="float" office:value="1348" table:style-name="ce44">
            <text:p>1,348</text:p>
          </table:table-cell>
          <table:table-cell office:value-type="float" office:value="1062" table:style-name="ce44">
            <text:p>1,062</text:p>
          </table:table-cell>
          <table:table-cell office:value-type="float" office:value="822" table:style-name="ce44">
            <text:p>822</text:p>
          </table:table-cell>
          <table:table-cell office:value-type="float" office:value="604" table:style-name="ce45">
            <text:p>604</text:p>
          </table:table-cell>
          <table:table-cell office:value-type="float" office:value="1251" table:style-name="ce44">
            <text:p>1,251</text:p>
          </table:table-cell>
          <table:table-cell office:value-type="float" office:value="454" table:style-name="ce44">
            <text:p>454</text:p>
          </table:table-cell>
          <table:table-cell office:value-type="float" office:value="335" table:style-name="ce44">
            <text:p>335</text:p>
          </table:table-cell>
          <table:table-cell office:value-type="float" office:value="215" table:style-name="ce44">
            <text:p>215</text:p>
          </table:table-cell>
          <table:table-cell office:value-type="float" office:value="150" table:style-name="ce44">
            <text:p>150</text:p>
          </table:table-cell>
          <table:table-cell office:value-type="float" office:value="97" table:style-name="ce45">
            <text:p>97</text:p>
          </table:table-cell>
          <table:table-cell office:value-type="float" office:value="136" table:style-name="ce44">
            <text:p>136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27">
            <text:p>計</text:p>
          </table:table-cell>
          <table:table-cell office:value-type="float" office:value="2771846" table:style-name="ce37">
            <text:p>2,771,846</text:p>
          </table:table-cell>
          <table:table-cell office:value-type="float" office:value="103595" table:style-name="ce37">
            <text:p>103,595</text:p>
          </table:table-cell>
          <table:table-cell office:value-type="float" office:value="17994" table:style-name="ce37">
            <text:p>17,994</text:p>
          </table:table-cell>
          <table:table-cell office:value-type="float" office:value="19825" table:style-name="ce37">
            <text:p>19,825</text:p>
          </table:table-cell>
          <table:table-cell office:value-type="float" office:value="20615" table:style-name="ce37">
            <text:p>20,615</text:p>
          </table:table-cell>
          <table:table-cell office:value-type="float" office:value="22051" table:style-name="ce37">
            <text:p>22,051</text:p>
          </table:table-cell>
          <table:table-cell office:value-type="float" office:value="23110" table:style-name="ce37">
            <text:p>23,110</text:p>
          </table:table-cell>
          <table:table-cell office:value-type="float" office:value="112417" table:style-name="ce37">
            <text:p>112,417</text:p>
          </table:table-cell>
          <table:table-cell office:value-type="float" office:value="23357" table:style-name="ce37">
            <text:p>23,357</text:p>
          </table:table-cell>
          <table:table-cell office:value-type="float" office:value="21719" table:style-name="ce37">
            <text:p>21,719</text:p>
          </table:table-cell>
          <table:table-cell office:value-type="float" office:value="24601" table:style-name="ce37">
            <text:p>24,601</text:p>
          </table:table-cell>
          <table:table-cell office:value-type="float" office:value="23463" table:style-name="ce37">
            <text:p>23,463</text:p>
          </table:table-cell>
          <table:table-cell office:value-type="float" office:value="19277" table:style-name="ce48">
            <text:p>19,277</text:p>
          </table:table-cell>
          <table:table-cell office:value-type="float" office:value="110049" table:style-name="ce37">
            <text:p>110,049</text:p>
          </table:table-cell>
          <table:table-cell office:value-type="float" office:value="19923" table:style-name="ce37">
            <text:p>19,923</text:p>
          </table:table-cell>
          <table:table-cell office:value-type="float" office:value="21673" table:style-name="ce37">
            <text:p>21,673</text:p>
          </table:table-cell>
          <table:table-cell office:value-type="float" office:value="22481" table:style-name="ce37">
            <text:p>22,481</text:p>
          </table:table-cell>
          <table:table-cell office:value-type="float" office:value="22606" table:style-name="ce37">
            <text:p>22,606</text:p>
          </table:table-cell>
          <table:table-cell office:value-type="float" office:value="23366" table:style-name="ce37">
            <text:p>23,366</text:p>
          </table:table-cell>
          <table:table-cell office:value-type="float" office:value="136959" table:style-name="ce37">
            <text:p>136,959</text:p>
          </table:table-cell>
          <table:table-cell office:value-type="float" office:value="24160" table:style-name="ce37">
            <text:p>24,160</text:p>
          </table:table-cell>
          <table:table-cell office:value-type="float" office:value="24996" table:style-name="ce37">
            <text:p>24,996</text:p>
          </table:table-cell>
          <table:table-cell office:value-type="float" office:value="26897" table:style-name="ce37">
            <text:p>26,897</text:p>
          </table:table-cell>
          <table:table-cell office:value-type="float" office:value="27779" table:style-name="ce37">
            <text:p>27,779</text:p>
          </table:table-cell>
          <table:table-cell office:value-type="float" office:value="33127" table:style-name="ce38">
            <text:p>33,127</text:p>
          </table:table-cell>
          <table:table-cell office:value-type="float" office:value="172561" table:style-name="ce37">
            <text:p>172,561</text:p>
          </table:table-cell>
          <table:table-cell office:value-type="float" office:value="33094" table:style-name="ce37">
            <text:p>33,094</text:p>
          </table:table-cell>
          <table:table-cell office:value-type="float" office:value="31051" table:style-name="ce37">
            <text:p>31,051</text:p>
          </table:table-cell>
          <table:table-cell office:value-type="float" office:value="34319" table:style-name="ce37">
            <text:p>34,319</text:p>
          </table:table-cell>
          <table:table-cell office:value-type="float" office:value="37145" table:style-name="ce37">
            <text:p>37,145</text:p>
          </table:table-cell>
          <table:table-cell office:value-type="float" office:value="36952" table:style-name="ce37">
            <text:p>36,952</text:p>
          </table:table-cell>
          <table:table-cell office:value-type="float" office:value="186661" table:style-name="ce37">
            <text:p>186,661</text:p>
          </table:table-cell>
          <table:table-cell office:value-type="float" office:value="37572" table:style-name="ce37">
            <text:p>37,572</text:p>
          </table:table-cell>
          <table:table-cell office:value-type="float" office:value="37611" table:style-name="ce37">
            <text:p>37,611</text:p>
          </table:table-cell>
          <table:table-cell office:value-type="float" office:value="37101" table:style-name="ce37">
            <text:p>37,101</text:p>
          </table:table-cell>
          <table:table-cell office:value-type="float" office:value="36679" table:style-name="ce37">
            <text:p>36,679</text:p>
          </table:table-cell>
          <table:table-cell office:value-type="float" office:value="37698" table:style-name="ce38">
            <text:p>37,698</text:p>
          </table:table-cell>
          <table:table-cell office:value-type="float" office:value="183350" table:style-name="ce37">
            <text:p>183,350</text:p>
          </table:table-cell>
          <table:table-cell office:value-type="float" office:value="37408" table:style-name="ce37">
            <text:p>37,408</text:p>
          </table:table-cell>
          <table:table-cell office:value-type="float" office:value="37766" table:style-name="ce37">
            <text:p>37,766</text:p>
          </table:table-cell>
          <table:table-cell office:value-type="float" office:value="36557" table:style-name="ce37">
            <text:p>36,557</text:p>
          </table:table-cell>
          <table:table-cell office:value-type="float" office:value="34793" table:style-name="ce37">
            <text:p>34,793</text:p>
          </table:table-cell>
          <table:table-cell office:value-type="float" office:value="36826" table:style-name="ce37">
            <text:p>36,826</text:p>
          </table:table-cell>
          <table:table-cell office:value-type="float" office:value="224028" table:style-name="ce37">
            <text:p>224,028</text:p>
          </table:table-cell>
          <table:table-cell office:value-type="float" office:value="41626" table:style-name="ce37">
            <text:p>41,626</text:p>
          </table:table-cell>
          <table:table-cell office:value-type="float" office:value="42469" table:style-name="ce37">
            <text:p>42,469</text:p>
          </table:table-cell>
          <table:table-cell office:value-type="float" office:value="45297" table:style-name="ce37">
            <text:p>45,297</text:p>
          </table:table-cell>
          <table:table-cell office:value-type="float" office:value="46993" table:style-name="ce37">
            <text:p>46,993</text:p>
          </table:table-cell>
          <table:table-cell office:value-type="float" office:value="47643" table:style-name="ce38">
            <text:p>47,643</text:p>
          </table:table-cell>
          <table:table-cell office:value-type="float" office:value="239918" table:style-name="ce37">
            <text:p>239,918</text:p>
          </table:table-cell>
          <table:table-cell office:value-type="float" office:value="48712" table:style-name="ce37">
            <text:p>48,712</text:p>
          </table:table-cell>
          <table:table-cell office:value-type="float" office:value="48596" table:style-name="ce37">
            <text:p>48,596</text:p>
          </table:table-cell>
          <table:table-cell office:value-type="float" office:value="46532" table:style-name="ce37">
            <text:p>46,532</text:p>
          </table:table-cell>
          <table:table-cell office:value-type="float" office:value="49971" table:style-name="ce37">
            <text:p>49,971</text:p>
          </table:table-cell>
          <table:table-cell office:value-type="float" office:value="46107" table:style-name="ce37">
            <text:p>46,107</text:p>
          </table:table-cell>
          <table:table-cell office:value-type="float" office:value="216800" table:style-name="ce37">
            <text:p>216,800</text:p>
          </table:table-cell>
          <table:table-cell office:value-type="float" office:value="43821" table:style-name="ce37">
            <text:p>43,821</text:p>
          </table:table-cell>
          <table:table-cell office:value-type="float" office:value="42606" table:style-name="ce37">
            <text:p>42,606</text:p>
          </table:table-cell>
          <table:table-cell office:value-type="float" office:value="42933" table:style-name="ce37">
            <text:p>42,933</text:p>
          </table:table-cell>
          <table:table-cell office:value-type="float" office:value="43071" table:style-name="ce37">
            <text:p>43,071</text:p>
          </table:table-cell>
          <table:table-cell office:value-type="float" office:value="44369" table:style-name="ce38">
            <text:p>44,369</text:p>
          </table:table-cell>
          <table:table-cell office:value-type="float" office:value="217420" table:style-name="ce37">
            <text:p>217,420</text:p>
          </table:table-cell>
          <table:table-cell office:value-type="float" office:value="44201" table:style-name="ce37">
            <text:p>44,201</text:p>
          </table:table-cell>
          <table:table-cell office:value-type="float" office:value="44122" table:style-name="ce37">
            <text:p>44,122</text:p>
          </table:table-cell>
          <table:table-cell office:value-type="float" office:value="43283" table:style-name="ce37">
            <text:p>43,283</text:p>
          </table:table-cell>
          <table:table-cell office:value-type="float" office:value="42785" table:style-name="ce37">
            <text:p>42,785</text:p>
          </table:table-cell>
          <table:table-cell office:value-type="float" office:value="43029" table:style-name="ce37">
            <text:p>43,029</text:p>
          </table:table-cell>
          <table:table-cell office:value-type="float" office:value="216118" table:style-name="ce37">
            <text:p>216,118</text:p>
          </table:table-cell>
          <table:table-cell office:value-type="float" office:value="43366" table:style-name="ce37">
            <text:p>43,366</text:p>
          </table:table-cell>
          <table:table-cell office:value-type="float" office:value="43319" table:style-name="ce37">
            <text:p>43,319</text:p>
          </table:table-cell>
          <table:table-cell office:value-type="float" office:value="43367" table:style-name="ce37">
            <text:p>43,367</text:p>
          </table:table-cell>
          <table:table-cell office:value-type="float" office:value="43692" table:style-name="ce37">
            <text:p>43,692</text:p>
          </table:table-cell>
          <table:table-cell office:value-type="float" office:value="42374" table:style-name="ce38">
            <text:p>42,374</text:p>
          </table:table-cell>
          <table:table-cell office:value-type="float" office:value="202486" table:style-name="ce37">
            <text:p>202,486</text:p>
          </table:table-cell>
          <table:table-cell office:value-type="float" office:value="41539" table:style-name="ce37">
            <text:p>41,539</text:p>
          </table:table-cell>
          <table:table-cell office:value-type="float" office:value="41658" table:style-name="ce37">
            <text:p>41,658</text:p>
          </table:table-cell>
          <table:table-cell office:value-type="float" office:value="39792" table:style-name="ce37">
            <text:p>39,792</text:p>
          </table:table-cell>
          <table:table-cell office:value-type="float" office:value="39272" table:style-name="ce37">
            <text:p>39,272</text:p>
          </table:table-cell>
          <table:table-cell office:value-type="float" office:value="40225" table:style-name="ce37">
            <text:p>40,225</text:p>
          </table:table-cell>
          <table:table-cell office:value-type="float" office:value="180174" table:style-name="ce37">
            <text:p>180,174</text:p>
          </table:table-cell>
          <table:table-cell office:value-type="float" office:value="38983" table:style-name="ce37">
            <text:p>38,983</text:p>
          </table:table-cell>
          <table:table-cell office:value-type="float" office:value="37094" table:style-name="ce37">
            <text:p>37,094</text:p>
          </table:table-cell>
          <table:table-cell office:value-type="float" office:value="34980" table:style-name="ce37">
            <text:p>34,980</text:p>
          </table:table-cell>
          <table:table-cell office:value-type="float" office:value="35647" table:style-name="ce37">
            <text:p>35,647</text:p>
          </table:table-cell>
          <table:table-cell office:value-type="float" office:value="33470" table:style-name="ce38">
            <text:p>33,470</text:p>
          </table:table-cell>
          <table:table-cell office:value-type="float" office:value="107266" table:style-name="ce37">
            <text:p>107,266</text:p>
          </table:table-cell>
          <table:table-cell office:value-type="float" office:value="27813" table:style-name="ce37">
            <text:p>27,813</text:p>
          </table:table-cell>
          <table:table-cell office:value-type="float" office:value="25917" table:style-name="ce37">
            <text:p>25,917</text:p>
          </table:table-cell>
          <table:table-cell office:value-type="float" office:value="22583" table:style-name="ce37">
            <text:p>22,583</text:p>
          </table:table-cell>
          <table:table-cell office:value-type="float" office:value="17449" table:style-name="ce37">
            <text:p>17,449</text:p>
          </table:table-cell>
          <table:table-cell office:value-type="float" office:value="13504" table:style-name="ce37">
            <text:p>13,504</text:p>
          </table:table-cell>
          <table:table-cell office:value-type="float" office:value="73202" table:style-name="ce37">
            <text:p>73,202</text:p>
          </table:table-cell>
          <table:table-cell office:value-type="float" office:value="15442" table:style-name="ce37">
            <text:p>15,442</text:p>
          </table:table-cell>
          <table:table-cell office:value-type="float" office:value="15930" table:style-name="ce37">
            <text:p>15,930</text:p>
          </table:table-cell>
          <table:table-cell office:value-type="float" office:value="14535" table:style-name="ce37">
            <text:p>14,535</text:p>
          </table:table-cell>
          <table:table-cell office:value-type="float" office:value="13826" table:style-name="ce37">
            <text:p>13,826</text:p>
          </table:table-cell>
          <table:table-cell office:value-type="float" office:value="13469" table:style-name="ce38">
            <text:p>13,469</text:p>
          </table:table-cell>
          <table:table-cell office:value-type="float" office:value="48883" table:style-name="ce37">
            <text:p>48,883</text:p>
          </table:table-cell>
          <table:table-cell office:value-type="float" office:value="12276" table:style-name="ce37">
            <text:p>12,276</text:p>
          </table:table-cell>
          <table:table-cell office:value-type="float" office:value="10859" table:style-name="ce37">
            <text:p>10,859</text:p>
          </table:table-cell>
          <table:table-cell office:value-type="float" office:value="9746" table:style-name="ce37">
            <text:p>9,746</text:p>
          </table:table-cell>
          <table:table-cell office:value-type="float" office:value="8468" table:style-name="ce37">
            <text:p>8,468</text:p>
          </table:table-cell>
          <table:table-cell office:value-type="float" office:value="7534" table:style-name="ce37">
            <text:p>7,534</text:p>
          </table:table-cell>
          <table:table-cell office:value-type="float" office:value="26098" table:style-name="ce37">
            <text:p>26,098</text:p>
          </table:table-cell>
          <table:table-cell office:value-type="float" office:value="6801" table:style-name="ce37">
            <text:p>6,801</text:p>
          </table:table-cell>
          <table:table-cell office:value-type="float" office:value="5768" table:style-name="ce37">
            <text:p>5,768</text:p>
          </table:table-cell>
          <table:table-cell office:value-type="float" office:value="5021" table:style-name="ce37">
            <text:p>5,021</text:p>
          </table:table-cell>
          <table:table-cell office:value-type="float" office:value="4489" table:style-name="ce37">
            <text:p>4,489</text:p>
          </table:table-cell>
          <table:table-cell office:value-type="float" office:value="4019" table:style-name="ce38">
            <text:p>4,019</text:p>
          </table:table-cell>
          <table:table-cell office:value-type="float" office:value="11178" table:style-name="ce37">
            <text:p>11,178</text:p>
          </table:table-cell>
          <table:table-cell office:value-type="float" office:value="3363" table:style-name="ce37">
            <text:p>3,363</text:p>
          </table:table-cell>
          <table:table-cell office:value-type="float" office:value="2706" table:style-name="ce37">
            <text:p>2,706</text:p>
          </table:table-cell>
          <table:table-cell office:value-type="float" office:value="2173" table:style-name="ce37">
            <text:p>2,173</text:p>
          </table:table-cell>
          <table:table-cell office:value-type="float" office:value="1617" table:style-name="ce37">
            <text:p>1,617</text:p>
          </table:table-cell>
          <table:table-cell office:value-type="float" office:value="1319" table:style-name="ce37">
            <text:p>1,319</text:p>
          </table:table-cell>
          <table:table-cell office:value-type="float" office:value="2399" table:style-name="ce37">
            <text:p>2,399</text:p>
          </table:table-cell>
          <table:table-cell office:value-type="float" office:value="885" table:style-name="ce37">
            <text:p>885</text:p>
          </table:table-cell>
          <table:table-cell office:value-type="float" office:value="591" table:style-name="ce37">
            <text:p>591</text:p>
          </table:table-cell>
          <table:table-cell office:value-type="float" office:value="418" table:style-name="ce37">
            <text:p>418</text:p>
          </table:table-cell>
          <table:table-cell office:value-type="float" office:value="288" table:style-name="ce37">
            <text:p>288</text:p>
          </table:table-cell>
          <table:table-cell office:value-type="float" office:value="217" table:style-name="ce37">
            <text:p>217</text:p>
          </table:table-cell>
          <table:table-cell office:value-type="float" office:value="284" table:style-name="ce37">
            <text:p>284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高雄市</text:p>
          </table:table-cell>
          <table:table-cell office:value-type="string" table:style-name="ce27">
            <text:p>男</text:p>
          </table:table-cell>
          <table:table-cell office:value-type="float" office:value="1368063" table:style-name="ce37">
            <text:p>1,368,063</text:p>
          </table:table-cell>
          <table:table-cell office:value-type="float" office:value="53712" table:style-name="ce37">
            <text:p>53,712</text:p>
          </table:table-cell>
          <table:table-cell office:value-type="float" office:value="9266" table:style-name="ce37">
            <text:p>9,266</text:p>
          </table:table-cell>
          <table:table-cell office:value-type="float" office:value="10239" table:style-name="ce37">
            <text:p>10,239</text:p>
          </table:table-cell>
          <table:table-cell office:value-type="float" office:value="10778" table:style-name="ce37">
            <text:p>10,778</text:p>
          </table:table-cell>
          <table:table-cell office:value-type="float" office:value="11370" table:style-name="ce37">
            <text:p>11,370</text:p>
          </table:table-cell>
          <table:table-cell office:value-type="float" office:value="12059" table:style-name="ce37">
            <text:p>12,059</text:p>
          </table:table-cell>
          <table:table-cell office:value-type="float" office:value="58240" table:style-name="ce37">
            <text:p>58,240</text:p>
          </table:table-cell>
          <table:table-cell office:value-type="float" office:value="12166" table:style-name="ce37">
            <text:p>12,166</text:p>
          </table:table-cell>
          <table:table-cell office:value-type="float" office:value="11222" table:style-name="ce37">
            <text:p>11,222</text:p>
          </table:table-cell>
          <table:table-cell office:value-type="float" office:value="12595" table:style-name="ce37">
            <text:p>12,595</text:p>
          </table:table-cell>
          <table:table-cell office:value-type="float" office:value="12264" table:style-name="ce37">
            <text:p>12,264</text:p>
          </table:table-cell>
          <table:table-cell office:value-type="float" office:value="9993" table:style-name="ce38">
            <text:p>9,993</text:p>
          </table:table-cell>
          <table:table-cell office:value-type="float" office:value="57252" table:style-name="ce37">
            <text:p>57,252</text:p>
          </table:table-cell>
          <table:table-cell office:value-type="float" office:value="10280" table:style-name="ce37">
            <text:p>10,280</text:p>
          </table:table-cell>
          <table:table-cell office:value-type="float" office:value="11125" table:style-name="ce37">
            <text:p>11,125</text:p>
          </table:table-cell>
          <table:table-cell office:value-type="float" office:value="11849" table:style-name="ce37">
            <text:p>11,849</text:p>
          </table:table-cell>
          <table:table-cell office:value-type="float" office:value="11788" table:style-name="ce37">
            <text:p>11,788</text:p>
          </table:table-cell>
          <table:table-cell office:value-type="float" office:value="12210" table:style-name="ce37">
            <text:p>12,210</text:p>
          </table:table-cell>
          <table:table-cell office:value-type="float" office:value="71264" table:style-name="ce37">
            <text:p>71,264</text:p>
          </table:table-cell>
          <table:table-cell office:value-type="float" office:value="12545" table:style-name="ce37">
            <text:p>12,545</text:p>
          </table:table-cell>
          <table:table-cell office:value-type="float" office:value="13066" table:style-name="ce37">
            <text:p>13,066</text:p>
          </table:table-cell>
          <table:table-cell office:value-type="float" office:value="14022" table:style-name="ce37">
            <text:p>14,022</text:p>
          </table:table-cell>
          <table:table-cell office:value-type="float" office:value="14405" table:style-name="ce37">
            <text:p>14,405</text:p>
          </table:table-cell>
          <table:table-cell office:value-type="float" office:value="17226" table:style-name="ce42">
            <text:p>17,226</text:p>
          </table:table-cell>
          <table:table-cell office:value-type="float" office:value="89195" table:style-name="ce41">
            <text:p>89,195</text:p>
          </table:table-cell>
          <table:table-cell office:value-type="float" office:value="17240" table:style-name="ce37">
            <text:p>17,240</text:p>
          </table:table-cell>
          <table:table-cell office:value-type="float" office:value="15932" table:style-name="ce37">
            <text:p>15,932</text:p>
          </table:table-cell>
          <table:table-cell office:value-type="float" office:value="17717" table:style-name="ce37">
            <text:p>17,717</text:p>
          </table:table-cell>
          <table:table-cell office:value-type="float" office:value="19191" table:style-name="ce37">
            <text:p>19,191</text:p>
          </table:table-cell>
          <table:table-cell office:value-type="float" office:value="19115" table:style-name="ce37">
            <text:p>19,115</text:p>
          </table:table-cell>
          <table:table-cell office:value-type="float" office:value="96961" table:style-name="ce37">
            <text:p>96,961</text:p>
          </table:table-cell>
          <table:table-cell office:value-type="float" office:value="19455" table:style-name="ce37">
            <text:p>19,455</text:p>
          </table:table-cell>
          <table:table-cell office:value-type="float" office:value="19550" table:style-name="ce37">
            <text:p>19,550</text:p>
          </table:table-cell>
          <table:table-cell office:value-type="float" office:value="19266" table:style-name="ce37">
            <text:p>19,266</text:p>
          </table:table-cell>
          <table:table-cell office:value-type="float" office:value="19114" table:style-name="ce37">
            <text:p>19,114</text:p>
          </table:table-cell>
          <table:table-cell office:value-type="float" office:value="19576" table:style-name="ce42">
            <text:p>19,576</text:p>
          </table:table-cell>
          <table:table-cell office:value-type="float" office:value="93999" table:style-name="ce37">
            <text:p>93,999</text:p>
          </table:table-cell>
          <table:table-cell office:value-type="float" office:value="19290" table:style-name="ce37">
            <text:p>19,290</text:p>
          </table:table-cell>
          <table:table-cell office:value-type="float" office:value="19433" table:style-name="ce37">
            <text:p>19,433</text:p>
          </table:table-cell>
          <table:table-cell office:value-type="float" office:value="18743" table:style-name="ce37">
            <text:p>18,743</text:p>
          </table:table-cell>
          <table:table-cell office:value-type="float" office:value="17742" table:style-name="ce37">
            <text:p>17,742</text:p>
          </table:table-cell>
          <table:table-cell office:value-type="float" office:value="18791" table:style-name="ce37">
            <text:p>18,791</text:p>
          </table:table-cell>
          <table:table-cell office:value-type="float" office:value="111279" table:style-name="ce37">
            <text:p>111,279</text:p>
          </table:table-cell>
          <table:table-cell office:value-type="float" office:value="20832" table:style-name="ce37">
            <text:p>20,832</text:p>
          </table:table-cell>
          <table:table-cell office:value-type="float" office:value="21234" table:style-name="ce37">
            <text:p>21,234</text:p>
          </table:table-cell>
          <table:table-cell office:value-type="float" office:value="22476" table:style-name="ce37">
            <text:p>22,476</text:p>
          </table:table-cell>
          <table:table-cell office:value-type="float" office:value="23238" table:style-name="ce37">
            <text:p>23,238</text:p>
          </table:table-cell>
          <table:table-cell office:value-type="float" office:value="23499" table:style-name="ce42">
            <text:p>23,499</text:p>
          </table:table-cell>
          <table:table-cell office:value-type="float" office:value="118002" table:style-name="ce41">
            <text:p>118,002</text:p>
          </table:table-cell>
          <table:table-cell office:value-type="float" office:value="24163" table:style-name="ce37">
            <text:p>24,163</text:p>
          </table:table-cell>
          <table:table-cell office:value-type="float" office:value="23769" table:style-name="ce37">
            <text:p>23,769</text:p>
          </table:table-cell>
          <table:table-cell office:value-type="float" office:value="22866" table:style-name="ce37">
            <text:p>22,866</text:p>
          </table:table-cell>
          <table:table-cell office:value-type="float" office:value="24430" table:style-name="ce37">
            <text:p>24,430</text:p>
          </table:table-cell>
          <table:table-cell office:value-type="float" office:value="22774" table:style-name="ce37">
            <text:p>22,774</text:p>
          </table:table-cell>
          <table:table-cell office:value-type="float" office:value="105972" table:style-name="ce37">
            <text:p>105,972</text:p>
          </table:table-cell>
          <table:table-cell office:value-type="float" office:value="21356" table:style-name="ce37">
            <text:p>21,356</text:p>
          </table:table-cell>
          <table:table-cell office:value-type="float" office:value="20744" table:style-name="ce37">
            <text:p>20,744</text:p>
          </table:table-cell>
          <table:table-cell office:value-type="float" office:value="20961" table:style-name="ce37">
            <text:p>20,961</text:p>
          </table:table-cell>
          <table:table-cell office:value-type="float" office:value="21138" table:style-name="ce37">
            <text:p>21,138</text:p>
          </table:table-cell>
          <table:table-cell office:value-type="float" office:value="21773" table:style-name="ce42">
            <text:p>21,773</text:p>
          </table:table-cell>
          <table:table-cell office:value-type="float" office:value="107212" table:style-name="ce37">
            <text:p>107,212</text:p>
          </table:table-cell>
          <table:table-cell office:value-type="float" office:value="21803" table:style-name="ce37">
            <text:p>21,803</text:p>
          </table:table-cell>
          <table:table-cell office:value-type="float" office:value="21653" table:style-name="ce37">
            <text:p>21,653</text:p>
          </table:table-cell>
          <table:table-cell office:value-type="float" office:value="21551" table:style-name="ce37">
            <text:p>21,551</text:p>
          </table:table-cell>
          <table:table-cell office:value-type="float" office:value="21114" table:style-name="ce37">
            <text:p>21,114</text:p>
          </table:table-cell>
          <table:table-cell office:value-type="float" office:value="21091" table:style-name="ce37">
            <text:p>21,091</text:p>
          </table:table-cell>
          <table:table-cell office:value-type="float" office:value="104866" table:style-name="ce37">
            <text:p>104,866</text:p>
          </table:table-cell>
          <table:table-cell office:value-type="float" office:value="21362" table:style-name="ce37">
            <text:p>21,362</text:p>
          </table:table-cell>
          <table:table-cell office:value-type="float" office:value="21128" table:style-name="ce37">
            <text:p>21,128</text:p>
          </table:table-cell>
          <table:table-cell office:value-type="float" office:value="20930" table:style-name="ce37">
            <text:p>20,930</text:p>
          </table:table-cell>
          <table:table-cell office:value-type="float" office:value="21106" table:style-name="ce37">
            <text:p>21,106</text:p>
          </table:table-cell>
          <table:table-cell office:value-type="float" office:value="20340" table:style-name="ce42">
            <text:p>20,340</text:p>
          </table:table-cell>
          <table:table-cell office:value-type="float" office:value="95884" table:style-name="ce41">
            <text:p>95,884</text:p>
          </table:table-cell>
          <table:table-cell office:value-type="float" office:value="19793" table:style-name="ce37">
            <text:p>19,793</text:p>
          </table:table-cell>
          <table:table-cell office:value-type="float" office:value="19899" table:style-name="ce37">
            <text:p>19,899</text:p>
          </table:table-cell>
          <table:table-cell office:value-type="float" office:value="18775" table:style-name="ce37">
            <text:p>18,775</text:p>
          </table:table-cell>
          <table:table-cell office:value-type="float" office:value="18544" table:style-name="ce37">
            <text:p>18,544</text:p>
          </table:table-cell>
          <table:table-cell office:value-type="float" office:value="18873" table:style-name="ce37">
            <text:p>18,873</text:p>
          </table:table-cell>
          <table:table-cell office:value-type="float" office:value="83889" table:style-name="ce37">
            <text:p>83,889</text:p>
          </table:table-cell>
          <table:table-cell office:value-type="float" office:value="18131" table:style-name="ce37">
            <text:p>18,131</text:p>
          </table:table-cell>
          <table:table-cell office:value-type="float" office:value="17442" table:style-name="ce37">
            <text:p>17,442</text:p>
          </table:table-cell>
          <table:table-cell office:value-type="float" office:value="16194" table:style-name="ce37">
            <text:p>16,194</text:p>
          </table:table-cell>
          <table:table-cell office:value-type="float" office:value="16628" table:style-name="ce37">
            <text:p>16,628</text:p>
          </table:table-cell>
          <table:table-cell office:value-type="float" office:value="15494" table:style-name="ce42">
            <text:p>15,494</text:p>
          </table:table-cell>
          <table:table-cell office:value-type="float" office:value="49416" table:style-name="ce41">
            <text:p>49,416</text:p>
          </table:table-cell>
          <table:table-cell office:value-type="float" office:value="12882" table:style-name="ce37">
            <text:p>12,882</text:p>
          </table:table-cell>
          <table:table-cell office:value-type="float" office:value="11872" table:style-name="ce37">
            <text:p>11,872</text:p>
          </table:table-cell>
          <table:table-cell office:value-type="float" office:value="10538" table:style-name="ce37">
            <text:p>10,538</text:p>
          </table:table-cell>
          <table:table-cell office:value-type="float" office:value="7977" table:style-name="ce37">
            <text:p>7,977</text:p>
          </table:table-cell>
          <table:table-cell office:value-type="float" office:value="6147" table:style-name="ce37">
            <text:p>6,147</text:p>
          </table:table-cell>
          <table:table-cell office:value-type="float" office:value="32740" table:style-name="ce37">
            <text:p>32,740</text:p>
          </table:table-cell>
          <table:table-cell office:value-type="float" office:value="6975" table:style-name="ce37">
            <text:p>6,975</text:p>
          </table:table-cell>
          <table:table-cell office:value-type="float" office:value="7245" table:style-name="ce37">
            <text:p>7,245</text:p>
          </table:table-cell>
          <table:table-cell office:value-type="float" office:value="6443" table:style-name="ce37">
            <text:p>6,443</text:p>
          </table:table-cell>
          <table:table-cell office:value-type="float" office:value="6233" table:style-name="ce37">
            <text:p>6,233</text:p>
          </table:table-cell>
          <table:table-cell office:value-type="float" office:value="5844" table:style-name="ce42">
            <text:p>5,844</text:p>
          </table:table-cell>
          <table:table-cell office:value-type="float" office:value="20083" table:style-name="ce41">
            <text:p>20,083</text:p>
          </table:table-cell>
          <table:table-cell office:value-type="float" office:value="5152" table:style-name="ce37">
            <text:p>5,152</text:p>
          </table:table-cell>
          <table:table-cell office:value-type="float" office:value="4521" table:style-name="ce37">
            <text:p>4,521</text:p>
          </table:table-cell>
          <table:table-cell office:value-type="float" office:value="3926" table:style-name="ce37">
            <text:p>3,926</text:p>
          </table:table-cell>
          <table:table-cell office:value-type="float" office:value="3523" table:style-name="ce37">
            <text:p>3,523</text:p>
          </table:table-cell>
          <table:table-cell office:value-type="float" office:value="2961" table:style-name="ce37">
            <text:p>2,961</text:p>
          </table:table-cell>
          <table:table-cell office:value-type="float" office:value="11308" table:style-name="ce37">
            <text:p>11,308</text:p>
          </table:table-cell>
          <table:table-cell office:value-type="float" office:value="2810" table:style-name="ce37">
            <text:p>2,810</text:p>
          </table:table-cell>
          <table:table-cell office:value-type="float" office:value="2422" table:style-name="ce37">
            <text:p>2,422</text:p>
          </table:table-cell>
          <table:table-cell office:value-type="float" office:value="2183" table:style-name="ce37">
            <text:p>2,183</text:p>
          </table:table-cell>
          <table:table-cell office:value-type="float" office:value="2032" table:style-name="ce37">
            <text:p>2,032</text:p>
          </table:table-cell>
          <table:table-cell office:value-type="float" office:value="1861" table:style-name="ce42">
            <text:p>1,861</text:p>
          </table:table-cell>
          <table:table-cell office:value-type="float" office:value="5541" table:style-name="ce41">
            <text:p>5,541</text:p>
          </table:table-cell>
          <table:table-cell office:value-type="float" office:value="1686" table:style-name="ce37">
            <text:p>1,686</text:p>
          </table:table-cell>
          <table:table-cell office:value-type="float" office:value="1287" table:style-name="ce37">
            <text:p>1,287</text:p>
          </table:table-cell>
          <table:table-cell office:value-type="float" office:value="1126" table:style-name="ce37">
            <text:p>1,126</text:p>
          </table:table-cell>
          <table:table-cell office:value-type="float" office:value="791" table:style-name="ce37">
            <text:p>791</text:p>
          </table:table-cell>
          <table:table-cell office:value-type="float" office:value="651" table:style-name="ce37">
            <text:p>651</text:p>
          </table:table-cell>
          <table:table-cell office:value-type="float" office:value="1126" table:style-name="ce37">
            <text:p>1,126</text:p>
          </table:table-cell>
          <table:table-cell office:value-type="float" office:value="448" table:style-name="ce37">
            <text:p>448</text:p>
          </table:table-cell>
          <table:table-cell office:value-type="float" office:value="254" table:style-name="ce37">
            <text:p>254</text:p>
          </table:table-cell>
          <table:table-cell office:value-type="float" office:value="198" table:style-name="ce37">
            <text:p>198</text:p>
          </table:table-cell>
          <table:table-cell office:value-type="float" office:value="127" table:style-name="ce37">
            <text:p>127</text:p>
          </table:table-cell>
          <table:table-cell office:value-type="float" office:value="99" table:style-name="ce37">
            <text:p>99</text:p>
          </table:table-cell>
          <table:table-cell office:value-type="float" office:value="122" table:style-name="ce37">
            <text:p>122</text:p>
          </table:table-cell>
          <table:table-cell table:number-columns-repeated="16260"/>
        </table:table-row>
        <table:table-row table:style-name="ro3">
          <table:table-cell table:style-name="ce36"/>
          <table:table-cell office:value-type="string" table:style-name="ce33">
            <text:p>女</text:p>
          </table:table-cell>
          <table:table-cell office:value-type="float" office:value="1403783" table:style-name="ce39">
            <text:p>1,403,783</text:p>
          </table:table-cell>
          <table:table-cell office:value-type="float" office:value="49883" table:style-name="ce40">
            <text:p>49,883</text:p>
          </table:table-cell>
          <table:table-cell office:value-type="float" office:value="8728" table:style-name="ce40">
            <text:p>8,728</text:p>
          </table:table-cell>
          <table:table-cell office:value-type="float" office:value="9586" table:style-name="ce40">
            <text:p>9,586</text:p>
          </table:table-cell>
          <table:table-cell office:value-type="float" office:value="9837" table:style-name="ce40">
            <text:p>9,837</text:p>
          </table:table-cell>
          <table:table-cell office:value-type="float" office:value="10681" table:style-name="ce40">
            <text:p>10,681</text:p>
          </table:table-cell>
          <table:table-cell office:value-type="float" office:value="11051" table:style-name="ce40">
            <text:p>11,051</text:p>
          </table:table-cell>
          <table:table-cell office:value-type="float" office:value="54177" table:style-name="ce40">
            <text:p>54,177</text:p>
          </table:table-cell>
          <table:table-cell office:value-type="float" office:value="11191" table:style-name="ce40">
            <text:p>11,191</text:p>
          </table:table-cell>
          <table:table-cell office:value-type="float" office:value="10497" table:style-name="ce40">
            <text:p>10,497</text:p>
          </table:table-cell>
          <table:table-cell office:value-type="float" office:value="12006" table:style-name="ce40">
            <text:p>12,006</text:p>
          </table:table-cell>
          <table:table-cell office:value-type="float" office:value="11199" table:style-name="ce40">
            <text:p>11,199</text:p>
          </table:table-cell>
          <table:table-cell office:value-type="float" office:value="9284" table:style-name="ce40">
            <text:p>9,284</text:p>
          </table:table-cell>
          <table:table-cell office:value-type="float" office:value="52797" table:style-name="ce40">
            <text:p>52,797</text:p>
          </table:table-cell>
          <table:table-cell office:value-type="float" office:value="9643" table:style-name="ce40">
            <text:p>9,643</text:p>
          </table:table-cell>
          <table:table-cell office:value-type="float" office:value="10548" table:style-name="ce40">
            <text:p>10,548</text:p>
          </table:table-cell>
          <table:table-cell office:value-type="float" office:value="10632" table:style-name="ce40">
            <text:p>10,632</text:p>
          </table:table-cell>
          <table:table-cell office:value-type="float" office:value="10818" table:style-name="ce40">
            <text:p>10,818</text:p>
          </table:table-cell>
          <table:table-cell office:value-type="float" office:value="11156" table:style-name="ce40">
            <text:p>11,156</text:p>
          </table:table-cell>
          <table:table-cell office:value-type="float" office:value="65695" table:style-name="ce40">
            <text:p>65,695</text:p>
          </table:table-cell>
          <table:table-cell office:value-type="float" office:value="11615" table:style-name="ce40">
            <text:p>11,615</text:p>
          </table:table-cell>
          <table:table-cell office:value-type="float" office:value="11930" table:style-name="ce40">
            <text:p>11,930</text:p>
          </table:table-cell>
          <table:table-cell office:value-type="float" office:value="12875" table:style-name="ce40">
            <text:p>12,875</text:p>
          </table:table-cell>
          <table:table-cell office:value-type="float" office:value="13374" table:style-name="ce40">
            <text:p>13,374</text:p>
          </table:table-cell>
          <table:table-cell office:value-type="float" office:value="15901" table:style-name="ce45">
            <text:p>15,901</text:p>
          </table:table-cell>
          <table:table-cell office:value-type="float" office:value="83366" table:style-name="ce44">
            <text:p>83,366</text:p>
          </table:table-cell>
          <table:table-cell office:value-type="float" office:value="15854" table:style-name="ce40">
            <text:p>15,854</text:p>
          </table:table-cell>
          <table:table-cell office:value-type="float" office:value="15119" table:style-name="ce40">
            <text:p>15,119</text:p>
          </table:table-cell>
          <table:table-cell office:value-type="float" office:value="16602" table:style-name="ce40">
            <text:p>16,602</text:p>
          </table:table-cell>
          <table:table-cell office:value-type="float" office:value="17954" table:style-name="ce40">
            <text:p>17,954</text:p>
          </table:table-cell>
          <table:table-cell office:value-type="float" office:value="17837" table:style-name="ce40">
            <text:p>17,837</text:p>
          </table:table-cell>
          <table:table-cell office:value-type="float" office:value="89700" table:style-name="ce40">
            <text:p>89,700</text:p>
          </table:table-cell>
          <table:table-cell office:value-type="float" office:value="18117" table:style-name="ce40">
            <text:p>18,117</text:p>
          </table:table-cell>
          <table:table-cell office:value-type="float" office:value="18061" table:style-name="ce40">
            <text:p>18,061</text:p>
          </table:table-cell>
          <table:table-cell office:value-type="float" office:value="17835" table:style-name="ce40">
            <text:p>17,835</text:p>
          </table:table-cell>
          <table:table-cell office:value-type="float" office:value="17565" table:style-name="ce40">
            <text:p>17,565</text:p>
          </table:table-cell>
          <table:table-cell office:value-type="float" office:value="18122" table:style-name="ce45">
            <text:p>18,122</text:p>
          </table:table-cell>
          <table:table-cell office:value-type="float" office:value="89351" table:style-name="ce40">
            <text:p>89,351</text:p>
          </table:table-cell>
          <table:table-cell office:value-type="float" office:value="18118" table:style-name="ce40">
            <text:p>18,118</text:p>
          </table:table-cell>
          <table:table-cell office:value-type="float" office:value="18333" table:style-name="ce40">
            <text:p>18,333</text:p>
          </table:table-cell>
          <table:table-cell office:value-type="float" office:value="17814" table:style-name="ce40">
            <text:p>17,814</text:p>
          </table:table-cell>
          <table:table-cell office:value-type="float" office:value="17051" table:style-name="ce40">
            <text:p>17,051</text:p>
          </table:table-cell>
          <table:table-cell office:value-type="float" office:value="18035" table:style-name="ce40">
            <text:p>18,035</text:p>
          </table:table-cell>
          <table:table-cell office:value-type="float" office:value="112749" table:style-name="ce40">
            <text:p>112,749</text:p>
          </table:table-cell>
          <table:table-cell office:value-type="float" office:value="20794" table:style-name="ce40">
            <text:p>20,794</text:p>
          </table:table-cell>
          <table:table-cell office:value-type="float" office:value="21235" table:style-name="ce40">
            <text:p>21,235</text:p>
          </table:table-cell>
          <table:table-cell office:value-type="float" office:value="22821" table:style-name="ce40">
            <text:p>22,821</text:p>
          </table:table-cell>
          <table:table-cell office:value-type="float" office:value="23755" table:style-name="ce40">
            <text:p>23,755</text:p>
          </table:table-cell>
          <table:table-cell office:value-type="float" office:value="24144" table:style-name="ce45">
            <text:p>24,144</text:p>
          </table:table-cell>
          <table:table-cell office:value-type="float" office:value="121916" table:style-name="ce44">
            <text:p>121,916</text:p>
          </table:table-cell>
          <table:table-cell office:value-type="float" office:value="24549" table:style-name="ce40">
            <text:p>24,549</text:p>
          </table:table-cell>
          <table:table-cell office:value-type="float" office:value="24827" table:style-name="ce40">
            <text:p>24,827</text:p>
          </table:table-cell>
          <table:table-cell office:value-type="float" office:value="23666" table:style-name="ce40">
            <text:p>23,666</text:p>
          </table:table-cell>
          <table:table-cell office:value-type="float" office:value="25541" table:style-name="ce40">
            <text:p>25,541</text:p>
          </table:table-cell>
          <table:table-cell office:value-type="float" office:value="23333" table:style-name="ce40">
            <text:p>23,333</text:p>
          </table:table-cell>
          <table:table-cell office:value-type="float" office:value="110828" table:style-name="ce40">
            <text:p>110,828</text:p>
          </table:table-cell>
          <table:table-cell office:value-type="float" office:value="22465" table:style-name="ce40">
            <text:p>22,465</text:p>
          </table:table-cell>
          <table:table-cell office:value-type="float" office:value="21862" table:style-name="ce40">
            <text:p>21,862</text:p>
          </table:table-cell>
          <table:table-cell office:value-type="float" office:value="21972" table:style-name="ce40">
            <text:p>21,972</text:p>
          </table:table-cell>
          <table:table-cell office:value-type="float" office:value="21933" table:style-name="ce40">
            <text:p>21,933</text:p>
          </table:table-cell>
          <table:table-cell office:value-type="float" office:value="22596" table:style-name="ce45">
            <text:p>22,596</text:p>
          </table:table-cell>
          <table:table-cell office:value-type="float" office:value="110208" table:style-name="ce40">
            <text:p>110,208</text:p>
          </table:table-cell>
          <table:table-cell office:value-type="float" office:value="22398" table:style-name="ce40">
            <text:p>22,398</text:p>
          </table:table-cell>
          <table:table-cell office:value-type="float" office:value="22469" table:style-name="ce40">
            <text:p>22,469</text:p>
          </table:table-cell>
          <table:table-cell office:value-type="float" office:value="21732" table:style-name="ce40">
            <text:p>21,732</text:p>
          </table:table-cell>
          <table:table-cell office:value-type="float" office:value="21671" table:style-name="ce40">
            <text:p>21,671</text:p>
          </table:table-cell>
          <table:table-cell office:value-type="float" office:value="21938" table:style-name="ce40">
            <text:p>21,938</text:p>
          </table:table-cell>
          <table:table-cell office:value-type="float" office:value="111252" table:style-name="ce40">
            <text:p>111,252</text:p>
          </table:table-cell>
          <table:table-cell office:value-type="float" office:value="22004" table:style-name="ce40">
            <text:p>22,004</text:p>
          </table:table-cell>
          <table:table-cell office:value-type="float" office:value="22191" table:style-name="ce40">
            <text:p>22,191</text:p>
          </table:table-cell>
          <table:table-cell office:value-type="float" office:value="22437" table:style-name="ce40">
            <text:p>22,437</text:p>
          </table:table-cell>
          <table:table-cell office:value-type="float" office:value="22586" table:style-name="ce40">
            <text:p>22,586</text:p>
          </table:table-cell>
          <table:table-cell office:value-type="float" office:value="22034" table:style-name="ce45">
            <text:p>22,034</text:p>
          </table:table-cell>
          <table:table-cell office:value-type="float" office:value="106602" table:style-name="ce44">
            <text:p>106,602</text:p>
          </table:table-cell>
          <table:table-cell office:value-type="float" office:value="21746" table:style-name="ce40">
            <text:p>21,746</text:p>
          </table:table-cell>
          <table:table-cell office:value-type="float" office:value="21759" table:style-name="ce40">
            <text:p>21,759</text:p>
          </table:table-cell>
          <table:table-cell office:value-type="float" office:value="21017" table:style-name="ce40">
            <text:p>21,017</text:p>
          </table:table-cell>
          <table:table-cell office:value-type="float" office:value="20728" table:style-name="ce40">
            <text:p>20,728</text:p>
          </table:table-cell>
          <table:table-cell office:value-type="float" office:value="21352" table:style-name="ce40">
            <text:p>21,352</text:p>
          </table:table-cell>
          <table:table-cell office:value-type="float" office:value="96285" table:style-name="ce40">
            <text:p>96,285</text:p>
          </table:table-cell>
          <table:table-cell office:value-type="float" office:value="20852" table:style-name="ce40">
            <text:p>20,852</text:p>
          </table:table-cell>
          <table:table-cell office:value-type="float" office:value="19652" table:style-name="ce40">
            <text:p>19,652</text:p>
          </table:table-cell>
          <table:table-cell office:value-type="float" office:value="18786" table:style-name="ce40">
            <text:p>18,786</text:p>
          </table:table-cell>
          <table:table-cell office:value-type="float" office:value="19019" table:style-name="ce40">
            <text:p>19,019</text:p>
          </table:table-cell>
          <table:table-cell office:value-type="float" office:value="17976" table:style-name="ce45">
            <text:p>17,976</text:p>
          </table:table-cell>
          <table:table-cell office:value-type="float" office:value="57850" table:style-name="ce44">
            <text:p>57,850</text:p>
          </table:table-cell>
          <table:table-cell office:value-type="float" office:value="14931" table:style-name="ce40">
            <text:p>14,931</text:p>
          </table:table-cell>
          <table:table-cell office:value-type="float" office:value="14045" table:style-name="ce40">
            <text:p>14,045</text:p>
          </table:table-cell>
          <table:table-cell office:value-type="float" office:value="12045" table:style-name="ce40">
            <text:p>12,045</text:p>
          </table:table-cell>
          <table:table-cell office:value-type="float" office:value="9472" table:style-name="ce40">
            <text:p>9,472</text:p>
          </table:table-cell>
          <table:table-cell office:value-type="float" office:value="7357" table:style-name="ce40">
            <text:p>7,357</text:p>
          </table:table-cell>
          <table:table-cell office:value-type="float" office:value="40462" table:style-name="ce40">
            <text:p>40,462</text:p>
          </table:table-cell>
          <table:table-cell office:value-type="float" office:value="8467" table:style-name="ce40">
            <text:p>8,467</text:p>
          </table:table-cell>
          <table:table-cell office:value-type="float" office:value="8685" table:style-name="ce40">
            <text:p>8,685</text:p>
          </table:table-cell>
          <table:table-cell office:value-type="float" office:value="8092" table:style-name="ce40">
            <text:p>8,092</text:p>
          </table:table-cell>
          <table:table-cell office:value-type="float" office:value="7593" table:style-name="ce40">
            <text:p>7,593</text:p>
          </table:table-cell>
          <table:table-cell office:value-type="float" office:value="7625" table:style-name="ce45">
            <text:p>7,625</text:p>
          </table:table-cell>
          <table:table-cell office:value-type="float" office:value="28800" table:style-name="ce44">
            <text:p>28,800</text:p>
          </table:table-cell>
          <table:table-cell office:value-type="float" office:value="7124" table:style-name="ce40">
            <text:p>7,124</text:p>
          </table:table-cell>
          <table:table-cell office:value-type="float" office:value="6338" table:style-name="ce40">
            <text:p>6,338</text:p>
          </table:table-cell>
          <table:table-cell office:value-type="float" office:value="5820" table:style-name="ce40">
            <text:p>5,820</text:p>
          </table:table-cell>
          <table:table-cell office:value-type="float" office:value="4945" table:style-name="ce40">
            <text:p>4,945</text:p>
          </table:table-cell>
          <table:table-cell office:value-type="float" office:value="4573" table:style-name="ce40">
            <text:p>4,573</text:p>
          </table:table-cell>
          <table:table-cell office:value-type="float" office:value="14790" table:style-name="ce40">
            <text:p>14,790</text:p>
          </table:table-cell>
          <table:table-cell office:value-type="float" office:value="3991" table:style-name="ce40">
            <text:p>3,991</text:p>
          </table:table-cell>
          <table:table-cell office:value-type="float" office:value="3346" table:style-name="ce40">
            <text:p>3,346</text:p>
          </table:table-cell>
          <table:table-cell office:value-type="float" office:value="2838" table:style-name="ce40">
            <text:p>2,838</text:p>
          </table:table-cell>
          <table:table-cell office:value-type="float" office:value="2457" table:style-name="ce40">
            <text:p>2,457</text:p>
          </table:table-cell>
          <table:table-cell office:value-type="float" office:value="2158" table:style-name="ce45">
            <text:p>2,158</text:p>
          </table:table-cell>
          <table:table-cell office:value-type="float" office:value="5637" table:style-name="ce44">
            <text:p>5,637</text:p>
          </table:table-cell>
          <table:table-cell office:value-type="float" office:value="1677" table:style-name="ce40">
            <text:p>1,677</text:p>
          </table:table-cell>
          <table:table-cell office:value-type="float" office:value="1419" table:style-name="ce40">
            <text:p>1,419</text:p>
          </table:table-cell>
          <table:table-cell office:value-type="float" office:value="1047" table:style-name="ce40">
            <text:p>1,047</text:p>
          </table:table-cell>
          <table:table-cell office:value-type="float" office:value="826" table:style-name="ce40">
            <text:p>826</text:p>
          </table:table-cell>
          <table:table-cell office:value-type="float" office:value="668" table:style-name="ce40">
            <text:p>668</text:p>
          </table:table-cell>
          <table:table-cell office:value-type="float" office:value="1273" table:style-name="ce40">
            <text:p>1,273</text:p>
          </table:table-cell>
          <table:table-cell office:value-type="float" office:value="437" table:style-name="ce40">
            <text:p>437</text:p>
          </table:table-cell>
          <table:table-cell office:value-type="float" office:value="337" table:style-name="ce40">
            <text:p>337</text:p>
          </table:table-cell>
          <table:table-cell office:value-type="float" office:value="220" table:style-name="ce40">
            <text:p>220</text:p>
          </table:table-cell>
          <table:table-cell office:value-type="float" office:value="161" table:style-name="ce40">
            <text:p>161</text:p>
          </table:table-cell>
          <table:table-cell office:value-type="float" office:value="118" table:style-name="ce40">
            <text:p>118</text:p>
          </table:table-cell>
          <table:table-cell office:value-type="float" office:value="162" table:style-name="ce39">
            <text:p>162</text:p>
          </table:table-cell>
          <table:table-cell table:number-columns-repeated="16260"/>
        </table:table-row>
        <table:table-row table:style-name="ro3">
          <table:table-cell table:style-name="ce46"/>
          <table:table-cell office:value-type="string" table:style-name="ce50">
            <text:p>計</text:p>
          </table:table-cell>
          <table:table-cell office:value-type="float" office:value="7055644" table:style-name="ce37">
            <text:p>7,055,644</text:p>
          </table:table-cell>
          <table:table-cell office:value-type="float" office:value="262777" table:style-name="ce37">
            <text:p>262,777</text:p>
          </table:table-cell>
          <table:table-cell office:value-type="float" office:value="46637" table:style-name="ce37">
            <text:p>46,637</text:p>
          </table:table-cell>
          <table:table-cell office:value-type="float" office:value="49926" table:style-name="ce37">
            <text:p>49,926</text:p>
          </table:table-cell>
          <table:table-cell office:value-type="float" office:value="52314" table:style-name="ce37">
            <text:p>52,314</text:p>
          </table:table-cell>
          <table:table-cell office:value-type="float" office:value="55427" table:style-name="ce37">
            <text:p>55,427</text:p>
          </table:table-cell>
          <table:table-cell office:value-type="float" office:value="58473" table:style-name="ce37">
            <text:p>58,473</text:p>
          </table:table-cell>
          <table:table-cell office:value-type="float" office:value="294449" table:style-name="ce37">
            <text:p>294,449</text:p>
          </table:table-cell>
          <table:table-cell office:value-type="float" office:value="59471" table:style-name="ce37">
            <text:p>59,471</text:p>
          </table:table-cell>
          <table:table-cell office:value-type="float" office:value="56656" table:style-name="ce37">
            <text:p>56,656</text:p>
          </table:table-cell>
          <table:table-cell office:value-type="float" office:value="63841" table:style-name="ce37">
            <text:p>63,841</text:p>
          </table:table-cell>
          <table:table-cell office:value-type="float" office:value="61683" table:style-name="ce37">
            <text:p>61,683</text:p>
          </table:table-cell>
          <table:table-cell office:value-type="float" office:value="52798" table:style-name="ce38">
            <text:p>52,798</text:p>
          </table:table-cell>
          <table:table-cell office:value-type="float" office:value="299710" table:style-name="ce37">
            <text:p>299,710</text:p>
          </table:table-cell>
          <table:table-cell office:value-type="float" office:value="54890" table:style-name="ce37">
            <text:p>54,890</text:p>
          </table:table-cell>
          <table:table-cell office:value-type="float" office:value="58330" table:style-name="ce37">
            <text:p>58,330</text:p>
          </table:table-cell>
          <table:table-cell office:value-type="float" office:value="60868" table:style-name="ce37">
            <text:p>60,868</text:p>
          </table:table-cell>
          <table:table-cell office:value-type="float" office:value="61944" table:style-name="ce37">
            <text:p>61,944</text:p>
          </table:table-cell>
          <table:table-cell office:value-type="float" office:value="63678" table:style-name="ce38">
            <text:p>63,678</text:p>
          </table:table-cell>
          <table:table-cell office:value-type="float" office:value="381195" table:style-name="ce37">
            <text:p>381,195</text:p>
          </table:table-cell>
          <table:table-cell office:value-type="float" office:value="66475" table:style-name="ce37">
            <text:p>66,475</text:p>
          </table:table-cell>
          <table:table-cell office:value-type="float" office:value="69504" table:style-name="ce37">
            <text:p>69,504</text:p>
          </table:table-cell>
          <table:table-cell office:value-type="float" office:value="75171" table:style-name="ce37">
            <text:p>75,171</text:p>
          </table:table-cell>
          <table:table-cell office:value-type="float" office:value="78894" table:style-name="ce37">
            <text:p>78,894</text:p>
          </table:table-cell>
          <table:table-cell office:value-type="float" office:value="91151" table:style-name="ce38">
            <text:p>91,151</text:p>
          </table:table-cell>
          <table:table-cell office:value-type="float" office:value="471695" table:style-name="ce37">
            <text:p>471,695</text:p>
          </table:table-cell>
          <table:table-cell office:value-type="float" office:value="89910" table:style-name="ce37">
            <text:p>89,910</text:p>
          </table:table-cell>
          <table:table-cell office:value-type="float" office:value="86298" table:style-name="ce37">
            <text:p>86,298</text:p>
          </table:table-cell>
          <table:table-cell office:value-type="float" office:value="94365" table:style-name="ce37">
            <text:p>94,365</text:p>
          </table:table-cell>
          <table:table-cell office:value-type="float" office:value="100940" table:style-name="ce37">
            <text:p>100,940</text:p>
          </table:table-cell>
          <table:table-cell office:value-type="float" office:value="100182" table:style-name="ce38">
            <text:p>100,182</text:p>
          </table:table-cell>
          <table:table-cell office:value-type="float" office:value="487698" table:style-name="ce37">
            <text:p>487,698</text:p>
          </table:table-cell>
          <table:table-cell office:value-type="float" office:value="99620" table:style-name="ce37">
            <text:p>99,620</text:p>
          </table:table-cell>
          <table:table-cell office:value-type="float" office:value="98783" table:style-name="ce37">
            <text:p>98,783</text:p>
          </table:table-cell>
          <table:table-cell office:value-type="float" office:value="98098" table:style-name="ce37">
            <text:p>98,098</text:p>
          </table:table-cell>
          <table:table-cell office:value-type="float" office:value="95166" table:style-name="ce37">
            <text:p>95,166</text:p>
          </table:table-cell>
          <table:table-cell office:value-type="float" office:value="96031" table:style-name="ce38">
            <text:p>96,031</text:p>
          </table:table-cell>
          <table:table-cell office:value-type="float" office:value="459518" table:style-name="ce37">
            <text:p>459,518</text:p>
          </table:table-cell>
          <table:table-cell office:value-type="float" office:value="93817" table:style-name="ce37">
            <text:p>93,817</text:p>
          </table:table-cell>
          <table:table-cell office:value-type="float" office:value="94038" table:style-name="ce37">
            <text:p>94,038</text:p>
          </table:table-cell>
          <table:table-cell office:value-type="float" office:value="90982" table:style-name="ce37">
            <text:p>90,982</text:p>
          </table:table-cell>
          <table:table-cell office:value-type="float" office:value="88065" table:style-name="ce37">
            <text:p>88,065</text:p>
          </table:table-cell>
          <table:table-cell office:value-type="float" office:value="92616" table:style-name="ce38">
            <text:p>92,616</text:p>
          </table:table-cell>
          <table:table-cell office:value-type="float" office:value="548074" table:style-name="ce37">
            <text:p>548,074</text:p>
          </table:table-cell>
          <table:table-cell office:value-type="float" office:value="101013" table:style-name="ce37">
            <text:p>101,013</text:p>
          </table:table-cell>
          <table:table-cell office:value-type="float" office:value="104665" table:style-name="ce37">
            <text:p>104,665</text:p>
          </table:table-cell>
          <table:table-cell office:value-type="float" office:value="111952" table:style-name="ce37">
            <text:p>111,952</text:p>
          </table:table-cell>
          <table:table-cell office:value-type="float" office:value="114410" table:style-name="ce37">
            <text:p>114,410</text:p>
          </table:table-cell>
          <table:table-cell office:value-type="float" office:value="116034" table:style-name="ce38">
            <text:p>116,034</text:p>
          </table:table-cell>
          <table:table-cell office:value-type="float" office:value="567278" table:style-name="ce37">
            <text:p>567,278</text:p>
          </table:table-cell>
          <table:table-cell office:value-type="float" office:value="116174" table:style-name="ce37">
            <text:p>116,174</text:p>
          </table:table-cell>
          <table:table-cell office:value-type="float" office:value="115828" table:style-name="ce37">
            <text:p>115,828</text:p>
          </table:table-cell>
          <table:table-cell office:value-type="float" office:value="111074" table:style-name="ce37">
            <text:p>111,074</text:p>
          </table:table-cell>
          <table:table-cell office:value-type="float" office:value="116317" table:style-name="ce37">
            <text:p>116,317</text:p>
          </table:table-cell>
          <table:table-cell office:value-type="float" office:value="107885" table:style-name="ce38">
            <text:p>107,885</text:p>
          </table:table-cell>
          <table:table-cell office:value-type="float" office:value="514992" table:style-name="ce37">
            <text:p>514,992</text:p>
          </table:table-cell>
          <table:table-cell office:value-type="float" office:value="102231" table:style-name="ce37">
            <text:p>102,231</text:p>
          </table:table-cell>
          <table:table-cell office:value-type="float" office:value="100618" table:style-name="ce37">
            <text:p>100,618</text:p>
          </table:table-cell>
          <table:table-cell office:value-type="float" office:value="102052" table:style-name="ce37">
            <text:p>102,052</text:p>
          </table:table-cell>
          <table:table-cell office:value-type="float" office:value="103434" table:style-name="ce37">
            <text:p>103,434</text:p>
          </table:table-cell>
          <table:table-cell office:value-type="float" office:value="106657" table:style-name="ce38">
            <text:p>106,657</text:p>
          </table:table-cell>
          <table:table-cell office:value-type="float" office:value="538244" table:style-name="ce37">
            <text:p>538,244</text:p>
          </table:table-cell>
          <table:table-cell office:value-type="float" office:value="108325" table:style-name="ce37">
            <text:p>108,325</text:p>
          </table:table-cell>
          <table:table-cell office:value-type="float" office:value="107682" table:style-name="ce37">
            <text:p>107,682</text:p>
          </table:table-cell>
          <table:table-cell office:value-type="float" office:value="106974" table:style-name="ce37">
            <text:p>106,974</text:p>
          </table:table-cell>
          <table:table-cell office:value-type="float" office:value="106996" table:style-name="ce37">
            <text:p>106,996</text:p>
          </table:table-cell>
          <table:table-cell office:value-type="float" office:value="108267" table:style-name="ce38">
            <text:p>108,267</text:p>
          </table:table-cell>
          <table:table-cell office:value-type="float" office:value="552282" table:style-name="ce37">
            <text:p>552,282</text:p>
          </table:table-cell>
          <table:table-cell office:value-type="float" office:value="111281" table:style-name="ce37">
            <text:p>111,281</text:p>
          </table:table-cell>
          <table:table-cell office:value-type="float" office:value="110606" table:style-name="ce37">
            <text:p>110,606</text:p>
          </table:table-cell>
          <table:table-cell office:value-type="float" office:value="111316" table:style-name="ce37">
            <text:p>111,316</text:p>
          </table:table-cell>
          <table:table-cell office:value-type="float" office:value="111669" table:style-name="ce37">
            <text:p>111,669</text:p>
          </table:table-cell>
          <table:table-cell office:value-type="float" office:value="107410" table:style-name="ce38">
            <text:p>107,410</text:p>
          </table:table-cell>
          <table:table-cell office:value-type="float" office:value="495037" table:style-name="ce37">
            <text:p>495,037</text:p>
          </table:table-cell>
          <table:table-cell office:value-type="float" office:value="105504" table:style-name="ce37">
            <text:p>105,504</text:p>
          </table:table-cell>
          <table:table-cell office:value-type="float" office:value="105263" table:style-name="ce37">
            <text:p>105,263</text:p>
          </table:table-cell>
          <table:table-cell office:value-type="float" office:value="95705" table:style-name="ce37">
            <text:p>95,705</text:p>
          </table:table-cell>
          <table:table-cell office:value-type="float" office:value="94898" table:style-name="ce37">
            <text:p>94,898</text:p>
          </table:table-cell>
          <table:table-cell office:value-type="float" office:value="93667" table:style-name="ce38">
            <text:p>93,667</text:p>
          </table:table-cell>
          <table:table-cell office:value-type="float" office:value="411952" table:style-name="ce37">
            <text:p>411,952</text:p>
          </table:table-cell>
          <table:table-cell office:value-type="float" office:value="91075" table:style-name="ce37">
            <text:p>91,075</text:p>
          </table:table-cell>
          <table:table-cell office:value-type="float" office:value="84712" table:style-name="ce37">
            <text:p>84,712</text:p>
          </table:table-cell>
          <table:table-cell office:value-type="float" office:value="80394" table:style-name="ce37">
            <text:p>80,394</text:p>
          </table:table-cell>
          <table:table-cell office:value-type="float" office:value="81363" table:style-name="ce37">
            <text:p>81,363</text:p>
          </table:table-cell>
          <table:table-cell office:value-type="float" office:value="74408" table:style-name="ce38">
            <text:p>74,408</text:p>
          </table:table-cell>
          <table:table-cell office:value-type="float" office:value="254987" table:style-name="ce37">
            <text:p>254,987</text:p>
          </table:table-cell>
          <table:table-cell office:value-type="float" office:value="63237" table:style-name="ce37">
            <text:p>63,237</text:p>
          </table:table-cell>
          <table:table-cell office:value-type="float" office:value="60842" table:style-name="ce37">
            <text:p>60,842</text:p>
          </table:table-cell>
          <table:table-cell office:value-type="float" office:value="52383" table:style-name="ce37">
            <text:p>52,383</text:p>
          </table:table-cell>
          <table:table-cell office:value-type="float" office:value="44741" table:style-name="ce37">
            <text:p>44,741</text:p>
          </table:table-cell>
          <table:table-cell office:value-type="float" office:value="33784" table:style-name="ce38">
            <text:p>33,784</text:p>
          </table:table-cell>
          <table:table-cell office:value-type="float" office:value="206271" table:style-name="ce37">
            <text:p>206,271</text:p>
          </table:table-cell>
          <table:table-cell office:value-type="float" office:value="40142" table:style-name="ce37">
            <text:p>40,142</text:p>
          </table:table-cell>
          <table:table-cell office:value-type="float" office:value="42219" table:style-name="ce37">
            <text:p>42,219</text:p>
          </table:table-cell>
          <table:table-cell office:value-type="float" office:value="41803" table:style-name="ce37">
            <text:p>41,803</text:p>
          </table:table-cell>
          <table:table-cell office:value-type="float" office:value="40975" table:style-name="ce37">
            <text:p>40,975</text:p>
          </table:table-cell>
          <table:table-cell office:value-type="float" office:value="41132" table:style-name="ce38">
            <text:p>41,132</text:p>
          </table:table-cell>
          <table:table-cell office:value-type="float" office:value="164549" table:style-name="ce37">
            <text:p>164,549</text:p>
          </table:table-cell>
          <table:table-cell office:value-type="float" office:value="39354" table:style-name="ce37">
            <text:p>39,354</text:p>
          </table:table-cell>
          <table:table-cell office:value-type="float" office:value="35738" table:style-name="ce37">
            <text:p>35,738</text:p>
          </table:table-cell>
          <table:table-cell office:value-type="float" office:value="32397" table:style-name="ce37">
            <text:p>32,397</text:p>
          </table:table-cell>
          <table:table-cell office:value-type="float" office:value="30117" table:style-name="ce37">
            <text:p>30,117</text:p>
          </table:table-cell>
          <table:table-cell office:value-type="float" office:value="26943" table:style-name="ce38">
            <text:p>26,943</text:p>
          </table:table-cell>
          <table:table-cell office:value-type="float" office:value="96016" table:style-name="ce37">
            <text:p>96,016</text:p>
          </table:table-cell>
          <table:table-cell office:value-type="float" office:value="24484" table:style-name="ce37">
            <text:p>24,484</text:p>
          </table:table-cell>
          <table:table-cell office:value-type="float" office:value="21389" table:style-name="ce37">
            <text:p>21,389</text:p>
          </table:table-cell>
          <table:table-cell office:value-type="float" office:value="18935" table:style-name="ce37">
            <text:p>18,935</text:p>
          </table:table-cell>
          <table:table-cell office:value-type="float" office:value="16757" table:style-name="ce37">
            <text:p>16,757</text:p>
          </table:table-cell>
          <table:table-cell office:value-type="float" office:value="14451" table:style-name="ce38">
            <text:p>14,451</text:p>
          </table:table-cell>
          <table:table-cell office:value-type="float" office:value="39381" table:style-name="ce37">
            <text:p>39,381</text:p>
          </table:table-cell>
          <table:table-cell office:value-type="float" office:value="12013" table:style-name="ce37">
            <text:p>12,013</text:p>
          </table:table-cell>
          <table:table-cell office:value-type="float" office:value="9341" table:style-name="ce37">
            <text:p>9,341</text:p>
          </table:table-cell>
          <table:table-cell office:value-type="float" office:value="7419" table:style-name="ce37">
            <text:p>7,419</text:p>
          </table:table-cell>
          <table:table-cell office:value-type="float" office:value="6085" table:style-name="ce37">
            <text:p>6,085</text:p>
          </table:table-cell>
          <table:table-cell office:value-type="float" office:value="4523" table:style-name="ce38">
            <text:p>4,523</text:p>
          </table:table-cell>
          <table:table-cell office:value-type="float" office:value="8406" table:style-name="ce37">
            <text:p>8,406</text:p>
          </table:table-cell>
          <table:table-cell office:value-type="float" office:value="2888" table:style-name="ce37">
            <text:p>2,888</text:p>
          </table:table-cell>
          <table:table-cell office:value-type="float" office:value="2215" table:style-name="ce37">
            <text:p>2,215</text:p>
          </table:table-cell>
          <table:table-cell office:value-type="float" office:value="1546" table:style-name="ce37">
            <text:p>1,546</text:p>
          </table:table-cell>
          <table:table-cell office:value-type="float" office:value="1051" table:style-name="ce37">
            <text:p>1,051</text:p>
          </table:table-cell>
          <table:table-cell office:value-type="float" office:value="706" table:style-name="ce38">
            <text:p>706</text:p>
          </table:table-cell>
          <table:table-cell office:value-type="float" office:value="1133" table:style-name="ce37">
            <text:p>1,133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臺灣省</text:p>
          </table:table-cell>
          <table:table-cell office:value-type="string" table:style-name="ce50">
            <text:p>男</text:p>
          </table:table-cell>
          <table:table-cell office:value-type="float" office:value="3588497" table:style-name="ce37">
            <text:p>3,588,497</text:p>
          </table:table-cell>
          <table:table-cell office:value-type="float" office:value="136334" table:style-name="ce37">
            <text:p>136,334</text:p>
          </table:table-cell>
          <table:table-cell office:value-type="float" office:value="24214" table:style-name="ce37">
            <text:p>24,214</text:p>
          </table:table-cell>
          <table:table-cell office:value-type="float" office:value="25888" table:style-name="ce37">
            <text:p>25,888</text:p>
          </table:table-cell>
          <table:table-cell office:value-type="float" office:value="27218" table:style-name="ce37">
            <text:p>27,218</text:p>
          </table:table-cell>
          <table:table-cell office:value-type="float" office:value="28683" table:style-name="ce37">
            <text:p>28,683</text:p>
          </table:table-cell>
          <table:table-cell office:value-type="float" office:value="30331" table:style-name="ce37">
            <text:p>30,331</text:p>
          </table:table-cell>
          <table:table-cell office:value-type="float" office:value="152813" table:style-name="ce37">
            <text:p>152,813</text:p>
          </table:table-cell>
          <table:table-cell office:value-type="float" office:value="30747" table:style-name="ce37">
            <text:p>30,747</text:p>
          </table:table-cell>
          <table:table-cell office:value-type="float" office:value="29332" table:style-name="ce37">
            <text:p>29,332</text:p>
          </table:table-cell>
          <table:table-cell office:value-type="float" office:value="33245" table:style-name="ce37">
            <text:p>33,245</text:p>
          </table:table-cell>
          <table:table-cell office:value-type="float" office:value="31994" table:style-name="ce37">
            <text:p>31,994</text:p>
          </table:table-cell>
          <table:table-cell office:value-type="float" office:value="27495" table:style-name="ce38">
            <text:p>27,495</text:p>
          </table:table-cell>
          <table:table-cell office:value-type="float" office:value="157089" table:style-name="ce37">
            <text:p>157,089</text:p>
          </table:table-cell>
          <table:table-cell office:value-type="float" office:value="28695" table:style-name="ce37">
            <text:p>28,695</text:p>
          </table:table-cell>
          <table:table-cell office:value-type="float" office:value="30599" table:style-name="ce37">
            <text:p>30,599</text:p>
          </table:table-cell>
          <table:table-cell office:value-type="float" office:value="31968" table:style-name="ce37">
            <text:p>31,968</text:p>
          </table:table-cell>
          <table:table-cell office:value-type="float" office:value="32393" table:style-name="ce37">
            <text:p>32,393</text:p>
          </table:table-cell>
          <table:table-cell office:value-type="float" office:value="33434" table:style-name="ce38">
            <text:p>33,434</text:p>
          </table:table-cell>
          <table:table-cell office:value-type="float" office:value="199833" table:style-name="ce37">
            <text:p>199,833</text:p>
          </table:table-cell>
          <table:table-cell office:value-type="float" office:value="34635" table:style-name="ce37">
            <text:p>34,635</text:p>
          </table:table-cell>
          <table:table-cell office:value-type="float" office:value="36770" table:style-name="ce37">
            <text:p>36,770</text:p>
          </table:table-cell>
          <table:table-cell office:value-type="float" office:value="39581" table:style-name="ce37">
            <text:p>39,581</text:p>
          </table:table-cell>
          <table:table-cell office:value-type="float" office:value="41070" table:style-name="ce37">
            <text:p>41,070</text:p>
          </table:table-cell>
          <table:table-cell office:value-type="float" office:value="47777" table:style-name="ce38">
            <text:p>47,777</text:p>
          </table:table-cell>
          <table:table-cell office:value-type="float" office:value="246710" table:style-name="ce37">
            <text:p>246,710</text:p>
          </table:table-cell>
          <table:table-cell office:value-type="float" office:value="47222" table:style-name="ce37">
            <text:p>47,222</text:p>
          </table:table-cell>
          <table:table-cell office:value-type="float" office:value="45110" table:style-name="ce37">
            <text:p>45,110</text:p>
          </table:table-cell>
          <table:table-cell office:value-type="float" office:value="49237" table:style-name="ce37">
            <text:p>49,237</text:p>
          </table:table-cell>
          <table:table-cell office:value-type="float" office:value="52795" table:style-name="ce37">
            <text:p>52,795</text:p>
          </table:table-cell>
          <table:table-cell office:value-type="float" office:value="52346" table:style-name="ce38">
            <text:p>52,346</text:p>
          </table:table-cell>
          <table:table-cell office:value-type="float" office:value="256584" table:style-name="ce37">
            <text:p>256,584</text:p>
          </table:table-cell>
          <table:table-cell office:value-type="float" office:value="51877" table:style-name="ce37">
            <text:p>51,877</text:p>
          </table:table-cell>
          <table:table-cell office:value-type="float" office:value="51563" table:style-name="ce37">
            <text:p>51,563</text:p>
          </table:table-cell>
          <table:table-cell office:value-type="float" office:value="51440" table:style-name="ce37">
            <text:p>51,440</text:p>
          </table:table-cell>
          <table:table-cell office:value-type="float" office:value="50465" table:style-name="ce37">
            <text:p>50,465</text:p>
          </table:table-cell>
          <table:table-cell office:value-type="float" office:value="51239" table:style-name="ce38">
            <text:p>51,239</text:p>
          </table:table-cell>
          <table:table-cell office:value-type="float" office:value="242451" table:style-name="ce37">
            <text:p>242,451</text:p>
          </table:table-cell>
          <table:table-cell office:value-type="float" office:value="49709" table:style-name="ce37">
            <text:p>49,709</text:p>
          </table:table-cell>
          <table:table-cell office:value-type="float" office:value="49846" table:style-name="ce37">
            <text:p>49,846</text:p>
          </table:table-cell>
          <table:table-cell office:value-type="float" office:value="48359" table:style-name="ce37">
            <text:p>48,359</text:p>
          </table:table-cell>
          <table:table-cell office:value-type="float" office:value="46236" table:style-name="ce37">
            <text:p>46,236</text:p>
          </table:table-cell>
          <table:table-cell office:value-type="float" office:value="48301" table:style-name="ce38">
            <text:p>48,301</text:p>
          </table:table-cell>
          <table:table-cell office:value-type="float" office:value="280154" table:style-name="ce37">
            <text:p>280,154</text:p>
          </table:table-cell>
          <table:table-cell office:value-type="float" office:value="52210" table:style-name="ce37">
            <text:p>52,210</text:p>
          </table:table-cell>
          <table:table-cell office:value-type="float" office:value="53895" table:style-name="ce37">
            <text:p>53,895</text:p>
          </table:table-cell>
          <table:table-cell office:value-type="float" office:value="57167" table:style-name="ce37">
            <text:p>57,167</text:p>
          </table:table-cell>
          <table:table-cell office:value-type="float" office:value="58129" table:style-name="ce37">
            <text:p>58,129</text:p>
          </table:table-cell>
          <table:table-cell office:value-type="float" office:value="58753" table:style-name="ce38">
            <text:p>58,753</text:p>
          </table:table-cell>
          <table:table-cell office:value-type="float" office:value="287251" table:style-name="ce37">
            <text:p>287,251</text:p>
          </table:table-cell>
          <table:table-cell office:value-type="float" office:value="59004" table:style-name="ce37">
            <text:p>59,004</text:p>
          </table:table-cell>
          <table:table-cell office:value-type="float" office:value="58552" table:style-name="ce37">
            <text:p>58,552</text:p>
          </table:table-cell>
          <table:table-cell office:value-type="float" office:value="56005" table:style-name="ce37">
            <text:p>56,005</text:p>
          </table:table-cell>
          <table:table-cell office:value-type="float" office:value="58941" table:style-name="ce37">
            <text:p>58,941</text:p>
          </table:table-cell>
          <table:table-cell office:value-type="float" office:value="54749" table:style-name="ce38">
            <text:p>54,749</text:p>
          </table:table-cell>
          <table:table-cell office:value-type="float" office:value="262923" table:style-name="ce37">
            <text:p>262,923</text:p>
          </table:table-cell>
          <table:table-cell office:value-type="float" office:value="52065" table:style-name="ce37">
            <text:p>52,065</text:p>
          </table:table-cell>
          <table:table-cell office:value-type="float" office:value="50993" table:style-name="ce37">
            <text:p>50,993</text:p>
          </table:table-cell>
          <table:table-cell office:value-type="float" office:value="52067" table:style-name="ce37">
            <text:p>52,067</text:p>
          </table:table-cell>
          <table:table-cell office:value-type="float" office:value="52767" table:style-name="ce37">
            <text:p>52,767</text:p>
          </table:table-cell>
          <table:table-cell office:value-type="float" office:value="55031" table:style-name="ce38">
            <text:p>55,031</text:p>
          </table:table-cell>
          <table:table-cell office:value-type="float" office:value="280976" table:style-name="ce37">
            <text:p>280,976</text:p>
          </table:table-cell>
          <table:table-cell office:value-type="float" office:value="55971" table:style-name="ce37">
            <text:p>55,971</text:p>
          </table:table-cell>
          <table:table-cell office:value-type="float" office:value="56202" table:style-name="ce37">
            <text:p>56,202</text:p>
          </table:table-cell>
          <table:table-cell office:value-type="float" office:value="55895" table:style-name="ce37">
            <text:p>55,895</text:p>
          </table:table-cell>
          <table:table-cell office:value-type="float" office:value="56289" table:style-name="ce37">
            <text:p>56,289</text:p>
          </table:table-cell>
          <table:table-cell office:value-type="float" office:value="56619" table:style-name="ce38">
            <text:p>56,619</text:p>
          </table:table-cell>
          <table:table-cell office:value-type="float" office:value="286723" table:style-name="ce37">
            <text:p>286,723</text:p>
          </table:table-cell>
          <table:table-cell office:value-type="float" office:value="58123" table:style-name="ce37">
            <text:p>58,123</text:p>
          </table:table-cell>
          <table:table-cell office:value-type="float" office:value="57618" table:style-name="ce37">
            <text:p>57,618</text:p>
          </table:table-cell>
          <table:table-cell office:value-type="float" office:value="57634" table:style-name="ce37">
            <text:p>57,634</text:p>
          </table:table-cell>
          <table:table-cell office:value-type="float" office:value="57668" table:style-name="ce37">
            <text:p>57,668</text:p>
          </table:table-cell>
          <table:table-cell office:value-type="float" office:value="55680" table:style-name="ce38">
            <text:p>55,680</text:p>
          </table:table-cell>
          <table:table-cell office:value-type="float" office:value="252087" table:style-name="ce37">
            <text:p>252,087</text:p>
          </table:table-cell>
          <table:table-cell office:value-type="float" office:value="54099" table:style-name="ce37">
            <text:p>54,099</text:p>
          </table:table-cell>
          <table:table-cell office:value-type="float" office:value="53933" table:style-name="ce37">
            <text:p>53,933</text:p>
          </table:table-cell>
          <table:table-cell office:value-type="float" office:value="48659" table:style-name="ce37">
            <text:p>48,659</text:p>
          </table:table-cell>
          <table:table-cell office:value-type="float" office:value="48149" table:style-name="ce37">
            <text:p>48,149</text:p>
          </table:table-cell>
          <table:table-cell office:value-type="float" office:value="47247" table:style-name="ce38">
            <text:p>47,247</text:p>
          </table:table-cell>
          <table:table-cell office:value-type="float" office:value="203930" table:style-name="ce37">
            <text:p>203,930</text:p>
          </table:table-cell>
          <table:table-cell office:value-type="float" office:value="45695" table:style-name="ce37">
            <text:p>45,695</text:p>
          </table:table-cell>
          <table:table-cell office:value-type="float" office:value="42207" table:style-name="ce37">
            <text:p>42,207</text:p>
          </table:table-cell>
          <table:table-cell office:value-type="float" office:value="39737" table:style-name="ce37">
            <text:p>39,737</text:p>
          </table:table-cell>
          <table:table-cell office:value-type="float" office:value="39988" table:style-name="ce37">
            <text:p>39,988</text:p>
          </table:table-cell>
          <table:table-cell office:value-type="float" office:value="36303" table:style-name="ce38">
            <text:p>36,303</text:p>
          </table:table-cell>
          <table:table-cell office:value-type="float" office:value="121428" table:style-name="ce37">
            <text:p>121,428</text:p>
          </table:table-cell>
          <table:table-cell office:value-type="float" office:value="30804" table:style-name="ce37">
            <text:p>30,804</text:p>
          </table:table-cell>
          <table:table-cell office:value-type="float" office:value="28885" table:style-name="ce37">
            <text:p>28,885</text:p>
          </table:table-cell>
          <table:table-cell office:value-type="float" office:value="25024" table:style-name="ce37">
            <text:p>25,024</text:p>
          </table:table-cell>
          <table:table-cell office:value-type="float" office:value="21045" table:style-name="ce37">
            <text:p>21,045</text:p>
          </table:table-cell>
          <table:table-cell office:value-type="float" office:value="15670" table:style-name="ce38">
            <text:p>15,670</text:p>
          </table:table-cell>
          <table:table-cell office:value-type="float" office:value="93452" table:style-name="ce37">
            <text:p>93,452</text:p>
          </table:table-cell>
          <table:table-cell office:value-type="float" office:value="18337" table:style-name="ce37">
            <text:p>18,337</text:p>
          </table:table-cell>
          <table:table-cell office:value-type="float" office:value="19453" table:style-name="ce37">
            <text:p>19,453</text:p>
          </table:table-cell>
          <table:table-cell office:value-type="float" office:value="18878" table:style-name="ce37">
            <text:p>18,878</text:p>
          </table:table-cell>
          <table:table-cell office:value-type="float" office:value="18346" table:style-name="ce37">
            <text:p>18,346</text:p>
          </table:table-cell>
          <table:table-cell office:value-type="float" office:value="18438" table:style-name="ce38">
            <text:p>18,438</text:p>
          </table:table-cell>
          <table:table-cell office:value-type="float" office:value="70277" table:style-name="ce37">
            <text:p>70,277</text:p>
          </table:table-cell>
          <table:table-cell office:value-type="float" office:value="17250" table:style-name="ce37">
            <text:p>17,250</text:p>
          </table:table-cell>
          <table:table-cell office:value-type="float" office:value="15462" table:style-name="ce37">
            <text:p>15,462</text:p>
          </table:table-cell>
          <table:table-cell office:value-type="float" office:value="13920" table:style-name="ce37">
            <text:p>13,920</text:p>
          </table:table-cell>
          <table:table-cell office:value-type="float" office:value="12584" table:style-name="ce37">
            <text:p>12,584</text:p>
          </table:table-cell>
          <table:table-cell office:value-type="float" office:value="11061" table:style-name="ce38">
            <text:p>11,061</text:p>
          </table:table-cell>
          <table:table-cell office:value-type="float" office:value="38547" table:style-name="ce37">
            <text:p>38,547</text:p>
          </table:table-cell>
          <table:table-cell office:value-type="float" office:value="9884" table:style-name="ce37">
            <text:p>9,884</text:p>
          </table:table-cell>
          <table:table-cell office:value-type="float" office:value="8436" table:style-name="ce37">
            <text:p>8,436</text:p>
          </table:table-cell>
          <table:table-cell office:value-type="float" office:value="7652" table:style-name="ce37">
            <text:p>7,652</text:p>
          </table:table-cell>
          <table:table-cell office:value-type="float" office:value="6717" table:style-name="ce37">
            <text:p>6,717</text:p>
          </table:table-cell>
          <table:table-cell office:value-type="float" office:value="5858" table:style-name="ce38">
            <text:p>5,858</text:p>
          </table:table-cell>
          <table:table-cell office:value-type="float" office:value="15393" table:style-name="ce37">
            <text:p>15,393</text:p>
          </table:table-cell>
          <table:table-cell office:value-type="float" office:value="4666" table:style-name="ce37">
            <text:p>4,666</text:p>
          </table:table-cell>
          <table:table-cell office:value-type="float" office:value="3641" table:style-name="ce37">
            <text:p>3,641</text:p>
          </table:table-cell>
          <table:table-cell office:value-type="float" office:value="2948" table:style-name="ce37">
            <text:p>2,948</text:p>
          </table:table-cell>
          <table:table-cell office:value-type="float" office:value="2382" table:style-name="ce37">
            <text:p>2,382</text:p>
          </table:table-cell>
          <table:table-cell office:value-type="float" office:value="1756" table:style-name="ce38">
            <text:p>1,756</text:p>
          </table:table-cell>
          <table:table-cell office:value-type="float" office:value="3111" table:style-name="ce37">
            <text:p>3,111</text:p>
          </table:table-cell>
          <table:table-cell office:value-type="float" office:value="1126" table:style-name="ce37">
            <text:p>1,126</text:p>
          </table:table-cell>
          <table:table-cell office:value-type="float" office:value="796" table:style-name="ce37">
            <text:p>796</text:p>
          </table:table-cell>
          <table:table-cell office:value-type="float" office:value="552" table:style-name="ce37">
            <text:p>552</text:p>
          </table:table-cell>
          <table:table-cell office:value-type="float" office:value="393" table:style-name="ce37">
            <text:p>393</text:p>
          </table:table-cell>
          <table:table-cell office:value-type="float" office:value="244" table:style-name="ce38">
            <text:p>244</text:p>
          </table:table-cell>
          <table:table-cell office:value-type="float" office:value="431" table:style-name="ce37">
            <text:p>431</text:p>
          </table:table-cell>
          <table:table-cell table:number-columns-repeated="16260"/>
        </table:table-row>
        <table:table-row table:style-name="ro3">
          <table:table-cell table:style-name="ce32"/>
          <table:table-cell office:value-type="string" table:style-name="ce51">
            <text:p>女</text:p>
          </table:table-cell>
          <table:table-cell office:value-type="float" office:value="3467147" table:style-name="ce39">
            <text:p>3,467,147</text:p>
          </table:table-cell>
          <table:table-cell office:value-type="float" office:value="126443" table:style-name="ce40">
            <text:p>126,443</text:p>
          </table:table-cell>
          <table:table-cell office:value-type="float" office:value="22423" table:style-name="ce39">
            <text:p>22,423</text:p>
          </table:table-cell>
          <table:table-cell office:value-type="float" office:value="24038" table:style-name="ce39">
            <text:p>24,038</text:p>
          </table:table-cell>
          <table:table-cell office:value-type="float" office:value="25096" table:style-name="ce39">
            <text:p>25,096</text:p>
          </table:table-cell>
          <table:table-cell office:value-type="float" office:value="26744" table:style-name="ce39">
            <text:p>26,744</text:p>
          </table:table-cell>
          <table:table-cell office:value-type="float" office:value="28142" table:style-name="ce39">
            <text:p>28,142</text:p>
          </table:table-cell>
          <table:table-cell office:value-type="float" office:value="141636" table:style-name="ce39">
            <text:p>141,636</text:p>
          </table:table-cell>
          <table:table-cell office:value-type="float" office:value="28724" table:style-name="ce39">
            <text:p>28,724</text:p>
          </table:table-cell>
          <table:table-cell office:value-type="float" office:value="27324" table:style-name="ce39">
            <text:p>27,324</text:p>
          </table:table-cell>
          <table:table-cell office:value-type="float" office:value="30596" table:style-name="ce39">
            <text:p>30,596</text:p>
          </table:table-cell>
          <table:table-cell office:value-type="float" office:value="29689" table:style-name="ce39">
            <text:p>29,689</text:p>
          </table:table-cell>
          <table:table-cell office:value-type="float" office:value="25303" table:style-name="ce40">
            <text:p>25,303</text:p>
          </table:table-cell>
          <table:table-cell office:value-type="float" office:value="142621" table:style-name="ce39">
            <text:p>142,621</text:p>
          </table:table-cell>
          <table:table-cell office:value-type="float" office:value="26195" table:style-name="ce39">
            <text:p>26,195</text:p>
          </table:table-cell>
          <table:table-cell office:value-type="float" office:value="27731" table:style-name="ce39">
            <text:p>27,731</text:p>
          </table:table-cell>
          <table:table-cell office:value-type="float" office:value="28900" table:style-name="ce39">
            <text:p>28,900</text:p>
          </table:table-cell>
          <table:table-cell office:value-type="float" office:value="29551" table:style-name="ce39">
            <text:p>29,551</text:p>
          </table:table-cell>
          <table:table-cell office:value-type="float" office:value="30244" table:style-name="ce40">
            <text:p>30,244</text:p>
          </table:table-cell>
          <table:table-cell office:value-type="float" office:value="181362" table:style-name="ce39">
            <text:p>181,362</text:p>
          </table:table-cell>
          <table:table-cell office:value-type="float" office:value="31840" table:style-name="ce39">
            <text:p>31,840</text:p>
          </table:table-cell>
          <table:table-cell office:value-type="float" office:value="32734" table:style-name="ce39">
            <text:p>32,734</text:p>
          </table:table-cell>
          <table:table-cell office:value-type="float" office:value="35590" table:style-name="ce39">
            <text:p>35,590</text:p>
          </table:table-cell>
          <table:table-cell office:value-type="float" office:value="37824" table:style-name="ce39">
            <text:p>37,824</text:p>
          </table:table-cell>
          <table:table-cell office:value-type="float" office:value="43374" table:style-name="ce40">
            <text:p>43,374</text:p>
          </table:table-cell>
          <table:table-cell office:value-type="float" office:value="224985" table:style-name="ce39">
            <text:p>224,985</text:p>
          </table:table-cell>
          <table:table-cell office:value-type="float" office:value="42688" table:style-name="ce39">
            <text:p>42,688</text:p>
          </table:table-cell>
          <table:table-cell office:value-type="float" office:value="41188" table:style-name="ce39">
            <text:p>41,188</text:p>
          </table:table-cell>
          <table:table-cell office:value-type="float" office:value="45128" table:style-name="ce39">
            <text:p>45,128</text:p>
          </table:table-cell>
          <table:table-cell office:value-type="float" office:value="48145" table:style-name="ce39">
            <text:p>48,145</text:p>
          </table:table-cell>
          <table:table-cell office:value-type="float" office:value="47836" table:style-name="ce40">
            <text:p>47,836</text:p>
          </table:table-cell>
          <table:table-cell office:value-type="float" office:value="231114" table:style-name="ce39">
            <text:p>231,114</text:p>
          </table:table-cell>
          <table:table-cell office:value-type="float" office:value="47743" table:style-name="ce39">
            <text:p>47,743</text:p>
          </table:table-cell>
          <table:table-cell office:value-type="float" office:value="47220" table:style-name="ce39">
            <text:p>47,220</text:p>
          </table:table-cell>
          <table:table-cell office:value-type="float" office:value="46658" table:style-name="ce39">
            <text:p>46,658</text:p>
          </table:table-cell>
          <table:table-cell office:value-type="float" office:value="44701" table:style-name="ce39">
            <text:p>44,701</text:p>
          </table:table-cell>
          <table:table-cell office:value-type="float" office:value="44792" table:style-name="ce40">
            <text:p>44,792</text:p>
          </table:table-cell>
          <table:table-cell office:value-type="float" office:value="217067" table:style-name="ce39">
            <text:p>217,067</text:p>
          </table:table-cell>
          <table:table-cell office:value-type="float" office:value="44108" table:style-name="ce39">
            <text:p>44,108</text:p>
          </table:table-cell>
          <table:table-cell office:value-type="float" office:value="44192" table:style-name="ce39">
            <text:p>44,192</text:p>
          </table:table-cell>
          <table:table-cell office:value-type="float" office:value="42623" table:style-name="ce39">
            <text:p>42,623</text:p>
          </table:table-cell>
          <table:table-cell office:value-type="float" office:value="41829" table:style-name="ce39">
            <text:p>41,829</text:p>
          </table:table-cell>
          <table:table-cell office:value-type="float" office:value="44315" table:style-name="ce40">
            <text:p>44,315</text:p>
          </table:table-cell>
          <table:table-cell office:value-type="float" office:value="267920" table:style-name="ce39">
            <text:p>267,920</text:p>
          </table:table-cell>
          <table:table-cell office:value-type="float" office:value="48803" table:style-name="ce39">
            <text:p>48,803</text:p>
          </table:table-cell>
          <table:table-cell office:value-type="float" office:value="50770" table:style-name="ce39">
            <text:p>50,770</text:p>
          </table:table-cell>
          <table:table-cell office:value-type="float" office:value="54785" table:style-name="ce39">
            <text:p>54,785</text:p>
          </table:table-cell>
          <table:table-cell office:value-type="float" office:value="56281" table:style-name="ce39">
            <text:p>56,281</text:p>
          </table:table-cell>
          <table:table-cell office:value-type="float" office:value="57281" table:style-name="ce40">
            <text:p>57,281</text:p>
          </table:table-cell>
          <table:table-cell office:value-type="float" office:value="280027" table:style-name="ce39">
            <text:p>280,027</text:p>
          </table:table-cell>
          <table:table-cell office:value-type="float" office:value="57170" table:style-name="ce39">
            <text:p>57,170</text:p>
          </table:table-cell>
          <table:table-cell office:value-type="float" office:value="57276" table:style-name="ce39">
            <text:p>57,276</text:p>
          </table:table-cell>
          <table:table-cell office:value-type="float" office:value="55069" table:style-name="ce39">
            <text:p>55,069</text:p>
          </table:table-cell>
          <table:table-cell office:value-type="float" office:value="57376" table:style-name="ce39">
            <text:p>57,376</text:p>
          </table:table-cell>
          <table:table-cell office:value-type="float" office:value="53136" table:style-name="ce40">
            <text:p>53,136</text:p>
          </table:table-cell>
          <table:table-cell office:value-type="float" office:value="252069" table:style-name="ce39">
            <text:p>252,069</text:p>
          </table:table-cell>
          <table:table-cell office:value-type="float" office:value="50166" table:style-name="ce39">
            <text:p>50,166</text:p>
          </table:table-cell>
          <table:table-cell office:value-type="float" office:value="49625" table:style-name="ce39">
            <text:p>49,625</text:p>
          </table:table-cell>
          <table:table-cell office:value-type="float" office:value="49985" table:style-name="ce39">
            <text:p>49,985</text:p>
          </table:table-cell>
          <table:table-cell office:value-type="float" office:value="50667" table:style-name="ce39">
            <text:p>50,667</text:p>
          </table:table-cell>
          <table:table-cell office:value-type="float" office:value="51626" table:style-name="ce40">
            <text:p>51,626</text:p>
          </table:table-cell>
          <table:table-cell office:value-type="float" office:value="257268" table:style-name="ce39">
            <text:p>257,268</text:p>
          </table:table-cell>
          <table:table-cell office:value-type="float" office:value="52354" table:style-name="ce39">
            <text:p>52,354</text:p>
          </table:table-cell>
          <table:table-cell office:value-type="float" office:value="51480" table:style-name="ce39">
            <text:p>51,480</text:p>
          </table:table-cell>
          <table:table-cell office:value-type="float" office:value="51079" table:style-name="ce39">
            <text:p>51,079</text:p>
          </table:table-cell>
          <table:table-cell office:value-type="float" office:value="50707" table:style-name="ce39">
            <text:p>50,707</text:p>
          </table:table-cell>
          <table:table-cell office:value-type="float" office:value="51648" table:style-name="ce40">
            <text:p>51,648</text:p>
          </table:table-cell>
          <table:table-cell office:value-type="float" office:value="265559" table:style-name="ce39">
            <text:p>265,559</text:p>
          </table:table-cell>
          <table:table-cell office:value-type="float" office:value="53158" table:style-name="ce39">
            <text:p>53,158</text:p>
          </table:table-cell>
          <table:table-cell office:value-type="float" office:value="52988" table:style-name="ce39">
            <text:p>52,988</text:p>
          </table:table-cell>
          <table:table-cell office:value-type="float" office:value="53682" table:style-name="ce39">
            <text:p>53,682</text:p>
          </table:table-cell>
          <table:table-cell office:value-type="float" office:value="54001" table:style-name="ce39">
            <text:p>54,001</text:p>
          </table:table-cell>
          <table:table-cell office:value-type="float" office:value="51730" table:style-name="ce40">
            <text:p>51,730</text:p>
          </table:table-cell>
          <table:table-cell office:value-type="float" office:value="242950" table:style-name="ce39">
            <text:p>242,950</text:p>
          </table:table-cell>
          <table:table-cell office:value-type="float" office:value="51405" table:style-name="ce39">
            <text:p>51,405</text:p>
          </table:table-cell>
          <table:table-cell office:value-type="float" office:value="51330" table:style-name="ce39">
            <text:p>51,330</text:p>
          </table:table-cell>
          <table:table-cell office:value-type="float" office:value="47046" table:style-name="ce39">
            <text:p>47,046</text:p>
          </table:table-cell>
          <table:table-cell office:value-type="float" office:value="46749" table:style-name="ce39">
            <text:p>46,749</text:p>
          </table:table-cell>
          <table:table-cell office:value-type="float" office:value="46420" table:style-name="ce40">
            <text:p>46,420</text:p>
          </table:table-cell>
          <table:table-cell office:value-type="float" office:value="208022" table:style-name="ce39">
            <text:p>208,022</text:p>
          </table:table-cell>
          <table:table-cell office:value-type="float" office:value="45380" table:style-name="ce39">
            <text:p>45,380</text:p>
          </table:table-cell>
          <table:table-cell office:value-type="float" office:value="42505" table:style-name="ce39">
            <text:p>42,505</text:p>
          </table:table-cell>
          <table:table-cell office:value-type="float" office:value="40657" table:style-name="ce39">
            <text:p>40,657</text:p>
          </table:table-cell>
          <table:table-cell office:value-type="float" office:value="41375" table:style-name="ce39">
            <text:p>41,375</text:p>
          </table:table-cell>
          <table:table-cell office:value-type="float" office:value="38105" table:style-name="ce40">
            <text:p>38,105</text:p>
          </table:table-cell>
          <table:table-cell office:value-type="float" office:value="133559" table:style-name="ce39">
            <text:p>133,559</text:p>
          </table:table-cell>
          <table:table-cell office:value-type="float" office:value="32433" table:style-name="ce39">
            <text:p>32,433</text:p>
          </table:table-cell>
          <table:table-cell office:value-type="float" office:value="31957" table:style-name="ce39">
            <text:p>31,957</text:p>
          </table:table-cell>
          <table:table-cell office:value-type="float" office:value="27359" table:style-name="ce39">
            <text:p>27,359</text:p>
          </table:table-cell>
          <table:table-cell office:value-type="float" office:value="23696" table:style-name="ce39">
            <text:p>23,696</text:p>
          </table:table-cell>
          <table:table-cell office:value-type="float" office:value="18114" table:style-name="ce40">
            <text:p>18,114</text:p>
          </table:table-cell>
          <table:table-cell office:value-type="float" office:value="112819" table:style-name="ce39">
            <text:p>112,819</text:p>
          </table:table-cell>
          <table:table-cell office:value-type="float" office:value="21805" table:style-name="ce39">
            <text:p>21,805</text:p>
          </table:table-cell>
          <table:table-cell office:value-type="float" office:value="22766" table:style-name="ce39">
            <text:p>22,766</text:p>
          </table:table-cell>
          <table:table-cell office:value-type="float" office:value="22925" table:style-name="ce39">
            <text:p>22,925</text:p>
          </table:table-cell>
          <table:table-cell office:value-type="float" office:value="22629" table:style-name="ce39">
            <text:p>22,629</text:p>
          </table:table-cell>
          <table:table-cell office:value-type="float" office:value="22694" table:style-name="ce40">
            <text:p>22,694</text:p>
          </table:table-cell>
          <table:table-cell office:value-type="float" office:value="94272" table:style-name="ce39">
            <text:p>94,272</text:p>
          </table:table-cell>
          <table:table-cell office:value-type="float" office:value="22104" table:style-name="ce39">
            <text:p>22,104</text:p>
          </table:table-cell>
          <table:table-cell office:value-type="float" office:value="20276" table:style-name="ce39">
            <text:p>20,276</text:p>
          </table:table-cell>
          <table:table-cell office:value-type="float" office:value="18477" table:style-name="ce39">
            <text:p>18,477</text:p>
          </table:table-cell>
          <table:table-cell office:value-type="float" office:value="17533" table:style-name="ce39">
            <text:p>17,533</text:p>
          </table:table-cell>
          <table:table-cell office:value-type="float" office:value="15882" table:style-name="ce40">
            <text:p>15,882</text:p>
          </table:table-cell>
          <table:table-cell office:value-type="float" office:value="57469" table:style-name="ce39">
            <text:p>57,469</text:p>
          </table:table-cell>
          <table:table-cell office:value-type="float" office:value="14600" table:style-name="ce39">
            <text:p>14,600</text:p>
          </table:table-cell>
          <table:table-cell office:value-type="float" office:value="12953" table:style-name="ce39">
            <text:p>12,953</text:p>
          </table:table-cell>
          <table:table-cell office:value-type="float" office:value="11283" table:style-name="ce39">
            <text:p>11,283</text:p>
          </table:table-cell>
          <table:table-cell office:value-type="float" office:value="10040" table:style-name="ce39">
            <text:p>10,040</text:p>
          </table:table-cell>
          <table:table-cell office:value-type="float" office:value="8593" table:style-name="ce40">
            <text:p>8,593</text:p>
          </table:table-cell>
          <table:table-cell office:value-type="float" office:value="23988" table:style-name="ce39">
            <text:p>23,988</text:p>
          </table:table-cell>
          <table:table-cell office:value-type="float" office:value="7347" table:style-name="ce39">
            <text:p>7,347</text:p>
          </table:table-cell>
          <table:table-cell office:value-type="float" office:value="5700" table:style-name="ce39">
            <text:p>5,700</text:p>
          </table:table-cell>
          <table:table-cell office:value-type="float" office:value="4471" table:style-name="ce39">
            <text:p>4,471</text:p>
          </table:table-cell>
          <table:table-cell office:value-type="float" office:value="3703" table:style-name="ce39">
            <text:p>3,703</text:p>
          </table:table-cell>
          <table:table-cell office:value-type="float" office:value="2767" table:style-name="ce40">
            <text:p>2,767</text:p>
          </table:table-cell>
          <table:table-cell office:value-type="float" office:value="5295" table:style-name="ce39">
            <text:p>5,295</text:p>
          </table:table-cell>
          <table:table-cell office:value-type="float" office:value="1762" table:style-name="ce39">
            <text:p>1,762</text:p>
          </table:table-cell>
          <table:table-cell office:value-type="float" office:value="1419" table:style-name="ce39">
            <text:p>1,419</text:p>
          </table:table-cell>
          <table:table-cell office:value-type="float" office:value="994" table:style-name="ce39">
            <text:p>994</text:p>
          </table:table-cell>
          <table:table-cell office:value-type="float" office:value="658" table:style-name="ce39">
            <text:p>658</text:p>
          </table:table-cell>
          <table:table-cell office:value-type="float" office:value="462" table:style-name="ce40">
            <text:p>462</text:p>
          </table:table-cell>
          <table:table-cell office:value-type="float" office:value="702" table:style-name="ce39">
            <text:p>702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53891" table:style-name="ce52">
            <text:p>453,891</text:p>
          </table:table-cell>
          <table:table-cell office:value-type="float" office:value="16513" table:style-name="ce52">
            <text:p>16,513</text:p>
          </table:table-cell>
          <table:table-cell office:value-type="float" office:value="2817" table:style-name="ce52">
            <text:p>2,817</text:p>
          </table:table-cell>
          <table:table-cell office:value-type="float" office:value="3033" table:style-name="ce52">
            <text:p>3,033</text:p>
          </table:table-cell>
          <table:table-cell office:value-type="float" office:value="3318" table:style-name="ce52">
            <text:p>3,318</text:p>
          </table:table-cell>
          <table:table-cell office:value-type="float" office:value="3593" table:style-name="ce52">
            <text:p>3,593</text:p>
          </table:table-cell>
          <table:table-cell office:value-type="float" office:value="3752" table:style-name="ce52">
            <text:p>3,752</text:p>
          </table:table-cell>
          <table:table-cell office:value-type="float" office:value="18345" table:style-name="ce52">
            <text:p>18,345</text:p>
          </table:table-cell>
          <table:table-cell office:value-type="float" office:value="3605" table:style-name="ce52">
            <text:p>3,605</text:p>
          </table:table-cell>
          <table:table-cell office:value-type="float" office:value="3583" table:style-name="ce52">
            <text:p>3,583</text:p>
          </table:table-cell>
          <table:table-cell office:value-type="float" office:value="3935" table:style-name="ce52">
            <text:p>3,935</text:p>
          </table:table-cell>
          <table:table-cell office:value-type="float" office:value="3897" table:style-name="ce52">
            <text:p>3,897</text:p>
          </table:table-cell>
          <table:table-cell office:value-type="float" office:value="3325" table:style-name="ce53">
            <text:p>3,325</text:p>
          </table:table-cell>
          <table:table-cell office:value-type="float" office:value="18561" table:style-name="ce52">
            <text:p>18,561</text:p>
          </table:table-cell>
          <table:table-cell office:value-type="float" office:value="3454" table:style-name="ce52">
            <text:p>3,454</text:p>
          </table:table-cell>
          <table:table-cell office:value-type="float" office:value="3704" table:style-name="ce52">
            <text:p>3,704</text:p>
          </table:table-cell>
          <table:table-cell office:value-type="float" office:value="3695" table:style-name="ce52">
            <text:p>3,695</text:p>
          </table:table-cell>
          <table:table-cell office:value-type="float" office:value="3769" table:style-name="ce52">
            <text:p>3,769</text:p>
          </table:table-cell>
          <table:table-cell office:value-type="float" office:value="3939" table:style-name="ce53">
            <text:p>3,939</text:p>
          </table:table-cell>
          <table:table-cell office:value-type="float" office:value="23629" table:style-name="ce52">
            <text:p>23,629</text:p>
          </table:table-cell>
          <table:table-cell office:value-type="float" office:value="4201" table:style-name="ce52">
            <text:p>4,201</text:p>
          </table:table-cell>
          <table:table-cell office:value-type="float" office:value="4364" table:style-name="ce52">
            <text:p>4,364</text:p>
          </table:table-cell>
          <table:table-cell office:value-type="float" office:value="4560" table:style-name="ce52">
            <text:p>4,560</text:p>
          </table:table-cell>
          <table:table-cell office:value-type="float" office:value="4870" table:style-name="ce52">
            <text:p>4,870</text:p>
          </table:table-cell>
          <table:table-cell office:value-type="float" office:value="5634" table:style-name="ce53">
            <text:p>5,634</text:p>
          </table:table-cell>
          <table:table-cell office:value-type="float" office:value="30959" table:style-name="ce52">
            <text:p>30,959</text:p>
          </table:table-cell>
          <table:table-cell office:value-type="float" office:value="5705" table:style-name="ce52">
            <text:p>5,705</text:p>
          </table:table-cell>
          <table:table-cell office:value-type="float" office:value="5558" table:style-name="ce52">
            <text:p>5,558</text:p>
          </table:table-cell>
          <table:table-cell office:value-type="float" office:value="6253" table:style-name="ce52">
            <text:p>6,253</text:p>
          </table:table-cell>
          <table:table-cell office:value-type="float" office:value="6692" table:style-name="ce52">
            <text:p>6,692</text:p>
          </table:table-cell>
          <table:table-cell office:value-type="float" office:value="6751" table:style-name="ce53">
            <text:p>6,751</text:p>
          </table:table-cell>
          <table:table-cell office:value-type="float" office:value="33092" table:style-name="ce52">
            <text:p>33,092</text:p>
          </table:table-cell>
          <table:table-cell office:value-type="float" office:value="6695" table:style-name="ce52">
            <text:p>6,695</text:p>
          </table:table-cell>
          <table:table-cell office:value-type="float" office:value="6721" table:style-name="ce52">
            <text:p>6,721</text:p>
          </table:table-cell>
          <table:table-cell office:value-type="float" office:value="6664" table:style-name="ce52">
            <text:p>6,664</text:p>
          </table:table-cell>
          <table:table-cell office:value-type="float" office:value="6518" table:style-name="ce52">
            <text:p>6,518</text:p>
          </table:table-cell>
          <table:table-cell office:value-type="float" office:value="6494" table:style-name="ce53">
            <text:p>6,494</text:p>
          </table:table-cell>
          <table:table-cell office:value-type="float" office:value="29674" table:style-name="ce52">
            <text:p>29,674</text:p>
          </table:table-cell>
          <table:table-cell office:value-type="float" office:value="6227" table:style-name="ce52">
            <text:p>6,227</text:p>
          </table:table-cell>
          <table:table-cell office:value-type="float" office:value="6281" table:style-name="ce52">
            <text:p>6,281</text:p>
          </table:table-cell>
          <table:table-cell office:value-type="float" office:value="5911" table:style-name="ce52">
            <text:p>5,911</text:p>
          </table:table-cell>
          <table:table-cell office:value-type="float" office:value="5426" table:style-name="ce52">
            <text:p>5,426</text:p>
          </table:table-cell>
          <table:table-cell office:value-type="float" office:value="5829" table:style-name="ce53">
            <text:p>5,829</text:p>
          </table:table-cell>
          <table:table-cell office:value-type="float" office:value="33575" table:style-name="ce52">
            <text:p>33,575</text:p>
          </table:table-cell>
          <table:table-cell office:value-type="float" office:value="6200" table:style-name="ce52">
            <text:p>6,200</text:p>
          </table:table-cell>
          <table:table-cell office:value-type="float" office:value="6540" table:style-name="ce52">
            <text:p>6,540</text:p>
          </table:table-cell>
          <table:table-cell office:value-type="float" office:value="6799" table:style-name="ce52">
            <text:p>6,799</text:p>
          </table:table-cell>
          <table:table-cell office:value-type="float" office:value="6900" table:style-name="ce52">
            <text:p>6,900</text:p>
          </table:table-cell>
          <table:table-cell office:value-type="float" office:value="7136" table:style-name="ce53">
            <text:p>7,136</text:p>
          </table:table-cell>
          <table:table-cell office:value-type="float" office:value="34264" table:style-name="ce52">
            <text:p>34,264</text:p>
          </table:table-cell>
          <table:table-cell office:value-type="float" office:value="6900" table:style-name="ce52">
            <text:p>6,900</text:p>
          </table:table-cell>
          <table:table-cell office:value-type="float" office:value="6916" table:style-name="ce52">
            <text:p>6,916</text:p>
          </table:table-cell>
          <table:table-cell office:value-type="float" office:value="6758" table:style-name="ce52">
            <text:p>6,758</text:p>
          </table:table-cell>
          <table:table-cell office:value-type="float" office:value="7143" table:style-name="ce52">
            <text:p>7,143</text:p>
          </table:table-cell>
          <table:table-cell office:value-type="float" office:value="6547" table:style-name="ce53">
            <text:p>6,547</text:p>
          </table:table-cell>
          <table:table-cell office:value-type="float" office:value="33417" table:style-name="ce52">
            <text:p>33,417</text:p>
          </table:table-cell>
          <table:table-cell office:value-type="float" office:value="6629" table:style-name="ce52">
            <text:p>6,629</text:p>
          </table:table-cell>
          <table:table-cell office:value-type="float" office:value="6472" table:style-name="ce52">
            <text:p>6,472</text:p>
          </table:table-cell>
          <table:table-cell office:value-type="float" office:value="6605" table:style-name="ce52">
            <text:p>6,605</text:p>
          </table:table-cell>
          <table:table-cell office:value-type="float" office:value="6564" table:style-name="ce52">
            <text:p>6,564</text:p>
          </table:table-cell>
          <table:table-cell office:value-type="float" office:value="7147" table:style-name="ce53">
            <text:p>7,147</text:p>
          </table:table-cell>
          <table:table-cell office:value-type="float" office:value="35639" table:style-name="ce52">
            <text:p>35,639</text:p>
          </table:table-cell>
          <table:table-cell office:value-type="float" office:value="7240" table:style-name="ce52">
            <text:p>7,240</text:p>
          </table:table-cell>
          <table:table-cell office:value-type="float" office:value="7062" table:style-name="ce52">
            <text:p>7,062</text:p>
          </table:table-cell>
          <table:table-cell office:value-type="float" office:value="7296" table:style-name="ce52">
            <text:p>7,296</text:p>
          </table:table-cell>
          <table:table-cell office:value-type="float" office:value="7097" table:style-name="ce52">
            <text:p>7,097</text:p>
          </table:table-cell>
          <table:table-cell office:value-type="float" office:value="6944" table:style-name="ce53">
            <text:p>6,944</text:p>
          </table:table-cell>
          <table:table-cell office:value-type="float" office:value="36737" table:style-name="ce52">
            <text:p>36,737</text:p>
          </table:table-cell>
          <table:table-cell office:value-type="float" office:value="7535" table:style-name="ce52">
            <text:p>7,535</text:p>
          </table:table-cell>
          <table:table-cell office:value-type="float" office:value="7315" table:style-name="ce52">
            <text:p>7,315</text:p>
          </table:table-cell>
          <table:table-cell office:value-type="float" office:value="7364" table:style-name="ce52">
            <text:p>7,364</text:p>
          </table:table-cell>
          <table:table-cell office:value-type="float" office:value="7431" table:style-name="ce52">
            <text:p>7,431</text:p>
          </table:table-cell>
          <table:table-cell office:value-type="float" office:value="7092" table:style-name="ce53">
            <text:p>7,092</text:p>
          </table:table-cell>
          <table:table-cell office:value-type="float" office:value="32707" table:style-name="ce52">
            <text:p>32,707</text:p>
          </table:table-cell>
          <table:table-cell office:value-type="float" office:value="6966" table:style-name="ce52">
            <text:p>6,966</text:p>
          </table:table-cell>
          <table:table-cell office:value-type="float" office:value="6966" table:style-name="ce52">
            <text:p>6,966</text:p>
          </table:table-cell>
          <table:table-cell office:value-type="float" office:value="6257" table:style-name="ce52">
            <text:p>6,257</text:p>
          </table:table-cell>
          <table:table-cell office:value-type="float" office:value="6306" table:style-name="ce52">
            <text:p>6,306</text:p>
          </table:table-cell>
          <table:table-cell office:value-type="float" office:value="6212" table:style-name="ce53">
            <text:p>6,212</text:p>
          </table:table-cell>
          <table:table-cell office:value-type="float" office:value="26505" table:style-name="ce52">
            <text:p>26,505</text:p>
          </table:table-cell>
          <table:table-cell office:value-type="float" office:value="5980" table:style-name="ce52">
            <text:p>5,980</text:p>
          </table:table-cell>
          <table:table-cell office:value-type="float" office:value="5507" table:style-name="ce52">
            <text:p>5,507</text:p>
          </table:table-cell>
          <table:table-cell office:value-type="float" office:value="5054" table:style-name="ce52">
            <text:p>5,054</text:p>
          </table:table-cell>
          <table:table-cell office:value-type="float" office:value="5209" table:style-name="ce52">
            <text:p>5,209</text:p>
          </table:table-cell>
          <table:table-cell office:value-type="float" office:value="4755" table:style-name="ce53">
            <text:p>4,755</text:p>
          </table:table-cell>
          <table:table-cell office:value-type="float" office:value="15500" table:style-name="ce52">
            <text:p>15,500</text:p>
          </table:table-cell>
          <table:table-cell office:value-type="float" office:value="3814" table:style-name="ce52">
            <text:p>3,814</text:p>
          </table:table-cell>
          <table:table-cell office:value-type="float" office:value="3784" table:style-name="ce52">
            <text:p>3,784</text:p>
          </table:table-cell>
          <table:table-cell office:value-type="float" office:value="3085" table:style-name="ce52">
            <text:p>3,085</text:p>
          </table:table-cell>
          <table:table-cell office:value-type="float" office:value="2717" table:style-name="ce52">
            <text:p>2,717</text:p>
          </table:table-cell>
          <table:table-cell office:value-type="float" office:value="2100" table:style-name="ce53">
            <text:p>2,100</text:p>
          </table:table-cell>
          <table:table-cell office:value-type="float" office:value="14028" table:style-name="ce52">
            <text:p>14,028</text:p>
          </table:table-cell>
          <table:table-cell office:value-type="float" office:value="2710" table:style-name="ce52">
            <text:p>2,710</text:p>
          </table:table-cell>
          <table:table-cell office:value-type="float" office:value="2802" table:style-name="ce52">
            <text:p>2,802</text:p>
          </table:table-cell>
          <table:table-cell office:value-type="float" office:value="2886" table:style-name="ce52">
            <text:p>2,886</text:p>
          </table:table-cell>
          <table:table-cell office:value-type="float" office:value="2753" table:style-name="ce52">
            <text:p>2,753</text:p>
          </table:table-cell>
          <table:table-cell office:value-type="float" office:value="2877" table:style-name="ce53">
            <text:p>2,877</text:p>
          </table:table-cell>
          <table:table-cell office:value-type="float" office:value="11288" table:style-name="ce52">
            <text:p>11,288</text:p>
          </table:table-cell>
          <table:table-cell office:value-type="float" office:value="2789" table:style-name="ce52">
            <text:p>2,789</text:p>
          </table:table-cell>
          <table:table-cell office:value-type="float" office:value="2390" table:style-name="ce52">
            <text:p>2,390</text:p>
          </table:table-cell>
          <table:table-cell office:value-type="float" office:value="2285" table:style-name="ce52">
            <text:p>2,285</text:p>
          </table:table-cell>
          <table:table-cell office:value-type="float" office:value="2025" table:style-name="ce52">
            <text:p>2,025</text:p>
          </table:table-cell>
          <table:table-cell office:value-type="float" office:value="1799" table:style-name="ce53">
            <text:p>1,799</text:p>
          </table:table-cell>
          <table:table-cell office:value-type="float" office:value="6301" table:style-name="ce52">
            <text:p>6,301</text:p>
          </table:table-cell>
          <table:table-cell office:value-type="float" office:value="1604" table:style-name="ce52">
            <text:p>1,604</text:p>
          </table:table-cell>
          <table:table-cell office:value-type="float" office:value="1398" table:style-name="ce52">
            <text:p>1,398</text:p>
          </table:table-cell>
          <table:table-cell office:value-type="float" office:value="1195" table:style-name="ce52">
            <text:p>1,195</text:p>
          </table:table-cell>
          <table:table-cell office:value-type="float" office:value="1090" table:style-name="ce52">
            <text:p>1,090</text:p>
          </table:table-cell>
          <table:table-cell office:value-type="float" office:value="1014" table:style-name="ce53">
            <text:p>1,014</text:p>
          </table:table-cell>
          <table:table-cell office:value-type="float" office:value="2545" table:style-name="ce52">
            <text:p>2,545</text:p>
          </table:table-cell>
          <table:table-cell office:value-type="float" office:value="748" table:style-name="ce52">
            <text:p>748</text:p>
          </table:table-cell>
          <table:table-cell office:value-type="float" office:value="614" table:style-name="ce52">
            <text:p>614</text:p>
          </table:table-cell>
          <table:table-cell office:value-type="float" office:value="472" table:style-name="ce52">
            <text:p>472</text:p>
          </table:table-cell>
          <table:table-cell office:value-type="float" office:value="404" table:style-name="ce52">
            <text:p>404</text:p>
          </table:table-cell>
          <table:table-cell office:value-type="float" office:value="307" table:style-name="ce53">
            <text:p>307</text:p>
          </table:table-cell>
          <table:table-cell office:value-type="float" office:value="532" table:style-name="ce52">
            <text:p>532</text:p>
          </table:table-cell>
          <table:table-cell office:value-type="float" office:value="184" table:style-name="ce52">
            <text:p>184</text:p>
          </table:table-cell>
          <table:table-cell office:value-type="float" office:value="131" table:style-name="ce52">
            <text:p>131</text:p>
          </table:table-cell>
          <table:table-cell office:value-type="float" office:value="107" table:style-name="ce52">
            <text:p>107</text:p>
          </table:table-cell>
          <table:table-cell office:value-type="float" office:value="66" table:style-name="ce52">
            <text:p>66</text:p>
          </table:table-cell>
          <table:table-cell office:value-type="float" office:value="44" table:style-name="ce53">
            <text:p>44</text:p>
          </table:table-cell>
          <table:table-cell office:value-type="float" office:value="80" table:style-name="ce52">
            <text:p>80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宜蘭縣</text:p>
          </table:table-cell>
          <table:table-cell office:value-type="string" table:style-name="ce50">
            <text:p>男</text:p>
          </table:table-cell>
          <table:table-cell office:value-type="float" office:value="228874" table:style-name="ce52">
            <text:p>228,874</text:p>
          </table:table-cell>
          <table:table-cell office:value-type="float" office:value="8465" table:style-name="ce52">
            <text:p>8,465</text:p>
          </table:table-cell>
          <table:table-cell office:value-type="float" office:value="1414" table:style-name="ce55">
            <text:p>1,414</text:p>
          </table:table-cell>
          <table:table-cell office:value-type="float" office:value="1564" table:style-name="ce55">
            <text:p>1,564</text:p>
          </table:table-cell>
          <table:table-cell office:value-type="float" office:value="1714" table:style-name="ce55">
            <text:p>1,714</text:p>
          </table:table-cell>
          <table:table-cell office:value-type="float" office:value="1839" table:style-name="ce55">
            <text:p>1,839</text:p>
          </table:table-cell>
          <table:table-cell office:value-type="float" office:value="1934" table:style-name="ce55">
            <text:p>1,934</text:p>
          </table:table-cell>
          <table:table-cell office:value-type="float" office:value="9586" table:style-name="ce55">
            <text:p>9,586</text:p>
          </table:table-cell>
          <table:table-cell office:value-type="float" office:value="1873" table:style-name="ce55">
            <text:p>1,873</text:p>
          </table:table-cell>
          <table:table-cell office:value-type="float" office:value="1857" table:style-name="ce55">
            <text:p>1,857</text:p>
          </table:table-cell>
          <table:table-cell office:value-type="float" office:value="2102" table:style-name="ce55">
            <text:p>2,102</text:p>
          </table:table-cell>
          <table:table-cell office:value-type="float" office:value="2046" table:style-name="ce55">
            <text:p>2,046</text:p>
          </table:table-cell>
          <table:table-cell office:value-type="float" office:value="1708" table:style-name="ce56">
            <text:p>1,708</text:p>
          </table:table-cell>
          <table:table-cell office:value-type="float" office:value="9596" table:style-name="ce55">
            <text:p>9,596</text:p>
          </table:table-cell>
          <table:table-cell office:value-type="float" office:value="1755" table:style-name="ce55">
            <text:p>1,755</text:p>
          </table:table-cell>
          <table:table-cell office:value-type="float" office:value="1954" table:style-name="ce55">
            <text:p>1,954</text:p>
          </table:table-cell>
          <table:table-cell office:value-type="float" office:value="1910" table:style-name="ce55">
            <text:p>1,910</text:p>
          </table:table-cell>
          <table:table-cell office:value-type="float" office:value="1924" table:style-name="ce55">
            <text:p>1,924</text:p>
          </table:table-cell>
          <table:table-cell office:value-type="float" office:value="2053" table:style-name="ce56">
            <text:p>2,053</text:p>
          </table:table-cell>
          <table:table-cell office:value-type="float" office:value="12322" table:style-name="ce55">
            <text:p>12,322</text:p>
          </table:table-cell>
          <table:table-cell office:value-type="float" office:value="2137" table:style-name="ce55">
            <text:p>2,137</text:p>
          </table:table-cell>
          <table:table-cell office:value-type="float" office:value="2330" table:style-name="ce55">
            <text:p>2,330</text:p>
          </table:table-cell>
          <table:table-cell office:value-type="float" office:value="2414" table:style-name="ce55">
            <text:p>2,414</text:p>
          </table:table-cell>
          <table:table-cell office:value-type="float" office:value="2484" table:style-name="ce55">
            <text:p>2,484</text:p>
          </table:table-cell>
          <table:table-cell office:value-type="float" office:value="2957" table:style-name="ce56">
            <text:p>2,957</text:p>
          </table:table-cell>
          <table:table-cell office:value-type="float" office:value="16199" table:style-name="ce55">
            <text:p>16,199</text:p>
          </table:table-cell>
          <table:table-cell office:value-type="float" office:value="2975" table:style-name="ce55">
            <text:p>2,975</text:p>
          </table:table-cell>
          <table:table-cell office:value-type="float" office:value="2889" table:style-name="ce55">
            <text:p>2,889</text:p>
          </table:table-cell>
          <table:table-cell office:value-type="float" office:value="3265" table:style-name="ce55">
            <text:p>3,265</text:p>
          </table:table-cell>
          <table:table-cell office:value-type="float" office:value="3492" table:style-name="ce55">
            <text:p>3,492</text:p>
          </table:table-cell>
          <table:table-cell office:value-type="float" office:value="3578" table:style-name="ce56">
            <text:p>3,578</text:p>
          </table:table-cell>
          <table:table-cell office:value-type="float" office:value="17318" table:style-name="ce55">
            <text:p>17,318</text:p>
          </table:table-cell>
          <table:table-cell office:value-type="float" office:value="3455" table:style-name="ce55">
            <text:p>3,455</text:p>
          </table:table-cell>
          <table:table-cell office:value-type="float" office:value="3442" table:style-name="ce55">
            <text:p>3,442</text:p>
          </table:table-cell>
          <table:table-cell office:value-type="float" office:value="3498" table:style-name="ce55">
            <text:p>3,498</text:p>
          </table:table-cell>
          <table:table-cell office:value-type="float" office:value="3443" table:style-name="ce55">
            <text:p>3,443</text:p>
          </table:table-cell>
          <table:table-cell office:value-type="float" office:value="3480" table:style-name="ce56">
            <text:p>3,480</text:p>
          </table:table-cell>
          <table:table-cell office:value-type="float" office:value="15697" table:style-name="ce55">
            <text:p>15,697</text:p>
          </table:table-cell>
          <table:table-cell office:value-type="float" office:value="3295" table:style-name="ce55">
            <text:p>3,295</text:p>
          </table:table-cell>
          <table:table-cell office:value-type="float" office:value="3296" table:style-name="ce55">
            <text:p>3,296</text:p>
          </table:table-cell>
          <table:table-cell office:value-type="float" office:value="3188" table:style-name="ce55">
            <text:p>3,188</text:p>
          </table:table-cell>
          <table:table-cell office:value-type="float" office:value="2851" table:style-name="ce55">
            <text:p>2,851</text:p>
          </table:table-cell>
          <table:table-cell office:value-type="float" office:value="3067" table:style-name="ce56">
            <text:p>3,067</text:p>
          </table:table-cell>
          <table:table-cell office:value-type="float" office:value="17026" table:style-name="ce55">
            <text:p>17,026</text:p>
          </table:table-cell>
          <table:table-cell office:value-type="float" office:value="3122" table:style-name="ce55">
            <text:p>3,122</text:p>
          </table:table-cell>
          <table:table-cell office:value-type="float" office:value="3336" table:style-name="ce55">
            <text:p>3,336</text:p>
          </table:table-cell>
          <table:table-cell office:value-type="float" office:value="3498" table:style-name="ce55">
            <text:p>3,498</text:p>
          </table:table-cell>
          <table:table-cell office:value-type="float" office:value="3437" table:style-name="ce55">
            <text:p>3,437</text:p>
          </table:table-cell>
          <table:table-cell office:value-type="float" office:value="3633" table:style-name="ce56">
            <text:p>3,633</text:p>
          </table:table-cell>
          <table:table-cell office:value-type="float" office:value="17248" table:style-name="ce55">
            <text:p>17,248</text:p>
          </table:table-cell>
          <table:table-cell office:value-type="float" office:value="3493" table:style-name="ce55">
            <text:p>3,493</text:p>
          </table:table-cell>
          <table:table-cell office:value-type="float" office:value="3438" table:style-name="ce55">
            <text:p>3,438</text:p>
          </table:table-cell>
          <table:table-cell office:value-type="float" office:value="3433" table:style-name="ce55">
            <text:p>3,433</text:p>
          </table:table-cell>
          <table:table-cell office:value-type="float" office:value="3633" table:style-name="ce55">
            <text:p>3,633</text:p>
          </table:table-cell>
          <table:table-cell office:value-type="float" office:value="3251" table:style-name="ce56">
            <text:p>3,251</text:p>
          </table:table-cell>
          <table:table-cell office:value-type="float" office:value="16741" table:style-name="ce55">
            <text:p>16,741</text:p>
          </table:table-cell>
          <table:table-cell office:value-type="float" office:value="3288" table:style-name="ce55">
            <text:p>3,288</text:p>
          </table:table-cell>
          <table:table-cell office:value-type="float" office:value="3184" table:style-name="ce55">
            <text:p>3,184</text:p>
          </table:table-cell>
          <table:table-cell office:value-type="float" office:value="3310" table:style-name="ce55">
            <text:p>3,310</text:p>
          </table:table-cell>
          <table:table-cell office:value-type="float" office:value="3337" table:style-name="ce55">
            <text:p>3,337</text:p>
          </table:table-cell>
          <table:table-cell office:value-type="float" office:value="3622" table:style-name="ce56">
            <text:p>3,622</text:p>
          </table:table-cell>
          <table:table-cell office:value-type="float" office:value="18244" table:style-name="ce55">
            <text:p>18,244</text:p>
          </table:table-cell>
          <table:table-cell office:value-type="float" office:value="3678" table:style-name="ce55">
            <text:p>3,678</text:p>
          </table:table-cell>
          <table:table-cell office:value-type="float" office:value="3652" table:style-name="ce55">
            <text:p>3,652</text:p>
          </table:table-cell>
          <table:table-cell office:value-type="float" office:value="3733" table:style-name="ce55">
            <text:p>3,733</text:p>
          </table:table-cell>
          <table:table-cell office:value-type="float" office:value="3674" table:style-name="ce55">
            <text:p>3,674</text:p>
          </table:table-cell>
          <table:table-cell office:value-type="float" office:value="3507" table:style-name="ce56">
            <text:p>3,507</text:p>
          </table:table-cell>
          <table:table-cell office:value-type="float" office:value="18628" table:style-name="ce55">
            <text:p>18,628</text:p>
          </table:table-cell>
          <table:table-cell office:value-type="float" office:value="3883" table:style-name="ce55">
            <text:p>3,883</text:p>
          </table:table-cell>
          <table:table-cell office:value-type="float" office:value="3663" table:style-name="ce55">
            <text:p>3,663</text:p>
          </table:table-cell>
          <table:table-cell office:value-type="float" office:value="3791" table:style-name="ce55">
            <text:p>3,791</text:p>
          </table:table-cell>
          <table:table-cell office:value-type="float" office:value="3714" table:style-name="ce55">
            <text:p>3,714</text:p>
          </table:table-cell>
          <table:table-cell office:value-type="float" office:value="3577" table:style-name="ce56">
            <text:p>3,577</text:p>
          </table:table-cell>
          <table:table-cell office:value-type="float" office:value="16306" table:style-name="ce55">
            <text:p>16,306</text:p>
          </table:table-cell>
          <table:table-cell office:value-type="float" office:value="3484" table:style-name="ce55">
            <text:p>3,484</text:p>
          </table:table-cell>
          <table:table-cell office:value-type="float" office:value="3436" table:style-name="ce55">
            <text:p>3,436</text:p>
          </table:table-cell>
          <table:table-cell office:value-type="float" office:value="3071" table:style-name="ce55">
            <text:p>3,071</text:p>
          </table:table-cell>
          <table:table-cell office:value-type="float" office:value="3200" table:style-name="ce55">
            <text:p>3,200</text:p>
          </table:table-cell>
          <table:table-cell office:value-type="float" office:value="3115" table:style-name="ce56">
            <text:p>3,115</text:p>
          </table:table-cell>
          <table:table-cell office:value-type="float" office:value="13011" table:style-name="ce55">
            <text:p>13,011</text:p>
          </table:table-cell>
          <table:table-cell office:value-type="float" office:value="2990" table:style-name="ce55">
            <text:p>2,990</text:p>
          </table:table-cell>
          <table:table-cell office:value-type="float" office:value="2670" table:style-name="ce55">
            <text:p>2,670</text:p>
          </table:table-cell>
          <table:table-cell office:value-type="float" office:value="2480" table:style-name="ce55">
            <text:p>2,480</text:p>
          </table:table-cell>
          <table:table-cell office:value-type="float" office:value="2528" table:style-name="ce55">
            <text:p>2,528</text:p>
          </table:table-cell>
          <table:table-cell office:value-type="float" office:value="2343" table:style-name="ce56">
            <text:p>2,343</text:p>
          </table:table-cell>
          <table:table-cell office:value-type="float" office:value="7412" table:style-name="ce55">
            <text:p>7,412</text:p>
          </table:table-cell>
          <table:table-cell office:value-type="float" office:value="1822" table:style-name="ce55">
            <text:p>1,822</text:p>
          </table:table-cell>
          <table:table-cell office:value-type="float" office:value="1806" table:style-name="ce55">
            <text:p>1,806</text:p>
          </table:table-cell>
          <table:table-cell office:value-type="float" office:value="1435" table:style-name="ce55">
            <text:p>1,435</text:p>
          </table:table-cell>
          <table:table-cell office:value-type="float" office:value="1321" table:style-name="ce55">
            <text:p>1,321</text:p>
          </table:table-cell>
          <table:table-cell office:value-type="float" office:value="1028" table:style-name="ce56">
            <text:p>1,028</text:p>
          </table:table-cell>
          <table:table-cell office:value-type="float" office:value="6367" table:style-name="ce55">
            <text:p>6,367</text:p>
          </table:table-cell>
          <table:table-cell office:value-type="float" office:value="1212" table:style-name="ce55">
            <text:p>1,212</text:p>
          </table:table-cell>
          <table:table-cell office:value-type="float" office:value="1370" table:style-name="ce55">
            <text:p>1,370</text:p>
          </table:table-cell>
          <table:table-cell office:value-type="float" office:value="1297" table:style-name="ce55">
            <text:p>1,297</text:p>
          </table:table-cell>
          <table:table-cell office:value-type="float" office:value="1189" table:style-name="ce55">
            <text:p>1,189</text:p>
          </table:table-cell>
          <table:table-cell office:value-type="float" office:value="1299" table:style-name="ce56">
            <text:p>1,299</text:p>
          </table:table-cell>
          <table:table-cell office:value-type="float" office:value="4878" table:style-name="ce55">
            <text:p>4,878</text:p>
          </table:table-cell>
          <table:table-cell office:value-type="float" office:value="1259" table:style-name="ce55">
            <text:p>1,259</text:p>
          </table:table-cell>
          <table:table-cell office:value-type="float" office:value="1052" table:style-name="ce55">
            <text:p>1,052</text:p>
          </table:table-cell>
          <table:table-cell office:value-type="float" office:value="1004" table:style-name="ce55">
            <text:p>1,004</text:p>
          </table:table-cell>
          <table:table-cell office:value-type="float" office:value="816" table:style-name="ce55">
            <text:p>816</text:p>
          </table:table-cell>
          <table:table-cell office:value-type="float" office:value="747" table:style-name="ce56">
            <text:p>747</text:p>
          </table:table-cell>
          <table:table-cell office:value-type="float" office:value="2574" table:style-name="ce55">
            <text:p>2,574</text:p>
          </table:table-cell>
          <table:table-cell office:value-type="float" office:value="673" table:style-name="ce55">
            <text:p>673</text:p>
          </table:table-cell>
          <table:table-cell office:value-type="float" office:value="574" table:style-name="ce55">
            <text:p>574</text:p>
          </table:table-cell>
          <table:table-cell office:value-type="float" office:value="487" table:style-name="ce55">
            <text:p>487</text:p>
          </table:table-cell>
          <table:table-cell office:value-type="float" office:value="431" table:style-name="ce55">
            <text:p>431</text:p>
          </table:table-cell>
          <table:table-cell office:value-type="float" office:value="409" table:style-name="ce56">
            <text:p>409</text:p>
          </table:table-cell>
          <table:table-cell office:value-type="float" office:value="1033" table:style-name="ce55">
            <text:p>1,033</text:p>
          </table:table-cell>
          <table:table-cell office:value-type="float" office:value="303" table:style-name="ce55">
            <text:p>303</text:p>
          </table:table-cell>
          <table:table-cell office:value-type="float" office:value="246" table:style-name="ce55">
            <text:p>246</text:p>
          </table:table-cell>
          <table:table-cell office:value-type="float" office:value="213" table:style-name="ce55">
            <text:p>213</text:p>
          </table:table-cell>
          <table:table-cell office:value-type="float" office:value="158" table:style-name="ce55">
            <text:p>158</text:p>
          </table:table-cell>
          <table:table-cell office:value-type="float" office:value="113" table:style-name="ce56">
            <text:p>113</text:p>
          </table:table-cell>
          <table:table-cell office:value-type="float" office:value="193" table:style-name="ce55">
            <text:p>193</text:p>
          </table:table-cell>
          <table:table-cell office:value-type="float" office:value="86" table:style-name="ce55">
            <text:p>86</text:p>
          </table:table-cell>
          <table:table-cell office:value-type="float" office:value="37" table:style-name="ce55">
            <text:p>37</text:p>
          </table:table-cell>
          <table:table-cell office:value-type="float" office:value="30" table:style-name="ce55">
            <text:p>30</text:p>
          </table:table-cell>
          <table:table-cell office:value-type="float" office:value="27" table:style-name="ce55">
            <text:p>27</text:p>
          </table:table-cell>
          <table:table-cell office:value-type="float" office:value="13" table:style-name="ce56">
            <text:p>13</text:p>
          </table:table-cell>
          <table:table-cell office:value-type="float" office:value="30" table:style-name="ce55">
            <text:p>30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25017" table:style-name="ce57">
            <text:p>225,017</text:p>
          </table:table-cell>
          <table:table-cell office:value-type="float" office:value="8048" table:style-name="ce58">
            <text:p>8,048</text:p>
          </table:table-cell>
          <table:table-cell office:value-type="float" office:value="1403" table:style-name="ce59">
            <text:p>1,403</text:p>
          </table:table-cell>
          <table:table-cell office:value-type="float" office:value="1469" table:style-name="ce59">
            <text:p>1,469</text:p>
          </table:table-cell>
          <table:table-cell office:value-type="float" office:value="1604" table:style-name="ce59">
            <text:p>1,604</text:p>
          </table:table-cell>
          <table:table-cell office:value-type="float" office:value="1754" table:style-name="ce59">
            <text:p>1,754</text:p>
          </table:table-cell>
          <table:table-cell office:value-type="float" office:value="1818" table:style-name="ce59">
            <text:p>1,818</text:p>
          </table:table-cell>
          <table:table-cell office:value-type="float" office:value="8759" table:style-name="ce59">
            <text:p>8,759</text:p>
          </table:table-cell>
          <table:table-cell office:value-type="float" office:value="1732" table:style-name="ce59">
            <text:p>1,732</text:p>
          </table:table-cell>
          <table:table-cell office:value-type="float" office:value="1726" table:style-name="ce59">
            <text:p>1,726</text:p>
          </table:table-cell>
          <table:table-cell office:value-type="float" office:value="1833" table:style-name="ce59">
            <text:p>1,833</text:p>
          </table:table-cell>
          <table:table-cell office:value-type="float" office:value="1851" table:style-name="ce59">
            <text:p>1,851</text:p>
          </table:table-cell>
          <table:table-cell office:value-type="float" office:value="1617" table:style-name="ce60">
            <text:p>1,617</text:p>
          </table:table-cell>
          <table:table-cell office:value-type="float" office:value="8965" table:style-name="ce59">
            <text:p>8,965</text:p>
          </table:table-cell>
          <table:table-cell office:value-type="float" office:value="1699" table:style-name="ce59">
            <text:p>1,699</text:p>
          </table:table-cell>
          <table:table-cell office:value-type="float" office:value="1750" table:style-name="ce59">
            <text:p>1,750</text:p>
          </table:table-cell>
          <table:table-cell office:value-type="float" office:value="1785" table:style-name="ce59">
            <text:p>1,785</text:p>
          </table:table-cell>
          <table:table-cell office:value-type="float" office:value="1845" table:style-name="ce59">
            <text:p>1,845</text:p>
          </table:table-cell>
          <table:table-cell office:value-type="float" office:value="1886" table:style-name="ce60">
            <text:p>1,886</text:p>
          </table:table-cell>
          <table:table-cell office:value-type="float" office:value="11307" table:style-name="ce59">
            <text:p>11,307</text:p>
          </table:table-cell>
          <table:table-cell office:value-type="float" office:value="2064" table:style-name="ce59">
            <text:p>2,064</text:p>
          </table:table-cell>
          <table:table-cell office:value-type="float" office:value="2034" table:style-name="ce59">
            <text:p>2,034</text:p>
          </table:table-cell>
          <table:table-cell office:value-type="float" office:value="2146" table:style-name="ce59">
            <text:p>2,146</text:p>
          </table:table-cell>
          <table:table-cell office:value-type="float" office:value="2386" table:style-name="ce59">
            <text:p>2,386</text:p>
          </table:table-cell>
          <table:table-cell office:value-type="float" office:value="2677" table:style-name="ce60">
            <text:p>2,677</text:p>
          </table:table-cell>
          <table:table-cell office:value-type="float" office:value="14760" table:style-name="ce59">
            <text:p>14,760</text:p>
          </table:table-cell>
          <table:table-cell office:value-type="float" office:value="2730" table:style-name="ce59">
            <text:p>2,730</text:p>
          </table:table-cell>
          <table:table-cell office:value-type="float" office:value="2669" table:style-name="ce59">
            <text:p>2,669</text:p>
          </table:table-cell>
          <table:table-cell office:value-type="float" office:value="2988" table:style-name="ce59">
            <text:p>2,988</text:p>
          </table:table-cell>
          <table:table-cell office:value-type="float" office:value="3200" table:style-name="ce59">
            <text:p>3,200</text:p>
          </table:table-cell>
          <table:table-cell office:value-type="float" office:value="3173" table:style-name="ce60">
            <text:p>3,173</text:p>
          </table:table-cell>
          <table:table-cell office:value-type="float" office:value="15774" table:style-name="ce59">
            <text:p>15,774</text:p>
          </table:table-cell>
          <table:table-cell office:value-type="float" office:value="3240" table:style-name="ce59">
            <text:p>3,240</text:p>
          </table:table-cell>
          <table:table-cell office:value-type="float" office:value="3279" table:style-name="ce59">
            <text:p>3,279</text:p>
          </table:table-cell>
          <table:table-cell office:value-type="float" office:value="3166" table:style-name="ce59">
            <text:p>3,166</text:p>
          </table:table-cell>
          <table:table-cell office:value-type="float" office:value="3075" table:style-name="ce59">
            <text:p>3,075</text:p>
          </table:table-cell>
          <table:table-cell office:value-type="float" office:value="3014" table:style-name="ce60">
            <text:p>3,014</text:p>
          </table:table-cell>
          <table:table-cell office:value-type="float" office:value="13977" table:style-name="ce59">
            <text:p>13,977</text:p>
          </table:table-cell>
          <table:table-cell office:value-type="float" office:value="2932" table:style-name="ce59">
            <text:p>2,932</text:p>
          </table:table-cell>
          <table:table-cell office:value-type="float" office:value="2985" table:style-name="ce59">
            <text:p>2,985</text:p>
          </table:table-cell>
          <table:table-cell office:value-type="float" office:value="2723" table:style-name="ce59">
            <text:p>2,723</text:p>
          </table:table-cell>
          <table:table-cell office:value-type="float" office:value="2575" table:style-name="ce59">
            <text:p>2,575</text:p>
          </table:table-cell>
          <table:table-cell office:value-type="float" office:value="2762" table:style-name="ce60">
            <text:p>2,762</text:p>
          </table:table-cell>
          <table:table-cell office:value-type="float" office:value="16549" table:style-name="ce59">
            <text:p>16,549</text:p>
          </table:table-cell>
          <table:table-cell office:value-type="float" office:value="3078" table:style-name="ce59">
            <text:p>3,078</text:p>
          </table:table-cell>
          <table:table-cell office:value-type="float" office:value="3204" table:style-name="ce59">
            <text:p>3,204</text:p>
          </table:table-cell>
          <table:table-cell office:value-type="float" office:value="3301" table:style-name="ce59">
            <text:p>3,301</text:p>
          </table:table-cell>
          <table:table-cell office:value-type="float" office:value="3463" table:style-name="ce59">
            <text:p>3,463</text:p>
          </table:table-cell>
          <table:table-cell office:value-type="float" office:value="3503" table:style-name="ce60">
            <text:p>3,503</text:p>
          </table:table-cell>
          <table:table-cell office:value-type="float" office:value="17016" table:style-name="ce59">
            <text:p>17,016</text:p>
          </table:table-cell>
          <table:table-cell office:value-type="float" office:value="3407" table:style-name="ce59">
            <text:p>3,407</text:p>
          </table:table-cell>
          <table:table-cell office:value-type="float" office:value="3478" table:style-name="ce59">
            <text:p>3,478</text:p>
          </table:table-cell>
          <table:table-cell office:value-type="float" office:value="3325" table:style-name="ce59">
            <text:p>3,325</text:p>
          </table:table-cell>
          <table:table-cell office:value-type="float" office:value="3510" table:style-name="ce59">
            <text:p>3,510</text:p>
          </table:table-cell>
          <table:table-cell office:value-type="float" office:value="3296" table:style-name="ce60">
            <text:p>3,296</text:p>
          </table:table-cell>
          <table:table-cell office:value-type="float" office:value="16676" table:style-name="ce59">
            <text:p>16,676</text:p>
          </table:table-cell>
          <table:table-cell office:value-type="float" office:value="3341" table:style-name="ce59">
            <text:p>3,341</text:p>
          </table:table-cell>
          <table:table-cell office:value-type="float" office:value="3288" table:style-name="ce59">
            <text:p>3,288</text:p>
          </table:table-cell>
          <table:table-cell office:value-type="float" office:value="3295" table:style-name="ce59">
            <text:p>3,295</text:p>
          </table:table-cell>
          <table:table-cell office:value-type="float" office:value="3227" table:style-name="ce59">
            <text:p>3,227</text:p>
          </table:table-cell>
          <table:table-cell office:value-type="float" office:value="3525" table:style-name="ce60">
            <text:p>3,525</text:p>
          </table:table-cell>
          <table:table-cell office:value-type="float" office:value="17395" table:style-name="ce59">
            <text:p>17,395</text:p>
          </table:table-cell>
          <table:table-cell office:value-type="float" office:value="3562" table:style-name="ce59">
            <text:p>3,562</text:p>
          </table:table-cell>
          <table:table-cell office:value-type="float" office:value="3410" table:style-name="ce59">
            <text:p>3,410</text:p>
          </table:table-cell>
          <table:table-cell office:value-type="float" office:value="3563" table:style-name="ce59">
            <text:p>3,563</text:p>
          </table:table-cell>
          <table:table-cell office:value-type="float" office:value="3423" table:style-name="ce59">
            <text:p>3,423</text:p>
          </table:table-cell>
          <table:table-cell office:value-type="float" office:value="3437" table:style-name="ce60">
            <text:p>3,437</text:p>
          </table:table-cell>
          <table:table-cell office:value-type="float" office:value="18109" table:style-name="ce59">
            <text:p>18,109</text:p>
          </table:table-cell>
          <table:table-cell office:value-type="float" office:value="3652" table:style-name="ce59">
            <text:p>3,652</text:p>
          </table:table-cell>
          <table:table-cell office:value-type="float" office:value="3652" table:style-name="ce59">
            <text:p>3,652</text:p>
          </table:table-cell>
          <table:table-cell office:value-type="float" office:value="3573" table:style-name="ce59">
            <text:p>3,573</text:p>
          </table:table-cell>
          <table:table-cell office:value-type="float" office:value="3717" table:style-name="ce59">
            <text:p>3,717</text:p>
          </table:table-cell>
          <table:table-cell office:value-type="float" office:value="3515" table:style-name="ce60">
            <text:p>3,515</text:p>
          </table:table-cell>
          <table:table-cell office:value-type="float" office:value="16401" table:style-name="ce59">
            <text:p>16,401</text:p>
          </table:table-cell>
          <table:table-cell office:value-type="float" office:value="3482" table:style-name="ce59">
            <text:p>3,482</text:p>
          </table:table-cell>
          <table:table-cell office:value-type="float" office:value="3530" table:style-name="ce59">
            <text:p>3,530</text:p>
          </table:table-cell>
          <table:table-cell office:value-type="float" office:value="3186" table:style-name="ce59">
            <text:p>3,186</text:p>
          </table:table-cell>
          <table:table-cell office:value-type="float" office:value="3106" table:style-name="ce59">
            <text:p>3,106</text:p>
          </table:table-cell>
          <table:table-cell office:value-type="float" office:value="3097" table:style-name="ce60">
            <text:p>3,097</text:p>
          </table:table-cell>
          <table:table-cell office:value-type="float" office:value="13494" table:style-name="ce59">
            <text:p>13,494</text:p>
          </table:table-cell>
          <table:table-cell office:value-type="float" office:value="2990" table:style-name="ce59">
            <text:p>2,990</text:p>
          </table:table-cell>
          <table:table-cell office:value-type="float" office:value="2837" table:style-name="ce59">
            <text:p>2,837</text:p>
          </table:table-cell>
          <table:table-cell office:value-type="float" office:value="2574" table:style-name="ce59">
            <text:p>2,574</text:p>
          </table:table-cell>
          <table:table-cell office:value-type="float" office:value="2681" table:style-name="ce59">
            <text:p>2,681</text:p>
          </table:table-cell>
          <table:table-cell office:value-type="float" office:value="2412" table:style-name="ce60">
            <text:p>2,412</text:p>
          </table:table-cell>
          <table:table-cell office:value-type="float" office:value="8088" table:style-name="ce59">
            <text:p>8,088</text:p>
          </table:table-cell>
          <table:table-cell office:value-type="float" office:value="1992" table:style-name="ce59">
            <text:p>1,992</text:p>
          </table:table-cell>
          <table:table-cell office:value-type="float" office:value="1978" table:style-name="ce59">
            <text:p>1,978</text:p>
          </table:table-cell>
          <table:table-cell office:value-type="float" office:value="1650" table:style-name="ce59">
            <text:p>1,650</text:p>
          </table:table-cell>
          <table:table-cell office:value-type="float" office:value="1396" table:style-name="ce59">
            <text:p>1,396</text:p>
          </table:table-cell>
          <table:table-cell office:value-type="float" office:value="1072" table:style-name="ce60">
            <text:p>1,072</text:p>
          </table:table-cell>
          <table:table-cell office:value-type="float" office:value="7661" table:style-name="ce59">
            <text:p>7,661</text:p>
          </table:table-cell>
          <table:table-cell office:value-type="float" office:value="1498" table:style-name="ce59">
            <text:p>1,498</text:p>
          </table:table-cell>
          <table:table-cell office:value-type="float" office:value="1432" table:style-name="ce59">
            <text:p>1,432</text:p>
          </table:table-cell>
          <table:table-cell office:value-type="float" office:value="1589" table:style-name="ce59">
            <text:p>1,589</text:p>
          </table:table-cell>
          <table:table-cell office:value-type="float" office:value="1564" table:style-name="ce59">
            <text:p>1,564</text:p>
          </table:table-cell>
          <table:table-cell office:value-type="float" office:value="1578" table:style-name="ce60">
            <text:p>1,578</text:p>
          </table:table-cell>
          <table:table-cell office:value-type="float" office:value="6410" table:style-name="ce59">
            <text:p>6,410</text:p>
          </table:table-cell>
          <table:table-cell office:value-type="float" office:value="1530" table:style-name="ce59">
            <text:p>1,530</text:p>
          </table:table-cell>
          <table:table-cell office:value-type="float" office:value="1338" table:style-name="ce59">
            <text:p>1,338</text:p>
          </table:table-cell>
          <table:table-cell office:value-type="float" office:value="1281" table:style-name="ce59">
            <text:p>1,281</text:p>
          </table:table-cell>
          <table:table-cell office:value-type="float" office:value="1209" table:style-name="ce59">
            <text:p>1,209</text:p>
          </table:table-cell>
          <table:table-cell office:value-type="float" office:value="1052" table:style-name="ce60">
            <text:p>1,052</text:p>
          </table:table-cell>
          <table:table-cell office:value-type="float" office:value="3727" table:style-name="ce59">
            <text:p>3,727</text:p>
          </table:table-cell>
          <table:table-cell office:value-type="float" office:value="931" table:style-name="ce59">
            <text:p>931</text:p>
          </table:table-cell>
          <table:table-cell office:value-type="float" office:value="824" table:style-name="ce59">
            <text:p>824</text:p>
          </table:table-cell>
          <table:table-cell office:value-type="float" office:value="708" table:style-name="ce59">
            <text:p>708</text:p>
          </table:table-cell>
          <table:table-cell office:value-type="float" office:value="659" table:style-name="ce59">
            <text:p>659</text:p>
          </table:table-cell>
          <table:table-cell office:value-type="float" office:value="605" table:style-name="ce60">
            <text:p>605</text:p>
          </table:table-cell>
          <table:table-cell office:value-type="float" office:value="1512" table:style-name="ce59">
            <text:p>1,512</text:p>
          </table:table-cell>
          <table:table-cell office:value-type="float" office:value="445" table:style-name="ce59">
            <text:p>445</text:p>
          </table:table-cell>
          <table:table-cell office:value-type="float" office:value="368" table:style-name="ce59">
            <text:p>368</text:p>
          </table:table-cell>
          <table:table-cell office:value-type="float" office:value="259" table:style-name="ce59">
            <text:p>259</text:p>
          </table:table-cell>
          <table:table-cell office:value-type="float" office:value="246" table:style-name="ce59">
            <text:p>246</text:p>
          </table:table-cell>
          <table:table-cell office:value-type="float" office:value="194" table:style-name="ce60">
            <text:p>194</text:p>
          </table:table-cell>
          <table:table-cell office:value-type="float" office:value="339" table:style-name="ce59">
            <text:p>339</text:p>
          </table:table-cell>
          <table:table-cell office:value-type="float" office:value="98" table:style-name="ce59">
            <text:p>98</text:p>
          </table:table-cell>
          <table:table-cell office:value-type="float" office:value="94" table:style-name="ce59">
            <text:p>94</text:p>
          </table:table-cell>
          <table:table-cell office:value-type="float" office:value="77" table:style-name="ce59">
            <text:p>77</text:p>
          </table:table-cell>
          <table:table-cell office:value-type="float" office:value="39" table:style-name="ce59">
            <text:p>39</text:p>
          </table:table-cell>
          <table:table-cell office:value-type="float" office:value="31" table:style-name="ce60">
            <text:p>31</text:p>
          </table:table-cell>
          <table:table-cell office:value-type="float" office:value="50" table:style-name="ce59">
            <text:p>50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66998" table:style-name="ce52">
            <text:p>566,998</text:p>
          </table:table-cell>
          <table:table-cell office:value-type="float" office:value="28108" table:style-name="ce52">
            <text:p>28,108</text:p>
          </table:table-cell>
          <table:table-cell office:value-type="float" office:value="4419" table:style-name="ce52">
            <text:p>4,419</text:p>
          </table:table-cell>
          <table:table-cell office:value-type="float" office:value="5120" table:style-name="ce52">
            <text:p>5,120</text:p>
          </table:table-cell>
          <table:table-cell office:value-type="float" office:value="5572" table:style-name="ce52">
            <text:p>5,572</text:p>
          </table:table-cell>
          <table:table-cell office:value-type="float" office:value="6317" table:style-name="ce52">
            <text:p>6,317</text:p>
          </table:table-cell>
          <table:table-cell office:value-type="float" office:value="6680" table:style-name="ce52">
            <text:p>6,680</text:p>
          </table:table-cell>
          <table:table-cell office:value-type="float" office:value="33337" table:style-name="ce52">
            <text:p>33,337</text:p>
          </table:table-cell>
          <table:table-cell office:value-type="float" office:value="6840" table:style-name="ce52">
            <text:p>6,840</text:p>
          </table:table-cell>
          <table:table-cell office:value-type="float" office:value="6585" table:style-name="ce52">
            <text:p>6,585</text:p>
          </table:table-cell>
          <table:table-cell office:value-type="float" office:value="7120" table:style-name="ce52">
            <text:p>7,120</text:p>
          </table:table-cell>
          <table:table-cell office:value-type="float" office:value="7051" table:style-name="ce52">
            <text:p>7,051</text:p>
          </table:table-cell>
          <table:table-cell office:value-type="float" office:value="5741" table:style-name="ce53">
            <text:p>5,741</text:p>
          </table:table-cell>
          <table:table-cell office:value-type="float" office:value="30306" table:style-name="ce52">
            <text:p>30,306</text:p>
          </table:table-cell>
          <table:table-cell office:value-type="float" office:value="5839" table:style-name="ce52">
            <text:p>5,839</text:p>
          </table:table-cell>
          <table:table-cell office:value-type="float" office:value="6107" table:style-name="ce52">
            <text:p>6,107</text:p>
          </table:table-cell>
          <table:table-cell office:value-type="float" office:value="6264" table:style-name="ce52">
            <text:p>6,264</text:p>
          </table:table-cell>
          <table:table-cell office:value-type="float" office:value="6072" table:style-name="ce52">
            <text:p>6,072</text:p>
          </table:table-cell>
          <table:table-cell office:value-type="float" office:value="6024" table:style-name="ce53">
            <text:p>6,024</text:p>
          </table:table-cell>
          <table:table-cell office:value-type="float" office:value="32973" table:style-name="ce52">
            <text:p>32,973</text:p>
          </table:table-cell>
          <table:table-cell office:value-type="float" office:value="6038" table:style-name="ce52">
            <text:p>6,038</text:p>
          </table:table-cell>
          <table:table-cell office:value-type="float" office:value="6238" table:style-name="ce52">
            <text:p>6,238</text:p>
          </table:table-cell>
          <table:table-cell office:value-type="float" office:value="6411" table:style-name="ce52">
            <text:p>6,411</text:p>
          </table:table-cell>
          <table:table-cell office:value-type="float" office:value="6698" table:style-name="ce52">
            <text:p>6,698</text:p>
          </table:table-cell>
          <table:table-cell office:value-type="float" office:value="7588" table:style-name="ce53">
            <text:p>7,588</text:p>
          </table:table-cell>
          <table:table-cell office:value-type="float" office:value="37031" table:style-name="ce52">
            <text:p>37,031</text:p>
          </table:table-cell>
          <table:table-cell office:value-type="float" office:value="7118" table:style-name="ce52">
            <text:p>7,118</text:p>
          </table:table-cell>
          <table:table-cell office:value-type="float" office:value="6892" table:style-name="ce52">
            <text:p>6,892</text:p>
          </table:table-cell>
          <table:table-cell office:value-type="float" office:value="7444" table:style-name="ce52">
            <text:p>7,444</text:p>
          </table:table-cell>
          <table:table-cell office:value-type="float" office:value="7924" table:style-name="ce52">
            <text:p>7,924</text:p>
          </table:table-cell>
          <table:table-cell office:value-type="float" office:value="7653" table:style-name="ce53">
            <text:p>7,653</text:p>
          </table:table-cell>
          <table:table-cell office:value-type="float" office:value="37855" table:style-name="ce52">
            <text:p>37,855</text:p>
          </table:table-cell>
          <table:table-cell office:value-type="float" office:value="7855" table:style-name="ce52">
            <text:p>7,855</text:p>
          </table:table-cell>
          <table:table-cell office:value-type="float" office:value="7633" table:style-name="ce52">
            <text:p>7,633</text:p>
          </table:table-cell>
          <table:table-cell office:value-type="float" office:value="7374" table:style-name="ce52">
            <text:p>7,374</text:p>
          </table:table-cell>
          <table:table-cell office:value-type="float" office:value="7426" table:style-name="ce52">
            <text:p>7,426</text:p>
          </table:table-cell>
          <table:table-cell office:value-type="float" office:value="7567" table:style-name="ce53">
            <text:p>7,567</text:p>
          </table:table-cell>
          <table:table-cell office:value-type="float" office:value="37082" table:style-name="ce52">
            <text:p>37,082</text:p>
          </table:table-cell>
          <table:table-cell office:value-type="float" office:value="7414" table:style-name="ce52">
            <text:p>7,414</text:p>
          </table:table-cell>
          <table:table-cell office:value-type="float" office:value="7546" table:style-name="ce52">
            <text:p>7,546</text:p>
          </table:table-cell>
          <table:table-cell office:value-type="float" office:value="7240" table:style-name="ce52">
            <text:p>7,240</text:p>
          </table:table-cell>
          <table:table-cell office:value-type="float" office:value="7180" table:style-name="ce52">
            <text:p>7,180</text:p>
          </table:table-cell>
          <table:table-cell office:value-type="float" office:value="7702" table:style-name="ce53">
            <text:p>7,702</text:p>
          </table:table-cell>
          <table:table-cell office:value-type="float" office:value="48955" table:style-name="ce52">
            <text:p>48,955</text:p>
          </table:table-cell>
          <table:table-cell office:value-type="float" office:value="8669" table:style-name="ce52">
            <text:p>8,669</text:p>
          </table:table-cell>
          <table:table-cell office:value-type="float" office:value="9146" table:style-name="ce52">
            <text:p>9,146</text:p>
          </table:table-cell>
          <table:table-cell office:value-type="float" office:value="9996" table:style-name="ce52">
            <text:p>9,996</text:p>
          </table:table-cell>
          <table:table-cell office:value-type="float" office:value="10595" table:style-name="ce52">
            <text:p>10,595</text:p>
          </table:table-cell>
          <table:table-cell office:value-type="float" office:value="10549" table:style-name="ce53">
            <text:p>10,549</text:p>
          </table:table-cell>
          <table:table-cell office:value-type="float" office:value="52014" table:style-name="ce52">
            <text:p>52,014</text:p>
          </table:table-cell>
          <table:table-cell office:value-type="float" office:value="10752" table:style-name="ce52">
            <text:p>10,752</text:p>
          </table:table-cell>
          <table:table-cell office:value-type="float" office:value="10564" table:style-name="ce52">
            <text:p>10,564</text:p>
          </table:table-cell>
          <table:table-cell office:value-type="float" office:value="10248" table:style-name="ce52">
            <text:p>10,248</text:p>
          </table:table-cell>
          <table:table-cell office:value-type="float" office:value="10789" table:style-name="ce52">
            <text:p>10,789</text:p>
          </table:table-cell>
          <table:table-cell office:value-type="float" office:value="9661" table:style-name="ce53">
            <text:p>9,661</text:p>
          </table:table-cell>
          <table:table-cell office:value-type="float" office:value="45075" table:style-name="ce52">
            <text:p>45,075</text:p>
          </table:table-cell>
          <table:table-cell office:value-type="float" office:value="9148" table:style-name="ce52">
            <text:p>9,148</text:p>
          </table:table-cell>
          <table:table-cell office:value-type="float" office:value="9201" table:style-name="ce52">
            <text:p>9,201</text:p>
          </table:table-cell>
          <table:table-cell office:value-type="float" office:value="9050" table:style-name="ce52">
            <text:p>9,050</text:p>
          </table:table-cell>
          <table:table-cell office:value-type="float" office:value="8827" table:style-name="ce52">
            <text:p>8,827</text:p>
          </table:table-cell>
          <table:table-cell office:value-type="float" office:value="8849" table:style-name="ce53">
            <text:p>8,849</text:p>
          </table:table-cell>
          <table:table-cell office:value-type="float" office:value="41306" table:style-name="ce52">
            <text:p>41,306</text:p>
          </table:table-cell>
          <table:table-cell office:value-type="float" office:value="8827" table:style-name="ce52">
            <text:p>8,827</text:p>
          </table:table-cell>
          <table:table-cell office:value-type="float" office:value="8483" table:style-name="ce52">
            <text:p>8,483</text:p>
          </table:table-cell>
          <table:table-cell office:value-type="float" office:value="8050" table:style-name="ce52">
            <text:p>8,050</text:p>
          </table:table-cell>
          <table:table-cell office:value-type="float" office:value="7826" table:style-name="ce52">
            <text:p>7,826</text:p>
          </table:table-cell>
          <table:table-cell office:value-type="float" office:value="8120" table:style-name="ce53">
            <text:p>8,120</text:p>
          </table:table-cell>
          <table:table-cell office:value-type="float" office:value="38727" table:style-name="ce52">
            <text:p>38,727</text:p>
          </table:table-cell>
          <table:table-cell office:value-type="float" office:value="7941" table:style-name="ce52">
            <text:p>7,941</text:p>
          </table:table-cell>
          <table:table-cell office:value-type="float" office:value="7938" table:style-name="ce52">
            <text:p>7,938</text:p>
          </table:table-cell>
          <table:table-cell office:value-type="float" office:value="7780" table:style-name="ce52">
            <text:p>7,780</text:p>
          </table:table-cell>
          <table:table-cell office:value-type="float" office:value="7684" table:style-name="ce52">
            <text:p>7,684</text:p>
          </table:table-cell>
          <table:table-cell office:value-type="float" office:value="7384" table:style-name="ce53">
            <text:p>7,384</text:p>
          </table:table-cell>
          <table:table-cell office:value-type="float" office:value="31739" table:style-name="ce52">
            <text:p>31,739</text:p>
          </table:table-cell>
          <table:table-cell office:value-type="float" office:value="6907" table:style-name="ce52">
            <text:p>6,907</text:p>
          </table:table-cell>
          <table:table-cell office:value-type="float" office:value="6833" table:style-name="ce52">
            <text:p>6,833</text:p>
          </table:table-cell>
          <table:table-cell office:value-type="float" office:value="6082" table:style-name="ce52">
            <text:p>6,082</text:p>
          </table:table-cell>
          <table:table-cell office:value-type="float" office:value="6065" table:style-name="ce52">
            <text:p>6,065</text:p>
          </table:table-cell>
          <table:table-cell office:value-type="float" office:value="5852" table:style-name="ce53">
            <text:p>5,852</text:p>
          </table:table-cell>
          <table:table-cell office:value-type="float" office:value="24849" table:style-name="ce52">
            <text:p>24,849</text:p>
          </table:table-cell>
          <table:table-cell office:value-type="float" office:value="5583" table:style-name="ce52">
            <text:p>5,583</text:p>
          </table:table-cell>
          <table:table-cell office:value-type="float" office:value="5192" table:style-name="ce52">
            <text:p>5,192</text:p>
          </table:table-cell>
          <table:table-cell office:value-type="float" office:value="4757" table:style-name="ce52">
            <text:p>4,757</text:p>
          </table:table-cell>
          <table:table-cell office:value-type="float" office:value="4870" table:style-name="ce52">
            <text:p>4,870</text:p>
          </table:table-cell>
          <table:table-cell office:value-type="float" office:value="4447" table:style-name="ce53">
            <text:p>4,447</text:p>
          </table:table-cell>
          <table:table-cell office:value-type="float" office:value="15134" table:style-name="ce52">
            <text:p>15,134</text:p>
          </table:table-cell>
          <table:table-cell office:value-type="float" office:value="3807" table:style-name="ce52">
            <text:p>3,807</text:p>
          </table:table-cell>
          <table:table-cell office:value-type="float" office:value="3621" table:style-name="ce52">
            <text:p>3,621</text:p>
          </table:table-cell>
          <table:table-cell office:value-type="float" office:value="2849" table:style-name="ce52">
            <text:p>2,849</text:p>
          </table:table-cell>
          <table:table-cell office:value-type="float" office:value="2774" table:style-name="ce52">
            <text:p>2,774</text:p>
          </table:table-cell>
          <table:table-cell office:value-type="float" office:value="2083" table:style-name="ce53">
            <text:p>2,083</text:p>
          </table:table-cell>
          <table:table-cell office:value-type="float" office:value="13027" table:style-name="ce52">
            <text:p>13,027</text:p>
          </table:table-cell>
          <table:table-cell office:value-type="float" office:value="2483" table:style-name="ce52">
            <text:p>2,483</text:p>
          </table:table-cell>
          <table:table-cell office:value-type="float" office:value="2632" table:style-name="ce52">
            <text:p>2,632</text:p>
          </table:table-cell>
          <table:table-cell office:value-type="float" office:value="2618" table:style-name="ce52">
            <text:p>2,618</text:p>
          </table:table-cell>
          <table:table-cell office:value-type="float" office:value="2649" table:style-name="ce52">
            <text:p>2,649</text:p>
          </table:table-cell>
          <table:table-cell office:value-type="float" office:value="2645" table:style-name="ce53">
            <text:p>2,645</text:p>
          </table:table-cell>
          <table:table-cell office:value-type="float" office:value="10300" table:style-name="ce52">
            <text:p>10,300</text:p>
          </table:table-cell>
          <table:table-cell office:value-type="float" office:value="2419" table:style-name="ce52">
            <text:p>2,419</text:p>
          </table:table-cell>
          <table:table-cell office:value-type="float" office:value="2260" table:style-name="ce52">
            <text:p>2,260</text:p>
          </table:table-cell>
          <table:table-cell office:value-type="float" office:value="2073" table:style-name="ce52">
            <text:p>2,073</text:p>
          </table:table-cell>
          <table:table-cell office:value-type="float" office:value="1904" table:style-name="ce52">
            <text:p>1,904</text:p>
          </table:table-cell>
          <table:table-cell office:value-type="float" office:value="1644" table:style-name="ce53">
            <text:p>1,644</text:p>
          </table:table-cell>
          <table:table-cell office:value-type="float" office:value="5924" table:style-name="ce52">
            <text:p>5,924</text:p>
          </table:table-cell>
          <table:table-cell office:value-type="float" office:value="1516" table:style-name="ce52">
            <text:p>1,516</text:p>
          </table:table-cell>
          <table:table-cell office:value-type="float" office:value="1312" table:style-name="ce52">
            <text:p>1,312</text:p>
          </table:table-cell>
          <table:table-cell office:value-type="float" office:value="1167" table:style-name="ce52">
            <text:p>1,167</text:p>
          </table:table-cell>
          <table:table-cell office:value-type="float" office:value="1026" table:style-name="ce52">
            <text:p>1,026</text:p>
          </table:table-cell>
          <table:table-cell office:value-type="float" office:value="903" table:style-name="ce53">
            <text:p>903</text:p>
          </table:table-cell>
          <table:table-cell office:value-type="float" office:value="2600" table:style-name="ce52">
            <text:p>2,600</text:p>
          </table:table-cell>
          <table:table-cell office:value-type="float" office:value="779" table:style-name="ce52">
            <text:p>779</text:p>
          </table:table-cell>
          <table:table-cell office:value-type="float" office:value="613" table:style-name="ce52">
            <text:p>613</text:p>
          </table:table-cell>
          <table:table-cell office:value-type="float" office:value="487" table:style-name="ce52">
            <text:p>487</text:p>
          </table:table-cell>
          <table:table-cell office:value-type="float" office:value="432" table:style-name="ce52">
            <text:p>432</text:p>
          </table:table-cell>
          <table:table-cell office:value-type="float" office:value="289" table:style-name="ce53">
            <text:p>289</text:p>
          </table:table-cell>
          <table:table-cell office:value-type="float" office:value="570" table:style-name="ce52">
            <text:p>570</text:p>
          </table:table-cell>
          <table:table-cell office:value-type="float" office:value="197" table:style-name="ce52">
            <text:p>197</text:p>
          </table:table-cell>
          <table:table-cell office:value-type="float" office:value="160" table:style-name="ce52">
            <text:p>160</text:p>
          </table:table-cell>
          <table:table-cell office:value-type="float" office:value="113" table:style-name="ce52">
            <text:p>113</text:p>
          </table:table-cell>
          <table:table-cell office:value-type="float" office:value="62" table:style-name="ce52">
            <text:p>62</text:p>
          </table:table-cell>
          <table:table-cell office:value-type="float" office:value="38" table:style-name="ce53">
            <text:p>38</text:p>
          </table:table-cell>
          <table:table-cell office:value-type="float" office:value="86" table:style-name="ce52">
            <text:p>8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新竹縣</text:p>
          </table:table-cell>
          <table:table-cell office:value-type="string" table:style-name="ce50">
            <text:p>男</text:p>
          </table:table-cell>
          <table:table-cell office:value-type="float" office:value="289254" table:style-name="ce52">
            <text:p>289,254</text:p>
          </table:table-cell>
          <table:table-cell office:value-type="float" office:value="14678" table:style-name="ce52">
            <text:p>14,678</text:p>
          </table:table-cell>
          <table:table-cell office:value-type="float" office:value="2250" table:style-name="ce52">
            <text:p>2,250</text:p>
          </table:table-cell>
          <table:table-cell office:value-type="float" office:value="2672" table:style-name="ce52">
            <text:p>2,672</text:p>
          </table:table-cell>
          <table:table-cell office:value-type="float" office:value="2966" table:style-name="ce52">
            <text:p>2,966</text:p>
          </table:table-cell>
          <table:table-cell office:value-type="float" office:value="3265" table:style-name="ce52">
            <text:p>3,265</text:p>
          </table:table-cell>
          <table:table-cell office:value-type="float" office:value="3525" table:style-name="ce52">
            <text:p>3,525</text:p>
          </table:table-cell>
          <table:table-cell office:value-type="float" office:value="17107" table:style-name="ce52">
            <text:p>17,107</text:p>
          </table:table-cell>
          <table:table-cell office:value-type="float" office:value="3528" table:style-name="ce52">
            <text:p>3,528</text:p>
          </table:table-cell>
          <table:table-cell office:value-type="float" office:value="3314" table:style-name="ce52">
            <text:p>3,314</text:p>
          </table:table-cell>
          <table:table-cell office:value-type="float" office:value="3633" table:style-name="ce52">
            <text:p>3,633</text:p>
          </table:table-cell>
          <table:table-cell office:value-type="float" office:value="3596" table:style-name="ce52">
            <text:p>3,596</text:p>
          </table:table-cell>
          <table:table-cell office:value-type="float" office:value="3036" table:style-name="ce53">
            <text:p>3,036</text:p>
          </table:table-cell>
          <table:table-cell office:value-type="float" office:value="15877" table:style-name="ce52">
            <text:p>15,877</text:p>
          </table:table-cell>
          <table:table-cell office:value-type="float" office:value="3091" table:style-name="ce52">
            <text:p>3,091</text:p>
          </table:table-cell>
          <table:table-cell office:value-type="float" office:value="3166" table:style-name="ce52">
            <text:p>3,166</text:p>
          </table:table-cell>
          <table:table-cell office:value-type="float" office:value="3275" table:style-name="ce52">
            <text:p>3,275</text:p>
          </table:table-cell>
          <table:table-cell office:value-type="float" office:value="3158" table:style-name="ce52">
            <text:p>3,158</text:p>
          </table:table-cell>
          <table:table-cell office:value-type="float" office:value="3187" table:style-name="ce53">
            <text:p>3,187</text:p>
          </table:table-cell>
          <table:table-cell office:value-type="float" office:value="17348" table:style-name="ce52">
            <text:p>17,348</text:p>
          </table:table-cell>
          <table:table-cell office:value-type="float" office:value="3202" table:style-name="ce52">
            <text:p>3,202</text:p>
          </table:table-cell>
          <table:table-cell office:value-type="float" office:value="3220" table:style-name="ce52">
            <text:p>3,220</text:p>
          </table:table-cell>
          <table:table-cell office:value-type="float" office:value="3350" table:style-name="ce52">
            <text:p>3,350</text:p>
          </table:table-cell>
          <table:table-cell office:value-type="float" office:value="3603" table:style-name="ce52">
            <text:p>3,603</text:p>
          </table:table-cell>
          <table:table-cell office:value-type="float" office:value="3973" table:style-name="ce53">
            <text:p>3,973</text:p>
          </table:table-cell>
          <table:table-cell office:value-type="float" office:value="19487" table:style-name="ce52">
            <text:p>19,487</text:p>
          </table:table-cell>
          <table:table-cell office:value-type="float" office:value="3736" table:style-name="ce52">
            <text:p>3,736</text:p>
          </table:table-cell>
          <table:table-cell office:value-type="float" office:value="3641" table:style-name="ce52">
            <text:p>3,641</text:p>
          </table:table-cell>
          <table:table-cell office:value-type="float" office:value="3949" table:style-name="ce52">
            <text:p>3,949</text:p>
          </table:table-cell>
          <table:table-cell office:value-type="float" office:value="4114" table:style-name="ce52">
            <text:p>4,114</text:p>
          </table:table-cell>
          <table:table-cell office:value-type="float" office:value="4047" table:style-name="ce53">
            <text:p>4,047</text:p>
          </table:table-cell>
          <table:table-cell office:value-type="float" office:value="19956" table:style-name="ce52">
            <text:p>19,956</text:p>
          </table:table-cell>
          <table:table-cell office:value-type="float" office:value="4011" table:style-name="ce52">
            <text:p>4,011</text:p>
          </table:table-cell>
          <table:table-cell office:value-type="float" office:value="4013" table:style-name="ce52">
            <text:p>4,013</text:p>
          </table:table-cell>
          <table:table-cell office:value-type="float" office:value="3914" table:style-name="ce52">
            <text:p>3,914</text:p>
          </table:table-cell>
          <table:table-cell office:value-type="float" office:value="3958" table:style-name="ce52">
            <text:p>3,958</text:p>
          </table:table-cell>
          <table:table-cell office:value-type="float" office:value="4060" table:style-name="ce53">
            <text:p>4,060</text:p>
          </table:table-cell>
          <table:table-cell office:value-type="float" office:value="19411" table:style-name="ce52">
            <text:p>19,411</text:p>
          </table:table-cell>
          <table:table-cell office:value-type="float" office:value="3981" table:style-name="ce52">
            <text:p>3,981</text:p>
          </table:table-cell>
          <table:table-cell office:value-type="float" office:value="3939" table:style-name="ce52">
            <text:p>3,939</text:p>
          </table:table-cell>
          <table:table-cell office:value-type="float" office:value="3784" table:style-name="ce52">
            <text:p>3,784</text:p>
          </table:table-cell>
          <table:table-cell office:value-type="float" office:value="3728" table:style-name="ce52">
            <text:p>3,728</text:p>
          </table:table-cell>
          <table:table-cell office:value-type="float" office:value="3979" table:style-name="ce53">
            <text:p>3,979</text:p>
          </table:table-cell>
          <table:table-cell office:value-type="float" office:value="24357" table:style-name="ce52">
            <text:p>24,357</text:p>
          </table:table-cell>
          <table:table-cell office:value-type="float" office:value="4340" table:style-name="ce52">
            <text:p>4,340</text:p>
          </table:table-cell>
          <table:table-cell office:value-type="float" office:value="4588" table:style-name="ce52">
            <text:p>4,588</text:p>
          </table:table-cell>
          <table:table-cell office:value-type="float" office:value="4976" table:style-name="ce52">
            <text:p>4,976</text:p>
          </table:table-cell>
          <table:table-cell office:value-type="float" office:value="5210" table:style-name="ce52">
            <text:p>5,210</text:p>
          </table:table-cell>
          <table:table-cell office:value-type="float" office:value="5243" table:style-name="ce53">
            <text:p>5,243</text:p>
          </table:table-cell>
          <table:table-cell office:value-type="float" office:value="25521" table:style-name="ce52">
            <text:p>25,521</text:p>
          </table:table-cell>
          <table:table-cell office:value-type="float" office:value="5282" table:style-name="ce52">
            <text:p>5,282</text:p>
          </table:table-cell>
          <table:table-cell office:value-type="float" office:value="5175" table:style-name="ce52">
            <text:p>5,175</text:p>
          </table:table-cell>
          <table:table-cell office:value-type="float" office:value="4931" table:style-name="ce52">
            <text:p>4,931</text:p>
          </table:table-cell>
          <table:table-cell office:value-type="float" office:value="5300" table:style-name="ce52">
            <text:p>5,300</text:p>
          </table:table-cell>
          <table:table-cell office:value-type="float" office:value="4833" table:style-name="ce53">
            <text:p>4,833</text:p>
          </table:table-cell>
          <table:table-cell office:value-type="float" office:value="23001" table:style-name="ce52">
            <text:p>23,001</text:p>
          </table:table-cell>
          <table:table-cell office:value-type="float" office:value="4641" table:style-name="ce52">
            <text:p>4,641</text:p>
          </table:table-cell>
          <table:table-cell office:value-type="float" office:value="4698" table:style-name="ce52">
            <text:p>4,698</text:p>
          </table:table-cell>
          <table:table-cell office:value-type="float" office:value="4573" table:style-name="ce52">
            <text:p>4,573</text:p>
          </table:table-cell>
          <table:table-cell office:value-type="float" office:value="4532" table:style-name="ce52">
            <text:p>4,532</text:p>
          </table:table-cell>
          <table:table-cell office:value-type="float" office:value="4557" table:style-name="ce53">
            <text:p>4,557</text:p>
          </table:table-cell>
          <table:table-cell office:value-type="float" office:value="21384" table:style-name="ce52">
            <text:p>21,384</text:p>
          </table:table-cell>
          <table:table-cell office:value-type="float" office:value="4522" table:style-name="ce52">
            <text:p>4,522</text:p>
          </table:table-cell>
          <table:table-cell office:value-type="float" office:value="4398" table:style-name="ce52">
            <text:p>4,398</text:p>
          </table:table-cell>
          <table:table-cell office:value-type="float" office:value="4169" table:style-name="ce52">
            <text:p>4,169</text:p>
          </table:table-cell>
          <table:table-cell office:value-type="float" office:value="4030" table:style-name="ce52">
            <text:p>4,030</text:p>
          </table:table-cell>
          <table:table-cell office:value-type="float" office:value="4265" table:style-name="ce53">
            <text:p>4,265</text:p>
          </table:table-cell>
          <table:table-cell office:value-type="float" office:value="20095" table:style-name="ce52">
            <text:p>20,095</text:p>
          </table:table-cell>
          <table:table-cell office:value-type="float" office:value="4109" table:style-name="ce52">
            <text:p>4,109</text:p>
          </table:table-cell>
          <table:table-cell office:value-type="float" office:value="4128" table:style-name="ce52">
            <text:p>4,128</text:p>
          </table:table-cell>
          <table:table-cell office:value-type="float" office:value="3992" table:style-name="ce52">
            <text:p>3,992</text:p>
          </table:table-cell>
          <table:table-cell office:value-type="float" office:value="3973" table:style-name="ce52">
            <text:p>3,973</text:p>
          </table:table-cell>
          <table:table-cell office:value-type="float" office:value="3893" table:style-name="ce53">
            <text:p>3,893</text:p>
          </table:table-cell>
          <table:table-cell office:value-type="float" office:value="16470" table:style-name="ce52">
            <text:p>16,470</text:p>
          </table:table-cell>
          <table:table-cell office:value-type="float" office:value="3620" table:style-name="ce52">
            <text:p>3,620</text:p>
          </table:table-cell>
          <table:table-cell office:value-type="float" office:value="3593" table:style-name="ce52">
            <text:p>3,593</text:p>
          </table:table-cell>
          <table:table-cell office:value-type="float" office:value="3175" table:style-name="ce52">
            <text:p>3,175</text:p>
          </table:table-cell>
          <table:table-cell office:value-type="float" office:value="3081" table:style-name="ce52">
            <text:p>3,081</text:p>
          </table:table-cell>
          <table:table-cell office:value-type="float" office:value="3001" table:style-name="ce53">
            <text:p>3,001</text:p>
          </table:table-cell>
          <table:table-cell office:value-type="float" office:value="12372" table:style-name="ce52">
            <text:p>12,372</text:p>
          </table:table-cell>
          <table:table-cell office:value-type="float" office:value="2811" table:style-name="ce52">
            <text:p>2,811</text:p>
          </table:table-cell>
          <table:table-cell office:value-type="float" office:value="2621" table:style-name="ce52">
            <text:p>2,621</text:p>
          </table:table-cell>
          <table:table-cell office:value-type="float" office:value="2407" table:style-name="ce52">
            <text:p>2,407</text:p>
          </table:table-cell>
          <table:table-cell office:value-type="float" office:value="2360" table:style-name="ce52">
            <text:p>2,360</text:p>
          </table:table-cell>
          <table:table-cell office:value-type="float" office:value="2173" table:style-name="ce53">
            <text:p>2,173</text:p>
          </table:table-cell>
          <table:table-cell office:value-type="float" office:value="7363" table:style-name="ce52">
            <text:p>7,363</text:p>
          </table:table-cell>
          <table:table-cell office:value-type="float" office:value="1895" table:style-name="ce52">
            <text:p>1,895</text:p>
          </table:table-cell>
          <table:table-cell office:value-type="float" office:value="1764" table:style-name="ce52">
            <text:p>1,764</text:p>
          </table:table-cell>
          <table:table-cell office:value-type="float" office:value="1374" table:style-name="ce52">
            <text:p>1,374</text:p>
          </table:table-cell>
          <table:table-cell office:value-type="float" office:value="1336" table:style-name="ce52">
            <text:p>1,336</text:p>
          </table:table-cell>
          <table:table-cell office:value-type="float" office:value="994" table:style-name="ce53">
            <text:p>994</text:p>
          </table:table-cell>
          <table:table-cell office:value-type="float" office:value="6149" table:style-name="ce52">
            <text:p>6,149</text:p>
          </table:table-cell>
          <table:table-cell office:value-type="float" office:value="1192" table:style-name="ce52">
            <text:p>1,192</text:p>
          </table:table-cell>
          <table:table-cell office:value-type="float" office:value="1234" table:style-name="ce52">
            <text:p>1,234</text:p>
          </table:table-cell>
          <table:table-cell office:value-type="float" office:value="1236" table:style-name="ce52">
            <text:p>1,236</text:p>
          </table:table-cell>
          <table:table-cell office:value-type="float" office:value="1208" table:style-name="ce52">
            <text:p>1,208</text:p>
          </table:table-cell>
          <table:table-cell office:value-type="float" office:value="1279" table:style-name="ce53">
            <text:p>1,279</text:p>
          </table:table-cell>
          <table:table-cell office:value-type="float" office:value="4645" table:style-name="ce52">
            <text:p>4,645</text:p>
          </table:table-cell>
          <table:table-cell office:value-type="float" office:value="1105" table:style-name="ce52">
            <text:p>1,105</text:p>
          </table:table-cell>
          <table:table-cell office:value-type="float" office:value="1036" table:style-name="ce52">
            <text:p>1,036</text:p>
          </table:table-cell>
          <table:table-cell office:value-type="float" office:value="936" table:style-name="ce52">
            <text:p>936</text:p>
          </table:table-cell>
          <table:table-cell office:value-type="float" office:value="862" table:style-name="ce52">
            <text:p>862</text:p>
          </table:table-cell>
          <table:table-cell office:value-type="float" office:value="706" table:style-name="ce53">
            <text:p>706</text:p>
          </table:table-cell>
          <table:table-cell office:value-type="float" office:value="2636" table:style-name="ce52">
            <text:p>2,636</text:p>
          </table:table-cell>
          <table:table-cell office:value-type="float" office:value="650" table:style-name="ce52">
            <text:p>650</text:p>
          </table:table-cell>
          <table:table-cell office:value-type="float" office:value="558" table:style-name="ce52">
            <text:p>558</text:p>
          </table:table-cell>
          <table:table-cell office:value-type="float" office:value="518" table:style-name="ce52">
            <text:p>518</text:p>
          </table:table-cell>
          <table:table-cell office:value-type="float" office:value="479" table:style-name="ce52">
            <text:p>479</text:p>
          </table:table-cell>
          <table:table-cell office:value-type="float" office:value="431" table:style-name="ce53">
            <text:p>431</text:p>
          </table:table-cell>
          <table:table-cell office:value-type="float" office:value="1139" table:style-name="ce52">
            <text:p>1,139</text:p>
          </table:table-cell>
          <table:table-cell office:value-type="float" office:value="341" table:style-name="ce52">
            <text:p>341</text:p>
          </table:table-cell>
          <table:table-cell office:value-type="float" office:value="268" table:style-name="ce52">
            <text:p>268</text:p>
          </table:table-cell>
          <table:table-cell office:value-type="float" office:value="218" table:style-name="ce52">
            <text:p>218</text:p>
          </table:table-cell>
          <table:table-cell office:value-type="float" office:value="190" table:style-name="ce52">
            <text:p>190</text:p>
          </table:table-cell>
          <table:table-cell office:value-type="float" office:value="122" table:style-name="ce53">
            <text:p>122</text:p>
          </table:table-cell>
          <table:table-cell office:value-type="float" office:value="228" table:style-name="ce52">
            <text:p>228</text:p>
          </table:table-cell>
          <table:table-cell office:value-type="float" office:value="77" table:style-name="ce52">
            <text:p>77</text:p>
          </table:table-cell>
          <table:table-cell office:value-type="float" office:value="67" table:style-name="ce52">
            <text:p>67</text:p>
          </table:table-cell>
          <table:table-cell office:value-type="float" office:value="41" table:style-name="ce52">
            <text:p>41</text:p>
          </table:table-cell>
          <table:table-cell office:value-type="float" office:value="32" table:style-name="ce52">
            <text:p>32</text:p>
          </table:table-cell>
          <table:table-cell office:value-type="float" office:value="11" table:style-name="ce53">
            <text:p>11</text:p>
          </table:table-cell>
          <table:table-cell office:value-type="float" office:value="30" table:style-name="ce52">
            <text:p>30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77744" table:style-name="ce57">
            <text:p>277,744</text:p>
          </table:table-cell>
          <table:table-cell office:value-type="float" office:value="13430" table:style-name="ce58">
            <text:p>13,430</text:p>
          </table:table-cell>
          <table:table-cell office:value-type="float" office:value="2169" table:style-name="ce57">
            <text:p>2,169</text:p>
          </table:table-cell>
          <table:table-cell office:value-type="float" office:value="2448" table:style-name="ce57">
            <text:p>2,448</text:p>
          </table:table-cell>
          <table:table-cell office:value-type="float" office:value="2606" table:style-name="ce57">
            <text:p>2,606</text:p>
          </table:table-cell>
          <table:table-cell office:value-type="float" office:value="3052" table:style-name="ce57">
            <text:p>3,052</text:p>
          </table:table-cell>
          <table:table-cell office:value-type="float" office:value="3155" table:style-name="ce57">
            <text:p>3,155</text:p>
          </table:table-cell>
          <table:table-cell office:value-type="float" office:value="16230" table:style-name="ce57">
            <text:p>16,230</text:p>
          </table:table-cell>
          <table:table-cell office:value-type="float" office:value="3312" table:style-name="ce57">
            <text:p>3,312</text:p>
          </table:table-cell>
          <table:table-cell office:value-type="float" office:value="3271" table:style-name="ce57">
            <text:p>3,271</text:p>
          </table:table-cell>
          <table:table-cell office:value-type="float" office:value="3487" table:style-name="ce57">
            <text:p>3,487</text:p>
          </table:table-cell>
          <table:table-cell office:value-type="float" office:value="3455" table:style-name="ce57">
            <text:p>3,455</text:p>
          </table:table-cell>
          <table:table-cell office:value-type="float" office:value="2705" table:style-name="ce58">
            <text:p>2,705</text:p>
          </table:table-cell>
          <table:table-cell office:value-type="float" office:value="14429" table:style-name="ce57">
            <text:p>14,429</text:p>
          </table:table-cell>
          <table:table-cell office:value-type="float" office:value="2748" table:style-name="ce57">
            <text:p>2,748</text:p>
          </table:table-cell>
          <table:table-cell office:value-type="float" office:value="2941" table:style-name="ce57">
            <text:p>2,941</text:p>
          </table:table-cell>
          <table:table-cell office:value-type="float" office:value="2989" table:style-name="ce57">
            <text:p>2,989</text:p>
          </table:table-cell>
          <table:table-cell office:value-type="float" office:value="2914" table:style-name="ce57">
            <text:p>2,914</text:p>
          </table:table-cell>
          <table:table-cell office:value-type="float" office:value="2837" table:style-name="ce58">
            <text:p>2,837</text:p>
          </table:table-cell>
          <table:table-cell office:value-type="float" office:value="15625" table:style-name="ce57">
            <text:p>15,625</text:p>
          </table:table-cell>
          <table:table-cell office:value-type="float" office:value="2836" table:style-name="ce57">
            <text:p>2,836</text:p>
          </table:table-cell>
          <table:table-cell office:value-type="float" office:value="3018" table:style-name="ce57">
            <text:p>3,018</text:p>
          </table:table-cell>
          <table:table-cell office:value-type="float" office:value="3061" table:style-name="ce57">
            <text:p>3,061</text:p>
          </table:table-cell>
          <table:table-cell office:value-type="float" office:value="3095" table:style-name="ce57">
            <text:p>3,095</text:p>
          </table:table-cell>
          <table:table-cell office:value-type="float" office:value="3615" table:style-name="ce58">
            <text:p>3,615</text:p>
          </table:table-cell>
          <table:table-cell office:value-type="float" office:value="17544" table:style-name="ce57">
            <text:p>17,544</text:p>
          </table:table-cell>
          <table:table-cell office:value-type="float" office:value="3382" table:style-name="ce57">
            <text:p>3,382</text:p>
          </table:table-cell>
          <table:table-cell office:value-type="float" office:value="3251" table:style-name="ce57">
            <text:p>3,251</text:p>
          </table:table-cell>
          <table:table-cell office:value-type="float" office:value="3495" table:style-name="ce57">
            <text:p>3,495</text:p>
          </table:table-cell>
          <table:table-cell office:value-type="float" office:value="3810" table:style-name="ce57">
            <text:p>3,810</text:p>
          </table:table-cell>
          <table:table-cell office:value-type="float" office:value="3606" table:style-name="ce58">
            <text:p>3,606</text:p>
          </table:table-cell>
          <table:table-cell office:value-type="float" office:value="17899" table:style-name="ce57">
            <text:p>17,899</text:p>
          </table:table-cell>
          <table:table-cell office:value-type="float" office:value="3844" table:style-name="ce57">
            <text:p>3,844</text:p>
          </table:table-cell>
          <table:table-cell office:value-type="float" office:value="3620" table:style-name="ce57">
            <text:p>3,620</text:p>
          </table:table-cell>
          <table:table-cell office:value-type="float" office:value="3460" table:style-name="ce57">
            <text:p>3,460</text:p>
          </table:table-cell>
          <table:table-cell office:value-type="float" office:value="3468" table:style-name="ce57">
            <text:p>3,468</text:p>
          </table:table-cell>
          <table:table-cell office:value-type="float" office:value="3507" table:style-name="ce58">
            <text:p>3,507</text:p>
          </table:table-cell>
          <table:table-cell office:value-type="float" office:value="17671" table:style-name="ce57">
            <text:p>17,671</text:p>
          </table:table-cell>
          <table:table-cell office:value-type="float" office:value="3433" table:style-name="ce57">
            <text:p>3,433</text:p>
          </table:table-cell>
          <table:table-cell office:value-type="float" office:value="3607" table:style-name="ce57">
            <text:p>3,607</text:p>
          </table:table-cell>
          <table:table-cell office:value-type="float" office:value="3456" table:style-name="ce57">
            <text:p>3,456</text:p>
          </table:table-cell>
          <table:table-cell office:value-type="float" office:value="3452" table:style-name="ce57">
            <text:p>3,452</text:p>
          </table:table-cell>
          <table:table-cell office:value-type="float" office:value="3723" table:style-name="ce58">
            <text:p>3,723</text:p>
          </table:table-cell>
          <table:table-cell office:value-type="float" office:value="24598" table:style-name="ce57">
            <text:p>24,598</text:p>
          </table:table-cell>
          <table:table-cell office:value-type="float" office:value="4329" table:style-name="ce57">
            <text:p>4,329</text:p>
          </table:table-cell>
          <table:table-cell office:value-type="float" office:value="4558" table:style-name="ce57">
            <text:p>4,558</text:p>
          </table:table-cell>
          <table:table-cell office:value-type="float" office:value="5020" table:style-name="ce57">
            <text:p>5,020</text:p>
          </table:table-cell>
          <table:table-cell office:value-type="float" office:value="5385" table:style-name="ce57">
            <text:p>5,385</text:p>
          </table:table-cell>
          <table:table-cell office:value-type="float" office:value="5306" table:style-name="ce58">
            <text:p>5,306</text:p>
          </table:table-cell>
          <table:table-cell office:value-type="float" office:value="26493" table:style-name="ce57">
            <text:p>26,493</text:p>
          </table:table-cell>
          <table:table-cell office:value-type="float" office:value="5470" table:style-name="ce57">
            <text:p>5,470</text:p>
          </table:table-cell>
          <table:table-cell office:value-type="float" office:value="5389" table:style-name="ce57">
            <text:p>5,389</text:p>
          </table:table-cell>
          <table:table-cell office:value-type="float" office:value="5317" table:style-name="ce57">
            <text:p>5,317</text:p>
          </table:table-cell>
          <table:table-cell office:value-type="float" office:value="5489" table:style-name="ce57">
            <text:p>5,489</text:p>
          </table:table-cell>
          <table:table-cell office:value-type="float" office:value="4828" table:style-name="ce58">
            <text:p>4,828</text:p>
          </table:table-cell>
          <table:table-cell office:value-type="float" office:value="22074" table:style-name="ce57">
            <text:p>22,074</text:p>
          </table:table-cell>
          <table:table-cell office:value-type="float" office:value="4507" table:style-name="ce57">
            <text:p>4,507</text:p>
          </table:table-cell>
          <table:table-cell office:value-type="float" office:value="4503" table:style-name="ce57">
            <text:p>4,503</text:p>
          </table:table-cell>
          <table:table-cell office:value-type="float" office:value="4477" table:style-name="ce57">
            <text:p>4,477</text:p>
          </table:table-cell>
          <table:table-cell office:value-type="float" office:value="4295" table:style-name="ce57">
            <text:p>4,295</text:p>
          </table:table-cell>
          <table:table-cell office:value-type="float" office:value="4292" table:style-name="ce58">
            <text:p>4,292</text:p>
          </table:table-cell>
          <table:table-cell office:value-type="float" office:value="19922" table:style-name="ce57">
            <text:p>19,922</text:p>
          </table:table-cell>
          <table:table-cell office:value-type="float" office:value="4305" table:style-name="ce57">
            <text:p>4,305</text:p>
          </table:table-cell>
          <table:table-cell office:value-type="float" office:value="4085" table:style-name="ce57">
            <text:p>4,085</text:p>
          </table:table-cell>
          <table:table-cell office:value-type="float" office:value="3881" table:style-name="ce57">
            <text:p>3,881</text:p>
          </table:table-cell>
          <table:table-cell office:value-type="float" office:value="3796" table:style-name="ce57">
            <text:p>3,796</text:p>
          </table:table-cell>
          <table:table-cell office:value-type="float" office:value="3855" table:style-name="ce58">
            <text:p>3,855</text:p>
          </table:table-cell>
          <table:table-cell office:value-type="float" office:value="18632" table:style-name="ce57">
            <text:p>18,632</text:p>
          </table:table-cell>
          <table:table-cell office:value-type="float" office:value="3832" table:style-name="ce57">
            <text:p>3,832</text:p>
          </table:table-cell>
          <table:table-cell office:value-type="float" office:value="3810" table:style-name="ce57">
            <text:p>3,810</text:p>
          </table:table-cell>
          <table:table-cell office:value-type="float" office:value="3788" table:style-name="ce57">
            <text:p>3,788</text:p>
          </table:table-cell>
          <table:table-cell office:value-type="float" office:value="3711" table:style-name="ce57">
            <text:p>3,711</text:p>
          </table:table-cell>
          <table:table-cell office:value-type="float" office:value="3491" table:style-name="ce58">
            <text:p>3,491</text:p>
          </table:table-cell>
          <table:table-cell office:value-type="float" office:value="15269" table:style-name="ce57">
            <text:p>15,269</text:p>
          </table:table-cell>
          <table:table-cell office:value-type="float" office:value="3287" table:style-name="ce57">
            <text:p>3,287</text:p>
          </table:table-cell>
          <table:table-cell office:value-type="float" office:value="3240" table:style-name="ce57">
            <text:p>3,240</text:p>
          </table:table-cell>
          <table:table-cell office:value-type="float" office:value="2907" table:style-name="ce57">
            <text:p>2,907</text:p>
          </table:table-cell>
          <table:table-cell office:value-type="float" office:value="2984" table:style-name="ce57">
            <text:p>2,984</text:p>
          </table:table-cell>
          <table:table-cell office:value-type="float" office:value="2851" table:style-name="ce58">
            <text:p>2,851</text:p>
          </table:table-cell>
          <table:table-cell office:value-type="float" office:value="12477" table:style-name="ce57">
            <text:p>12,477</text:p>
          </table:table-cell>
          <table:table-cell office:value-type="float" office:value="2772" table:style-name="ce57">
            <text:p>2,772</text:p>
          </table:table-cell>
          <table:table-cell office:value-type="float" office:value="2571" table:style-name="ce57">
            <text:p>2,571</text:p>
          </table:table-cell>
          <table:table-cell office:value-type="float" office:value="2350" table:style-name="ce57">
            <text:p>2,350</text:p>
          </table:table-cell>
          <table:table-cell office:value-type="float" office:value="2510" table:style-name="ce57">
            <text:p>2,510</text:p>
          </table:table-cell>
          <table:table-cell office:value-type="float" office:value="2274" table:style-name="ce58">
            <text:p>2,274</text:p>
          </table:table-cell>
          <table:table-cell office:value-type="float" office:value="7771" table:style-name="ce57">
            <text:p>7,771</text:p>
          </table:table-cell>
          <table:table-cell office:value-type="float" office:value="1912" table:style-name="ce57">
            <text:p>1,912</text:p>
          </table:table-cell>
          <table:table-cell office:value-type="float" office:value="1857" table:style-name="ce57">
            <text:p>1,857</text:p>
          </table:table-cell>
          <table:table-cell office:value-type="float" office:value="1475" table:style-name="ce57">
            <text:p>1,475</text:p>
          </table:table-cell>
          <table:table-cell office:value-type="float" office:value="1438" table:style-name="ce57">
            <text:p>1,438</text:p>
          </table:table-cell>
          <table:table-cell office:value-type="float" office:value="1089" table:style-name="ce58">
            <text:p>1,089</text:p>
          </table:table-cell>
          <table:table-cell office:value-type="float" office:value="6878" table:style-name="ce57">
            <text:p>6,878</text:p>
          </table:table-cell>
          <table:table-cell office:value-type="float" office:value="1291" table:style-name="ce57">
            <text:p>1,291</text:p>
          </table:table-cell>
          <table:table-cell office:value-type="float" office:value="1398" table:style-name="ce57">
            <text:p>1,398</text:p>
          </table:table-cell>
          <table:table-cell office:value-type="float" office:value="1382" table:style-name="ce57">
            <text:p>1,382</text:p>
          </table:table-cell>
          <table:table-cell office:value-type="float" office:value="1441" table:style-name="ce57">
            <text:p>1,441</text:p>
          </table:table-cell>
          <table:table-cell office:value-type="float" office:value="1366" table:style-name="ce58">
            <text:p>1,366</text:p>
          </table:table-cell>
          <table:table-cell office:value-type="float" office:value="5655" table:style-name="ce57">
            <text:p>5,655</text:p>
          </table:table-cell>
          <table:table-cell office:value-type="float" office:value="1314" table:style-name="ce57">
            <text:p>1,314</text:p>
          </table:table-cell>
          <table:table-cell office:value-type="float" office:value="1224" table:style-name="ce57">
            <text:p>1,224</text:p>
          </table:table-cell>
          <table:table-cell office:value-type="float" office:value="1137" table:style-name="ce57">
            <text:p>1,137</text:p>
          </table:table-cell>
          <table:table-cell office:value-type="float" office:value="1042" table:style-name="ce57">
            <text:p>1,042</text:p>
          </table:table-cell>
          <table:table-cell office:value-type="float" office:value="938" table:style-name="ce58">
            <text:p>938</text:p>
          </table:table-cell>
          <table:table-cell office:value-type="float" office:value="3288" table:style-name="ce57">
            <text:p>3,288</text:p>
          </table:table-cell>
          <table:table-cell office:value-type="float" office:value="866" table:style-name="ce57">
            <text:p>866</text:p>
          </table:table-cell>
          <table:table-cell office:value-type="float" office:value="754" table:style-name="ce57">
            <text:p>754</text:p>
          </table:table-cell>
          <table:table-cell office:value-type="float" office:value="649" table:style-name="ce57">
            <text:p>649</text:p>
          </table:table-cell>
          <table:table-cell office:value-type="float" office:value="547" table:style-name="ce57">
            <text:p>547</text:p>
          </table:table-cell>
          <table:table-cell office:value-type="float" office:value="472" table:style-name="ce58">
            <text:p>472</text:p>
          </table:table-cell>
          <table:table-cell office:value-type="float" office:value="1461" table:style-name="ce57">
            <text:p>1,461</text:p>
          </table:table-cell>
          <table:table-cell office:value-type="float" office:value="438" table:style-name="ce57">
            <text:p>438</text:p>
          </table:table-cell>
          <table:table-cell office:value-type="float" office:value="345" table:style-name="ce57">
            <text:p>345</text:p>
          </table:table-cell>
          <table:table-cell office:value-type="float" office:value="269" table:style-name="ce57">
            <text:p>269</text:p>
          </table:table-cell>
          <table:table-cell office:value-type="float" office:value="242" table:style-name="ce57">
            <text:p>242</text:p>
          </table:table-cell>
          <table:table-cell office:value-type="float" office:value="167" table:style-name="ce58">
            <text:p>167</text:p>
          </table:table-cell>
          <table:table-cell office:value-type="float" office:value="342" table:style-name="ce57">
            <text:p>342</text:p>
          </table:table-cell>
          <table:table-cell office:value-type="float" office:value="120" table:style-name="ce57">
            <text:p>120</text:p>
          </table:table-cell>
          <table:table-cell office:value-type="float" office:value="93" table:style-name="ce57">
            <text:p>93</text:p>
          </table:table-cell>
          <table:table-cell office:value-type="float" office:value="72" table:style-name="ce57">
            <text:p>72</text:p>
          </table:table-cell>
          <table:table-cell office:value-type="float" office:value="30" table:style-name="ce57">
            <text:p>30</text:p>
          </table:table-cell>
          <table:table-cell office:value-type="float" office:value="27" table:style-name="ce58">
            <text:p>27</text:p>
          </table:table-cell>
          <table:table-cell office:value-type="float" office:value="56" table:style-name="ce57">
            <text:p>56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44135" table:style-name="ce52">
            <text:p>544,135</text:p>
          </table:table-cell>
          <table:table-cell office:value-type="float" office:value="18463" table:style-name="ce52">
            <text:p>18,463</text:p>
          </table:table-cell>
          <table:table-cell office:value-type="float" office:value="2796" table:style-name="ce52">
            <text:p>2,796</text:p>
          </table:table-cell>
          <table:table-cell office:value-type="float" office:value="3276" table:style-name="ce52">
            <text:p>3,276</text:p>
          </table:table-cell>
          <table:table-cell office:value-type="float" office:value="3785" table:style-name="ce52">
            <text:p>3,785</text:p>
          </table:table-cell>
          <table:table-cell office:value-type="float" office:value="4053" table:style-name="ce52">
            <text:p>4,053</text:p>
          </table:table-cell>
          <table:table-cell office:value-type="float" office:value="4553" table:style-name="ce52">
            <text:p>4,553</text:p>
          </table:table-cell>
          <table:table-cell office:value-type="float" office:value="24259" table:style-name="ce52">
            <text:p>24,259</text:p>
          </table:table-cell>
          <table:table-cell office:value-type="float" office:value="4951" table:style-name="ce52">
            <text:p>4,951</text:p>
          </table:table-cell>
          <table:table-cell office:value-type="float" office:value="4694" table:style-name="ce52">
            <text:p>4,694</text:p>
          </table:table-cell>
          <table:table-cell office:value-type="float" office:value="5226" table:style-name="ce52">
            <text:p>5,226</text:p>
          </table:table-cell>
          <table:table-cell office:value-type="float" office:value="5123" table:style-name="ce52">
            <text:p>5,123</text:p>
          </table:table-cell>
          <table:table-cell office:value-type="float" office:value="4265" table:style-name="ce53">
            <text:p>4,265</text:p>
          </table:table-cell>
          <table:table-cell office:value-type="float" office:value="23625" table:style-name="ce52">
            <text:p>23,625</text:p>
          </table:table-cell>
          <table:table-cell office:value-type="float" office:value="4353" table:style-name="ce52">
            <text:p>4,353</text:p>
          </table:table-cell>
          <table:table-cell office:value-type="float" office:value="4604" table:style-name="ce52">
            <text:p>4,604</text:p>
          </table:table-cell>
          <table:table-cell office:value-type="float" office:value="4791" table:style-name="ce52">
            <text:p>4,791</text:p>
          </table:table-cell>
          <table:table-cell office:value-type="float" office:value="4960" table:style-name="ce52">
            <text:p>4,960</text:p>
          </table:table-cell>
          <table:table-cell office:value-type="float" office:value="4917" table:style-name="ce53">
            <text:p>4,917</text:p>
          </table:table-cell>
          <table:table-cell office:value-type="float" office:value="29651" table:style-name="ce52">
            <text:p>29,651</text:p>
          </table:table-cell>
          <table:table-cell office:value-type="float" office:value="5190" table:style-name="ce52">
            <text:p>5,190</text:p>
          </table:table-cell>
          <table:table-cell office:value-type="float" office:value="5383" table:style-name="ce52">
            <text:p>5,383</text:p>
          </table:table-cell>
          <table:table-cell office:value-type="float" office:value="5966" table:style-name="ce52">
            <text:p>5,966</text:p>
          </table:table-cell>
          <table:table-cell office:value-type="float" office:value="6223" table:style-name="ce52">
            <text:p>6,223</text:p>
          </table:table-cell>
          <table:table-cell office:value-type="float" office:value="6889" table:style-name="ce53">
            <text:p>6,889</text:p>
          </table:table-cell>
          <table:table-cell office:value-type="float" office:value="35757" table:style-name="ce52">
            <text:p>35,757</text:p>
          </table:table-cell>
          <table:table-cell office:value-type="float" office:value="6815" table:style-name="ce52">
            <text:p>6,815</text:p>
          </table:table-cell>
          <table:table-cell office:value-type="float" office:value="6482" table:style-name="ce52">
            <text:p>6,482</text:p>
          </table:table-cell>
          <table:table-cell office:value-type="float" office:value="7071" table:style-name="ce52">
            <text:p>7,071</text:p>
          </table:table-cell>
          <table:table-cell office:value-type="float" office:value="7649" table:style-name="ce52">
            <text:p>7,649</text:p>
          </table:table-cell>
          <table:table-cell office:value-type="float" office:value="7740" table:style-name="ce53">
            <text:p>7,740</text:p>
          </table:table-cell>
          <table:table-cell office:value-type="float" office:value="38216" table:style-name="ce52">
            <text:p>38,216</text:p>
          </table:table-cell>
          <table:table-cell office:value-type="float" office:value="7716" table:style-name="ce52">
            <text:p>7,716</text:p>
          </table:table-cell>
          <table:table-cell office:value-type="float" office:value="7816" table:style-name="ce52">
            <text:p>7,816</text:p>
          </table:table-cell>
          <table:table-cell office:value-type="float" office:value="7688" table:style-name="ce52">
            <text:p>7,688</text:p>
          </table:table-cell>
          <table:table-cell office:value-type="float" office:value="7476" table:style-name="ce52">
            <text:p>7,476</text:p>
          </table:table-cell>
          <table:table-cell office:value-type="float" office:value="7520" table:style-name="ce53">
            <text:p>7,520</text:p>
          </table:table-cell>
          <table:table-cell office:value-type="float" office:value="36265" table:style-name="ce52">
            <text:p>36,265</text:p>
          </table:table-cell>
          <table:table-cell office:value-type="float" office:value="7516" table:style-name="ce52">
            <text:p>7,516</text:p>
          </table:table-cell>
          <table:table-cell office:value-type="float" office:value="7334" table:style-name="ce52">
            <text:p>7,334</text:p>
          </table:table-cell>
          <table:table-cell office:value-type="float" office:value="7262" table:style-name="ce52">
            <text:p>7,262</text:p>
          </table:table-cell>
          <table:table-cell office:value-type="float" office:value="6846" table:style-name="ce52">
            <text:p>6,846</text:p>
          </table:table-cell>
          <table:table-cell office:value-type="float" office:value="7307" table:style-name="ce53">
            <text:p>7,307</text:p>
          </table:table-cell>
          <table:table-cell office:value-type="float" office:value="43689" table:style-name="ce52">
            <text:p>43,689</text:p>
          </table:table-cell>
          <table:table-cell office:value-type="float" office:value="7858" table:style-name="ce52">
            <text:p>7,858</text:p>
          </table:table-cell>
          <table:table-cell office:value-type="float" office:value="8407" table:style-name="ce52">
            <text:p>8,407</text:p>
          </table:table-cell>
          <table:table-cell office:value-type="float" office:value="9204" table:style-name="ce52">
            <text:p>9,204</text:p>
          </table:table-cell>
          <table:table-cell office:value-type="float" office:value="9174" table:style-name="ce52">
            <text:p>9,174</text:p>
          </table:table-cell>
          <table:table-cell office:value-type="float" office:value="9046" table:style-name="ce53">
            <text:p>9,046</text:p>
          </table:table-cell>
          <table:table-cell office:value-type="float" office:value="42931" table:style-name="ce52">
            <text:p>42,931</text:p>
          </table:table-cell>
          <table:table-cell office:value-type="float" office:value="9060" table:style-name="ce52">
            <text:p>9,060</text:p>
          </table:table-cell>
          <table:table-cell office:value-type="float" office:value="9028" table:style-name="ce52">
            <text:p>9,028</text:p>
          </table:table-cell>
          <table:table-cell office:value-type="float" office:value="8348" table:style-name="ce52">
            <text:p>8,348</text:p>
          </table:table-cell>
          <table:table-cell office:value-type="float" office:value="8556" table:style-name="ce52">
            <text:p>8,556</text:p>
          </table:table-cell>
          <table:table-cell office:value-type="float" office:value="7939" table:style-name="ce53">
            <text:p>7,939</text:p>
          </table:table-cell>
          <table:table-cell office:value-type="float" office:value="38661" table:style-name="ce52">
            <text:p>38,661</text:p>
          </table:table-cell>
          <table:table-cell office:value-type="float" office:value="7586" table:style-name="ce52">
            <text:p>7,586</text:p>
          </table:table-cell>
          <table:table-cell office:value-type="float" office:value="7527" table:style-name="ce52">
            <text:p>7,527</text:p>
          </table:table-cell>
          <table:table-cell office:value-type="float" office:value="7698" table:style-name="ce52">
            <text:p>7,698</text:p>
          </table:table-cell>
          <table:table-cell office:value-type="float" office:value="7768" table:style-name="ce52">
            <text:p>7,768</text:p>
          </table:table-cell>
          <table:table-cell office:value-type="float" office:value="8082" table:style-name="ce53">
            <text:p>8,082</text:p>
          </table:table-cell>
          <table:table-cell office:value-type="float" office:value="40130" table:style-name="ce52">
            <text:p>40,130</text:p>
          </table:table-cell>
          <table:table-cell office:value-type="float" office:value="8169" table:style-name="ce52">
            <text:p>8,169</text:p>
          </table:table-cell>
          <table:table-cell office:value-type="float" office:value="8204" table:style-name="ce52">
            <text:p>8,204</text:p>
          </table:table-cell>
          <table:table-cell office:value-type="float" office:value="7956" table:style-name="ce52">
            <text:p>7,956</text:p>
          </table:table-cell>
          <table:table-cell office:value-type="float" office:value="7816" table:style-name="ce52">
            <text:p>7,816</text:p>
          </table:table-cell>
          <table:table-cell office:value-type="float" office:value="7985" table:style-name="ce53">
            <text:p>7,985</text:p>
          </table:table-cell>
          <table:table-cell office:value-type="float" office:value="42554" table:style-name="ce52">
            <text:p>42,554</text:p>
          </table:table-cell>
          <table:table-cell office:value-type="float" office:value="8413" table:style-name="ce52">
            <text:p>8,413</text:p>
          </table:table-cell>
          <table:table-cell office:value-type="float" office:value="8496" table:style-name="ce52">
            <text:p>8,496</text:p>
          </table:table-cell>
          <table:table-cell office:value-type="float" office:value="8592" table:style-name="ce52">
            <text:p>8,592</text:p>
          </table:table-cell>
          <table:table-cell office:value-type="float" office:value="8610" table:style-name="ce52">
            <text:p>8,610</text:p>
          </table:table-cell>
          <table:table-cell office:value-type="float" office:value="8443" table:style-name="ce53">
            <text:p>8,443</text:p>
          </table:table-cell>
          <table:table-cell office:value-type="float" office:value="38010" table:style-name="ce52">
            <text:p>38,010</text:p>
          </table:table-cell>
          <table:table-cell office:value-type="float" office:value="8227" table:style-name="ce52">
            <text:p>8,227</text:p>
          </table:table-cell>
          <table:table-cell office:value-type="float" office:value="8207" table:style-name="ce52">
            <text:p>8,207</text:p>
          </table:table-cell>
          <table:table-cell office:value-type="float" office:value="7231" table:style-name="ce52">
            <text:p>7,231</text:p>
          </table:table-cell>
          <table:table-cell office:value-type="float" office:value="7466" table:style-name="ce52">
            <text:p>7,466</text:p>
          </table:table-cell>
          <table:table-cell office:value-type="float" office:value="6879" table:style-name="ce53">
            <text:p>6,879</text:p>
          </table:table-cell>
          <table:table-cell office:value-type="float" office:value="30914" table:style-name="ce52">
            <text:p>30,914</text:p>
          </table:table-cell>
          <table:table-cell office:value-type="float" office:value="7022" table:style-name="ce52">
            <text:p>7,022</text:p>
          </table:table-cell>
          <table:table-cell office:value-type="float" office:value="6323" table:style-name="ce52">
            <text:p>6,323</text:p>
          </table:table-cell>
          <table:table-cell office:value-type="float" office:value="6105" table:style-name="ce52">
            <text:p>6,105</text:p>
          </table:table-cell>
          <table:table-cell office:value-type="float" office:value="6000" table:style-name="ce52">
            <text:p>6,000</text:p>
          </table:table-cell>
          <table:table-cell office:value-type="float" office:value="5464" table:style-name="ce53">
            <text:p>5,464</text:p>
          </table:table-cell>
          <table:table-cell office:value-type="float" office:value="19119" table:style-name="ce52">
            <text:p>19,119</text:p>
          </table:table-cell>
          <table:table-cell office:value-type="float" office:value="4684" table:style-name="ce52">
            <text:p>4,684</text:p>
          </table:table-cell>
          <table:table-cell office:value-type="float" office:value="4505" table:style-name="ce52">
            <text:p>4,505</text:p>
          </table:table-cell>
          <table:table-cell office:value-type="float" office:value="3789" table:style-name="ce52">
            <text:p>3,789</text:p>
          </table:table-cell>
          <table:table-cell office:value-type="float" office:value="3497" table:style-name="ce52">
            <text:p>3,497</text:p>
          </table:table-cell>
          <table:table-cell office:value-type="float" office:value="2644" table:style-name="ce53">
            <text:p>2,644</text:p>
          </table:table-cell>
          <table:table-cell office:value-type="float" office:value="16238" table:style-name="ce52">
            <text:p>16,238</text:p>
          </table:table-cell>
          <table:table-cell office:value-type="float" office:value="3253" table:style-name="ce52">
            <text:p>3,253</text:p>
          </table:table-cell>
          <table:table-cell office:value-type="float" office:value="3212" table:style-name="ce52">
            <text:p>3,212</text:p>
          </table:table-cell>
          <table:table-cell office:value-type="float" office:value="3259" table:style-name="ce52">
            <text:p>3,259</text:p>
          </table:table-cell>
          <table:table-cell office:value-type="float" office:value="3269" table:style-name="ce52">
            <text:p>3,269</text:p>
          </table:table-cell>
          <table:table-cell office:value-type="float" office:value="3245" table:style-name="ce53">
            <text:p>3,245</text:p>
          </table:table-cell>
          <table:table-cell office:value-type="float" office:value="13317" table:style-name="ce52">
            <text:p>13,317</text:p>
          </table:table-cell>
          <table:table-cell office:value-type="float" office:value="3279" table:style-name="ce52">
            <text:p>3,279</text:p>
          </table:table-cell>
          <table:table-cell office:value-type="float" office:value="2815" table:style-name="ce52">
            <text:p>2,815</text:p>
          </table:table-cell>
          <table:table-cell office:value-type="float" office:value="2686" table:style-name="ce52">
            <text:p>2,686</text:p>
          </table:table-cell>
          <table:table-cell office:value-type="float" office:value="2441" table:style-name="ce52">
            <text:p>2,441</text:p>
          </table:table-cell>
          <table:table-cell office:value-type="float" office:value="2096" table:style-name="ce53">
            <text:p>2,096</text:p>
          </table:table-cell>
          <table:table-cell office:value-type="float" office:value="8050" table:style-name="ce52">
            <text:p>8,050</text:p>
          </table:table-cell>
          <table:table-cell office:value-type="float" office:value="2041" table:style-name="ce52">
            <text:p>2,041</text:p>
          </table:table-cell>
          <table:table-cell office:value-type="float" office:value="1785" table:style-name="ce52">
            <text:p>1,785</text:p>
          </table:table-cell>
          <table:table-cell office:value-type="float" office:value="1596" table:style-name="ce52">
            <text:p>1,596</text:p>
          </table:table-cell>
          <table:table-cell office:value-type="float" office:value="1468" table:style-name="ce52">
            <text:p>1,468</text:p>
          </table:table-cell>
          <table:table-cell office:value-type="float" office:value="1160" table:style-name="ce53">
            <text:p>1,160</text:p>
          </table:table-cell>
          <table:table-cell office:value-type="float" office:value="3466" table:style-name="ce52">
            <text:p>3,466</text:p>
          </table:table-cell>
          <table:table-cell office:value-type="float" office:value="1035" table:style-name="ce52">
            <text:p>1,035</text:p>
          </table:table-cell>
          <table:table-cell office:value-type="float" office:value="846" table:style-name="ce52">
            <text:p>846</text:p>
          </table:table-cell>
          <table:table-cell office:value-type="float" office:value="663" table:style-name="ce52">
            <text:p>663</text:p>
          </table:table-cell>
          <table:table-cell office:value-type="float" office:value="529" table:style-name="ce52">
            <text:p>529</text:p>
          </table:table-cell>
          <table:table-cell office:value-type="float" office:value="393" table:style-name="ce53">
            <text:p>393</text:p>
          </table:table-cell>
          <table:table-cell office:value-type="float" office:value="715" table:style-name="ce52">
            <text:p>715</text:p>
          </table:table-cell>
          <table:table-cell office:value-type="float" office:value="248" table:style-name="ce52">
            <text:p>248</text:p>
          </table:table-cell>
          <table:table-cell office:value-type="float" office:value="187" table:style-name="ce52">
            <text:p>187</text:p>
          </table:table-cell>
          <table:table-cell office:value-type="float" office:value="128" table:style-name="ce52">
            <text:p>128</text:p>
          </table:table-cell>
          <table:table-cell office:value-type="float" office:value="90" table:style-name="ce52">
            <text:p>90</text:p>
          </table:table-cell>
          <table:table-cell office:value-type="float" office:value="62" table:style-name="ce53">
            <text:p>62</text:p>
          </table:table-cell>
          <table:table-cell office:value-type="float" office:value="105" table:style-name="ce52">
            <text:p>105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苗栗縣</text:p>
          </table:table-cell>
          <table:table-cell office:value-type="string" table:style-name="ce50">
            <text:p>男</text:p>
          </table:table-cell>
          <table:table-cell office:value-type="float" office:value="280540" table:style-name="ce52">
            <text:p>280,540</text:p>
          </table:table-cell>
          <table:table-cell office:value-type="float" office:value="9581" table:style-name="ce52">
            <text:p>9,581</text:p>
          </table:table-cell>
          <table:table-cell office:value-type="float" office:value="1476" table:style-name="ce52">
            <text:p>1,476</text:p>
          </table:table-cell>
          <table:table-cell office:value-type="float" office:value="1706" table:style-name="ce52">
            <text:p>1,706</text:p>
          </table:table-cell>
          <table:table-cell office:value-type="float" office:value="1939" table:style-name="ce52">
            <text:p>1,939</text:p>
          </table:table-cell>
          <table:table-cell office:value-type="float" office:value="2087" table:style-name="ce52">
            <text:p>2,087</text:p>
          </table:table-cell>
          <table:table-cell office:value-type="float" office:value="2373" table:style-name="ce52">
            <text:p>2,373</text:p>
          </table:table-cell>
          <table:table-cell office:value-type="float" office:value="12418" table:style-name="ce52">
            <text:p>12,418</text:p>
          </table:table-cell>
          <table:table-cell office:value-type="float" office:value="2484" table:style-name="ce52">
            <text:p>2,484</text:p>
          </table:table-cell>
          <table:table-cell office:value-type="float" office:value="2433" table:style-name="ce52">
            <text:p>2,433</text:p>
          </table:table-cell>
          <table:table-cell office:value-type="float" office:value="2614" table:style-name="ce52">
            <text:p>2,614</text:p>
          </table:table-cell>
          <table:table-cell office:value-type="float" office:value="2673" table:style-name="ce52">
            <text:p>2,673</text:p>
          </table:table-cell>
          <table:table-cell office:value-type="float" office:value="2214" table:style-name="ce53">
            <text:p>2,214</text:p>
          </table:table-cell>
          <table:table-cell office:value-type="float" office:value="12345" table:style-name="ce52">
            <text:p>12,345</text:p>
          </table:table-cell>
          <table:table-cell office:value-type="float" office:value="2275" table:style-name="ce52">
            <text:p>2,275</text:p>
          </table:table-cell>
          <table:table-cell office:value-type="float" office:value="2395" table:style-name="ce52">
            <text:p>2,395</text:p>
          </table:table-cell>
          <table:table-cell office:value-type="float" office:value="2496" table:style-name="ce52">
            <text:p>2,496</text:p>
          </table:table-cell>
          <table:table-cell office:value-type="float" office:value="2607" table:style-name="ce52">
            <text:p>2,607</text:p>
          </table:table-cell>
          <table:table-cell office:value-type="float" office:value="2572" table:style-name="ce53">
            <text:p>2,572</text:p>
          </table:table-cell>
          <table:table-cell office:value-type="float" office:value="15819" table:style-name="ce52">
            <text:p>15,819</text:p>
          </table:table-cell>
          <table:table-cell office:value-type="float" office:value="2779" table:style-name="ce52">
            <text:p>2,779</text:p>
          </table:table-cell>
          <table:table-cell office:value-type="float" office:value="2933" table:style-name="ce52">
            <text:p>2,933</text:p>
          </table:table-cell>
          <table:table-cell office:value-type="float" office:value="3241" table:style-name="ce52">
            <text:p>3,241</text:p>
          </table:table-cell>
          <table:table-cell office:value-type="float" office:value="3258" table:style-name="ce52">
            <text:p>3,258</text:p>
          </table:table-cell>
          <table:table-cell office:value-type="float" office:value="3608" table:style-name="ce53">
            <text:p>3,608</text:p>
          </table:table-cell>
          <table:table-cell office:value-type="float" office:value="18754" table:style-name="ce52">
            <text:p>18,754</text:p>
          </table:table-cell>
          <table:table-cell office:value-type="float" office:value="3548" table:style-name="ce52">
            <text:p>3,548</text:p>
          </table:table-cell>
          <table:table-cell office:value-type="float" office:value="3431" table:style-name="ce52">
            <text:p>3,431</text:p>
          </table:table-cell>
          <table:table-cell office:value-type="float" office:value="3746" table:style-name="ce52">
            <text:p>3,746</text:p>
          </table:table-cell>
          <table:table-cell office:value-type="float" office:value="3943" table:style-name="ce52">
            <text:p>3,943</text:p>
          </table:table-cell>
          <table:table-cell office:value-type="float" office:value="4086" table:style-name="ce53">
            <text:p>4,086</text:p>
          </table:table-cell>
          <table:table-cell office:value-type="float" office:value="20417" table:style-name="ce52">
            <text:p>20,417</text:p>
          </table:table-cell>
          <table:table-cell office:value-type="float" office:value="4057" table:style-name="ce52">
            <text:p>4,057</text:p>
          </table:table-cell>
          <table:table-cell office:value-type="float" office:value="4204" table:style-name="ce52">
            <text:p>4,204</text:p>
          </table:table-cell>
          <table:table-cell office:value-type="float" office:value="4061" table:style-name="ce52">
            <text:p>4,061</text:p>
          </table:table-cell>
          <table:table-cell office:value-type="float" office:value="4027" table:style-name="ce52">
            <text:p>4,027</text:p>
          </table:table-cell>
          <table:table-cell office:value-type="float" office:value="4068" table:style-name="ce53">
            <text:p>4,068</text:p>
          </table:table-cell>
          <table:table-cell office:value-type="float" office:value="19427" table:style-name="ce52">
            <text:p>19,427</text:p>
          </table:table-cell>
          <table:table-cell office:value-type="float" office:value="4075" table:style-name="ce52">
            <text:p>4,075</text:p>
          </table:table-cell>
          <table:table-cell office:value-type="float" office:value="3965" table:style-name="ce52">
            <text:p>3,965</text:p>
          </table:table-cell>
          <table:table-cell office:value-type="float" office:value="3931" table:style-name="ce52">
            <text:p>3,931</text:p>
          </table:table-cell>
          <table:table-cell office:value-type="float" office:value="3634" table:style-name="ce52">
            <text:p>3,634</text:p>
          </table:table-cell>
          <table:table-cell office:value-type="float" office:value="3822" table:style-name="ce53">
            <text:p>3,822</text:p>
          </table:table-cell>
          <table:table-cell office:value-type="float" office:value="22655" table:style-name="ce52">
            <text:p>22,655</text:p>
          </table:table-cell>
          <table:table-cell office:value-type="float" office:value="4154" table:style-name="ce52">
            <text:p>4,154</text:p>
          </table:table-cell>
          <table:table-cell office:value-type="float" office:value="4414" table:style-name="ce52">
            <text:p>4,414</text:p>
          </table:table-cell>
          <table:table-cell office:value-type="float" office:value="4724" table:style-name="ce52">
            <text:p>4,724</text:p>
          </table:table-cell>
          <table:table-cell office:value-type="float" office:value="4711" table:style-name="ce52">
            <text:p>4,711</text:p>
          </table:table-cell>
          <table:table-cell office:value-type="float" office:value="4652" table:style-name="ce53">
            <text:p>4,652</text:p>
          </table:table-cell>
          <table:table-cell office:value-type="float" office:value="21895" table:style-name="ce52">
            <text:p>21,895</text:p>
          </table:table-cell>
          <table:table-cell office:value-type="float" office:value="4599" table:style-name="ce52">
            <text:p>4,599</text:p>
          </table:table-cell>
          <table:table-cell office:value-type="float" office:value="4601" table:style-name="ce52">
            <text:p>4,601</text:p>
          </table:table-cell>
          <table:table-cell office:value-type="float" office:value="4275" table:style-name="ce52">
            <text:p>4,275</text:p>
          </table:table-cell>
          <table:table-cell office:value-type="float" office:value="4389" table:style-name="ce52">
            <text:p>4,389</text:p>
          </table:table-cell>
          <table:table-cell office:value-type="float" office:value="4031" table:style-name="ce53">
            <text:p>4,031</text:p>
          </table:table-cell>
          <table:table-cell office:value-type="float" office:value="20233" table:style-name="ce52">
            <text:p>20,233</text:p>
          </table:table-cell>
          <table:table-cell office:value-type="float" office:value="3978" table:style-name="ce52">
            <text:p>3,978</text:p>
          </table:table-cell>
          <table:table-cell office:value-type="float" office:value="3951" table:style-name="ce52">
            <text:p>3,951</text:p>
          </table:table-cell>
          <table:table-cell office:value-type="float" office:value="4035" table:style-name="ce52">
            <text:p>4,035</text:p>
          </table:table-cell>
          <table:table-cell office:value-type="float" office:value="4042" table:style-name="ce52">
            <text:p>4,042</text:p>
          </table:table-cell>
          <table:table-cell office:value-type="float" office:value="4227" table:style-name="ce53">
            <text:p>4,227</text:p>
          </table:table-cell>
          <table:table-cell office:value-type="float" office:value="21243" table:style-name="ce52">
            <text:p>21,243</text:p>
          </table:table-cell>
          <table:table-cell office:value-type="float" office:value="4319" table:style-name="ce52">
            <text:p>4,319</text:p>
          </table:table-cell>
          <table:table-cell office:value-type="float" office:value="4378" table:style-name="ce52">
            <text:p>4,378</text:p>
          </table:table-cell>
          <table:table-cell office:value-type="float" office:value="4198" table:style-name="ce52">
            <text:p>4,198</text:p>
          </table:table-cell>
          <table:table-cell office:value-type="float" office:value="4153" table:style-name="ce52">
            <text:p>4,153</text:p>
          </table:table-cell>
          <table:table-cell office:value-type="float" office:value="4195" table:style-name="ce53">
            <text:p>4,195</text:p>
          </table:table-cell>
          <table:table-cell office:value-type="float" office:value="22299" table:style-name="ce52">
            <text:p>22,299</text:p>
          </table:table-cell>
          <table:table-cell office:value-type="float" office:value="4433" table:style-name="ce52">
            <text:p>4,433</text:p>
          </table:table-cell>
          <table:table-cell office:value-type="float" office:value="4464" table:style-name="ce52">
            <text:p>4,464</text:p>
          </table:table-cell>
          <table:table-cell office:value-type="float" office:value="4458" table:style-name="ce52">
            <text:p>4,458</text:p>
          </table:table-cell>
          <table:table-cell office:value-type="float" office:value="4476" table:style-name="ce52">
            <text:p>4,476</text:p>
          </table:table-cell>
          <table:table-cell office:value-type="float" office:value="4468" table:style-name="ce53">
            <text:p>4,468</text:p>
          </table:table-cell>
          <table:table-cell office:value-type="float" office:value="19827" table:style-name="ce52">
            <text:p>19,827</text:p>
          </table:table-cell>
          <table:table-cell office:value-type="float" office:value="4295" table:style-name="ce52">
            <text:p>4,295</text:p>
          </table:table-cell>
          <table:table-cell office:value-type="float" office:value="4301" table:style-name="ce52">
            <text:p>4,301</text:p>
          </table:table-cell>
          <table:table-cell office:value-type="float" office:value="3717" table:style-name="ce52">
            <text:p>3,717</text:p>
          </table:table-cell>
          <table:table-cell office:value-type="float" office:value="3916" table:style-name="ce52">
            <text:p>3,916</text:p>
          </table:table-cell>
          <table:table-cell office:value-type="float" office:value="3598" table:style-name="ce53">
            <text:p>3,598</text:p>
          </table:table-cell>
          <table:table-cell office:value-type="float" office:value="15556" table:style-name="ce52">
            <text:p>15,556</text:p>
          </table:table-cell>
          <table:table-cell office:value-type="float" office:value="3621" table:style-name="ce52">
            <text:p>3,621</text:p>
          </table:table-cell>
          <table:table-cell office:value-type="float" office:value="3242" table:style-name="ce52">
            <text:p>3,242</text:p>
          </table:table-cell>
          <table:table-cell office:value-type="float" office:value="3036" table:style-name="ce52">
            <text:p>3,036</text:p>
          </table:table-cell>
          <table:table-cell office:value-type="float" office:value="2956" table:style-name="ce52">
            <text:p>2,956</text:p>
          </table:table-cell>
          <table:table-cell office:value-type="float" office:value="2701" table:style-name="ce53">
            <text:p>2,701</text:p>
          </table:table-cell>
          <table:table-cell office:value-type="float" office:value="9230" table:style-name="ce52">
            <text:p>9,230</text:p>
          </table:table-cell>
          <table:table-cell office:value-type="float" office:value="2292" table:style-name="ce52">
            <text:p>2,292</text:p>
          </table:table-cell>
          <table:table-cell office:value-type="float" office:value="2169" table:style-name="ce52">
            <text:p>2,169</text:p>
          </table:table-cell>
          <table:table-cell office:value-type="float" office:value="1825" table:style-name="ce52">
            <text:p>1,825</text:p>
          </table:table-cell>
          <table:table-cell office:value-type="float" office:value="1688" table:style-name="ce52">
            <text:p>1,688</text:p>
          </table:table-cell>
          <table:table-cell office:value-type="float" office:value="1256" table:style-name="ce53">
            <text:p>1,256</text:p>
          </table:table-cell>
          <table:table-cell office:value-type="float" office:value="7691" table:style-name="ce52">
            <text:p>7,691</text:p>
          </table:table-cell>
          <table:table-cell office:value-type="float" office:value="1574" table:style-name="ce52">
            <text:p>1,574</text:p>
          </table:table-cell>
          <table:table-cell office:value-type="float" office:value="1541" table:style-name="ce52">
            <text:p>1,541</text:p>
          </table:table-cell>
          <table:table-cell office:value-type="float" office:value="1509" table:style-name="ce52">
            <text:p>1,509</text:p>
          </table:table-cell>
          <table:table-cell office:value-type="float" office:value="1514" table:style-name="ce52">
            <text:p>1,514</text:p>
          </table:table-cell>
          <table:table-cell office:value-type="float" office:value="1553" table:style-name="ce53">
            <text:p>1,553</text:p>
          </table:table-cell>
          <table:table-cell office:value-type="float" office:value="6071" table:style-name="ce52">
            <text:p>6,071</text:p>
          </table:table-cell>
          <table:table-cell office:value-type="float" office:value="1536" table:style-name="ce52">
            <text:p>1,536</text:p>
          </table:table-cell>
          <table:table-cell office:value-type="float" office:value="1281" table:style-name="ce52">
            <text:p>1,281</text:p>
          </table:table-cell>
          <table:table-cell office:value-type="float" office:value="1206" table:style-name="ce52">
            <text:p>1,206</text:p>
          </table:table-cell>
          <table:table-cell office:value-type="float" office:value="1095" table:style-name="ce52">
            <text:p>1,095</text:p>
          </table:table-cell>
          <table:table-cell office:value-type="float" office:value="953" table:style-name="ce53">
            <text:p>953</text:p>
          </table:table-cell>
          <table:table-cell office:value-type="float" office:value="3412" table:style-name="ce52">
            <text:p>3,412</text:p>
          </table:table-cell>
          <table:table-cell office:value-type="float" office:value="879" table:style-name="ce52">
            <text:p>879</text:p>
          </table:table-cell>
          <table:table-cell office:value-type="float" office:value="733" table:style-name="ce52">
            <text:p>733</text:p>
          </table:table-cell>
          <table:table-cell office:value-type="float" office:value="675" table:style-name="ce52">
            <text:p>675</text:p>
          </table:table-cell>
          <table:table-cell office:value-type="float" office:value="620" table:style-name="ce52">
            <text:p>620</text:p>
          </table:table-cell>
          <table:table-cell office:value-type="float" office:value="505" table:style-name="ce53">
            <text:p>505</text:p>
          </table:table-cell>
          <table:table-cell office:value-type="float" office:value="1397" table:style-name="ce52">
            <text:p>1,397</text:p>
          </table:table-cell>
          <table:table-cell office:value-type="float" office:value="435" table:style-name="ce52">
            <text:p>435</text:p>
          </table:table-cell>
          <table:table-cell office:value-type="float" office:value="334" table:style-name="ce52">
            <text:p>334</text:p>
          </table:table-cell>
          <table:table-cell office:value-type="float" office:value="277" table:style-name="ce52">
            <text:p>277</text:p>
          </table:table-cell>
          <table:table-cell office:value-type="float" office:value="197" table:style-name="ce52">
            <text:p>197</text:p>
          </table:table-cell>
          <table:table-cell office:value-type="float" office:value="154" table:style-name="ce53">
            <text:p>154</text:p>
          </table:table-cell>
          <table:table-cell office:value-type="float" office:value="237" table:style-name="ce52">
            <text:p>237</text:p>
          </table:table-cell>
          <table:table-cell office:value-type="float" office:value="71" table:style-name="ce52">
            <text:p>71</text:p>
          </table:table-cell>
          <table:table-cell office:value-type="float" office:value="58" table:style-name="ce52">
            <text:p>58</text:p>
          </table:table-cell>
          <table:table-cell office:value-type="float" office:value="47" table:style-name="ce52">
            <text:p>47</text:p>
          </table:table-cell>
          <table:table-cell office:value-type="float" office:value="36" table:style-name="ce52">
            <text:p>36</text:p>
          </table:table-cell>
          <table:table-cell office:value-type="float" office:value="25" table:style-name="ce53">
            <text:p>25</text:p>
          </table:table-cell>
          <table:table-cell office:value-type="float" office:value="33" table:style-name="ce52">
            <text:p>33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63595" table:style-name="ce57">
            <text:p>263,595</text:p>
          </table:table-cell>
          <table:table-cell office:value-type="float" office:value="8882" table:style-name="ce58">
            <text:p>8,882</text:p>
          </table:table-cell>
          <table:table-cell office:value-type="float" office:value="1320" table:style-name="ce57">
            <text:p>1,320</text:p>
          </table:table-cell>
          <table:table-cell office:value-type="float" office:value="1570" table:style-name="ce57">
            <text:p>1,570</text:p>
          </table:table-cell>
          <table:table-cell office:value-type="float" office:value="1846" table:style-name="ce57">
            <text:p>1,846</text:p>
          </table:table-cell>
          <table:table-cell office:value-type="float" office:value="1966" table:style-name="ce57">
            <text:p>1,966</text:p>
          </table:table-cell>
          <table:table-cell office:value-type="float" office:value="2180" table:style-name="ce57">
            <text:p>2,180</text:p>
          </table:table-cell>
          <table:table-cell office:value-type="float" office:value="11841" table:style-name="ce57">
            <text:p>11,841</text:p>
          </table:table-cell>
          <table:table-cell office:value-type="float" office:value="2467" table:style-name="ce57">
            <text:p>2,467</text:p>
          </table:table-cell>
          <table:table-cell office:value-type="float" office:value="2261" table:style-name="ce57">
            <text:p>2,261</text:p>
          </table:table-cell>
          <table:table-cell office:value-type="float" office:value="2612" table:style-name="ce57">
            <text:p>2,612</text:p>
          </table:table-cell>
          <table:table-cell office:value-type="float" office:value="2450" table:style-name="ce57">
            <text:p>2,450</text:p>
          </table:table-cell>
          <table:table-cell office:value-type="float" office:value="2051" table:style-name="ce58">
            <text:p>2,051</text:p>
          </table:table-cell>
          <table:table-cell office:value-type="float" office:value="11280" table:style-name="ce57">
            <text:p>11,280</text:p>
          </table:table-cell>
          <table:table-cell office:value-type="float" office:value="2078" table:style-name="ce57">
            <text:p>2,078</text:p>
          </table:table-cell>
          <table:table-cell office:value-type="float" office:value="2209" table:style-name="ce57">
            <text:p>2,209</text:p>
          </table:table-cell>
          <table:table-cell office:value-type="float" office:value="2295" table:style-name="ce57">
            <text:p>2,295</text:p>
          </table:table-cell>
          <table:table-cell office:value-type="float" office:value="2353" table:style-name="ce57">
            <text:p>2,353</text:p>
          </table:table-cell>
          <table:table-cell office:value-type="float" office:value="2345" table:style-name="ce58">
            <text:p>2,345</text:p>
          </table:table-cell>
          <table:table-cell office:value-type="float" office:value="13832" table:style-name="ce57">
            <text:p>13,832</text:p>
          </table:table-cell>
          <table:table-cell office:value-type="float" office:value="2411" table:style-name="ce57">
            <text:p>2,411</text:p>
          </table:table-cell>
          <table:table-cell office:value-type="float" office:value="2450" table:style-name="ce57">
            <text:p>2,450</text:p>
          </table:table-cell>
          <table:table-cell office:value-type="float" office:value="2725" table:style-name="ce57">
            <text:p>2,725</text:p>
          </table:table-cell>
          <table:table-cell office:value-type="float" office:value="2965" table:style-name="ce57">
            <text:p>2,965</text:p>
          </table:table-cell>
          <table:table-cell office:value-type="float" office:value="3281" table:style-name="ce58">
            <text:p>3,281</text:p>
          </table:table-cell>
          <table:table-cell office:value-type="float" office:value="17003" table:style-name="ce57">
            <text:p>17,003</text:p>
          </table:table-cell>
          <table:table-cell office:value-type="float" office:value="3267" table:style-name="ce57">
            <text:p>3,267</text:p>
          </table:table-cell>
          <table:table-cell office:value-type="float" office:value="3051" table:style-name="ce57">
            <text:p>3,051</text:p>
          </table:table-cell>
          <table:table-cell office:value-type="float" office:value="3325" table:style-name="ce57">
            <text:p>3,325</text:p>
          </table:table-cell>
          <table:table-cell office:value-type="float" office:value="3706" table:style-name="ce57">
            <text:p>3,706</text:p>
          </table:table-cell>
          <table:table-cell office:value-type="float" office:value="3654" table:style-name="ce58">
            <text:p>3,654</text:p>
          </table:table-cell>
          <table:table-cell office:value-type="float" office:value="17799" table:style-name="ce57">
            <text:p>17,799</text:p>
          </table:table-cell>
          <table:table-cell office:value-type="float" office:value="3659" table:style-name="ce57">
            <text:p>3,659</text:p>
          </table:table-cell>
          <table:table-cell office:value-type="float" office:value="3612" table:style-name="ce57">
            <text:p>3,612</text:p>
          </table:table-cell>
          <table:table-cell office:value-type="float" office:value="3627" table:style-name="ce57">
            <text:p>3,627</text:p>
          </table:table-cell>
          <table:table-cell office:value-type="float" office:value="3449" table:style-name="ce57">
            <text:p>3,449</text:p>
          </table:table-cell>
          <table:table-cell office:value-type="float" office:value="3452" table:style-name="ce58">
            <text:p>3,452</text:p>
          </table:table-cell>
          <table:table-cell office:value-type="float" office:value="16838" table:style-name="ce57">
            <text:p>16,838</text:p>
          </table:table-cell>
          <table:table-cell office:value-type="float" office:value="3441" table:style-name="ce57">
            <text:p>3,441</text:p>
          </table:table-cell>
          <table:table-cell office:value-type="float" office:value="3369" table:style-name="ce57">
            <text:p>3,369</text:p>
          </table:table-cell>
          <table:table-cell office:value-type="float" office:value="3331" table:style-name="ce57">
            <text:p>3,331</text:p>
          </table:table-cell>
          <table:table-cell office:value-type="float" office:value="3212" table:style-name="ce57">
            <text:p>3,212</text:p>
          </table:table-cell>
          <table:table-cell office:value-type="float" office:value="3485" table:style-name="ce58">
            <text:p>3,485</text:p>
          </table:table-cell>
          <table:table-cell office:value-type="float" office:value="21034" table:style-name="ce57">
            <text:p>21,034</text:p>
          </table:table-cell>
          <table:table-cell office:value-type="float" office:value="3704" table:style-name="ce57">
            <text:p>3,704</text:p>
          </table:table-cell>
          <table:table-cell office:value-type="float" office:value="3993" table:style-name="ce57">
            <text:p>3,993</text:p>
          </table:table-cell>
          <table:table-cell office:value-type="float" office:value="4480" table:style-name="ce57">
            <text:p>4,480</text:p>
          </table:table-cell>
          <table:table-cell office:value-type="float" office:value="4463" table:style-name="ce57">
            <text:p>4,463</text:p>
          </table:table-cell>
          <table:table-cell office:value-type="float" office:value="4394" table:style-name="ce58">
            <text:p>4,394</text:p>
          </table:table-cell>
          <table:table-cell office:value-type="float" office:value="21036" table:style-name="ce57">
            <text:p>21,036</text:p>
          </table:table-cell>
          <table:table-cell office:value-type="float" office:value="4461" table:style-name="ce57">
            <text:p>4,461</text:p>
          </table:table-cell>
          <table:table-cell office:value-type="float" office:value="4427" table:style-name="ce57">
            <text:p>4,427</text:p>
          </table:table-cell>
          <table:table-cell office:value-type="float" office:value="4073" table:style-name="ce57">
            <text:p>4,073</text:p>
          </table:table-cell>
          <table:table-cell office:value-type="float" office:value="4167" table:style-name="ce57">
            <text:p>4,167</text:p>
          </table:table-cell>
          <table:table-cell office:value-type="float" office:value="3908" table:style-name="ce58">
            <text:p>3,908</text:p>
          </table:table-cell>
          <table:table-cell office:value-type="float" office:value="18428" table:style-name="ce57">
            <text:p>18,428</text:p>
          </table:table-cell>
          <table:table-cell office:value-type="float" office:value="3608" table:style-name="ce57">
            <text:p>3,608</text:p>
          </table:table-cell>
          <table:table-cell office:value-type="float" office:value="3576" table:style-name="ce57">
            <text:p>3,576</text:p>
          </table:table-cell>
          <table:table-cell office:value-type="float" office:value="3663" table:style-name="ce57">
            <text:p>3,663</text:p>
          </table:table-cell>
          <table:table-cell office:value-type="float" office:value="3726" table:style-name="ce57">
            <text:p>3,726</text:p>
          </table:table-cell>
          <table:table-cell office:value-type="float" office:value="3855" table:style-name="ce58">
            <text:p>3,855</text:p>
          </table:table-cell>
          <table:table-cell office:value-type="float" office:value="18887" table:style-name="ce57">
            <text:p>18,887</text:p>
          </table:table-cell>
          <table:table-cell office:value-type="float" office:value="3850" table:style-name="ce57">
            <text:p>3,850</text:p>
          </table:table-cell>
          <table:table-cell office:value-type="float" office:value="3826" table:style-name="ce57">
            <text:p>3,826</text:p>
          </table:table-cell>
          <table:table-cell office:value-type="float" office:value="3758" table:style-name="ce57">
            <text:p>3,758</text:p>
          </table:table-cell>
          <table:table-cell office:value-type="float" office:value="3663" table:style-name="ce57">
            <text:p>3,663</text:p>
          </table:table-cell>
          <table:table-cell office:value-type="float" office:value="3790" table:style-name="ce58">
            <text:p>3,790</text:p>
          </table:table-cell>
          <table:table-cell office:value-type="float" office:value="20255" table:style-name="ce57">
            <text:p>20,255</text:p>
          </table:table-cell>
          <table:table-cell office:value-type="float" office:value="3980" table:style-name="ce57">
            <text:p>3,980</text:p>
          </table:table-cell>
          <table:table-cell office:value-type="float" office:value="4032" table:style-name="ce57">
            <text:p>4,032</text:p>
          </table:table-cell>
          <table:table-cell office:value-type="float" office:value="4134" table:style-name="ce57">
            <text:p>4,134</text:p>
          </table:table-cell>
          <table:table-cell office:value-type="float" office:value="4134" table:style-name="ce57">
            <text:p>4,134</text:p>
          </table:table-cell>
          <table:table-cell office:value-type="float" office:value="3975" table:style-name="ce58">
            <text:p>3,975</text:p>
          </table:table-cell>
          <table:table-cell office:value-type="float" office:value="18183" table:style-name="ce57">
            <text:p>18,183</text:p>
          </table:table-cell>
          <table:table-cell office:value-type="float" office:value="3932" table:style-name="ce57">
            <text:p>3,932</text:p>
          </table:table-cell>
          <table:table-cell office:value-type="float" office:value="3906" table:style-name="ce57">
            <text:p>3,906</text:p>
          </table:table-cell>
          <table:table-cell office:value-type="float" office:value="3514" table:style-name="ce57">
            <text:p>3,514</text:p>
          </table:table-cell>
          <table:table-cell office:value-type="float" office:value="3550" table:style-name="ce57">
            <text:p>3,550</text:p>
          </table:table-cell>
          <table:table-cell office:value-type="float" office:value="3281" table:style-name="ce58">
            <text:p>3,281</text:p>
          </table:table-cell>
          <table:table-cell office:value-type="float" office:value="15358" table:style-name="ce57">
            <text:p>15,358</text:p>
          </table:table-cell>
          <table:table-cell office:value-type="float" office:value="3401" table:style-name="ce57">
            <text:p>3,401</text:p>
          </table:table-cell>
          <table:table-cell office:value-type="float" office:value="3081" table:style-name="ce57">
            <text:p>3,081</text:p>
          </table:table-cell>
          <table:table-cell office:value-type="float" office:value="3069" table:style-name="ce57">
            <text:p>3,069</text:p>
          </table:table-cell>
          <table:table-cell office:value-type="float" office:value="3044" table:style-name="ce57">
            <text:p>3,044</text:p>
          </table:table-cell>
          <table:table-cell office:value-type="float" office:value="2763" table:style-name="ce58">
            <text:p>2,763</text:p>
          </table:table-cell>
          <table:table-cell office:value-type="float" office:value="9889" table:style-name="ce57">
            <text:p>9,889</text:p>
          </table:table-cell>
          <table:table-cell office:value-type="float" office:value="2392" table:style-name="ce57">
            <text:p>2,392</text:p>
          </table:table-cell>
          <table:table-cell office:value-type="float" office:value="2336" table:style-name="ce57">
            <text:p>2,336</text:p>
          </table:table-cell>
          <table:table-cell office:value-type="float" office:value="1964" table:style-name="ce57">
            <text:p>1,964</text:p>
          </table:table-cell>
          <table:table-cell office:value-type="float" office:value="1809" table:style-name="ce57">
            <text:p>1,809</text:p>
          </table:table-cell>
          <table:table-cell office:value-type="float" office:value="1388" table:style-name="ce58">
            <text:p>1,388</text:p>
          </table:table-cell>
          <table:table-cell office:value-type="float" office:value="8547" table:style-name="ce57">
            <text:p>8,547</text:p>
          </table:table-cell>
          <table:table-cell office:value-type="float" office:value="1679" table:style-name="ce57">
            <text:p>1,679</text:p>
          </table:table-cell>
          <table:table-cell office:value-type="float" office:value="1671" table:style-name="ce57">
            <text:p>1,671</text:p>
          </table:table-cell>
          <table:table-cell office:value-type="float" office:value="1750" table:style-name="ce57">
            <text:p>1,750</text:p>
          </table:table-cell>
          <table:table-cell office:value-type="float" office:value="1755" table:style-name="ce57">
            <text:p>1,755</text:p>
          </table:table-cell>
          <table:table-cell office:value-type="float" office:value="1692" table:style-name="ce58">
            <text:p>1,692</text:p>
          </table:table-cell>
          <table:table-cell office:value-type="float" office:value="7246" table:style-name="ce57">
            <text:p>7,246</text:p>
          </table:table-cell>
          <table:table-cell office:value-type="float" office:value="1743" table:style-name="ce57">
            <text:p>1,743</text:p>
          </table:table-cell>
          <table:table-cell office:value-type="float" office:value="1534" table:style-name="ce57">
            <text:p>1,534</text:p>
          </table:table-cell>
          <table:table-cell office:value-type="float" office:value="1480" table:style-name="ce57">
            <text:p>1,480</text:p>
          </table:table-cell>
          <table:table-cell office:value-type="float" office:value="1346" table:style-name="ce57">
            <text:p>1,346</text:p>
          </table:table-cell>
          <table:table-cell office:value-type="float" office:value="1143" table:style-name="ce58">
            <text:p>1,143</text:p>
          </table:table-cell>
          <table:table-cell office:value-type="float" office:value="4638" table:style-name="ce57">
            <text:p>4,638</text:p>
          </table:table-cell>
          <table:table-cell office:value-type="float" office:value="1162" table:style-name="ce57">
            <text:p>1,162</text:p>
          </table:table-cell>
          <table:table-cell office:value-type="float" office:value="1052" table:style-name="ce57">
            <text:p>1,052</text:p>
          </table:table-cell>
          <table:table-cell office:value-type="float" office:value="921" table:style-name="ce57">
            <text:p>921</text:p>
          </table:table-cell>
          <table:table-cell office:value-type="float" office:value="848" table:style-name="ce57">
            <text:p>848</text:p>
          </table:table-cell>
          <table:table-cell office:value-type="float" office:value="655" table:style-name="ce58">
            <text:p>655</text:p>
          </table:table-cell>
          <table:table-cell office:value-type="float" office:value="2069" table:style-name="ce57">
            <text:p>2,069</text:p>
          </table:table-cell>
          <table:table-cell office:value-type="float" office:value="600" table:style-name="ce57">
            <text:p>600</text:p>
          </table:table-cell>
          <table:table-cell office:value-type="float" office:value="512" table:style-name="ce57">
            <text:p>512</text:p>
          </table:table-cell>
          <table:table-cell office:value-type="float" office:value="386" table:style-name="ce57">
            <text:p>386</text:p>
          </table:table-cell>
          <table:table-cell office:value-type="float" office:value="332" table:style-name="ce57">
            <text:p>332</text:p>
          </table:table-cell>
          <table:table-cell office:value-type="float" office:value="239" table:style-name="ce58">
            <text:p>239</text:p>
          </table:table-cell>
          <table:table-cell office:value-type="float" office:value="478" table:style-name="ce57">
            <text:p>478</text:p>
          </table:table-cell>
          <table:table-cell office:value-type="float" office:value="177" table:style-name="ce57">
            <text:p>177</text:p>
          </table:table-cell>
          <table:table-cell office:value-type="float" office:value="129" table:style-name="ce57">
            <text:p>129</text:p>
          </table:table-cell>
          <table:table-cell office:value-type="float" office:value="81" table:style-name="ce57">
            <text:p>81</text:p>
          </table:table-cell>
          <table:table-cell office:value-type="float" office:value="54" table:style-name="ce57">
            <text:p>54</text:p>
          </table:table-cell>
          <table:table-cell office:value-type="float" office:value="37" table:style-name="ce58">
            <text:p>37</text:p>
          </table:table-cell>
          <table:table-cell office:value-type="float" office:value="72" table:style-name="ce57">
            <text:p>72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269791" table:style-name="ce52">
            <text:p>1,269,791</text:p>
          </table:table-cell>
          <table:table-cell office:value-type="float" office:value="53969" table:style-name="ce52">
            <text:p>53,969</text:p>
          </table:table-cell>
          <table:table-cell office:value-type="float" office:value="10966" table:style-name="ce52">
            <text:p>10,966</text:p>
          </table:table-cell>
          <table:table-cell office:value-type="float" office:value="10804" table:style-name="ce52">
            <text:p>10,804</text:p>
          </table:table-cell>
          <table:table-cell office:value-type="float" office:value="10584" table:style-name="ce52">
            <text:p>10,584</text:p>
          </table:table-cell>
          <table:table-cell office:value-type="float" office:value="10751" table:style-name="ce52">
            <text:p>10,751</text:p>
          </table:table-cell>
          <table:table-cell office:value-type="float" office:value="10864" table:style-name="ce52">
            <text:p>10,864</text:p>
          </table:table-cell>
          <table:table-cell office:value-type="float" office:value="52969" table:style-name="ce52">
            <text:p>52,969</text:p>
          </table:table-cell>
          <table:table-cell office:value-type="float" office:value="10855" table:style-name="ce52">
            <text:p>10,855</text:p>
          </table:table-cell>
          <table:table-cell office:value-type="float" office:value="10111" table:style-name="ce52">
            <text:p>10,111</text:p>
          </table:table-cell>
          <table:table-cell office:value-type="float" office:value="11534" table:style-name="ce52">
            <text:p>11,534</text:p>
          </table:table-cell>
          <table:table-cell office:value-type="float" office:value="11181" table:style-name="ce52">
            <text:p>11,181</text:p>
          </table:table-cell>
          <table:table-cell office:value-type="float" office:value="9288" table:style-name="ce53">
            <text:p>9,288</text:p>
          </table:table-cell>
          <table:table-cell office:value-type="float" office:value="54493" table:style-name="ce52">
            <text:p>54,493</text:p>
          </table:table-cell>
          <table:table-cell office:value-type="float" office:value="10007" table:style-name="ce52">
            <text:p>10,007</text:p>
          </table:table-cell>
          <table:table-cell office:value-type="float" office:value="10797" table:style-name="ce52">
            <text:p>10,797</text:p>
          </table:table-cell>
          <table:table-cell office:value-type="float" office:value="10809" table:style-name="ce52">
            <text:p>10,809</text:p>
          </table:table-cell>
          <table:table-cell office:value-type="float" office:value="11210" table:style-name="ce52">
            <text:p>11,210</text:p>
          </table:table-cell>
          <table:table-cell office:value-type="float" office:value="11670" table:style-name="ce53">
            <text:p>11,670</text:p>
          </table:table-cell>
          <table:table-cell office:value-type="float" office:value="71047" table:style-name="ce52">
            <text:p>71,047</text:p>
          </table:table-cell>
          <table:table-cell office:value-type="float" office:value="12454" table:style-name="ce52">
            <text:p>12,454</text:p>
          </table:table-cell>
          <table:table-cell office:value-type="float" office:value="13108" table:style-name="ce52">
            <text:p>13,108</text:p>
          </table:table-cell>
          <table:table-cell office:value-type="float" office:value="14022" table:style-name="ce52">
            <text:p>14,022</text:p>
          </table:table-cell>
          <table:table-cell office:value-type="float" office:value="14657" table:style-name="ce52">
            <text:p>14,657</text:p>
          </table:table-cell>
          <table:table-cell office:value-type="float" office:value="16806" table:style-name="ce53">
            <text:p>16,806</text:p>
          </table:table-cell>
          <table:table-cell office:value-type="float" office:value="86178" table:style-name="ce52">
            <text:p>86,178</text:p>
          </table:table-cell>
          <table:table-cell office:value-type="float" office:value="16387" table:style-name="ce52">
            <text:p>16,387</text:p>
          </table:table-cell>
          <table:table-cell office:value-type="float" office:value="16050" table:style-name="ce52">
            <text:p>16,050</text:p>
          </table:table-cell>
          <table:table-cell office:value-type="float" office:value="17280" table:style-name="ce52">
            <text:p>17,280</text:p>
          </table:table-cell>
          <table:table-cell office:value-type="float" office:value="18430" table:style-name="ce52">
            <text:p>18,430</text:p>
          </table:table-cell>
          <table:table-cell office:value-type="float" office:value="18031" table:style-name="ce53">
            <text:p>18,031</text:p>
          </table:table-cell>
          <table:table-cell office:value-type="float" office:value="90530" table:style-name="ce52">
            <text:p>90,530</text:p>
          </table:table-cell>
          <table:table-cell office:value-type="float" office:value="17910" table:style-name="ce52">
            <text:p>17,910</text:p>
          </table:table-cell>
          <table:table-cell office:value-type="float" office:value="18089" table:style-name="ce52">
            <text:p>18,089</text:p>
          </table:table-cell>
          <table:table-cell office:value-type="float" office:value="18421" table:style-name="ce52">
            <text:p>18,421</text:p>
          </table:table-cell>
          <table:table-cell office:value-type="float" office:value="17938" table:style-name="ce52">
            <text:p>17,938</text:p>
          </table:table-cell>
          <table:table-cell office:value-type="float" office:value="18172" table:style-name="ce53">
            <text:p>18,172</text:p>
          </table:table-cell>
          <table:table-cell office:value-type="float" office:value="89830" table:style-name="ce52">
            <text:p>89,830</text:p>
          </table:table-cell>
          <table:table-cell office:value-type="float" office:value="18126" table:style-name="ce52">
            <text:p>18,126</text:p>
          </table:table-cell>
          <table:table-cell office:value-type="float" office:value="18273" table:style-name="ce52">
            <text:p>18,273</text:p>
          </table:table-cell>
          <table:table-cell office:value-type="float" office:value="17775" table:style-name="ce52">
            <text:p>17,775</text:p>
          </table:table-cell>
          <table:table-cell office:value-type="float" office:value="17432" table:style-name="ce52">
            <text:p>17,432</text:p>
          </table:table-cell>
          <table:table-cell office:value-type="float" office:value="18224" table:style-name="ce53">
            <text:p>18,224</text:p>
          </table:table-cell>
          <table:table-cell office:value-type="float" office:value="103787" table:style-name="ce52">
            <text:p>103,787</text:p>
          </table:table-cell>
          <table:table-cell office:value-type="float" office:value="19866" table:style-name="ce52">
            <text:p>19,866</text:p>
          </table:table-cell>
          <table:table-cell office:value-type="float" office:value="20000" table:style-name="ce52">
            <text:p>20,000</text:p>
          </table:table-cell>
          <table:table-cell office:value-type="float" office:value="21061" table:style-name="ce52">
            <text:p>21,061</text:p>
          </table:table-cell>
          <table:table-cell office:value-type="float" office:value="21476" table:style-name="ce52">
            <text:p>21,476</text:p>
          </table:table-cell>
          <table:table-cell office:value-type="float" office:value="21384" table:style-name="ce53">
            <text:p>21,384</text:p>
          </table:table-cell>
          <table:table-cell office:value-type="float" office:value="102254" table:style-name="ce52">
            <text:p>102,254</text:p>
          </table:table-cell>
          <table:table-cell office:value-type="float" office:value="21432" table:style-name="ce52">
            <text:p>21,432</text:p>
          </table:table-cell>
          <table:table-cell office:value-type="float" office:value="21181" table:style-name="ce52">
            <text:p>21,181</text:p>
          </table:table-cell>
          <table:table-cell office:value-type="float" office:value="20056" table:style-name="ce52">
            <text:p>20,056</text:p>
          </table:table-cell>
          <table:table-cell office:value-type="float" office:value="20649" table:style-name="ce52">
            <text:p>20,649</text:p>
          </table:table-cell>
          <table:table-cell office:value-type="float" office:value="18936" table:style-name="ce53">
            <text:p>18,936</text:p>
          </table:table-cell>
          <table:table-cell office:value-type="float" office:value="87198" table:style-name="ce52">
            <text:p>87,198</text:p>
          </table:table-cell>
          <table:table-cell office:value-type="float" office:value="17888" table:style-name="ce52">
            <text:p>17,888</text:p>
          </table:table-cell>
          <table:table-cell office:value-type="float" office:value="17177" table:style-name="ce52">
            <text:p>17,177</text:p>
          </table:table-cell>
          <table:table-cell office:value-type="float" office:value="17357" table:style-name="ce52">
            <text:p>17,357</text:p>
          </table:table-cell>
          <table:table-cell office:value-type="float" office:value="17146" table:style-name="ce52">
            <text:p>17,146</text:p>
          </table:table-cell>
          <table:table-cell office:value-type="float" office:value="17630" table:style-name="ce53">
            <text:p>17,630</text:p>
          </table:table-cell>
          <table:table-cell office:value-type="float" office:value="89403" table:style-name="ce52">
            <text:p>89,403</text:p>
          </table:table-cell>
          <table:table-cell office:value-type="float" office:value="17767" table:style-name="ce52">
            <text:p>17,767</text:p>
          </table:table-cell>
          <table:table-cell office:value-type="float" office:value="17564" table:style-name="ce52">
            <text:p>17,564</text:p>
          </table:table-cell>
          <table:table-cell office:value-type="float" office:value="17958" table:style-name="ce52">
            <text:p>17,958</text:p>
          </table:table-cell>
          <table:table-cell office:value-type="float" office:value="18112" table:style-name="ce52">
            <text:p>18,112</text:p>
          </table:table-cell>
          <table:table-cell office:value-type="float" office:value="18002" table:style-name="ce53">
            <text:p>18,002</text:p>
          </table:table-cell>
          <table:table-cell office:value-type="float" office:value="94948" table:style-name="ce52">
            <text:p>94,948</text:p>
          </table:table-cell>
          <table:table-cell office:value-type="float" office:value="19133" table:style-name="ce52">
            <text:p>19,133</text:p>
          </table:table-cell>
          <table:table-cell office:value-type="float" office:value="18837" table:style-name="ce52">
            <text:p>18,837</text:p>
          </table:table-cell>
          <table:table-cell office:value-type="float" office:value="19217" table:style-name="ce52">
            <text:p>19,217</text:p>
          </table:table-cell>
          <table:table-cell office:value-type="float" office:value="18981" table:style-name="ce52">
            <text:p>18,981</text:p>
          </table:table-cell>
          <table:table-cell office:value-type="float" office:value="18780" table:style-name="ce53">
            <text:p>18,780</text:p>
          </table:table-cell>
          <table:table-cell office:value-type="float" office:value="86124" table:style-name="ce52">
            <text:p>86,124</text:p>
          </table:table-cell>
          <table:table-cell office:value-type="float" office:value="18135" table:style-name="ce52">
            <text:p>18,135</text:p>
          </table:table-cell>
          <table:table-cell office:value-type="float" office:value="18229" table:style-name="ce52">
            <text:p>18,229</text:p>
          </table:table-cell>
          <table:table-cell office:value-type="float" office:value="16858" table:style-name="ce52">
            <text:p>16,858</text:p>
          </table:table-cell>
          <table:table-cell office:value-type="float" office:value="16548" table:style-name="ce52">
            <text:p>16,548</text:p>
          </table:table-cell>
          <table:table-cell office:value-type="float" office:value="16354" table:style-name="ce53">
            <text:p>16,354</text:p>
          </table:table-cell>
          <table:table-cell office:value-type="float" office:value="72113" table:style-name="ce52">
            <text:p>72,113</text:p>
          </table:table-cell>
          <table:table-cell office:value-type="float" office:value="15839" table:style-name="ce52">
            <text:p>15,839</text:p>
          </table:table-cell>
          <table:table-cell office:value-type="float" office:value="14658" table:style-name="ce52">
            <text:p>14,658</text:p>
          </table:table-cell>
          <table:table-cell office:value-type="float" office:value="14238" table:style-name="ce52">
            <text:p>14,238</text:p>
          </table:table-cell>
          <table:table-cell office:value-type="float" office:value="14283" table:style-name="ce52">
            <text:p>14,283</text:p>
          </table:table-cell>
          <table:table-cell office:value-type="float" office:value="13095" table:style-name="ce53">
            <text:p>13,095</text:p>
          </table:table-cell>
          <table:table-cell office:value-type="float" office:value="44539" table:style-name="ce52">
            <text:p>44,539</text:p>
          </table:table-cell>
          <table:table-cell office:value-type="float" office:value="11070" table:style-name="ce52">
            <text:p>11,070</text:p>
          </table:table-cell>
          <table:table-cell office:value-type="float" office:value="10794" table:style-name="ce52">
            <text:p>10,794</text:p>
          </table:table-cell>
          <table:table-cell office:value-type="float" office:value="9226" table:style-name="ce52">
            <text:p>9,226</text:p>
          </table:table-cell>
          <table:table-cell office:value-type="float" office:value="7830" table:style-name="ce52">
            <text:p>7,830</text:p>
          </table:table-cell>
          <table:table-cell office:value-type="float" office:value="5619" table:style-name="ce53">
            <text:p>5,619</text:p>
          </table:table-cell>
          <table:table-cell office:value-type="float" office:value="35531" table:style-name="ce52">
            <text:p>35,531</text:p>
          </table:table-cell>
          <table:table-cell office:value-type="float" office:value="6856" table:style-name="ce52">
            <text:p>6,856</text:p>
          </table:table-cell>
          <table:table-cell office:value-type="float" office:value="7349" table:style-name="ce52">
            <text:p>7,349</text:p>
          </table:table-cell>
          <table:table-cell office:value-type="float" office:value="7263" table:style-name="ce52">
            <text:p>7,263</text:p>
          </table:table-cell>
          <table:table-cell office:value-type="float" office:value="7076" table:style-name="ce52">
            <text:p>7,076</text:p>
          </table:table-cell>
          <table:table-cell office:value-type="float" office:value="6987" table:style-name="ce53">
            <text:p>6,987</text:p>
          </table:table-cell>
          <table:table-cell office:value-type="float" office:value="29350" table:style-name="ce52">
            <text:p>29,350</text:p>
          </table:table-cell>
          <table:table-cell office:value-type="float" office:value="6990" table:style-name="ce52">
            <text:p>6,990</text:p>
          </table:table-cell>
          <table:table-cell office:value-type="float" office:value="6369" table:style-name="ce52">
            <text:p>6,369</text:p>
          </table:table-cell>
          <table:table-cell office:value-type="float" office:value="5656" table:style-name="ce52">
            <text:p>5,656</text:p>
          </table:table-cell>
          <table:table-cell office:value-type="float" office:value="5384" table:style-name="ce52">
            <text:p>5,384</text:p>
          </table:table-cell>
          <table:table-cell office:value-type="float" office:value="4951" table:style-name="ce53">
            <text:p>4,951</text:p>
          </table:table-cell>
          <table:table-cell office:value-type="float" office:value="17301" table:style-name="ce52">
            <text:p>17,301</text:p>
          </table:table-cell>
          <table:table-cell office:value-type="float" office:value="4386" table:style-name="ce52">
            <text:p>4,386</text:p>
          </table:table-cell>
          <table:table-cell office:value-type="float" office:value="3916" table:style-name="ce52">
            <text:p>3,916</text:p>
          </table:table-cell>
          <table:table-cell office:value-type="float" office:value="3432" table:style-name="ce52">
            <text:p>3,432</text:p>
          </table:table-cell>
          <table:table-cell office:value-type="float" office:value="3040" table:style-name="ce52">
            <text:p>3,040</text:p>
          </table:table-cell>
          <table:table-cell office:value-type="float" office:value="2527" table:style-name="ce53">
            <text:p>2,527</text:p>
          </table:table-cell>
          <table:table-cell office:value-type="float" office:value="6635" table:style-name="ce52">
            <text:p>6,635</text:p>
          </table:table-cell>
          <table:table-cell office:value-type="float" office:value="2055" table:style-name="ce52">
            <text:p>2,055</text:p>
          </table:table-cell>
          <table:table-cell office:value-type="float" office:value="1547" table:style-name="ce52">
            <text:p>1,547</text:p>
          </table:table-cell>
          <table:table-cell office:value-type="float" office:value="1246" table:style-name="ce52">
            <text:p>1,246</text:p>
          </table:table-cell>
          <table:table-cell office:value-type="float" office:value="999" table:style-name="ce52">
            <text:p>999</text:p>
          </table:table-cell>
          <table:table-cell office:value-type="float" office:value="788" table:style-name="ce53">
            <text:p>788</text:p>
          </table:table-cell>
          <table:table-cell office:value-type="float" office:value="1428" table:style-name="ce52">
            <text:p>1,428</text:p>
          </table:table-cell>
          <table:table-cell office:value-type="float" office:value="504" table:style-name="ce52">
            <text:p>504</text:p>
          </table:table-cell>
          <table:table-cell office:value-type="float" office:value="381" table:style-name="ce52">
            <text:p>381</text:p>
          </table:table-cell>
          <table:table-cell office:value-type="float" office:value="246" table:style-name="ce52">
            <text:p>246</text:p>
          </table:table-cell>
          <table:table-cell office:value-type="float" office:value="177" table:style-name="ce52">
            <text:p>177</text:p>
          </table:table-cell>
          <table:table-cell office:value-type="float" office:value="120" table:style-name="ce53">
            <text:p>120</text:p>
          </table:table-cell>
          <table:table-cell office:value-type="float" office:value="164" table:style-name="ce52">
            <text:p>164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彰化縣</text:p>
          </table:table-cell>
          <table:table-cell office:value-type="string" table:style-name="ce50">
            <text:p>男</text:p>
          </table:table-cell>
          <table:table-cell office:value-type="float" office:value="645651" table:style-name="ce52">
            <text:p>645,651</text:p>
          </table:table-cell>
          <table:table-cell office:value-type="float" office:value="28029" table:style-name="ce52">
            <text:p>28,029</text:p>
          </table:table-cell>
          <table:table-cell office:value-type="float" office:value="5737" table:style-name="ce55">
            <text:p>5,737</text:p>
          </table:table-cell>
          <table:table-cell office:value-type="float" office:value="5588" table:style-name="ce55">
            <text:p>5,588</text:p>
          </table:table-cell>
          <table:table-cell office:value-type="float" office:value="5470" table:style-name="ce55">
            <text:p>5,470</text:p>
          </table:table-cell>
          <table:table-cell office:value-type="float" office:value="5654" table:style-name="ce55">
            <text:p>5,654</text:p>
          </table:table-cell>
          <table:table-cell office:value-type="float" office:value="5580" table:style-name="ce55">
            <text:p>5,580</text:p>
          </table:table-cell>
          <table:table-cell office:value-type="float" office:value="27654" table:style-name="ce55">
            <text:p>27,654</text:p>
          </table:table-cell>
          <table:table-cell office:value-type="float" office:value="5745" table:style-name="ce55">
            <text:p>5,745</text:p>
          </table:table-cell>
          <table:table-cell office:value-type="float" office:value="5224" table:style-name="ce55">
            <text:p>5,224</text:p>
          </table:table-cell>
          <table:table-cell office:value-type="float" office:value="6098" table:style-name="ce55">
            <text:p>6,098</text:p>
          </table:table-cell>
          <table:table-cell office:value-type="float" office:value="5715" table:style-name="ce55">
            <text:p>5,715</text:p>
          </table:table-cell>
          <table:table-cell office:value-type="float" office:value="4872" table:style-name="ce56">
            <text:p>4,872</text:p>
          </table:table-cell>
          <table:table-cell office:value-type="float" office:value="28702" table:style-name="ce55">
            <text:p>28,702</text:p>
          </table:table-cell>
          <table:table-cell office:value-type="float" office:value="5188" table:style-name="ce55">
            <text:p>5,188</text:p>
          </table:table-cell>
          <table:table-cell office:value-type="float" office:value="5612" table:style-name="ce55">
            <text:p>5,612</text:p>
          </table:table-cell>
          <table:table-cell office:value-type="float" office:value="5733" table:style-name="ce55">
            <text:p>5,733</text:p>
          </table:table-cell>
          <table:table-cell office:value-type="float" office:value="5988" table:style-name="ce55">
            <text:p>5,988</text:p>
          </table:table-cell>
          <table:table-cell office:value-type="float" office:value="6181" table:style-name="ce56">
            <text:p>6,181</text:p>
          </table:table-cell>
          <table:table-cell office:value-type="float" office:value="37303" table:style-name="ce55">
            <text:p>37,303</text:p>
          </table:table-cell>
          <table:table-cell office:value-type="float" office:value="6484" table:style-name="ce55">
            <text:p>6,484</text:p>
          </table:table-cell>
          <table:table-cell office:value-type="float" office:value="6918" table:style-name="ce55">
            <text:p>6,918</text:p>
          </table:table-cell>
          <table:table-cell office:value-type="float" office:value="7472" table:style-name="ce55">
            <text:p>7,472</text:p>
          </table:table-cell>
          <table:table-cell office:value-type="float" office:value="7608" table:style-name="ce55">
            <text:p>7,608</text:p>
          </table:table-cell>
          <table:table-cell office:value-type="float" office:value="8821" table:style-name="ce56">
            <text:p>8,821</text:p>
          </table:table-cell>
          <table:table-cell office:value-type="float" office:value="44992" table:style-name="ce55">
            <text:p>44,992</text:p>
          </table:table-cell>
          <table:table-cell office:value-type="float" office:value="8650" table:style-name="ce55">
            <text:p>8,650</text:p>
          </table:table-cell>
          <table:table-cell office:value-type="float" office:value="8316" table:style-name="ce55">
            <text:p>8,316</text:p>
          </table:table-cell>
          <table:table-cell office:value-type="float" office:value="8911" table:style-name="ce55">
            <text:p>8,911</text:p>
          </table:table-cell>
          <table:table-cell office:value-type="float" office:value="9691" table:style-name="ce55">
            <text:p>9,691</text:p>
          </table:table-cell>
          <table:table-cell office:value-type="float" office:value="9424" table:style-name="ce56">
            <text:p>9,424</text:p>
          </table:table-cell>
          <table:table-cell office:value-type="float" office:value="47096" table:style-name="ce55">
            <text:p>47,096</text:p>
          </table:table-cell>
          <table:table-cell office:value-type="float" office:value="9292" table:style-name="ce55">
            <text:p>9,292</text:p>
          </table:table-cell>
          <table:table-cell office:value-type="float" office:value="9344" table:style-name="ce55">
            <text:p>9,344</text:p>
          </table:table-cell>
          <table:table-cell office:value-type="float" office:value="9535" table:style-name="ce55">
            <text:p>9,535</text:p>
          </table:table-cell>
          <table:table-cell office:value-type="float" office:value="9435" table:style-name="ce55">
            <text:p>9,435</text:p>
          </table:table-cell>
          <table:table-cell office:value-type="float" office:value="9490" table:style-name="ce56">
            <text:p>9,490</text:p>
          </table:table-cell>
          <table:table-cell office:value-type="float" office:value="46822" table:style-name="ce55">
            <text:p>46,822</text:p>
          </table:table-cell>
          <table:table-cell office:value-type="float" office:value="9440" table:style-name="ce55">
            <text:p>9,440</text:p>
          </table:table-cell>
          <table:table-cell office:value-type="float" office:value="9636" table:style-name="ce55">
            <text:p>9,636</text:p>
          </table:table-cell>
          <table:table-cell office:value-type="float" office:value="9317" table:style-name="ce55">
            <text:p>9,317</text:p>
          </table:table-cell>
          <table:table-cell office:value-type="float" office:value="9006" table:style-name="ce55">
            <text:p>9,006</text:p>
          </table:table-cell>
          <table:table-cell office:value-type="float" office:value="9423" table:style-name="ce56">
            <text:p>9,423</text:p>
          </table:table-cell>
          <table:table-cell office:value-type="float" office:value="53029" table:style-name="ce55">
            <text:p>53,029</text:p>
          </table:table-cell>
          <table:table-cell office:value-type="float" office:value="10259" table:style-name="ce55">
            <text:p>10,259</text:p>
          </table:table-cell>
          <table:table-cell office:value-type="float" office:value="10195" table:style-name="ce55">
            <text:p>10,195</text:p>
          </table:table-cell>
          <table:table-cell office:value-type="float" office:value="10692" table:style-name="ce55">
            <text:p>10,692</text:p>
          </table:table-cell>
          <table:table-cell office:value-type="float" office:value="11030" table:style-name="ce55">
            <text:p>11,030</text:p>
          </table:table-cell>
          <table:table-cell office:value-type="float" office:value="10853" table:style-name="ce56">
            <text:p>10,853</text:p>
          </table:table-cell>
          <table:table-cell office:value-type="float" office:value="52561" table:style-name="ce55">
            <text:p>52,561</text:p>
          </table:table-cell>
          <table:table-cell office:value-type="float" office:value="11034" table:style-name="ce55">
            <text:p>11,034</text:p>
          </table:table-cell>
          <table:table-cell office:value-type="float" office:value="10852" table:style-name="ce55">
            <text:p>10,852</text:p>
          </table:table-cell>
          <table:table-cell office:value-type="float" office:value="10314" table:style-name="ce55">
            <text:p>10,314</text:p>
          </table:table-cell>
          <table:table-cell office:value-type="float" office:value="10532" table:style-name="ce55">
            <text:p>10,532</text:p>
          </table:table-cell>
          <table:table-cell office:value-type="float" office:value="9829" table:style-name="ce56">
            <text:p>9,829</text:p>
          </table:table-cell>
          <table:table-cell office:value-type="float" office:value="44861" table:style-name="ce55">
            <text:p>44,861</text:p>
          </table:table-cell>
          <table:table-cell office:value-type="float" office:value="9214" table:style-name="ce55">
            <text:p>9,214</text:p>
          </table:table-cell>
          <table:table-cell office:value-type="float" office:value="8746" table:style-name="ce55">
            <text:p>8,746</text:p>
          </table:table-cell>
          <table:table-cell office:value-type="float" office:value="8993" table:style-name="ce55">
            <text:p>8,993</text:p>
          </table:table-cell>
          <table:table-cell office:value-type="float" office:value="8776" table:style-name="ce55">
            <text:p>8,776</text:p>
          </table:table-cell>
          <table:table-cell office:value-type="float" office:value="9132" table:style-name="ce56">
            <text:p>9,132</text:p>
          </table:table-cell>
          <table:table-cell office:value-type="float" office:value="46326" table:style-name="ce55">
            <text:p>46,326</text:p>
          </table:table-cell>
          <table:table-cell office:value-type="float" office:value="9200" table:style-name="ce55">
            <text:p>9,200</text:p>
          </table:table-cell>
          <table:table-cell office:value-type="float" office:value="9179" table:style-name="ce55">
            <text:p>9,179</text:p>
          </table:table-cell>
          <table:table-cell office:value-type="float" office:value="9234" table:style-name="ce55">
            <text:p>9,234</text:p>
          </table:table-cell>
          <table:table-cell office:value-type="float" office:value="9379" table:style-name="ce55">
            <text:p>9,379</text:p>
          </table:table-cell>
          <table:table-cell office:value-type="float" office:value="9334" table:style-name="ce56">
            <text:p>9,334</text:p>
          </table:table-cell>
          <table:table-cell office:value-type="float" office:value="49022" table:style-name="ce55">
            <text:p>49,022</text:p>
          </table:table-cell>
          <table:table-cell office:value-type="float" office:value="10018" table:style-name="ce55">
            <text:p>10,018</text:p>
          </table:table-cell>
          <table:table-cell office:value-type="float" office:value="9618" table:style-name="ce55">
            <text:p>9,618</text:p>
          </table:table-cell>
          <table:table-cell office:value-type="float" office:value="9879" table:style-name="ce55">
            <text:p>9,879</text:p>
          </table:table-cell>
          <table:table-cell office:value-type="float" office:value="9824" table:style-name="ce55">
            <text:p>9,824</text:p>
          </table:table-cell>
          <table:table-cell office:value-type="float" office:value="9683" table:style-name="ce56">
            <text:p>9,683</text:p>
          </table:table-cell>
          <table:table-cell office:value-type="float" office:value="43771" table:style-name="ce55">
            <text:p>43,771</text:p>
          </table:table-cell>
          <table:table-cell office:value-type="float" office:value="9160" table:style-name="ce55">
            <text:p>9,160</text:p>
          </table:table-cell>
          <table:table-cell office:value-type="float" office:value="9347" table:style-name="ce55">
            <text:p>9,347</text:p>
          </table:table-cell>
          <table:table-cell office:value-type="float" office:value="8617" table:style-name="ce55">
            <text:p>8,617</text:p>
          </table:table-cell>
          <table:table-cell office:value-type="float" office:value="8419" table:style-name="ce55">
            <text:p>8,419</text:p>
          </table:table-cell>
          <table:table-cell office:value-type="float" office:value="8228" table:style-name="ce56">
            <text:p>8,228</text:p>
          </table:table-cell>
          <table:table-cell office:value-type="float" office:value="35882" table:style-name="ce55">
            <text:p>35,882</text:p>
          </table:table-cell>
          <table:table-cell office:value-type="float" office:value="7995" table:style-name="ce55">
            <text:p>7,995</text:p>
          </table:table-cell>
          <table:table-cell office:value-type="float" office:value="7282" table:style-name="ce55">
            <text:p>7,282</text:p>
          </table:table-cell>
          <table:table-cell office:value-type="float" office:value="7051" table:style-name="ce55">
            <text:p>7,051</text:p>
          </table:table-cell>
          <table:table-cell office:value-type="float" office:value="7128" table:style-name="ce55">
            <text:p>7,128</text:p>
          </table:table-cell>
          <table:table-cell office:value-type="float" office:value="6426" table:style-name="ce56">
            <text:p>6,426</text:p>
          </table:table-cell>
          <table:table-cell office:value-type="float" office:value="21442" table:style-name="ce55">
            <text:p>21,442</text:p>
          </table:table-cell>
          <table:table-cell office:value-type="float" office:value="5446" table:style-name="ce55">
            <text:p>5,446</text:p>
          </table:table-cell>
          <table:table-cell office:value-type="float" office:value="5145" table:style-name="ce55">
            <text:p>5,145</text:p>
          </table:table-cell>
          <table:table-cell office:value-type="float" office:value="4461" table:style-name="ce55">
            <text:p>4,461</text:p>
          </table:table-cell>
          <table:table-cell office:value-type="float" office:value="3729" table:style-name="ce55">
            <text:p>3,729</text:p>
          </table:table-cell>
          <table:table-cell office:value-type="float" office:value="2661" table:style-name="ce56">
            <text:p>2,661</text:p>
          </table:table-cell>
          <table:table-cell office:value-type="float" office:value="16411" table:style-name="ce55">
            <text:p>16,411</text:p>
          </table:table-cell>
          <table:table-cell office:value-type="float" office:value="3196" table:style-name="ce55">
            <text:p>3,196</text:p>
          </table:table-cell>
          <table:table-cell office:value-type="float" office:value="3413" table:style-name="ce55">
            <text:p>3,413</text:p>
          </table:table-cell>
          <table:table-cell office:value-type="float" office:value="3343" table:style-name="ce55">
            <text:p>3,343</text:p>
          </table:table-cell>
          <table:table-cell office:value-type="float" office:value="3256" table:style-name="ce55">
            <text:p>3,256</text:p>
          </table:table-cell>
          <table:table-cell office:value-type="float" office:value="3203" table:style-name="ce56">
            <text:p>3,203</text:p>
          </table:table-cell>
          <table:table-cell office:value-type="float" office:value="12443" table:style-name="ce55">
            <text:p>12,443</text:p>
          </table:table-cell>
          <table:table-cell office:value-type="float" office:value="3066" table:style-name="ce55">
            <text:p>3,066</text:p>
          </table:table-cell>
          <table:table-cell office:value-type="float" office:value="2753" table:style-name="ce55">
            <text:p>2,753</text:p>
          </table:table-cell>
          <table:table-cell office:value-type="float" office:value="2419" table:style-name="ce55">
            <text:p>2,419</text:p>
          </table:table-cell>
          <table:table-cell office:value-type="float" office:value="2253" table:style-name="ce55">
            <text:p>2,253</text:p>
          </table:table-cell>
          <table:table-cell office:value-type="float" office:value="1952" table:style-name="ce56">
            <text:p>1,952</text:p>
          </table:table-cell>
          <table:table-cell office:value-type="float" office:value="6641" table:style-name="ce55">
            <text:p>6,641</text:p>
          </table:table-cell>
          <table:table-cell office:value-type="float" office:value="1723" table:style-name="ce55">
            <text:p>1,723</text:p>
          </table:table-cell>
          <table:table-cell office:value-type="float" office:value="1509" table:style-name="ce55">
            <text:p>1,509</text:p>
          </table:table-cell>
          <table:table-cell office:value-type="float" office:value="1348" table:style-name="ce55">
            <text:p>1,348</text:p>
          </table:table-cell>
          <table:table-cell office:value-type="float" office:value="1162" table:style-name="ce55">
            <text:p>1,162</text:p>
          </table:table-cell>
          <table:table-cell office:value-type="float" office:value="899" table:style-name="ce56">
            <text:p>899</text:p>
          </table:table-cell>
          <table:table-cell office:value-type="float" office:value="2214" table:style-name="ce55">
            <text:p>2,214</text:p>
          </table:table-cell>
          <table:table-cell office:value-type="float" office:value="709" table:style-name="ce55">
            <text:p>709</text:p>
          </table:table-cell>
          <table:table-cell office:value-type="float" office:value="535" table:style-name="ce55">
            <text:p>535</text:p>
          </table:table-cell>
          <table:table-cell office:value-type="float" office:value="398" table:style-name="ce55">
            <text:p>398</text:p>
          </table:table-cell>
          <table:table-cell office:value-type="float" office:value="312" table:style-name="ce55">
            <text:p>312</text:p>
          </table:table-cell>
          <table:table-cell office:value-type="float" office:value="260" table:style-name="ce56">
            <text:p>260</text:p>
          </table:table-cell>
          <table:table-cell office:value-type="float" office:value="413" table:style-name="ce55">
            <text:p>413</text:p>
          </table:table-cell>
          <table:table-cell office:value-type="float" office:value="149" table:style-name="ce55">
            <text:p>149</text:p>
          </table:table-cell>
          <table:table-cell office:value-type="float" office:value="109" table:style-name="ce55">
            <text:p>109</text:p>
          </table:table-cell>
          <table:table-cell office:value-type="float" office:value="70" table:style-name="ce55">
            <text:p>70</text:p>
          </table:table-cell>
          <table:table-cell office:value-type="float" office:value="55" table:style-name="ce55">
            <text:p>55</text:p>
          </table:table-cell>
          <table:table-cell office:value-type="float" office:value="30" table:style-name="ce56">
            <text:p>30</text:p>
          </table:table-cell>
          <table:table-cell office:value-type="float" office:value="37" table:style-name="ce55">
            <text:p>37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624140" table:style-name="ce57">
            <text:p>624,140</text:p>
          </table:table-cell>
          <table:table-cell office:value-type="float" office:value="25940" table:style-name="ce58">
            <text:p>25,940</text:p>
          </table:table-cell>
          <table:table-cell office:value-type="float" office:value="5229" table:style-name="ce59">
            <text:p>5,229</text:p>
          </table:table-cell>
          <table:table-cell office:value-type="float" office:value="5216" table:style-name="ce59">
            <text:p>5,216</text:p>
          </table:table-cell>
          <table:table-cell office:value-type="float" office:value="5114" table:style-name="ce59">
            <text:p>5,114</text:p>
          </table:table-cell>
          <table:table-cell office:value-type="float" office:value="5097" table:style-name="ce59">
            <text:p>5,097</text:p>
          </table:table-cell>
          <table:table-cell office:value-type="float" office:value="5284" table:style-name="ce59">
            <text:p>5,284</text:p>
          </table:table-cell>
          <table:table-cell office:value-type="float" office:value="25315" table:style-name="ce59">
            <text:p>25,315</text:p>
          </table:table-cell>
          <table:table-cell office:value-type="float" office:value="5110" table:style-name="ce59">
            <text:p>5,110</text:p>
          </table:table-cell>
          <table:table-cell office:value-type="float" office:value="4887" table:style-name="ce59">
            <text:p>4,887</text:p>
          </table:table-cell>
          <table:table-cell office:value-type="float" office:value="5436" table:style-name="ce59">
            <text:p>5,436</text:p>
          </table:table-cell>
          <table:table-cell office:value-type="float" office:value="5466" table:style-name="ce59">
            <text:p>5,466</text:p>
          </table:table-cell>
          <table:table-cell office:value-type="float" office:value="4416" table:style-name="ce60">
            <text:p>4,416</text:p>
          </table:table-cell>
          <table:table-cell office:value-type="float" office:value="25791" table:style-name="ce59">
            <text:p>25,791</text:p>
          </table:table-cell>
          <table:table-cell office:value-type="float" office:value="4819" table:style-name="ce59">
            <text:p>4,819</text:p>
          </table:table-cell>
          <table:table-cell office:value-type="float" office:value="5185" table:style-name="ce59">
            <text:p>5,185</text:p>
          </table:table-cell>
          <table:table-cell office:value-type="float" office:value="5076" table:style-name="ce59">
            <text:p>5,076</text:p>
          </table:table-cell>
          <table:table-cell office:value-type="float" office:value="5222" table:style-name="ce59">
            <text:p>5,222</text:p>
          </table:table-cell>
          <table:table-cell office:value-type="float" office:value="5489" table:style-name="ce60">
            <text:p>5,489</text:p>
          </table:table-cell>
          <table:table-cell office:value-type="float" office:value="33744" table:style-name="ce59">
            <text:p>33,744</text:p>
          </table:table-cell>
          <table:table-cell office:value-type="float" office:value="5970" table:style-name="ce59">
            <text:p>5,970</text:p>
          </table:table-cell>
          <table:table-cell office:value-type="float" office:value="6190" table:style-name="ce59">
            <text:p>6,190</text:p>
          </table:table-cell>
          <table:table-cell office:value-type="float" office:value="6550" table:style-name="ce59">
            <text:p>6,550</text:p>
          </table:table-cell>
          <table:table-cell office:value-type="float" office:value="7049" table:style-name="ce59">
            <text:p>7,049</text:p>
          </table:table-cell>
          <table:table-cell office:value-type="float" office:value="7985" table:style-name="ce60">
            <text:p>7,985</text:p>
          </table:table-cell>
          <table:table-cell office:value-type="float" office:value="41186" table:style-name="ce59">
            <text:p>41,186</text:p>
          </table:table-cell>
          <table:table-cell office:value-type="float" office:value="7737" table:style-name="ce59">
            <text:p>7,737</text:p>
          </table:table-cell>
          <table:table-cell office:value-type="float" office:value="7734" table:style-name="ce59">
            <text:p>7,734</text:p>
          </table:table-cell>
          <table:table-cell office:value-type="float" office:value="8369" table:style-name="ce59">
            <text:p>8,369</text:p>
          </table:table-cell>
          <table:table-cell office:value-type="float" office:value="8739" table:style-name="ce59">
            <text:p>8,739</text:p>
          </table:table-cell>
          <table:table-cell office:value-type="float" office:value="8607" table:style-name="ce60">
            <text:p>8,607</text:p>
          </table:table-cell>
          <table:table-cell office:value-type="float" office:value="43434" table:style-name="ce59">
            <text:p>43,434</text:p>
          </table:table-cell>
          <table:table-cell office:value-type="float" office:value="8618" table:style-name="ce59">
            <text:p>8,618</text:p>
          </table:table-cell>
          <table:table-cell office:value-type="float" office:value="8745" table:style-name="ce59">
            <text:p>8,745</text:p>
          </table:table-cell>
          <table:table-cell office:value-type="float" office:value="8886" table:style-name="ce59">
            <text:p>8,886</text:p>
          </table:table-cell>
          <table:table-cell office:value-type="float" office:value="8503" table:style-name="ce59">
            <text:p>8,503</text:p>
          </table:table-cell>
          <table:table-cell office:value-type="float" office:value="8682" table:style-name="ce60">
            <text:p>8,682</text:p>
          </table:table-cell>
          <table:table-cell office:value-type="float" office:value="43008" table:style-name="ce59">
            <text:p>43,008</text:p>
          </table:table-cell>
          <table:table-cell office:value-type="float" office:value="8686" table:style-name="ce59">
            <text:p>8,686</text:p>
          </table:table-cell>
          <table:table-cell office:value-type="float" office:value="8637" table:style-name="ce59">
            <text:p>8,637</text:p>
          </table:table-cell>
          <table:table-cell office:value-type="float" office:value="8458" table:style-name="ce59">
            <text:p>8,458</text:p>
          </table:table-cell>
          <table:table-cell office:value-type="float" office:value="8426" table:style-name="ce59">
            <text:p>8,426</text:p>
          </table:table-cell>
          <table:table-cell office:value-type="float" office:value="8801" table:style-name="ce60">
            <text:p>8,801</text:p>
          </table:table-cell>
          <table:table-cell office:value-type="float" office:value="50758" table:style-name="ce59">
            <text:p>50,758</text:p>
          </table:table-cell>
          <table:table-cell office:value-type="float" office:value="9607" table:style-name="ce59">
            <text:p>9,607</text:p>
          </table:table-cell>
          <table:table-cell office:value-type="float" office:value="9805" table:style-name="ce59">
            <text:p>9,805</text:p>
          </table:table-cell>
          <table:table-cell office:value-type="float" office:value="10369" table:style-name="ce59">
            <text:p>10,369</text:p>
          </table:table-cell>
          <table:table-cell office:value-type="float" office:value="10446" table:style-name="ce59">
            <text:p>10,446</text:p>
          </table:table-cell>
          <table:table-cell office:value-type="float" office:value="10531" table:style-name="ce60">
            <text:p>10,531</text:p>
          </table:table-cell>
          <table:table-cell office:value-type="float" office:value="49693" table:style-name="ce59">
            <text:p>49,693</text:p>
          </table:table-cell>
          <table:table-cell office:value-type="float" office:value="10398" table:style-name="ce59">
            <text:p>10,398</text:p>
          </table:table-cell>
          <table:table-cell office:value-type="float" office:value="10329" table:style-name="ce59">
            <text:p>10,329</text:p>
          </table:table-cell>
          <table:table-cell office:value-type="float" office:value="9742" table:style-name="ce59">
            <text:p>9,742</text:p>
          </table:table-cell>
          <table:table-cell office:value-type="float" office:value="10117" table:style-name="ce59">
            <text:p>10,117</text:p>
          </table:table-cell>
          <table:table-cell office:value-type="float" office:value="9107" table:style-name="ce60">
            <text:p>9,107</text:p>
          </table:table-cell>
          <table:table-cell office:value-type="float" office:value="42337" table:style-name="ce59">
            <text:p>42,337</text:p>
          </table:table-cell>
          <table:table-cell office:value-type="float" office:value="8674" table:style-name="ce59">
            <text:p>8,674</text:p>
          </table:table-cell>
          <table:table-cell office:value-type="float" office:value="8431" table:style-name="ce59">
            <text:p>8,431</text:p>
          </table:table-cell>
          <table:table-cell office:value-type="float" office:value="8364" table:style-name="ce59">
            <text:p>8,364</text:p>
          </table:table-cell>
          <table:table-cell office:value-type="float" office:value="8370" table:style-name="ce59">
            <text:p>8,370</text:p>
          </table:table-cell>
          <table:table-cell office:value-type="float" office:value="8498" table:style-name="ce60">
            <text:p>8,498</text:p>
          </table:table-cell>
          <table:table-cell office:value-type="float" office:value="43077" table:style-name="ce59">
            <text:p>43,077</text:p>
          </table:table-cell>
          <table:table-cell office:value-type="float" office:value="8567" table:style-name="ce59">
            <text:p>8,567</text:p>
          </table:table-cell>
          <table:table-cell office:value-type="float" office:value="8385" table:style-name="ce59">
            <text:p>8,385</text:p>
          </table:table-cell>
          <table:table-cell office:value-type="float" office:value="8724" table:style-name="ce59">
            <text:p>8,724</text:p>
          </table:table-cell>
          <table:table-cell office:value-type="float" office:value="8733" table:style-name="ce59">
            <text:p>8,733</text:p>
          </table:table-cell>
          <table:table-cell office:value-type="float" office:value="8668" table:style-name="ce60">
            <text:p>8,668</text:p>
          </table:table-cell>
          <table:table-cell office:value-type="float" office:value="45926" table:style-name="ce59">
            <text:p>45,926</text:p>
          </table:table-cell>
          <table:table-cell office:value-type="float" office:value="9115" table:style-name="ce59">
            <text:p>9,115</text:p>
          </table:table-cell>
          <table:table-cell office:value-type="float" office:value="9219" table:style-name="ce59">
            <text:p>9,219</text:p>
          </table:table-cell>
          <table:table-cell office:value-type="float" office:value="9338" table:style-name="ce59">
            <text:p>9,338</text:p>
          </table:table-cell>
          <table:table-cell office:value-type="float" office:value="9157" table:style-name="ce59">
            <text:p>9,157</text:p>
          </table:table-cell>
          <table:table-cell office:value-type="float" office:value="9097" table:style-name="ce60">
            <text:p>9,097</text:p>
          </table:table-cell>
          <table:table-cell office:value-type="float" office:value="42353" table:style-name="ce59">
            <text:p>42,353</text:p>
          </table:table-cell>
          <table:table-cell office:value-type="float" office:value="8975" table:style-name="ce59">
            <text:p>8,975</text:p>
          </table:table-cell>
          <table:table-cell office:value-type="float" office:value="8882" table:style-name="ce59">
            <text:p>8,882</text:p>
          </table:table-cell>
          <table:table-cell office:value-type="float" office:value="8241" table:style-name="ce59">
            <text:p>8,241</text:p>
          </table:table-cell>
          <table:table-cell office:value-type="float" office:value="8129" table:style-name="ce59">
            <text:p>8,129</text:p>
          </table:table-cell>
          <table:table-cell office:value-type="float" office:value="8126" table:style-name="ce60">
            <text:p>8,126</text:p>
          </table:table-cell>
          <table:table-cell office:value-type="float" office:value="36231" table:style-name="ce59">
            <text:p>36,231</text:p>
          </table:table-cell>
          <table:table-cell office:value-type="float" office:value="7844" table:style-name="ce59">
            <text:p>7,844</text:p>
          </table:table-cell>
          <table:table-cell office:value-type="float" office:value="7376" table:style-name="ce59">
            <text:p>7,376</text:p>
          </table:table-cell>
          <table:table-cell office:value-type="float" office:value="7187" table:style-name="ce59">
            <text:p>7,187</text:p>
          </table:table-cell>
          <table:table-cell office:value-type="float" office:value="7155" table:style-name="ce59">
            <text:p>7,155</text:p>
          </table:table-cell>
          <table:table-cell office:value-type="float" office:value="6669" table:style-name="ce60">
            <text:p>6,669</text:p>
          </table:table-cell>
          <table:table-cell office:value-type="float" office:value="23097" table:style-name="ce59">
            <text:p>23,097</text:p>
          </table:table-cell>
          <table:table-cell office:value-type="float" office:value="5624" table:style-name="ce59">
            <text:p>5,624</text:p>
          </table:table-cell>
          <table:table-cell office:value-type="float" office:value="5649" table:style-name="ce59">
            <text:p>5,649</text:p>
          </table:table-cell>
          <table:table-cell office:value-type="float" office:value="4765" table:style-name="ce59">
            <text:p>4,765</text:p>
          </table:table-cell>
          <table:table-cell office:value-type="float" office:value="4101" table:style-name="ce59">
            <text:p>4,101</text:p>
          </table:table-cell>
          <table:table-cell office:value-type="float" office:value="2958" table:style-name="ce60">
            <text:p>2,958</text:p>
          </table:table-cell>
          <table:table-cell office:value-type="float" office:value="19120" table:style-name="ce59">
            <text:p>19,120</text:p>
          </table:table-cell>
          <table:table-cell office:value-type="float" office:value="3660" table:style-name="ce59">
            <text:p>3,660</text:p>
          </table:table-cell>
          <table:table-cell office:value-type="float" office:value="3936" table:style-name="ce59">
            <text:p>3,936</text:p>
          </table:table-cell>
          <table:table-cell office:value-type="float" office:value="3920" table:style-name="ce59">
            <text:p>3,920</text:p>
          </table:table-cell>
          <table:table-cell office:value-type="float" office:value="3820" table:style-name="ce59">
            <text:p>3,820</text:p>
          </table:table-cell>
          <table:table-cell office:value-type="float" office:value="3784" table:style-name="ce60">
            <text:p>3,784</text:p>
          </table:table-cell>
          <table:table-cell office:value-type="float" office:value="16907" table:style-name="ce59">
            <text:p>16,907</text:p>
          </table:table-cell>
          <table:table-cell office:value-type="float" office:value="3924" table:style-name="ce59">
            <text:p>3,924</text:p>
          </table:table-cell>
          <table:table-cell office:value-type="float" office:value="3616" table:style-name="ce59">
            <text:p>3,616</text:p>
          </table:table-cell>
          <table:table-cell office:value-type="float" office:value="3237" table:style-name="ce59">
            <text:p>3,237</text:p>
          </table:table-cell>
          <table:table-cell office:value-type="float" office:value="3131" table:style-name="ce59">
            <text:p>3,131</text:p>
          </table:table-cell>
          <table:table-cell office:value-type="float" office:value="2999" table:style-name="ce60">
            <text:p>2,999</text:p>
          </table:table-cell>
          <table:table-cell office:value-type="float" office:value="10660" table:style-name="ce59">
            <text:p>10,660</text:p>
          </table:table-cell>
          <table:table-cell office:value-type="float" office:value="2663" table:style-name="ce59">
            <text:p>2,663</text:p>
          </table:table-cell>
          <table:table-cell office:value-type="float" office:value="2407" table:style-name="ce59">
            <text:p>2,407</text:p>
          </table:table-cell>
          <table:table-cell office:value-type="float" office:value="2084" table:style-name="ce59">
            <text:p>2,084</text:p>
          </table:table-cell>
          <table:table-cell office:value-type="float" office:value="1878" table:style-name="ce59">
            <text:p>1,878</text:p>
          </table:table-cell>
          <table:table-cell office:value-type="float" office:value="1628" table:style-name="ce60">
            <text:p>1,628</text:p>
          </table:table-cell>
          <table:table-cell office:value-type="float" office:value="4421" table:style-name="ce59">
            <text:p>4,421</text:p>
          </table:table-cell>
          <table:table-cell office:value-type="float" office:value="1346" table:style-name="ce59">
            <text:p>1,346</text:p>
          </table:table-cell>
          <table:table-cell office:value-type="float" office:value="1012" table:style-name="ce59">
            <text:p>1,012</text:p>
          </table:table-cell>
          <table:table-cell office:value-type="float" office:value="848" table:style-name="ce59">
            <text:p>848</text:p>
          </table:table-cell>
          <table:table-cell office:value-type="float" office:value="687" table:style-name="ce59">
            <text:p>687</text:p>
          </table:table-cell>
          <table:table-cell office:value-type="float" office:value="528" table:style-name="ce60">
            <text:p>528</text:p>
          </table:table-cell>
          <table:table-cell office:value-type="float" office:value="1015" table:style-name="ce59">
            <text:p>1,015</text:p>
          </table:table-cell>
          <table:table-cell office:value-type="float" office:value="355" table:style-name="ce59">
            <text:p>355</text:p>
          </table:table-cell>
          <table:table-cell office:value-type="float" office:value="272" table:style-name="ce59">
            <text:p>272</text:p>
          </table:table-cell>
          <table:table-cell office:value-type="float" office:value="176" table:style-name="ce59">
            <text:p>176</text:p>
          </table:table-cell>
          <table:table-cell office:value-type="float" office:value="122" table:style-name="ce59">
            <text:p>122</text:p>
          </table:table-cell>
          <table:table-cell office:value-type="float" office:value="90" table:style-name="ce60">
            <text:p>90</text:p>
          </table:table-cell>
          <table:table-cell office:value-type="float" office:value="127" table:style-name="ce59">
            <text:p>12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92733" table:style-name="ce52">
            <text:p>492,733</text:p>
          </table:table-cell>
          <table:table-cell office:value-type="float" office:value="15757" table:style-name="ce52">
            <text:p>15,757</text:p>
          </table:table-cell>
          <table:table-cell office:value-type="float" office:value="2961" table:style-name="ce52">
            <text:p>2,961</text:p>
          </table:table-cell>
          <table:table-cell office:value-type="float" office:value="3057" table:style-name="ce52">
            <text:p>3,057</text:p>
          </table:table-cell>
          <table:table-cell office:value-type="float" office:value="3135" table:style-name="ce52">
            <text:p>3,135</text:p>
          </table:table-cell>
          <table:table-cell office:value-type="float" office:value="3239" table:style-name="ce52">
            <text:p>3,239</text:p>
          </table:table-cell>
          <table:table-cell office:value-type="float" office:value="3365" table:style-name="ce52">
            <text:p>3,365</text:p>
          </table:table-cell>
          <table:table-cell office:value-type="float" office:value="17908" table:style-name="ce52">
            <text:p>17,908</text:p>
          </table:table-cell>
          <table:table-cell office:value-type="float" office:value="3419" table:style-name="ce52">
            <text:p>3,419</text:p>
          </table:table-cell>
          <table:table-cell office:value-type="float" office:value="3387" table:style-name="ce52">
            <text:p>3,387</text:p>
          </table:table-cell>
          <table:table-cell office:value-type="float" office:value="3933" table:style-name="ce52">
            <text:p>3,933</text:p>
          </table:table-cell>
          <table:table-cell office:value-type="float" office:value="3795" table:style-name="ce52">
            <text:p>3,795</text:p>
          </table:table-cell>
          <table:table-cell office:value-type="float" office:value="3374" table:style-name="ce53">
            <text:p>3,374</text:p>
          </table:table-cell>
          <table:table-cell office:value-type="float" office:value="19151" table:style-name="ce52">
            <text:p>19,151</text:p>
          </table:table-cell>
          <table:table-cell office:value-type="float" office:value="3411" table:style-name="ce52">
            <text:p>3,411</text:p>
          </table:table-cell>
          <table:table-cell office:value-type="float" office:value="3605" table:style-name="ce52">
            <text:p>3,605</text:p>
          </table:table-cell>
          <table:table-cell office:value-type="float" office:value="3862" table:style-name="ce52">
            <text:p>3,862</text:p>
          </table:table-cell>
          <table:table-cell office:value-type="float" office:value="4108" table:style-name="ce52">
            <text:p>4,108</text:p>
          </table:table-cell>
          <table:table-cell office:value-type="float" office:value="4165" table:style-name="ce53">
            <text:p>4,165</text:p>
          </table:table-cell>
          <table:table-cell office:value-type="float" office:value="26218" table:style-name="ce52">
            <text:p>26,218</text:p>
          </table:table-cell>
          <table:table-cell office:value-type="float" office:value="4558" table:style-name="ce52">
            <text:p>4,558</text:p>
          </table:table-cell>
          <table:table-cell office:value-type="float" office:value="4673" table:style-name="ce52">
            <text:p>4,673</text:p>
          </table:table-cell>
          <table:table-cell office:value-type="float" office:value="5226" table:style-name="ce52">
            <text:p>5,226</text:p>
          </table:table-cell>
          <table:table-cell office:value-type="float" office:value="5510" table:style-name="ce52">
            <text:p>5,510</text:p>
          </table:table-cell>
          <table:table-cell office:value-type="float" office:value="6251" table:style-name="ce53">
            <text:p>6,251</text:p>
          </table:table-cell>
          <table:table-cell office:value-type="float" office:value="33065" table:style-name="ce52">
            <text:p>33,065</text:p>
          </table:table-cell>
          <table:table-cell office:value-type="float" office:value="6222" table:style-name="ce52">
            <text:p>6,222</text:p>
          </table:table-cell>
          <table:table-cell office:value-type="float" office:value="6102" table:style-name="ce52">
            <text:p>6,102</text:p>
          </table:table-cell>
          <table:table-cell office:value-type="float" office:value="6562" table:style-name="ce52">
            <text:p>6,562</text:p>
          </table:table-cell>
          <table:table-cell office:value-type="float" office:value="7083" table:style-name="ce52">
            <text:p>7,083</text:p>
          </table:table-cell>
          <table:table-cell office:value-type="float" office:value="7096" table:style-name="ce53">
            <text:p>7,096</text:p>
          </table:table-cell>
          <table:table-cell office:value-type="float" office:value="35132" table:style-name="ce52">
            <text:p>35,132</text:p>
          </table:table-cell>
          <table:table-cell office:value-type="float" office:value="7208" table:style-name="ce52">
            <text:p>7,208</text:p>
          </table:table-cell>
          <table:table-cell office:value-type="float" office:value="7206" table:style-name="ce52">
            <text:p>7,206</text:p>
          </table:table-cell>
          <table:table-cell office:value-type="float" office:value="7106" table:style-name="ce52">
            <text:p>7,106</text:p>
          </table:table-cell>
          <table:table-cell office:value-type="float" office:value="6848" table:style-name="ce52">
            <text:p>6,848</text:p>
          </table:table-cell>
          <table:table-cell office:value-type="float" office:value="6764" table:style-name="ce53">
            <text:p>6,764</text:p>
          </table:table-cell>
          <table:table-cell office:value-type="float" office:value="31695" table:style-name="ce52">
            <text:p>31,695</text:p>
          </table:table-cell>
          <table:table-cell office:value-type="float" office:value="6569" table:style-name="ce52">
            <text:p>6,569</text:p>
          </table:table-cell>
          <table:table-cell office:value-type="float" office:value="6533" table:style-name="ce52">
            <text:p>6,533</text:p>
          </table:table-cell>
          <table:table-cell office:value-type="float" office:value="6308" table:style-name="ce52">
            <text:p>6,308</text:p>
          </table:table-cell>
          <table:table-cell office:value-type="float" office:value="6010" table:style-name="ce52">
            <text:p>6,010</text:p>
          </table:table-cell>
          <table:table-cell office:value-type="float" office:value="6275" table:style-name="ce53">
            <text:p>6,275</text:p>
          </table:table-cell>
          <table:table-cell office:value-type="float" office:value="35863" table:style-name="ce52">
            <text:p>35,863</text:p>
          </table:table-cell>
          <table:table-cell office:value-type="float" office:value="6711" table:style-name="ce52">
            <text:p>6,711</text:p>
          </table:table-cell>
          <table:table-cell office:value-type="float" office:value="6919" table:style-name="ce52">
            <text:p>6,919</text:p>
          </table:table-cell>
          <table:table-cell office:value-type="float" office:value="7189" table:style-name="ce52">
            <text:p>7,189</text:p>
          </table:table-cell>
          <table:table-cell office:value-type="float" office:value="7425" table:style-name="ce52">
            <text:p>7,425</text:p>
          </table:table-cell>
          <table:table-cell office:value-type="float" office:value="7619" table:style-name="ce53">
            <text:p>7,619</text:p>
          </table:table-cell>
          <table:table-cell office:value-type="float" office:value="36316" table:style-name="ce52">
            <text:p>36,316</text:p>
          </table:table-cell>
          <table:table-cell office:value-type="float" office:value="7532" table:style-name="ce52">
            <text:p>7,532</text:p>
          </table:table-cell>
          <table:table-cell office:value-type="float" office:value="7393" table:style-name="ce52">
            <text:p>7,393</text:p>
          </table:table-cell>
          <table:table-cell office:value-type="float" office:value="7093" table:style-name="ce52">
            <text:p>7,093</text:p>
          </table:table-cell>
          <table:table-cell office:value-type="float" office:value="7247" table:style-name="ce52">
            <text:p>7,247</text:p>
          </table:table-cell>
          <table:table-cell office:value-type="float" office:value="7051" table:style-name="ce53">
            <text:p>7,051</text:p>
          </table:table-cell>
          <table:table-cell office:value-type="float" office:value="33931" table:style-name="ce52">
            <text:p>33,931</text:p>
          </table:table-cell>
          <table:table-cell office:value-type="float" office:value="6485" table:style-name="ce52">
            <text:p>6,485</text:p>
          </table:table-cell>
          <table:table-cell office:value-type="float" office:value="6434" table:style-name="ce52">
            <text:p>6,434</text:p>
          </table:table-cell>
          <table:table-cell office:value-type="float" office:value="6770" table:style-name="ce52">
            <text:p>6,770</text:p>
          </table:table-cell>
          <table:table-cell office:value-type="float" office:value="6944" table:style-name="ce52">
            <text:p>6,944</text:p>
          </table:table-cell>
          <table:table-cell office:value-type="float" office:value="7298" table:style-name="ce53">
            <text:p>7,298</text:p>
          </table:table-cell>
          <table:table-cell office:value-type="float" office:value="38634" table:style-name="ce52">
            <text:p>38,634</text:p>
          </table:table-cell>
          <table:table-cell office:value-type="float" office:value="7528" table:style-name="ce52">
            <text:p>7,528</text:p>
          </table:table-cell>
          <table:table-cell office:value-type="float" office:value="7834" table:style-name="ce52">
            <text:p>7,834</text:p>
          </table:table-cell>
          <table:table-cell office:value-type="float" office:value="7580" table:style-name="ce52">
            <text:p>7,580</text:p>
          </table:table-cell>
          <table:table-cell office:value-type="float" office:value="7862" table:style-name="ce52">
            <text:p>7,862</text:p>
          </table:table-cell>
          <table:table-cell office:value-type="float" office:value="7830" table:style-name="ce53">
            <text:p>7,830</text:p>
          </table:table-cell>
          <table:table-cell office:value-type="float" office:value="41470" table:style-name="ce52">
            <text:p>41,470</text:p>
          </table:table-cell>
          <table:table-cell office:value-type="float" office:value="8232" table:style-name="ce52">
            <text:p>8,232</text:p>
          </table:table-cell>
          <table:table-cell office:value-type="float" office:value="8172" table:style-name="ce52">
            <text:p>8,172</text:p>
          </table:table-cell>
          <table:table-cell office:value-type="float" office:value="8557" table:style-name="ce52">
            <text:p>8,557</text:p>
          </table:table-cell>
          <table:table-cell office:value-type="float" office:value="8354" table:style-name="ce52">
            <text:p>8,354</text:p>
          </table:table-cell>
          <table:table-cell office:value-type="float" office:value="8155" table:style-name="ce53">
            <text:p>8,155</text:p>
          </table:table-cell>
          <table:table-cell office:value-type="float" office:value="37590" table:style-name="ce52">
            <text:p>37,590</text:p>
          </table:table-cell>
          <table:table-cell office:value-type="float" office:value="8087" table:style-name="ce52">
            <text:p>8,087</text:p>
          </table:table-cell>
          <table:table-cell office:value-type="float" office:value="8075" table:style-name="ce52">
            <text:p>8,075</text:p>
          </table:table-cell>
          <table:table-cell office:value-type="float" office:value="7259" table:style-name="ce52">
            <text:p>7,259</text:p>
          </table:table-cell>
          <table:table-cell office:value-type="float" office:value="7119" table:style-name="ce52">
            <text:p>7,119</text:p>
          </table:table-cell>
          <table:table-cell office:value-type="float" office:value="7050" table:style-name="ce53">
            <text:p>7,050</text:p>
          </table:table-cell>
          <table:table-cell office:value-type="float" office:value="31124" table:style-name="ce52">
            <text:p>31,124</text:p>
          </table:table-cell>
          <table:table-cell office:value-type="float" office:value="6968" table:style-name="ce52">
            <text:p>6,968</text:p>
          </table:table-cell>
          <table:table-cell office:value-type="float" office:value="6405" table:style-name="ce52">
            <text:p>6,405</text:p>
          </table:table-cell>
          <table:table-cell office:value-type="float" office:value="6018" table:style-name="ce52">
            <text:p>6,018</text:p>
          </table:table-cell>
          <table:table-cell office:value-type="float" office:value="6189" table:style-name="ce52">
            <text:p>6,189</text:p>
          </table:table-cell>
          <table:table-cell office:value-type="float" office:value="5544" table:style-name="ce53">
            <text:p>5,544</text:p>
          </table:table-cell>
          <table:table-cell office:value-type="float" office:value="19281" table:style-name="ce52">
            <text:p>19,281</text:p>
          </table:table-cell>
          <table:table-cell office:value-type="float" office:value="4912" table:style-name="ce52">
            <text:p>4,912</text:p>
          </table:table-cell>
          <table:table-cell office:value-type="float" office:value="4561" table:style-name="ce52">
            <text:p>4,561</text:p>
          </table:table-cell>
          <table:table-cell office:value-type="float" office:value="3899" table:style-name="ce52">
            <text:p>3,899</text:p>
          </table:table-cell>
          <table:table-cell office:value-type="float" office:value="3259" table:style-name="ce52">
            <text:p>3,259</text:p>
          </table:table-cell>
          <table:table-cell office:value-type="float" office:value="2650" table:style-name="ce53">
            <text:p>2,650</text:p>
          </table:table-cell>
          <table:table-cell office:value-type="float" office:value="15574" table:style-name="ce52">
            <text:p>15,574</text:p>
          </table:table-cell>
          <table:table-cell office:value-type="float" office:value="3062" table:style-name="ce52">
            <text:p>3,062</text:p>
          </table:table-cell>
          <table:table-cell office:value-type="float" office:value="2968" table:style-name="ce52">
            <text:p>2,968</text:p>
          </table:table-cell>
          <table:table-cell office:value-type="float" office:value="3221" table:style-name="ce52">
            <text:p>3,221</text:p>
          </table:table-cell>
          <table:table-cell office:value-type="float" office:value="3152" table:style-name="ce52">
            <text:p>3,152</text:p>
          </table:table-cell>
          <table:table-cell office:value-type="float" office:value="3171" table:style-name="ce53">
            <text:p>3,171</text:p>
          </table:table-cell>
          <table:table-cell office:value-type="float" office:value="12807" table:style-name="ce52">
            <text:p>12,807</text:p>
          </table:table-cell>
          <table:table-cell office:value-type="float" office:value="3125" table:style-name="ce52">
            <text:p>3,125</text:p>
          </table:table-cell>
          <table:table-cell office:value-type="float" office:value="2739" table:style-name="ce52">
            <text:p>2,739</text:p>
          </table:table-cell>
          <table:table-cell office:value-type="float" office:value="2526" table:style-name="ce52">
            <text:p>2,526</text:p>
          </table:table-cell>
          <table:table-cell office:value-type="float" office:value="2315" table:style-name="ce52">
            <text:p>2,315</text:p>
          </table:table-cell>
          <table:table-cell office:value-type="float" office:value="2102" table:style-name="ce53">
            <text:p>2,102</text:p>
          </table:table-cell>
          <table:table-cell office:value-type="float" office:value="7489" table:style-name="ce52">
            <text:p>7,489</text:p>
          </table:table-cell>
          <table:table-cell office:value-type="float" office:value="1817" table:style-name="ce52">
            <text:p>1,817</text:p>
          </table:table-cell>
          <table:table-cell office:value-type="float" office:value="1642" table:style-name="ce52">
            <text:p>1,642</text:p>
          </table:table-cell>
          <table:table-cell office:value-type="float" office:value="1549" table:style-name="ce52">
            <text:p>1,549</text:p>
          </table:table-cell>
          <table:table-cell office:value-type="float" office:value="1336" table:style-name="ce52">
            <text:p>1,336</text:p>
          </table:table-cell>
          <table:table-cell office:value-type="float" office:value="1145" table:style-name="ce53">
            <text:p>1,145</text:p>
          </table:table-cell>
          <table:table-cell office:value-type="float" office:value="3010" table:style-name="ce52">
            <text:p>3,010</text:p>
          </table:table-cell>
          <table:table-cell office:value-type="float" office:value="915" table:style-name="ce52">
            <text:p>915</text:p>
          </table:table-cell>
          <table:table-cell office:value-type="float" office:value="730" table:style-name="ce52">
            <text:p>730</text:p>
          </table:table-cell>
          <table:table-cell office:value-type="float" office:value="543" table:style-name="ce52">
            <text:p>543</text:p>
          </table:table-cell>
          <table:table-cell office:value-type="float" office:value="473" table:style-name="ce52">
            <text:p>473</text:p>
          </table:table-cell>
          <table:table-cell office:value-type="float" office:value="349" table:style-name="ce53">
            <text:p>349</text:p>
          </table:table-cell>
          <table:table-cell office:value-type="float" office:value="644" table:style-name="ce52">
            <text:p>644</text:p>
          </table:table-cell>
          <table:table-cell office:value-type="float" office:value="221" table:style-name="ce52">
            <text:p>221</text:p>
          </table:table-cell>
          <table:table-cell office:value-type="float" office:value="152" table:style-name="ce52">
            <text:p>152</text:p>
          </table:table-cell>
          <table:table-cell office:value-type="float" office:value="118" table:style-name="ce52">
            <text:p>118</text:p>
          </table:table-cell>
          <table:table-cell office:value-type="float" office:value="98" table:style-name="ce52">
            <text:p>98</text:p>
          </table:table-cell>
          <table:table-cell office:value-type="float" office:value="55" table:style-name="ce53">
            <text:p>55</text:p>
          </table:table-cell>
          <table:table-cell office:value-type="float" office:value="74" table:style-name="ce52">
            <text:p>74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南投縣</text:p>
          </table:table-cell>
          <table:table-cell office:value-type="string" table:style-name="ce50">
            <text:p>男</text:p>
          </table:table-cell>
          <table:table-cell office:value-type="float" office:value="251881" table:style-name="ce52">
            <text:p>251,881</text:p>
          </table:table-cell>
          <table:table-cell office:value-type="float" office:value="8212" table:style-name="ce52">
            <text:p>8,212</text:p>
          </table:table-cell>
          <table:table-cell office:value-type="float" office:value="1558" table:style-name="ce52">
            <text:p>1,558</text:p>
          </table:table-cell>
          <table:table-cell office:value-type="float" office:value="1568" table:style-name="ce52">
            <text:p>1,568</text:p>
          </table:table-cell>
          <table:table-cell office:value-type="float" office:value="1640" table:style-name="ce52">
            <text:p>1,640</text:p>
          </table:table-cell>
          <table:table-cell office:value-type="float" office:value="1660" table:style-name="ce52">
            <text:p>1,660</text:p>
          </table:table-cell>
          <table:table-cell office:value-type="float" office:value="1786" table:style-name="ce52">
            <text:p>1,786</text:p>
          </table:table-cell>
          <table:table-cell office:value-type="float" office:value="9299" table:style-name="ce52">
            <text:p>9,299</text:p>
          </table:table-cell>
          <table:table-cell office:value-type="float" office:value="1741" table:style-name="ce52">
            <text:p>1,741</text:p>
          </table:table-cell>
          <table:table-cell office:value-type="float" office:value="1781" table:style-name="ce52">
            <text:p>1,781</text:p>
          </table:table-cell>
          <table:table-cell office:value-type="float" office:value="2068" table:style-name="ce52">
            <text:p>2,068</text:p>
          </table:table-cell>
          <table:table-cell office:value-type="float" office:value="1961" table:style-name="ce52">
            <text:p>1,961</text:p>
          </table:table-cell>
          <table:table-cell office:value-type="float" office:value="1748" table:style-name="ce53">
            <text:p>1,748</text:p>
          </table:table-cell>
          <table:table-cell office:value-type="float" office:value="9974" table:style-name="ce52">
            <text:p>9,974</text:p>
          </table:table-cell>
          <table:table-cell office:value-type="float" office:value="1789" table:style-name="ce52">
            <text:p>1,789</text:p>
          </table:table-cell>
          <table:table-cell office:value-type="float" office:value="1883" table:style-name="ce52">
            <text:p>1,883</text:p>
          </table:table-cell>
          <table:table-cell office:value-type="float" office:value="1995" table:style-name="ce52">
            <text:p>1,995</text:p>
          </table:table-cell>
          <table:table-cell office:value-type="float" office:value="2129" table:style-name="ce52">
            <text:p>2,129</text:p>
          </table:table-cell>
          <table:table-cell office:value-type="float" office:value="2178" table:style-name="ce53">
            <text:p>2,178</text:p>
          </table:table-cell>
          <table:table-cell office:value-type="float" office:value="13575" table:style-name="ce52">
            <text:p>13,575</text:p>
          </table:table-cell>
          <table:table-cell office:value-type="float" office:value="2327" table:style-name="ce52">
            <text:p>2,327</text:p>
          </table:table-cell>
          <table:table-cell office:value-type="float" office:value="2414" table:style-name="ce52">
            <text:p>2,414</text:p>
          </table:table-cell>
          <table:table-cell office:value-type="float" office:value="2741" table:style-name="ce52">
            <text:p>2,741</text:p>
          </table:table-cell>
          <table:table-cell office:value-type="float" office:value="2894" table:style-name="ce52">
            <text:p>2,894</text:p>
          </table:table-cell>
          <table:table-cell office:value-type="float" office:value="3199" table:style-name="ce53">
            <text:p>3,199</text:p>
          </table:table-cell>
          <table:table-cell office:value-type="float" office:value="17142" table:style-name="ce52">
            <text:p>17,142</text:p>
          </table:table-cell>
          <table:table-cell office:value-type="float" office:value="3289" table:style-name="ce52">
            <text:p>3,289</text:p>
          </table:table-cell>
          <table:table-cell office:value-type="float" office:value="3159" table:style-name="ce52">
            <text:p>3,159</text:p>
          </table:table-cell>
          <table:table-cell office:value-type="float" office:value="3415" table:style-name="ce52">
            <text:p>3,415</text:p>
          </table:table-cell>
          <table:table-cell office:value-type="float" office:value="3606" table:style-name="ce52">
            <text:p>3,606</text:p>
          </table:table-cell>
          <table:table-cell office:value-type="float" office:value="3673" table:style-name="ce53">
            <text:p>3,673</text:p>
          </table:table-cell>
          <table:table-cell office:value-type="float" office:value="18590" table:style-name="ce52">
            <text:p>18,590</text:p>
          </table:table-cell>
          <table:table-cell office:value-type="float" office:value="3739" table:style-name="ce52">
            <text:p>3,739</text:p>
          </table:table-cell>
          <table:table-cell office:value-type="float" office:value="3719" table:style-name="ce52">
            <text:p>3,719</text:p>
          </table:table-cell>
          <table:table-cell office:value-type="float" office:value="3771" table:style-name="ce52">
            <text:p>3,771</text:p>
          </table:table-cell>
          <table:table-cell office:value-type="float" office:value="3747" table:style-name="ce52">
            <text:p>3,747</text:p>
          </table:table-cell>
          <table:table-cell office:value-type="float" office:value="3614" table:style-name="ce53">
            <text:p>3,614</text:p>
          </table:table-cell>
          <table:table-cell office:value-type="float" office:value="17288" table:style-name="ce52">
            <text:p>17,288</text:p>
          </table:table-cell>
          <table:table-cell office:value-type="float" office:value="3579" table:style-name="ce52">
            <text:p>3,579</text:p>
          </table:table-cell>
          <table:table-cell office:value-type="float" office:value="3600" table:style-name="ce52">
            <text:p>3,600</text:p>
          </table:table-cell>
          <table:table-cell office:value-type="float" office:value="3494" table:style-name="ce52">
            <text:p>3,494</text:p>
          </table:table-cell>
          <table:table-cell office:value-type="float" office:value="3221" table:style-name="ce52">
            <text:p>3,221</text:p>
          </table:table-cell>
          <table:table-cell office:value-type="float" office:value="3394" table:style-name="ce53">
            <text:p>3,394</text:p>
          </table:table-cell>
          <table:table-cell office:value-type="float" office:value="18842" table:style-name="ce52">
            <text:p>18,842</text:p>
          </table:table-cell>
          <table:table-cell office:value-type="float" office:value="3529" table:style-name="ce52">
            <text:p>3,529</text:p>
          </table:table-cell>
          <table:table-cell office:value-type="float" office:value="3717" table:style-name="ce52">
            <text:p>3,717</text:p>
          </table:table-cell>
          <table:table-cell office:value-type="float" office:value="3781" table:style-name="ce52">
            <text:p>3,781</text:p>
          </table:table-cell>
          <table:table-cell office:value-type="float" office:value="3899" table:style-name="ce52">
            <text:p>3,899</text:p>
          </table:table-cell>
          <table:table-cell office:value-type="float" office:value="3916" table:style-name="ce53">
            <text:p>3,916</text:p>
          </table:table-cell>
          <table:table-cell office:value-type="float" office:value="18747" table:style-name="ce52">
            <text:p>18,747</text:p>
          </table:table-cell>
          <table:table-cell office:value-type="float" office:value="3930" table:style-name="ce52">
            <text:p>3,930</text:p>
          </table:table-cell>
          <table:table-cell office:value-type="float" office:value="3842" table:style-name="ce52">
            <text:p>3,842</text:p>
          </table:table-cell>
          <table:table-cell office:value-type="float" office:value="3629" table:style-name="ce52">
            <text:p>3,629</text:p>
          </table:table-cell>
          <table:table-cell office:value-type="float" office:value="3691" table:style-name="ce52">
            <text:p>3,691</text:p>
          </table:table-cell>
          <table:table-cell office:value-type="float" office:value="3655" table:style-name="ce53">
            <text:p>3,655</text:p>
          </table:table-cell>
          <table:table-cell office:value-type="float" office:value="17271" table:style-name="ce52">
            <text:p>17,271</text:p>
          </table:table-cell>
          <table:table-cell office:value-type="float" office:value="3327" table:style-name="ce52">
            <text:p>3,327</text:p>
          </table:table-cell>
          <table:table-cell office:value-type="float" office:value="3171" table:style-name="ce52">
            <text:p>3,171</text:p>
          </table:table-cell>
          <table:table-cell office:value-type="float" office:value="3432" table:style-name="ce52">
            <text:p>3,432</text:p>
          </table:table-cell>
          <table:table-cell office:value-type="float" office:value="3578" table:style-name="ce52">
            <text:p>3,578</text:p>
          </table:table-cell>
          <table:table-cell office:value-type="float" office:value="3763" table:style-name="ce53">
            <text:p>3,763</text:p>
          </table:table-cell>
          <table:table-cell office:value-type="float" office:value="20063" table:style-name="ce52">
            <text:p>20,063</text:p>
          </table:table-cell>
          <table:table-cell office:value-type="float" office:value="3813" table:style-name="ce52">
            <text:p>3,813</text:p>
          </table:table-cell>
          <table:table-cell office:value-type="float" office:value="4098" table:style-name="ce52">
            <text:p>4,098</text:p>
          </table:table-cell>
          <table:table-cell office:value-type="float" office:value="3957" table:style-name="ce52">
            <text:p>3,957</text:p>
          </table:table-cell>
          <table:table-cell office:value-type="float" office:value="4063" table:style-name="ce52">
            <text:p>4,063</text:p>
          </table:table-cell>
          <table:table-cell office:value-type="float" office:value="4132" table:style-name="ce53">
            <text:p>4,132</text:p>
          </table:table-cell>
          <table:table-cell office:value-type="float" office:value="21321" table:style-name="ce52">
            <text:p>21,321</text:p>
          </table:table-cell>
          <table:table-cell office:value-type="float" office:value="4203" table:style-name="ce52">
            <text:p>4,203</text:p>
          </table:table-cell>
          <table:table-cell office:value-type="float" office:value="4297" table:style-name="ce52">
            <text:p>4,297</text:p>
          </table:table-cell>
          <table:table-cell office:value-type="float" office:value="4326" table:style-name="ce52">
            <text:p>4,326</text:p>
          </table:table-cell>
          <table:table-cell office:value-type="float" office:value="4283" table:style-name="ce52">
            <text:p>4,283</text:p>
          </table:table-cell>
          <table:table-cell office:value-type="float" office:value="4212" table:style-name="ce53">
            <text:p>4,212</text:p>
          </table:table-cell>
          <table:table-cell office:value-type="float" office:value="19273" table:style-name="ce52">
            <text:p>19,273</text:p>
          </table:table-cell>
          <table:table-cell office:value-type="float" office:value="4197" table:style-name="ce52">
            <text:p>4,197</text:p>
          </table:table-cell>
          <table:table-cell office:value-type="float" office:value="4179" table:style-name="ce52">
            <text:p>4,179</text:p>
          </table:table-cell>
          <table:table-cell office:value-type="float" office:value="3683" table:style-name="ce52">
            <text:p>3,683</text:p>
          </table:table-cell>
          <table:table-cell office:value-type="float" office:value="3627" table:style-name="ce52">
            <text:p>3,627</text:p>
          </table:table-cell>
          <table:table-cell office:value-type="float" office:value="3587" table:style-name="ce53">
            <text:p>3,587</text:p>
          </table:table-cell>
          <table:table-cell office:value-type="float" office:value="15717" table:style-name="ce52">
            <text:p>15,717</text:p>
          </table:table-cell>
          <table:table-cell office:value-type="float" office:value="3563" table:style-name="ce52">
            <text:p>3,563</text:p>
          </table:table-cell>
          <table:table-cell office:value-type="float" office:value="3302" table:style-name="ce52">
            <text:p>3,302</text:p>
          </table:table-cell>
          <table:table-cell office:value-type="float" office:value="3024" table:style-name="ce52">
            <text:p>3,024</text:p>
          </table:table-cell>
          <table:table-cell office:value-type="float" office:value="3098" table:style-name="ce52">
            <text:p>3,098</text:p>
          </table:table-cell>
          <table:table-cell office:value-type="float" office:value="2730" table:style-name="ce53">
            <text:p>2,730</text:p>
          </table:table-cell>
          <table:table-cell office:value-type="float" office:value="9330" table:style-name="ce52">
            <text:p>9,330</text:p>
          </table:table-cell>
          <table:table-cell office:value-type="float" office:value="2473" table:style-name="ce52">
            <text:p>2,473</text:p>
          </table:table-cell>
          <table:table-cell office:value-type="float" office:value="2216" table:style-name="ce52">
            <text:p>2,216</text:p>
          </table:table-cell>
          <table:table-cell office:value-type="float" office:value="1852" table:style-name="ce52">
            <text:p>1,852</text:p>
          </table:table-cell>
          <table:table-cell office:value-type="float" office:value="1569" table:style-name="ce52">
            <text:p>1,569</text:p>
          </table:table-cell>
          <table:table-cell office:value-type="float" office:value="1220" table:style-name="ce53">
            <text:p>1,220</text:p>
          </table:table-cell>
          <table:table-cell office:value-type="float" office:value="7134" table:style-name="ce52">
            <text:p>7,134</text:p>
          </table:table-cell>
          <table:table-cell office:value-type="float" office:value="1450" table:style-name="ce52">
            <text:p>1,450</text:p>
          </table:table-cell>
          <table:table-cell office:value-type="float" office:value="1415" table:style-name="ce52">
            <text:p>1,415</text:p>
          </table:table-cell>
          <table:table-cell office:value-type="float" office:value="1439" table:style-name="ce52">
            <text:p>1,439</text:p>
          </table:table-cell>
          <table:table-cell office:value-type="float" office:value="1454" table:style-name="ce52">
            <text:p>1,454</text:p>
          </table:table-cell>
          <table:table-cell office:value-type="float" office:value="1376" table:style-name="ce53">
            <text:p>1,376</text:p>
          </table:table-cell>
          <table:table-cell office:value-type="float" office:value="5621" table:style-name="ce52">
            <text:p>5,621</text:p>
          </table:table-cell>
          <table:table-cell office:value-type="float" office:value="1402" table:style-name="ce52">
            <text:p>1,402</text:p>
          </table:table-cell>
          <table:table-cell office:value-type="float" office:value="1260" table:style-name="ce52">
            <text:p>1,260</text:p>
          </table:table-cell>
          <table:table-cell office:value-type="float" office:value="1130" table:style-name="ce52">
            <text:p>1,130</text:p>
          </table:table-cell>
          <table:table-cell office:value-type="float" office:value="974" table:style-name="ce52">
            <text:p>974</text:p>
          </table:table-cell>
          <table:table-cell office:value-type="float" office:value="855" table:style-name="ce53">
            <text:p>855</text:p>
          </table:table-cell>
          <table:table-cell office:value-type="float" office:value="3065" table:style-name="ce52">
            <text:p>3,065</text:p>
          </table:table-cell>
          <table:table-cell office:value-type="float" office:value="743" table:style-name="ce52">
            <text:p>743</text:p>
          </table:table-cell>
          <table:table-cell office:value-type="float" office:value="678" table:style-name="ce52">
            <text:p>678</text:p>
          </table:table-cell>
          <table:table-cell office:value-type="float" office:value="621" table:style-name="ce52">
            <text:p>621</text:p>
          </table:table-cell>
          <table:table-cell office:value-type="float" office:value="570" table:style-name="ce52">
            <text:p>570</text:p>
          </table:table-cell>
          <table:table-cell office:value-type="float" office:value="453" table:style-name="ce53">
            <text:p>453</text:p>
          </table:table-cell>
          <table:table-cell office:value-type="float" office:value="1174" table:style-name="ce52">
            <text:p>1,174</text:p>
          </table:table-cell>
          <table:table-cell office:value-type="float" office:value="339" table:style-name="ce52">
            <text:p>339</text:p>
          </table:table-cell>
          <table:table-cell office:value-type="float" office:value="289" table:style-name="ce52">
            <text:p>289</text:p>
          </table:table-cell>
          <table:table-cell office:value-type="float" office:value="227" table:style-name="ce52">
            <text:p>227</text:p>
          </table:table-cell>
          <table:table-cell office:value-type="float" office:value="183" table:style-name="ce52">
            <text:p>183</text:p>
          </table:table-cell>
          <table:table-cell office:value-type="float" office:value="136" table:style-name="ce53">
            <text:p>136</text:p>
          </table:table-cell>
          <table:table-cell office:value-type="float" office:value="220" table:style-name="ce52">
            <text:p>220</text:p>
          </table:table-cell>
          <table:table-cell office:value-type="float" office:value="78" table:style-name="ce52">
            <text:p>78</text:p>
          </table:table-cell>
          <table:table-cell office:value-type="float" office:value="48" table:style-name="ce52">
            <text:p>48</text:p>
          </table:table-cell>
          <table:table-cell office:value-type="float" office:value="40" table:style-name="ce52">
            <text:p>40</text:p>
          </table:table-cell>
          <table:table-cell office:value-type="float" office:value="39" table:style-name="ce52">
            <text:p>39</text:p>
          </table:table-cell>
          <table:table-cell office:value-type="float" office:value="15" table:style-name="ce53">
            <text:p>15</text:p>
          </table:table-cell>
          <table:table-cell office:value-type="float" office:value="23" table:style-name="ce52">
            <text:p>23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40852" table:style-name="ce57">
            <text:p>240,852</text:p>
          </table:table-cell>
          <table:table-cell office:value-type="float" office:value="7545" table:style-name="ce58">
            <text:p>7,545</text:p>
          </table:table-cell>
          <table:table-cell office:value-type="float" office:value="1403" table:style-name="ce57">
            <text:p>1,403</text:p>
          </table:table-cell>
          <table:table-cell office:value-type="float" office:value="1489" table:style-name="ce57">
            <text:p>1,489</text:p>
          </table:table-cell>
          <table:table-cell office:value-type="float" office:value="1495" table:style-name="ce57">
            <text:p>1,495</text:p>
          </table:table-cell>
          <table:table-cell office:value-type="float" office:value="1579" table:style-name="ce57">
            <text:p>1,579</text:p>
          </table:table-cell>
          <table:table-cell office:value-type="float" office:value="1579" table:style-name="ce57">
            <text:p>1,579</text:p>
          </table:table-cell>
          <table:table-cell office:value-type="float" office:value="8609" table:style-name="ce57">
            <text:p>8,609</text:p>
          </table:table-cell>
          <table:table-cell office:value-type="float" office:value="1678" table:style-name="ce57">
            <text:p>1,678</text:p>
          </table:table-cell>
          <table:table-cell office:value-type="float" office:value="1606" table:style-name="ce57">
            <text:p>1,606</text:p>
          </table:table-cell>
          <table:table-cell office:value-type="float" office:value="1865" table:style-name="ce57">
            <text:p>1,865</text:p>
          </table:table-cell>
          <table:table-cell office:value-type="float" office:value="1834" table:style-name="ce57">
            <text:p>1,834</text:p>
          </table:table-cell>
          <table:table-cell office:value-type="float" office:value="1626" table:style-name="ce58">
            <text:p>1,626</text:p>
          </table:table-cell>
          <table:table-cell office:value-type="float" office:value="9177" table:style-name="ce57">
            <text:p>9,177</text:p>
          </table:table-cell>
          <table:table-cell office:value-type="float" office:value="1622" table:style-name="ce57">
            <text:p>1,622</text:p>
          </table:table-cell>
          <table:table-cell office:value-type="float" office:value="1722" table:style-name="ce57">
            <text:p>1,722</text:p>
          </table:table-cell>
          <table:table-cell office:value-type="float" office:value="1867" table:style-name="ce57">
            <text:p>1,867</text:p>
          </table:table-cell>
          <table:table-cell office:value-type="float" office:value="1979" table:style-name="ce57">
            <text:p>1,979</text:p>
          </table:table-cell>
          <table:table-cell office:value-type="float" office:value="1987" table:style-name="ce58">
            <text:p>1,987</text:p>
          </table:table-cell>
          <table:table-cell office:value-type="float" office:value="12643" table:style-name="ce57">
            <text:p>12,643</text:p>
          </table:table-cell>
          <table:table-cell office:value-type="float" office:value="2231" table:style-name="ce57">
            <text:p>2,231</text:p>
          </table:table-cell>
          <table:table-cell office:value-type="float" office:value="2259" table:style-name="ce57">
            <text:p>2,259</text:p>
          </table:table-cell>
          <table:table-cell office:value-type="float" office:value="2485" table:style-name="ce57">
            <text:p>2,485</text:p>
          </table:table-cell>
          <table:table-cell office:value-type="float" office:value="2616" table:style-name="ce57">
            <text:p>2,616</text:p>
          </table:table-cell>
          <table:table-cell office:value-type="float" office:value="3052" table:style-name="ce58">
            <text:p>3,052</text:p>
          </table:table-cell>
          <table:table-cell office:value-type="float" office:value="15923" table:style-name="ce57">
            <text:p>15,923</text:p>
          </table:table-cell>
          <table:table-cell office:value-type="float" office:value="2933" table:style-name="ce57">
            <text:p>2,933</text:p>
          </table:table-cell>
          <table:table-cell office:value-type="float" office:value="2943" table:style-name="ce57">
            <text:p>2,943</text:p>
          </table:table-cell>
          <table:table-cell office:value-type="float" office:value="3147" table:style-name="ce57">
            <text:p>3,147</text:p>
          </table:table-cell>
          <table:table-cell office:value-type="float" office:value="3477" table:style-name="ce57">
            <text:p>3,477</text:p>
          </table:table-cell>
          <table:table-cell office:value-type="float" office:value="3423" table:style-name="ce58">
            <text:p>3,423</text:p>
          </table:table-cell>
          <table:table-cell office:value-type="float" office:value="16542" table:style-name="ce57">
            <text:p>16,542</text:p>
          </table:table-cell>
          <table:table-cell office:value-type="float" office:value="3469" table:style-name="ce57">
            <text:p>3,469</text:p>
          </table:table-cell>
          <table:table-cell office:value-type="float" office:value="3487" table:style-name="ce57">
            <text:p>3,487</text:p>
          </table:table-cell>
          <table:table-cell office:value-type="float" office:value="3335" table:style-name="ce57">
            <text:p>3,335</text:p>
          </table:table-cell>
          <table:table-cell office:value-type="float" office:value="3101" table:style-name="ce57">
            <text:p>3,101</text:p>
          </table:table-cell>
          <table:table-cell office:value-type="float" office:value="3150" table:style-name="ce58">
            <text:p>3,150</text:p>
          </table:table-cell>
          <table:table-cell office:value-type="float" office:value="14407" table:style-name="ce57">
            <text:p>14,407</text:p>
          </table:table-cell>
          <table:table-cell office:value-type="float" office:value="2990" table:style-name="ce57">
            <text:p>2,990</text:p>
          </table:table-cell>
          <table:table-cell office:value-type="float" office:value="2933" table:style-name="ce57">
            <text:p>2,933</text:p>
          </table:table-cell>
          <table:table-cell office:value-type="float" office:value="2814" table:style-name="ce57">
            <text:p>2,814</text:p>
          </table:table-cell>
          <table:table-cell office:value-type="float" office:value="2789" table:style-name="ce57">
            <text:p>2,789</text:p>
          </table:table-cell>
          <table:table-cell office:value-type="float" office:value="2881" table:style-name="ce58">
            <text:p>2,881</text:p>
          </table:table-cell>
          <table:table-cell office:value-type="float" office:value="17021" table:style-name="ce57">
            <text:p>17,021</text:p>
          </table:table-cell>
          <table:table-cell office:value-type="float" office:value="3182" table:style-name="ce57">
            <text:p>3,182</text:p>
          </table:table-cell>
          <table:table-cell office:value-type="float" office:value="3202" table:style-name="ce57">
            <text:p>3,202</text:p>
          </table:table-cell>
          <table:table-cell office:value-type="float" office:value="3408" table:style-name="ce57">
            <text:p>3,408</text:p>
          </table:table-cell>
          <table:table-cell office:value-type="float" office:value="3526" table:style-name="ce57">
            <text:p>3,526</text:p>
          </table:table-cell>
          <table:table-cell office:value-type="float" office:value="3703" table:style-name="ce58">
            <text:p>3,703</text:p>
          </table:table-cell>
          <table:table-cell office:value-type="float" office:value="17569" table:style-name="ce57">
            <text:p>17,569</text:p>
          </table:table-cell>
          <table:table-cell office:value-type="float" office:value="3602" table:style-name="ce57">
            <text:p>3,602</text:p>
          </table:table-cell>
          <table:table-cell office:value-type="float" office:value="3551" table:style-name="ce57">
            <text:p>3,551</text:p>
          </table:table-cell>
          <table:table-cell office:value-type="float" office:value="3464" table:style-name="ce57">
            <text:p>3,464</text:p>
          </table:table-cell>
          <table:table-cell office:value-type="float" office:value="3556" table:style-name="ce57">
            <text:p>3,556</text:p>
          </table:table-cell>
          <table:table-cell office:value-type="float" office:value="3396" table:style-name="ce58">
            <text:p>3,396</text:p>
          </table:table-cell>
          <table:table-cell office:value-type="float" office:value="16660" table:style-name="ce57">
            <text:p>16,660</text:p>
          </table:table-cell>
          <table:table-cell office:value-type="float" office:value="3158" table:style-name="ce57">
            <text:p>3,158</text:p>
          </table:table-cell>
          <table:table-cell office:value-type="float" office:value="3263" table:style-name="ce57">
            <text:p>3,263</text:p>
          </table:table-cell>
          <table:table-cell office:value-type="float" office:value="3338" table:style-name="ce57">
            <text:p>3,338</text:p>
          </table:table-cell>
          <table:table-cell office:value-type="float" office:value="3366" table:style-name="ce57">
            <text:p>3,366</text:p>
          </table:table-cell>
          <table:table-cell office:value-type="float" office:value="3535" table:style-name="ce58">
            <text:p>3,535</text:p>
          </table:table-cell>
          <table:table-cell office:value-type="float" office:value="18571" table:style-name="ce57">
            <text:p>18,571</text:p>
          </table:table-cell>
          <table:table-cell office:value-type="float" office:value="3715" table:style-name="ce57">
            <text:p>3,715</text:p>
          </table:table-cell>
          <table:table-cell office:value-type="float" office:value="3736" table:style-name="ce57">
            <text:p>3,736</text:p>
          </table:table-cell>
          <table:table-cell office:value-type="float" office:value="3623" table:style-name="ce57">
            <text:p>3,623</text:p>
          </table:table-cell>
          <table:table-cell office:value-type="float" office:value="3799" table:style-name="ce57">
            <text:p>3,799</text:p>
          </table:table-cell>
          <table:table-cell office:value-type="float" office:value="3698" table:style-name="ce58">
            <text:p>3,698</text:p>
          </table:table-cell>
          <table:table-cell office:value-type="float" office:value="20149" table:style-name="ce57">
            <text:p>20,149</text:p>
          </table:table-cell>
          <table:table-cell office:value-type="float" office:value="4029" table:style-name="ce57">
            <text:p>4,029</text:p>
          </table:table-cell>
          <table:table-cell office:value-type="float" office:value="3875" table:style-name="ce57">
            <text:p>3,875</text:p>
          </table:table-cell>
          <table:table-cell office:value-type="float" office:value="4231" table:style-name="ce57">
            <text:p>4,231</text:p>
          </table:table-cell>
          <table:table-cell office:value-type="float" office:value="4071" table:style-name="ce57">
            <text:p>4,071</text:p>
          </table:table-cell>
          <table:table-cell office:value-type="float" office:value="3943" table:style-name="ce58">
            <text:p>3,943</text:p>
          </table:table-cell>
          <table:table-cell office:value-type="float" office:value="18317" table:style-name="ce57">
            <text:p>18,317</text:p>
          </table:table-cell>
          <table:table-cell office:value-type="float" office:value="3890" table:style-name="ce57">
            <text:p>3,890</text:p>
          </table:table-cell>
          <table:table-cell office:value-type="float" office:value="3896" table:style-name="ce57">
            <text:p>3,896</text:p>
          </table:table-cell>
          <table:table-cell office:value-type="float" office:value="3576" table:style-name="ce57">
            <text:p>3,576</text:p>
          </table:table-cell>
          <table:table-cell office:value-type="float" office:value="3492" table:style-name="ce57">
            <text:p>3,492</text:p>
          </table:table-cell>
          <table:table-cell office:value-type="float" office:value="3463" table:style-name="ce58">
            <text:p>3,463</text:p>
          </table:table-cell>
          <table:table-cell office:value-type="float" office:value="15407" table:style-name="ce57">
            <text:p>15,407</text:p>
          </table:table-cell>
          <table:table-cell office:value-type="float" office:value="3405" table:style-name="ce57">
            <text:p>3,405</text:p>
          </table:table-cell>
          <table:table-cell office:value-type="float" office:value="3103" table:style-name="ce57">
            <text:p>3,103</text:p>
          </table:table-cell>
          <table:table-cell office:value-type="float" office:value="2994" table:style-name="ce57">
            <text:p>2,994</text:p>
          </table:table-cell>
          <table:table-cell office:value-type="float" office:value="3091" table:style-name="ce57">
            <text:p>3,091</text:p>
          </table:table-cell>
          <table:table-cell office:value-type="float" office:value="2814" table:style-name="ce58">
            <text:p>2,814</text:p>
          </table:table-cell>
          <table:table-cell office:value-type="float" office:value="9951" table:style-name="ce57">
            <text:p>9,951</text:p>
          </table:table-cell>
          <table:table-cell office:value-type="float" office:value="2439" table:style-name="ce57">
            <text:p>2,439</text:p>
          </table:table-cell>
          <table:table-cell office:value-type="float" office:value="2345" table:style-name="ce57">
            <text:p>2,345</text:p>
          </table:table-cell>
          <table:table-cell office:value-type="float" office:value="2047" table:style-name="ce57">
            <text:p>2,047</text:p>
          </table:table-cell>
          <table:table-cell office:value-type="float" office:value="1690" table:style-name="ce57">
            <text:p>1,690</text:p>
          </table:table-cell>
          <table:table-cell office:value-type="float" office:value="1430" table:style-name="ce58">
            <text:p>1,430</text:p>
          </table:table-cell>
          <table:table-cell office:value-type="float" office:value="8440" table:style-name="ce57">
            <text:p>8,440</text:p>
          </table:table-cell>
          <table:table-cell office:value-type="float" office:value="1612" table:style-name="ce57">
            <text:p>1,612</text:p>
          </table:table-cell>
          <table:table-cell office:value-type="float" office:value="1553" table:style-name="ce57">
            <text:p>1,553</text:p>
          </table:table-cell>
          <table:table-cell office:value-type="float" office:value="1782" table:style-name="ce57">
            <text:p>1,782</text:p>
          </table:table-cell>
          <table:table-cell office:value-type="float" office:value="1698" table:style-name="ce57">
            <text:p>1,698</text:p>
          </table:table-cell>
          <table:table-cell office:value-type="float" office:value="1795" table:style-name="ce58">
            <text:p>1,795</text:p>
          </table:table-cell>
          <table:table-cell office:value-type="float" office:value="7186" table:style-name="ce57">
            <text:p>7,186</text:p>
          </table:table-cell>
          <table:table-cell office:value-type="float" office:value="1723" table:style-name="ce57">
            <text:p>1,723</text:p>
          </table:table-cell>
          <table:table-cell office:value-type="float" office:value="1479" table:style-name="ce57">
            <text:p>1,479</text:p>
          </table:table-cell>
          <table:table-cell office:value-type="float" office:value="1396" table:style-name="ce57">
            <text:p>1,396</text:p>
          </table:table-cell>
          <table:table-cell office:value-type="float" office:value="1341" table:style-name="ce57">
            <text:p>1,341</text:p>
          </table:table-cell>
          <table:table-cell office:value-type="float" office:value="1247" table:style-name="ce58">
            <text:p>1,247</text:p>
          </table:table-cell>
          <table:table-cell office:value-type="float" office:value="4424" table:style-name="ce57">
            <text:p>4,424</text:p>
          </table:table-cell>
          <table:table-cell office:value-type="float" office:value="1074" table:style-name="ce57">
            <text:p>1,074</text:p>
          </table:table-cell>
          <table:table-cell office:value-type="float" office:value="964" table:style-name="ce57">
            <text:p>964</text:p>
          </table:table-cell>
          <table:table-cell office:value-type="float" office:value="928" table:style-name="ce57">
            <text:p>928</text:p>
          </table:table-cell>
          <table:table-cell office:value-type="float" office:value="766" table:style-name="ce57">
            <text:p>766</text:p>
          </table:table-cell>
          <table:table-cell office:value-type="float" office:value="692" table:style-name="ce58">
            <text:p>692</text:p>
          </table:table-cell>
          <table:table-cell office:value-type="float" office:value="1836" table:style-name="ce57">
            <text:p>1,836</text:p>
          </table:table-cell>
          <table:table-cell office:value-type="float" office:value="576" table:style-name="ce57">
            <text:p>576</text:p>
          </table:table-cell>
          <table:table-cell office:value-type="float" office:value="441" table:style-name="ce57">
            <text:p>441</text:p>
          </table:table-cell>
          <table:table-cell office:value-type="float" office:value="316" table:style-name="ce57">
            <text:p>316</text:p>
          </table:table-cell>
          <table:table-cell office:value-type="float" office:value="290" table:style-name="ce57">
            <text:p>290</text:p>
          </table:table-cell>
          <table:table-cell office:value-type="float" office:value="213" table:style-name="ce58">
            <text:p>213</text:p>
          </table:table-cell>
          <table:table-cell office:value-type="float" office:value="424" table:style-name="ce57">
            <text:p>424</text:p>
          </table:table-cell>
          <table:table-cell office:value-type="float" office:value="143" table:style-name="ce57">
            <text:p>143</text:p>
          </table:table-cell>
          <table:table-cell office:value-type="float" office:value="104" table:style-name="ce57">
            <text:p>104</text:p>
          </table:table-cell>
          <table:table-cell office:value-type="float" office:value="78" table:style-name="ce57">
            <text:p>78</text:p>
          </table:table-cell>
          <table:table-cell office:value-type="float" office:value="59" table:style-name="ce57">
            <text:p>59</text:p>
          </table:table-cell>
          <table:table-cell office:value-type="float" office:value="40" table:style-name="ce58">
            <text:p>40</text:p>
          </table:table-cell>
          <table:table-cell office:value-type="float" office:value="51" table:style-name="ce57">
            <text:p>51</text:p>
          </table:table-cell>
          <table:table-cell table:number-columns-repeated="16260"/>
        </table:table-row>
        <table:table-row table:style-name="ro4">
          <table:table-cell table:style-name="ce26"/>
          <table:table-cell office:value-type="string" table:style-name="ce50">
            <text:p>計</text:p>
          </table:table-cell>
          <table:table-cell office:value-type="float" office:value="679273" table:style-name="ce52">
            <text:p>679,273</text:p>
          </table:table-cell>
          <table:table-cell office:value-type="float" office:value="22206" table:style-name="ce52">
            <text:p>22,206</text:p>
          </table:table-cell>
          <table:table-cell office:value-type="float" office:value="3980" table:style-name="ce52">
            <text:p>3,980</text:p>
          </table:table-cell>
          <table:table-cell office:value-type="float" office:value="4290" table:style-name="ce52">
            <text:p>4,290</text:p>
          </table:table-cell>
          <table:table-cell office:value-type="float" office:value="4432" table:style-name="ce52">
            <text:p>4,432</text:p>
          </table:table-cell>
          <table:table-cell office:value-type="float" office:value="4697" table:style-name="ce52">
            <text:p>4,697</text:p>
          </table:table-cell>
          <table:table-cell office:value-type="float" office:value="4807" table:style-name="ce52">
            <text:p>4,807</text:p>
          </table:table-cell>
          <table:table-cell office:value-type="float" office:value="25284" table:style-name="ce52">
            <text:p>25,284</text:p>
          </table:table-cell>
          <table:table-cell office:value-type="float" office:value="4918" table:style-name="ce52">
            <text:p>4,918</text:p>
          </table:table-cell>
          <table:table-cell office:value-type="float" office:value="4838" table:style-name="ce52">
            <text:p>4,838</text:p>
          </table:table-cell>
          <table:table-cell office:value-type="float" office:value="5547" table:style-name="ce52">
            <text:p>5,547</text:p>
          </table:table-cell>
          <table:table-cell office:value-type="float" office:value="5318" table:style-name="ce52">
            <text:p>5,318</text:p>
          </table:table-cell>
          <table:table-cell office:value-type="float" office:value="4663" table:style-name="ce53">
            <text:p>4,663</text:p>
          </table:table-cell>
          <table:table-cell office:value-type="float" office:value="28506" table:style-name="ce52">
            <text:p>28,506</text:p>
          </table:table-cell>
          <table:table-cell office:value-type="float" office:value="4916" table:style-name="ce52">
            <text:p>4,916</text:p>
          </table:table-cell>
          <table:table-cell office:value-type="float" office:value="5369" table:style-name="ce52">
            <text:p>5,369</text:p>
          </table:table-cell>
          <table:table-cell office:value-type="float" office:value="5982" table:style-name="ce52">
            <text:p>5,982</text:p>
          </table:table-cell>
          <table:table-cell office:value-type="float" office:value="5970" table:style-name="ce52">
            <text:p>5,970</text:p>
          </table:table-cell>
          <table:table-cell office:value-type="float" office:value="6269" table:style-name="ce53">
            <text:p>6,269</text:p>
          </table:table-cell>
          <table:table-cell office:value-type="float" office:value="37220" table:style-name="ce52">
            <text:p>37,220</text:p>
          </table:table-cell>
          <table:table-cell office:value-type="float" office:value="6366" table:style-name="ce52">
            <text:p>6,366</text:p>
          </table:table-cell>
          <table:table-cell office:value-type="float" office:value="6858" table:style-name="ce52">
            <text:p>6,858</text:p>
          </table:table-cell>
          <table:table-cell office:value-type="float" office:value="7365" table:style-name="ce52">
            <text:p>7,365</text:p>
          </table:table-cell>
          <table:table-cell office:value-type="float" office:value="7720" table:style-name="ce52">
            <text:p>7,720</text:p>
          </table:table-cell>
          <table:table-cell office:value-type="float" office:value="8911" table:style-name="ce53">
            <text:p>8,911</text:p>
          </table:table-cell>
          <table:table-cell office:value-type="float" office:value="45145" table:style-name="ce52">
            <text:p>45,145</text:p>
          </table:table-cell>
          <table:table-cell office:value-type="float" office:value="8898" table:style-name="ce52">
            <text:p>8,898</text:p>
          </table:table-cell>
          <table:table-cell office:value-type="float" office:value="8322" table:style-name="ce52">
            <text:p>8,322</text:p>
          </table:table-cell>
          <table:table-cell office:value-type="float" office:value="9018" table:style-name="ce52">
            <text:p>9,018</text:p>
          </table:table-cell>
          <table:table-cell office:value-type="float" office:value="9487" table:style-name="ce52">
            <text:p>9,487</text:p>
          </table:table-cell>
          <table:table-cell office:value-type="float" office:value="9420" table:style-name="ce53">
            <text:p>9,420</text:p>
          </table:table-cell>
          <table:table-cell office:value-type="float" office:value="43458" table:style-name="ce52">
            <text:p>43,458</text:p>
          </table:table-cell>
          <table:table-cell office:value-type="float" office:value="9282" table:style-name="ce52">
            <text:p>9,282</text:p>
          </table:table-cell>
          <table:table-cell office:value-type="float" office:value="8792" table:style-name="ce52">
            <text:p>8,792</text:p>
          </table:table-cell>
          <table:table-cell office:value-type="float" office:value="8640" table:style-name="ce52">
            <text:p>8,640</text:p>
          </table:table-cell>
          <table:table-cell office:value-type="float" office:value="8310" table:style-name="ce52">
            <text:p>8,310</text:p>
          </table:table-cell>
          <table:table-cell office:value-type="float" office:value="8434" table:style-name="ce53">
            <text:p>8,434</text:p>
          </table:table-cell>
          <table:table-cell office:value-type="float" office:value="42015" table:style-name="ce52">
            <text:p>42,015</text:p>
          </table:table-cell>
          <table:table-cell office:value-type="float" office:value="8294" table:style-name="ce52">
            <text:p>8,294</text:p>
          </table:table-cell>
          <table:table-cell office:value-type="float" office:value="8410" table:style-name="ce52">
            <text:p>8,410</text:p>
          </table:table-cell>
          <table:table-cell office:value-type="float" office:value="8223" table:style-name="ce52">
            <text:p>8,223</text:p>
          </table:table-cell>
          <table:table-cell office:value-type="float" office:value="8342" table:style-name="ce52">
            <text:p>8,342</text:p>
          </table:table-cell>
          <table:table-cell office:value-type="float" office:value="8746" table:style-name="ce53">
            <text:p>8,746</text:p>
          </table:table-cell>
          <table:table-cell office:value-type="float" office:value="51472" table:style-name="ce52">
            <text:p>51,472</text:p>
          </table:table-cell>
          <table:table-cell office:value-type="float" office:value="9474" table:style-name="ce52">
            <text:p>9,474</text:p>
          </table:table-cell>
          <table:table-cell office:value-type="float" office:value="9780" table:style-name="ce52">
            <text:p>9,780</text:p>
          </table:table-cell>
          <table:table-cell office:value-type="float" office:value="10579" table:style-name="ce52">
            <text:p>10,579</text:p>
          </table:table-cell>
          <table:table-cell office:value-type="float" office:value="10718" table:style-name="ce52">
            <text:p>10,718</text:p>
          </table:table-cell>
          <table:table-cell office:value-type="float" office:value="10921" table:style-name="ce53">
            <text:p>10,921</text:p>
          </table:table-cell>
          <table:table-cell office:value-type="float" office:value="55249" table:style-name="ce52">
            <text:p>55,249</text:p>
          </table:table-cell>
          <table:table-cell office:value-type="float" office:value="11050" table:style-name="ce52">
            <text:p>11,050</text:p>
          </table:table-cell>
          <table:table-cell office:value-type="float" office:value="11257" table:style-name="ce52">
            <text:p>11,257</text:p>
          </table:table-cell>
          <table:table-cell office:value-type="float" office:value="10868" table:style-name="ce52">
            <text:p>10,868</text:p>
          </table:table-cell>
          <table:table-cell office:value-type="float" office:value="11316" table:style-name="ce52">
            <text:p>11,316</text:p>
          </table:table-cell>
          <table:table-cell office:value-type="float" office:value="10758" table:style-name="ce53">
            <text:p>10,758</text:p>
          </table:table-cell>
          <table:table-cell office:value-type="float" office:value="48910" table:style-name="ce52">
            <text:p>48,910</text:p>
          </table:table-cell>
          <table:table-cell office:value-type="float" office:value="9765" table:style-name="ce52">
            <text:p>9,765</text:p>
          </table:table-cell>
          <table:table-cell office:value-type="float" office:value="9686" table:style-name="ce52">
            <text:p>9,686</text:p>
          </table:table-cell>
          <table:table-cell office:value-type="float" office:value="9665" table:style-name="ce52">
            <text:p>9,665</text:p>
          </table:table-cell>
          <table:table-cell office:value-type="float" office:value="9825" table:style-name="ce52">
            <text:p>9,825</text:p>
          </table:table-cell>
          <table:table-cell office:value-type="float" office:value="9969" table:style-name="ce53">
            <text:p>9,969</text:p>
          </table:table-cell>
          <table:table-cell office:value-type="float" office:value="51990" table:style-name="ce52">
            <text:p>51,990</text:p>
          </table:table-cell>
          <table:table-cell office:value-type="float" office:value="10386" table:style-name="ce52">
            <text:p>10,386</text:p>
          </table:table-cell>
          <table:table-cell office:value-type="float" office:value="10318" table:style-name="ce52">
            <text:p>10,318</text:p>
          </table:table-cell>
          <table:table-cell office:value-type="float" office:value="10176" table:style-name="ce52">
            <text:p>10,176</text:p>
          </table:table-cell>
          <table:table-cell office:value-type="float" office:value="10592" table:style-name="ce52">
            <text:p>10,592</text:p>
          </table:table-cell>
          <table:table-cell office:value-type="float" office:value="10518" table:style-name="ce53">
            <text:p>10,518</text:p>
          </table:table-cell>
          <table:table-cell office:value-type="float" office:value="52956" table:style-name="ce52">
            <text:p>52,956</text:p>
          </table:table-cell>
          <table:table-cell office:value-type="float" office:value="10626" table:style-name="ce52">
            <text:p>10,626</text:p>
          </table:table-cell>
          <table:table-cell office:value-type="float" office:value="10601" table:style-name="ce52">
            <text:p>10,601</text:p>
          </table:table-cell>
          <table:table-cell office:value-type="float" office:value="10895" table:style-name="ce52">
            <text:p>10,895</text:p>
          </table:table-cell>
          <table:table-cell office:value-type="float" office:value="10808" table:style-name="ce52">
            <text:p>10,808</text:p>
          </table:table-cell>
          <table:table-cell office:value-type="float" office:value="10026" table:style-name="ce53">
            <text:p>10,026</text:p>
          </table:table-cell>
          <table:table-cell office:value-type="float" office:value="47208" table:style-name="ce52">
            <text:p>47,208</text:p>
          </table:table-cell>
          <table:table-cell office:value-type="float" office:value="9987" table:style-name="ce52">
            <text:p>9,987</text:p>
          </table:table-cell>
          <table:table-cell office:value-type="float" office:value="10125" table:style-name="ce52">
            <text:p>10,125</text:p>
          </table:table-cell>
          <table:table-cell office:value-type="float" office:value="8945" table:style-name="ce52">
            <text:p>8,945</text:p>
          </table:table-cell>
          <table:table-cell office:value-type="float" office:value="9068" table:style-name="ce52">
            <text:p>9,068</text:p>
          </table:table-cell>
          <table:table-cell office:value-type="float" office:value="9083" table:style-name="ce53">
            <text:p>9,083</text:p>
          </table:table-cell>
          <table:table-cell office:value-type="float" office:value="40137" table:style-name="ce52">
            <text:p>40,137</text:p>
          </table:table-cell>
          <table:table-cell office:value-type="float" office:value="8665" table:style-name="ce52">
            <text:p>8,665</text:p>
          </table:table-cell>
          <table:table-cell office:value-type="float" office:value="8112" table:style-name="ce52">
            <text:p>8,112</text:p>
          </table:table-cell>
          <table:table-cell office:value-type="float" office:value="7852" table:style-name="ce52">
            <text:p>7,852</text:p>
          </table:table-cell>
          <table:table-cell office:value-type="float" office:value="8136" table:style-name="ce52">
            <text:p>8,136</text:p>
          </table:table-cell>
          <table:table-cell office:value-type="float" office:value="7372" table:style-name="ce53">
            <text:p>7,372</text:p>
          </table:table-cell>
          <table:table-cell office:value-type="float" office:value="27352" table:style-name="ce52">
            <text:p>27,352</text:p>
          </table:table-cell>
          <table:table-cell office:value-type="float" office:value="6326" table:style-name="ce52">
            <text:p>6,326</text:p>
          </table:table-cell>
          <table:table-cell office:value-type="float" office:value="6437" table:style-name="ce52">
            <text:p>6,437</text:p>
          </table:table-cell>
          <table:table-cell office:value-type="float" office:value="5584" table:style-name="ce52">
            <text:p>5,584</text:p>
          </table:table-cell>
          <table:table-cell office:value-type="float" office:value="5084" table:style-name="ce52">
            <text:p>5,084</text:p>
          </table:table-cell>
          <table:table-cell office:value-type="float" office:value="3921" table:style-name="ce53">
            <text:p>3,921</text:p>
          </table:table-cell>
          <table:table-cell office:value-type="float" office:value="23787" table:style-name="ce52">
            <text:p>23,787</text:p>
          </table:table-cell>
          <table:table-cell office:value-type="float" office:value="4589" table:style-name="ce52">
            <text:p>4,589</text:p>
          </table:table-cell>
          <table:table-cell office:value-type="float" office:value="4845" table:style-name="ce52">
            <text:p>4,845</text:p>
          </table:table-cell>
          <table:table-cell office:value-type="float" office:value="4857" table:style-name="ce52">
            <text:p>4,857</text:p>
          </table:table-cell>
          <table:table-cell office:value-type="float" office:value="4599" table:style-name="ce52">
            <text:p>4,599</text:p>
          </table:table-cell>
          <table:table-cell office:value-type="float" office:value="4897" table:style-name="ce53">
            <text:p>4,897</text:p>
          </table:table-cell>
          <table:table-cell office:value-type="float" office:value="19619" table:style-name="ce52">
            <text:p>19,619</text:p>
          </table:table-cell>
          <table:table-cell office:value-type="float" office:value="4680" table:style-name="ce52">
            <text:p>4,680</text:p>
          </table:table-cell>
          <table:table-cell office:value-type="float" office:value="4258" table:style-name="ce52">
            <text:p>4,258</text:p>
          </table:table-cell>
          <table:table-cell office:value-type="float" office:value="3885" table:style-name="ce52">
            <text:p>3,885</text:p>
          </table:table-cell>
          <table:table-cell office:value-type="float" office:value="3593" table:style-name="ce52">
            <text:p>3,593</text:p>
          </table:table-cell>
          <table:table-cell office:value-type="float" office:value="3203" table:style-name="ce53">
            <text:p>3,203</text:p>
          </table:table-cell>
          <table:table-cell office:value-type="float" office:value="11457" table:style-name="ce52">
            <text:p>11,457</text:p>
          </table:table-cell>
          <table:table-cell office:value-type="float" office:value="2986" table:style-name="ce52">
            <text:p>2,986</text:p>
          </table:table-cell>
          <table:table-cell office:value-type="float" office:value="2570" table:style-name="ce52">
            <text:p>2,570</text:p>
          </table:table-cell>
          <table:table-cell office:value-type="float" office:value="2260" table:style-name="ce52">
            <text:p>2,260</text:p>
          </table:table-cell>
          <table:table-cell office:value-type="float" office:value="1991" table:style-name="ce52">
            <text:p>1,991</text:p>
          </table:table-cell>
          <table:table-cell office:value-type="float" office:value="1650" table:style-name="ce53">
            <text:p>1,650</text:p>
          </table:table-cell>
          <table:table-cell office:value-type="float" office:value="4375" table:style-name="ce52">
            <text:p>4,375</text:p>
          </table:table-cell>
          <table:table-cell office:value-type="float" office:value="1355" table:style-name="ce52">
            <text:p>1,355</text:p>
          </table:table-cell>
          <table:table-cell office:value-type="float" office:value="1074" table:style-name="ce52">
            <text:p>1,074</text:p>
          </table:table-cell>
          <table:table-cell office:value-type="float" office:value="795" table:style-name="ce52">
            <text:p>795</text:p>
          </table:table-cell>
          <table:table-cell office:value-type="float" office:value="661" table:style-name="ce52">
            <text:p>661</text:p>
          </table:table-cell>
          <table:table-cell office:value-type="float" office:value="490" table:style-name="ce53">
            <text:p>490</text:p>
          </table:table-cell>
          <table:table-cell office:value-type="float" office:value="841" table:style-name="ce52">
            <text:p>841</text:p>
          </table:table-cell>
          <table:table-cell office:value-type="float" office:value="299" table:style-name="ce52">
            <text:p>299</text:p>
          </table:table-cell>
          <table:table-cell office:value-type="float" office:value="219" table:style-name="ce52">
            <text:p>219</text:p>
          </table:table-cell>
          <table:table-cell office:value-type="float" office:value="145" table:style-name="ce52">
            <text:p>145</text:p>
          </table:table-cell>
          <table:table-cell office:value-type="float" office:value="105" table:style-name="ce52">
            <text:p>105</text:p>
          </table:table-cell>
          <table:table-cell office:value-type="float" office:value="73" table:style-name="ce53">
            <text:p>73</text:p>
          </table:table-cell>
          <table:table-cell office:value-type="float" office:value="86" table:style-name="ce52">
            <text:p>8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雲林縣</text:p>
          </table:table-cell>
          <table:table-cell office:value-type="string" table:style-name="ce50">
            <text:p>男</text:p>
          </table:table-cell>
          <table:table-cell office:value-type="float" office:value="351520" table:style-name="ce52">
            <text:p>351,520</text:p>
          </table:table-cell>
          <table:table-cell office:value-type="float" office:value="11505" table:style-name="ce52">
            <text:p>11,505</text:p>
          </table:table-cell>
          <table:table-cell office:value-type="float" office:value="2051" table:style-name="ce52">
            <text:p>2,051</text:p>
          </table:table-cell>
          <table:table-cell office:value-type="float" office:value="2268" table:style-name="ce52">
            <text:p>2,268</text:p>
          </table:table-cell>
          <table:table-cell office:value-type="float" office:value="2292" table:style-name="ce52">
            <text:p>2,292</text:p>
          </table:table-cell>
          <table:table-cell office:value-type="float" office:value="2387" table:style-name="ce52">
            <text:p>2,387</text:p>
          </table:table-cell>
          <table:table-cell office:value-type="float" office:value="2507" table:style-name="ce52">
            <text:p>2,507</text:p>
          </table:table-cell>
          <table:table-cell office:value-type="float" office:value="13051" table:style-name="ce52">
            <text:p>13,051</text:p>
          </table:table-cell>
          <table:table-cell office:value-type="float" office:value="2478" table:style-name="ce52">
            <text:p>2,478</text:p>
          </table:table-cell>
          <table:table-cell office:value-type="float" office:value="2512" table:style-name="ce52">
            <text:p>2,512</text:p>
          </table:table-cell>
          <table:table-cell office:value-type="float" office:value="2906" table:style-name="ce52">
            <text:p>2,906</text:p>
          </table:table-cell>
          <table:table-cell office:value-type="float" office:value="2754" table:style-name="ce52">
            <text:p>2,754</text:p>
          </table:table-cell>
          <table:table-cell office:value-type="float" office:value="2401" table:style-name="ce53">
            <text:p>2,401</text:p>
          </table:table-cell>
          <table:table-cell office:value-type="float" office:value="14965" table:style-name="ce52">
            <text:p>14,965</text:p>
          </table:table-cell>
          <table:table-cell office:value-type="float" office:value="2603" table:style-name="ce52">
            <text:p>2,603</text:p>
          </table:table-cell>
          <table:table-cell office:value-type="float" office:value="2846" table:style-name="ce52">
            <text:p>2,846</text:p>
          </table:table-cell>
          <table:table-cell office:value-type="float" office:value="3099" table:style-name="ce52">
            <text:p>3,099</text:p>
          </table:table-cell>
          <table:table-cell office:value-type="float" office:value="3124" table:style-name="ce52">
            <text:p>3,124</text:p>
          </table:table-cell>
          <table:table-cell office:value-type="float" office:value="3293" table:style-name="ce53">
            <text:p>3,293</text:p>
          </table:table-cell>
          <table:table-cell office:value-type="float" office:value="19543" table:style-name="ce52">
            <text:p>19,543</text:p>
          </table:table-cell>
          <table:table-cell office:value-type="float" office:value="3281" table:style-name="ce52">
            <text:p>3,281</text:p>
          </table:table-cell>
          <table:table-cell office:value-type="float" office:value="3671" table:style-name="ce52">
            <text:p>3,671</text:p>
          </table:table-cell>
          <table:table-cell office:value-type="float" office:value="3865" table:style-name="ce52">
            <text:p>3,865</text:p>
          </table:table-cell>
          <table:table-cell office:value-type="float" office:value="3975" table:style-name="ce52">
            <text:p>3,975</text:p>
          </table:table-cell>
          <table:table-cell office:value-type="float" office:value="4751" table:style-name="ce53">
            <text:p>4,751</text:p>
          </table:table-cell>
          <table:table-cell office:value-type="float" office:value="23739" table:style-name="ce52">
            <text:p>23,739</text:p>
          </table:table-cell>
          <table:table-cell office:value-type="float" office:value="4710" table:style-name="ce52">
            <text:p>4,710</text:p>
          </table:table-cell>
          <table:table-cell office:value-type="float" office:value="4329" table:style-name="ce52">
            <text:p>4,329</text:p>
          </table:table-cell>
          <table:table-cell office:value-type="float" office:value="4756" table:style-name="ce52">
            <text:p>4,756</text:p>
          </table:table-cell>
          <table:table-cell office:value-type="float" office:value="5029" table:style-name="ce52">
            <text:p>5,029</text:p>
          </table:table-cell>
          <table:table-cell office:value-type="float" office:value="4915" table:style-name="ce53">
            <text:p>4,915</text:p>
          </table:table-cell>
          <table:table-cell office:value-type="float" office:value="23144" table:style-name="ce52">
            <text:p>23,144</text:p>
          </table:table-cell>
          <table:table-cell office:value-type="float" office:value="4946" table:style-name="ce52">
            <text:p>4,946</text:p>
          </table:table-cell>
          <table:table-cell office:value-type="float" office:value="4604" table:style-name="ce52">
            <text:p>4,604</text:p>
          </table:table-cell>
          <table:table-cell office:value-type="float" office:value="4534" table:style-name="ce52">
            <text:p>4,534</text:p>
          </table:table-cell>
          <table:table-cell office:value-type="float" office:value="4397" table:style-name="ce52">
            <text:p>4,397</text:p>
          </table:table-cell>
          <table:table-cell office:value-type="float" office:value="4663" table:style-name="ce53">
            <text:p>4,663</text:p>
          </table:table-cell>
          <table:table-cell office:value-type="float" office:value="22395" table:style-name="ce52">
            <text:p>22,395</text:p>
          </table:table-cell>
          <table:table-cell office:value-type="float" office:value="4503" table:style-name="ce52">
            <text:p>4,503</text:p>
          </table:table-cell>
          <table:table-cell office:value-type="float" office:value="4460" table:style-name="ce52">
            <text:p>4,460</text:p>
          </table:table-cell>
          <table:table-cell office:value-type="float" office:value="4414" table:style-name="ce52">
            <text:p>4,414</text:p>
          </table:table-cell>
          <table:table-cell office:value-type="float" office:value="4446" table:style-name="ce52">
            <text:p>4,446</text:p>
          </table:table-cell>
          <table:table-cell office:value-type="float" office:value="4572" table:style-name="ce53">
            <text:p>4,572</text:p>
          </table:table-cell>
          <table:table-cell office:value-type="float" office:value="26511" table:style-name="ce52">
            <text:p>26,511</text:p>
          </table:table-cell>
          <table:table-cell office:value-type="float" office:value="4951" table:style-name="ce52">
            <text:p>4,951</text:p>
          </table:table-cell>
          <table:table-cell office:value-type="float" office:value="5068" table:style-name="ce52">
            <text:p>5,068</text:p>
          </table:table-cell>
          <table:table-cell office:value-type="float" office:value="5464" table:style-name="ce52">
            <text:p>5,464</text:p>
          </table:table-cell>
          <table:table-cell office:value-type="float" office:value="5479" table:style-name="ce52">
            <text:p>5,479</text:p>
          </table:table-cell>
          <table:table-cell office:value-type="float" office:value="5549" table:style-name="ce53">
            <text:p>5,549</text:p>
          </table:table-cell>
          <table:table-cell office:value-type="float" office:value="28517" table:style-name="ce52">
            <text:p>28,517</text:p>
          </table:table-cell>
          <table:table-cell office:value-type="float" office:value="5687" table:style-name="ce52">
            <text:p>5,687</text:p>
          </table:table-cell>
          <table:table-cell office:value-type="float" office:value="5769" table:style-name="ce52">
            <text:p>5,769</text:p>
          </table:table-cell>
          <table:table-cell office:value-type="float" office:value="5554" table:style-name="ce52">
            <text:p>5,554</text:p>
          </table:table-cell>
          <table:table-cell office:value-type="float" office:value="5890" table:style-name="ce52">
            <text:p>5,890</text:p>
          </table:table-cell>
          <table:table-cell office:value-type="float" office:value="5617" table:style-name="ce53">
            <text:p>5,617</text:p>
          </table:table-cell>
          <table:table-cell office:value-type="float" office:value="25921" table:style-name="ce52">
            <text:p>25,921</text:p>
          </table:table-cell>
          <table:table-cell office:value-type="float" office:value="5134" table:style-name="ce52">
            <text:p>5,134</text:p>
          </table:table-cell>
          <table:table-cell office:value-type="float" office:value="5069" table:style-name="ce52">
            <text:p>5,069</text:p>
          </table:table-cell>
          <table:table-cell office:value-type="float" office:value="5114" table:style-name="ce52">
            <text:p>5,114</text:p>
          </table:table-cell>
          <table:table-cell office:value-type="float" office:value="5167" table:style-name="ce52">
            <text:p>5,167</text:p>
          </table:table-cell>
          <table:table-cell office:value-type="float" office:value="5437" table:style-name="ce53">
            <text:p>5,437</text:p>
          </table:table-cell>
          <table:table-cell office:value-type="float" office:value="29068" table:style-name="ce52">
            <text:p>29,068</text:p>
          </table:table-cell>
          <table:table-cell office:value-type="float" office:value="5735" table:style-name="ce52">
            <text:p>5,735</text:p>
          </table:table-cell>
          <table:table-cell office:value-type="float" office:value="5781" table:style-name="ce52">
            <text:p>5,781</text:p>
          </table:table-cell>
          <table:table-cell office:value-type="float" office:value="5694" table:style-name="ce52">
            <text:p>5,694</text:p>
          </table:table-cell>
          <table:table-cell office:value-type="float" office:value="6012" table:style-name="ce52">
            <text:p>6,012</text:p>
          </table:table-cell>
          <table:table-cell office:value-type="float" office:value="5846" table:style-name="ce53">
            <text:p>5,846</text:p>
          </table:table-cell>
          <table:table-cell office:value-type="float" office:value="29296" table:style-name="ce52">
            <text:p>29,296</text:p>
          </table:table-cell>
          <table:table-cell office:value-type="float" office:value="5873" table:style-name="ce52">
            <text:p>5,873</text:p>
          </table:table-cell>
          <table:table-cell office:value-type="float" office:value="5963" table:style-name="ce52">
            <text:p>5,963</text:p>
          </table:table-cell>
          <table:table-cell office:value-type="float" office:value="6038" table:style-name="ce52">
            <text:p>6,038</text:p>
          </table:table-cell>
          <table:table-cell office:value-type="float" office:value="5966" table:style-name="ce52">
            <text:p>5,966</text:p>
          </table:table-cell>
          <table:table-cell office:value-type="float" office:value="5456" table:style-name="ce53">
            <text:p>5,456</text:p>
          </table:table-cell>
          <table:table-cell office:value-type="float" office:value="25350" table:style-name="ce52">
            <text:p>25,350</text:p>
          </table:table-cell>
          <table:table-cell office:value-type="float" office:value="5505" table:style-name="ce52">
            <text:p>5,505</text:p>
          </table:table-cell>
          <table:table-cell office:value-type="float" office:value="5441" table:style-name="ce52">
            <text:p>5,441</text:p>
          </table:table-cell>
          <table:table-cell office:value-type="float" office:value="4800" table:style-name="ce52">
            <text:p>4,800</text:p>
          </table:table-cell>
          <table:table-cell office:value-type="float" office:value="4837" table:style-name="ce52">
            <text:p>4,837</text:p>
          </table:table-cell>
          <table:table-cell office:value-type="float" office:value="4767" table:style-name="ce53">
            <text:p>4,767</text:p>
          </table:table-cell>
          <table:table-cell office:value-type="float" office:value="20571" table:style-name="ce52">
            <text:p>20,571</text:p>
          </table:table-cell>
          <table:table-cell office:value-type="float" office:value="4465" table:style-name="ce52">
            <text:p>4,465</text:p>
          </table:table-cell>
          <table:table-cell office:value-type="float" office:value="4167" table:style-name="ce52">
            <text:p>4,167</text:p>
          </table:table-cell>
          <table:table-cell office:value-type="float" office:value="4085" table:style-name="ce52">
            <text:p>4,085</text:p>
          </table:table-cell>
          <table:table-cell office:value-type="float" office:value="4113" table:style-name="ce52">
            <text:p>4,113</text:p>
          </table:table-cell>
          <table:table-cell office:value-type="float" office:value="3741" table:style-name="ce53">
            <text:p>3,741</text:p>
          </table:table-cell>
          <table:table-cell office:value-type="float" office:value="13251" table:style-name="ce52">
            <text:p>13,251</text:p>
          </table:table-cell>
          <table:table-cell office:value-type="float" office:value="3216" table:style-name="ce52">
            <text:p>3,216</text:p>
          </table:table-cell>
          <table:table-cell office:value-type="float" office:value="3143" table:style-name="ce52">
            <text:p>3,143</text:p>
          </table:table-cell>
          <table:table-cell office:value-type="float" office:value="2708" table:style-name="ce52">
            <text:p>2,708</text:p>
          </table:table-cell>
          <table:table-cell office:value-type="float" office:value="2357" table:style-name="ce52">
            <text:p>2,357</text:p>
          </table:table-cell>
          <table:table-cell office:value-type="float" office:value="1827" table:style-name="ce53">
            <text:p>1,827</text:p>
          </table:table-cell>
          <table:table-cell office:value-type="float" office:value="10665" table:style-name="ce52">
            <text:p>10,665</text:p>
          </table:table-cell>
          <table:table-cell office:value-type="float" office:value="2093" table:style-name="ce52">
            <text:p>2,093</text:p>
          </table:table-cell>
          <table:table-cell office:value-type="float" office:value="2134" table:style-name="ce52">
            <text:p>2,134</text:p>
          </table:table-cell>
          <table:table-cell office:value-type="float" office:value="2188" table:style-name="ce52">
            <text:p>2,188</text:p>
          </table:table-cell>
          <table:table-cell office:value-type="float" office:value="2063" table:style-name="ce52">
            <text:p>2,063</text:p>
          </table:table-cell>
          <table:table-cell office:value-type="float" office:value="2187" table:style-name="ce53">
            <text:p>2,187</text:p>
          </table:table-cell>
          <table:table-cell office:value-type="float" office:value="8148" table:style-name="ce52">
            <text:p>8,148</text:p>
          </table:table-cell>
          <table:table-cell office:value-type="float" office:value="1974" table:style-name="ce52">
            <text:p>1,974</text:p>
          </table:table-cell>
          <table:table-cell office:value-type="float" office:value="1828" table:style-name="ce52">
            <text:p>1,828</text:p>
          </table:table-cell>
          <table:table-cell office:value-type="float" office:value="1571" table:style-name="ce52">
            <text:p>1,571</text:p>
          </table:table-cell>
          <table:table-cell office:value-type="float" office:value="1499" table:style-name="ce52">
            <text:p>1,499</text:p>
          </table:table-cell>
          <table:table-cell office:value-type="float" office:value="1276" table:style-name="ce53">
            <text:p>1,276</text:p>
          </table:table-cell>
          <table:table-cell office:value-type="float" office:value="4219" table:style-name="ce52">
            <text:p>4,219</text:p>
          </table:table-cell>
          <table:table-cell office:value-type="float" office:value="1157" table:style-name="ce52">
            <text:p>1,157</text:p>
          </table:table-cell>
          <table:table-cell office:value-type="float" office:value="943" table:style-name="ce52">
            <text:p>943</text:p>
          </table:table-cell>
          <table:table-cell office:value-type="float" office:value="846" table:style-name="ce52">
            <text:p>846</text:p>
          </table:table-cell>
          <table:table-cell office:value-type="float" office:value="701" table:style-name="ce52">
            <text:p>701</text:p>
          </table:table-cell>
          <table:table-cell office:value-type="float" office:value="572" table:style-name="ce53">
            <text:p>572</text:p>
          </table:table-cell>
          <table:table-cell office:value-type="float" office:value="1412" table:style-name="ce52">
            <text:p>1,412</text:p>
          </table:table-cell>
          <table:table-cell office:value-type="float" office:value="460" table:style-name="ce52">
            <text:p>460</text:p>
          </table:table-cell>
          <table:table-cell office:value-type="float" office:value="346" table:style-name="ce52">
            <text:p>346</text:p>
          </table:table-cell>
          <table:table-cell office:value-type="float" office:value="254" table:style-name="ce52">
            <text:p>254</text:p>
          </table:table-cell>
          <table:table-cell office:value-type="float" office:value="217" table:style-name="ce52">
            <text:p>217</text:p>
          </table:table-cell>
          <table:table-cell office:value-type="float" office:value="135" table:style-name="ce53">
            <text:p>135</text:p>
          </table:table-cell>
          <table:table-cell office:value-type="float" office:value="233" table:style-name="ce52">
            <text:p>233</text:p>
          </table:table-cell>
          <table:table-cell office:value-type="float" office:value="95" table:style-name="ce52">
            <text:p>95</text:p>
          </table:table-cell>
          <table:table-cell office:value-type="float" office:value="61" table:style-name="ce52">
            <text:p>61</text:p>
          </table:table-cell>
          <table:table-cell office:value-type="float" office:value="36" table:style-name="ce52">
            <text:p>36</text:p>
          </table:table-cell>
          <table:table-cell office:value-type="float" office:value="22" table:style-name="ce52">
            <text:p>22</text:p>
          </table:table-cell>
          <table:table-cell office:value-type="float" office:value="19" table:style-name="ce53">
            <text:p>19</text:p>
          </table:table-cell>
          <table:table-cell office:value-type="float" office:value="16" table:style-name="ce52">
            <text:p>16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327753" table:style-name="ce57">
            <text:p>327,753</text:p>
          </table:table-cell>
          <table:table-cell office:value-type="float" office:value="10701" table:style-name="ce58">
            <text:p>10,701</text:p>
          </table:table-cell>
          <table:table-cell office:value-type="float" office:value="1929" table:style-name="ce57">
            <text:p>1,929</text:p>
          </table:table-cell>
          <table:table-cell office:value-type="float" office:value="2022" table:style-name="ce57">
            <text:p>2,022</text:p>
          </table:table-cell>
          <table:table-cell office:value-type="float" office:value="2140" table:style-name="ce57">
            <text:p>2,140</text:p>
          </table:table-cell>
          <table:table-cell office:value-type="float" office:value="2310" table:style-name="ce57">
            <text:p>2,310</text:p>
          </table:table-cell>
          <table:table-cell office:value-type="float" office:value="2300" table:style-name="ce57">
            <text:p>2,300</text:p>
          </table:table-cell>
          <table:table-cell office:value-type="float" office:value="12233" table:style-name="ce57">
            <text:p>12,233</text:p>
          </table:table-cell>
          <table:table-cell office:value-type="float" office:value="2440" table:style-name="ce57">
            <text:p>2,440</text:p>
          </table:table-cell>
          <table:table-cell office:value-type="float" office:value="2326" table:style-name="ce57">
            <text:p>2,326</text:p>
          </table:table-cell>
          <table:table-cell office:value-type="float" office:value="2641" table:style-name="ce57">
            <text:p>2,641</text:p>
          </table:table-cell>
          <table:table-cell office:value-type="float" office:value="2564" table:style-name="ce57">
            <text:p>2,564</text:p>
          </table:table-cell>
          <table:table-cell office:value-type="float" office:value="2262" table:style-name="ce58">
            <text:p>2,262</text:p>
          </table:table-cell>
          <table:table-cell office:value-type="float" office:value="13541" table:style-name="ce57">
            <text:p>13,541</text:p>
          </table:table-cell>
          <table:table-cell office:value-type="float" office:value="2313" table:style-name="ce57">
            <text:p>2,313</text:p>
          </table:table-cell>
          <table:table-cell office:value-type="float" office:value="2523" table:style-name="ce57">
            <text:p>2,523</text:p>
          </table:table-cell>
          <table:table-cell office:value-type="float" office:value="2883" table:style-name="ce57">
            <text:p>2,883</text:p>
          </table:table-cell>
          <table:table-cell office:value-type="float" office:value="2846" table:style-name="ce57">
            <text:p>2,846</text:p>
          </table:table-cell>
          <table:table-cell office:value-type="float" office:value="2976" table:style-name="ce58">
            <text:p>2,976</text:p>
          </table:table-cell>
          <table:table-cell office:value-type="float" office:value="17677" table:style-name="ce57">
            <text:p>17,677</text:p>
          </table:table-cell>
          <table:table-cell office:value-type="float" office:value="3085" table:style-name="ce57">
            <text:p>3,085</text:p>
          </table:table-cell>
          <table:table-cell office:value-type="float" office:value="3187" table:style-name="ce57">
            <text:p>3,187</text:p>
          </table:table-cell>
          <table:table-cell office:value-type="float" office:value="3500" table:style-name="ce57">
            <text:p>3,500</text:p>
          </table:table-cell>
          <table:table-cell office:value-type="float" office:value="3745" table:style-name="ce57">
            <text:p>3,745</text:p>
          </table:table-cell>
          <table:table-cell office:value-type="float" office:value="4160" table:style-name="ce58">
            <text:p>4,160</text:p>
          </table:table-cell>
          <table:table-cell office:value-type="float" office:value="21406" table:style-name="ce57">
            <text:p>21,406</text:p>
          </table:table-cell>
          <table:table-cell office:value-type="float" office:value="4188" table:style-name="ce57">
            <text:p>4,188</text:p>
          </table:table-cell>
          <table:table-cell office:value-type="float" office:value="3993" table:style-name="ce57">
            <text:p>3,993</text:p>
          </table:table-cell>
          <table:table-cell office:value-type="float" office:value="4262" table:style-name="ce57">
            <text:p>4,262</text:p>
          </table:table-cell>
          <table:table-cell office:value-type="float" office:value="4458" table:style-name="ce57">
            <text:p>4,458</text:p>
          </table:table-cell>
          <table:table-cell office:value-type="float" office:value="4505" table:style-name="ce58">
            <text:p>4,505</text:p>
          </table:table-cell>
          <table:table-cell office:value-type="float" office:value="20314" table:style-name="ce57">
            <text:p>20,314</text:p>
          </table:table-cell>
          <table:table-cell office:value-type="float" office:value="4336" table:style-name="ce57">
            <text:p>4,336</text:p>
          </table:table-cell>
          <table:table-cell office:value-type="float" office:value="4188" table:style-name="ce57">
            <text:p>4,188</text:p>
          </table:table-cell>
          <table:table-cell office:value-type="float" office:value="4106" table:style-name="ce57">
            <text:p>4,106</text:p>
          </table:table-cell>
          <table:table-cell office:value-type="float" office:value="3913" table:style-name="ce57">
            <text:p>3,913</text:p>
          </table:table-cell>
          <table:table-cell office:value-type="float" office:value="3771" table:style-name="ce58">
            <text:p>3,771</text:p>
          </table:table-cell>
          <table:table-cell office:value-type="float" office:value="19620" table:style-name="ce57">
            <text:p>19,620</text:p>
          </table:table-cell>
          <table:table-cell office:value-type="float" office:value="3791" table:style-name="ce57">
            <text:p>3,791</text:p>
          </table:table-cell>
          <table:table-cell office:value-type="float" office:value="3950" table:style-name="ce57">
            <text:p>3,950</text:p>
          </table:table-cell>
          <table:table-cell office:value-type="float" office:value="3809" table:style-name="ce57">
            <text:p>3,809</text:p>
          </table:table-cell>
          <table:table-cell office:value-type="float" office:value="3896" table:style-name="ce57">
            <text:p>3,896</text:p>
          </table:table-cell>
          <table:table-cell office:value-type="float" office:value="4174" table:style-name="ce58">
            <text:p>4,174</text:p>
          </table:table-cell>
          <table:table-cell office:value-type="float" office:value="24961" table:style-name="ce57">
            <text:p>24,961</text:p>
          </table:table-cell>
          <table:table-cell office:value-type="float" office:value="4523" table:style-name="ce57">
            <text:p>4,523</text:p>
          </table:table-cell>
          <table:table-cell office:value-type="float" office:value="4712" table:style-name="ce57">
            <text:p>4,712</text:p>
          </table:table-cell>
          <table:table-cell office:value-type="float" office:value="5115" table:style-name="ce57">
            <text:p>5,115</text:p>
          </table:table-cell>
          <table:table-cell office:value-type="float" office:value="5239" table:style-name="ce57">
            <text:p>5,239</text:p>
          </table:table-cell>
          <table:table-cell office:value-type="float" office:value="5372" table:style-name="ce58">
            <text:p>5,372</text:p>
          </table:table-cell>
          <table:table-cell office:value-type="float" office:value="26732" table:style-name="ce57">
            <text:p>26,732</text:p>
          </table:table-cell>
          <table:table-cell office:value-type="float" office:value="5363" table:style-name="ce57">
            <text:p>5,363</text:p>
          </table:table-cell>
          <table:table-cell office:value-type="float" office:value="5488" table:style-name="ce57">
            <text:p>5,488</text:p>
          </table:table-cell>
          <table:table-cell office:value-type="float" office:value="5314" table:style-name="ce57">
            <text:p>5,314</text:p>
          </table:table-cell>
          <table:table-cell office:value-type="float" office:value="5426" table:style-name="ce57">
            <text:p>5,426</text:p>
          </table:table-cell>
          <table:table-cell office:value-type="float" office:value="5141" table:style-name="ce58">
            <text:p>5,141</text:p>
          </table:table-cell>
          <table:table-cell office:value-type="float" office:value="22989" table:style-name="ce57">
            <text:p>22,989</text:p>
          </table:table-cell>
          <table:table-cell office:value-type="float" office:value="4631" table:style-name="ce57">
            <text:p>4,631</text:p>
          </table:table-cell>
          <table:table-cell office:value-type="float" office:value="4617" table:style-name="ce57">
            <text:p>4,617</text:p>
          </table:table-cell>
          <table:table-cell office:value-type="float" office:value="4551" table:style-name="ce57">
            <text:p>4,551</text:p>
          </table:table-cell>
          <table:table-cell office:value-type="float" office:value="4658" table:style-name="ce57">
            <text:p>4,658</text:p>
          </table:table-cell>
          <table:table-cell office:value-type="float" office:value="4532" table:style-name="ce58">
            <text:p>4,532</text:p>
          </table:table-cell>
          <table:table-cell office:value-type="float" office:value="22922" table:style-name="ce57">
            <text:p>22,922</text:p>
          </table:table-cell>
          <table:table-cell office:value-type="float" office:value="4651" table:style-name="ce57">
            <text:p>4,651</text:p>
          </table:table-cell>
          <table:table-cell office:value-type="float" office:value="4537" table:style-name="ce57">
            <text:p>4,537</text:p>
          </table:table-cell>
          <table:table-cell office:value-type="float" office:value="4482" table:style-name="ce57">
            <text:p>4,482</text:p>
          </table:table-cell>
          <table:table-cell office:value-type="float" office:value="4580" table:style-name="ce57">
            <text:p>4,580</text:p>
          </table:table-cell>
          <table:table-cell office:value-type="float" office:value="4672" table:style-name="ce58">
            <text:p>4,672</text:p>
          </table:table-cell>
          <table:table-cell office:value-type="float" office:value="23660" table:style-name="ce57">
            <text:p>23,660</text:p>
          </table:table-cell>
          <table:table-cell office:value-type="float" office:value="4753" table:style-name="ce57">
            <text:p>4,753</text:p>
          </table:table-cell>
          <table:table-cell office:value-type="float" office:value="4638" table:style-name="ce57">
            <text:p>4,638</text:p>
          </table:table-cell>
          <table:table-cell office:value-type="float" office:value="4857" table:style-name="ce57">
            <text:p>4,857</text:p>
          </table:table-cell>
          <table:table-cell office:value-type="float" office:value="4842" table:style-name="ce57">
            <text:p>4,842</text:p>
          </table:table-cell>
          <table:table-cell office:value-type="float" office:value="4570" table:style-name="ce58">
            <text:p>4,570</text:p>
          </table:table-cell>
          <table:table-cell office:value-type="float" office:value="21858" table:style-name="ce57">
            <text:p>21,858</text:p>
          </table:table-cell>
          <table:table-cell office:value-type="float" office:value="4482" table:style-name="ce57">
            <text:p>4,482</text:p>
          </table:table-cell>
          <table:table-cell office:value-type="float" office:value="4684" table:style-name="ce57">
            <text:p>4,684</text:p>
          </table:table-cell>
          <table:table-cell office:value-type="float" office:value="4145" table:style-name="ce57">
            <text:p>4,145</text:p>
          </table:table-cell>
          <table:table-cell office:value-type="float" office:value="4231" table:style-name="ce57">
            <text:p>4,231</text:p>
          </table:table-cell>
          <table:table-cell office:value-type="float" office:value="4316" table:style-name="ce58">
            <text:p>4,316</text:p>
          </table:table-cell>
          <table:table-cell office:value-type="float" office:value="19566" table:style-name="ce57">
            <text:p>19,566</text:p>
          </table:table-cell>
          <table:table-cell office:value-type="float" office:value="4200" table:style-name="ce57">
            <text:p>4,200</text:p>
          </table:table-cell>
          <table:table-cell office:value-type="float" office:value="3945" table:style-name="ce57">
            <text:p>3,945</text:p>
          </table:table-cell>
          <table:table-cell office:value-type="float" office:value="3767" table:style-name="ce57">
            <text:p>3,767</text:p>
          </table:table-cell>
          <table:table-cell office:value-type="float" office:value="4023" table:style-name="ce57">
            <text:p>4,023</text:p>
          </table:table-cell>
          <table:table-cell office:value-type="float" office:value="3631" table:style-name="ce58">
            <text:p>3,631</text:p>
          </table:table-cell>
          <table:table-cell office:value-type="float" office:value="14101" table:style-name="ce57">
            <text:p>14,101</text:p>
          </table:table-cell>
          <table:table-cell office:value-type="float" office:value="3110" table:style-name="ce57">
            <text:p>3,110</text:p>
          </table:table-cell>
          <table:table-cell office:value-type="float" office:value="3294" table:style-name="ce57">
            <text:p>3,294</text:p>
          </table:table-cell>
          <table:table-cell office:value-type="float" office:value="2876" table:style-name="ce57">
            <text:p>2,876</text:p>
          </table:table-cell>
          <table:table-cell office:value-type="float" office:value="2727" table:style-name="ce57">
            <text:p>2,727</text:p>
          </table:table-cell>
          <table:table-cell office:value-type="float" office:value="2094" table:style-name="ce58">
            <text:p>2,094</text:p>
          </table:table-cell>
          <table:table-cell office:value-type="float" office:value="13122" table:style-name="ce57">
            <text:p>13,122</text:p>
          </table:table-cell>
          <table:table-cell office:value-type="float" office:value="2496" table:style-name="ce57">
            <text:p>2,496</text:p>
          </table:table-cell>
          <table:table-cell office:value-type="float" office:value="2711" table:style-name="ce57">
            <text:p>2,711</text:p>
          </table:table-cell>
          <table:table-cell office:value-type="float" office:value="2669" table:style-name="ce57">
            <text:p>2,669</text:p>
          </table:table-cell>
          <table:table-cell office:value-type="float" office:value="2536" table:style-name="ce57">
            <text:p>2,536</text:p>
          </table:table-cell>
          <table:table-cell office:value-type="float" office:value="2710" table:style-name="ce58">
            <text:p>2,710</text:p>
          </table:table-cell>
          <table:table-cell office:value-type="float" office:value="11471" table:style-name="ce57">
            <text:p>11,471</text:p>
          </table:table-cell>
          <table:table-cell office:value-type="float" office:value="2706" table:style-name="ce57">
            <text:p>2,706</text:p>
          </table:table-cell>
          <table:table-cell office:value-type="float" office:value="2430" table:style-name="ce57">
            <text:p>2,430</text:p>
          </table:table-cell>
          <table:table-cell office:value-type="float" office:value="2314" table:style-name="ce57">
            <text:p>2,314</text:p>
          </table:table-cell>
          <table:table-cell office:value-type="float" office:value="2094" table:style-name="ce57">
            <text:p>2,094</text:p>
          </table:table-cell>
          <table:table-cell office:value-type="float" office:value="1927" table:style-name="ce58">
            <text:p>1,927</text:p>
          </table:table-cell>
          <table:table-cell office:value-type="float" office:value="7238" table:style-name="ce57">
            <text:p>7,238</text:p>
          </table:table-cell>
          <table:table-cell office:value-type="float" office:value="1829" table:style-name="ce57">
            <text:p>1,829</text:p>
          </table:table-cell>
          <table:table-cell office:value-type="float" office:value="1627" table:style-name="ce57">
            <text:p>1,627</text:p>
          </table:table-cell>
          <table:table-cell office:value-type="float" office:value="1414" table:style-name="ce57">
            <text:p>1,414</text:p>
          </table:table-cell>
          <table:table-cell office:value-type="float" office:value="1290" table:style-name="ce57">
            <text:p>1,290</text:p>
          </table:table-cell>
          <table:table-cell office:value-type="float" office:value="1078" table:style-name="ce58">
            <text:p>1,078</text:p>
          </table:table-cell>
          <table:table-cell office:value-type="float" office:value="2963" table:style-name="ce57">
            <text:p>2,963</text:p>
          </table:table-cell>
          <table:table-cell office:value-type="float" office:value="895" table:style-name="ce57">
            <text:p>895</text:p>
          </table:table-cell>
          <table:table-cell office:value-type="float" office:value="728" table:style-name="ce57">
            <text:p>728</text:p>
          </table:table-cell>
          <table:table-cell office:value-type="float" office:value="541" table:style-name="ce57">
            <text:p>541</text:p>
          </table:table-cell>
          <table:table-cell office:value-type="float" office:value="444" table:style-name="ce57">
            <text:p>444</text:p>
          </table:table-cell>
          <table:table-cell office:value-type="float" office:value="355" table:style-name="ce58">
            <text:p>355</text:p>
          </table:table-cell>
          <table:table-cell office:value-type="float" office:value="608" table:style-name="ce57">
            <text:p>608</text:p>
          </table:table-cell>
          <table:table-cell office:value-type="float" office:value="204" table:style-name="ce57">
            <text:p>204</text:p>
          </table:table-cell>
          <table:table-cell office:value-type="float" office:value="158" table:style-name="ce57">
            <text:p>158</text:p>
          </table:table-cell>
          <table:table-cell office:value-type="float" office:value="109" table:style-name="ce57">
            <text:p>109</text:p>
          </table:table-cell>
          <table:table-cell office:value-type="float" office:value="83" table:style-name="ce57">
            <text:p>83</text:p>
          </table:table-cell>
          <table:table-cell office:value-type="float" office:value="54" table:style-name="ce58">
            <text:p>54</text:p>
          </table:table-cell>
          <table:table-cell office:value-type="float" office:value="70" table:style-name="ce57">
            <text:p>70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501212" table:style-name="ce52">
            <text:p>501,212</text:p>
          </table:table-cell>
          <table:table-cell office:value-type="float" office:value="13754" table:style-name="ce52">
            <text:p>13,754</text:p>
          </table:table-cell>
          <table:table-cell office:value-type="float" office:value="2725" table:style-name="ce52">
            <text:p>2,725</text:p>
          </table:table-cell>
          <table:table-cell office:value-type="float" office:value="2748" table:style-name="ce52">
            <text:p>2,748</text:p>
          </table:table-cell>
          <table:table-cell office:value-type="float" office:value="2619" table:style-name="ce52">
            <text:p>2,619</text:p>
          </table:table-cell>
          <table:table-cell office:value-type="float" office:value="2738" table:style-name="ce52">
            <text:p>2,738</text:p>
          </table:table-cell>
          <table:table-cell office:value-type="float" office:value="2924" table:style-name="ce52">
            <text:p>2,924</text:p>
          </table:table-cell>
          <table:table-cell office:value-type="float" office:value="14831" table:style-name="ce52">
            <text:p>14,831</text:p>
          </table:table-cell>
          <table:table-cell office:value-type="float" office:value="2863" table:style-name="ce52">
            <text:p>2,863</text:p>
          </table:table-cell>
          <table:table-cell office:value-type="float" office:value="2703" table:style-name="ce52">
            <text:p>2,703</text:p>
          </table:table-cell>
          <table:table-cell office:value-type="float" office:value="3304" table:style-name="ce52">
            <text:p>3,304</text:p>
          </table:table-cell>
          <table:table-cell office:value-type="float" office:value="3101" table:style-name="ce52">
            <text:p>3,101</text:p>
          </table:table-cell>
          <table:table-cell office:value-type="float" office:value="2860" table:style-name="ce53">
            <text:p>2,860</text:p>
          </table:table-cell>
          <table:table-cell office:value-type="float" office:value="17131" table:style-name="ce52">
            <text:p>17,131</text:p>
          </table:table-cell>
          <table:table-cell office:value-type="float" office:value="2972" table:style-name="ce52">
            <text:p>2,972</text:p>
          </table:table-cell>
          <table:table-cell office:value-type="float" office:value="3167" table:style-name="ce52">
            <text:p>3,167</text:p>
          </table:table-cell>
          <table:table-cell office:value-type="float" office:value="3314" table:style-name="ce52">
            <text:p>3,314</text:p>
          </table:table-cell>
          <table:table-cell office:value-type="float" office:value="3616" table:style-name="ce52">
            <text:p>3,616</text:p>
          </table:table-cell>
          <table:table-cell office:value-type="float" office:value="4062" table:style-name="ce53">
            <text:p>4,062</text:p>
          </table:table-cell>
          <table:table-cell office:value-type="float" office:value="26395" table:style-name="ce52">
            <text:p>26,395</text:p>
          </table:table-cell>
          <table:table-cell office:value-type="float" office:value="4237" table:style-name="ce52">
            <text:p>4,237</text:p>
          </table:table-cell>
          <table:table-cell office:value-type="float" office:value="4783" table:style-name="ce52">
            <text:p>4,783</text:p>
          </table:table-cell>
          <table:table-cell office:value-type="float" office:value="5244" table:style-name="ce52">
            <text:p>5,244</text:p>
          </table:table-cell>
          <table:table-cell office:value-type="float" office:value="5611" table:style-name="ce52">
            <text:p>5,611</text:p>
          </table:table-cell>
          <table:table-cell office:value-type="float" office:value="6520" table:style-name="ce53">
            <text:p>6,520</text:p>
          </table:table-cell>
          <table:table-cell office:value-type="float" office:value="33447" table:style-name="ce52">
            <text:p>33,447</text:p>
          </table:table-cell>
          <table:table-cell office:value-type="float" office:value="6336" table:style-name="ce52">
            <text:p>6,336</text:p>
          </table:table-cell>
          <table:table-cell office:value-type="float" office:value="6108" table:style-name="ce52">
            <text:p>6,108</text:p>
          </table:table-cell>
          <table:table-cell office:value-type="float" office:value="6814" table:style-name="ce52">
            <text:p>6,814</text:p>
          </table:table-cell>
          <table:table-cell office:value-type="float" office:value="7180" table:style-name="ce52">
            <text:p>7,180</text:p>
          </table:table-cell>
          <table:table-cell office:value-type="float" office:value="7009" table:style-name="ce53">
            <text:p>7,009</text:p>
          </table:table-cell>
          <table:table-cell office:value-type="float" office:value="33899" table:style-name="ce52">
            <text:p>33,899</text:p>
          </table:table-cell>
          <table:table-cell office:value-type="float" office:value="7007" table:style-name="ce52">
            <text:p>7,007</text:p>
          </table:table-cell>
          <table:table-cell office:value-type="float" office:value="6939" table:style-name="ce52">
            <text:p>6,939</text:p>
          </table:table-cell>
          <table:table-cell office:value-type="float" office:value="6849" table:style-name="ce52">
            <text:p>6,849</text:p>
          </table:table-cell>
          <table:table-cell office:value-type="float" office:value="6458" table:style-name="ce52">
            <text:p>6,458</text:p>
          </table:table-cell>
          <table:table-cell office:value-type="float" office:value="6646" table:style-name="ce53">
            <text:p>6,646</text:p>
          </table:table-cell>
          <table:table-cell office:value-type="float" office:value="30553" table:style-name="ce52">
            <text:p>30,553</text:p>
          </table:table-cell>
          <table:table-cell office:value-type="float" office:value="6354" table:style-name="ce52">
            <text:p>6,354</text:p>
          </table:table-cell>
          <table:table-cell office:value-type="float" office:value="6208" table:style-name="ce52">
            <text:p>6,208</text:p>
          </table:table-cell>
          <table:table-cell office:value-type="float" office:value="6091" table:style-name="ce52">
            <text:p>6,091</text:p>
          </table:table-cell>
          <table:table-cell office:value-type="float" office:value="5858" table:style-name="ce52">
            <text:p>5,858</text:p>
          </table:table-cell>
          <table:table-cell office:value-type="float" office:value="6042" table:style-name="ce53">
            <text:p>6,042</text:p>
          </table:table-cell>
          <table:table-cell office:value-type="float" office:value="35789" table:style-name="ce52">
            <text:p>35,789</text:p>
          </table:table-cell>
          <table:table-cell office:value-type="float" office:value="6759" table:style-name="ce52">
            <text:p>6,759</text:p>
          </table:table-cell>
          <table:table-cell office:value-type="float" office:value="6779" table:style-name="ce52">
            <text:p>6,779</text:p>
          </table:table-cell>
          <table:table-cell office:value-type="float" office:value="7301" table:style-name="ce52">
            <text:p>7,301</text:p>
          </table:table-cell>
          <table:table-cell office:value-type="float" office:value="7204" table:style-name="ce52">
            <text:p>7,204</text:p>
          </table:table-cell>
          <table:table-cell office:value-type="float" office:value="7746" table:style-name="ce53">
            <text:p>7,746</text:p>
          </table:table-cell>
          <table:table-cell office:value-type="float" office:value="37314" table:style-name="ce52">
            <text:p>37,314</text:p>
          </table:table-cell>
          <table:table-cell office:value-type="float" office:value="7327" table:style-name="ce52">
            <text:p>7,327</text:p>
          </table:table-cell>
          <table:table-cell office:value-type="float" office:value="7701" table:style-name="ce52">
            <text:p>7,701</text:p>
          </table:table-cell>
          <table:table-cell office:value-type="float" office:value="7300" table:style-name="ce52">
            <text:p>7,300</text:p>
          </table:table-cell>
          <table:table-cell office:value-type="float" office:value="7706" table:style-name="ce52">
            <text:p>7,706</text:p>
          </table:table-cell>
          <table:table-cell office:value-type="float" office:value="7280" table:style-name="ce53">
            <text:p>7,280</text:p>
          </table:table-cell>
          <table:table-cell office:value-type="float" office:value="36183" table:style-name="ce52">
            <text:p>36,183</text:p>
          </table:table-cell>
          <table:table-cell office:value-type="float" office:value="6806" table:style-name="ce52">
            <text:p>6,806</text:p>
          </table:table-cell>
          <table:table-cell office:value-type="float" office:value="6917" table:style-name="ce52">
            <text:p>6,917</text:p>
          </table:table-cell>
          <table:table-cell office:value-type="float" office:value="7362" table:style-name="ce52">
            <text:p>7,362</text:p>
          </table:table-cell>
          <table:table-cell office:value-type="float" office:value="7357" table:style-name="ce52">
            <text:p>7,357</text:p>
          </table:table-cell>
          <table:table-cell office:value-type="float" office:value="7741" table:style-name="ce53">
            <text:p>7,741</text:p>
          </table:table-cell>
          <table:table-cell office:value-type="float" office:value="40461" table:style-name="ce52">
            <text:p>40,461</text:p>
          </table:table-cell>
          <table:table-cell office:value-type="float" office:value="7885" table:style-name="ce52">
            <text:p>7,885</text:p>
          </table:table-cell>
          <table:table-cell office:value-type="float" office:value="7945" table:style-name="ce52">
            <text:p>7,945</text:p>
          </table:table-cell>
          <table:table-cell office:value-type="float" office:value="8030" table:style-name="ce52">
            <text:p>8,030</text:p>
          </table:table-cell>
          <table:table-cell office:value-type="float" office:value="8079" table:style-name="ce52">
            <text:p>8,079</text:p>
          </table:table-cell>
          <table:table-cell office:value-type="float" office:value="8522" table:style-name="ce53">
            <text:p>8,522</text:p>
          </table:table-cell>
          <table:table-cell office:value-type="float" office:value="43101" table:style-name="ce52">
            <text:p>43,101</text:p>
          </table:table-cell>
          <table:table-cell office:value-type="float" office:value="8512" table:style-name="ce52">
            <text:p>8,512</text:p>
          </table:table-cell>
          <table:table-cell office:value-type="float" office:value="8565" table:style-name="ce52">
            <text:p>8,565</text:p>
          </table:table-cell>
          <table:table-cell office:value-type="float" office:value="8593" table:style-name="ce52">
            <text:p>8,593</text:p>
          </table:table-cell>
          <table:table-cell office:value-type="float" office:value="8859" table:style-name="ce52">
            <text:p>8,859</text:p>
          </table:table-cell>
          <table:table-cell office:value-type="float" office:value="8572" table:style-name="ce53">
            <text:p>8,572</text:p>
          </table:table-cell>
          <table:table-cell office:value-type="float" office:value="38052" table:style-name="ce52">
            <text:p>38,052</text:p>
          </table:table-cell>
          <table:table-cell office:value-type="float" office:value="8155" table:style-name="ce52">
            <text:p>8,155</text:p>
          </table:table-cell>
          <table:table-cell office:value-type="float" office:value="8275" table:style-name="ce52">
            <text:p>8,275</text:p>
          </table:table-cell>
          <table:table-cell office:value-type="float" office:value="7259" table:style-name="ce52">
            <text:p>7,259</text:p>
          </table:table-cell>
          <table:table-cell office:value-type="float" office:value="7255" table:style-name="ce52">
            <text:p>7,255</text:p>
          </table:table-cell>
          <table:table-cell office:value-type="float" office:value="7108" table:style-name="ce53">
            <text:p>7,108</text:p>
          </table:table-cell>
          <table:table-cell office:value-type="float" office:value="32154" table:style-name="ce52">
            <text:p>32,154</text:p>
          </table:table-cell>
          <table:table-cell office:value-type="float" office:value="7005" table:style-name="ce52">
            <text:p>7,005</text:p>
          </table:table-cell>
          <table:table-cell office:value-type="float" office:value="6699" table:style-name="ce52">
            <text:p>6,699</text:p>
          </table:table-cell>
          <table:table-cell office:value-type="float" office:value="6087" table:style-name="ce52">
            <text:p>6,087</text:p>
          </table:table-cell>
          <table:table-cell office:value-type="float" office:value="6454" table:style-name="ce52">
            <text:p>6,454</text:p>
          </table:table-cell>
          <table:table-cell office:value-type="float" office:value="5909" table:style-name="ce53">
            <text:p>5,909</text:p>
          </table:table-cell>
          <table:table-cell office:value-type="float" office:value="20569" table:style-name="ce52">
            <text:p>20,569</text:p>
          </table:table-cell>
          <table:table-cell office:value-type="float" office:value="4983" table:style-name="ce52">
            <text:p>4,983</text:p>
          </table:table-cell>
          <table:table-cell office:value-type="float" office:value="5060" table:style-name="ce52">
            <text:p>5,060</text:p>
          </table:table-cell>
          <table:table-cell office:value-type="float" office:value="4353" table:style-name="ce52">
            <text:p>4,353</text:p>
          </table:table-cell>
          <table:table-cell office:value-type="float" office:value="3372" table:style-name="ce52">
            <text:p>3,372</text:p>
          </table:table-cell>
          <table:table-cell office:value-type="float" office:value="2801" table:style-name="ce53">
            <text:p>2,801</text:p>
          </table:table-cell>
          <table:table-cell office:value-type="float" office:value="17935" table:style-name="ce52">
            <text:p>17,935</text:p>
          </table:table-cell>
          <table:table-cell office:value-type="float" office:value="3401" table:style-name="ce52">
            <text:p>3,401</text:p>
          </table:table-cell>
          <table:table-cell office:value-type="float" office:value="3654" table:style-name="ce52">
            <text:p>3,654</text:p>
          </table:table-cell>
          <table:table-cell office:value-type="float" office:value="3592" table:style-name="ce52">
            <text:p>3,592</text:p>
          </table:table-cell>
          <table:table-cell office:value-type="float" office:value="3592" table:style-name="ce52">
            <text:p>3,592</text:p>
          </table:table-cell>
          <table:table-cell office:value-type="float" office:value="3696" table:style-name="ce53">
            <text:p>3,696</text:p>
          </table:table-cell>
          <table:table-cell office:value-type="float" office:value="15421" table:style-name="ce52">
            <text:p>15,421</text:p>
          </table:table-cell>
          <table:table-cell office:value-type="float" office:value="3569" table:style-name="ce52">
            <text:p>3,569</text:p>
          </table:table-cell>
          <table:table-cell office:value-type="float" office:value="3354" table:style-name="ce52">
            <text:p>3,354</text:p>
          </table:table-cell>
          <table:table-cell office:value-type="float" office:value="2991" table:style-name="ce52">
            <text:p>2,991</text:p>
          </table:table-cell>
          <table:table-cell office:value-type="float" office:value="2903" table:style-name="ce52">
            <text:p>2,903</text:p>
          </table:table-cell>
          <table:table-cell office:value-type="float" office:value="2604" table:style-name="ce53">
            <text:p>2,604</text:p>
          </table:table-cell>
          <table:table-cell office:value-type="float" office:value="9642" table:style-name="ce52">
            <text:p>9,642</text:p>
          </table:table-cell>
          <table:table-cell office:value-type="float" office:value="2418" table:style-name="ce52">
            <text:p>2,418</text:p>
          </table:table-cell>
          <table:table-cell office:value-type="float" office:value="2165" table:style-name="ce52">
            <text:p>2,165</text:p>
          </table:table-cell>
          <table:table-cell office:value-type="float" office:value="1891" table:style-name="ce52">
            <text:p>1,891</text:p>
          </table:table-cell>
          <table:table-cell office:value-type="float" office:value="1721" table:style-name="ce52">
            <text:p>1,721</text:p>
          </table:table-cell>
          <table:table-cell office:value-type="float" office:value="1447" table:style-name="ce53">
            <text:p>1,447</text:p>
          </table:table-cell>
          <table:table-cell office:value-type="float" office:value="3742" table:style-name="ce52">
            <text:p>3,742</text:p>
          </table:table-cell>
          <table:table-cell office:value-type="float" office:value="1222" table:style-name="ce52">
            <text:p>1,222</text:p>
          </table:table-cell>
          <table:table-cell office:value-type="float" office:value="887" table:style-name="ce52">
            <text:p>887</text:p>
          </table:table-cell>
          <table:table-cell office:value-type="float" office:value="706" table:style-name="ce52">
            <text:p>706</text:p>
          </table:table-cell>
          <table:table-cell office:value-type="float" office:value="524" table:style-name="ce52">
            <text:p>524</text:p>
          </table:table-cell>
          <table:table-cell office:value-type="float" office:value="403" table:style-name="ce53">
            <text:p>403</text:p>
          </table:table-cell>
          <table:table-cell office:value-type="float" office:value="749" table:style-name="ce52">
            <text:p>749</text:p>
          </table:table-cell>
          <table:table-cell office:value-type="float" office:value="248" table:style-name="ce52">
            <text:p>248</text:p>
          </table:table-cell>
          <table:table-cell office:value-type="float" office:value="203" table:style-name="ce52">
            <text:p>203</text:p>
          </table:table-cell>
          <table:table-cell office:value-type="float" office:value="125" table:style-name="ce52">
            <text:p>125</text:p>
          </table:table-cell>
          <table:table-cell office:value-type="float" office:value="103" table:style-name="ce52">
            <text:p>103</text:p>
          </table:table-cell>
          <table:table-cell office:value-type="float" office:value="70" table:style-name="ce53">
            <text:p>70</text:p>
          </table:table-cell>
          <table:table-cell office:value-type="float" office:value="90" table:style-name="ce52">
            <text:p>90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嘉義縣</text:p>
          </table:table-cell>
          <table:table-cell office:value-type="string" table:style-name="ce50">
            <text:p>男</text:p>
          </table:table-cell>
          <table:table-cell office:value-type="float" office:value="260082" table:style-name="ce52">
            <text:p>260,082</text:p>
          </table:table-cell>
          <table:table-cell office:value-type="float" office:value="7064" table:style-name="ce52">
            <text:p>7,064</text:p>
          </table:table-cell>
          <table:table-cell office:value-type="float" office:value="1395" table:style-name="ce55">
            <text:p>1,395</text:p>
          </table:table-cell>
          <table:table-cell office:value-type="float" office:value="1410" table:style-name="ce55">
            <text:p>1,410</text:p>
          </table:table-cell>
          <table:table-cell office:value-type="float" office:value="1344" table:style-name="ce55">
            <text:p>1,344</text:p>
          </table:table-cell>
          <table:table-cell office:value-type="float" office:value="1368" table:style-name="ce55">
            <text:p>1,368</text:p>
          </table:table-cell>
          <table:table-cell office:value-type="float" office:value="1547" table:style-name="ce55">
            <text:p>1,547</text:p>
          </table:table-cell>
          <table:table-cell office:value-type="float" office:value="7663" table:style-name="ce55">
            <text:p>7,663</text:p>
          </table:table-cell>
          <table:table-cell office:value-type="float" office:value="1470" table:style-name="ce55">
            <text:p>1,470</text:p>
          </table:table-cell>
          <table:table-cell office:value-type="float" office:value="1423" table:style-name="ce55">
            <text:p>1,423</text:p>
          </table:table-cell>
          <table:table-cell office:value-type="float" office:value="1708" table:style-name="ce55">
            <text:p>1,708</text:p>
          </table:table-cell>
          <table:table-cell office:value-type="float" office:value="1603" table:style-name="ce55">
            <text:p>1,603</text:p>
          </table:table-cell>
          <table:table-cell office:value-type="float" office:value="1459" table:style-name="ce56">
            <text:p>1,459</text:p>
          </table:table-cell>
          <table:table-cell office:value-type="float" office:value="9049" table:style-name="ce55">
            <text:p>9,049</text:p>
          </table:table-cell>
          <table:table-cell office:value-type="float" office:value="1606" table:style-name="ce55">
            <text:p>1,606</text:p>
          </table:table-cell>
          <table:table-cell office:value-type="float" office:value="1682" table:style-name="ce55">
            <text:p>1,682</text:p>
          </table:table-cell>
          <table:table-cell office:value-type="float" office:value="1705" table:style-name="ce55">
            <text:p>1,705</text:p>
          </table:table-cell>
          <table:table-cell office:value-type="float" office:value="1931" table:style-name="ce55">
            <text:p>1,931</text:p>
          </table:table-cell>
          <table:table-cell office:value-type="float" office:value="2125" table:style-name="ce56">
            <text:p>2,125</text:p>
          </table:table-cell>
          <table:table-cell office:value-type="float" office:value="13901" table:style-name="ce55">
            <text:p>13,901</text:p>
          </table:table-cell>
          <table:table-cell office:value-type="float" office:value="2244" table:style-name="ce55">
            <text:p>2,244</text:p>
          </table:table-cell>
          <table:table-cell office:value-type="float" office:value="2519" table:style-name="ce55">
            <text:p>2,519</text:p>
          </table:table-cell>
          <table:table-cell office:value-type="float" office:value="2724" table:style-name="ce55">
            <text:p>2,724</text:p>
          </table:table-cell>
          <table:table-cell office:value-type="float" office:value="2986" table:style-name="ce55">
            <text:p>2,986</text:p>
          </table:table-cell>
          <table:table-cell office:value-type="float" office:value="3428" table:style-name="ce56">
            <text:p>3,428</text:p>
          </table:table-cell>
          <table:table-cell office:value-type="float" office:value="17544" table:style-name="ce55">
            <text:p>17,544</text:p>
          </table:table-cell>
          <table:table-cell office:value-type="float" office:value="3333" table:style-name="ce55">
            <text:p>3,333</text:p>
          </table:table-cell>
          <table:table-cell office:value-type="float" office:value="3216" table:style-name="ce55">
            <text:p>3,216</text:p>
          </table:table-cell>
          <table:table-cell office:value-type="float" office:value="3527" table:style-name="ce55">
            <text:p>3,527</text:p>
          </table:table-cell>
          <table:table-cell office:value-type="float" office:value="3803" table:style-name="ce55">
            <text:p>3,803</text:p>
          </table:table-cell>
          <table:table-cell office:value-type="float" office:value="3665" table:style-name="ce56">
            <text:p>3,665</text:p>
          </table:table-cell>
          <table:table-cell office:value-type="float" office:value="17918" table:style-name="ce55">
            <text:p>17,918</text:p>
          </table:table-cell>
          <table:table-cell office:value-type="float" office:value="3633" table:style-name="ce55">
            <text:p>3,633</text:p>
          </table:table-cell>
          <table:table-cell office:value-type="float" office:value="3645" table:style-name="ce55">
            <text:p>3,645</text:p>
          </table:table-cell>
          <table:table-cell office:value-type="float" office:value="3617" table:style-name="ce55">
            <text:p>3,617</text:p>
          </table:table-cell>
          <table:table-cell office:value-type="float" office:value="3419" table:style-name="ce55">
            <text:p>3,419</text:p>
          </table:table-cell>
          <table:table-cell office:value-type="float" office:value="3604" table:style-name="ce56">
            <text:p>3,604</text:p>
          </table:table-cell>
          <table:table-cell office:value-type="float" office:value="16656" table:style-name="ce55">
            <text:p>16,656</text:p>
          </table:table-cell>
          <table:table-cell office:value-type="float" office:value="3444" table:style-name="ce55">
            <text:p>3,444</text:p>
          </table:table-cell>
          <table:table-cell office:value-type="float" office:value="3403" table:style-name="ce55">
            <text:p>3,403</text:p>
          </table:table-cell>
          <table:table-cell office:value-type="float" office:value="3345" table:style-name="ce55">
            <text:p>3,345</text:p>
          </table:table-cell>
          <table:table-cell office:value-type="float" office:value="3186" table:style-name="ce55">
            <text:p>3,186</text:p>
          </table:table-cell>
          <table:table-cell office:value-type="float" office:value="3278" table:style-name="ce56">
            <text:p>3,278</text:p>
          </table:table-cell>
          <table:table-cell office:value-type="float" office:value="18875" table:style-name="ce55">
            <text:p>18,875</text:p>
          </table:table-cell>
          <table:table-cell office:value-type="float" office:value="3672" table:style-name="ce55">
            <text:p>3,672</text:p>
          </table:table-cell>
          <table:table-cell office:value-type="float" office:value="3615" table:style-name="ce55">
            <text:p>3,615</text:p>
          </table:table-cell>
          <table:table-cell office:value-type="float" office:value="3908" table:style-name="ce55">
            <text:p>3,908</text:p>
          </table:table-cell>
          <table:table-cell office:value-type="float" office:value="3718" table:style-name="ce55">
            <text:p>3,718</text:p>
          </table:table-cell>
          <table:table-cell office:value-type="float" office:value="3962" table:style-name="ce56">
            <text:p>3,962</text:p>
          </table:table-cell>
          <table:table-cell office:value-type="float" office:value="19288" table:style-name="ce55">
            <text:p>19,288</text:p>
          </table:table-cell>
          <table:table-cell office:value-type="float" office:value="3817" table:style-name="ce55">
            <text:p>3,817</text:p>
          </table:table-cell>
          <table:table-cell office:value-type="float" office:value="4017" table:style-name="ce55">
            <text:p>4,017</text:p>
          </table:table-cell>
          <table:table-cell office:value-type="float" office:value="3719" table:style-name="ce55">
            <text:p>3,719</text:p>
          </table:table-cell>
          <table:table-cell office:value-type="float" office:value="3961" table:style-name="ce55">
            <text:p>3,961</text:p>
          </table:table-cell>
          <table:table-cell office:value-type="float" office:value="3774" table:style-name="ce56">
            <text:p>3,774</text:p>
          </table:table-cell>
          <table:table-cell office:value-type="float" office:value="18981" table:style-name="ce55">
            <text:p>18,981</text:p>
          </table:table-cell>
          <table:table-cell office:value-type="float" office:value="3505" table:style-name="ce55">
            <text:p>3,505</text:p>
          </table:table-cell>
          <table:table-cell office:value-type="float" office:value="3565" table:style-name="ce55">
            <text:p>3,565</text:p>
          </table:table-cell>
          <table:table-cell office:value-type="float" office:value="3911" table:style-name="ce55">
            <text:p>3,911</text:p>
          </table:table-cell>
          <table:table-cell office:value-type="float" office:value="3854" table:style-name="ce55">
            <text:p>3,854</text:p>
          </table:table-cell>
          <table:table-cell office:value-type="float" office:value="4146" table:style-name="ce56">
            <text:p>4,146</text:p>
          </table:table-cell>
          <table:table-cell office:value-type="float" office:value="22200" table:style-name="ce55">
            <text:p>22,200</text:p>
          </table:table-cell>
          <table:table-cell office:value-type="float" office:value="4299" table:style-name="ce55">
            <text:p>4,299</text:p>
          </table:table-cell>
          <table:table-cell office:value-type="float" office:value="4302" table:style-name="ce55">
            <text:p>4,302</text:p>
          </table:table-cell>
          <table:table-cell office:value-type="float" office:value="4366" table:style-name="ce55">
            <text:p>4,366</text:p>
          </table:table-cell>
          <table:table-cell office:value-type="float" office:value="4511" table:style-name="ce55">
            <text:p>4,511</text:p>
          </table:table-cell>
          <table:table-cell office:value-type="float" office:value="4722" table:style-name="ce56">
            <text:p>4,722</text:p>
          </table:table-cell>
          <table:table-cell office:value-type="float" office:value="23923" table:style-name="ce55">
            <text:p>23,923</text:p>
          </table:table-cell>
          <table:table-cell office:value-type="float" office:value="4790" table:style-name="ce55">
            <text:p>4,790</text:p>
          </table:table-cell>
          <table:table-cell office:value-type="float" office:value="4722" table:style-name="ce55">
            <text:p>4,722</text:p>
          </table:table-cell>
          <table:table-cell office:value-type="float" office:value="4761" table:style-name="ce55">
            <text:p>4,761</text:p>
          </table:table-cell>
          <table:table-cell office:value-type="float" office:value="4866" table:style-name="ce55">
            <text:p>4,866</text:p>
          </table:table-cell>
          <table:table-cell office:value-type="float" office:value="4784" table:style-name="ce56">
            <text:p>4,784</text:p>
          </table:table-cell>
          <table:table-cell office:value-type="float" office:value="20613" table:style-name="ce55">
            <text:p>20,613</text:p>
          </table:table-cell>
          <table:table-cell office:value-type="float" office:value="4448" table:style-name="ce55">
            <text:p>4,448</text:p>
          </table:table-cell>
          <table:table-cell office:value-type="float" office:value="4479" table:style-name="ce55">
            <text:p>4,479</text:p>
          </table:table-cell>
          <table:table-cell office:value-type="float" office:value="3966" table:style-name="ce55">
            <text:p>3,966</text:p>
          </table:table-cell>
          <table:table-cell office:value-type="float" office:value="3943" table:style-name="ce55">
            <text:p>3,943</text:p>
          </table:table-cell>
          <table:table-cell office:value-type="float" office:value="3777" table:style-name="ce56">
            <text:p>3,777</text:p>
          </table:table-cell>
          <table:table-cell office:value-type="float" office:value="16645" table:style-name="ce55">
            <text:p>16,645</text:p>
          </table:table-cell>
          <table:table-cell office:value-type="float" office:value="3690" table:style-name="ce55">
            <text:p>3,690</text:p>
          </table:table-cell>
          <table:table-cell office:value-type="float" office:value="3497" table:style-name="ce55">
            <text:p>3,497</text:p>
          </table:table-cell>
          <table:table-cell office:value-type="float" office:value="3114" table:style-name="ce55">
            <text:p>3,114</text:p>
          </table:table-cell>
          <table:table-cell office:value-type="float" office:value="3357" table:style-name="ce55">
            <text:p>3,357</text:p>
          </table:table-cell>
          <table:table-cell office:value-type="float" office:value="2987" table:style-name="ce56">
            <text:p>2,987</text:p>
          </table:table-cell>
          <table:table-cell office:value-type="float" office:value="9930" table:style-name="ce55">
            <text:p>9,930</text:p>
          </table:table-cell>
          <table:table-cell office:value-type="float" office:value="2520" table:style-name="ce55">
            <text:p>2,520</text:p>
          </table:table-cell>
          <table:table-cell office:value-type="float" office:value="2469" table:style-name="ce55">
            <text:p>2,469</text:p>
          </table:table-cell>
          <table:table-cell office:value-type="float" office:value="2050" table:style-name="ce55">
            <text:p>2,050</text:p>
          </table:table-cell>
          <table:table-cell office:value-type="float" office:value="1613" table:style-name="ce55">
            <text:p>1,613</text:p>
          </table:table-cell>
          <table:table-cell office:value-type="float" office:value="1278" table:style-name="ce56">
            <text:p>1,278</text:p>
          </table:table-cell>
          <table:table-cell office:value-type="float" office:value="8046" table:style-name="ce55">
            <text:p>8,046</text:p>
          </table:table-cell>
          <table:table-cell office:value-type="float" office:value="1543" table:style-name="ce55">
            <text:p>1,543</text:p>
          </table:table-cell>
          <table:table-cell office:value-type="float" office:value="1688" table:style-name="ce55">
            <text:p>1,688</text:p>
          </table:table-cell>
          <table:table-cell office:value-type="float" office:value="1598" table:style-name="ce55">
            <text:p>1,598</text:p>
          </table:table-cell>
          <table:table-cell office:value-type="float" office:value="1598" table:style-name="ce55">
            <text:p>1,598</text:p>
          </table:table-cell>
          <table:table-cell office:value-type="float" office:value="1619" table:style-name="ce56">
            <text:p>1,619</text:p>
          </table:table-cell>
          <table:table-cell office:value-type="float" office:value="6504" table:style-name="ce55">
            <text:p>6,504</text:p>
          </table:table-cell>
          <table:table-cell office:value-type="float" office:value="1534" table:style-name="ce55">
            <text:p>1,534</text:p>
          </table:table-cell>
          <table:table-cell office:value-type="float" office:value="1382" table:style-name="ce55">
            <text:p>1,382</text:p>
          </table:table-cell>
          <table:table-cell office:value-type="float" office:value="1316" table:style-name="ce55">
            <text:p>1,316</text:p>
          </table:table-cell>
          <table:table-cell office:value-type="float" office:value="1173" table:style-name="ce55">
            <text:p>1,173</text:p>
          </table:table-cell>
          <table:table-cell office:value-type="float" office:value="1099" table:style-name="ce56">
            <text:p>1,099</text:p>
          </table:table-cell>
          <table:table-cell office:value-type="float" office:value="3712" table:style-name="ce55">
            <text:p>3,712</text:p>
          </table:table-cell>
          <table:table-cell office:value-type="float" office:value="965" table:style-name="ce55">
            <text:p>965</text:p>
          </table:table-cell>
          <table:table-cell office:value-type="float" office:value="799" table:style-name="ce55">
            <text:p>799</text:p>
          </table:table-cell>
          <table:table-cell office:value-type="float" office:value="724" table:style-name="ce55">
            <text:p>724</text:p>
          </table:table-cell>
          <table:table-cell office:value-type="float" office:value="655" table:style-name="ce55">
            <text:p>655</text:p>
          </table:table-cell>
          <table:table-cell office:value-type="float" office:value="569" table:style-name="ce56">
            <text:p>569</text:p>
          </table:table-cell>
          <table:table-cell office:value-type="float" office:value="1283" table:style-name="ce55">
            <text:p>1,283</text:p>
          </table:table-cell>
          <table:table-cell office:value-type="float" office:value="436" table:style-name="ce55">
            <text:p>436</text:p>
          </table:table-cell>
          <table:table-cell office:value-type="float" office:value="298" table:style-name="ce55">
            <text:p>298</text:p>
          </table:table-cell>
          <table:table-cell office:value-type="float" office:value="226" table:style-name="ce55">
            <text:p>226</text:p>
          </table:table-cell>
          <table:table-cell office:value-type="float" office:value="188" table:style-name="ce55">
            <text:p>188</text:p>
          </table:table-cell>
          <table:table-cell office:value-type="float" office:value="135" table:style-name="ce56">
            <text:p>135</text:p>
          </table:table-cell>
          <table:table-cell office:value-type="float" office:value="258" table:style-name="ce55">
            <text:p>258</text:p>
          </table:table-cell>
          <table:table-cell office:value-type="float" office:value="96" table:style-name="ce55">
            <text:p>96</text:p>
          </table:table-cell>
          <table:table-cell office:value-type="float" office:value="70" table:style-name="ce55">
            <text:p>70</text:p>
          </table:table-cell>
          <table:table-cell office:value-type="float" office:value="37" table:style-name="ce55">
            <text:p>37</text:p>
          </table:table-cell>
          <table:table-cell office:value-type="float" office:value="35" table:style-name="ce55">
            <text:p>35</text:p>
          </table:table-cell>
          <table:table-cell office:value-type="float" office:value="20" table:style-name="ce56">
            <text:p>20</text:p>
          </table:table-cell>
          <table:table-cell office:value-type="float" office:value="29" table:style-name="ce55">
            <text:p>2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41130" table:style-name="ce57">
            <text:p>241,130</text:p>
          </table:table-cell>
          <table:table-cell office:value-type="float" office:value="6690" table:style-name="ce58">
            <text:p>6,690</text:p>
          </table:table-cell>
          <table:table-cell office:value-type="float" office:value="1330" table:style-name="ce59">
            <text:p>1,330</text:p>
          </table:table-cell>
          <table:table-cell office:value-type="float" office:value="1338" table:style-name="ce59">
            <text:p>1,338</text:p>
          </table:table-cell>
          <table:table-cell office:value-type="float" office:value="1275" table:style-name="ce59">
            <text:p>1,275</text:p>
          </table:table-cell>
          <table:table-cell office:value-type="float" office:value="1370" table:style-name="ce59">
            <text:p>1,370</text:p>
          </table:table-cell>
          <table:table-cell office:value-type="float" office:value="1377" table:style-name="ce59">
            <text:p>1,377</text:p>
          </table:table-cell>
          <table:table-cell office:value-type="float" office:value="7168" table:style-name="ce59">
            <text:p>7,168</text:p>
          </table:table-cell>
          <table:table-cell office:value-type="float" office:value="1393" table:style-name="ce59">
            <text:p>1,393</text:p>
          </table:table-cell>
          <table:table-cell office:value-type="float" office:value="1280" table:style-name="ce59">
            <text:p>1,280</text:p>
          </table:table-cell>
          <table:table-cell office:value-type="float" office:value="1596" table:style-name="ce59">
            <text:p>1,596</text:p>
          </table:table-cell>
          <table:table-cell office:value-type="float" office:value="1498" table:style-name="ce59">
            <text:p>1,498</text:p>
          </table:table-cell>
          <table:table-cell office:value-type="float" office:value="1401" table:style-name="ce60">
            <text:p>1,401</text:p>
          </table:table-cell>
          <table:table-cell office:value-type="float" office:value="8082" table:style-name="ce59">
            <text:p>8,082</text:p>
          </table:table-cell>
          <table:table-cell office:value-type="float" office:value="1366" table:style-name="ce59">
            <text:p>1,366</text:p>
          </table:table-cell>
          <table:table-cell office:value-type="float" office:value="1485" table:style-name="ce59">
            <text:p>1,485</text:p>
          </table:table-cell>
          <table:table-cell office:value-type="float" office:value="1609" table:style-name="ce59">
            <text:p>1,609</text:p>
          </table:table-cell>
          <table:table-cell office:value-type="float" office:value="1685" table:style-name="ce59">
            <text:p>1,685</text:p>
          </table:table-cell>
          <table:table-cell office:value-type="float" office:value="1937" table:style-name="ce60">
            <text:p>1,937</text:p>
          </table:table-cell>
          <table:table-cell office:value-type="float" office:value="12494" table:style-name="ce59">
            <text:p>12,494</text:p>
          </table:table-cell>
          <table:table-cell office:value-type="float" office:value="1993" table:style-name="ce59">
            <text:p>1,993</text:p>
          </table:table-cell>
          <table:table-cell office:value-type="float" office:value="2264" table:style-name="ce59">
            <text:p>2,264</text:p>
          </table:table-cell>
          <table:table-cell office:value-type="float" office:value="2520" table:style-name="ce59">
            <text:p>2,520</text:p>
          </table:table-cell>
          <table:table-cell office:value-type="float" office:value="2625" table:style-name="ce59">
            <text:p>2,625</text:p>
          </table:table-cell>
          <table:table-cell office:value-type="float" office:value="3092" table:style-name="ce60">
            <text:p>3,092</text:p>
          </table:table-cell>
          <table:table-cell office:value-type="float" office:value="15903" table:style-name="ce59">
            <text:p>15,903</text:p>
          </table:table-cell>
          <table:table-cell office:value-type="float" office:value="3003" table:style-name="ce59">
            <text:p>3,003</text:p>
          </table:table-cell>
          <table:table-cell office:value-type="float" office:value="2892" table:style-name="ce59">
            <text:p>2,892</text:p>
          </table:table-cell>
          <table:table-cell office:value-type="float" office:value="3287" table:style-name="ce59">
            <text:p>3,287</text:p>
          </table:table-cell>
          <table:table-cell office:value-type="float" office:value="3377" table:style-name="ce59">
            <text:p>3,377</text:p>
          </table:table-cell>
          <table:table-cell office:value-type="float" office:value="3344" table:style-name="ce60">
            <text:p>3,344</text:p>
          </table:table-cell>
          <table:table-cell office:value-type="float" office:value="15981" table:style-name="ce59">
            <text:p>15,981</text:p>
          </table:table-cell>
          <table:table-cell office:value-type="float" office:value="3374" table:style-name="ce59">
            <text:p>3,374</text:p>
          </table:table-cell>
          <table:table-cell office:value-type="float" office:value="3294" table:style-name="ce59">
            <text:p>3,294</text:p>
          </table:table-cell>
          <table:table-cell office:value-type="float" office:value="3232" table:style-name="ce59">
            <text:p>3,232</text:p>
          </table:table-cell>
          <table:table-cell office:value-type="float" office:value="3039" table:style-name="ce59">
            <text:p>3,039</text:p>
          </table:table-cell>
          <table:table-cell office:value-type="float" office:value="3042" table:style-name="ce60">
            <text:p>3,042</text:p>
          </table:table-cell>
          <table:table-cell office:value-type="float" office:value="13897" table:style-name="ce59">
            <text:p>13,897</text:p>
          </table:table-cell>
          <table:table-cell office:value-type="float" office:value="2910" table:style-name="ce59">
            <text:p>2,910</text:p>
          </table:table-cell>
          <table:table-cell office:value-type="float" office:value="2805" table:style-name="ce59">
            <text:p>2,805</text:p>
          </table:table-cell>
          <table:table-cell office:value-type="float" office:value="2746" table:style-name="ce59">
            <text:p>2,746</text:p>
          </table:table-cell>
          <table:table-cell office:value-type="float" office:value="2672" table:style-name="ce59">
            <text:p>2,672</text:p>
          </table:table-cell>
          <table:table-cell office:value-type="float" office:value="2764" table:style-name="ce60">
            <text:p>2,764</text:p>
          </table:table-cell>
          <table:table-cell office:value-type="float" office:value="16914" table:style-name="ce59">
            <text:p>16,914</text:p>
          </table:table-cell>
          <table:table-cell office:value-type="float" office:value="3087" table:style-name="ce59">
            <text:p>3,087</text:p>
          </table:table-cell>
          <table:table-cell office:value-type="float" office:value="3164" table:style-name="ce59">
            <text:p>3,164</text:p>
          </table:table-cell>
          <table:table-cell office:value-type="float" office:value="3393" table:style-name="ce59">
            <text:p>3,393</text:p>
          </table:table-cell>
          <table:table-cell office:value-type="float" office:value="3486" table:style-name="ce59">
            <text:p>3,486</text:p>
          </table:table-cell>
          <table:table-cell office:value-type="float" office:value="3784" table:style-name="ce60">
            <text:p>3,784</text:p>
          </table:table-cell>
          <table:table-cell office:value-type="float" office:value="18026" table:style-name="ce59">
            <text:p>18,026</text:p>
          </table:table-cell>
          <table:table-cell office:value-type="float" office:value="3510" table:style-name="ce59">
            <text:p>3,510</text:p>
          </table:table-cell>
          <table:table-cell office:value-type="float" office:value="3684" table:style-name="ce59">
            <text:p>3,684</text:p>
          </table:table-cell>
          <table:table-cell office:value-type="float" office:value="3581" table:style-name="ce59">
            <text:p>3,581</text:p>
          </table:table-cell>
          <table:table-cell office:value-type="float" office:value="3745" table:style-name="ce59">
            <text:p>3,745</text:p>
          </table:table-cell>
          <table:table-cell office:value-type="float" office:value="3506" table:style-name="ce60">
            <text:p>3,506</text:p>
          </table:table-cell>
          <table:table-cell office:value-type="float" office:value="17202" table:style-name="ce59">
            <text:p>17,202</text:p>
          </table:table-cell>
          <table:table-cell office:value-type="float" office:value="3301" table:style-name="ce59">
            <text:p>3,301</text:p>
          </table:table-cell>
          <table:table-cell office:value-type="float" office:value="3352" table:style-name="ce59">
            <text:p>3,352</text:p>
          </table:table-cell>
          <table:table-cell office:value-type="float" office:value="3451" table:style-name="ce59">
            <text:p>3,451</text:p>
          </table:table-cell>
          <table:table-cell office:value-type="float" office:value="3503" table:style-name="ce59">
            <text:p>3,503</text:p>
          </table:table-cell>
          <table:table-cell office:value-type="float" office:value="3595" table:style-name="ce60">
            <text:p>3,595</text:p>
          </table:table-cell>
          <table:table-cell office:value-type="float" office:value="18261" table:style-name="ce59">
            <text:p>18,261</text:p>
          </table:table-cell>
          <table:table-cell office:value-type="float" office:value="3586" table:style-name="ce59">
            <text:p>3,586</text:p>
          </table:table-cell>
          <table:table-cell office:value-type="float" office:value="3643" table:style-name="ce59">
            <text:p>3,643</text:p>
          </table:table-cell>
          <table:table-cell office:value-type="float" office:value="3664" table:style-name="ce59">
            <text:p>3,664</text:p>
          </table:table-cell>
          <table:table-cell office:value-type="float" office:value="3568" table:style-name="ce59">
            <text:p>3,568</text:p>
          </table:table-cell>
          <table:table-cell office:value-type="float" office:value="3800" table:style-name="ce60">
            <text:p>3,800</text:p>
          </table:table-cell>
          <table:table-cell office:value-type="float" office:value="19178" table:style-name="ce59">
            <text:p>19,178</text:p>
          </table:table-cell>
          <table:table-cell office:value-type="float" office:value="3722" table:style-name="ce59">
            <text:p>3,722</text:p>
          </table:table-cell>
          <table:table-cell office:value-type="float" office:value="3843" table:style-name="ce59">
            <text:p>3,843</text:p>
          </table:table-cell>
          <table:table-cell office:value-type="float" office:value="3832" table:style-name="ce59">
            <text:p>3,832</text:p>
          </table:table-cell>
          <table:table-cell office:value-type="float" office:value="3993" table:style-name="ce59">
            <text:p>3,993</text:p>
          </table:table-cell>
          <table:table-cell office:value-type="float" office:value="3788" table:style-name="ce60">
            <text:p>3,788</text:p>
          </table:table-cell>
          <table:table-cell office:value-type="float" office:value="17439" table:style-name="ce59">
            <text:p>17,439</text:p>
          </table:table-cell>
          <table:table-cell office:value-type="float" office:value="3707" table:style-name="ce59">
            <text:p>3,707</text:p>
          </table:table-cell>
          <table:table-cell office:value-type="float" office:value="3796" table:style-name="ce59">
            <text:p>3,796</text:p>
          </table:table-cell>
          <table:table-cell office:value-type="float" office:value="3293" table:style-name="ce59">
            <text:p>3,293</text:p>
          </table:table-cell>
          <table:table-cell office:value-type="float" office:value="3312" table:style-name="ce59">
            <text:p>3,312</text:p>
          </table:table-cell>
          <table:table-cell office:value-type="float" office:value="3331" table:style-name="ce60">
            <text:p>3,331</text:p>
          </table:table-cell>
          <table:table-cell office:value-type="float" office:value="15509" table:style-name="ce59">
            <text:p>15,509</text:p>
          </table:table-cell>
          <table:table-cell office:value-type="float" office:value="3315" table:style-name="ce59">
            <text:p>3,315</text:p>
          </table:table-cell>
          <table:table-cell office:value-type="float" office:value="3202" table:style-name="ce59">
            <text:p>3,202</text:p>
          </table:table-cell>
          <table:table-cell office:value-type="float" office:value="2973" table:style-name="ce59">
            <text:p>2,973</text:p>
          </table:table-cell>
          <table:table-cell office:value-type="float" office:value="3097" table:style-name="ce59">
            <text:p>3,097</text:p>
          </table:table-cell>
          <table:table-cell office:value-type="float" office:value="2922" table:style-name="ce60">
            <text:p>2,922</text:p>
          </table:table-cell>
          <table:table-cell office:value-type="float" office:value="10639" table:style-name="ce59">
            <text:p>10,639</text:p>
          </table:table-cell>
          <table:table-cell office:value-type="float" office:value="2463" table:style-name="ce59">
            <text:p>2,463</text:p>
          </table:table-cell>
          <table:table-cell office:value-type="float" office:value="2591" table:style-name="ce59">
            <text:p>2,591</text:p>
          </table:table-cell>
          <table:table-cell office:value-type="float" office:value="2303" table:style-name="ce59">
            <text:p>2,303</text:p>
          </table:table-cell>
          <table:table-cell office:value-type="float" office:value="1759" table:style-name="ce59">
            <text:p>1,759</text:p>
          </table:table-cell>
          <table:table-cell office:value-type="float" office:value="1523" table:style-name="ce60">
            <text:p>1,523</text:p>
          </table:table-cell>
          <table:table-cell office:value-type="float" office:value="9889" table:style-name="ce59">
            <text:p>9,889</text:p>
          </table:table-cell>
          <table:table-cell office:value-type="float" office:value="1858" table:style-name="ce59">
            <text:p>1,858</text:p>
          </table:table-cell>
          <table:table-cell office:value-type="float" office:value="1966" table:style-name="ce59">
            <text:p>1,966</text:p>
          </table:table-cell>
          <table:table-cell office:value-type="float" office:value="1994" table:style-name="ce59">
            <text:p>1,994</text:p>
          </table:table-cell>
          <table:table-cell office:value-type="float" office:value="1994" table:style-name="ce59">
            <text:p>1,994</text:p>
          </table:table-cell>
          <table:table-cell office:value-type="float" office:value="2077" table:style-name="ce60">
            <text:p>2,077</text:p>
          </table:table-cell>
          <table:table-cell office:value-type="float" office:value="8917" table:style-name="ce59">
            <text:p>8,917</text:p>
          </table:table-cell>
          <table:table-cell office:value-type="float" office:value="2035" table:style-name="ce59">
            <text:p>2,035</text:p>
          </table:table-cell>
          <table:table-cell office:value-type="float" office:value="1972" table:style-name="ce59">
            <text:p>1,972</text:p>
          </table:table-cell>
          <table:table-cell office:value-type="float" office:value="1675" table:style-name="ce59">
            <text:p>1,675</text:p>
          </table:table-cell>
          <table:table-cell office:value-type="float" office:value="1730" table:style-name="ce59">
            <text:p>1,730</text:p>
          </table:table-cell>
          <table:table-cell office:value-type="float" office:value="1505" table:style-name="ce60">
            <text:p>1,505</text:p>
          </table:table-cell>
          <table:table-cell office:value-type="float" office:value="5930" table:style-name="ce59">
            <text:p>5,930</text:p>
          </table:table-cell>
          <table:table-cell office:value-type="float" office:value="1453" table:style-name="ce59">
            <text:p>1,453</text:p>
          </table:table-cell>
          <table:table-cell office:value-type="float" office:value="1366" table:style-name="ce59">
            <text:p>1,366</text:p>
          </table:table-cell>
          <table:table-cell office:value-type="float" office:value="1167" table:style-name="ce59">
            <text:p>1,167</text:p>
          </table:table-cell>
          <table:table-cell office:value-type="float" office:value="1066" table:style-name="ce59">
            <text:p>1,066</text:p>
          </table:table-cell>
          <table:table-cell office:value-type="float" office:value="878" table:style-name="ce60">
            <text:p>878</text:p>
          </table:table-cell>
          <table:table-cell office:value-type="float" office:value="2459" table:style-name="ce59">
            <text:p>2,459</text:p>
          </table:table-cell>
          <table:table-cell office:value-type="float" office:value="786" table:style-name="ce59">
            <text:p>786</text:p>
          </table:table-cell>
          <table:table-cell office:value-type="float" office:value="589" table:style-name="ce59">
            <text:p>589</text:p>
          </table:table-cell>
          <table:table-cell office:value-type="float" office:value="480" table:style-name="ce59">
            <text:p>480</text:p>
          </table:table-cell>
          <table:table-cell office:value-type="float" office:value="336" table:style-name="ce59">
            <text:p>336</text:p>
          </table:table-cell>
          <table:table-cell office:value-type="float" office:value="268" table:style-name="ce60">
            <text:p>268</text:p>
          </table:table-cell>
          <table:table-cell office:value-type="float" office:value="491" table:style-name="ce59">
            <text:p>491</text:p>
          </table:table-cell>
          <table:table-cell office:value-type="float" office:value="152" table:style-name="ce59">
            <text:p>152</text:p>
          </table:table-cell>
          <table:table-cell office:value-type="float" office:value="133" table:style-name="ce59">
            <text:p>133</text:p>
          </table:table-cell>
          <table:table-cell office:value-type="float" office:value="88" table:style-name="ce59">
            <text:p>88</text:p>
          </table:table-cell>
          <table:table-cell office:value-type="float" office:value="68" table:style-name="ce59">
            <text:p>68</text:p>
          </table:table-cell>
          <table:table-cell office:value-type="float" office:value="50" table:style-name="ce60">
            <text:p>50</text:p>
          </table:table-cell>
          <table:table-cell office:value-type="float" office:value="61" table:style-name="ce59">
            <text:p>6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815789" table:style-name="ce52">
            <text:p>815,789</text:p>
          </table:table-cell>
          <table:table-cell office:value-type="float" office:value="25522" table:style-name="ce52">
            <text:p>25,522</text:p>
          </table:table-cell>
          <table:table-cell office:value-type="float" office:value="4454" table:style-name="ce52">
            <text:p>4,454</text:p>
          </table:table-cell>
          <table:table-cell office:value-type="float" office:value="4717" table:style-name="ce52">
            <text:p>4,717</text:p>
          </table:table-cell>
          <table:table-cell office:value-type="float" office:value="5144" table:style-name="ce52">
            <text:p>5,144</text:p>
          </table:table-cell>
          <table:table-cell office:value-type="float" office:value="5567" table:style-name="ce52">
            <text:p>5,567</text:p>
          </table:table-cell>
          <table:table-cell office:value-type="float" office:value="5640" table:style-name="ce52">
            <text:p>5,640</text:p>
          </table:table-cell>
          <table:table-cell office:value-type="float" office:value="29116" table:style-name="ce52">
            <text:p>29,116</text:p>
          </table:table-cell>
          <table:table-cell office:value-type="float" office:value="5934" table:style-name="ce52">
            <text:p>5,934</text:p>
          </table:table-cell>
          <table:table-cell office:value-type="float" office:value="5596" table:style-name="ce52">
            <text:p>5,596</text:p>
          </table:table-cell>
          <table:table-cell office:value-type="float" office:value="6271" table:style-name="ce52">
            <text:p>6,271</text:p>
          </table:table-cell>
          <table:table-cell office:value-type="float" office:value="6057" table:style-name="ce52">
            <text:p>6,057</text:p>
          </table:table-cell>
          <table:table-cell office:value-type="float" office:value="5258" table:style-name="ce53">
            <text:p>5,258</text:p>
          </table:table-cell>
          <table:table-cell office:value-type="float" office:value="30702" table:style-name="ce52">
            <text:p>30,702</text:p>
          </table:table-cell>
          <table:table-cell office:value-type="float" office:value="5470" table:style-name="ce52">
            <text:p>5,470</text:p>
          </table:table-cell>
          <table:table-cell office:value-type="float" office:value="5881" table:style-name="ce52">
            <text:p>5,881</text:p>
          </table:table-cell>
          <table:table-cell office:value-type="float" office:value="6103" table:style-name="ce52">
            <text:p>6,103</text:p>
          </table:table-cell>
          <table:table-cell office:value-type="float" office:value="6523" table:style-name="ce52">
            <text:p>6,523</text:p>
          </table:table-cell>
          <table:table-cell office:value-type="float" office:value="6725" table:style-name="ce53">
            <text:p>6,725</text:p>
          </table:table-cell>
          <table:table-cell office:value-type="float" office:value="41262" table:style-name="ce52">
            <text:p>41,262</text:p>
          </table:table-cell>
          <table:table-cell office:value-type="float" office:value="6915" table:style-name="ce52">
            <text:p>6,915</text:p>
          </table:table-cell>
          <table:table-cell office:value-type="float" office:value="7329" table:style-name="ce52">
            <text:p>7,329</text:p>
          </table:table-cell>
          <table:table-cell office:value-type="float" office:value="8186" table:style-name="ce52">
            <text:p>8,186</text:p>
          </table:table-cell>
          <table:table-cell office:value-type="float" office:value="8717" table:style-name="ce52">
            <text:p>8,717</text:p>
          </table:table-cell>
          <table:table-cell office:value-type="float" office:value="10115" table:style-name="ce53">
            <text:p>10,115</text:p>
          </table:table-cell>
          <table:table-cell office:value-type="float" office:value="55303" table:style-name="ce52">
            <text:p>55,303</text:p>
          </table:table-cell>
          <table:table-cell office:value-type="float" office:value="10182" table:style-name="ce52">
            <text:p>10,182</text:p>
          </table:table-cell>
          <table:table-cell office:value-type="float" office:value="9805" table:style-name="ce52">
            <text:p>9,805</text:p>
          </table:table-cell>
          <table:table-cell office:value-type="float" office:value="11161" table:style-name="ce52">
            <text:p>11,161</text:p>
          </table:table-cell>
          <table:table-cell office:value-type="float" office:value="12028" table:style-name="ce52">
            <text:p>12,028</text:p>
          </table:table-cell>
          <table:table-cell office:value-type="float" office:value="12127" table:style-name="ce53">
            <text:p>12,127</text:p>
          </table:table-cell>
          <table:table-cell office:value-type="float" office:value="57622" table:style-name="ce52">
            <text:p>57,622</text:p>
          </table:table-cell>
          <table:table-cell office:value-type="float" office:value="12141" table:style-name="ce52">
            <text:p>12,141</text:p>
          </table:table-cell>
          <table:table-cell office:value-type="float" office:value="11611" table:style-name="ce52">
            <text:p>11,611</text:p>
          </table:table-cell>
          <table:table-cell office:value-type="float" office:value="11641" table:style-name="ce52">
            <text:p>11,641</text:p>
          </table:table-cell>
          <table:table-cell office:value-type="float" office:value="11211" table:style-name="ce52">
            <text:p>11,211</text:p>
          </table:table-cell>
          <table:table-cell office:value-type="float" office:value="11018" table:style-name="ce53">
            <text:p>11,018</text:p>
          </table:table-cell>
          <table:table-cell office:value-type="float" office:value="52494" table:style-name="ce52">
            <text:p>52,494</text:p>
          </table:table-cell>
          <table:table-cell office:value-type="float" office:value="10830" table:style-name="ce52">
            <text:p>10,830</text:p>
          </table:table-cell>
          <table:table-cell office:value-type="float" office:value="10830" table:style-name="ce52">
            <text:p>10,830</text:p>
          </table:table-cell>
          <table:table-cell office:value-type="float" office:value="10510" table:style-name="ce52">
            <text:p>10,510</text:p>
          </table:table-cell>
          <table:table-cell office:value-type="float" office:value="9954" table:style-name="ce52">
            <text:p>9,954</text:p>
          </table:table-cell>
          <table:table-cell office:value-type="float" office:value="10370" table:style-name="ce53">
            <text:p>10,370</text:p>
          </table:table-cell>
          <table:table-cell office:value-type="float" office:value="60386" table:style-name="ce52">
            <text:p>60,386</text:p>
          </table:table-cell>
          <table:table-cell office:value-type="float" office:value="11127" table:style-name="ce52">
            <text:p>11,127</text:p>
          </table:table-cell>
          <table:table-cell office:value-type="float" office:value="11682" table:style-name="ce52">
            <text:p>11,682</text:p>
          </table:table-cell>
          <table:table-cell office:value-type="float" office:value="12363" table:style-name="ce52">
            <text:p>12,363</text:p>
          </table:table-cell>
          <table:table-cell office:value-type="float" office:value="12482" table:style-name="ce52">
            <text:p>12,482</text:p>
          </table:table-cell>
          <table:table-cell office:value-type="float" office:value="12732" table:style-name="ce53">
            <text:p>12,732</text:p>
          </table:table-cell>
          <table:table-cell office:value-type="float" office:value="64632" table:style-name="ce52">
            <text:p>64,632</text:p>
          </table:table-cell>
          <table:table-cell office:value-type="float" office:value="13239" table:style-name="ce52">
            <text:p>13,239</text:p>
          </table:table-cell>
          <table:table-cell office:value-type="float" office:value="13005" table:style-name="ce52">
            <text:p>13,005</text:p>
          </table:table-cell>
          <table:table-cell office:value-type="float" office:value="12759" table:style-name="ce52">
            <text:p>12,759</text:p>
          </table:table-cell>
          <table:table-cell office:value-type="float" office:value="13216" table:style-name="ce52">
            <text:p>13,216</text:p>
          </table:table-cell>
          <table:table-cell office:value-type="float" office:value="12413" table:style-name="ce53">
            <text:p>12,413</text:p>
          </table:table-cell>
          <table:table-cell office:value-type="float" office:value="59564" table:style-name="ce52">
            <text:p>59,564</text:p>
          </table:table-cell>
          <table:table-cell office:value-type="float" office:value="11573" table:style-name="ce52">
            <text:p>11,573</text:p>
          </table:table-cell>
          <table:table-cell office:value-type="float" office:value="11496" table:style-name="ce52">
            <text:p>11,496</text:p>
          </table:table-cell>
          <table:table-cell office:value-type="float" office:value="11604" table:style-name="ce52">
            <text:p>11,604</text:p>
          </table:table-cell>
          <table:table-cell office:value-type="float" office:value="12211" table:style-name="ce52">
            <text:p>12,211</text:p>
          </table:table-cell>
          <table:table-cell office:value-type="float" office:value="12680" table:style-name="ce53">
            <text:p>12,680</text:p>
          </table:table-cell>
          <table:table-cell office:value-type="float" office:value="65546" table:style-name="ce52">
            <text:p>65,546</text:p>
          </table:table-cell>
          <table:table-cell office:value-type="float" office:value="12841" table:style-name="ce52">
            <text:p>12,841</text:p>
          </table:table-cell>
          <table:table-cell office:value-type="float" office:value="12901" table:style-name="ce52">
            <text:p>12,901</text:p>
          </table:table-cell>
          <table:table-cell office:value-type="float" office:value="13176" table:style-name="ce52">
            <text:p>13,176</text:p>
          </table:table-cell>
          <table:table-cell office:value-type="float" office:value="13184" table:style-name="ce52">
            <text:p>13,184</text:p>
          </table:table-cell>
          <table:table-cell office:value-type="float" office:value="13444" table:style-name="ce53">
            <text:p>13,444</text:p>
          </table:table-cell>
          <table:table-cell office:value-type="float" office:value="67879" table:style-name="ce52">
            <text:p>67,879</text:p>
          </table:table-cell>
          <table:table-cell office:value-type="float" office:value="13583" table:style-name="ce52">
            <text:p>13,583</text:p>
          </table:table-cell>
          <table:table-cell office:value-type="float" office:value="13654" table:style-name="ce52">
            <text:p>13,654</text:p>
          </table:table-cell>
          <table:table-cell office:value-type="float" office:value="13389" table:style-name="ce52">
            <text:p>13,389</text:p>
          </table:table-cell>
          <table:table-cell office:value-type="float" office:value="14059" table:style-name="ce52">
            <text:p>14,059</text:p>
          </table:table-cell>
          <table:table-cell office:value-type="float" office:value="13194" table:style-name="ce53">
            <text:p>13,194</text:p>
          </table:table-cell>
          <table:table-cell office:value-type="float" office:value="62158" table:style-name="ce52">
            <text:p>62,158</text:p>
          </table:table-cell>
          <table:table-cell office:value-type="float" office:value="13275" table:style-name="ce52">
            <text:p>13,275</text:p>
          </table:table-cell>
          <table:table-cell office:value-type="float" office:value="13055" table:style-name="ce52">
            <text:p>13,055</text:p>
          </table:table-cell>
          <table:table-cell office:value-type="float" office:value="12050" table:style-name="ce52">
            <text:p>12,050</text:p>
          </table:table-cell>
          <table:table-cell office:value-type="float" office:value="11986" table:style-name="ce52">
            <text:p>11,986</text:p>
          </table:table-cell>
          <table:table-cell office:value-type="float" office:value="11792" table:style-name="ce53">
            <text:p>11,792</text:p>
          </table:table-cell>
          <table:table-cell office:value-type="float" office:value="52375" table:style-name="ce52">
            <text:p>52,375</text:p>
          </table:table-cell>
          <table:table-cell office:value-type="float" office:value="11411" table:style-name="ce52">
            <text:p>11,411</text:p>
          </table:table-cell>
          <table:table-cell office:value-type="float" office:value="10955" table:style-name="ce52">
            <text:p>10,955</text:p>
          </table:table-cell>
          <table:table-cell office:value-type="float" office:value="10132" table:style-name="ce52">
            <text:p>10,132</text:p>
          </table:table-cell>
          <table:table-cell office:value-type="float" office:value="10163" table:style-name="ce52">
            <text:p>10,163</text:p>
          </table:table-cell>
          <table:table-cell office:value-type="float" office:value="9714" table:style-name="ce53">
            <text:p>9,714</text:p>
          </table:table-cell>
          <table:table-cell office:value-type="float" office:value="32034" table:style-name="ce52">
            <text:p>32,034</text:p>
          </table:table-cell>
          <table:table-cell office:value-type="float" office:value="7861" table:style-name="ce52">
            <text:p>7,861</text:p>
          </table:table-cell>
          <table:table-cell office:value-type="float" office:value="7603" table:style-name="ce52">
            <text:p>7,603</text:p>
          </table:table-cell>
          <table:table-cell office:value-type="float" office:value="7065" table:style-name="ce52">
            <text:p>7,065</text:p>
          </table:table-cell>
          <table:table-cell office:value-type="float" office:value="5265" table:style-name="ce52">
            <text:p>5,265</text:p>
          </table:table-cell>
          <table:table-cell office:value-type="float" office:value="4240" table:style-name="ce53">
            <text:p>4,240</text:p>
          </table:table-cell>
          <table:table-cell office:value-type="float" office:value="25046" table:style-name="ce52">
            <text:p>25,046</text:p>
          </table:table-cell>
          <table:table-cell office:value-type="float" office:value="4854" table:style-name="ce52">
            <text:p>4,854</text:p>
          </table:table-cell>
          <table:table-cell office:value-type="float" office:value="5210" table:style-name="ce52">
            <text:p>5,210</text:p>
          </table:table-cell>
          <table:table-cell office:value-type="float" office:value="4971" table:style-name="ce52">
            <text:p>4,971</text:p>
          </table:table-cell>
          <table:table-cell office:value-type="float" office:value="5058" table:style-name="ce52">
            <text:p>5,058</text:p>
          </table:table-cell>
          <table:table-cell office:value-type="float" office:value="4953" table:style-name="ce53">
            <text:p>4,953</text:p>
          </table:table-cell>
          <table:table-cell office:value-type="float" office:value="19011" table:style-name="ce52">
            <text:p>19,011</text:p>
          </table:table-cell>
          <table:table-cell office:value-type="float" office:value="4473" table:style-name="ce52">
            <text:p>4,473</text:p>
          </table:table-cell>
          <table:table-cell office:value-type="float" office:value="4181" table:style-name="ce52">
            <text:p>4,181</text:p>
          </table:table-cell>
          <table:table-cell office:value-type="float" office:value="3803" table:style-name="ce52">
            <text:p>3,803</text:p>
          </table:table-cell>
          <table:table-cell office:value-type="float" office:value="3503" table:style-name="ce52">
            <text:p>3,503</text:p>
          </table:table-cell>
          <table:table-cell office:value-type="float" office:value="3051" table:style-name="ce53">
            <text:p>3,051</text:p>
          </table:table-cell>
          <table:table-cell office:value-type="float" office:value="10346" table:style-name="ce52">
            <text:p>10,346</text:p>
          </table:table-cell>
          <table:table-cell office:value-type="float" office:value="2771" table:style-name="ce52">
            <text:p>2,771</text:p>
          </table:table-cell>
          <table:table-cell office:value-type="float" office:value="2302" table:style-name="ce52">
            <text:p>2,302</text:p>
          </table:table-cell>
          <table:table-cell office:value-type="float" office:value="2026" table:style-name="ce52">
            <text:p>2,026</text:p>
          </table:table-cell>
          <table:table-cell office:value-type="float" office:value="1689" table:style-name="ce52">
            <text:p>1,689</text:p>
          </table:table-cell>
          <table:table-cell office:value-type="float" office:value="1558" table:style-name="ce53">
            <text:p>1,558</text:p>
          </table:table-cell>
          <table:table-cell office:value-type="float" office:value="3988" table:style-name="ce52">
            <text:p>3,988</text:p>
          </table:table-cell>
          <table:table-cell office:value-type="float" office:value="1280" table:style-name="ce52">
            <text:p>1,280</text:p>
          </table:table-cell>
          <table:table-cell office:value-type="float" office:value="979" table:style-name="ce52">
            <text:p>979</text:p>
          </table:table-cell>
          <table:table-cell office:value-type="float" office:value="728" table:style-name="ce52">
            <text:p>728</text:p>
          </table:table-cell>
          <table:table-cell office:value-type="float" office:value="592" table:style-name="ce52">
            <text:p>592</text:p>
          </table:table-cell>
          <table:table-cell office:value-type="float" office:value="409" table:style-name="ce53">
            <text:p>409</text:p>
          </table:table-cell>
          <table:table-cell office:value-type="float" office:value="704" table:style-name="ce52">
            <text:p>704</text:p>
          </table:table-cell>
          <table:table-cell office:value-type="float" office:value="255" table:style-name="ce52">
            <text:p>255</text:p>
          </table:table-cell>
          <table:table-cell office:value-type="float" office:value="208" table:style-name="ce52">
            <text:p>208</text:p>
          </table:table-cell>
          <table:table-cell office:value-type="float" office:value="113" table:style-name="ce52">
            <text:p>113</text:p>
          </table:table-cell>
          <table:table-cell office:value-type="float" office:value="86" table:style-name="ce52">
            <text:p>86</text:p>
          </table:table-cell>
          <table:table-cell office:value-type="float" office:value="42" table:style-name="ce53">
            <text:p>42</text:p>
          </table:table-cell>
          <table:table-cell office:value-type="float" office:value="99" table:style-name="ce52">
            <text:p>99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屏東縣</text:p>
          </table:table-cell>
          <table:table-cell office:value-type="string" table:style-name="ce50">
            <text:p>男</text:p>
          </table:table-cell>
          <table:table-cell office:value-type="float" office:value="415818" table:style-name="ce52">
            <text:p>415,818</text:p>
          </table:table-cell>
          <table:table-cell office:value-type="float" office:value="13269" table:style-name="ce52">
            <text:p>13,269</text:p>
          </table:table-cell>
          <table:table-cell office:value-type="float" office:value="2343" table:style-name="ce52">
            <text:p>2,343</text:p>
          </table:table-cell>
          <table:table-cell office:value-type="float" office:value="2359" table:style-name="ce52">
            <text:p>2,359</text:p>
          </table:table-cell>
          <table:table-cell office:value-type="float" office:value="2672" table:style-name="ce52">
            <text:p>2,672</text:p>
          </table:table-cell>
          <table:table-cell office:value-type="float" office:value="2958" table:style-name="ce52">
            <text:p>2,958</text:p>
          </table:table-cell>
          <table:table-cell office:value-type="float" office:value="2937" table:style-name="ce52">
            <text:p>2,937</text:p>
          </table:table-cell>
          <table:table-cell office:value-type="float" office:value="15134" table:style-name="ce52">
            <text:p>15,134</text:p>
          </table:table-cell>
          <table:table-cell office:value-type="float" office:value="3074" table:style-name="ce52">
            <text:p>3,074</text:p>
          </table:table-cell>
          <table:table-cell office:value-type="float" office:value="2865" table:style-name="ce52">
            <text:p>2,865</text:p>
          </table:table-cell>
          <table:table-cell office:value-type="float" office:value="3273" table:style-name="ce52">
            <text:p>3,273</text:p>
          </table:table-cell>
          <table:table-cell office:value-type="float" office:value="3152" table:style-name="ce52">
            <text:p>3,152</text:p>
          </table:table-cell>
          <table:table-cell office:value-type="float" office:value="2770" table:style-name="ce53">
            <text:p>2,770</text:p>
          </table:table-cell>
          <table:table-cell office:value-type="float" office:value="16104" table:style-name="ce52">
            <text:p>16,104</text:p>
          </table:table-cell>
          <table:table-cell office:value-type="float" office:value="2876" table:style-name="ce52">
            <text:p>2,876</text:p>
          </table:table-cell>
          <table:table-cell office:value-type="float" office:value="3053" table:style-name="ce52">
            <text:p>3,053</text:p>
          </table:table-cell>
          <table:table-cell office:value-type="float" office:value="3243" table:style-name="ce52">
            <text:p>3,243</text:p>
          </table:table-cell>
          <table:table-cell office:value-type="float" office:value="3363" table:style-name="ce52">
            <text:p>3,363</text:p>
          </table:table-cell>
          <table:table-cell office:value-type="float" office:value="3569" table:style-name="ce53">
            <text:p>3,569</text:p>
          </table:table-cell>
          <table:table-cell office:value-type="float" office:value="21432" table:style-name="ce52">
            <text:p>21,432</text:p>
          </table:table-cell>
          <table:table-cell office:value-type="float" office:value="3582" table:style-name="ce52">
            <text:p>3,582</text:p>
          </table:table-cell>
          <table:table-cell office:value-type="float" office:value="3885" table:style-name="ce52">
            <text:p>3,885</text:p>
          </table:table-cell>
          <table:table-cell office:value-type="float" office:value="4256" table:style-name="ce52">
            <text:p>4,256</text:p>
          </table:table-cell>
          <table:table-cell office:value-type="float" office:value="4443" table:style-name="ce52">
            <text:p>4,443</text:p>
          </table:table-cell>
          <table:table-cell office:value-type="float" office:value="5266" table:style-name="ce53">
            <text:p>5,266</text:p>
          </table:table-cell>
          <table:table-cell office:value-type="float" office:value="29094" table:style-name="ce52">
            <text:p>29,094</text:p>
          </table:table-cell>
          <table:table-cell office:value-type="float" office:value="5349" table:style-name="ce52">
            <text:p>5,349</text:p>
          </table:table-cell>
          <table:table-cell office:value-type="float" office:value="5133" table:style-name="ce52">
            <text:p>5,133</text:p>
          </table:table-cell>
          <table:table-cell office:value-type="float" office:value="5844" table:style-name="ce52">
            <text:p>5,844</text:p>
          </table:table-cell>
          <table:table-cell office:value-type="float" office:value="6401" table:style-name="ce52">
            <text:p>6,401</text:p>
          </table:table-cell>
          <table:table-cell office:value-type="float" office:value="6367" table:style-name="ce53">
            <text:p>6,367</text:p>
          </table:table-cell>
          <table:table-cell office:value-type="float" office:value="30400" table:style-name="ce52">
            <text:p>30,400</text:p>
          </table:table-cell>
          <table:table-cell office:value-type="float" office:value="6364" table:style-name="ce52">
            <text:p>6,364</text:p>
          </table:table-cell>
          <table:table-cell office:value-type="float" office:value="6118" table:style-name="ce52">
            <text:p>6,118</text:p>
          </table:table-cell>
          <table:table-cell office:value-type="float" office:value="6077" table:style-name="ce52">
            <text:p>6,077</text:p>
          </table:table-cell>
          <table:table-cell office:value-type="float" office:value="5946" table:style-name="ce52">
            <text:p>5,946</text:p>
          </table:table-cell>
          <table:table-cell office:value-type="float" office:value="5895" table:style-name="ce53">
            <text:p>5,895</text:p>
          </table:table-cell>
          <table:table-cell office:value-type="float" office:value="27944" table:style-name="ce52">
            <text:p>27,944</text:p>
          </table:table-cell>
          <table:table-cell office:value-type="float" office:value="5649" table:style-name="ce52">
            <text:p>5,649</text:p>
          </table:table-cell>
          <table:table-cell office:value-type="float" office:value="5782" table:style-name="ce52">
            <text:p>5,782</text:p>
          </table:table-cell>
          <table:table-cell office:value-type="float" office:value="5681" table:style-name="ce52">
            <text:p>5,681</text:p>
          </table:table-cell>
          <table:table-cell office:value-type="float" office:value="5324" table:style-name="ce52">
            <text:p>5,324</text:p>
          </table:table-cell>
          <table:table-cell office:value-type="float" office:value="5508" table:style-name="ce53">
            <text:p>5,508</text:p>
          </table:table-cell>
          <table:table-cell office:value-type="float" office:value="31523" table:style-name="ce52">
            <text:p>31,523</text:p>
          </table:table-cell>
          <table:table-cell office:value-type="float" office:value="5846" table:style-name="ce52">
            <text:p>5,846</text:p>
          </table:table-cell>
          <table:table-cell office:value-type="float" office:value="6174" table:style-name="ce52">
            <text:p>6,174</text:p>
          </table:table-cell>
          <table:table-cell office:value-type="float" office:value="6362" table:style-name="ce52">
            <text:p>6,362</text:p>
          </table:table-cell>
          <table:table-cell office:value-type="float" office:value="6488" table:style-name="ce52">
            <text:p>6,488</text:p>
          </table:table-cell>
          <table:table-cell office:value-type="float" office:value="6653" table:style-name="ce53">
            <text:p>6,653</text:p>
          </table:table-cell>
          <table:table-cell office:value-type="float" office:value="33302" table:style-name="ce52">
            <text:p>33,302</text:p>
          </table:table-cell>
          <table:table-cell office:value-type="float" office:value="6824" table:style-name="ce52">
            <text:p>6,824</text:p>
          </table:table-cell>
          <table:table-cell office:value-type="float" office:value="6745" table:style-name="ce52">
            <text:p>6,745</text:p>
          </table:table-cell>
          <table:table-cell office:value-type="float" office:value="6531" table:style-name="ce52">
            <text:p>6,531</text:p>
          </table:table-cell>
          <table:table-cell office:value-type="float" office:value="6825" table:style-name="ce52">
            <text:p>6,825</text:p>
          </table:table-cell>
          <table:table-cell office:value-type="float" office:value="6377" table:style-name="ce53">
            <text:p>6,377</text:p>
          </table:table-cell>
          <table:table-cell office:value-type="float" office:value="30463" table:style-name="ce52">
            <text:p>30,463</text:p>
          </table:table-cell>
          <table:table-cell office:value-type="float" office:value="5931" table:style-name="ce52">
            <text:p>5,931</text:p>
          </table:table-cell>
          <table:table-cell office:value-type="float" office:value="5854" table:style-name="ce52">
            <text:p>5,854</text:p>
          </table:table-cell>
          <table:table-cell office:value-type="float" office:value="5904" table:style-name="ce52">
            <text:p>5,904</text:p>
          </table:table-cell>
          <table:table-cell office:value-type="float" office:value="6240" table:style-name="ce52">
            <text:p>6,240</text:p>
          </table:table-cell>
          <table:table-cell office:value-type="float" office:value="6534" table:style-name="ce53">
            <text:p>6,534</text:p>
          </table:table-cell>
          <table:table-cell office:value-type="float" office:value="34135" table:style-name="ce52">
            <text:p>34,135</text:p>
          </table:table-cell>
          <table:table-cell office:value-type="float" office:value="6530" table:style-name="ce52">
            <text:p>6,530</text:p>
          </table:table-cell>
          <table:table-cell office:value-type="float" office:value="6617" table:style-name="ce52">
            <text:p>6,617</text:p>
          </table:table-cell>
          <table:table-cell office:value-type="float" office:value="6990" table:style-name="ce52">
            <text:p>6,990</text:p>
          </table:table-cell>
          <table:table-cell office:value-type="float" office:value="7019" table:style-name="ce52">
            <text:p>7,019</text:p>
          </table:table-cell>
          <table:table-cell office:value-type="float" office:value="6979" table:style-name="ce53">
            <text:p>6,979</text:p>
          </table:table-cell>
          <table:table-cell office:value-type="float" office:value="34905" table:style-name="ce52">
            <text:p>34,905</text:p>
          </table:table-cell>
          <table:table-cell office:value-type="float" office:value="7038" table:style-name="ce52">
            <text:p>7,038</text:p>
          </table:table-cell>
          <table:table-cell office:value-type="float" office:value="7068" table:style-name="ce52">
            <text:p>7,068</text:p>
          </table:table-cell>
          <table:table-cell office:value-type="float" office:value="6848" table:style-name="ce52">
            <text:p>6,848</text:p>
          </table:table-cell>
          <table:table-cell office:value-type="float" office:value="7213" table:style-name="ce52">
            <text:p>7,213</text:p>
          </table:table-cell>
          <table:table-cell office:value-type="float" office:value="6738" table:style-name="ce53">
            <text:p>6,738</text:p>
          </table:table-cell>
          <table:table-cell office:value-type="float" office:value="30941" table:style-name="ce52">
            <text:p>30,941</text:p>
          </table:table-cell>
          <table:table-cell office:value-type="float" office:value="6707" table:style-name="ce52">
            <text:p>6,707</text:p>
          </table:table-cell>
          <table:table-cell office:value-type="float" office:value="6606" table:style-name="ce52">
            <text:p>6,606</text:p>
          </table:table-cell>
          <table:table-cell office:value-type="float" office:value="5924" table:style-name="ce52">
            <text:p>5,924</text:p>
          </table:table-cell>
          <table:table-cell office:value-type="float" office:value="5901" table:style-name="ce52">
            <text:p>5,901</text:p>
          </table:table-cell>
          <table:table-cell office:value-type="float" office:value="5803" table:style-name="ce53">
            <text:p>5,803</text:p>
          </table:table-cell>
          <table:table-cell office:value-type="float" office:value="25780" table:style-name="ce52">
            <text:p>25,780</text:p>
          </table:table-cell>
          <table:table-cell office:value-type="float" office:value="5629" table:style-name="ce52">
            <text:p>5,629</text:p>
          </table:table-cell>
          <table:table-cell office:value-type="float" office:value="5414" table:style-name="ce52">
            <text:p>5,414</text:p>
          </table:table-cell>
          <table:table-cell office:value-type="float" office:value="4946" table:style-name="ce52">
            <text:p>4,946</text:p>
          </table:table-cell>
          <table:table-cell office:value-type="float" office:value="5031" table:style-name="ce52">
            <text:p>5,031</text:p>
          </table:table-cell>
          <table:table-cell office:value-type="float" office:value="4760" table:style-name="ce53">
            <text:p>4,760</text:p>
          </table:table-cell>
          <table:table-cell office:value-type="float" office:value="15168" table:style-name="ce52">
            <text:p>15,168</text:p>
          </table:table-cell>
          <table:table-cell office:value-type="float" office:value="3790" table:style-name="ce52">
            <text:p>3,790</text:p>
          </table:table-cell>
          <table:table-cell office:value-type="float" office:value="3606" table:style-name="ce52">
            <text:p>3,606</text:p>
          </table:table-cell>
          <table:table-cell office:value-type="float" office:value="3405" table:style-name="ce52">
            <text:p>3,405</text:p>
          </table:table-cell>
          <table:table-cell office:value-type="float" office:value="2416" table:style-name="ce52">
            <text:p>2,416</text:p>
          </table:table-cell>
          <table:table-cell office:value-type="float" office:value="1951" table:style-name="ce53">
            <text:p>1,951</text:p>
          </table:table-cell>
          <table:table-cell office:value-type="float" office:value="11498" table:style-name="ce52">
            <text:p>11,498</text:p>
          </table:table-cell>
          <table:table-cell office:value-type="float" office:value="2230" table:style-name="ce52">
            <text:p>2,230</text:p>
          </table:table-cell>
          <table:table-cell office:value-type="float" office:value="2438" table:style-name="ce52">
            <text:p>2,438</text:p>
          </table:table-cell>
          <table:table-cell office:value-type="float" office:value="2287" table:style-name="ce52">
            <text:p>2,287</text:p>
          </table:table-cell>
          <table:table-cell office:value-type="float" office:value="2315" table:style-name="ce52">
            <text:p>2,315</text:p>
          </table:table-cell>
          <table:table-cell office:value-type="float" office:value="2228" table:style-name="ce53">
            <text:p>2,228</text:p>
          </table:table-cell>
          <table:table-cell office:value-type="float" office:value="8400" table:style-name="ce52">
            <text:p>8,400</text:p>
          </table:table-cell>
          <table:table-cell office:value-type="float" office:value="2048" table:style-name="ce52">
            <text:p>2,048</text:p>
          </table:table-cell>
          <table:table-cell office:value-type="float" office:value="1865" table:style-name="ce52">
            <text:p>1,865</text:p>
          </table:table-cell>
          <table:table-cell office:value-type="float" office:value="1697" table:style-name="ce52">
            <text:p>1,697</text:p>
          </table:table-cell>
          <table:table-cell office:value-type="float" office:value="1514" table:style-name="ce52">
            <text:p>1,514</text:p>
          </table:table-cell>
          <table:table-cell office:value-type="float" office:value="1276" table:style-name="ce53">
            <text:p>1,276</text:p>
          </table:table-cell>
          <table:table-cell office:value-type="float" office:value="4316" table:style-name="ce52">
            <text:p>4,316</text:p>
          </table:table-cell>
          <table:table-cell office:value-type="float" office:value="1126" table:style-name="ce52">
            <text:p>1,126</text:p>
          </table:table-cell>
          <table:table-cell office:value-type="float" office:value="968" table:style-name="ce52">
            <text:p>968</text:p>
          </table:table-cell>
          <table:table-cell office:value-type="float" office:value="861" table:style-name="ce52">
            <text:p>861</text:p>
          </table:table-cell>
          <table:table-cell office:value-type="float" office:value="659" table:style-name="ce52">
            <text:p>659</text:p>
          </table:table-cell>
          <table:table-cell office:value-type="float" office:value="702" table:style-name="ce53">
            <text:p>702</text:p>
          </table:table-cell>
          <table:table-cell office:value-type="float" office:value="1670" table:style-name="ce52">
            <text:p>1,670</text:p>
          </table:table-cell>
          <table:table-cell office:value-type="float" office:value="509" table:style-name="ce52">
            <text:p>509</text:p>
          </table:table-cell>
          <table:table-cell office:value-type="float" office:value="412" table:style-name="ce52">
            <text:p>412</text:p>
          </table:table-cell>
          <table:table-cell office:value-type="float" office:value="312" table:style-name="ce52">
            <text:p>312</text:p>
          </table:table-cell>
          <table:table-cell office:value-type="float" office:value="259" table:style-name="ce52">
            <text:p>259</text:p>
          </table:table-cell>
          <table:table-cell office:value-type="float" office:value="178" table:style-name="ce53">
            <text:p>178</text:p>
          </table:table-cell>
          <table:table-cell office:value-type="float" office:value="291" table:style-name="ce52">
            <text:p>291</text:p>
          </table:table-cell>
          <table:table-cell office:value-type="float" office:value="113" table:style-name="ce52">
            <text:p>113</text:p>
          </table:table-cell>
          <table:table-cell office:value-type="float" office:value="77" table:style-name="ce52">
            <text:p>77</text:p>
          </table:table-cell>
          <table:table-cell office:value-type="float" office:value="53" table:style-name="ce52">
            <text:p>53</text:p>
          </table:table-cell>
          <table:table-cell office:value-type="float" office:value="33" table:style-name="ce52">
            <text:p>33</text:p>
          </table:table-cell>
          <table:table-cell office:value-type="float" office:value="15" table:style-name="ce53">
            <text:p>15</text:p>
          </table:table-cell>
          <table:table-cell office:value-type="float" office:value="49" table:style-name="ce52">
            <text:p>4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399971" table:style-name="ce57">
            <text:p>399,971</text:p>
          </table:table-cell>
          <table:table-cell office:value-type="float" office:value="12253" table:style-name="ce58">
            <text:p>12,253</text:p>
          </table:table-cell>
          <table:table-cell office:value-type="float" office:value="2111" table:style-name="ce57">
            <text:p>2,111</text:p>
          </table:table-cell>
          <table:table-cell office:value-type="float" office:value="2358" table:style-name="ce57">
            <text:p>2,358</text:p>
          </table:table-cell>
          <table:table-cell office:value-type="float" office:value="2472" table:style-name="ce57">
            <text:p>2,472</text:p>
          </table:table-cell>
          <table:table-cell office:value-type="float" office:value="2609" table:style-name="ce57">
            <text:p>2,609</text:p>
          </table:table-cell>
          <table:table-cell office:value-type="float" office:value="2703" table:style-name="ce57">
            <text:p>2,703</text:p>
          </table:table-cell>
          <table:table-cell office:value-type="float" office:value="13982" table:style-name="ce57">
            <text:p>13,982</text:p>
          </table:table-cell>
          <table:table-cell office:value-type="float" office:value="2860" table:style-name="ce57">
            <text:p>2,860</text:p>
          </table:table-cell>
          <table:table-cell office:value-type="float" office:value="2731" table:style-name="ce57">
            <text:p>2,731</text:p>
          </table:table-cell>
          <table:table-cell office:value-type="float" office:value="2998" table:style-name="ce57">
            <text:p>2,998</text:p>
          </table:table-cell>
          <table:table-cell office:value-type="float" office:value="2905" table:style-name="ce57">
            <text:p>2,905</text:p>
          </table:table-cell>
          <table:table-cell office:value-type="float" office:value="2488" table:style-name="ce58">
            <text:p>2,488</text:p>
          </table:table-cell>
          <table:table-cell office:value-type="float" office:value="14598" table:style-name="ce57">
            <text:p>14,598</text:p>
          </table:table-cell>
          <table:table-cell office:value-type="float" office:value="2594" table:style-name="ce57">
            <text:p>2,594</text:p>
          </table:table-cell>
          <table:table-cell office:value-type="float" office:value="2828" table:style-name="ce57">
            <text:p>2,828</text:p>
          </table:table-cell>
          <table:table-cell office:value-type="float" office:value="2860" table:style-name="ce57">
            <text:p>2,860</text:p>
          </table:table-cell>
          <table:table-cell office:value-type="float" office:value="3160" table:style-name="ce57">
            <text:p>3,160</text:p>
          </table:table-cell>
          <table:table-cell office:value-type="float" office:value="3156" table:style-name="ce58">
            <text:p>3,156</text:p>
          </table:table-cell>
          <table:table-cell office:value-type="float" office:value="19830" table:style-name="ce57">
            <text:p>19,830</text:p>
          </table:table-cell>
          <table:table-cell office:value-type="float" office:value="3333" table:style-name="ce57">
            <text:p>3,333</text:p>
          </table:table-cell>
          <table:table-cell office:value-type="float" office:value="3444" table:style-name="ce57">
            <text:p>3,444</text:p>
          </table:table-cell>
          <table:table-cell office:value-type="float" office:value="3930" table:style-name="ce57">
            <text:p>3,930</text:p>
          </table:table-cell>
          <table:table-cell office:value-type="float" office:value="4274" table:style-name="ce57">
            <text:p>4,274</text:p>
          </table:table-cell>
          <table:table-cell office:value-type="float" office:value="4849" table:style-name="ce58">
            <text:p>4,849</text:p>
          </table:table-cell>
          <table:table-cell office:value-type="float" office:value="26209" table:style-name="ce57">
            <text:p>26,209</text:p>
          </table:table-cell>
          <table:table-cell office:value-type="float" office:value="4833" table:style-name="ce57">
            <text:p>4,833</text:p>
          </table:table-cell>
          <table:table-cell office:value-type="float" office:value="4672" table:style-name="ce57">
            <text:p>4,672</text:p>
          </table:table-cell>
          <table:table-cell office:value-type="float" office:value="5317" table:style-name="ce57">
            <text:p>5,317</text:p>
          </table:table-cell>
          <table:table-cell office:value-type="float" office:value="5627" table:style-name="ce57">
            <text:p>5,627</text:p>
          </table:table-cell>
          <table:table-cell office:value-type="float" office:value="5760" table:style-name="ce58">
            <text:p>5,760</text:p>
          </table:table-cell>
          <table:table-cell office:value-type="float" office:value="27222" table:style-name="ce57">
            <text:p>27,222</text:p>
          </table:table-cell>
          <table:table-cell office:value-type="float" office:value="5777" table:style-name="ce57">
            <text:p>5,777</text:p>
          </table:table-cell>
          <table:table-cell office:value-type="float" office:value="5493" table:style-name="ce57">
            <text:p>5,493</text:p>
          </table:table-cell>
          <table:table-cell office:value-type="float" office:value="5564" table:style-name="ce57">
            <text:p>5,564</text:p>
          </table:table-cell>
          <table:table-cell office:value-type="float" office:value="5265" table:style-name="ce57">
            <text:p>5,265</text:p>
          </table:table-cell>
          <table:table-cell office:value-type="float" office:value="5123" table:style-name="ce58">
            <text:p>5,123</text:p>
          </table:table-cell>
          <table:table-cell office:value-type="float" office:value="24550" table:style-name="ce57">
            <text:p>24,550</text:p>
          </table:table-cell>
          <table:table-cell office:value-type="float" office:value="5181" table:style-name="ce57">
            <text:p>5,181</text:p>
          </table:table-cell>
          <table:table-cell office:value-type="float" office:value="5048" table:style-name="ce57">
            <text:p>5,048</text:p>
          </table:table-cell>
          <table:table-cell office:value-type="float" office:value="4829" table:style-name="ce57">
            <text:p>4,829</text:p>
          </table:table-cell>
          <table:table-cell office:value-type="float" office:value="4630" table:style-name="ce57">
            <text:p>4,630</text:p>
          </table:table-cell>
          <table:table-cell office:value-type="float" office:value="4862" table:style-name="ce58">
            <text:p>4,862</text:p>
          </table:table-cell>
          <table:table-cell office:value-type="float" office:value="28863" table:style-name="ce57">
            <text:p>28,863</text:p>
          </table:table-cell>
          <table:table-cell office:value-type="float" office:value="5281" table:style-name="ce57">
            <text:p>5,281</text:p>
          </table:table-cell>
          <table:table-cell office:value-type="float" office:value="5508" table:style-name="ce57">
            <text:p>5,508</text:p>
          </table:table-cell>
          <table:table-cell office:value-type="float" office:value="6001" table:style-name="ce57">
            <text:p>6,001</text:p>
          </table:table-cell>
          <table:table-cell office:value-type="float" office:value="5994" table:style-name="ce57">
            <text:p>5,994</text:p>
          </table:table-cell>
          <table:table-cell office:value-type="float" office:value="6079" table:style-name="ce58">
            <text:p>6,079</text:p>
          </table:table-cell>
          <table:table-cell office:value-type="float" office:value="31330" table:style-name="ce57">
            <text:p>31,330</text:p>
          </table:table-cell>
          <table:table-cell office:value-type="float" office:value="6415" table:style-name="ce57">
            <text:p>6,415</text:p>
          </table:table-cell>
          <table:table-cell office:value-type="float" office:value="6260" table:style-name="ce57">
            <text:p>6,260</text:p>
          </table:table-cell>
          <table:table-cell office:value-type="float" office:value="6228" table:style-name="ce57">
            <text:p>6,228</text:p>
          </table:table-cell>
          <table:table-cell office:value-type="float" office:value="6391" table:style-name="ce57">
            <text:p>6,391</text:p>
          </table:table-cell>
          <table:table-cell office:value-type="float" office:value="6036" table:style-name="ce58">
            <text:p>6,036</text:p>
          </table:table-cell>
          <table:table-cell office:value-type="float" office:value="29101" table:style-name="ce57">
            <text:p>29,101</text:p>
          </table:table-cell>
          <table:table-cell office:value-type="float" office:value="5642" table:style-name="ce57">
            <text:p>5,642</text:p>
          </table:table-cell>
          <table:table-cell office:value-type="float" office:value="5642" table:style-name="ce57">
            <text:p>5,642</text:p>
          </table:table-cell>
          <table:table-cell office:value-type="float" office:value="5700" table:style-name="ce57">
            <text:p>5,700</text:p>
          </table:table-cell>
          <table:table-cell office:value-type="float" office:value="5971" table:style-name="ce57">
            <text:p>5,971</text:p>
          </table:table-cell>
          <table:table-cell office:value-type="float" office:value="6146" table:style-name="ce58">
            <text:p>6,146</text:p>
          </table:table-cell>
          <table:table-cell office:value-type="float" office:value="31411" table:style-name="ce57">
            <text:p>31,411</text:p>
          </table:table-cell>
          <table:table-cell office:value-type="float" office:value="6311" table:style-name="ce57">
            <text:p>6,311</text:p>
          </table:table-cell>
          <table:table-cell office:value-type="float" office:value="6284" table:style-name="ce57">
            <text:p>6,284</text:p>
          </table:table-cell>
          <table:table-cell office:value-type="float" office:value="6186" table:style-name="ce57">
            <text:p>6,186</text:p>
          </table:table-cell>
          <table:table-cell office:value-type="float" office:value="6165" table:style-name="ce57">
            <text:p>6,165</text:p>
          </table:table-cell>
          <table:table-cell office:value-type="float" office:value="6465" table:style-name="ce58">
            <text:p>6,465</text:p>
          </table:table-cell>
          <table:table-cell office:value-type="float" office:value="32974" table:style-name="ce57">
            <text:p>32,974</text:p>
          </table:table-cell>
          <table:table-cell office:value-type="float" office:value="6545" table:style-name="ce57">
            <text:p>6,545</text:p>
          </table:table-cell>
          <table:table-cell office:value-type="float" office:value="6586" table:style-name="ce57">
            <text:p>6,586</text:p>
          </table:table-cell>
          <table:table-cell office:value-type="float" office:value="6541" table:style-name="ce57">
            <text:p>6,541</text:p>
          </table:table-cell>
          <table:table-cell office:value-type="float" office:value="6846" table:style-name="ce57">
            <text:p>6,846</text:p>
          </table:table-cell>
          <table:table-cell office:value-type="float" office:value="6456" table:style-name="ce58">
            <text:p>6,456</text:p>
          </table:table-cell>
          <table:table-cell office:value-type="float" office:value="31217" table:style-name="ce57">
            <text:p>31,217</text:p>
          </table:table-cell>
          <table:table-cell office:value-type="float" office:value="6568" table:style-name="ce57">
            <text:p>6,568</text:p>
          </table:table-cell>
          <table:table-cell office:value-type="float" office:value="6449" table:style-name="ce57">
            <text:p>6,449</text:p>
          </table:table-cell>
          <table:table-cell office:value-type="float" office:value="6126" table:style-name="ce57">
            <text:p>6,126</text:p>
          </table:table-cell>
          <table:table-cell office:value-type="float" office:value="6085" table:style-name="ce57">
            <text:p>6,085</text:p>
          </table:table-cell>
          <table:table-cell office:value-type="float" office:value="5989" table:style-name="ce58">
            <text:p>5,989</text:p>
          </table:table-cell>
          <table:table-cell office:value-type="float" office:value="26595" table:style-name="ce57">
            <text:p>26,595</text:p>
          </table:table-cell>
          <table:table-cell office:value-type="float" office:value="5782" table:style-name="ce57">
            <text:p>5,782</text:p>
          </table:table-cell>
          <table:table-cell office:value-type="float" office:value="5541" table:style-name="ce57">
            <text:p>5,541</text:p>
          </table:table-cell>
          <table:table-cell office:value-type="float" office:value="5186" table:style-name="ce57">
            <text:p>5,186</text:p>
          </table:table-cell>
          <table:table-cell office:value-type="float" office:value="5132" table:style-name="ce57">
            <text:p>5,132</text:p>
          </table:table-cell>
          <table:table-cell office:value-type="float" office:value="4954" table:style-name="ce58">
            <text:p>4,954</text:p>
          </table:table-cell>
          <table:table-cell office:value-type="float" office:value="16866" table:style-name="ce57">
            <text:p>16,866</text:p>
          </table:table-cell>
          <table:table-cell office:value-type="float" office:value="4071" table:style-name="ce57">
            <text:p>4,071</text:p>
          </table:table-cell>
          <table:table-cell office:value-type="float" office:value="3997" table:style-name="ce57">
            <text:p>3,997</text:p>
          </table:table-cell>
          <table:table-cell office:value-type="float" office:value="3660" table:style-name="ce57">
            <text:p>3,660</text:p>
          </table:table-cell>
          <table:table-cell office:value-type="float" office:value="2849" table:style-name="ce57">
            <text:p>2,849</text:p>
          </table:table-cell>
          <table:table-cell office:value-type="float" office:value="2289" table:style-name="ce58">
            <text:p>2,289</text:p>
          </table:table-cell>
          <table:table-cell office:value-type="float" office:value="13548" table:style-name="ce57">
            <text:p>13,548</text:p>
          </table:table-cell>
          <table:table-cell office:value-type="float" office:value="2624" table:style-name="ce57">
            <text:p>2,624</text:p>
          </table:table-cell>
          <table:table-cell office:value-type="float" office:value="2772" table:style-name="ce57">
            <text:p>2,772</text:p>
          </table:table-cell>
          <table:table-cell office:value-type="float" office:value="2684" table:style-name="ce57">
            <text:p>2,684</text:p>
          </table:table-cell>
          <table:table-cell office:value-type="float" office:value="2743" table:style-name="ce57">
            <text:p>2,743</text:p>
          </table:table-cell>
          <table:table-cell office:value-type="float" office:value="2725" table:style-name="ce58">
            <text:p>2,725</text:p>
          </table:table-cell>
          <table:table-cell office:value-type="float" office:value="10611" table:style-name="ce57">
            <text:p>10,611</text:p>
          </table:table-cell>
          <table:table-cell office:value-type="float" office:value="2425" table:style-name="ce57">
            <text:p>2,425</text:p>
          </table:table-cell>
          <table:table-cell office:value-type="float" office:value="2316" table:style-name="ce57">
            <text:p>2,316</text:p>
          </table:table-cell>
          <table:table-cell office:value-type="float" office:value="2106" table:style-name="ce57">
            <text:p>2,106</text:p>
          </table:table-cell>
          <table:table-cell office:value-type="float" office:value="1989" table:style-name="ce57">
            <text:p>1,989</text:p>
          </table:table-cell>
          <table:table-cell office:value-type="float" office:value="1775" table:style-name="ce58">
            <text:p>1,775</text:p>
          </table:table-cell>
          <table:table-cell office:value-type="float" office:value="6030" table:style-name="ce57">
            <text:p>6,030</text:p>
          </table:table-cell>
          <table:table-cell office:value-type="float" office:value="1645" table:style-name="ce57">
            <text:p>1,645</text:p>
          </table:table-cell>
          <table:table-cell office:value-type="float" office:value="1334" table:style-name="ce57">
            <text:p>1,334</text:p>
          </table:table-cell>
          <table:table-cell office:value-type="float" office:value="1165" table:style-name="ce57">
            <text:p>1,165</text:p>
          </table:table-cell>
          <table:table-cell office:value-type="float" office:value="1030" table:style-name="ce57">
            <text:p>1,030</text:p>
          </table:table-cell>
          <table:table-cell office:value-type="float" office:value="856" table:style-name="ce58">
            <text:p>856</text:p>
          </table:table-cell>
          <table:table-cell office:value-type="float" office:value="2318" table:style-name="ce57">
            <text:p>2,318</text:p>
          </table:table-cell>
          <table:table-cell office:value-type="float" office:value="771" table:style-name="ce57">
            <text:p>771</text:p>
          </table:table-cell>
          <table:table-cell office:value-type="float" office:value="567" table:style-name="ce57">
            <text:p>567</text:p>
          </table:table-cell>
          <table:table-cell office:value-type="float" office:value="416" table:style-name="ce57">
            <text:p>416</text:p>
          </table:table-cell>
          <table:table-cell office:value-type="float" office:value="333" table:style-name="ce57">
            <text:p>333</text:p>
          </table:table-cell>
          <table:table-cell office:value-type="float" office:value="231" table:style-name="ce58">
            <text:p>231</text:p>
          </table:table-cell>
          <table:table-cell office:value-type="float" office:value="413" table:style-name="ce57">
            <text:p>413</text:p>
          </table:table-cell>
          <table:table-cell office:value-type="float" office:value="142" table:style-name="ce57">
            <text:p>142</text:p>
          </table:table-cell>
          <table:table-cell office:value-type="float" office:value="131" table:style-name="ce57">
            <text:p>131</text:p>
          </table:table-cell>
          <table:table-cell office:value-type="float" office:value="60" table:style-name="ce57">
            <text:p>60</text:p>
          </table:table-cell>
          <table:table-cell office:value-type="float" office:value="53" table:style-name="ce57">
            <text:p>53</text:p>
          </table:table-cell>
          <table:table-cell office:value-type="float" office:value="27" table:style-name="ce58">
            <text:p>27</text:p>
          </table:table-cell>
          <table:table-cell office:value-type="float" office:value="50" table:style-name="ce57">
            <text:p>50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215940" table:style-name="ce52">
            <text:p>215,940</text:p>
          </table:table-cell>
          <table:table-cell office:value-type="float" office:value="7535" table:style-name="ce52">
            <text:p>7,535</text:p>
          </table:table-cell>
          <table:table-cell office:value-type="float" office:value="1374" table:style-name="ce52">
            <text:p>1,374</text:p>
          </table:table-cell>
          <table:table-cell office:value-type="float" office:value="1447" table:style-name="ce52">
            <text:p>1,447</text:p>
          </table:table-cell>
          <table:table-cell office:value-type="float" office:value="1521" table:style-name="ce52">
            <text:p>1,521</text:p>
          </table:table-cell>
          <table:table-cell office:value-type="float" office:value="1536" table:style-name="ce52">
            <text:p>1,536</text:p>
          </table:table-cell>
          <table:table-cell office:value-type="float" office:value="1657" table:style-name="ce52">
            <text:p>1,657</text:p>
          </table:table-cell>
          <table:table-cell office:value-type="float" office:value="8336" table:style-name="ce52">
            <text:p>8,336</text:p>
          </table:table-cell>
          <table:table-cell office:value-type="float" office:value="1623" table:style-name="ce52">
            <text:p>1,623</text:p>
          </table:table-cell>
          <table:table-cell office:value-type="float" office:value="1651" table:style-name="ce52">
            <text:p>1,651</text:p>
          </table:table-cell>
          <table:table-cell office:value-type="float" office:value="1736" table:style-name="ce52">
            <text:p>1,736</text:p>
          </table:table-cell>
          <table:table-cell office:value-type="float" office:value="1720" table:style-name="ce52">
            <text:p>1,720</text:p>
          </table:table-cell>
          <table:table-cell office:value-type="float" office:value="1606" table:style-name="ce53">
            <text:p>1,606</text:p>
          </table:table-cell>
          <table:table-cell office:value-type="float" office:value="8969" table:style-name="ce52">
            <text:p>8,969</text:p>
          </table:table-cell>
          <table:table-cell office:value-type="float" office:value="1577" table:style-name="ce52">
            <text:p>1,577</text:p>
          </table:table-cell>
          <table:table-cell office:value-type="float" office:value="1735" table:style-name="ce52">
            <text:p>1,735</text:p>
          </table:table-cell>
          <table:table-cell office:value-type="float" office:value="1785" table:style-name="ce52">
            <text:p>1,785</text:p>
          </table:table-cell>
          <table:table-cell office:value-type="float" office:value="1917" table:style-name="ce52">
            <text:p>1,917</text:p>
          </table:table-cell>
          <table:table-cell office:value-type="float" office:value="1955" table:style-name="ce53">
            <text:p>1,955</text:p>
          </table:table-cell>
          <table:table-cell office:value-type="float" office:value="11462" table:style-name="ce52">
            <text:p>11,462</text:p>
          </table:table-cell>
          <table:table-cell office:value-type="float" office:value="1995" table:style-name="ce52">
            <text:p>1,995</text:p>
          </table:table-cell>
          <table:table-cell office:value-type="float" office:value="2037" table:style-name="ce52">
            <text:p>2,037</text:p>
          </table:table-cell>
          <table:table-cell office:value-type="float" office:value="2321" table:style-name="ce52">
            <text:p>2,321</text:p>
          </table:table-cell>
          <table:table-cell office:value-type="float" office:value="2406" table:style-name="ce52">
            <text:p>2,406</text:p>
          </table:table-cell>
          <table:table-cell office:value-type="float" office:value="2703" table:style-name="ce53">
            <text:p>2,703</text:p>
          </table:table-cell>
          <table:table-cell office:value-type="float" office:value="14517" table:style-name="ce52">
            <text:p>14,517</text:p>
          </table:table-cell>
          <table:table-cell office:value-type="float" office:value="2766" table:style-name="ce52">
            <text:p>2,766</text:p>
          </table:table-cell>
          <table:table-cell office:value-type="float" office:value="2664" table:style-name="ce52">
            <text:p>2,664</text:p>
          </table:table-cell>
          <table:table-cell office:value-type="float" office:value="2891" table:style-name="ce52">
            <text:p>2,891</text:p>
          </table:table-cell>
          <table:table-cell office:value-type="float" office:value="3170" table:style-name="ce52">
            <text:p>3,170</text:p>
          </table:table-cell>
          <table:table-cell office:value-type="float" office:value="3026" table:style-name="ce53">
            <text:p>3,026</text:p>
          </table:table-cell>
          <table:table-cell office:value-type="float" office:value="14804" table:style-name="ce52">
            <text:p>14,804</text:p>
          </table:table-cell>
          <table:table-cell office:value-type="float" office:value="3053" table:style-name="ce52">
            <text:p>3,053</text:p>
          </table:table-cell>
          <table:table-cell office:value-type="float" office:value="2984" table:style-name="ce52">
            <text:p>2,984</text:p>
          </table:table-cell>
          <table:table-cell office:value-type="float" office:value="2954" table:style-name="ce52">
            <text:p>2,954</text:p>
          </table:table-cell>
          <table:table-cell office:value-type="float" office:value="2941" table:style-name="ce52">
            <text:p>2,941</text:p>
          </table:table-cell>
          <table:table-cell office:value-type="float" office:value="2872" table:style-name="ce53">
            <text:p>2,872</text:p>
          </table:table-cell>
          <table:table-cell office:value-type="float" office:value="13125" table:style-name="ce52">
            <text:p>13,125</text:p>
          </table:table-cell>
          <table:table-cell office:value-type="float" office:value="2721" table:style-name="ce52">
            <text:p>2,721</text:p>
          </table:table-cell>
          <table:table-cell office:value-type="float" office:value="2702" table:style-name="ce52">
            <text:p>2,702</text:p>
          </table:table-cell>
          <table:table-cell office:value-type="float" office:value="2517" table:style-name="ce52">
            <text:p>2,517</text:p>
          </table:table-cell>
          <table:table-cell office:value-type="float" office:value="2500" table:style-name="ce52">
            <text:p>2,500</text:p>
          </table:table-cell>
          <table:table-cell office:value-type="float" office:value="2685" table:style-name="ce53">
            <text:p>2,685</text:p>
          </table:table-cell>
          <table:table-cell office:value-type="float" office:value="15547" table:style-name="ce52">
            <text:p>15,547</text:p>
          </table:table-cell>
          <table:table-cell office:value-type="float" office:value="2738" table:style-name="ce52">
            <text:p>2,738</text:p>
          </table:table-cell>
          <table:table-cell office:value-type="float" office:value="3020" table:style-name="ce52">
            <text:p>3,020</text:p>
          </table:table-cell>
          <table:table-cell office:value-type="float" office:value="3323" table:style-name="ce52">
            <text:p>3,323</text:p>
          </table:table-cell>
          <table:table-cell office:value-type="float" office:value="3219" table:style-name="ce52">
            <text:p>3,219</text:p>
          </table:table-cell>
          <table:table-cell office:value-type="float" office:value="3247" table:style-name="ce53">
            <text:p>3,247</text:p>
          </table:table-cell>
          <table:table-cell office:value-type="float" office:value="16458" table:style-name="ce52">
            <text:p>16,458</text:p>
          </table:table-cell>
          <table:table-cell office:value-type="float" office:value="3257" table:style-name="ce52">
            <text:p>3,257</text:p>
          </table:table-cell>
          <table:table-cell office:value-type="float" office:value="3247" table:style-name="ce52">
            <text:p>3,247</text:p>
          </table:table-cell>
          <table:table-cell office:value-type="float" office:value="3234" table:style-name="ce52">
            <text:p>3,234</text:p>
          </table:table-cell>
          <table:table-cell office:value-type="float" office:value="3406" table:style-name="ce52">
            <text:p>3,406</text:p>
          </table:table-cell>
          <table:table-cell office:value-type="float" office:value="3314" table:style-name="ce53">
            <text:p>3,314</text:p>
          </table:table-cell>
          <table:table-cell office:value-type="float" office:value="16781" table:style-name="ce52">
            <text:p>16,781</text:p>
          </table:table-cell>
          <table:table-cell office:value-type="float" office:value="3070" table:style-name="ce52">
            <text:p>3,070</text:p>
          </table:table-cell>
          <table:table-cell office:value-type="float" office:value="3227" table:style-name="ce52">
            <text:p>3,227</text:p>
          </table:table-cell>
          <table:table-cell office:value-type="float" office:value="3438" table:style-name="ce52">
            <text:p>3,438</text:p>
          </table:table-cell>
          <table:table-cell office:value-type="float" office:value="3443" table:style-name="ce52">
            <text:p>3,443</text:p>
          </table:table-cell>
          <table:table-cell office:value-type="float" office:value="3603" table:style-name="ce53">
            <text:p>3,603</text:p>
          </table:table-cell>
          <table:table-cell office:value-type="float" office:value="17795" table:style-name="ce52">
            <text:p>17,795</text:p>
          </table:table-cell>
          <table:table-cell office:value-type="float" office:value="3629" table:style-name="ce52">
            <text:p>3,629</text:p>
          </table:table-cell>
          <table:table-cell office:value-type="float" office:value="3476" table:style-name="ce52">
            <text:p>3,476</text:p>
          </table:table-cell>
          <table:table-cell office:value-type="float" office:value="3537" table:style-name="ce52">
            <text:p>3,537</text:p>
          </table:table-cell>
          <table:table-cell office:value-type="float" office:value="3561" table:style-name="ce52">
            <text:p>3,561</text:p>
          </table:table-cell>
          <table:table-cell office:value-type="float" office:value="3592" table:style-name="ce53">
            <text:p>3,592</text:p>
          </table:table-cell>
          <table:table-cell office:value-type="float" office:value="17700" table:style-name="ce52">
            <text:p>17,700</text:p>
          </table:table-cell>
          <table:table-cell office:value-type="float" office:value="3610" table:style-name="ce52">
            <text:p>3,610</text:p>
          </table:table-cell>
          <table:table-cell office:value-type="float" office:value="3672" table:style-name="ce52">
            <text:p>3,672</text:p>
          </table:table-cell>
          <table:table-cell office:value-type="float" office:value="3576" table:style-name="ce52">
            <text:p>3,576</text:p>
          </table:table-cell>
          <table:table-cell office:value-type="float" office:value="3541" table:style-name="ce52">
            <text:p>3,541</text:p>
          </table:table-cell>
          <table:table-cell office:value-type="float" office:value="3301" table:style-name="ce53">
            <text:p>3,301</text:p>
          </table:table-cell>
          <table:table-cell office:value-type="float" office:value="16010" table:style-name="ce52">
            <text:p>16,010</text:p>
          </table:table-cell>
          <table:table-cell office:value-type="float" office:value="3473" table:style-name="ce52">
            <text:p>3,473</text:p>
          </table:table-cell>
          <table:table-cell office:value-type="float" office:value="3335" table:style-name="ce52">
            <text:p>3,335</text:p>
          </table:table-cell>
          <table:table-cell office:value-type="float" office:value="3107" table:style-name="ce52">
            <text:p>3,107</text:p>
          </table:table-cell>
          <table:table-cell office:value-type="float" office:value="3017" table:style-name="ce52">
            <text:p>3,017</text:p>
          </table:table-cell>
          <table:table-cell office:value-type="float" office:value="3078" table:style-name="ce53">
            <text:p>3,078</text:p>
          </table:table-cell>
          <table:table-cell office:value-type="float" office:value="13035" table:style-name="ce52">
            <text:p>13,035</text:p>
          </table:table-cell>
          <table:table-cell office:value-type="float" office:value="2876" table:style-name="ce52">
            <text:p>2,876</text:p>
          </table:table-cell>
          <table:table-cell office:value-type="float" office:value="2606" table:style-name="ce52">
            <text:p>2,606</text:p>
          </table:table-cell>
          <table:table-cell office:value-type="float" office:value="2628" table:style-name="ce52">
            <text:p>2,628</text:p>
          </table:table-cell>
          <table:table-cell office:value-type="float" office:value="2571" table:style-name="ce52">
            <text:p>2,571</text:p>
          </table:table-cell>
          <table:table-cell office:value-type="float" office:value="2354" table:style-name="ce53">
            <text:p>2,354</text:p>
          </table:table-cell>
          <table:table-cell office:value-type="float" office:value="8360" table:style-name="ce52">
            <text:p>8,360</text:p>
          </table:table-cell>
          <table:table-cell office:value-type="float" office:value="2120" table:style-name="ce52">
            <text:p>2,120</text:p>
          </table:table-cell>
          <table:table-cell office:value-type="float" office:value="1821" table:style-name="ce52">
            <text:p>1,821</text:p>
          </table:table-cell>
          <table:table-cell office:value-type="float" office:value="1771" table:style-name="ce52">
            <text:p>1,771</text:p>
          </table:table-cell>
          <table:table-cell office:value-type="float" office:value="1545" table:style-name="ce52">
            <text:p>1,545</text:p>
          </table:table-cell>
          <table:table-cell office:value-type="float" office:value="1103" table:style-name="ce53">
            <text:p>1,103</text:p>
          </table:table-cell>
          <table:table-cell office:value-type="float" office:value="6403" table:style-name="ce52">
            <text:p>6,403</text:p>
          </table:table-cell>
          <table:table-cell office:value-type="float" office:value="1268" table:style-name="ce52">
            <text:p>1,268</text:p>
          </table:table-cell>
          <table:table-cell office:value-type="float" office:value="1352" table:style-name="ce52">
            <text:p>1,352</text:p>
          </table:table-cell>
          <table:table-cell office:value-type="float" office:value="1318" table:style-name="ce52">
            <text:p>1,318</text:p>
          </table:table-cell>
          <table:table-cell office:value-type="float" office:value="1249" table:style-name="ce52">
            <text:p>1,249</text:p>
          </table:table-cell>
          <table:table-cell office:value-type="float" office:value="1216" table:style-name="ce53">
            <text:p>1,216</text:p>
          </table:table-cell>
          <table:table-cell office:value-type="float" office:value="4803" table:style-name="ce52">
            <text:p>4,803</text:p>
          </table:table-cell>
          <table:table-cell office:value-type="float" office:value="1123" table:style-name="ce52">
            <text:p>1,123</text:p>
          </table:table-cell>
          <table:table-cell office:value-type="float" office:value="1048" table:style-name="ce52">
            <text:p>1,048</text:p>
          </table:table-cell>
          <table:table-cell office:value-type="float" office:value="924" table:style-name="ce52">
            <text:p>924</text:p>
          </table:table-cell>
          <table:table-cell office:value-type="float" office:value="895" table:style-name="ce52">
            <text:p>895</text:p>
          </table:table-cell>
          <table:table-cell office:value-type="float" office:value="813" table:style-name="ce53">
            <text:p>813</text:p>
          </table:table-cell>
          <table:table-cell office:value-type="float" office:value="2707" table:style-name="ce52">
            <text:p>2,707</text:p>
          </table:table-cell>
          <table:table-cell office:value-type="float" office:value="714" table:style-name="ce52">
            <text:p>714</text:p>
          </table:table-cell>
          <table:table-cell office:value-type="float" office:value="585" table:style-name="ce52">
            <text:p>585</text:p>
          </table:table-cell>
          <table:table-cell office:value-type="float" office:value="506" table:style-name="ce52">
            <text:p>506</text:p>
          </table:table-cell>
          <table:table-cell office:value-type="float" office:value="486" table:style-name="ce52">
            <text:p>486</text:p>
          </table:table-cell>
          <table:table-cell office:value-type="float" office:value="416" table:style-name="ce53">
            <text:p>416</text:p>
          </table:table-cell>
          <table:table-cell office:value-type="float" office:value="1250" table:style-name="ce52">
            <text:p>1,250</text:p>
          </table:table-cell>
          <table:table-cell office:value-type="float" office:value="366" table:style-name="ce52">
            <text:p>366</text:p>
          </table:table-cell>
          <table:table-cell office:value-type="float" office:value="308" table:style-name="ce52">
            <text:p>308</text:p>
          </table:table-cell>
          <table:table-cell office:value-type="float" office:value="219" table:style-name="ce52">
            <text:p>219</text:p>
          </table:table-cell>
          <table:table-cell office:value-type="float" office:value="206" table:style-name="ce52">
            <text:p>206</text:p>
          </table:table-cell>
          <table:table-cell office:value-type="float" office:value="151" table:style-name="ce53">
            <text:p>151</text:p>
          </table:table-cell>
          <table:table-cell office:value-type="float" office:value="303" table:style-name="ce52">
            <text:p>303</text:p>
          </table:table-cell>
          <table:table-cell office:value-type="float" office:value="93" table:style-name="ce52">
            <text:p>93</text:p>
          </table:table-cell>
          <table:table-cell office:value-type="float" office:value="86" table:style-name="ce52">
            <text:p>86</text:p>
          </table:table-cell>
          <table:table-cell office:value-type="float" office:value="57" table:style-name="ce52">
            <text:p>57</text:p>
          </table:table-cell>
          <table:table-cell office:value-type="float" office:value="45" table:style-name="ce52">
            <text:p>45</text:p>
          </table:table-cell>
          <table:table-cell office:value-type="float" office:value="22" table:style-name="ce53">
            <text:p>22</text:p>
          </table:table-cell>
          <table:table-cell office:value-type="float" office:value="40" table:style-name="ce52">
            <text:p>40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臺東縣</text:p>
          </table:table-cell>
          <table:table-cell office:value-type="string" table:style-name="ce50">
            <text:p>男</text:p>
          </table:table-cell>
          <table:table-cell office:value-type="float" office:value="111087" table:style-name="ce52">
            <text:p>111,087</text:p>
          </table:table-cell>
          <table:table-cell office:value-type="float" office:value="3958" table:style-name="ce52">
            <text:p>3,958</text:p>
          </table:table-cell>
          <table:table-cell office:value-type="float" office:value="732" table:style-name="ce52">
            <text:p>732</text:p>
          </table:table-cell>
          <table:table-cell office:value-type="float" office:value="765" table:style-name="ce52">
            <text:p>765</text:p>
          </table:table-cell>
          <table:table-cell office:value-type="float" office:value="804" table:style-name="ce52">
            <text:p>804</text:p>
          </table:table-cell>
          <table:table-cell office:value-type="float" office:value="814" table:style-name="ce52">
            <text:p>814</text:p>
          </table:table-cell>
          <table:table-cell office:value-type="float" office:value="843" table:style-name="ce52">
            <text:p>843</text:p>
          </table:table-cell>
          <table:table-cell office:value-type="float" office:value="4373" table:style-name="ce52">
            <text:p>4,373</text:p>
          </table:table-cell>
          <table:table-cell office:value-type="float" office:value="839" table:style-name="ce52">
            <text:p>839</text:p>
          </table:table-cell>
          <table:table-cell office:value-type="float" office:value="862" table:style-name="ce52">
            <text:p>862</text:p>
          </table:table-cell>
          <table:table-cell office:value-type="float" office:value="938" table:style-name="ce52">
            <text:p>938</text:p>
          </table:table-cell>
          <table:table-cell office:value-type="float" office:value="919" table:style-name="ce52">
            <text:p>919</text:p>
          </table:table-cell>
          <table:table-cell office:value-type="float" office:value="815" table:style-name="ce53">
            <text:p>815</text:p>
          </table:table-cell>
          <table:table-cell office:value-type="float" office:value="4710" table:style-name="ce52">
            <text:p>4,710</text:p>
          </table:table-cell>
          <table:table-cell office:value-type="float" office:value="778" table:style-name="ce52">
            <text:p>778</text:p>
          </table:table-cell>
          <table:table-cell office:value-type="float" office:value="943" table:style-name="ce52">
            <text:p>943</text:p>
          </table:table-cell>
          <table:table-cell office:value-type="float" office:value="945" table:style-name="ce52">
            <text:p>945</text:p>
          </table:table-cell>
          <table:table-cell office:value-type="float" office:value="986" table:style-name="ce52">
            <text:p>986</text:p>
          </table:table-cell>
          <table:table-cell office:value-type="float" office:value="1058" table:style-name="ce53">
            <text:p>1,058</text:p>
          </table:table-cell>
          <table:table-cell office:value-type="float" office:value="6000" table:style-name="ce52">
            <text:p>6,000</text:p>
          </table:table-cell>
          <table:table-cell office:value-type="float" office:value="1067" table:style-name="ce52">
            <text:p>1,067</text:p>
          </table:table-cell>
          <table:table-cell office:value-type="float" office:value="1090" table:style-name="ce52">
            <text:p>1,090</text:p>
          </table:table-cell>
          <table:table-cell office:value-type="float" office:value="1207" table:style-name="ce52">
            <text:p>1,207</text:p>
          </table:table-cell>
          <table:table-cell office:value-type="float" office:value="1223" table:style-name="ce52">
            <text:p>1,223</text:p>
          </table:table-cell>
          <table:table-cell office:value-type="float" office:value="1413" table:style-name="ce53">
            <text:p>1,413</text:p>
          </table:table-cell>
          <table:table-cell office:value-type="float" office:value="7486" table:style-name="ce52">
            <text:p>7,486</text:p>
          </table:table-cell>
          <table:table-cell office:value-type="float" office:value="1463" table:style-name="ce52">
            <text:p>1,463</text:p>
          </table:table-cell>
          <table:table-cell office:value-type="float" office:value="1357" table:style-name="ce52">
            <text:p>1,357</text:p>
          </table:table-cell>
          <table:table-cell office:value-type="float" office:value="1508" table:style-name="ce52">
            <text:p>1,508</text:p>
          </table:table-cell>
          <table:table-cell office:value-type="float" office:value="1639" table:style-name="ce52">
            <text:p>1,639</text:p>
          </table:table-cell>
          <table:table-cell office:value-type="float" office:value="1519" table:style-name="ce53">
            <text:p>1,519</text:p>
          </table:table-cell>
          <table:table-cell office:value-type="float" office:value="7926" table:style-name="ce52">
            <text:p>7,926</text:p>
          </table:table-cell>
          <table:table-cell office:value-type="float" office:value="1649" table:style-name="ce52">
            <text:p>1,649</text:p>
          </table:table-cell>
          <table:table-cell office:value-type="float" office:value="1585" table:style-name="ce52">
            <text:p>1,585</text:p>
          </table:table-cell>
          <table:table-cell office:value-type="float" office:value="1549" table:style-name="ce52">
            <text:p>1,549</text:p>
          </table:table-cell>
          <table:table-cell office:value-type="float" office:value="1555" table:style-name="ce52">
            <text:p>1,555</text:p>
          </table:table-cell>
          <table:table-cell office:value-type="float" office:value="1588" table:style-name="ce53">
            <text:p>1,588</text:p>
          </table:table-cell>
          <table:table-cell office:value-type="float" office:value="7063" table:style-name="ce52">
            <text:p>7,063</text:p>
          </table:table-cell>
          <table:table-cell office:value-type="float" office:value="1457" table:style-name="ce52">
            <text:p>1,457</text:p>
          </table:table-cell>
          <table:table-cell office:value-type="float" office:value="1453" table:style-name="ce52">
            <text:p>1,453</text:p>
          </table:table-cell>
          <table:table-cell office:value-type="float" office:value="1377" table:style-name="ce52">
            <text:p>1,377</text:p>
          </table:table-cell>
          <table:table-cell office:value-type="float" office:value="1354" table:style-name="ce52">
            <text:p>1,354</text:p>
          </table:table-cell>
          <table:table-cell office:value-type="float" office:value="1422" table:style-name="ce53">
            <text:p>1,422</text:p>
          </table:table-cell>
          <table:table-cell office:value-type="float" office:value="8239" table:style-name="ce52">
            <text:p>8,239</text:p>
          </table:table-cell>
          <table:table-cell office:value-type="float" office:value="1474" table:style-name="ce52">
            <text:p>1,474</text:p>
          </table:table-cell>
          <table:table-cell office:value-type="float" office:value="1599" table:style-name="ce52">
            <text:p>1,599</text:p>
          </table:table-cell>
          <table:table-cell office:value-type="float" office:value="1753" table:style-name="ce52">
            <text:p>1,753</text:p>
          </table:table-cell>
          <table:table-cell office:value-type="float" office:value="1719" table:style-name="ce52">
            <text:p>1,719</text:p>
          </table:table-cell>
          <table:table-cell office:value-type="float" office:value="1694" table:style-name="ce53">
            <text:p>1,694</text:p>
          </table:table-cell>
          <table:table-cell office:value-type="float" office:value="8566" table:style-name="ce52">
            <text:p>8,566</text:p>
          </table:table-cell>
          <table:table-cell office:value-type="float" office:value="1716" table:style-name="ce52">
            <text:p>1,716</text:p>
          </table:table-cell>
          <table:table-cell office:value-type="float" office:value="1673" table:style-name="ce52">
            <text:p>1,673</text:p>
          </table:table-cell>
          <table:table-cell office:value-type="float" office:value="1704" table:style-name="ce52">
            <text:p>1,704</text:p>
          </table:table-cell>
          <table:table-cell office:value-type="float" office:value="1768" table:style-name="ce52">
            <text:p>1,768</text:p>
          </table:table-cell>
          <table:table-cell office:value-type="float" office:value="1705" table:style-name="ce53">
            <text:p>1,705</text:p>
          </table:table-cell>
          <table:table-cell office:value-type="float" office:value="8850" table:style-name="ce52">
            <text:p>8,850</text:p>
          </table:table-cell>
          <table:table-cell office:value-type="float" office:value="1626" table:style-name="ce52">
            <text:p>1,626</text:p>
          </table:table-cell>
          <table:table-cell office:value-type="float" office:value="1700" table:style-name="ce52">
            <text:p>1,700</text:p>
          </table:table-cell>
          <table:table-cell office:value-type="float" office:value="1835" table:style-name="ce52">
            <text:p>1,835</text:p>
          </table:table-cell>
          <table:table-cell office:value-type="float" office:value="1770" table:style-name="ce52">
            <text:p>1,770</text:p>
          </table:table-cell>
          <table:table-cell office:value-type="float" office:value="1919" table:style-name="ce53">
            <text:p>1,919</text:p>
          </table:table-cell>
          <table:table-cell office:value-type="float" office:value="9677" table:style-name="ce52">
            <text:p>9,677</text:p>
          </table:table-cell>
          <table:table-cell office:value-type="float" office:value="1981" table:style-name="ce52">
            <text:p>1,981</text:p>
          </table:table-cell>
          <table:table-cell office:value-type="float" office:value="1914" table:style-name="ce52">
            <text:p>1,914</text:p>
          </table:table-cell>
          <table:table-cell office:value-type="float" office:value="1889" table:style-name="ce52">
            <text:p>1,889</text:p>
          </table:table-cell>
          <table:table-cell office:value-type="float" office:value="1936" table:style-name="ce52">
            <text:p>1,936</text:p>
          </table:table-cell>
          <table:table-cell office:value-type="float" office:value="1957" table:style-name="ce53">
            <text:p>1,957</text:p>
          </table:table-cell>
          <table:table-cell office:value-type="float" office:value="9378" table:style-name="ce52">
            <text:p>9,378</text:p>
          </table:table-cell>
          <table:table-cell office:value-type="float" office:value="1926" table:style-name="ce52">
            <text:p>1,926</text:p>
          </table:table-cell>
          <table:table-cell office:value-type="float" office:value="1952" table:style-name="ce52">
            <text:p>1,952</text:p>
          </table:table-cell>
          <table:table-cell office:value-type="float" office:value="1854" table:style-name="ce52">
            <text:p>1,854</text:p>
          </table:table-cell>
          <table:table-cell office:value-type="float" office:value="1892" table:style-name="ce52">
            <text:p>1,892</text:p>
          </table:table-cell>
          <table:table-cell office:value-type="float" office:value="1754" table:style-name="ce53">
            <text:p>1,754</text:p>
          </table:table-cell>
          <table:table-cell office:value-type="float" office:value="8139" table:style-name="ce52">
            <text:p>8,139</text:p>
          </table:table-cell>
          <table:table-cell office:value-type="float" office:value="1753" table:style-name="ce52">
            <text:p>1,753</text:p>
          </table:table-cell>
          <table:table-cell office:value-type="float" office:value="1698" table:style-name="ce52">
            <text:p>1,698</text:p>
          </table:table-cell>
          <table:table-cell office:value-type="float" office:value="1591" table:style-name="ce52">
            <text:p>1,591</text:p>
          </table:table-cell>
          <table:table-cell office:value-type="float" office:value="1597" table:style-name="ce52">
            <text:p>1,597</text:p>
          </table:table-cell>
          <table:table-cell office:value-type="float" office:value="1500" table:style-name="ce53">
            <text:p>1,500</text:p>
          </table:table-cell>
          <table:table-cell office:value-type="float" office:value="6197" table:style-name="ce52">
            <text:p>6,197</text:p>
          </table:table-cell>
          <table:table-cell office:value-type="float" office:value="1402" table:style-name="ce52">
            <text:p>1,402</text:p>
          </table:table-cell>
          <table:table-cell office:value-type="float" office:value="1249" table:style-name="ce52">
            <text:p>1,249</text:p>
          </table:table-cell>
          <table:table-cell office:value-type="float" office:value="1274" table:style-name="ce52">
            <text:p>1,274</text:p>
          </table:table-cell>
          <table:table-cell office:value-type="float" office:value="1180" table:style-name="ce52">
            <text:p>1,180</text:p>
          </table:table-cell>
          <table:table-cell office:value-type="float" office:value="1092" table:style-name="ce53">
            <text:p>1,092</text:p>
          </table:table-cell>
          <table:table-cell office:value-type="float" office:value="3831" table:style-name="ce52">
            <text:p>3,831</text:p>
          </table:table-cell>
          <table:table-cell office:value-type="float" office:value="1006" table:style-name="ce52">
            <text:p>1,006</text:p>
          </table:table-cell>
          <table:table-cell office:value-type="float" office:value="832" table:style-name="ce52">
            <text:p>832</text:p>
          </table:table-cell>
          <table:table-cell office:value-type="float" office:value="831" table:style-name="ce52">
            <text:p>831</text:p>
          </table:table-cell>
          <table:table-cell office:value-type="float" office:value="685" table:style-name="ce52">
            <text:p>685</text:p>
          </table:table-cell>
          <table:table-cell office:value-type="float" office:value="477" table:style-name="ce53">
            <text:p>477</text:p>
          </table:table-cell>
          <table:table-cell office:value-type="float" office:value="2797" table:style-name="ce52">
            <text:p>2,797</text:p>
          </table:table-cell>
          <table:table-cell office:value-type="float" office:value="562" table:style-name="ce52">
            <text:p>562</text:p>
          </table:table-cell>
          <table:table-cell office:value-type="float" office:value="614" table:style-name="ce52">
            <text:p>614</text:p>
          </table:table-cell>
          <table:table-cell office:value-type="float" office:value="579" table:style-name="ce52">
            <text:p>579</text:p>
          </table:table-cell>
          <table:table-cell office:value-type="float" office:value="525" table:style-name="ce52">
            <text:p>525</text:p>
          </table:table-cell>
          <table:table-cell office:value-type="float" office:value="517" table:style-name="ce53">
            <text:p>517</text:p>
          </table:table-cell>
          <table:table-cell office:value-type="float" office:value="2004" table:style-name="ce52">
            <text:p>2,004</text:p>
          </table:table-cell>
          <table:table-cell office:value-type="float" office:value="473" table:style-name="ce52">
            <text:p>473</text:p>
          </table:table-cell>
          <table:table-cell office:value-type="float" office:value="443" table:style-name="ce52">
            <text:p>443</text:p>
          </table:table-cell>
          <table:table-cell office:value-type="float" office:value="380" table:style-name="ce52">
            <text:p>380</text:p>
          </table:table-cell>
          <table:table-cell office:value-type="float" office:value="362" table:style-name="ce52">
            <text:p>362</text:p>
          </table:table-cell>
          <table:table-cell office:value-type="float" office:value="346" table:style-name="ce53">
            <text:p>346</text:p>
          </table:table-cell>
          <table:table-cell office:value-type="float" office:value="1109" table:style-name="ce52">
            <text:p>1,109</text:p>
          </table:table-cell>
          <table:table-cell office:value-type="float" office:value="282" table:style-name="ce52">
            <text:p>282</text:p>
          </table:table-cell>
          <table:table-cell office:value-type="float" office:value="213" table:style-name="ce52">
            <text:p>213</text:p>
          </table:table-cell>
          <table:table-cell office:value-type="float" office:value="221" table:style-name="ce52">
            <text:p>221</text:p>
          </table:table-cell>
          <table:table-cell office:value-type="float" office:value="199" table:style-name="ce52">
            <text:p>199</text:p>
          </table:table-cell>
          <table:table-cell office:value-type="float" office:value="194" table:style-name="ce53">
            <text:p>194</text:p>
          </table:table-cell>
          <table:table-cell office:value-type="float" office:value="609" table:style-name="ce52">
            <text:p>609</text:p>
          </table:table-cell>
          <table:table-cell office:value-type="float" office:value="169" table:style-name="ce52">
            <text:p>169</text:p>
          </table:table-cell>
          <table:table-cell office:value-type="float" office:value="146" table:style-name="ce52">
            <text:p>146</text:p>
          </table:table-cell>
          <table:table-cell office:value-type="float" office:value="122" table:style-name="ce52">
            <text:p>122</text:p>
          </table:table-cell>
          <table:table-cell office:value-type="float" office:value="97" table:style-name="ce52">
            <text:p>97</text:p>
          </table:table-cell>
          <table:table-cell office:value-type="float" office:value="75" table:style-name="ce53">
            <text:p>75</text:p>
          </table:table-cell>
          <table:table-cell office:value-type="float" office:value="153" table:style-name="ce52">
            <text:p>153</text:p>
          </table:table-cell>
          <table:table-cell office:value-type="float" office:value="52" table:style-name="ce52">
            <text:p>52</text:p>
          </table:table-cell>
          <table:table-cell office:value-type="float" office:value="44" table:style-name="ce52">
            <text:p>44</text:p>
          </table:table-cell>
          <table:table-cell office:value-type="float" office:value="28" table:style-name="ce52">
            <text:p>28</text:p>
          </table:table-cell>
          <table:table-cell office:value-type="float" office:value="18" table:style-name="ce52">
            <text:p>18</text:p>
          </table:table-cell>
          <table:table-cell office:value-type="float" office:value="11" table:style-name="ce53">
            <text:p>11</text:p>
          </table:table-cell>
          <table:table-cell office:value-type="float" office:value="22" table:style-name="ce52">
            <text:p>22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04853" table:style-name="ce57">
            <text:p>104,853</text:p>
          </table:table-cell>
          <table:table-cell office:value-type="float" office:value="3577" table:style-name="ce58">
            <text:p>3,577</text:p>
          </table:table-cell>
          <table:table-cell office:value-type="float" office:value="642" table:style-name="ce57">
            <text:p>642</text:p>
          </table:table-cell>
          <table:table-cell office:value-type="float" office:value="682" table:style-name="ce57">
            <text:p>682</text:p>
          </table:table-cell>
          <table:table-cell office:value-type="float" office:value="717" table:style-name="ce57">
            <text:p>717</text:p>
          </table:table-cell>
          <table:table-cell office:value-type="float" office:value="722" table:style-name="ce57">
            <text:p>722</text:p>
          </table:table-cell>
          <table:table-cell office:value-type="float" office:value="814" table:style-name="ce57">
            <text:p>814</text:p>
          </table:table-cell>
          <table:table-cell office:value-type="float" office:value="3963" table:style-name="ce57">
            <text:p>3,963</text:p>
          </table:table-cell>
          <table:table-cell office:value-type="float" office:value="784" table:style-name="ce57">
            <text:p>784</text:p>
          </table:table-cell>
          <table:table-cell office:value-type="float" office:value="789" table:style-name="ce57">
            <text:p>789</text:p>
          </table:table-cell>
          <table:table-cell office:value-type="float" office:value="798" table:style-name="ce57">
            <text:p>798</text:p>
          </table:table-cell>
          <table:table-cell office:value-type="float" office:value="801" table:style-name="ce57">
            <text:p>801</text:p>
          </table:table-cell>
          <table:table-cell office:value-type="float" office:value="791" table:style-name="ce58">
            <text:p>791</text:p>
          </table:table-cell>
          <table:table-cell office:value-type="float" office:value="4259" table:style-name="ce57">
            <text:p>4,259</text:p>
          </table:table-cell>
          <table:table-cell office:value-type="float" office:value="799" table:style-name="ce57">
            <text:p>799</text:p>
          </table:table-cell>
          <table:table-cell office:value-type="float" office:value="792" table:style-name="ce57">
            <text:p>792</text:p>
          </table:table-cell>
          <table:table-cell office:value-type="float" office:value="840" table:style-name="ce57">
            <text:p>840</text:p>
          </table:table-cell>
          <table:table-cell office:value-type="float" office:value="931" table:style-name="ce57">
            <text:p>931</text:p>
          </table:table-cell>
          <table:table-cell office:value-type="float" office:value="897" table:style-name="ce58">
            <text:p>897</text:p>
          </table:table-cell>
          <table:table-cell office:value-type="float" office:value="5462" table:style-name="ce57">
            <text:p>5,462</text:p>
          </table:table-cell>
          <table:table-cell office:value-type="float" office:value="928" table:style-name="ce57">
            <text:p>928</text:p>
          </table:table-cell>
          <table:table-cell office:value-type="float" office:value="947" table:style-name="ce57">
            <text:p>947</text:p>
          </table:table-cell>
          <table:table-cell office:value-type="float" office:value="1114" table:style-name="ce57">
            <text:p>1,114</text:p>
          </table:table-cell>
          <table:table-cell office:value-type="float" office:value="1183" table:style-name="ce57">
            <text:p>1,183</text:p>
          </table:table-cell>
          <table:table-cell office:value-type="float" office:value="1290" table:style-name="ce58">
            <text:p>1,290</text:p>
          </table:table-cell>
          <table:table-cell office:value-type="float" office:value="7031" table:style-name="ce57">
            <text:p>7,031</text:p>
          </table:table-cell>
          <table:table-cell office:value-type="float" office:value="1303" table:style-name="ce57">
            <text:p>1,303</text:p>
          </table:table-cell>
          <table:table-cell office:value-type="float" office:value="1307" table:style-name="ce57">
            <text:p>1,307</text:p>
          </table:table-cell>
          <table:table-cell office:value-type="float" office:value="1383" table:style-name="ce57">
            <text:p>1,383</text:p>
          </table:table-cell>
          <table:table-cell office:value-type="float" office:value="1531" table:style-name="ce57">
            <text:p>1,531</text:p>
          </table:table-cell>
          <table:table-cell office:value-type="float" office:value="1507" table:style-name="ce58">
            <text:p>1,507</text:p>
          </table:table-cell>
          <table:table-cell office:value-type="float" office:value="6878" table:style-name="ce57">
            <text:p>6,878</text:p>
          </table:table-cell>
          <table:table-cell office:value-type="float" office:value="1404" table:style-name="ce57">
            <text:p>1,404</text:p>
          </table:table-cell>
          <table:table-cell office:value-type="float" office:value="1399" table:style-name="ce57">
            <text:p>1,399</text:p>
          </table:table-cell>
          <table:table-cell office:value-type="float" office:value="1405" table:style-name="ce57">
            <text:p>1,405</text:p>
          </table:table-cell>
          <table:table-cell office:value-type="float" office:value="1386" table:style-name="ce57">
            <text:p>1,386</text:p>
          </table:table-cell>
          <table:table-cell office:value-type="float" office:value="1284" table:style-name="ce58">
            <text:p>1,284</text:p>
          </table:table-cell>
          <table:table-cell office:value-type="float" office:value="6062" table:style-name="ce57">
            <text:p>6,062</text:p>
          </table:table-cell>
          <table:table-cell office:value-type="float" office:value="1264" table:style-name="ce57">
            <text:p>1,264</text:p>
          </table:table-cell>
          <table:table-cell office:value-type="float" office:value="1249" table:style-name="ce57">
            <text:p>1,249</text:p>
          </table:table-cell>
          <table:table-cell office:value-type="float" office:value="1140" table:style-name="ce57">
            <text:p>1,140</text:p>
          </table:table-cell>
          <table:table-cell office:value-type="float" office:value="1146" table:style-name="ce57">
            <text:p>1,146</text:p>
          </table:table-cell>
          <table:table-cell office:value-type="float" office:value="1263" table:style-name="ce58">
            <text:p>1,263</text:p>
          </table:table-cell>
          <table:table-cell office:value-type="float" office:value="7308" table:style-name="ce57">
            <text:p>7,308</text:p>
          </table:table-cell>
          <table:table-cell office:value-type="float" office:value="1264" table:style-name="ce57">
            <text:p>1,264</text:p>
          </table:table-cell>
          <table:table-cell office:value-type="float" office:value="1421" table:style-name="ce57">
            <text:p>1,421</text:p>
          </table:table-cell>
          <table:table-cell office:value-type="float" office:value="1570" table:style-name="ce57">
            <text:p>1,570</text:p>
          </table:table-cell>
          <table:table-cell office:value-type="float" office:value="1500" table:style-name="ce57">
            <text:p>1,500</text:p>
          </table:table-cell>
          <table:table-cell office:value-type="float" office:value="1553" table:style-name="ce58">
            <text:p>1,553</text:p>
          </table:table-cell>
          <table:table-cell office:value-type="float" office:value="7892" table:style-name="ce57">
            <text:p>7,892</text:p>
          </table:table-cell>
          <table:table-cell office:value-type="float" office:value="1541" table:style-name="ce57">
            <text:p>1,541</text:p>
          </table:table-cell>
          <table:table-cell office:value-type="float" office:value="1574" table:style-name="ce57">
            <text:p>1,574</text:p>
          </table:table-cell>
          <table:table-cell office:value-type="float" office:value="1530" table:style-name="ce57">
            <text:p>1,530</text:p>
          </table:table-cell>
          <table:table-cell office:value-type="float" office:value="1638" table:style-name="ce57">
            <text:p>1,638</text:p>
          </table:table-cell>
          <table:table-cell office:value-type="float" office:value="1609" table:style-name="ce58">
            <text:p>1,609</text:p>
          </table:table-cell>
          <table:table-cell office:value-type="float" office:value="7931" table:style-name="ce57">
            <text:p>7,931</text:p>
          </table:table-cell>
          <table:table-cell office:value-type="float" office:value="1444" table:style-name="ce57">
            <text:p>1,444</text:p>
          </table:table-cell>
          <table:table-cell office:value-type="float" office:value="1527" table:style-name="ce57">
            <text:p>1,527</text:p>
          </table:table-cell>
          <table:table-cell office:value-type="float" office:value="1603" table:style-name="ce57">
            <text:p>1,603</text:p>
          </table:table-cell>
          <table:table-cell office:value-type="float" office:value="1673" table:style-name="ce57">
            <text:p>1,673</text:p>
          </table:table-cell>
          <table:table-cell office:value-type="float" office:value="1684" table:style-name="ce58">
            <text:p>1,684</text:p>
          </table:table-cell>
          <table:table-cell office:value-type="float" office:value="8118" table:style-name="ce57">
            <text:p>8,118</text:p>
          </table:table-cell>
          <table:table-cell office:value-type="float" office:value="1648" table:style-name="ce57">
            <text:p>1,648</text:p>
          </table:table-cell>
          <table:table-cell office:value-type="float" office:value="1562" table:style-name="ce57">
            <text:p>1,562</text:p>
          </table:table-cell>
          <table:table-cell office:value-type="float" office:value="1648" table:style-name="ce57">
            <text:p>1,648</text:p>
          </table:table-cell>
          <table:table-cell office:value-type="float" office:value="1625" table:style-name="ce57">
            <text:p>1,625</text:p>
          </table:table-cell>
          <table:table-cell office:value-type="float" office:value="1635" table:style-name="ce58">
            <text:p>1,635</text:p>
          </table:table-cell>
          <table:table-cell office:value-type="float" office:value="8322" table:style-name="ce57">
            <text:p>8,322</text:p>
          </table:table-cell>
          <table:table-cell office:value-type="float" office:value="1684" table:style-name="ce57">
            <text:p>1,684</text:p>
          </table:table-cell>
          <table:table-cell office:value-type="float" office:value="1720" table:style-name="ce57">
            <text:p>1,720</text:p>
          </table:table-cell>
          <table:table-cell office:value-type="float" office:value="1722" table:style-name="ce57">
            <text:p>1,722</text:p>
          </table:table-cell>
          <table:table-cell office:value-type="float" office:value="1649" table:style-name="ce57">
            <text:p>1,649</text:p>
          </table:table-cell>
          <table:table-cell office:value-type="float" office:value="1547" table:style-name="ce58">
            <text:p>1,547</text:p>
          </table:table-cell>
          <table:table-cell office:value-type="float" office:value="7871" table:style-name="ce57">
            <text:p>7,871</text:p>
          </table:table-cell>
          <table:table-cell office:value-type="float" office:value="1720" table:style-name="ce57">
            <text:p>1,720</text:p>
          </table:table-cell>
          <table:table-cell office:value-type="float" office:value="1637" table:style-name="ce57">
            <text:p>1,637</text:p>
          </table:table-cell>
          <table:table-cell office:value-type="float" office:value="1516" table:style-name="ce57">
            <text:p>1,516</text:p>
          </table:table-cell>
          <table:table-cell office:value-type="float" office:value="1420" table:style-name="ce57">
            <text:p>1,420</text:p>
          </table:table-cell>
          <table:table-cell office:value-type="float" office:value="1578" table:style-name="ce58">
            <text:p>1,578</text:p>
          </table:table-cell>
          <table:table-cell office:value-type="float" office:value="6838" table:style-name="ce57">
            <text:p>6,838</text:p>
          </table:table-cell>
          <table:table-cell office:value-type="float" office:value="1474" table:style-name="ce57">
            <text:p>1,474</text:p>
          </table:table-cell>
          <table:table-cell office:value-type="float" office:value="1357" table:style-name="ce57">
            <text:p>1,357</text:p>
          </table:table-cell>
          <table:table-cell office:value-type="float" office:value="1354" table:style-name="ce57">
            <text:p>1,354</text:p>
          </table:table-cell>
          <table:table-cell office:value-type="float" office:value="1391" table:style-name="ce57">
            <text:p>1,391</text:p>
          </table:table-cell>
          <table:table-cell office:value-type="float" office:value="1262" table:style-name="ce58">
            <text:p>1,262</text:p>
          </table:table-cell>
          <table:table-cell office:value-type="float" office:value="4529" table:style-name="ce57">
            <text:p>4,529</text:p>
          </table:table-cell>
          <table:table-cell office:value-type="float" office:value="1114" table:style-name="ce57">
            <text:p>1,114</text:p>
          </table:table-cell>
          <table:table-cell office:value-type="float" office:value="989" table:style-name="ce57">
            <text:p>989</text:p>
          </table:table-cell>
          <table:table-cell office:value-type="float" office:value="940" table:style-name="ce57">
            <text:p>940</text:p>
          </table:table-cell>
          <table:table-cell office:value-type="float" office:value="860" table:style-name="ce57">
            <text:p>860</text:p>
          </table:table-cell>
          <table:table-cell office:value-type="float" office:value="626" table:style-name="ce58">
            <text:p>626</text:p>
          </table:table-cell>
          <table:table-cell office:value-type="float" office:value="3606" table:style-name="ce57">
            <text:p>3,606</text:p>
          </table:table-cell>
          <table:table-cell office:value-type="float" office:value="706" table:style-name="ce57">
            <text:p>706</text:p>
          </table:table-cell>
          <table:table-cell office:value-type="float" office:value="738" table:style-name="ce57">
            <text:p>738</text:p>
          </table:table-cell>
          <table:table-cell office:value-type="float" office:value="739" table:style-name="ce57">
            <text:p>739</text:p>
          </table:table-cell>
          <table:table-cell office:value-type="float" office:value="724" table:style-name="ce57">
            <text:p>724</text:p>
          </table:table-cell>
          <table:table-cell office:value-type="float" office:value="699" table:style-name="ce58">
            <text:p>699</text:p>
          </table:table-cell>
          <table:table-cell office:value-type="float" office:value="2799" table:style-name="ce57">
            <text:p>2,799</text:p>
          </table:table-cell>
          <table:table-cell office:value-type="float" office:value="650" table:style-name="ce57">
            <text:p>650</text:p>
          </table:table-cell>
          <table:table-cell office:value-type="float" office:value="605" table:style-name="ce57">
            <text:p>605</text:p>
          </table:table-cell>
          <table:table-cell office:value-type="float" office:value="544" table:style-name="ce57">
            <text:p>544</text:p>
          </table:table-cell>
          <table:table-cell office:value-type="float" office:value="533" table:style-name="ce57">
            <text:p>533</text:p>
          </table:table-cell>
          <table:table-cell office:value-type="float" office:value="467" table:style-name="ce58">
            <text:p>467</text:p>
          </table:table-cell>
          <table:table-cell office:value-type="float" office:value="1598" table:style-name="ce57">
            <text:p>1,598</text:p>
          </table:table-cell>
          <table:table-cell office:value-type="float" office:value="432" table:style-name="ce57">
            <text:p>432</text:p>
          </table:table-cell>
          <table:table-cell office:value-type="float" office:value="372" table:style-name="ce57">
            <text:p>372</text:p>
          </table:table-cell>
          <table:table-cell office:value-type="float" office:value="285" table:style-name="ce57">
            <text:p>285</text:p>
          </table:table-cell>
          <table:table-cell office:value-type="float" office:value="287" table:style-name="ce57">
            <text:p>287</text:p>
          </table:table-cell>
          <table:table-cell office:value-type="float" office:value="222" table:style-name="ce58">
            <text:p>222</text:p>
          </table:table-cell>
          <table:table-cell office:value-type="float" office:value="641" table:style-name="ce57">
            <text:p>641</text:p>
          </table:table-cell>
          <table:table-cell office:value-type="float" office:value="197" table:style-name="ce57">
            <text:p>197</text:p>
          </table:table-cell>
          <table:table-cell office:value-type="float" office:value="162" table:style-name="ce57">
            <text:p>162</text:p>
          </table:table-cell>
          <table:table-cell office:value-type="float" office:value="97" table:style-name="ce57">
            <text:p>97</text:p>
          </table:table-cell>
          <table:table-cell office:value-type="float" office:value="109" table:style-name="ce57">
            <text:p>109</text:p>
          </table:table-cell>
          <table:table-cell office:value-type="float" office:value="76" table:style-name="ce58">
            <text:p>76</text:p>
          </table:table-cell>
          <table:table-cell office:value-type="float" office:value="150" table:style-name="ce57">
            <text:p>150</text:p>
          </table:table-cell>
          <table:table-cell office:value-type="float" office:value="41" table:style-name="ce57">
            <text:p>41</text:p>
          </table:table-cell>
          <table:table-cell office:value-type="float" office:value="42" table:style-name="ce57">
            <text:p>42</text:p>
          </table:table-cell>
          <table:table-cell office:value-type="float" office:value="29" table:style-name="ce57">
            <text:p>29</text:p>
          </table:table-cell>
          <table:table-cell office:value-type="float" office:value="27" table:style-name="ce57">
            <text:p>27</text:p>
          </table:table-cell>
          <table:table-cell office:value-type="float" office:value="11" table:style-name="ce58">
            <text:p>11</text:p>
          </table:table-cell>
          <table:table-cell office:value-type="float" office:value="18" table:style-name="ce57">
            <text:p>18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325271" table:style-name="ce52">
            <text:p>325,271</text:p>
          </table:table-cell>
          <table:table-cell office:value-type="float" office:value="12204" table:style-name="ce52">
            <text:p>12,204</text:p>
          </table:table-cell>
          <table:table-cell office:value-type="float" office:value="2106" table:style-name="ce52">
            <text:p>2,106</text:p>
          </table:table-cell>
          <table:table-cell office:value-type="float" office:value="2423" table:style-name="ce52">
            <text:p>2,423</text:p>
          </table:table-cell>
          <table:table-cell office:value-type="float" office:value="2352" table:style-name="ce52">
            <text:p>2,352</text:p>
          </table:table-cell>
          <table:table-cell office:value-type="float" office:value="2535" table:style-name="ce52">
            <text:p>2,535</text:p>
          </table:table-cell>
          <table:table-cell office:value-type="float" office:value="2788" table:style-name="ce52">
            <text:p>2,788</text:p>
          </table:table-cell>
          <table:table-cell office:value-type="float" office:value="12994" table:style-name="ce52">
            <text:p>12,994</text:p>
          </table:table-cell>
          <table:table-cell office:value-type="float" office:value="2679" table:style-name="ce52">
            <text:p>2,679</text:p>
          </table:table-cell>
          <table:table-cell office:value-type="float" office:value="2558" table:style-name="ce52">
            <text:p>2,558</text:p>
          </table:table-cell>
          <table:table-cell office:value-type="float" office:value="2718" table:style-name="ce52">
            <text:p>2,718</text:p>
          </table:table-cell>
          <table:table-cell office:value-type="float" office:value="2643" table:style-name="ce52">
            <text:p>2,643</text:p>
          </table:table-cell>
          <table:table-cell office:value-type="float" office:value="2396" table:style-name="ce53">
            <text:p>2,396</text:p>
          </table:table-cell>
          <table:table-cell office:value-type="float" office:value="13094" table:style-name="ce52">
            <text:p>13,094</text:p>
          </table:table-cell>
          <table:table-cell office:value-type="float" office:value="2436" table:style-name="ce52">
            <text:p>2,436</text:p>
          </table:table-cell>
          <table:table-cell office:value-type="float" office:value="2549" table:style-name="ce52">
            <text:p>2,549</text:p>
          </table:table-cell>
          <table:table-cell office:value-type="float" office:value="2628" table:style-name="ce52">
            <text:p>2,628</text:p>
          </table:table-cell>
          <table:table-cell office:value-type="float" office:value="2668" table:style-name="ce52">
            <text:p>2,668</text:p>
          </table:table-cell>
          <table:table-cell office:value-type="float" office:value="2813" table:style-name="ce53">
            <text:p>2,813</text:p>
          </table:table-cell>
          <table:table-cell office:value-type="float" office:value="16840" table:style-name="ce52">
            <text:p>16,840</text:p>
          </table:table-cell>
          <table:table-cell office:value-type="float" office:value="2973" table:style-name="ce52">
            <text:p>2,973</text:p>
          </table:table-cell>
          <table:table-cell office:value-type="float" office:value="3103" table:style-name="ce52">
            <text:p>3,103</text:p>
          </table:table-cell>
          <table:table-cell office:value-type="float" office:value="3316" table:style-name="ce52">
            <text:p>3,316</text:p>
          </table:table-cell>
          <table:table-cell office:value-type="float" office:value="3481" table:style-name="ce52">
            <text:p>3,481</text:p>
          </table:table-cell>
          <table:table-cell office:value-type="float" office:value="3967" table:style-name="ce53">
            <text:p>3,967</text:p>
          </table:table-cell>
          <table:table-cell office:value-type="float" office:value="21747" table:style-name="ce52">
            <text:p>21,747</text:p>
          </table:table-cell>
          <table:table-cell office:value-type="float" office:value="4060" table:style-name="ce52">
            <text:p>4,060</text:p>
          </table:table-cell>
          <table:table-cell office:value-type="float" office:value="3899" table:style-name="ce52">
            <text:p>3,899</text:p>
          </table:table-cell>
          <table:table-cell office:value-type="float" office:value="4332" table:style-name="ce52">
            <text:p>4,332</text:p>
          </table:table-cell>
          <table:table-cell office:value-type="float" office:value="4818" table:style-name="ce52">
            <text:p>4,818</text:p>
          </table:table-cell>
          <table:table-cell office:value-type="float" office:value="4638" table:style-name="ce53">
            <text:p>4,638</text:p>
          </table:table-cell>
          <table:table-cell office:value-type="float" office:value="23035" table:style-name="ce52">
            <text:p>23,035</text:p>
          </table:table-cell>
          <table:table-cell office:value-type="float" office:value="4698" table:style-name="ce52">
            <text:p>4,698</text:p>
          </table:table-cell>
          <table:table-cell office:value-type="float" office:value="4790" table:style-name="ce52">
            <text:p>4,790</text:p>
          </table:table-cell>
          <table:table-cell office:value-type="float" office:value="4621" table:style-name="ce52">
            <text:p>4,621</text:p>
          </table:table-cell>
          <table:table-cell office:value-type="float" office:value="4475" table:style-name="ce52">
            <text:p>4,475</text:p>
          </table:table-cell>
          <table:table-cell office:value-type="float" office:value="4451" table:style-name="ce53">
            <text:p>4,451</text:p>
          </table:table-cell>
          <table:table-cell office:value-type="float" office:value="20151" table:style-name="ce52">
            <text:p>20,151</text:p>
          </table:table-cell>
          <table:table-cell office:value-type="float" office:value="4202" table:style-name="ce52">
            <text:p>4,202</text:p>
          </table:table-cell>
          <table:table-cell office:value-type="float" office:value="4141" table:style-name="ce52">
            <text:p>4,141</text:p>
          </table:table-cell>
          <table:table-cell office:value-type="float" office:value="3962" table:style-name="ce52">
            <text:p>3,962</text:p>
          </table:table-cell>
          <table:table-cell office:value-type="float" office:value="3833" table:style-name="ce52">
            <text:p>3,833</text:p>
          </table:table-cell>
          <table:table-cell office:value-type="float" office:value="4013" table:style-name="ce53">
            <text:p>4,013</text:p>
          </table:table-cell>
          <table:table-cell office:value-type="float" office:value="24140" table:style-name="ce52">
            <text:p>24,140</text:p>
          </table:table-cell>
          <table:table-cell office:value-type="float" office:value="4540" table:style-name="ce52">
            <text:p>4,540</text:p>
          </table:table-cell>
          <table:table-cell office:value-type="float" office:value="4513" table:style-name="ce52">
            <text:p>4,513</text:p>
          </table:table-cell>
          <table:table-cell office:value-type="float" office:value="4974" table:style-name="ce52">
            <text:p>4,974</text:p>
          </table:table-cell>
          <table:table-cell office:value-type="float" office:value="5011" table:style-name="ce52">
            <text:p>5,011</text:p>
          </table:table-cell>
          <table:table-cell office:value-type="float" office:value="5102" table:style-name="ce53">
            <text:p>5,102</text:p>
          </table:table-cell>
          <table:table-cell office:value-type="float" office:value="24894" table:style-name="ce52">
            <text:p>24,894</text:p>
          </table:table-cell>
          <table:table-cell office:value-type="float" office:value="4951" table:style-name="ce52">
            <text:p>4,951</text:p>
          </table:table-cell>
          <table:table-cell office:value-type="float" office:value="5022" table:style-name="ce52">
            <text:p>5,022</text:p>
          </table:table-cell>
          <table:table-cell office:value-type="float" office:value="4845" table:style-name="ce52">
            <text:p>4,845</text:p>
          </table:table-cell>
          <table:table-cell office:value-type="float" office:value="5143" table:style-name="ce52">
            <text:p>5,143</text:p>
          </table:table-cell>
          <table:table-cell office:value-type="float" office:value="4933" table:style-name="ce53">
            <text:p>4,933</text:p>
          </table:table-cell>
          <table:table-cell office:value-type="float" office:value="24440" table:style-name="ce52">
            <text:p>24,440</text:p>
          </table:table-cell>
          <table:table-cell office:value-type="float" office:value="4734" table:style-name="ce52">
            <text:p>4,734</text:p>
          </table:table-cell>
          <table:table-cell office:value-type="float" office:value="4801" table:style-name="ce52">
            <text:p>4,801</text:p>
          </table:table-cell>
          <table:table-cell office:value-type="float" office:value="4766" table:style-name="ce52">
            <text:p>4,766</text:p>
          </table:table-cell>
          <table:table-cell office:value-type="float" office:value="5045" table:style-name="ce52">
            <text:p>5,045</text:p>
          </table:table-cell>
          <table:table-cell office:value-type="float" office:value="5094" table:style-name="ce53">
            <text:p>5,094</text:p>
          </table:table-cell>
          <table:table-cell office:value-type="float" office:value="25584" table:style-name="ce52">
            <text:p>25,584</text:p>
          </table:table-cell>
          <table:table-cell office:value-type="float" office:value="5251" table:style-name="ce52">
            <text:p>5,251</text:p>
          </table:table-cell>
          <table:table-cell office:value-type="float" office:value="5161" table:style-name="ce52">
            <text:p>5,161</text:p>
          </table:table-cell>
          <table:table-cell office:value-type="float" office:value="5081" table:style-name="ce52">
            <text:p>5,081</text:p>
          </table:table-cell>
          <table:table-cell office:value-type="float" office:value="5027" table:style-name="ce52">
            <text:p>5,027</text:p>
          </table:table-cell>
          <table:table-cell office:value-type="float" office:value="5064" table:style-name="ce53">
            <text:p>5,064</text:p>
          </table:table-cell>
          <table:table-cell office:value-type="float" office:value="26055" table:style-name="ce52">
            <text:p>26,055</text:p>
          </table:table-cell>
          <table:table-cell office:value-type="float" office:value="5337" table:style-name="ce52">
            <text:p>5,337</text:p>
          </table:table-cell>
          <table:table-cell office:value-type="float" office:value="5094" table:style-name="ce52">
            <text:p>5,094</text:p>
          </table:table-cell>
          <table:table-cell office:value-type="float" office:value="5251" table:style-name="ce52">
            <text:p>5,251</text:p>
          </table:table-cell>
          <table:table-cell office:value-type="float" office:value="5293" table:style-name="ce52">
            <text:p>5,293</text:p>
          </table:table-cell>
          <table:table-cell office:value-type="float" office:value="5080" table:style-name="ce53">
            <text:p>5,080</text:p>
          </table:table-cell>
          <table:table-cell office:value-type="float" office:value="24613" table:style-name="ce52">
            <text:p>24,613</text:p>
          </table:table-cell>
          <table:table-cell office:value-type="float" office:value="5240" table:style-name="ce52">
            <text:p>5,240</text:p>
          </table:table-cell>
          <table:table-cell office:value-type="float" office:value="5000" table:style-name="ce52">
            <text:p>5,000</text:p>
          </table:table-cell>
          <table:table-cell office:value-type="float" office:value="4859" table:style-name="ce52">
            <text:p>4,859</text:p>
          </table:table-cell>
          <table:table-cell office:value-type="float" office:value="4709" table:style-name="ce52">
            <text:p>4,709</text:p>
          </table:table-cell>
          <table:table-cell office:value-type="float" office:value="4805" table:style-name="ce53">
            <text:p>4,805</text:p>
          </table:table-cell>
          <table:table-cell office:value-type="float" office:value="20365" table:style-name="ce52">
            <text:p>20,365</text:p>
          </table:table-cell>
          <table:table-cell office:value-type="float" office:value="4640" table:style-name="ce52">
            <text:p>4,640</text:p>
          </table:table-cell>
          <table:table-cell office:value-type="float" office:value="4171" table:style-name="ce52">
            <text:p>4,171</text:p>
          </table:table-cell>
          <table:table-cell office:value-type="float" office:value="4014" table:style-name="ce52">
            <text:p>4,014</text:p>
          </table:table-cell>
          <table:table-cell office:value-type="float" office:value="3922" table:style-name="ce52">
            <text:p>3,922</text:p>
          </table:table-cell>
          <table:table-cell office:value-type="float" office:value="3618" table:style-name="ce53">
            <text:p>3,618</text:p>
          </table:table-cell>
          <table:table-cell office:value-type="float" office:value="12572" table:style-name="ce52">
            <text:p>12,572</text:p>
          </table:table-cell>
          <table:table-cell office:value-type="float" office:value="3228" table:style-name="ce52">
            <text:p>3,228</text:p>
          </table:table-cell>
          <table:table-cell office:value-type="float" office:value="2886" table:style-name="ce52">
            <text:p>2,886</text:p>
          </table:table-cell>
          <table:table-cell office:value-type="float" office:value="2443" table:style-name="ce52">
            <text:p>2,443</text:p>
          </table:table-cell>
          <table:table-cell office:value-type="float" office:value="2279" table:style-name="ce52">
            <text:p>2,279</text:p>
          </table:table-cell>
          <table:table-cell office:value-type="float" office:value="1736" table:style-name="ce53">
            <text:p>1,736</text:p>
          </table:table-cell>
          <table:table-cell office:value-type="float" office:value="9365" table:style-name="ce52">
            <text:p>9,365</text:p>
          </table:table-cell>
          <table:table-cell office:value-type="float" office:value="1856" table:style-name="ce52">
            <text:p>1,856</text:p>
          </table:table-cell>
          <table:table-cell office:value-type="float" office:value="1926" table:style-name="ce52">
            <text:p>1,926</text:p>
          </table:table-cell>
          <table:table-cell office:value-type="float" office:value="1941" table:style-name="ce52">
            <text:p>1,941</text:p>
          </table:table-cell>
          <table:table-cell office:value-type="float" office:value="1916" table:style-name="ce52">
            <text:p>1,916</text:p>
          </table:table-cell>
          <table:table-cell office:value-type="float" office:value="1726" table:style-name="ce53">
            <text:p>1,726</text:p>
          </table:table-cell>
          <table:table-cell office:value-type="float" office:value="6782" table:style-name="ce52">
            <text:p>6,782</text:p>
          </table:table-cell>
          <table:table-cell office:value-type="float" office:value="1607" table:style-name="ce52">
            <text:p>1,607</text:p>
          </table:table-cell>
          <table:table-cell office:value-type="float" office:value="1487" table:style-name="ce52">
            <text:p>1,487</text:p>
          </table:table-cell>
          <table:table-cell office:value-type="float" office:value="1334" table:style-name="ce52">
            <text:p>1,334</text:p>
          </table:table-cell>
          <table:table-cell office:value-type="float" office:value="1219" table:style-name="ce52">
            <text:p>1,219</text:p>
          </table:table-cell>
          <table:table-cell office:value-type="float" office:value="1135" table:style-name="ce53">
            <text:p>1,135</text:p>
          </table:table-cell>
          <table:table-cell office:value-type="float" office:value="4019" table:style-name="ce52">
            <text:p>4,019</text:p>
          </table:table-cell>
          <table:table-cell office:value-type="float" office:value="983" table:style-name="ce52">
            <text:p>983</text:p>
          </table:table-cell>
          <table:table-cell office:value-type="float" office:value="908" table:style-name="ce52">
            <text:p>908</text:p>
          </table:table-cell>
          <table:table-cell office:value-type="float" office:value="837" table:style-name="ce52">
            <text:p>837</text:p>
          </table:table-cell>
          <table:table-cell office:value-type="float" office:value="658" table:style-name="ce52">
            <text:p>658</text:p>
          </table:table-cell>
          <table:table-cell office:value-type="float" office:value="633" table:style-name="ce53">
            <text:p>633</text:p>
          </table:table-cell>
          <table:table-cell office:value-type="float" office:value="1866" table:style-name="ce52">
            <text:p>1,866</text:p>
          </table:table-cell>
          <table:table-cell office:value-type="float" office:value="556" table:style-name="ce52">
            <text:p>556</text:p>
          </table:table-cell>
          <table:table-cell office:value-type="float" office:value="384" table:style-name="ce52">
            <text:p>384</text:p>
          </table:table-cell>
          <table:table-cell office:value-type="float" office:value="371" table:style-name="ce52">
            <text:p>371</text:p>
          </table:table-cell>
          <table:table-cell office:value-type="float" office:value="328" table:style-name="ce52">
            <text:p>328</text:p>
          </table:table-cell>
          <table:table-cell office:value-type="float" office:value="227" table:style-name="ce53">
            <text:p>227</text:p>
          </table:table-cell>
          <table:table-cell office:value-type="float" office:value="443" table:style-name="ce52">
            <text:p>443</text:p>
          </table:table-cell>
          <table:table-cell office:value-type="float" office:value="133" table:style-name="ce52">
            <text:p>133</text:p>
          </table:table-cell>
          <table:table-cell office:value-type="float" office:value="115" table:style-name="ce52">
            <text:p>115</text:p>
          </table:table-cell>
          <table:table-cell office:value-type="float" office:value="90" table:style-name="ce52">
            <text:p>90</text:p>
          </table:table-cell>
          <table:table-cell office:value-type="float" office:value="60" table:style-name="ce52">
            <text:p>60</text:p>
          </table:table-cell>
          <table:table-cell office:value-type="float" office:value="45" table:style-name="ce53">
            <text:p>45</text:p>
          </table:table-cell>
          <table:table-cell office:value-type="float" office:value="68" table:style-name="ce52">
            <text:p>6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花蓮縣</text:p>
          </table:table-cell>
          <table:table-cell office:value-type="string" table:style-name="ce50">
            <text:p>男</text:p>
          </table:table-cell>
          <table:table-cell office:value-type="float" office:value="164528" table:style-name="ce52">
            <text:p>164,528</text:p>
          </table:table-cell>
          <table:table-cell office:value-type="float" office:value="6352" table:style-name="ce52">
            <text:p>6,352</text:p>
          </table:table-cell>
          <table:table-cell office:value-type="float" office:value="1099" table:style-name="ce55">
            <text:p>1,099</text:p>
          </table:table-cell>
          <table:table-cell office:value-type="float" office:value="1285" table:style-name="ce55">
            <text:p>1,285</text:p>
          </table:table-cell>
          <table:table-cell office:value-type="float" office:value="1212" table:style-name="ce55">
            <text:p>1,212</text:p>
          </table:table-cell>
          <table:table-cell office:value-type="float" office:value="1295" table:style-name="ce55">
            <text:p>1,295</text:p>
          </table:table-cell>
          <table:table-cell office:value-type="float" office:value="1461" table:style-name="ce55">
            <text:p>1,461</text:p>
          </table:table-cell>
          <table:table-cell office:value-type="float" office:value="6816" table:style-name="ce55">
            <text:p>6,816</text:p>
          </table:table-cell>
          <table:table-cell office:value-type="float" office:value="1387" table:style-name="ce55">
            <text:p>1,387</text:p>
          </table:table-cell>
          <table:table-cell office:value-type="float" office:value="1342" table:style-name="ce55">
            <text:p>1,342</text:p>
          </table:table-cell>
          <table:table-cell office:value-type="float" office:value="1397" table:style-name="ce55">
            <text:p>1,397</text:p>
          </table:table-cell>
          <table:table-cell office:value-type="float" office:value="1414" table:style-name="ce55">
            <text:p>1,414</text:p>
          </table:table-cell>
          <table:table-cell office:value-type="float" office:value="1276" table:style-name="ce56">
            <text:p>1,276</text:p>
          </table:table-cell>
          <table:table-cell office:value-type="float" office:value="6905" table:style-name="ce55">
            <text:p>6,905</text:p>
          </table:table-cell>
          <table:table-cell office:value-type="float" office:value="1305" table:style-name="ce55">
            <text:p>1,305</text:p>
          </table:table-cell>
          <table:table-cell office:value-type="float" office:value="1329" table:style-name="ce55">
            <text:p>1,329</text:p>
          </table:table-cell>
          <table:table-cell office:value-type="float" office:value="1382" table:style-name="ce55">
            <text:p>1,382</text:p>
          </table:table-cell>
          <table:table-cell office:value-type="float" office:value="1424" table:style-name="ce55">
            <text:p>1,424</text:p>
          </table:table-cell>
          <table:table-cell office:value-type="float" office:value="1465" table:style-name="ce56">
            <text:p>1,465</text:p>
          </table:table-cell>
          <table:table-cell office:value-type="float" office:value="8815" table:style-name="ce55">
            <text:p>8,815</text:p>
          </table:table-cell>
          <table:table-cell office:value-type="float" office:value="1534" table:style-name="ce55">
            <text:p>1,534</text:p>
          </table:table-cell>
          <table:table-cell office:value-type="float" office:value="1645" table:style-name="ce55">
            <text:p>1,645</text:p>
          </table:table-cell>
          <table:table-cell office:value-type="float" office:value="1760" table:style-name="ce55">
            <text:p>1,760</text:p>
          </table:table-cell>
          <table:table-cell office:value-type="float" office:value="1813" table:style-name="ce55">
            <text:p>1,813</text:p>
          </table:table-cell>
          <table:table-cell office:value-type="float" office:value="2063" table:style-name="ce56">
            <text:p>2,063</text:p>
          </table:table-cell>
          <table:table-cell office:value-type="float" office:value="11326" table:style-name="ce55">
            <text:p>11,326</text:p>
          </table:table-cell>
          <table:table-cell office:value-type="float" office:value="2078" table:style-name="ce55">
            <text:p>2,078</text:p>
          </table:table-cell>
          <table:table-cell office:value-type="float" office:value="2082" table:style-name="ce55">
            <text:p>2,082</text:p>
          </table:table-cell>
          <table:table-cell office:value-type="float" office:value="2266" table:style-name="ce55">
            <text:p>2,266</text:p>
          </table:table-cell>
          <table:table-cell office:value-type="float" office:value="2505" table:style-name="ce55">
            <text:p>2,505</text:p>
          </table:table-cell>
          <table:table-cell office:value-type="float" office:value="2395" table:style-name="ce56">
            <text:p>2,395</text:p>
          </table:table-cell>
          <table:table-cell office:value-type="float" office:value="12011" table:style-name="ce55">
            <text:p>12,011</text:p>
          </table:table-cell>
          <table:table-cell office:value-type="float" office:value="2431" table:style-name="ce55">
            <text:p>2,431</text:p>
          </table:table-cell>
          <table:table-cell office:value-type="float" office:value="2494" table:style-name="ce55">
            <text:p>2,494</text:p>
          </table:table-cell>
          <table:table-cell office:value-type="float" office:value="2440" table:style-name="ce55">
            <text:p>2,440</text:p>
          </table:table-cell>
          <table:table-cell office:value-type="float" office:value="2322" table:style-name="ce55">
            <text:p>2,322</text:p>
          </table:table-cell>
          <table:table-cell office:value-type="float" office:value="2324" table:style-name="ce56">
            <text:p>2,324</text:p>
          </table:table-cell>
          <table:table-cell office:value-type="float" office:value="10638" table:style-name="ce55">
            <text:p>10,638</text:p>
          </table:table-cell>
          <table:table-cell office:value-type="float" office:value="2210" table:style-name="ce55">
            <text:p>2,210</text:p>
          </table:table-cell>
          <table:table-cell office:value-type="float" office:value="2181" table:style-name="ce55">
            <text:p>2,181</text:p>
          </table:table-cell>
          <table:table-cell office:value-type="float" office:value="2057" table:style-name="ce55">
            <text:p>2,057</text:p>
          </table:table-cell>
          <table:table-cell office:value-type="float" office:value="2080" table:style-name="ce55">
            <text:p>2,080</text:p>
          </table:table-cell>
          <table:table-cell office:value-type="float" office:value="2110" table:style-name="ce56">
            <text:p>2,110</text:p>
          </table:table-cell>
          <table:table-cell office:value-type="float" office:value="12521" table:style-name="ce55">
            <text:p>12,521</text:p>
          </table:table-cell>
          <table:table-cell office:value-type="float" office:value="2395" table:style-name="ce55">
            <text:p>2,395</text:p>
          </table:table-cell>
          <table:table-cell office:value-type="float" office:value="2308" table:style-name="ce55">
            <text:p>2,308</text:p>
          </table:table-cell>
          <table:table-cell office:value-type="float" office:value="2610" table:style-name="ce55">
            <text:p>2,610</text:p>
          </table:table-cell>
          <table:table-cell office:value-type="float" office:value="2596" table:style-name="ce55">
            <text:p>2,596</text:p>
          </table:table-cell>
          <table:table-cell office:value-type="float" office:value="2612" table:style-name="ce56">
            <text:p>2,612</text:p>
          </table:table-cell>
          <table:table-cell office:value-type="float" office:value="12725" table:style-name="ce55">
            <text:p>12,725</text:p>
          </table:table-cell>
          <table:table-cell office:value-type="float" office:value="2577" table:style-name="ce55">
            <text:p>2,577</text:p>
          </table:table-cell>
          <table:table-cell office:value-type="float" office:value="2556" table:style-name="ce55">
            <text:p>2,556</text:p>
          </table:table-cell>
          <table:table-cell office:value-type="float" office:value="2499" table:style-name="ce55">
            <text:p>2,499</text:p>
          </table:table-cell>
          <table:table-cell office:value-type="float" office:value="2620" table:style-name="ce55">
            <text:p>2,620</text:p>
          </table:table-cell>
          <table:table-cell office:value-type="float" office:value="2473" table:style-name="ce56">
            <text:p>2,473</text:p>
          </table:table-cell>
          <table:table-cell office:value-type="float" office:value="12194" table:style-name="ce55">
            <text:p>12,194</text:p>
          </table:table-cell>
          <table:table-cell office:value-type="float" office:value="2373" table:style-name="ce55">
            <text:p>2,373</text:p>
          </table:table-cell>
          <table:table-cell office:value-type="float" office:value="2396" table:style-name="ce55">
            <text:p>2,396</text:p>
          </table:table-cell>
          <table:table-cell office:value-type="float" office:value="2366" table:style-name="ce55">
            <text:p>2,366</text:p>
          </table:table-cell>
          <table:table-cell office:value-type="float" office:value="2513" table:style-name="ce55">
            <text:p>2,513</text:p>
          </table:table-cell>
          <table:table-cell office:value-type="float" office:value="2546" table:style-name="ce56">
            <text:p>2,546</text:p>
          </table:table-cell>
          <table:table-cell office:value-type="float" office:value="13374" table:style-name="ce55">
            <text:p>13,374</text:p>
          </table:table-cell>
          <table:table-cell office:value-type="float" office:value="2741" table:style-name="ce55">
            <text:p>2,741</text:p>
          </table:table-cell>
          <table:table-cell office:value-type="float" office:value="2643" table:style-name="ce55">
            <text:p>2,643</text:p>
          </table:table-cell>
          <table:table-cell office:value-type="float" office:value="2690" table:style-name="ce55">
            <text:p>2,690</text:p>
          </table:table-cell>
          <table:table-cell office:value-type="float" office:value="2652" table:style-name="ce55">
            <text:p>2,652</text:p>
          </table:table-cell>
          <table:table-cell office:value-type="float" office:value="2648" table:style-name="ce56">
            <text:p>2,648</text:p>
          </table:table-cell>
          <table:table-cell office:value-type="float" office:value="13169" table:style-name="ce55">
            <text:p>13,169</text:p>
          </table:table-cell>
          <table:table-cell office:value-type="float" office:value="2733" table:style-name="ce55">
            <text:p>2,733</text:p>
          </table:table-cell>
          <table:table-cell office:value-type="float" office:value="2606" table:style-name="ce55">
            <text:p>2,606</text:p>
          </table:table-cell>
          <table:table-cell office:value-type="float" office:value="2698" table:style-name="ce55">
            <text:p>2,698</text:p>
          </table:table-cell>
          <table:table-cell office:value-type="float" office:value="2598" table:style-name="ce55">
            <text:p>2,598</text:p>
          </table:table-cell>
          <table:table-cell office:value-type="float" office:value="2534" table:style-name="ce56">
            <text:p>2,534</text:p>
          </table:table-cell>
          <table:table-cell office:value-type="float" office:value="12192" table:style-name="ce55">
            <text:p>12,192</text:p>
          </table:table-cell>
          <table:table-cell office:value-type="float" office:value="2625" table:style-name="ce55">
            <text:p>2,625</text:p>
          </table:table-cell>
          <table:table-cell office:value-type="float" office:value="2432" table:style-name="ce55">
            <text:p>2,432</text:p>
          </table:table-cell>
          <table:table-cell office:value-type="float" office:value="2418" table:style-name="ce55">
            <text:p>2,418</text:p>
          </table:table-cell>
          <table:table-cell office:value-type="float" office:value="2313" table:style-name="ce55">
            <text:p>2,313</text:p>
          </table:table-cell>
          <table:table-cell office:value-type="float" office:value="2404" table:style-name="ce56">
            <text:p>2,404</text:p>
          </table:table-cell>
          <table:table-cell office:value-type="float" office:value="9946" table:style-name="ce55">
            <text:p>9,946</text:p>
          </table:table-cell>
          <table:table-cell office:value-type="float" office:value="2281" table:style-name="ce55">
            <text:p>2,281</text:p>
          </table:table-cell>
          <table:table-cell office:value-type="float" office:value="2089" table:style-name="ce55">
            <text:p>2,089</text:p>
          </table:table-cell>
          <table:table-cell office:value-type="float" office:value="1961" table:style-name="ce55">
            <text:p>1,961</text:p>
          </table:table-cell>
          <table:table-cell office:value-type="float" office:value="1881" table:style-name="ce55">
            <text:p>1,881</text:p>
          </table:table-cell>
          <table:table-cell office:value-type="float" office:value="1734" table:style-name="ce56">
            <text:p>1,734</text:p>
          </table:table-cell>
          <table:table-cell office:value-type="float" office:value="5814" table:style-name="ce55">
            <text:p>5,814</text:p>
          </table:table-cell>
          <table:table-cell office:value-type="float" office:value="1517" table:style-name="ce55">
            <text:p>1,517</text:p>
          </table:table-cell>
          <table:table-cell office:value-type="float" office:value="1288" table:style-name="ce55">
            <text:p>1,288</text:p>
          </table:table-cell>
          <table:table-cell office:value-type="float" office:value="1156" table:style-name="ce55">
            <text:p>1,156</text:p>
          </table:table-cell>
          <table:table-cell office:value-type="float" office:value="1065" table:style-name="ce55">
            <text:p>1,065</text:p>
          </table:table-cell>
          <table:table-cell office:value-type="float" office:value="788" table:style-name="ce56">
            <text:p>788</text:p>
          </table:table-cell>
          <table:table-cell office:value-type="float" office:value="4065" table:style-name="ce55">
            <text:p>4,065</text:p>
          </table:table-cell>
          <table:table-cell office:value-type="float" office:value="821" table:style-name="ce55">
            <text:p>821</text:p>
          </table:table-cell>
          <table:table-cell office:value-type="float" office:value="820" table:style-name="ce55">
            <text:p>820</text:p>
          </table:table-cell>
          <table:table-cell office:value-type="float" office:value="862" table:style-name="ce55">
            <text:p>862</text:p>
          </table:table-cell>
          <table:table-cell office:value-type="float" office:value="816" table:style-name="ce55">
            <text:p>816</text:p>
          </table:table-cell>
          <table:table-cell office:value-type="float" office:value="746" table:style-name="ce56">
            <text:p>746</text:p>
          </table:table-cell>
          <table:table-cell office:value-type="float" office:value="2839" table:style-name="ce55">
            <text:p>2,839</text:p>
          </table:table-cell>
          <table:table-cell office:value-type="float" office:value="684" table:style-name="ce55">
            <text:p>684</text:p>
          </table:table-cell>
          <table:table-cell office:value-type="float" office:value="619" table:style-name="ce55">
            <text:p>619</text:p>
          </table:table-cell>
          <table:table-cell office:value-type="float" office:value="581" table:style-name="ce55">
            <text:p>581</text:p>
          </table:table-cell>
          <table:table-cell office:value-type="float" office:value="485" table:style-name="ce55">
            <text:p>485</text:p>
          </table:table-cell>
          <table:table-cell office:value-type="float" office:value="470" table:style-name="ce56">
            <text:p>470</text:p>
          </table:table-cell>
          <table:table-cell office:value-type="float" office:value="1702" table:style-name="ce55">
            <text:p>1,702</text:p>
          </table:table-cell>
          <table:table-cell office:value-type="float" office:value="413" table:style-name="ce55">
            <text:p>413</text:p>
          </table:table-cell>
          <table:table-cell office:value-type="float" office:value="352" table:style-name="ce55">
            <text:p>352</text:p>
          </table:table-cell>
          <table:table-cell office:value-type="float" office:value="380" table:style-name="ce55">
            <text:p>380</text:p>
          </table:table-cell>
          <table:table-cell office:value-type="float" office:value="274" table:style-name="ce55">
            <text:p>274</text:p>
          </table:table-cell>
          <table:table-cell office:value-type="float" office:value="283" table:style-name="ce56">
            <text:p>283</text:p>
          </table:table-cell>
          <table:table-cell office:value-type="float" office:value="878" table:style-name="ce55">
            <text:p>878</text:p>
          </table:table-cell>
          <table:table-cell office:value-type="float" office:value="243" table:style-name="ce55">
            <text:p>243</text:p>
          </table:table-cell>
          <table:table-cell office:value-type="float" office:value="166" table:style-name="ce55">
            <text:p>166</text:p>
          </table:table-cell>
          <table:table-cell office:value-type="float" office:value="191" table:style-name="ce55">
            <text:p>191</text:p>
          </table:table-cell>
          <table:table-cell office:value-type="float" office:value="160" table:style-name="ce55">
            <text:p>160</text:p>
          </table:table-cell>
          <table:table-cell office:value-type="float" office:value="118" table:style-name="ce56">
            <text:p>118</text:p>
          </table:table-cell>
          <table:table-cell office:value-type="float" office:value="208" table:style-name="ce55">
            <text:p>208</text:p>
          </table:table-cell>
          <table:table-cell office:value-type="float" office:value="66" table:style-name="ce55">
            <text:p>66</text:p>
          </table:table-cell>
          <table:table-cell office:value-type="float" office:value="52" table:style-name="ce55">
            <text:p>52</text:p>
          </table:table-cell>
          <table:table-cell office:value-type="float" office:value="40" table:style-name="ce55">
            <text:p>40</text:p>
          </table:table-cell>
          <table:table-cell office:value-type="float" office:value="31" table:style-name="ce55">
            <text:p>31</text:p>
          </table:table-cell>
          <table:table-cell office:value-type="float" office:value="19" table:style-name="ce56">
            <text:p>19</text:p>
          </table:table-cell>
          <table:table-cell office:value-type="float" office:value="38" table:style-name="ce55">
            <text:p>38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60743" table:style-name="ce57">
            <text:p>160,743</text:p>
          </table:table-cell>
          <table:table-cell office:value-type="float" office:value="5852" table:style-name="ce58">
            <text:p>5,852</text:p>
          </table:table-cell>
          <table:table-cell office:value-type="float" office:value="1007" table:style-name="ce59">
            <text:p>1,007</text:p>
          </table:table-cell>
          <table:table-cell office:value-type="float" office:value="1138" table:style-name="ce59">
            <text:p>1,138</text:p>
          </table:table-cell>
          <table:table-cell office:value-type="float" office:value="1140" table:style-name="ce59">
            <text:p>1,140</text:p>
          </table:table-cell>
          <table:table-cell office:value-type="float" office:value="1240" table:style-name="ce59">
            <text:p>1,240</text:p>
          </table:table-cell>
          <table:table-cell office:value-type="float" office:value="1327" table:style-name="ce59">
            <text:p>1,327</text:p>
          </table:table-cell>
          <table:table-cell office:value-type="float" office:value="6178" table:style-name="ce59">
            <text:p>6,178</text:p>
          </table:table-cell>
          <table:table-cell office:value-type="float" office:value="1292" table:style-name="ce59">
            <text:p>1,292</text:p>
          </table:table-cell>
          <table:table-cell office:value-type="float" office:value="1216" table:style-name="ce59">
            <text:p>1,216</text:p>
          </table:table-cell>
          <table:table-cell office:value-type="float" office:value="1321" table:style-name="ce59">
            <text:p>1,321</text:p>
          </table:table-cell>
          <table:table-cell office:value-type="float" office:value="1229" table:style-name="ce59">
            <text:p>1,229</text:p>
          </table:table-cell>
          <table:table-cell office:value-type="float" office:value="1120" table:style-name="ce60">
            <text:p>1,120</text:p>
          </table:table-cell>
          <table:table-cell office:value-type="float" office:value="6189" table:style-name="ce59">
            <text:p>6,189</text:p>
          </table:table-cell>
          <table:table-cell office:value-type="float" office:value="1131" table:style-name="ce59">
            <text:p>1,131</text:p>
          </table:table-cell>
          <table:table-cell office:value-type="float" office:value="1220" table:style-name="ce59">
            <text:p>1,220</text:p>
          </table:table-cell>
          <table:table-cell office:value-type="float" office:value="1246" table:style-name="ce59">
            <text:p>1,246</text:p>
          </table:table-cell>
          <table:table-cell office:value-type="float" office:value="1244" table:style-name="ce59">
            <text:p>1,244</text:p>
          </table:table-cell>
          <table:table-cell office:value-type="float" office:value="1348" table:style-name="ce60">
            <text:p>1,348</text:p>
          </table:table-cell>
          <table:table-cell office:value-type="float" office:value="8025" table:style-name="ce59">
            <text:p>8,025</text:p>
          </table:table-cell>
          <table:table-cell office:value-type="float" office:value="1439" table:style-name="ce59">
            <text:p>1,439</text:p>
          </table:table-cell>
          <table:table-cell office:value-type="float" office:value="1458" table:style-name="ce59">
            <text:p>1,458</text:p>
          </table:table-cell>
          <table:table-cell office:value-type="float" office:value="1556" table:style-name="ce59">
            <text:p>1,556</text:p>
          </table:table-cell>
          <table:table-cell office:value-type="float" office:value="1668" table:style-name="ce59">
            <text:p>1,668</text:p>
          </table:table-cell>
          <table:table-cell office:value-type="float" office:value="1904" table:style-name="ce60">
            <text:p>1,904</text:p>
          </table:table-cell>
          <table:table-cell office:value-type="float" office:value="10421" table:style-name="ce59">
            <text:p>10,421</text:p>
          </table:table-cell>
          <table:table-cell office:value-type="float" office:value="1982" table:style-name="ce59">
            <text:p>1,982</text:p>
          </table:table-cell>
          <table:table-cell office:value-type="float" office:value="1817" table:style-name="ce59">
            <text:p>1,817</text:p>
          </table:table-cell>
          <table:table-cell office:value-type="float" office:value="2066" table:style-name="ce59">
            <text:p>2,066</text:p>
          </table:table-cell>
          <table:table-cell office:value-type="float" office:value="2313" table:style-name="ce59">
            <text:p>2,313</text:p>
          </table:table-cell>
          <table:table-cell office:value-type="float" office:value="2243" table:style-name="ce60">
            <text:p>2,243</text:p>
          </table:table-cell>
          <table:table-cell office:value-type="float" office:value="11024" table:style-name="ce59">
            <text:p>11,024</text:p>
          </table:table-cell>
          <table:table-cell office:value-type="float" office:value="2267" table:style-name="ce59">
            <text:p>2,267</text:p>
          </table:table-cell>
          <table:table-cell office:value-type="float" office:value="2296" table:style-name="ce59">
            <text:p>2,296</text:p>
          </table:table-cell>
          <table:table-cell office:value-type="float" office:value="2181" table:style-name="ce59">
            <text:p>2,181</text:p>
          </table:table-cell>
          <table:table-cell office:value-type="float" office:value="2153" table:style-name="ce59">
            <text:p>2,153</text:p>
          </table:table-cell>
          <table:table-cell office:value-type="float" office:value="2127" table:style-name="ce60">
            <text:p>2,127</text:p>
          </table:table-cell>
          <table:table-cell office:value-type="float" office:value="9513" table:style-name="ce59">
            <text:p>9,513</text:p>
          </table:table-cell>
          <table:table-cell office:value-type="float" office:value="1992" table:style-name="ce59">
            <text:p>1,992</text:p>
          </table:table-cell>
          <table:table-cell office:value-type="float" office:value="1960" table:style-name="ce59">
            <text:p>1,960</text:p>
          </table:table-cell>
          <table:table-cell office:value-type="float" office:value="1905" table:style-name="ce59">
            <text:p>1,905</text:p>
          </table:table-cell>
          <table:table-cell office:value-type="float" office:value="1753" table:style-name="ce59">
            <text:p>1,753</text:p>
          </table:table-cell>
          <table:table-cell office:value-type="float" office:value="1903" table:style-name="ce60">
            <text:p>1,903</text:p>
          </table:table-cell>
          <table:table-cell office:value-type="float" office:value="11619" table:style-name="ce59">
            <text:p>11,619</text:p>
          </table:table-cell>
          <table:table-cell office:value-type="float" office:value="2145" table:style-name="ce59">
            <text:p>2,145</text:p>
          </table:table-cell>
          <table:table-cell office:value-type="float" office:value="2205" table:style-name="ce59">
            <text:p>2,205</text:p>
          </table:table-cell>
          <table:table-cell office:value-type="float" office:value="2364" table:style-name="ce59">
            <text:p>2,364</text:p>
          </table:table-cell>
          <table:table-cell office:value-type="float" office:value="2415" table:style-name="ce59">
            <text:p>2,415</text:p>
          </table:table-cell>
          <table:table-cell office:value-type="float" office:value="2490" table:style-name="ce60">
            <text:p>2,490</text:p>
          </table:table-cell>
          <table:table-cell office:value-type="float" office:value="12169" table:style-name="ce59">
            <text:p>12,169</text:p>
          </table:table-cell>
          <table:table-cell office:value-type="float" office:value="2374" table:style-name="ce59">
            <text:p>2,374</text:p>
          </table:table-cell>
          <table:table-cell office:value-type="float" office:value="2466" table:style-name="ce59">
            <text:p>2,466</text:p>
          </table:table-cell>
          <table:table-cell office:value-type="float" office:value="2346" table:style-name="ce59">
            <text:p>2,346</text:p>
          </table:table-cell>
          <table:table-cell office:value-type="float" office:value="2523" table:style-name="ce59">
            <text:p>2,523</text:p>
          </table:table-cell>
          <table:table-cell office:value-type="float" office:value="2460" table:style-name="ce60">
            <text:p>2,460</text:p>
          </table:table-cell>
          <table:table-cell office:value-type="float" office:value="12246" table:style-name="ce59">
            <text:p>12,246</text:p>
          </table:table-cell>
          <table:table-cell office:value-type="float" office:value="2361" table:style-name="ce59">
            <text:p>2,361</text:p>
          </table:table-cell>
          <table:table-cell office:value-type="float" office:value="2405" table:style-name="ce59">
            <text:p>2,405</text:p>
          </table:table-cell>
          <table:table-cell office:value-type="float" office:value="2400" table:style-name="ce59">
            <text:p>2,400</text:p>
          </table:table-cell>
          <table:table-cell office:value-type="float" office:value="2532" table:style-name="ce59">
            <text:p>2,532</text:p>
          </table:table-cell>
          <table:table-cell office:value-type="float" office:value="2548" table:style-name="ce60">
            <text:p>2,548</text:p>
          </table:table-cell>
          <table:table-cell office:value-type="float" office:value="12210" table:style-name="ce59">
            <text:p>12,210</text:p>
          </table:table-cell>
          <table:table-cell office:value-type="float" office:value="2510" table:style-name="ce59">
            <text:p>2,510</text:p>
          </table:table-cell>
          <table:table-cell office:value-type="float" office:value="2518" table:style-name="ce59">
            <text:p>2,518</text:p>
          </table:table-cell>
          <table:table-cell office:value-type="float" office:value="2391" table:style-name="ce59">
            <text:p>2,391</text:p>
          </table:table-cell>
          <table:table-cell office:value-type="float" office:value="2375" table:style-name="ce59">
            <text:p>2,375</text:p>
          </table:table-cell>
          <table:table-cell office:value-type="float" office:value="2416" table:style-name="ce60">
            <text:p>2,416</text:p>
          </table:table-cell>
          <table:table-cell office:value-type="float" office:value="12886" table:style-name="ce59">
            <text:p>12,886</text:p>
          </table:table-cell>
          <table:table-cell office:value-type="float" office:value="2604" table:style-name="ce59">
            <text:p>2,604</text:p>
          </table:table-cell>
          <table:table-cell office:value-type="float" office:value="2488" table:style-name="ce59">
            <text:p>2,488</text:p>
          </table:table-cell>
          <table:table-cell office:value-type="float" office:value="2553" table:style-name="ce59">
            <text:p>2,553</text:p>
          </table:table-cell>
          <table:table-cell office:value-type="float" office:value="2695" table:style-name="ce59">
            <text:p>2,695</text:p>
          </table:table-cell>
          <table:table-cell office:value-type="float" office:value="2546" table:style-name="ce60">
            <text:p>2,546</text:p>
          </table:table-cell>
          <table:table-cell office:value-type="float" office:value="12421" table:style-name="ce59">
            <text:p>12,421</text:p>
          </table:table-cell>
          <table:table-cell office:value-type="float" office:value="2615" table:style-name="ce59">
            <text:p>2,615</text:p>
          </table:table-cell>
          <table:table-cell office:value-type="float" office:value="2568" table:style-name="ce59">
            <text:p>2,568</text:p>
          </table:table-cell>
          <table:table-cell office:value-type="float" office:value="2441" table:style-name="ce59">
            <text:p>2,441</text:p>
          </table:table-cell>
          <table:table-cell office:value-type="float" office:value="2396" table:style-name="ce59">
            <text:p>2,396</text:p>
          </table:table-cell>
          <table:table-cell office:value-type="float" office:value="2401" table:style-name="ce60">
            <text:p>2,401</text:p>
          </table:table-cell>
          <table:table-cell office:value-type="float" office:value="10419" table:style-name="ce59">
            <text:p>10,419</text:p>
          </table:table-cell>
          <table:table-cell office:value-type="float" office:value="2359" table:style-name="ce59">
            <text:p>2,359</text:p>
          </table:table-cell>
          <table:table-cell office:value-type="float" office:value="2082" table:style-name="ce59">
            <text:p>2,082</text:p>
          </table:table-cell>
          <table:table-cell office:value-type="float" office:value="2053" table:style-name="ce59">
            <text:p>2,053</text:p>
          </table:table-cell>
          <table:table-cell office:value-type="float" office:value="2041" table:style-name="ce59">
            <text:p>2,041</text:p>
          </table:table-cell>
          <table:table-cell office:value-type="float" office:value="1884" table:style-name="ce60">
            <text:p>1,884</text:p>
          </table:table-cell>
          <table:table-cell office:value-type="float" office:value="6758" table:style-name="ce59">
            <text:p>6,758</text:p>
          </table:table-cell>
          <table:table-cell office:value-type="float" office:value="1711" table:style-name="ce59">
            <text:p>1,711</text:p>
          </table:table-cell>
          <table:table-cell office:value-type="float" office:value="1598" table:style-name="ce59">
            <text:p>1,598</text:p>
          </table:table-cell>
          <table:table-cell office:value-type="float" office:value="1287" table:style-name="ce59">
            <text:p>1,287</text:p>
          </table:table-cell>
          <table:table-cell office:value-type="float" office:value="1214" table:style-name="ce59">
            <text:p>1,214</text:p>
          </table:table-cell>
          <table:table-cell office:value-type="float" office:value="948" table:style-name="ce60">
            <text:p>948</text:p>
          </table:table-cell>
          <table:table-cell office:value-type="float" office:value="5300" table:style-name="ce59">
            <text:p>5,300</text:p>
          </table:table-cell>
          <table:table-cell office:value-type="float" office:value="1035" table:style-name="ce59">
            <text:p>1,035</text:p>
          </table:table-cell>
          <table:table-cell office:value-type="float" office:value="1106" table:style-name="ce59">
            <text:p>1,106</text:p>
          </table:table-cell>
          <table:table-cell office:value-type="float" office:value="1079" table:style-name="ce59">
            <text:p>1,079</text:p>
          </table:table-cell>
          <table:table-cell office:value-type="float" office:value="1100" table:style-name="ce59">
            <text:p>1,100</text:p>
          </table:table-cell>
          <table:table-cell office:value-type="float" office:value="980" table:style-name="ce60">
            <text:p>980</text:p>
          </table:table-cell>
          <table:table-cell office:value-type="float" office:value="3943" table:style-name="ce59">
            <text:p>3,943</text:p>
          </table:table-cell>
          <table:table-cell office:value-type="float" office:value="923" table:style-name="ce59">
            <text:p>923</text:p>
          </table:table-cell>
          <table:table-cell office:value-type="float" office:value="868" table:style-name="ce59">
            <text:p>868</text:p>
          </table:table-cell>
          <table:table-cell office:value-type="float" office:value="753" table:style-name="ce59">
            <text:p>753</text:p>
          </table:table-cell>
          <table:table-cell office:value-type="float" office:value="734" table:style-name="ce59">
            <text:p>734</text:p>
          </table:table-cell>
          <table:table-cell office:value-type="float" office:value="665" table:style-name="ce60">
            <text:p>665</text:p>
          </table:table-cell>
          <table:table-cell office:value-type="float" office:value="2317" table:style-name="ce59">
            <text:p>2,317</text:p>
          </table:table-cell>
          <table:table-cell office:value-type="float" office:value="570" table:style-name="ce59">
            <text:p>570</text:p>
          </table:table-cell>
          <table:table-cell office:value-type="float" office:value="556" table:style-name="ce59">
            <text:p>556</text:p>
          </table:table-cell>
          <table:table-cell office:value-type="float" office:value="457" table:style-name="ce59">
            <text:p>457</text:p>
          </table:table-cell>
          <table:table-cell office:value-type="float" office:value="384" table:style-name="ce59">
            <text:p>384</text:p>
          </table:table-cell>
          <table:table-cell office:value-type="float" office:value="350" table:style-name="ce60">
            <text:p>350</text:p>
          </table:table-cell>
          <table:table-cell office:value-type="float" office:value="988" table:style-name="ce59">
            <text:p>988</text:p>
          </table:table-cell>
          <table:table-cell office:value-type="float" office:value="313" table:style-name="ce59">
            <text:p>313</text:p>
          </table:table-cell>
          <table:table-cell office:value-type="float" office:value="218" table:style-name="ce59">
            <text:p>218</text:p>
          </table:table-cell>
          <table:table-cell office:value-type="float" office:value="180" table:style-name="ce59">
            <text:p>180</text:p>
          </table:table-cell>
          <table:table-cell office:value-type="float" office:value="168" table:style-name="ce59">
            <text:p>168</text:p>
          </table:table-cell>
          <table:table-cell office:value-type="float" office:value="109" table:style-name="ce60">
            <text:p>109</text:p>
          </table:table-cell>
          <table:table-cell office:value-type="float" office:value="235" table:style-name="ce59">
            <text:p>235</text:p>
          </table:table-cell>
          <table:table-cell office:value-type="float" office:value="67" table:style-name="ce59">
            <text:p>67</text:p>
          </table:table-cell>
          <table:table-cell office:value-type="float" office:value="63" table:style-name="ce59">
            <text:p>63</text:p>
          </table:table-cell>
          <table:table-cell office:value-type="float" office:value="50" table:style-name="ce59">
            <text:p>50</text:p>
          </table:table-cell>
          <table:table-cell office:value-type="float" office:value="29" table:style-name="ce59">
            <text:p>29</text:p>
          </table:table-cell>
          <table:table-cell office:value-type="float" office:value="26" table:style-name="ce60">
            <text:p>26</text:p>
          </table:table-cell>
          <table:table-cell office:value-type="float" office:value="30" table:style-name="ce59">
            <text:p>30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05028" table:style-name="ce52">
            <text:p>105,028</text:p>
          </table:table-cell>
          <table:table-cell office:value-type="float" office:value="4316" table:style-name="ce52">
            <text:p>4,316</text:p>
          </table:table-cell>
          <table:table-cell office:value-type="float" office:value="915" table:style-name="ce52">
            <text:p>915</text:p>
          </table:table-cell>
          <table:table-cell office:value-type="float" office:value="852" table:style-name="ce52">
            <text:p>852</text:p>
          </table:table-cell>
          <table:table-cell office:value-type="float" office:value="901" table:style-name="ce52">
            <text:p>901</text:p>
          </table:table-cell>
          <table:table-cell office:value-type="float" office:value="884" table:style-name="ce52">
            <text:p>884</text:p>
          </table:table-cell>
          <table:table-cell office:value-type="float" office:value="764" table:style-name="ce52">
            <text:p>764</text:p>
          </table:table-cell>
          <table:table-cell office:value-type="float" office:value="3256" table:style-name="ce52">
            <text:p>3,256</text:p>
          </table:table-cell>
          <table:table-cell office:value-type="float" office:value="717" table:style-name="ce52">
            <text:p>717</text:p>
          </table:table-cell>
          <table:table-cell office:value-type="float" office:value="588" table:style-name="ce52">
            <text:p>588</text:p>
          </table:table-cell>
          <table:table-cell office:value-type="float" office:value="705" table:style-name="ce52">
            <text:p>705</text:p>
          </table:table-cell>
          <table:table-cell office:value-type="float" office:value="666" table:style-name="ce52">
            <text:p>666</text:p>
          </table:table-cell>
          <table:table-cell office:value-type="float" office:value="580" table:style-name="ce53">
            <text:p>580</text:p>
          </table:table-cell>
          <table:table-cell office:value-type="float" office:value="3284" table:style-name="ce52">
            <text:p>3,284</text:p>
          </table:table-cell>
          <table:table-cell office:value-type="float" office:value="623" table:style-name="ce52">
            <text:p>623</text:p>
          </table:table-cell>
          <table:table-cell office:value-type="float" office:value="586" table:style-name="ce52">
            <text:p>586</text:p>
          </table:table-cell>
          <table:table-cell office:value-type="float" office:value="648" table:style-name="ce52">
            <text:p>648</text:p>
          </table:table-cell>
          <table:table-cell office:value-type="float" office:value="682" table:style-name="ce52">
            <text:p>682</text:p>
          </table:table-cell>
          <table:table-cell office:value-type="float" office:value="745" table:style-name="ce53">
            <text:p>745</text:p>
          </table:table-cell>
          <table:table-cell office:value-type="float" office:value="5497" table:style-name="ce52">
            <text:p>5,497</text:p>
          </table:table-cell>
          <table:table-cell office:value-type="float" office:value="815" table:style-name="ce52">
            <text:p>815</text:p>
          </table:table-cell>
          <table:table-cell office:value-type="float" office:value="881" table:style-name="ce52">
            <text:p>881</text:p>
          </table:table-cell>
          <table:table-cell office:value-type="float" office:value="963" table:style-name="ce52">
            <text:p>963</text:p>
          </table:table-cell>
          <table:table-cell office:value-type="float" office:value="1059" table:style-name="ce52">
            <text:p>1,059</text:p>
          </table:table-cell>
          <table:table-cell office:value-type="float" office:value="1779" table:style-name="ce53">
            <text:p>1,779</text:p>
          </table:table-cell>
          <table:table-cell office:value-type="float" office:value="8220" table:style-name="ce52">
            <text:p>8,220</text:p>
          </table:table-cell>
          <table:table-cell office:value-type="float" office:value="1681" table:style-name="ce52">
            <text:p>1,681</text:p>
          </table:table-cell>
          <table:table-cell office:value-type="float" office:value="1630" table:style-name="ce52">
            <text:p>1,630</text:p>
          </table:table-cell>
          <table:table-cell office:value-type="float" office:value="1641" table:style-name="ce52">
            <text:p>1,641</text:p>
          </table:table-cell>
          <table:table-cell office:value-type="float" office:value="1603" table:style-name="ce52">
            <text:p>1,603</text:p>
          </table:table-cell>
          <table:table-cell office:value-type="float" office:value="1665" table:style-name="ce53">
            <text:p>1,665</text:p>
          </table:table-cell>
          <table:table-cell office:value-type="float" office:value="7999" table:style-name="ce52">
            <text:p>7,999</text:p>
          </table:table-cell>
          <table:table-cell office:value-type="float" office:value="1561" table:style-name="ce52">
            <text:p>1,561</text:p>
          </table:table-cell>
          <table:table-cell office:value-type="float" office:value="1621" table:style-name="ce52">
            <text:p>1,621</text:p>
          </table:table-cell>
          <table:table-cell office:value-type="float" office:value="1702" table:style-name="ce52">
            <text:p>1,702</text:p>
          </table:table-cell>
          <table:table-cell office:value-type="float" office:value="1585" table:style-name="ce52">
            <text:p>1,585</text:p>
          </table:table-cell>
          <table:table-cell office:value-type="float" office:value="1530" table:style-name="ce53">
            <text:p>1,530</text:p>
          </table:table-cell>
          <table:table-cell office:value-type="float" office:value="7396" table:style-name="ce52">
            <text:p>7,396</text:p>
          </table:table-cell>
          <table:table-cell office:value-type="float" office:value="1434" table:style-name="ce52">
            <text:p>1,434</text:p>
          </table:table-cell>
          <table:table-cell office:value-type="float" office:value="1536" table:style-name="ce52">
            <text:p>1,536</text:p>
          </table:table-cell>
          <table:table-cell office:value-type="float" office:value="1545" table:style-name="ce52">
            <text:p>1,545</text:p>
          </table:table-cell>
          <table:table-cell office:value-type="float" office:value="1414" table:style-name="ce52">
            <text:p>1,414</text:p>
          </table:table-cell>
          <table:table-cell office:value-type="float" office:value="1467" table:style-name="ce53">
            <text:p>1,467</text:p>
          </table:table-cell>
          <table:table-cell office:value-type="float" office:value="8320" table:style-name="ce52">
            <text:p>8,320</text:p>
          </table:table-cell>
          <table:table-cell office:value-type="float" office:value="1585" table:style-name="ce52">
            <text:p>1,585</text:p>
          </table:table-cell>
          <table:table-cell office:value-type="float" office:value="1647" table:style-name="ce52">
            <text:p>1,647</text:p>
          </table:table-cell>
          <table:table-cell office:value-type="float" office:value="1689" table:style-name="ce52">
            <text:p>1,689</text:p>
          </table:table-cell>
          <table:table-cell office:value-type="float" office:value="1699" table:style-name="ce52">
            <text:p>1,699</text:p>
          </table:table-cell>
          <table:table-cell office:value-type="float" office:value="1700" table:style-name="ce53">
            <text:p>1,700</text:p>
          </table:table-cell>
          <table:table-cell office:value-type="float" office:value="8196" table:style-name="ce52">
            <text:p>8,196</text:p>
          </table:table-cell>
          <table:table-cell office:value-type="float" office:value="1693" table:style-name="ce52">
            <text:p>1,693</text:p>
          </table:table-cell>
          <table:table-cell office:value-type="float" office:value="1688" table:style-name="ce52">
            <text:p>1,688</text:p>
          </table:table-cell>
          <table:table-cell office:value-type="float" office:value="1504" table:style-name="ce52">
            <text:p>1,504</text:p>
          </table:table-cell>
          <table:table-cell office:value-type="float" office:value="1737" table:style-name="ce52">
            <text:p>1,737</text:p>
          </table:table-cell>
          <table:table-cell office:value-type="float" office:value="1574" table:style-name="ce53">
            <text:p>1,574</text:p>
          </table:table-cell>
          <table:table-cell office:value-type="float" office:value="7639" table:style-name="ce52">
            <text:p>7,639</text:p>
          </table:table-cell>
          <table:table-cell office:value-type="float" office:value="1563" table:style-name="ce52">
            <text:p>1,563</text:p>
          </table:table-cell>
          <table:table-cell office:value-type="float" office:value="1474" table:style-name="ce52">
            <text:p>1,474</text:p>
          </table:table-cell>
          <table:table-cell office:value-type="float" office:value="1505" table:style-name="ce52">
            <text:p>1,505</text:p>
          </table:table-cell>
          <table:table-cell office:value-type="float" office:value="1541" table:style-name="ce52">
            <text:p>1,541</text:p>
          </table:table-cell>
          <table:table-cell office:value-type="float" office:value="1556" table:style-name="ce53">
            <text:p>1,556</text:p>
          </table:table-cell>
          <table:table-cell office:value-type="float" office:value="7948" table:style-name="ce52">
            <text:p>7,948</text:p>
          </table:table-cell>
          <table:table-cell office:value-type="float" office:value="1542" table:style-name="ce52">
            <text:p>1,542</text:p>
          </table:table-cell>
          <table:table-cell office:value-type="float" office:value="1602" table:style-name="ce52">
            <text:p>1,602</text:p>
          </table:table-cell>
          <table:table-cell office:value-type="float" office:value="1601" table:style-name="ce52">
            <text:p>1,601</text:p>
          </table:table-cell>
          <table:table-cell office:value-type="float" office:value="1619" table:style-name="ce52">
            <text:p>1,619</text:p>
          </table:table-cell>
          <table:table-cell office:value-type="float" office:value="1584" table:style-name="ce53">
            <text:p>1,584</text:p>
          </table:table-cell>
          <table:table-cell office:value-type="float" office:value="8071" table:style-name="ce52">
            <text:p>8,071</text:p>
          </table:table-cell>
          <table:table-cell office:value-type="float" office:value="1665" table:style-name="ce52">
            <text:p>1,665</text:p>
          </table:table-cell>
          <table:table-cell office:value-type="float" office:value="1622" table:style-name="ce52">
            <text:p>1,622</text:p>
          </table:table-cell>
          <table:table-cell office:value-type="float" office:value="1602" table:style-name="ce52">
            <text:p>1,602</text:p>
          </table:table-cell>
          <table:table-cell office:value-type="float" office:value="1625" table:style-name="ce52">
            <text:p>1,625</text:p>
          </table:table-cell>
          <table:table-cell office:value-type="float" office:value="1557" table:style-name="ce53">
            <text:p>1,557</text:p>
          </table:table-cell>
          <table:table-cell office:value-type="float" office:value="7206" table:style-name="ce52">
            <text:p>7,206</text:p>
          </table:table-cell>
          <table:table-cell office:value-type="float" office:value="1559" table:style-name="ce52">
            <text:p>1,559</text:p>
          </table:table-cell>
          <table:table-cell office:value-type="float" office:value="1448" table:style-name="ce52">
            <text:p>1,448</text:p>
          </table:table-cell>
          <table:table-cell office:value-type="float" office:value="1483" table:style-name="ce52">
            <text:p>1,483</text:p>
          </table:table-cell>
          <table:table-cell office:value-type="float" office:value="1368" table:style-name="ce52">
            <text:p>1,368</text:p>
          </table:table-cell>
          <table:table-cell office:value-type="float" office:value="1348" table:style-name="ce53">
            <text:p>1,348</text:p>
          </table:table-cell>
          <table:table-cell office:value-type="float" office:value="5993" table:style-name="ce52">
            <text:p>5,993</text:p>
          </table:table-cell>
          <table:table-cell office:value-type="float" office:value="1275" table:style-name="ce52">
            <text:p>1,275</text:p>
          </table:table-cell>
          <table:table-cell office:value-type="float" office:value="1248" table:style-name="ce52">
            <text:p>1,248</text:p>
          </table:table-cell>
          <table:table-cell office:value-type="float" office:value="1173" table:style-name="ce52">
            <text:p>1,173</text:p>
          </table:table-cell>
          <table:table-cell office:value-type="float" office:value="1197" table:style-name="ce52">
            <text:p>1,197</text:p>
          </table:table-cell>
          <table:table-cell office:value-type="float" office:value="1100" table:style-name="ce53">
            <text:p>1,100</text:p>
          </table:table-cell>
          <table:table-cell office:value-type="float" office:value="3846" table:style-name="ce52">
            <text:p>3,846</text:p>
          </table:table-cell>
          <table:table-cell office:value-type="float" office:value="997" table:style-name="ce52">
            <text:p>997</text:p>
          </table:table-cell>
          <table:table-cell office:value-type="float" office:value="852" table:style-name="ce52">
            <text:p>852</text:p>
          </table:table-cell>
          <table:table-cell office:value-type="float" office:value="702" table:style-name="ce52">
            <text:p>702</text:p>
          </table:table-cell>
          <table:table-cell office:value-type="float" office:value="745" table:style-name="ce52">
            <text:p>745</text:p>
          </table:table-cell>
          <table:table-cell office:value-type="float" office:value="550" table:style-name="ce53">
            <text:p>550</text:p>
          </table:table-cell>
          <table:table-cell office:value-type="float" office:value="2780" table:style-name="ce52">
            <text:p>2,780</text:p>
          </table:table-cell>
          <table:table-cell office:value-type="float" office:value="576" table:style-name="ce52">
            <text:p>576</text:p>
          </table:table-cell>
          <table:table-cell office:value-type="float" office:value="579" table:style-name="ce52">
            <text:p>579</text:p>
          </table:table-cell>
          <table:table-cell office:value-type="float" office:value="524" table:style-name="ce52">
            <text:p>524</text:p>
          </table:table-cell>
          <table:table-cell office:value-type="float" office:value="526" table:style-name="ce52">
            <text:p>526</text:p>
          </table:table-cell>
          <table:table-cell office:value-type="float" office:value="575" table:style-name="ce53">
            <text:p>575</text:p>
          </table:table-cell>
          <table:table-cell office:value-type="float" office:value="2429" table:style-name="ce52">
            <text:p>2,429</text:p>
          </table:table-cell>
          <table:table-cell office:value-type="float" office:value="510" table:style-name="ce52">
            <text:p>510</text:p>
          </table:table-cell>
          <table:table-cell office:value-type="float" office:value="515" table:style-name="ce52">
            <text:p>515</text:p>
          </table:table-cell>
          <table:table-cell office:value-type="float" office:value="450" table:style-name="ce52">
            <text:p>450</text:p>
          </table:table-cell>
          <table:table-cell office:value-type="float" office:value="482" table:style-name="ce52">
            <text:p>482</text:p>
          </table:table-cell>
          <table:table-cell office:value-type="float" office:value="472" table:style-name="ce53">
            <text:p>472</text:p>
          </table:table-cell>
          <table:table-cell office:value-type="float" office:value="1708" table:style-name="ce52">
            <text:p>1,708</text:p>
          </table:table-cell>
          <table:table-cell office:value-type="float" office:value="430" table:style-name="ce52">
            <text:p>430</text:p>
          </table:table-cell>
          <table:table-cell office:value-type="float" office:value="372" table:style-name="ce52">
            <text:p>372</text:p>
          </table:table-cell>
          <table:table-cell office:value-type="float" office:value="334" table:style-name="ce52">
            <text:p>334</text:p>
          </table:table-cell>
          <table:table-cell office:value-type="float" office:value="307" table:style-name="ce52">
            <text:p>307</text:p>
          </table:table-cell>
          <table:table-cell office:value-type="float" office:value="265" table:style-name="ce53">
            <text:p>265</text:p>
          </table:table-cell>
          <table:table-cell office:value-type="float" office:value="717" table:style-name="ce52">
            <text:p>717</text:p>
          </table:table-cell>
          <table:table-cell office:value-type="float" office:value="225" table:style-name="ce52">
            <text:p>225</text:p>
          </table:table-cell>
          <table:table-cell office:value-type="float" office:value="139" table:style-name="ce52">
            <text:p>139</text:p>
          </table:table-cell>
          <table:table-cell office:value-type="float" office:value="160" table:style-name="ce52">
            <text:p>160</text:p>
          </table:table-cell>
          <table:table-cell office:value-type="float" office:value="110" table:style-name="ce52">
            <text:p>110</text:p>
          </table:table-cell>
          <table:table-cell office:value-type="float" office:value="83" table:style-name="ce53">
            <text:p>83</text:p>
          </table:table-cell>
          <table:table-cell office:value-type="float" office:value="190" table:style-name="ce52">
            <text:p>190</text:p>
          </table:table-cell>
          <table:table-cell office:value-type="float" office:value="55" table:style-name="ce52">
            <text:p>55</text:p>
          </table:table-cell>
          <table:table-cell office:value-type="float" office:value="47" table:style-name="ce52">
            <text:p>47</text:p>
          </table:table-cell>
          <table:table-cell office:value-type="float" office:value="45" table:style-name="ce52">
            <text:p>45</text:p>
          </table:table-cell>
          <table:table-cell office:value-type="float" office:value="21" table:style-name="ce52">
            <text:p>21</text:p>
          </table:table-cell>
          <table:table-cell office:value-type="float" office:value="22" table:style-name="ce53">
            <text:p>22</text:p>
          </table:table-cell>
          <table:table-cell office:value-type="float" office:value="17" table:style-name="ce52">
            <text:p>1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澎湖縣</text:p>
          </table:table-cell>
          <table:table-cell office:value-type="string" table:style-name="ce50">
            <text:p>男</text:p>
          </table:table-cell>
          <table:table-cell office:value-type="float" office:value="54091" table:style-name="ce52">
            <text:p>54,091</text:p>
          </table:table-cell>
          <table:table-cell office:value-type="float" office:value="2281" table:style-name="ce52">
            <text:p>2,281</text:p>
          </table:table-cell>
          <table:table-cell office:value-type="float" office:value="445" table:style-name="ce52">
            <text:p>445</text:p>
          </table:table-cell>
          <table:table-cell office:value-type="float" office:value="471" table:style-name="ce52">
            <text:p>471</text:p>
          </table:table-cell>
          <table:table-cell office:value-type="float" office:value="485" table:style-name="ce52">
            <text:p>485</text:p>
          </table:table-cell>
          <table:table-cell office:value-type="float" office:value="468" table:style-name="ce52">
            <text:p>468</text:p>
          </table:table-cell>
          <table:table-cell office:value-type="float" office:value="412" table:style-name="ce52">
            <text:p>412</text:p>
          </table:table-cell>
          <table:table-cell office:value-type="float" office:value="1717" table:style-name="ce52">
            <text:p>1,717</text:p>
          </table:table-cell>
          <table:table-cell office:value-type="float" office:value="379" table:style-name="ce52">
            <text:p>379</text:p>
          </table:table-cell>
          <table:table-cell office:value-type="float" office:value="315" table:style-name="ce52">
            <text:p>315</text:p>
          </table:table-cell>
          <table:table-cell office:value-type="float" office:value="375" table:style-name="ce52">
            <text:p>375</text:p>
          </table:table-cell>
          <table:table-cell office:value-type="float" office:value="359" table:style-name="ce52">
            <text:p>359</text:p>
          </table:table-cell>
          <table:table-cell office:value-type="float" office:value="289" table:style-name="ce53">
            <text:p>289</text:p>
          </table:table-cell>
          <table:table-cell office:value-type="float" office:value="1707" table:style-name="ce52">
            <text:p>1,707</text:p>
          </table:table-cell>
          <table:table-cell office:value-type="float" office:value="327" table:style-name="ce52">
            <text:p>327</text:p>
          </table:table-cell>
          <table:table-cell office:value-type="float" office:value="299" table:style-name="ce52">
            <text:p>299</text:p>
          </table:table-cell>
          <table:table-cell office:value-type="float" office:value="331" table:style-name="ce52">
            <text:p>331</text:p>
          </table:table-cell>
          <table:table-cell office:value-type="float" office:value="353" table:style-name="ce52">
            <text:p>353</text:p>
          </table:table-cell>
          <table:table-cell office:value-type="float" office:value="397" table:style-name="ce53">
            <text:p>397</text:p>
          </table:table-cell>
          <table:table-cell office:value-type="float" office:value="2955" table:style-name="ce52">
            <text:p>2,955</text:p>
          </table:table-cell>
          <table:table-cell office:value-type="float" office:value="397" table:style-name="ce52">
            <text:p>397</text:p>
          </table:table-cell>
          <table:table-cell office:value-type="float" office:value="482" table:style-name="ce52">
            <text:p>482</text:p>
          </table:table-cell>
          <table:table-cell office:value-type="float" office:value="512" table:style-name="ce52">
            <text:p>512</text:p>
          </table:table-cell>
          <table:table-cell office:value-type="float" office:value="546" table:style-name="ce52">
            <text:p>546</text:p>
          </table:table-cell>
          <table:table-cell office:value-type="float" office:value="1018" table:style-name="ce53">
            <text:p>1,018</text:p>
          </table:table-cell>
          <table:table-cell office:value-type="float" office:value="4469" table:style-name="ce52">
            <text:p>4,469</text:p>
          </table:table-cell>
          <table:table-cell office:value-type="float" office:value="920" table:style-name="ce52">
            <text:p>920</text:p>
          </table:table-cell>
          <table:table-cell office:value-type="float" office:value="884" table:style-name="ce52">
            <text:p>884</text:p>
          </table:table-cell>
          <table:table-cell office:value-type="float" office:value="868" table:style-name="ce52">
            <text:p>868</text:p>
          </table:table-cell>
          <table:table-cell office:value-type="float" office:value="863" table:style-name="ce52">
            <text:p>863</text:p>
          </table:table-cell>
          <table:table-cell office:value-type="float" office:value="934" table:style-name="ce53">
            <text:p>934</text:p>
          </table:table-cell>
          <table:table-cell office:value-type="float" office:value="4329" table:style-name="ce52">
            <text:p>4,329</text:p>
          </table:table-cell>
          <table:table-cell office:value-type="float" office:value="829" table:style-name="ce52">
            <text:p>829</text:p>
          </table:table-cell>
          <table:table-cell office:value-type="float" office:value="899" table:style-name="ce52">
            <text:p>899</text:p>
          </table:table-cell>
          <table:table-cell office:value-type="float" office:value="938" table:style-name="ce52">
            <text:p>938</text:p>
          </table:table-cell>
          <table:table-cell office:value-type="float" office:value="836" table:style-name="ce52">
            <text:p>836</text:p>
          </table:table-cell>
          <table:table-cell office:value-type="float" office:value="827" table:style-name="ce53">
            <text:p>827</text:p>
          </table:table-cell>
          <table:table-cell office:value-type="float" office:value="3847" table:style-name="ce52">
            <text:p>3,847</text:p>
          </table:table-cell>
          <table:table-cell office:value-type="float" office:value="747" table:style-name="ce52">
            <text:p>747</text:p>
          </table:table-cell>
          <table:table-cell office:value-type="float" office:value="796" table:style-name="ce52">
            <text:p>796</text:p>
          </table:table-cell>
          <table:table-cell office:value-type="float" office:value="783" table:style-name="ce52">
            <text:p>783</text:p>
          </table:table-cell>
          <table:table-cell office:value-type="float" office:value="740" table:style-name="ce52">
            <text:p>740</text:p>
          </table:table-cell>
          <table:table-cell office:value-type="float" office:value="781" table:style-name="ce53">
            <text:p>781</text:p>
          </table:table-cell>
          <table:table-cell office:value-type="float" office:value="4203" table:style-name="ce52">
            <text:p>4,203</text:p>
          </table:table-cell>
          <table:table-cell office:value-type="float" office:value="810" table:style-name="ce52">
            <text:p>810</text:p>
          </table:table-cell>
          <table:table-cell office:value-type="float" office:value="826" table:style-name="ce52">
            <text:p>826</text:p>
          </table:table-cell>
          <table:table-cell office:value-type="float" office:value="861" table:style-name="ce52">
            <text:p>861</text:p>
          </table:table-cell>
          <table:table-cell office:value-type="float" office:value="856" table:style-name="ce52">
            <text:p>856</text:p>
          </table:table-cell>
          <table:table-cell office:value-type="float" office:value="850" table:style-name="ce53">
            <text:p>850</text:p>
          </table:table-cell>
          <table:table-cell office:value-type="float" office:value="4085" table:style-name="ce52">
            <text:p>4,085</text:p>
          </table:table-cell>
          <table:table-cell office:value-type="float" office:value="815" table:style-name="ce52">
            <text:p>815</text:p>
          </table:table-cell>
          <table:table-cell office:value-type="float" office:value="856" table:style-name="ce52">
            <text:p>856</text:p>
          </table:table-cell>
          <table:table-cell office:value-type="float" office:value="781" table:style-name="ce52">
            <text:p>781</text:p>
          </table:table-cell>
          <table:table-cell office:value-type="float" office:value="866" table:style-name="ce52">
            <text:p>866</text:p>
          </table:table-cell>
          <table:table-cell office:value-type="float" office:value="767" table:style-name="ce53">
            <text:p>767</text:p>
          </table:table-cell>
          <table:table-cell office:value-type="float" office:value="3950" table:style-name="ce52">
            <text:p>3,950</text:p>
          </table:table-cell>
          <table:table-cell office:value-type="float" office:value="795" table:style-name="ce52">
            <text:p>795</text:p>
          </table:table-cell>
          <table:table-cell office:value-type="float" office:value="741" table:style-name="ce52">
            <text:p>741</text:p>
          </table:table-cell>
          <table:table-cell office:value-type="float" office:value="782" table:style-name="ce52">
            <text:p>782</text:p>
          </table:table-cell>
          <table:table-cell office:value-type="float" office:value="808" table:style-name="ce52">
            <text:p>808</text:p>
          </table:table-cell>
          <table:table-cell office:value-type="float" office:value="824" table:style-name="ce53">
            <text:p>824</text:p>
          </table:table-cell>
          <table:table-cell office:value-type="float" office:value="4210" table:style-name="ce52">
            <text:p>4,210</text:p>
          </table:table-cell>
          <table:table-cell office:value-type="float" office:value="816" table:style-name="ce52">
            <text:p>816</text:p>
          </table:table-cell>
          <table:table-cell office:value-type="float" office:value="834" table:style-name="ce52">
            <text:p>834</text:p>
          </table:table-cell>
          <table:table-cell office:value-type="float" office:value="860" table:style-name="ce52">
            <text:p>860</text:p>
          </table:table-cell>
          <table:table-cell office:value-type="float" office:value="873" table:style-name="ce52">
            <text:p>873</text:p>
          </table:table-cell>
          <table:table-cell office:value-type="float" office:value="827" table:style-name="ce53">
            <text:p>827</text:p>
          </table:table-cell>
          <table:table-cell office:value-type="float" office:value="4301" table:style-name="ce52">
            <text:p>4,301</text:p>
          </table:table-cell>
          <table:table-cell office:value-type="float" office:value="892" table:style-name="ce52">
            <text:p>892</text:p>
          </table:table-cell>
          <table:table-cell office:value-type="float" office:value="888" table:style-name="ce52">
            <text:p>888</text:p>
          </table:table-cell>
          <table:table-cell office:value-type="float" office:value="853" table:style-name="ce52">
            <text:p>853</text:p>
          </table:table-cell>
          <table:table-cell office:value-type="float" office:value="856" table:style-name="ce52">
            <text:p>856</text:p>
          </table:table-cell>
          <table:table-cell office:value-type="float" office:value="812" table:style-name="ce53">
            <text:p>812</text:p>
          </table:table-cell>
          <table:table-cell office:value-type="float" office:value="3825" table:style-name="ce52">
            <text:p>3,825</text:p>
          </table:table-cell>
          <table:table-cell office:value-type="float" office:value="822" table:style-name="ce52">
            <text:p>822</text:p>
          </table:table-cell>
          <table:table-cell office:value-type="float" office:value="766" table:style-name="ce52">
            <text:p>766</text:p>
          </table:table-cell>
          <table:table-cell office:value-type="float" office:value="799" table:style-name="ce52">
            <text:p>799</text:p>
          </table:table-cell>
          <table:table-cell office:value-type="float" office:value="727" table:style-name="ce52">
            <text:p>727</text:p>
          </table:table-cell>
          <table:table-cell office:value-type="float" office:value="711" table:style-name="ce53">
            <text:p>711</text:p>
          </table:table-cell>
          <table:table-cell office:value-type="float" office:value="2968" table:style-name="ce52">
            <text:p>2,968</text:p>
          </table:table-cell>
          <table:table-cell office:value-type="float" office:value="658" table:style-name="ce52">
            <text:p>658</text:p>
          </table:table-cell>
          <table:table-cell office:value-type="float" office:value="605" table:style-name="ce52">
            <text:p>605</text:p>
          </table:table-cell>
          <table:table-cell office:value-type="float" office:value="574" table:style-name="ce52">
            <text:p>574</text:p>
          </table:table-cell>
          <table:table-cell office:value-type="float" office:value="592" table:style-name="ce52">
            <text:p>592</text:p>
          </table:table-cell>
          <table:table-cell office:value-type="float" office:value="539" table:style-name="ce53">
            <text:p>539</text:p>
          </table:table-cell>
          <table:table-cell office:value-type="float" office:value="1843" table:style-name="ce52">
            <text:p>1,843</text:p>
          </table:table-cell>
          <table:table-cell office:value-type="float" office:value="485" table:style-name="ce52">
            <text:p>485</text:p>
          </table:table-cell>
          <table:table-cell office:value-type="float" office:value="414" table:style-name="ce52">
            <text:p>414</text:p>
          </table:table-cell>
          <table:table-cell office:value-type="float" office:value="339" table:style-name="ce52">
            <text:p>339</text:p>
          </table:table-cell>
          <table:table-cell office:value-type="float" office:value="342" table:style-name="ce52">
            <text:p>342</text:p>
          </table:table-cell>
          <table:table-cell office:value-type="float" office:value="263" table:style-name="ce53">
            <text:p>263</text:p>
          </table:table-cell>
          <table:table-cell office:value-type="float" office:value="1283" table:style-name="ce52">
            <text:p>1,283</text:p>
          </table:table-cell>
          <table:table-cell office:value-type="float" office:value="264" table:style-name="ce52">
            <text:p>264</text:p>
          </table:table-cell>
          <table:table-cell office:value-type="float" office:value="275" table:style-name="ce52">
            <text:p>275</text:p>
          </table:table-cell>
          <table:table-cell office:value-type="float" office:value="251" table:style-name="ce52">
            <text:p>251</text:p>
          </table:table-cell>
          <table:table-cell office:value-type="float" office:value="231" table:style-name="ce52">
            <text:p>231</text:p>
          </table:table-cell>
          <table:table-cell office:value-type="float" office:value="262" table:style-name="ce53">
            <text:p>262</text:p>
          </table:table-cell>
          <table:table-cell office:value-type="float" office:value="1058" table:style-name="ce52">
            <text:p>1,058</text:p>
          </table:table-cell>
          <table:table-cell office:value-type="float" office:value="211" table:style-name="ce52">
            <text:p>211</text:p>
          </table:table-cell>
          <table:table-cell office:value-type="float" office:value="232" table:style-name="ce52">
            <text:p>232</text:p>
          </table:table-cell>
          <table:table-cell office:value-type="float" office:value="199" table:style-name="ce52">
            <text:p>199</text:p>
          </table:table-cell>
          <table:table-cell office:value-type="float" office:value="220" table:style-name="ce52">
            <text:p>220</text:p>
          </table:table-cell>
          <table:table-cell office:value-type="float" office:value="196" table:style-name="ce53">
            <text:p>196</text:p>
          </table:table-cell>
          <table:table-cell office:value-type="float" office:value="701" table:style-name="ce52">
            <text:p>701</text:p>
          </table:table-cell>
          <table:table-cell office:value-type="float" office:value="174" table:style-name="ce52">
            <text:p>174</text:p>
          </table:table-cell>
          <table:table-cell office:value-type="float" office:value="149" table:style-name="ce52">
            <text:p>149</text:p>
          </table:table-cell>
          <table:table-cell office:value-type="float" office:value="127" table:style-name="ce52">
            <text:p>127</text:p>
          </table:table-cell>
          <table:table-cell office:value-type="float" office:value="131" table:style-name="ce52">
            <text:p>131</text:p>
          </table:table-cell>
          <table:table-cell office:value-type="float" office:value="120" table:style-name="ce53">
            <text:p>120</text:p>
          </table:table-cell>
          <table:table-cell office:value-type="float" office:value="277" table:style-name="ce52">
            <text:p>277</text:p>
          </table:table-cell>
          <table:table-cell office:value-type="float" office:value="88" table:style-name="ce52">
            <text:p>88</text:p>
          </table:table-cell>
          <table:table-cell office:value-type="float" office:value="57" table:style-name="ce52">
            <text:p>57</text:p>
          </table:table-cell>
          <table:table-cell office:value-type="float" office:value="60" table:style-name="ce52">
            <text:p>60</text:p>
          </table:table-cell>
          <table:table-cell office:value-type="float" office:value="45" table:style-name="ce52">
            <text:p>45</text:p>
          </table:table-cell>
          <table:table-cell office:value-type="float" office:value="27" table:style-name="ce53">
            <text:p>27</text:p>
          </table:table-cell>
          <table:table-cell office:value-type="float" office:value="72" table:style-name="ce52">
            <text:p>72</text:p>
          </table:table-cell>
          <table:table-cell office:value-type="float" office:value="22" table:style-name="ce52">
            <text:p>22</text:p>
          </table:table-cell>
          <table:table-cell office:value-type="float" office:value="17" table:style-name="ce52">
            <text:p>17</text:p>
          </table:table-cell>
          <table:table-cell office:value-type="float" office:value="15" table:style-name="ce52">
            <text:p>15</text:p>
          </table:table-cell>
          <table:table-cell office:value-type="float" office:value="7" table:style-name="ce52">
            <text:p>7</text:p>
          </table:table-cell>
          <table:table-cell office:value-type="float" office:value="11" table:style-name="ce53">
            <text:p>11</text:p>
          </table:table-cell>
          <table:table-cell office:value-type="float" office:value="10" table:style-name="ce52">
            <text:p>10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50937" table:style-name="ce57">
            <text:p>50,937</text:p>
          </table:table-cell>
          <table:table-cell office:value-type="float" office:value="2035" table:style-name="ce58">
            <text:p>2,035</text:p>
          </table:table-cell>
          <table:table-cell office:value-type="float" office:value="470" table:style-name="ce57">
            <text:p>470</text:p>
          </table:table-cell>
          <table:table-cell office:value-type="float" office:value="381" table:style-name="ce57">
            <text:p>381</text:p>
          </table:table-cell>
          <table:table-cell office:value-type="float" office:value="416" table:style-name="ce57">
            <text:p>416</text:p>
          </table:table-cell>
          <table:table-cell office:value-type="float" office:value="416" table:style-name="ce57">
            <text:p>416</text:p>
          </table:table-cell>
          <table:table-cell office:value-type="float" office:value="352" table:style-name="ce57">
            <text:p>352</text:p>
          </table:table-cell>
          <table:table-cell office:value-type="float" office:value="1539" table:style-name="ce57">
            <text:p>1,539</text:p>
          </table:table-cell>
          <table:table-cell office:value-type="float" office:value="338" table:style-name="ce57">
            <text:p>338</text:p>
          </table:table-cell>
          <table:table-cell office:value-type="float" office:value="273" table:style-name="ce57">
            <text:p>273</text:p>
          </table:table-cell>
          <table:table-cell office:value-type="float" office:value="330" table:style-name="ce57">
            <text:p>330</text:p>
          </table:table-cell>
          <table:table-cell office:value-type="float" office:value="307" table:style-name="ce57">
            <text:p>307</text:p>
          </table:table-cell>
          <table:table-cell office:value-type="float" office:value="291" table:style-name="ce58">
            <text:p>291</text:p>
          </table:table-cell>
          <table:table-cell office:value-type="float" office:value="1577" table:style-name="ce57">
            <text:p>1,577</text:p>
          </table:table-cell>
          <table:table-cell office:value-type="float" office:value="296" table:style-name="ce57">
            <text:p>296</text:p>
          </table:table-cell>
          <table:table-cell office:value-type="float" office:value="287" table:style-name="ce57">
            <text:p>287</text:p>
          </table:table-cell>
          <table:table-cell office:value-type="float" office:value="317" table:style-name="ce57">
            <text:p>317</text:p>
          </table:table-cell>
          <table:table-cell office:value-type="float" office:value="329" table:style-name="ce57">
            <text:p>329</text:p>
          </table:table-cell>
          <table:table-cell office:value-type="float" office:value="348" table:style-name="ce58">
            <text:p>348</text:p>
          </table:table-cell>
          <table:table-cell office:value-type="float" office:value="2542" table:style-name="ce57">
            <text:p>2,542</text:p>
          </table:table-cell>
          <table:table-cell office:value-type="float" office:value="418" table:style-name="ce57">
            <text:p>418</text:p>
          </table:table-cell>
          <table:table-cell office:value-type="float" office:value="399" table:style-name="ce57">
            <text:p>399</text:p>
          </table:table-cell>
          <table:table-cell office:value-type="float" office:value="451" table:style-name="ce57">
            <text:p>451</text:p>
          </table:table-cell>
          <table:table-cell office:value-type="float" office:value="513" table:style-name="ce57">
            <text:p>513</text:p>
          </table:table-cell>
          <table:table-cell office:value-type="float" office:value="761" table:style-name="ce58">
            <text:p>761</text:p>
          </table:table-cell>
          <table:table-cell office:value-type="float" office:value="3751" table:style-name="ce57">
            <text:p>3,751</text:p>
          </table:table-cell>
          <table:table-cell office:value-type="float" office:value="761" table:style-name="ce57">
            <text:p>761</text:p>
          </table:table-cell>
          <table:table-cell office:value-type="float" office:value="746" table:style-name="ce57">
            <text:p>746</text:p>
          </table:table-cell>
          <table:table-cell office:value-type="float" office:value="773" table:style-name="ce57">
            <text:p>773</text:p>
          </table:table-cell>
          <table:table-cell office:value-type="float" office:value="740" table:style-name="ce57">
            <text:p>740</text:p>
          </table:table-cell>
          <table:table-cell office:value-type="float" office:value="731" table:style-name="ce58">
            <text:p>731</text:p>
          </table:table-cell>
          <table:table-cell office:value-type="float" office:value="3670" table:style-name="ce57">
            <text:p>3,670</text:p>
          </table:table-cell>
          <table:table-cell office:value-type="float" office:value="732" table:style-name="ce57">
            <text:p>732</text:p>
          </table:table-cell>
          <table:table-cell office:value-type="float" office:value="722" table:style-name="ce57">
            <text:p>722</text:p>
          </table:table-cell>
          <table:table-cell office:value-type="float" office:value="764" table:style-name="ce57">
            <text:p>764</text:p>
          </table:table-cell>
          <table:table-cell office:value-type="float" office:value="749" table:style-name="ce57">
            <text:p>749</text:p>
          </table:table-cell>
          <table:table-cell office:value-type="float" office:value="703" table:style-name="ce58">
            <text:p>703</text:p>
          </table:table-cell>
          <table:table-cell office:value-type="float" office:value="3549" table:style-name="ce57">
            <text:p>3,549</text:p>
          </table:table-cell>
          <table:table-cell office:value-type="float" office:value="687" table:style-name="ce57">
            <text:p>687</text:p>
          </table:table-cell>
          <table:table-cell office:value-type="float" office:value="740" table:style-name="ce57">
            <text:p>740</text:p>
          </table:table-cell>
          <table:table-cell office:value-type="float" office:value="762" table:style-name="ce57">
            <text:p>762</text:p>
          </table:table-cell>
          <table:table-cell office:value-type="float" office:value="674" table:style-name="ce57">
            <text:p>674</text:p>
          </table:table-cell>
          <table:table-cell office:value-type="float" office:value="686" table:style-name="ce58">
            <text:p>686</text:p>
          </table:table-cell>
          <table:table-cell office:value-type="float" office:value="4117" table:style-name="ce57">
            <text:p>4,117</text:p>
          </table:table-cell>
          <table:table-cell office:value-type="float" office:value="775" table:style-name="ce57">
            <text:p>775</text:p>
          </table:table-cell>
          <table:table-cell office:value-type="float" office:value="821" table:style-name="ce57">
            <text:p>821</text:p>
          </table:table-cell>
          <table:table-cell office:value-type="float" office:value="828" table:style-name="ce57">
            <text:p>828</text:p>
          </table:table-cell>
          <table:table-cell office:value-type="float" office:value="843" table:style-name="ce57">
            <text:p>843</text:p>
          </table:table-cell>
          <table:table-cell office:value-type="float" office:value="850" table:style-name="ce58">
            <text:p>850</text:p>
          </table:table-cell>
          <table:table-cell office:value-type="float" office:value="4111" table:style-name="ce57">
            <text:p>4,111</text:p>
          </table:table-cell>
          <table:table-cell office:value-type="float" office:value="878" table:style-name="ce57">
            <text:p>878</text:p>
          </table:table-cell>
          <table:table-cell office:value-type="float" office:value="832" table:style-name="ce57">
            <text:p>832</text:p>
          </table:table-cell>
          <table:table-cell office:value-type="float" office:value="723" table:style-name="ce57">
            <text:p>723</text:p>
          </table:table-cell>
          <table:table-cell office:value-type="float" office:value="871" table:style-name="ce57">
            <text:p>871</text:p>
          </table:table-cell>
          <table:table-cell office:value-type="float" office:value="807" table:style-name="ce58">
            <text:p>807</text:p>
          </table:table-cell>
          <table:table-cell office:value-type="float" office:value="3689" table:style-name="ce57">
            <text:p>3,689</text:p>
          </table:table-cell>
          <table:table-cell office:value-type="float" office:value="768" table:style-name="ce57">
            <text:p>768</text:p>
          </table:table-cell>
          <table:table-cell office:value-type="float" office:value="733" table:style-name="ce57">
            <text:p>733</text:p>
          </table:table-cell>
          <table:table-cell office:value-type="float" office:value="723" table:style-name="ce57">
            <text:p>723</text:p>
          </table:table-cell>
          <table:table-cell office:value-type="float" office:value="733" table:style-name="ce57">
            <text:p>733</text:p>
          </table:table-cell>
          <table:table-cell office:value-type="float" office:value="732" table:style-name="ce58">
            <text:p>732</text:p>
          </table:table-cell>
          <table:table-cell office:value-type="float" office:value="3738" table:style-name="ce57">
            <text:p>3,738</text:p>
          </table:table-cell>
          <table:table-cell office:value-type="float" office:value="726" table:style-name="ce57">
            <text:p>726</text:p>
          </table:table-cell>
          <table:table-cell office:value-type="float" office:value="768" table:style-name="ce57">
            <text:p>768</text:p>
          </table:table-cell>
          <table:table-cell office:value-type="float" office:value="741" table:style-name="ce57">
            <text:p>741</text:p>
          </table:table-cell>
          <table:table-cell office:value-type="float" office:value="746" table:style-name="ce57">
            <text:p>746</text:p>
          </table:table-cell>
          <table:table-cell office:value-type="float" office:value="757" table:style-name="ce58">
            <text:p>757</text:p>
          </table:table-cell>
          <table:table-cell office:value-type="float" office:value="3770" table:style-name="ce57">
            <text:p>3,770</text:p>
          </table:table-cell>
          <table:table-cell office:value-type="float" office:value="773" table:style-name="ce57">
            <text:p>773</text:p>
          </table:table-cell>
          <table:table-cell office:value-type="float" office:value="734" table:style-name="ce57">
            <text:p>734</text:p>
          </table:table-cell>
          <table:table-cell office:value-type="float" office:value="749" table:style-name="ce57">
            <text:p>749</text:p>
          </table:table-cell>
          <table:table-cell office:value-type="float" office:value="769" table:style-name="ce57">
            <text:p>769</text:p>
          </table:table-cell>
          <table:table-cell office:value-type="float" office:value="745" table:style-name="ce58">
            <text:p>745</text:p>
          </table:table-cell>
          <table:table-cell office:value-type="float" office:value="3381" table:style-name="ce57">
            <text:p>3,381</text:p>
          </table:table-cell>
          <table:table-cell office:value-type="float" office:value="737" table:style-name="ce57">
            <text:p>737</text:p>
          </table:table-cell>
          <table:table-cell office:value-type="float" office:value="682" table:style-name="ce57">
            <text:p>682</text:p>
          </table:table-cell>
          <table:table-cell office:value-type="float" office:value="684" table:style-name="ce57">
            <text:p>684</text:p>
          </table:table-cell>
          <table:table-cell office:value-type="float" office:value="641" table:style-name="ce57">
            <text:p>641</text:p>
          </table:table-cell>
          <table:table-cell office:value-type="float" office:value="637" table:style-name="ce58">
            <text:p>637</text:p>
          </table:table-cell>
          <table:table-cell office:value-type="float" office:value="3025" table:style-name="ce57">
            <text:p>3,025</text:p>
          </table:table-cell>
          <table:table-cell office:value-type="float" office:value="617" table:style-name="ce57">
            <text:p>617</text:p>
          </table:table-cell>
          <table:table-cell office:value-type="float" office:value="643" table:style-name="ce57">
            <text:p>643</text:p>
          </table:table-cell>
          <table:table-cell office:value-type="float" office:value="599" table:style-name="ce57">
            <text:p>599</text:p>
          </table:table-cell>
          <table:table-cell office:value-type="float" office:value="605" table:style-name="ce57">
            <text:p>605</text:p>
          </table:table-cell>
          <table:table-cell office:value-type="float" office:value="561" table:style-name="ce58">
            <text:p>561</text:p>
          </table:table-cell>
          <table:table-cell office:value-type="float" office:value="2003" table:style-name="ce57">
            <text:p>2,003</text:p>
          </table:table-cell>
          <table:table-cell office:value-type="float" office:value="512" table:style-name="ce57">
            <text:p>512</text:p>
          </table:table-cell>
          <table:table-cell office:value-type="float" office:value="438" table:style-name="ce57">
            <text:p>438</text:p>
          </table:table-cell>
          <table:table-cell office:value-type="float" office:value="363" table:style-name="ce57">
            <text:p>363</text:p>
          </table:table-cell>
          <table:table-cell office:value-type="float" office:value="403" table:style-name="ce57">
            <text:p>403</text:p>
          </table:table-cell>
          <table:table-cell office:value-type="float" office:value="287" table:style-name="ce58">
            <text:p>287</text:p>
          </table:table-cell>
          <table:table-cell office:value-type="float" office:value="1497" table:style-name="ce57">
            <text:p>1,497</text:p>
          </table:table-cell>
          <table:table-cell office:value-type="float" office:value="312" table:style-name="ce57">
            <text:p>312</text:p>
          </table:table-cell>
          <table:table-cell office:value-type="float" office:value="304" table:style-name="ce57">
            <text:p>304</text:p>
          </table:table-cell>
          <table:table-cell office:value-type="float" office:value="273" table:style-name="ce57">
            <text:p>273</text:p>
          </table:table-cell>
          <table:table-cell office:value-type="float" office:value="295" table:style-name="ce57">
            <text:p>295</text:p>
          </table:table-cell>
          <table:table-cell office:value-type="float" office:value="313" table:style-name="ce58">
            <text:p>313</text:p>
          </table:table-cell>
          <table:table-cell office:value-type="float" office:value="1371" table:style-name="ce57">
            <text:p>1,371</text:p>
          </table:table-cell>
          <table:table-cell office:value-type="float" office:value="299" table:style-name="ce57">
            <text:p>299</text:p>
          </table:table-cell>
          <table:table-cell office:value-type="float" office:value="283" table:style-name="ce57">
            <text:p>283</text:p>
          </table:table-cell>
          <table:table-cell office:value-type="float" office:value="251" table:style-name="ce57">
            <text:p>251</text:p>
          </table:table-cell>
          <table:table-cell office:value-type="float" office:value="262" table:style-name="ce57">
            <text:p>262</text:p>
          </table:table-cell>
          <table:table-cell office:value-type="float" office:value="276" table:style-name="ce58">
            <text:p>276</text:p>
          </table:table-cell>
          <table:table-cell office:value-type="float" office:value="1007" table:style-name="ce57">
            <text:p>1,007</text:p>
          </table:table-cell>
          <table:table-cell office:value-type="float" office:value="256" table:style-name="ce57">
            <text:p>256</text:p>
          </table:table-cell>
          <table:table-cell office:value-type="float" office:value="223" table:style-name="ce57">
            <text:p>223</text:p>
          </table:table-cell>
          <table:table-cell office:value-type="float" office:value="207" table:style-name="ce57">
            <text:p>207</text:p>
          </table:table-cell>
          <table:table-cell office:value-type="float" office:value="176" table:style-name="ce57">
            <text:p>176</text:p>
          </table:table-cell>
          <table:table-cell office:value-type="float" office:value="145" table:style-name="ce58">
            <text:p>145</text:p>
          </table:table-cell>
          <table:table-cell office:value-type="float" office:value="440" table:style-name="ce57">
            <text:p>440</text:p>
          </table:table-cell>
          <table:table-cell office:value-type="float" office:value="137" table:style-name="ce57">
            <text:p>137</text:p>
          </table:table-cell>
          <table:table-cell office:value-type="float" office:value="82" table:style-name="ce57">
            <text:p>82</text:p>
          </table:table-cell>
          <table:table-cell office:value-type="float" office:value="100" table:style-name="ce57">
            <text:p>100</text:p>
          </table:table-cell>
          <table:table-cell office:value-type="float" office:value="65" table:style-name="ce57">
            <text:p>65</text:p>
          </table:table-cell>
          <table:table-cell office:value-type="float" office:value="56" table:style-name="ce58">
            <text:p>56</text:p>
          </table:table-cell>
          <table:table-cell office:value-type="float" office:value="118" table:style-name="ce57">
            <text:p>118</text:p>
          </table:table-cell>
          <table:table-cell office:value-type="float" office:value="33" table:style-name="ce57">
            <text:p>33</text:p>
          </table:table-cell>
          <table:table-cell office:value-type="float" office:value="30" table:style-name="ce57">
            <text:p>30</text:p>
          </table:table-cell>
          <table:table-cell office:value-type="float" office:value="30" table:style-name="ce57">
            <text:p>30</text:p>
          </table:table-cell>
          <table:table-cell office:value-type="float" office:value="14" table:style-name="ce57">
            <text:p>14</text:p>
          </table:table-cell>
          <table:table-cell office:value-type="float" office:value="11" table:style-name="ce58">
            <text:p>11</text:p>
          </table:table-cell>
          <table:table-cell office:value-type="float" office:value="7" table:style-name="ce57">
            <text:p>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368528" table:style-name="ce52">
            <text:p>368,528</text:p>
          </table:table-cell>
          <table:table-cell office:value-type="float" office:value="11233" table:style-name="ce52">
            <text:p>11,233</text:p>
          </table:table-cell>
          <table:table-cell office:value-type="float" office:value="1940" table:style-name="ce52">
            <text:p>1,940</text:p>
          </table:table-cell>
          <table:table-cell office:value-type="float" office:value="2106" table:style-name="ce52">
            <text:p>2,106</text:p>
          </table:table-cell>
          <table:table-cell office:value-type="float" office:value="2184" table:style-name="ce52">
            <text:p>2,184</text:p>
          </table:table-cell>
          <table:table-cell office:value-type="float" office:value="2353" table:style-name="ce52">
            <text:p>2,353</text:p>
          </table:table-cell>
          <table:table-cell office:value-type="float" office:value="2650" table:style-name="ce52">
            <text:p>2,650</text:p>
          </table:table-cell>
          <table:table-cell office:value-type="float" office:value="13038" table:style-name="ce52">
            <text:p>13,038</text:p>
          </table:table-cell>
          <table:table-cell office:value-type="float" office:value="2594" table:style-name="ce52">
            <text:p>2,594</text:p>
          </table:table-cell>
          <table:table-cell office:value-type="float" office:value="2510" table:style-name="ce52">
            <text:p>2,510</text:p>
          </table:table-cell>
          <table:table-cell office:value-type="float" office:value="2912" table:style-name="ce52">
            <text:p>2,912</text:p>
          </table:table-cell>
          <table:table-cell office:value-type="float" office:value="2726" table:style-name="ce52">
            <text:p>2,726</text:p>
          </table:table-cell>
          <table:table-cell office:value-type="float" office:value="2296" table:style-name="ce53">
            <text:p>2,296</text:p>
          </table:table-cell>
          <table:table-cell office:value-type="float" office:value="13716" table:style-name="ce52">
            <text:p>13,716</text:p>
          </table:table-cell>
          <table:table-cell office:value-type="float" office:value="2487" table:style-name="ce52">
            <text:p>2,487</text:p>
          </table:table-cell>
          <table:table-cell office:value-type="float" office:value="2616" table:style-name="ce52">
            <text:p>2,616</text:p>
          </table:table-cell>
          <table:table-cell office:value-type="float" office:value="2813" table:style-name="ce52">
            <text:p>2,813</text:p>
          </table:table-cell>
          <table:table-cell office:value-type="float" office:value="2905" table:style-name="ce52">
            <text:p>2,905</text:p>
          </table:table-cell>
          <table:table-cell office:value-type="float" office:value="2895" table:style-name="ce53">
            <text:p>2,895</text:p>
          </table:table-cell>
          <table:table-cell office:value-type="float" office:value="17777" table:style-name="ce52">
            <text:p>17,777</text:p>
          </table:table-cell>
          <table:table-cell office:value-type="float" office:value="3071" table:style-name="ce52">
            <text:p>3,071</text:p>
          </table:table-cell>
          <table:table-cell office:value-type="float" office:value="3116" table:style-name="ce52">
            <text:p>3,116</text:p>
          </table:table-cell>
          <table:table-cell office:value-type="float" office:value="3462" table:style-name="ce52">
            <text:p>3,462</text:p>
          </table:table-cell>
          <table:table-cell office:value-type="float" office:value="3685" table:style-name="ce52">
            <text:p>3,685</text:p>
          </table:table-cell>
          <table:table-cell office:value-type="float" office:value="4443" table:style-name="ce53">
            <text:p>4,443</text:p>
          </table:table-cell>
          <table:table-cell office:value-type="float" office:value="24246" table:style-name="ce52">
            <text:p>24,246</text:p>
          </table:table-cell>
          <table:table-cell office:value-type="float" office:value="4538" table:style-name="ce52">
            <text:p>4,538</text:p>
          </table:table-cell>
          <table:table-cell office:value-type="float" office:value="4330" table:style-name="ce52">
            <text:p>4,330</text:p>
          </table:table-cell>
          <table:table-cell office:value-type="float" office:value="4808" table:style-name="ce52">
            <text:p>4,808</text:p>
          </table:table-cell>
          <table:table-cell office:value-type="float" office:value="5195" table:style-name="ce52">
            <text:p>5,195</text:p>
          </table:table-cell>
          <table:table-cell office:value-type="float" office:value="5375" table:style-name="ce53">
            <text:p>5,375</text:p>
          </table:table-cell>
          <table:table-cell office:value-type="float" office:value="26247" table:style-name="ce52">
            <text:p>26,247</text:p>
          </table:table-cell>
          <table:table-cell office:value-type="float" office:value="5238" table:style-name="ce52">
            <text:p>5,238</text:p>
          </table:table-cell>
          <table:table-cell office:value-type="float" office:value="5295" table:style-name="ce52">
            <text:p>5,295</text:p>
          </table:table-cell>
          <table:table-cell office:value-type="float" office:value="5244" table:style-name="ce52">
            <text:p>5,244</text:p>
          </table:table-cell>
          <table:table-cell office:value-type="float" office:value="5112" table:style-name="ce52">
            <text:p>5,112</text:p>
          </table:table-cell>
          <table:table-cell office:value-type="float" office:value="5358" table:style-name="ce53">
            <text:p>5,358</text:p>
          </table:table-cell>
          <table:table-cell office:value-type="float" office:value="23530" table:style-name="ce52">
            <text:p>23,530</text:p>
          </table:table-cell>
          <table:table-cell office:value-type="float" office:value="5019" table:style-name="ce52">
            <text:p>5,019</text:p>
          </table:table-cell>
          <table:table-cell office:value-type="float" office:value="4999" table:style-name="ce52">
            <text:p>4,999</text:p>
          </table:table-cell>
          <table:table-cell office:value-type="float" office:value="4681" table:style-name="ce52">
            <text:p>4,681</text:p>
          </table:table-cell>
          <table:table-cell office:value-type="float" office:value="4359" table:style-name="ce52">
            <text:p>4,359</text:p>
          </table:table-cell>
          <table:table-cell office:value-type="float" office:value="4472" table:style-name="ce53">
            <text:p>4,472</text:p>
          </table:table-cell>
          <table:table-cell office:value-type="float" office:value="26381" table:style-name="ce52">
            <text:p>26,381</text:p>
          </table:table-cell>
          <table:table-cell office:value-type="float" office:value="4792" table:style-name="ce52">
            <text:p>4,792</text:p>
          </table:table-cell>
          <table:table-cell office:value-type="float" office:value="4952" table:style-name="ce52">
            <text:p>4,952</text:p>
          </table:table-cell>
          <table:table-cell office:value-type="float" office:value="5312" table:style-name="ce52">
            <text:p>5,312</text:p>
          </table:table-cell>
          <table:table-cell office:value-type="float" office:value="5693" table:style-name="ce52">
            <text:p>5,693</text:p>
          </table:table-cell>
          <table:table-cell office:value-type="float" office:value="5632" table:style-name="ce53">
            <text:p>5,632</text:p>
          </table:table-cell>
          <table:table-cell office:value-type="float" office:value="28539" table:style-name="ce52">
            <text:p>28,539</text:p>
          </table:table-cell>
          <table:table-cell office:value-type="float" office:value="5671" table:style-name="ce52">
            <text:p>5,671</text:p>
          </table:table-cell>
          <table:table-cell office:value-type="float" office:value="5689" table:style-name="ce52">
            <text:p>5,689</text:p>
          </table:table-cell>
          <table:table-cell office:value-type="float" office:value="5651" table:style-name="ce52">
            <text:p>5,651</text:p>
          </table:table-cell>
          <table:table-cell office:value-type="float" office:value="5977" table:style-name="ce52">
            <text:p>5,977</text:p>
          </table:table-cell>
          <table:table-cell office:value-type="float" office:value="5551" table:style-name="ce53">
            <text:p>5,551</text:p>
          </table:table-cell>
          <table:table-cell office:value-type="float" office:value="28329" table:style-name="ce52">
            <text:p>28,329</text:p>
          </table:table-cell>
          <table:table-cell office:value-type="float" office:value="5561" table:style-name="ce52">
            <text:p>5,561</text:p>
          </table:table-cell>
          <table:table-cell office:value-type="float" office:value="5473" table:style-name="ce52">
            <text:p>5,473</text:p>
          </table:table-cell>
          <table:table-cell office:value-type="float" office:value="5537" table:style-name="ce52">
            <text:p>5,537</text:p>
          </table:table-cell>
          <table:table-cell office:value-type="float" office:value="5805" table:style-name="ce52">
            <text:p>5,805</text:p>
          </table:table-cell>
          <table:table-cell office:value-type="float" office:value="5953" table:style-name="ce53">
            <text:p>5,953</text:p>
          </table:table-cell>
          <table:table-cell office:value-type="float" office:value="30677" table:style-name="ce52">
            <text:p>30,677</text:p>
          </table:table-cell>
          <table:table-cell office:value-type="float" office:value="6081" table:style-name="ce52">
            <text:p>6,081</text:p>
          </table:table-cell>
          <table:table-cell office:value-type="float" office:value="6206" table:style-name="ce52">
            <text:p>6,206</text:p>
          </table:table-cell>
          <table:table-cell office:value-type="float" office:value="6090" table:style-name="ce52">
            <text:p>6,090</text:p>
          </table:table-cell>
          <table:table-cell office:value-type="float" office:value="6071" table:style-name="ce52">
            <text:p>6,071</text:p>
          </table:table-cell>
          <table:table-cell office:value-type="float" office:value="6229" table:style-name="ce53">
            <text:p>6,229</text:p>
          </table:table-cell>
          <table:table-cell office:value-type="float" office:value="32192" table:style-name="ce52">
            <text:p>32,192</text:p>
          </table:table-cell>
          <table:table-cell office:value-type="float" office:value="6470" table:style-name="ce52">
            <text:p>6,470</text:p>
          </table:table-cell>
          <table:table-cell office:value-type="float" office:value="6468" table:style-name="ce52">
            <text:p>6,468</text:p>
          </table:table-cell>
          <table:table-cell office:value-type="float" office:value="6433" table:style-name="ce52">
            <text:p>6,433</text:p>
          </table:table-cell>
          <table:table-cell office:value-type="float" office:value="6477" table:style-name="ce52">
            <text:p>6,477</text:p>
          </table:table-cell>
          <table:table-cell office:value-type="float" office:value="6344" table:style-name="ce53">
            <text:p>6,344</text:p>
          </table:table-cell>
          <table:table-cell office:value-type="float" office:value="29920" table:style-name="ce52">
            <text:p>29,920</text:p>
          </table:table-cell>
          <table:table-cell office:value-type="float" office:value="6235" table:style-name="ce52">
            <text:p>6,235</text:p>
          </table:table-cell>
          <table:table-cell office:value-type="float" office:value="6392" table:style-name="ce52">
            <text:p>6,392</text:p>
          </table:table-cell>
          <table:table-cell office:value-type="float" office:value="5874" table:style-name="ce52">
            <text:p>5,874</text:p>
          </table:table-cell>
          <table:table-cell office:value-type="float" office:value="5676" table:style-name="ce52">
            <text:p>5,676</text:p>
          </table:table-cell>
          <table:table-cell office:value-type="float" office:value="5743" table:style-name="ce53">
            <text:p>5,743</text:p>
          </table:table-cell>
          <table:table-cell office:value-type="float" office:value="24978" table:style-name="ce52">
            <text:p>24,978</text:p>
          </table:table-cell>
          <table:table-cell office:value-type="float" office:value="5512" table:style-name="ce52">
            <text:p>5,512</text:p>
          </table:table-cell>
          <table:table-cell office:value-type="float" office:value="5115" table:style-name="ce52">
            <text:p>5,115</text:p>
          </table:table-cell>
          <table:table-cell office:value-type="float" office:value="5033" table:style-name="ce52">
            <text:p>5,033</text:p>
          </table:table-cell>
          <table:table-cell office:value-type="float" office:value="4972" table:style-name="ce52">
            <text:p>4,972</text:p>
          </table:table-cell>
          <table:table-cell office:value-type="float" office:value="4346" table:style-name="ce53">
            <text:p>4,346</text:p>
          </table:table-cell>
          <table:table-cell office:value-type="float" office:value="13930" table:style-name="ce52">
            <text:p>13,930</text:p>
          </table:table-cell>
          <table:table-cell office:value-type="float" office:value="3823" table:style-name="ce52">
            <text:p>3,823</text:p>
          </table:table-cell>
          <table:table-cell office:value-type="float" office:value="3420" table:style-name="ce52">
            <text:p>3,420</text:p>
          </table:table-cell>
          <table:table-cell office:value-type="float" office:value="2948" table:style-name="ce52">
            <text:p>2,948</text:p>
          </table:table-cell>
          <table:table-cell office:value-type="float" office:value="2322" table:style-name="ce52">
            <text:p>2,322</text:p>
          </table:table-cell>
          <table:table-cell office:value-type="float" office:value="1417" table:style-name="ce53">
            <text:p>1,417</text:p>
          </table:table-cell>
          <table:table-cell office:value-type="float" office:value="9976" table:style-name="ce52">
            <text:p>9,976</text:p>
          </table:table-cell>
          <table:table-cell office:value-type="float" office:value="1873" table:style-name="ce52">
            <text:p>1,873</text:p>
          </table:table-cell>
          <table:table-cell office:value-type="float" office:value="2143" table:style-name="ce52">
            <text:p>2,143</text:p>
          </table:table-cell>
          <table:table-cell office:value-type="float" office:value="2013" table:style-name="ce52">
            <text:p>2,013</text:p>
          </table:table-cell>
          <table:table-cell office:value-type="float" office:value="1903" table:style-name="ce52">
            <text:p>1,903</text:p>
          </table:table-cell>
          <table:table-cell office:value-type="float" office:value="2044" table:style-name="ce53">
            <text:p>2,044</text:p>
          </table:table-cell>
          <table:table-cell office:value-type="float" office:value="7381" table:style-name="ce52">
            <text:p>7,381</text:p>
          </table:table-cell>
          <table:table-cell office:value-type="float" office:value="1881" table:style-name="ce52">
            <text:p>1,881</text:p>
          </table:table-cell>
          <table:table-cell office:value-type="float" office:value="1675" table:style-name="ce52">
            <text:p>1,675</text:p>
          </table:table-cell>
          <table:table-cell office:value-type="float" office:value="1422" table:style-name="ce52">
            <text:p>1,422</text:p>
          </table:table-cell>
          <table:table-cell office:value-type="float" office:value="1256" table:style-name="ce52">
            <text:p>1,256</text:p>
          </table:table-cell>
          <table:table-cell office:value-type="float" office:value="1147" table:style-name="ce53">
            <text:p>1,147</text:p>
          </table:table-cell>
          <table:table-cell office:value-type="float" office:value="4020" table:style-name="ce52">
            <text:p>4,020</text:p>
          </table:table-cell>
          <table:table-cell office:value-type="float" office:value="1017" table:style-name="ce52">
            <text:p>1,017</text:p>
          </table:table-cell>
          <table:table-cell office:value-type="float" office:value="913" table:style-name="ce52">
            <text:p>913</text:p>
          </table:table-cell>
          <table:table-cell office:value-type="float" office:value="783" table:style-name="ce52">
            <text:p>783</text:p>
          </table:table-cell>
          <table:table-cell office:value-type="float" office:value="706" table:style-name="ce52">
            <text:p>706</text:p>
          </table:table-cell>
          <table:table-cell office:value-type="float" office:value="601" table:style-name="ce53">
            <text:p>601</text:p>
          </table:table-cell>
          <table:table-cell office:value-type="float" office:value="1855" table:style-name="ce52">
            <text:p>1,855</text:p>
          </table:table-cell>
          <table:table-cell office:value-type="float" office:value="519" table:style-name="ce52">
            <text:p>519</text:p>
          </table:table-cell>
          <table:table-cell office:value-type="float" office:value="441" table:style-name="ce52">
            <text:p>441</text:p>
          </table:table-cell>
          <table:table-cell office:value-type="float" office:value="368" table:style-name="ce52">
            <text:p>368</text:p>
          </table:table-cell>
          <table:table-cell office:value-type="float" office:value="294" table:style-name="ce52">
            <text:p>294</text:p>
          </table:table-cell>
          <table:table-cell office:value-type="float" office:value="233" table:style-name="ce53">
            <text:p>233</text:p>
          </table:table-cell>
          <table:table-cell office:value-type="float" office:value="460" table:style-name="ce52">
            <text:p>460</text:p>
          </table:table-cell>
          <table:table-cell office:value-type="float" office:value="155" table:style-name="ce52">
            <text:p>155</text:p>
          </table:table-cell>
          <table:table-cell office:value-type="float" office:value="118" table:style-name="ce52">
            <text:p>118</text:p>
          </table:table-cell>
          <table:table-cell office:value-type="float" office:value="102" table:style-name="ce52">
            <text:p>102</text:p>
          </table:table-cell>
          <table:table-cell office:value-type="float" office:value="51" table:style-name="ce52">
            <text:p>51</text:p>
          </table:table-cell>
          <table:table-cell office:value-type="float" office:value="34" table:style-name="ce53">
            <text:p>34</text:p>
          </table:table-cell>
          <table:table-cell office:value-type="float" office:value="103" table:style-name="ce52">
            <text:p>103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基隆市</text:p>
          </table:table-cell>
          <table:table-cell office:value-type="string" table:style-name="ce50">
            <text:p>男</text:p>
          </table:table-cell>
          <table:table-cell office:value-type="float" office:value="183850" table:style-name="ce52">
            <text:p>183,850</text:p>
          </table:table-cell>
          <table:table-cell office:value-type="float" office:value="5800" table:style-name="ce52">
            <text:p>5,800</text:p>
          </table:table-cell>
          <table:table-cell office:value-type="float" office:value="1002" table:style-name="ce52">
            <text:p>1,002</text:p>
          </table:table-cell>
          <table:table-cell office:value-type="float" office:value="1111" table:style-name="ce52">
            <text:p>1,111</text:p>
          </table:table-cell>
          <table:table-cell office:value-type="float" office:value="1130" table:style-name="ce52">
            <text:p>1,130</text:p>
          </table:table-cell>
          <table:table-cell office:value-type="float" office:value="1193" table:style-name="ce52">
            <text:p>1,193</text:p>
          </table:table-cell>
          <table:table-cell office:value-type="float" office:value="1364" table:style-name="ce52">
            <text:p>1,364</text:p>
          </table:table-cell>
          <table:table-cell office:value-type="float" office:value="6722" table:style-name="ce52">
            <text:p>6,722</text:p>
          </table:table-cell>
          <table:table-cell office:value-type="float" office:value="1333" table:style-name="ce52">
            <text:p>1,333</text:p>
          </table:table-cell>
          <table:table-cell office:value-type="float" office:value="1303" table:style-name="ce52">
            <text:p>1,303</text:p>
          </table:table-cell>
          <table:table-cell office:value-type="float" office:value="1531" table:style-name="ce52">
            <text:p>1,531</text:p>
          </table:table-cell>
          <table:table-cell office:value-type="float" office:value="1375" table:style-name="ce52">
            <text:p>1,375</text:p>
          </table:table-cell>
          <table:table-cell office:value-type="float" office:value="1180" table:style-name="ce53">
            <text:p>1,180</text:p>
          </table:table-cell>
          <table:table-cell office:value-type="float" office:value="7123" table:style-name="ce52">
            <text:p>7,123</text:p>
          </table:table-cell>
          <table:table-cell office:value-type="float" office:value="1278" table:style-name="ce52">
            <text:p>1,278</text:p>
          </table:table-cell>
          <table:table-cell office:value-type="float" office:value="1367" table:style-name="ce52">
            <text:p>1,367</text:p>
          </table:table-cell>
          <table:table-cell office:value-type="float" office:value="1471" table:style-name="ce52">
            <text:p>1,471</text:p>
          </table:table-cell>
          <table:table-cell office:value-type="float" office:value="1541" table:style-name="ce52">
            <text:p>1,541</text:p>
          </table:table-cell>
          <table:table-cell office:value-type="float" office:value="1466" table:style-name="ce53">
            <text:p>1,466</text:p>
          </table:table-cell>
          <table:table-cell office:value-type="float" office:value="9343" table:style-name="ce52">
            <text:p>9,343</text:p>
          </table:table-cell>
          <table:table-cell office:value-type="float" office:value="1613" table:style-name="ce52">
            <text:p>1,613</text:p>
          </table:table-cell>
          <table:table-cell office:value-type="float" office:value="1675" table:style-name="ce52">
            <text:p>1,675</text:p>
          </table:table-cell>
          <table:table-cell office:value-type="float" office:value="1800" table:style-name="ce52">
            <text:p>1,800</text:p>
          </table:table-cell>
          <table:table-cell office:value-type="float" office:value="1946" table:style-name="ce52">
            <text:p>1,946</text:p>
          </table:table-cell>
          <table:table-cell office:value-type="float" office:value="2309" table:style-name="ce53">
            <text:p>2,309</text:p>
          </table:table-cell>
          <table:table-cell office:value-type="float" office:value="12660" table:style-name="ce52">
            <text:p>12,660</text:p>
          </table:table-cell>
          <table:table-cell office:value-type="float" office:value="2369" table:style-name="ce52">
            <text:p>2,369</text:p>
          </table:table-cell>
          <table:table-cell office:value-type="float" office:value="2236" table:style-name="ce52">
            <text:p>2,236</text:p>
          </table:table-cell>
          <table:table-cell office:value-type="float" office:value="2483" table:style-name="ce52">
            <text:p>2,483</text:p>
          </table:table-cell>
          <table:table-cell office:value-type="float" office:value="2742" table:style-name="ce52">
            <text:p>2,742</text:p>
          </table:table-cell>
          <table:table-cell office:value-type="float" office:value="2830" table:style-name="ce53">
            <text:p>2,830</text:p>
          </table:table-cell>
          <table:table-cell office:value-type="float" office:value="13815" table:style-name="ce52">
            <text:p>13,815</text:p>
          </table:table-cell>
          <table:table-cell office:value-type="float" office:value="2678" table:style-name="ce52">
            <text:p>2,678</text:p>
          </table:table-cell>
          <table:table-cell office:value-type="float" office:value="2750" table:style-name="ce52">
            <text:p>2,750</text:p>
          </table:table-cell>
          <table:table-cell office:value-type="float" office:value="2751" table:style-name="ce52">
            <text:p>2,751</text:p>
          </table:table-cell>
          <table:table-cell office:value-type="float" office:value="2763" table:style-name="ce52">
            <text:p>2,763</text:p>
          </table:table-cell>
          <table:table-cell office:value-type="float" office:value="2873" table:style-name="ce53">
            <text:p>2,873</text:p>
          </table:table-cell>
          <table:table-cell office:value-type="float" office:value="12372" table:style-name="ce52">
            <text:p>12,372</text:p>
          </table:table-cell>
          <table:table-cell office:value-type="float" office:value="2665" table:style-name="ce52">
            <text:p>2,665</text:p>
          </table:table-cell>
          <table:table-cell office:value-type="float" office:value="2639" table:style-name="ce52">
            <text:p>2,639</text:p>
          </table:table-cell>
          <table:table-cell office:value-type="float" office:value="2489" table:style-name="ce52">
            <text:p>2,489</text:p>
          </table:table-cell>
          <table:table-cell office:value-type="float" office:value="2270" table:style-name="ce52">
            <text:p>2,270</text:p>
          </table:table-cell>
          <table:table-cell office:value-type="float" office:value="2309" table:style-name="ce53">
            <text:p>2,309</text:p>
          </table:table-cell>
          <table:table-cell office:value-type="float" office:value="13531" table:style-name="ce52">
            <text:p>13,531</text:p>
          </table:table-cell>
          <table:table-cell office:value-type="float" office:value="2523" table:style-name="ce52">
            <text:p>2,523</text:p>
          </table:table-cell>
          <table:table-cell office:value-type="float" office:value="2586" table:style-name="ce52">
            <text:p>2,586</text:p>
          </table:table-cell>
          <table:table-cell office:value-type="float" office:value="2700" table:style-name="ce52">
            <text:p>2,700</text:p>
          </table:table-cell>
          <table:table-cell office:value-type="float" office:value="2862" table:style-name="ce52">
            <text:p>2,862</text:p>
          </table:table-cell>
          <table:table-cell office:value-type="float" office:value="2860" table:style-name="ce53">
            <text:p>2,860</text:p>
          </table:table-cell>
          <table:table-cell office:value-type="float" office:value="14146" table:style-name="ce52">
            <text:p>14,146</text:p>
          </table:table-cell>
          <table:table-cell office:value-type="float" office:value="2873" table:style-name="ce52">
            <text:p>2,873</text:p>
          </table:table-cell>
          <table:table-cell office:value-type="float" office:value="2736" table:style-name="ce52">
            <text:p>2,736</text:p>
          </table:table-cell>
          <table:table-cell office:value-type="float" office:value="2762" table:style-name="ce52">
            <text:p>2,762</text:p>
          </table:table-cell>
          <table:table-cell office:value-type="float" office:value="3035" table:style-name="ce52">
            <text:p>3,035</text:p>
          </table:table-cell>
          <table:table-cell office:value-type="float" office:value="2740" table:style-name="ce53">
            <text:p>2,740</text:p>
          </table:table-cell>
          <table:table-cell office:value-type="float" office:value="14139" table:style-name="ce52">
            <text:p>14,139</text:p>
          </table:table-cell>
          <table:table-cell office:value-type="float" office:value="2791" table:style-name="ce52">
            <text:p>2,791</text:p>
          </table:table-cell>
          <table:table-cell office:value-type="float" office:value="2707" table:style-name="ce52">
            <text:p>2,707</text:p>
          </table:table-cell>
          <table:table-cell office:value-type="float" office:value="2738" table:style-name="ce52">
            <text:p>2,738</text:p>
          </table:table-cell>
          <table:table-cell office:value-type="float" office:value="2924" table:style-name="ce52">
            <text:p>2,924</text:p>
          </table:table-cell>
          <table:table-cell office:value-type="float" office:value="2979" table:style-name="ce53">
            <text:p>2,979</text:p>
          </table:table-cell>
          <table:table-cell office:value-type="float" office:value="15274" table:style-name="ce52">
            <text:p>15,274</text:p>
          </table:table-cell>
          <table:table-cell office:value-type="float" office:value="2982" table:style-name="ce52">
            <text:p>2,982</text:p>
          </table:table-cell>
          <table:table-cell office:value-type="float" office:value="3119" table:style-name="ce52">
            <text:p>3,119</text:p>
          </table:table-cell>
          <table:table-cell office:value-type="float" office:value="3056" table:style-name="ce52">
            <text:p>3,056</text:p>
          </table:table-cell>
          <table:table-cell office:value-type="float" office:value="3029" table:style-name="ce52">
            <text:p>3,029</text:p>
          </table:table-cell>
          <table:table-cell office:value-type="float" office:value="3088" table:style-name="ce53">
            <text:p>3,088</text:p>
          </table:table-cell>
          <table:table-cell office:value-type="float" office:value="16066" table:style-name="ce52">
            <text:p>16,066</text:p>
          </table:table-cell>
          <table:table-cell office:value-type="float" office:value="3208" table:style-name="ce52">
            <text:p>3,208</text:p>
          </table:table-cell>
          <table:table-cell office:value-type="float" office:value="3248" table:style-name="ce52">
            <text:p>3,248</text:p>
          </table:table-cell>
          <table:table-cell office:value-type="float" office:value="3281" table:style-name="ce52">
            <text:p>3,281</text:p>
          </table:table-cell>
          <table:table-cell office:value-type="float" office:value="3145" table:style-name="ce52">
            <text:p>3,145</text:p>
          </table:table-cell>
          <table:table-cell office:value-type="float" office:value="3184" table:style-name="ce53">
            <text:p>3,184</text:p>
          </table:table-cell>
          <table:table-cell office:value-type="float" office:value="14573" table:style-name="ce52">
            <text:p>14,573</text:p>
          </table:table-cell>
          <table:table-cell office:value-type="float" office:value="3054" table:style-name="ce52">
            <text:p>3,054</text:p>
          </table:table-cell>
          <table:table-cell office:value-type="float" office:value="3152" table:style-name="ce52">
            <text:p>3,152</text:p>
          </table:table-cell>
          <table:table-cell office:value-type="float" office:value="2842" table:style-name="ce52">
            <text:p>2,842</text:p>
          </table:table-cell>
          <table:table-cell office:value-type="float" office:value="2725" table:style-name="ce52">
            <text:p>2,725</text:p>
          </table:table-cell>
          <table:table-cell office:value-type="float" office:value="2800" table:style-name="ce53">
            <text:p>2,800</text:p>
          </table:table-cell>
          <table:table-cell office:value-type="float" office:value="11818" table:style-name="ce52">
            <text:p>11,818</text:p>
          </table:table-cell>
          <table:table-cell office:value-type="float" office:value="2657" table:style-name="ce52">
            <text:p>2,657</text:p>
          </table:table-cell>
          <table:table-cell office:value-type="float" office:value="2450" table:style-name="ce52">
            <text:p>2,450</text:p>
          </table:table-cell>
          <table:table-cell office:value-type="float" office:value="2335" table:style-name="ce52">
            <text:p>2,335</text:p>
          </table:table-cell>
          <table:table-cell office:value-type="float" office:value="2343" table:style-name="ce52">
            <text:p>2,343</text:p>
          </table:table-cell>
          <table:table-cell office:value-type="float" office:value="2033" table:style-name="ce53">
            <text:p>2,033</text:p>
          </table:table-cell>
          <table:table-cell office:value-type="float" office:value="6505" table:style-name="ce52">
            <text:p>6,505</text:p>
          </table:table-cell>
          <table:table-cell office:value-type="float" office:value="1808" table:style-name="ce52">
            <text:p>1,808</text:p>
          </table:table-cell>
          <table:table-cell office:value-type="float" office:value="1550" table:style-name="ce52">
            <text:p>1,550</text:p>
          </table:table-cell>
          <table:table-cell office:value-type="float" office:value="1432" table:style-name="ce52">
            <text:p>1,432</text:p>
          </table:table-cell>
          <table:table-cell office:value-type="float" office:value="1087" table:style-name="ce52">
            <text:p>1,087</text:p>
          </table:table-cell>
          <table:table-cell office:value-type="float" office:value="628" table:style-name="ce53">
            <text:p>628</text:p>
          </table:table-cell>
          <table:table-cell office:value-type="float" office:value="4384" table:style-name="ce52">
            <text:p>4,384</text:p>
          </table:table-cell>
          <table:table-cell office:value-type="float" office:value="797" table:style-name="ce52">
            <text:p>797</text:p>
          </table:table-cell>
          <table:table-cell office:value-type="float" office:value="967" table:style-name="ce52">
            <text:p>967</text:p>
          </table:table-cell>
          <table:table-cell office:value-type="float" office:value="891" table:style-name="ce52">
            <text:p>891</text:p>
          </table:table-cell>
          <table:table-cell office:value-type="float" office:value="830" table:style-name="ce52">
            <text:p>830</text:p>
          </table:table-cell>
          <table:table-cell office:value-type="float" office:value="899" table:style-name="ce53">
            <text:p>899</text:p>
          </table:table-cell>
          <table:table-cell office:value-type="float" office:value="2881" table:style-name="ce52">
            <text:p>2,881</text:p>
          </table:table-cell>
          <table:table-cell office:value-type="float" office:value="781" table:style-name="ce52">
            <text:p>781</text:p>
          </table:table-cell>
          <table:table-cell office:value-type="float" office:value="634" table:style-name="ce52">
            <text:p>634</text:p>
          </table:table-cell>
          <table:table-cell office:value-type="float" office:value="548" table:style-name="ce52">
            <text:p>548</text:p>
          </table:table-cell>
          <table:table-cell office:value-type="float" office:value="487" table:style-name="ce52">
            <text:p>487</text:p>
          </table:table-cell>
          <table:table-cell office:value-type="float" office:value="431" table:style-name="ce53">
            <text:p>431</text:p>
          </table:table-cell>
          <table:table-cell office:value-type="float" office:value="1595" table:style-name="ce52">
            <text:p>1,595</text:p>
          </table:table-cell>
          <table:table-cell office:value-type="float" office:value="403" table:style-name="ce52">
            <text:p>403</text:p>
          </table:table-cell>
          <table:table-cell office:value-type="float" office:value="360" table:style-name="ce52">
            <text:p>360</text:p>
          </table:table-cell>
          <table:table-cell office:value-type="float" office:value="304" table:style-name="ce52">
            <text:p>304</text:p>
          </table:table-cell>
          <table:table-cell office:value-type="float" office:value="294" table:style-name="ce52">
            <text:p>294</text:p>
          </table:table-cell>
          <table:table-cell office:value-type="float" office:value="234" table:style-name="ce53">
            <text:p>234</text:p>
          </table:table-cell>
          <table:table-cell office:value-type="float" office:value="830" table:style-name="ce52">
            <text:p>830</text:p>
          </table:table-cell>
          <table:table-cell office:value-type="float" office:value="240" table:style-name="ce52">
            <text:p>240</text:p>
          </table:table-cell>
          <table:table-cell office:value-type="float" office:value="207" table:style-name="ce52">
            <text:p>207</text:p>
          </table:table-cell>
          <table:table-cell office:value-type="float" office:value="158" table:style-name="ce52">
            <text:p>158</text:p>
          </table:table-cell>
          <table:table-cell office:value-type="float" office:value="117" table:style-name="ce52">
            <text:p>117</text:p>
          </table:table-cell>
          <table:table-cell office:value-type="float" office:value="108" table:style-name="ce53">
            <text:p>108</text:p>
          </table:table-cell>
          <table:table-cell office:value-type="float" office:value="217" table:style-name="ce52">
            <text:p>217</text:p>
          </table:table-cell>
          <table:table-cell office:value-type="float" office:value="78" table:style-name="ce52">
            <text:p>78</text:p>
          </table:table-cell>
          <table:table-cell office:value-type="float" office:value="55" table:style-name="ce52">
            <text:p>55</text:p>
          </table:table-cell>
          <table:table-cell office:value-type="float" office:value="44" table:style-name="ce52">
            <text:p>44</text:p>
          </table:table-cell>
          <table:table-cell office:value-type="float" office:value="23" table:style-name="ce52">
            <text:p>23</text:p>
          </table:table-cell>
          <table:table-cell office:value-type="float" office:value="17" table:style-name="ce53">
            <text:p>17</text:p>
          </table:table-cell>
          <table:table-cell office:value-type="float" office:value="56" table:style-name="ce52">
            <text:p>56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84678" table:style-name="ce57">
            <text:p>184,678</text:p>
          </table:table-cell>
          <table:table-cell office:value-type="float" office:value="5433" table:style-name="ce58">
            <text:p>5,433</text:p>
          </table:table-cell>
          <table:table-cell office:value-type="float" office:value="938" table:style-name="ce57">
            <text:p>938</text:p>
          </table:table-cell>
          <table:table-cell office:value-type="float" office:value="995" table:style-name="ce57">
            <text:p>995</text:p>
          </table:table-cell>
          <table:table-cell office:value-type="float" office:value="1054" table:style-name="ce57">
            <text:p>1,054</text:p>
          </table:table-cell>
          <table:table-cell office:value-type="float" office:value="1160" table:style-name="ce57">
            <text:p>1,160</text:p>
          </table:table-cell>
          <table:table-cell office:value-type="float" office:value="1286" table:style-name="ce57">
            <text:p>1,286</text:p>
          </table:table-cell>
          <table:table-cell office:value-type="float" office:value="6316" table:style-name="ce57">
            <text:p>6,316</text:p>
          </table:table-cell>
          <table:table-cell office:value-type="float" office:value="1261" table:style-name="ce57">
            <text:p>1,261</text:p>
          </table:table-cell>
          <table:table-cell office:value-type="float" office:value="1207" table:style-name="ce57">
            <text:p>1,207</text:p>
          </table:table-cell>
          <table:table-cell office:value-type="float" office:value="1381" table:style-name="ce57">
            <text:p>1,381</text:p>
          </table:table-cell>
          <table:table-cell office:value-type="float" office:value="1351" table:style-name="ce57">
            <text:p>1,351</text:p>
          </table:table-cell>
          <table:table-cell office:value-type="float" office:value="1116" table:style-name="ce58">
            <text:p>1,116</text:p>
          </table:table-cell>
          <table:table-cell office:value-type="float" office:value="6593" table:style-name="ce57">
            <text:p>6,593</text:p>
          </table:table-cell>
          <table:table-cell office:value-type="float" office:value="1209" table:style-name="ce57">
            <text:p>1,209</text:p>
          </table:table-cell>
          <table:table-cell office:value-type="float" office:value="1249" table:style-name="ce57">
            <text:p>1,249</text:p>
          </table:table-cell>
          <table:table-cell office:value-type="float" office:value="1342" table:style-name="ce57">
            <text:p>1,342</text:p>
          </table:table-cell>
          <table:table-cell office:value-type="float" office:value="1364" table:style-name="ce57">
            <text:p>1,364</text:p>
          </table:table-cell>
          <table:table-cell office:value-type="float" office:value="1429" table:style-name="ce58">
            <text:p>1,429</text:p>
          </table:table-cell>
          <table:table-cell office:value-type="float" office:value="8434" table:style-name="ce57">
            <text:p>8,434</text:p>
          </table:table-cell>
          <table:table-cell office:value-type="float" office:value="1458" table:style-name="ce57">
            <text:p>1,458</text:p>
          </table:table-cell>
          <table:table-cell office:value-type="float" office:value="1441" table:style-name="ce57">
            <text:p>1,441</text:p>
          </table:table-cell>
          <table:table-cell office:value-type="float" office:value="1662" table:style-name="ce57">
            <text:p>1,662</text:p>
          </table:table-cell>
          <table:table-cell office:value-type="float" office:value="1739" table:style-name="ce57">
            <text:p>1,739</text:p>
          </table:table-cell>
          <table:table-cell office:value-type="float" office:value="2134" table:style-name="ce58">
            <text:p>2,134</text:p>
          </table:table-cell>
          <table:table-cell office:value-type="float" office:value="11586" table:style-name="ce57">
            <text:p>11,586</text:p>
          </table:table-cell>
          <table:table-cell office:value-type="float" office:value="2169" table:style-name="ce57">
            <text:p>2,169</text:p>
          </table:table-cell>
          <table:table-cell office:value-type="float" office:value="2094" table:style-name="ce57">
            <text:p>2,094</text:p>
          </table:table-cell>
          <table:table-cell office:value-type="float" office:value="2325" table:style-name="ce57">
            <text:p>2,325</text:p>
          </table:table-cell>
          <table:table-cell office:value-type="float" office:value="2453" table:style-name="ce57">
            <text:p>2,453</text:p>
          </table:table-cell>
          <table:table-cell office:value-type="float" office:value="2545" table:style-name="ce58">
            <text:p>2,545</text:p>
          </table:table-cell>
          <table:table-cell office:value-type="float" office:value="12432" table:style-name="ce57">
            <text:p>12,432</text:p>
          </table:table-cell>
          <table:table-cell office:value-type="float" office:value="2560" table:style-name="ce57">
            <text:p>2,560</text:p>
          </table:table-cell>
          <table:table-cell office:value-type="float" office:value="2545" table:style-name="ce57">
            <text:p>2,545</text:p>
          </table:table-cell>
          <table:table-cell office:value-type="float" office:value="2493" table:style-name="ce57">
            <text:p>2,493</text:p>
          </table:table-cell>
          <table:table-cell office:value-type="float" office:value="2349" table:style-name="ce57">
            <text:p>2,349</text:p>
          </table:table-cell>
          <table:table-cell office:value-type="float" office:value="2485" table:style-name="ce58">
            <text:p>2,485</text:p>
          </table:table-cell>
          <table:table-cell office:value-type="float" office:value="11158" table:style-name="ce57">
            <text:p>11,158</text:p>
          </table:table-cell>
          <table:table-cell office:value-type="float" office:value="2354" table:style-name="ce57">
            <text:p>2,354</text:p>
          </table:table-cell>
          <table:table-cell office:value-type="float" office:value="2360" table:style-name="ce57">
            <text:p>2,360</text:p>
          </table:table-cell>
          <table:table-cell office:value-type="float" office:value="2192" table:style-name="ce57">
            <text:p>2,192</text:p>
          </table:table-cell>
          <table:table-cell office:value-type="float" office:value="2089" table:style-name="ce57">
            <text:p>2,089</text:p>
          </table:table-cell>
          <table:table-cell office:value-type="float" office:value="2163" table:style-name="ce58">
            <text:p>2,163</text:p>
          </table:table-cell>
          <table:table-cell office:value-type="float" office:value="12850" table:style-name="ce57">
            <text:p>12,850</text:p>
          </table:table-cell>
          <table:table-cell office:value-type="float" office:value="2269" table:style-name="ce57">
            <text:p>2,269</text:p>
          </table:table-cell>
          <table:table-cell office:value-type="float" office:value="2366" table:style-name="ce57">
            <text:p>2,366</text:p>
          </table:table-cell>
          <table:table-cell office:value-type="float" office:value="2612" table:style-name="ce57">
            <text:p>2,612</text:p>
          </table:table-cell>
          <table:table-cell office:value-type="float" office:value="2831" table:style-name="ce57">
            <text:p>2,831</text:p>
          </table:table-cell>
          <table:table-cell office:value-type="float" office:value="2772" table:style-name="ce58">
            <text:p>2,772</text:p>
          </table:table-cell>
          <table:table-cell office:value-type="float" office:value="14393" table:style-name="ce57">
            <text:p>14,393</text:p>
          </table:table-cell>
          <table:table-cell office:value-type="float" office:value="2798" table:style-name="ce57">
            <text:p>2,798</text:p>
          </table:table-cell>
          <table:table-cell office:value-type="float" office:value="2953" table:style-name="ce57">
            <text:p>2,953</text:p>
          </table:table-cell>
          <table:table-cell office:value-type="float" office:value="2889" table:style-name="ce57">
            <text:p>2,889</text:p>
          </table:table-cell>
          <table:table-cell office:value-type="float" office:value="2942" table:style-name="ce57">
            <text:p>2,942</text:p>
          </table:table-cell>
          <table:table-cell office:value-type="float" office:value="2811" table:style-name="ce58">
            <text:p>2,811</text:p>
          </table:table-cell>
          <table:table-cell office:value-type="float" office:value="14190" table:style-name="ce57">
            <text:p>14,190</text:p>
          </table:table-cell>
          <table:table-cell office:value-type="float" office:value="2770" table:style-name="ce57">
            <text:p>2,770</text:p>
          </table:table-cell>
          <table:table-cell office:value-type="float" office:value="2766" table:style-name="ce57">
            <text:p>2,766</text:p>
          </table:table-cell>
          <table:table-cell office:value-type="float" office:value="2799" table:style-name="ce57">
            <text:p>2,799</text:p>
          </table:table-cell>
          <table:table-cell office:value-type="float" office:value="2881" table:style-name="ce57">
            <text:p>2,881</text:p>
          </table:table-cell>
          <table:table-cell office:value-type="float" office:value="2974" table:style-name="ce58">
            <text:p>2,974</text:p>
          </table:table-cell>
          <table:table-cell office:value-type="float" office:value="15403" table:style-name="ce57">
            <text:p>15,403</text:p>
          </table:table-cell>
          <table:table-cell office:value-type="float" office:value="3099" table:style-name="ce57">
            <text:p>3,099</text:p>
          </table:table-cell>
          <table:table-cell office:value-type="float" office:value="3087" table:style-name="ce57">
            <text:p>3,087</text:p>
          </table:table-cell>
          <table:table-cell office:value-type="float" office:value="3034" table:style-name="ce57">
            <text:p>3,034</text:p>
          </table:table-cell>
          <table:table-cell office:value-type="float" office:value="3042" table:style-name="ce57">
            <text:p>3,042</text:p>
          </table:table-cell>
          <table:table-cell office:value-type="float" office:value="3141" table:style-name="ce58">
            <text:p>3,141</text:p>
          </table:table-cell>
          <table:table-cell office:value-type="float" office:value="16126" table:style-name="ce57">
            <text:p>16,126</text:p>
          </table:table-cell>
          <table:table-cell office:value-type="float" office:value="3262" table:style-name="ce57">
            <text:p>3,262</text:p>
          </table:table-cell>
          <table:table-cell office:value-type="float" office:value="3220" table:style-name="ce57">
            <text:p>3,220</text:p>
          </table:table-cell>
          <table:table-cell office:value-type="float" office:value="3152" table:style-name="ce57">
            <text:p>3,152</text:p>
          </table:table-cell>
          <table:table-cell office:value-type="float" office:value="3332" table:style-name="ce57">
            <text:p>3,332</text:p>
          </table:table-cell>
          <table:table-cell office:value-type="float" office:value="3160" table:style-name="ce58">
            <text:p>3,160</text:p>
          </table:table-cell>
          <table:table-cell office:value-type="float" office:value="15347" table:style-name="ce57">
            <text:p>15,347</text:p>
          </table:table-cell>
          <table:table-cell office:value-type="float" office:value="3181" table:style-name="ce57">
            <text:p>3,181</text:p>
          </table:table-cell>
          <table:table-cell office:value-type="float" office:value="3240" table:style-name="ce57">
            <text:p>3,240</text:p>
          </table:table-cell>
          <table:table-cell office:value-type="float" office:value="3032" table:style-name="ce57">
            <text:p>3,032</text:p>
          </table:table-cell>
          <table:table-cell office:value-type="float" office:value="2951" table:style-name="ce57">
            <text:p>2,951</text:p>
          </table:table-cell>
          <table:table-cell office:value-type="float" office:value="2943" table:style-name="ce58">
            <text:p>2,943</text:p>
          </table:table-cell>
          <table:table-cell office:value-type="float" office:value="13160" table:style-name="ce57">
            <text:p>13,160</text:p>
          </table:table-cell>
          <table:table-cell office:value-type="float" office:value="2855" table:style-name="ce57">
            <text:p>2,855</text:p>
          </table:table-cell>
          <table:table-cell office:value-type="float" office:value="2665" table:style-name="ce57">
            <text:p>2,665</text:p>
          </table:table-cell>
          <table:table-cell office:value-type="float" office:value="2698" table:style-name="ce57">
            <text:p>2,698</text:p>
          </table:table-cell>
          <table:table-cell office:value-type="float" office:value="2629" table:style-name="ce57">
            <text:p>2,629</text:p>
          </table:table-cell>
          <table:table-cell office:value-type="float" office:value="2313" table:style-name="ce58">
            <text:p>2,313</text:p>
          </table:table-cell>
          <table:table-cell office:value-type="float" office:value="7425" table:style-name="ce57">
            <text:p>7,425</text:p>
          </table:table-cell>
          <table:table-cell office:value-type="float" office:value="2015" table:style-name="ce57">
            <text:p>2,015</text:p>
          </table:table-cell>
          <table:table-cell office:value-type="float" office:value="1870" table:style-name="ce57">
            <text:p>1,870</text:p>
          </table:table-cell>
          <table:table-cell office:value-type="float" office:value="1516" table:style-name="ce57">
            <text:p>1,516</text:p>
          </table:table-cell>
          <table:table-cell office:value-type="float" office:value="1235" table:style-name="ce57">
            <text:p>1,235</text:p>
          </table:table-cell>
          <table:table-cell office:value-type="float" office:value="789" table:style-name="ce58">
            <text:p>789</text:p>
          </table:table-cell>
          <table:table-cell office:value-type="float" office:value="5592" table:style-name="ce57">
            <text:p>5,592</text:p>
          </table:table-cell>
          <table:table-cell office:value-type="float" office:value="1076" table:style-name="ce57">
            <text:p>1,076</text:p>
          </table:table-cell>
          <table:table-cell office:value-type="float" office:value="1176" table:style-name="ce57">
            <text:p>1,176</text:p>
          </table:table-cell>
          <table:table-cell office:value-type="float" office:value="1122" table:style-name="ce57">
            <text:p>1,122</text:p>
          </table:table-cell>
          <table:table-cell office:value-type="float" office:value="1073" table:style-name="ce57">
            <text:p>1,073</text:p>
          </table:table-cell>
          <table:table-cell office:value-type="float" office:value="1145" table:style-name="ce58">
            <text:p>1,145</text:p>
          </table:table-cell>
          <table:table-cell office:value-type="float" office:value="4500" table:style-name="ce57">
            <text:p>4,500</text:p>
          </table:table-cell>
          <table:table-cell office:value-type="float" office:value="1100" table:style-name="ce57">
            <text:p>1,100</text:p>
          </table:table-cell>
          <table:table-cell office:value-type="float" office:value="1041" table:style-name="ce57">
            <text:p>1,041</text:p>
          </table:table-cell>
          <table:table-cell office:value-type="float" office:value="874" table:style-name="ce57">
            <text:p>874</text:p>
          </table:table-cell>
          <table:table-cell office:value-type="float" office:value="769" table:style-name="ce57">
            <text:p>769</text:p>
          </table:table-cell>
          <table:table-cell office:value-type="float" office:value="716" table:style-name="ce58">
            <text:p>716</text:p>
          </table:table-cell>
          <table:table-cell office:value-type="float" office:value="2425" table:style-name="ce57">
            <text:p>2,425</text:p>
          </table:table-cell>
          <table:table-cell office:value-type="float" office:value="614" table:style-name="ce57">
            <text:p>614</text:p>
          </table:table-cell>
          <table:table-cell office:value-type="float" office:value="553" table:style-name="ce57">
            <text:p>553</text:p>
          </table:table-cell>
          <table:table-cell office:value-type="float" office:value="479" table:style-name="ce57">
            <text:p>479</text:p>
          </table:table-cell>
          <table:table-cell office:value-type="float" office:value="412" table:style-name="ce57">
            <text:p>412</text:p>
          </table:table-cell>
          <table:table-cell office:value-type="float" office:value="367" table:style-name="ce58">
            <text:p>367</text:p>
          </table:table-cell>
          <table:table-cell office:value-type="float" office:value="1025" table:style-name="ce57">
            <text:p>1,025</text:p>
          </table:table-cell>
          <table:table-cell office:value-type="float" office:value="279" table:style-name="ce57">
            <text:p>279</text:p>
          </table:table-cell>
          <table:table-cell office:value-type="float" office:value="234" table:style-name="ce57">
            <text:p>234</text:p>
          </table:table-cell>
          <table:table-cell office:value-type="float" office:value="210" table:style-name="ce57">
            <text:p>210</text:p>
          </table:table-cell>
          <table:table-cell office:value-type="float" office:value="177" table:style-name="ce57">
            <text:p>177</text:p>
          </table:table-cell>
          <table:table-cell office:value-type="float" office:value="125" table:style-name="ce58">
            <text:p>125</text:p>
          </table:table-cell>
          <table:table-cell office:value-type="float" office:value="243" table:style-name="ce57">
            <text:p>243</text:p>
          </table:table-cell>
          <table:table-cell office:value-type="float" office:value="77" table:style-name="ce57">
            <text:p>77</text:p>
          </table:table-cell>
          <table:table-cell office:value-type="float" office:value="63" table:style-name="ce57">
            <text:p>63</text:p>
          </table:table-cell>
          <table:table-cell office:value-type="float" office:value="58" table:style-name="ce57">
            <text:p>58</text:p>
          </table:table-cell>
          <table:table-cell office:value-type="float" office:value="28" table:style-name="ce57">
            <text:p>28</text:p>
          </table:table-cell>
          <table:table-cell office:value-type="float" office:value="17" table:style-name="ce58">
            <text:p>17</text:p>
          </table:table-cell>
          <table:table-cell office:value-type="float" office:value="47" table:style-name="ce57">
            <text:p>47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450021" table:style-name="ce52">
            <text:p>450,021</text:p>
          </table:table-cell>
          <table:table-cell office:value-type="float" office:value="23160" table:style-name="ce52">
            <text:p>23,160</text:p>
          </table:table-cell>
          <table:table-cell office:value-type="float" office:value="3704" table:style-name="ce52">
            <text:p>3,704</text:p>
          </table:table-cell>
          <table:table-cell office:value-type="float" office:value="4251" table:style-name="ce52">
            <text:p>4,251</text:p>
          </table:table-cell>
          <table:table-cell office:value-type="float" office:value="4662" table:style-name="ce52">
            <text:p>4,662</text:p>
          </table:table-cell>
          <table:table-cell office:value-type="float" office:value="5036" table:style-name="ce52">
            <text:p>5,036</text:p>
          </table:table-cell>
          <table:table-cell office:value-type="float" office:value="5507" table:style-name="ce52">
            <text:p>5,507</text:p>
          </table:table-cell>
          <table:table-cell office:value-type="float" office:value="28182" table:style-name="ce52">
            <text:p>28,182</text:p>
          </table:table-cell>
          <table:table-cell office:value-type="float" office:value="5927" table:style-name="ce52">
            <text:p>5,927</text:p>
          </table:table-cell>
          <table:table-cell office:value-type="float" office:value="5526" table:style-name="ce52">
            <text:p>5,526</text:p>
          </table:table-cell>
          <table:table-cell office:value-type="float" office:value="6172" table:style-name="ce52">
            <text:p>6,172</text:p>
          </table:table-cell>
          <table:table-cell office:value-type="float" office:value="5769" table:style-name="ce52">
            <text:p>5,769</text:p>
          </table:table-cell>
          <table:table-cell office:value-type="float" office:value="4788" table:style-name="ce53">
            <text:p>4,788</text:p>
          </table:table-cell>
          <table:table-cell office:value-type="float" office:value="25172" table:style-name="ce52">
            <text:p>25,172</text:p>
          </table:table-cell>
          <table:table-cell office:value-type="float" office:value="4944" table:style-name="ce52">
            <text:p>4,944</text:p>
          </table:table-cell>
          <table:table-cell office:value-type="float" office:value="5096" table:style-name="ce52">
            <text:p>5,096</text:p>
          </table:table-cell>
          <table:table-cell office:value-type="float" office:value="5380" table:style-name="ce52">
            <text:p>5,380</text:p>
          </table:table-cell>
          <table:table-cell office:value-type="float" office:value="4894" table:style-name="ce52">
            <text:p>4,894</text:p>
          </table:table-cell>
          <table:table-cell office:value-type="float" office:value="4858" table:style-name="ce53">
            <text:p>4,858</text:p>
          </table:table-cell>
          <table:table-cell office:value-type="float" office:value="25637" table:style-name="ce52">
            <text:p>25,637</text:p>
          </table:table-cell>
          <table:table-cell office:value-type="float" office:value="4865" table:style-name="ce52">
            <text:p>4,865</text:p>
          </table:table-cell>
          <table:table-cell office:value-type="float" office:value="4738" table:style-name="ce52">
            <text:p>4,738</text:p>
          </table:table-cell>
          <table:table-cell office:value-type="float" office:value="5107" table:style-name="ce52">
            <text:p>5,107</text:p>
          </table:table-cell>
          <table:table-cell office:value-type="float" office:value="5142" table:style-name="ce52">
            <text:p>5,142</text:p>
          </table:table-cell>
          <table:table-cell office:value-type="float" office:value="5785" table:style-name="ce53">
            <text:p>5,785</text:p>
          </table:table-cell>
          <table:table-cell office:value-type="float" office:value="27354" table:style-name="ce52">
            <text:p>27,354</text:p>
          </table:table-cell>
          <table:table-cell office:value-type="float" office:value="5445" table:style-name="ce52">
            <text:p>5,445</text:p>
          </table:table-cell>
          <table:table-cell office:value-type="float" office:value="5073" table:style-name="ce52">
            <text:p>5,073</text:p>
          </table:table-cell>
          <table:table-cell office:value-type="float" office:value="5356" table:style-name="ce52">
            <text:p>5,356</text:p>
          </table:table-cell>
          <table:table-cell office:value-type="float" office:value="5733" table:style-name="ce52">
            <text:p>5,733</text:p>
          </table:table-cell>
          <table:table-cell office:value-type="float" office:value="5747" table:style-name="ce53">
            <text:p>5,747</text:p>
          </table:table-cell>
          <table:table-cell office:value-type="float" office:value="27709" table:style-name="ce52">
            <text:p>27,709</text:p>
          </table:table-cell>
          <table:table-cell office:value-type="float" office:value="5441" table:style-name="ce52">
            <text:p>5,441</text:p>
          </table:table-cell>
          <table:table-cell office:value-type="float" office:value="5570" table:style-name="ce52">
            <text:p>5,570</text:p>
          </table:table-cell>
          <table:table-cell office:value-type="float" office:value="5617" table:style-name="ce52">
            <text:p>5,617</text:p>
          </table:table-cell>
          <table:table-cell office:value-type="float" office:value="5351" table:style-name="ce52">
            <text:p>5,351</text:p>
          </table:table-cell>
          <table:table-cell office:value-type="float" office:value="5730" table:style-name="ce53">
            <text:p>5,730</text:p>
          </table:table-cell>
          <table:table-cell office:value-type="float" office:value="29110" table:style-name="ce52">
            <text:p>29,110</text:p>
          </table:table-cell>
          <table:table-cell office:value-type="float" office:value="5696" table:style-name="ce52">
            <text:p>5,696</text:p>
          </table:table-cell>
          <table:table-cell office:value-type="float" office:value="5845" table:style-name="ce52">
            <text:p>5,845</text:p>
          </table:table-cell>
          <table:table-cell office:value-type="float" office:value="5738" table:style-name="ce52">
            <text:p>5,738</text:p>
          </table:table-cell>
          <table:table-cell office:value-type="float" office:value="5702" table:style-name="ce52">
            <text:p>5,702</text:p>
          </table:table-cell>
          <table:table-cell office:value-type="float" office:value="6129" table:style-name="ce53">
            <text:p>6,129</text:p>
          </table:table-cell>
          <table:table-cell office:value-type="float" office:value="40041" table:style-name="ce52">
            <text:p>40,041</text:p>
          </table:table-cell>
          <table:table-cell office:value-type="float" office:value="6963" table:style-name="ce52">
            <text:p>6,963</text:p>
          </table:table-cell>
          <table:table-cell office:value-type="float" office:value="7503" table:style-name="ce52">
            <text:p>7,503</text:p>
          </table:table-cell>
          <table:table-cell office:value-type="float" office:value="8047" table:style-name="ce52">
            <text:p>8,047</text:p>
          </table:table-cell>
          <table:table-cell office:value-type="float" office:value="8554" table:style-name="ce52">
            <text:p>8,554</text:p>
          </table:table-cell>
          <table:table-cell office:value-type="float" office:value="8974" table:style-name="ce53">
            <text:p>8,974</text:p>
          </table:table-cell>
          <table:table-cell office:value-type="float" office:value="42733" table:style-name="ce52">
            <text:p>42,733</text:p>
          </table:table-cell>
          <table:table-cell office:value-type="float" office:value="9007" table:style-name="ce52">
            <text:p>9,007</text:p>
          </table:table-cell>
          <table:table-cell office:value-type="float" office:value="8767" table:style-name="ce52">
            <text:p>8,767</text:p>
          </table:table-cell>
          <table:table-cell office:value-type="float" office:value="8225" table:style-name="ce52">
            <text:p>8,225</text:p>
          </table:table-cell>
          <table:table-cell office:value-type="float" office:value="8868" table:style-name="ce52">
            <text:p>8,868</text:p>
          </table:table-cell>
          <table:table-cell office:value-type="float" office:value="7866" table:style-name="ce53">
            <text:p>7,866</text:p>
          </table:table-cell>
          <table:table-cell office:value-type="float" office:value="35212" table:style-name="ce52">
            <text:p>35,212</text:p>
          </table:table-cell>
          <table:table-cell office:value-type="float" office:value="7404" table:style-name="ce52">
            <text:p>7,404</text:p>
          </table:table-cell>
          <table:table-cell office:value-type="float" office:value="6945" table:style-name="ce52">
            <text:p>6,945</text:p>
          </table:table-cell>
          <table:table-cell office:value-type="float" office:value="6880" table:style-name="ce52">
            <text:p>6,880</text:p>
          </table:table-cell>
          <table:table-cell office:value-type="float" office:value="6966" table:style-name="ce52">
            <text:p>6,966</text:p>
          </table:table-cell>
          <table:table-cell office:value-type="float" office:value="7017" table:style-name="ce53">
            <text:p>7,017</text:p>
          </table:table-cell>
          <table:table-cell office:value-type="float" office:value="32404" table:style-name="ce52">
            <text:p>32,404</text:p>
          </table:table-cell>
          <table:table-cell office:value-type="float" office:value="6904" table:style-name="ce52">
            <text:p>6,904</text:p>
          </table:table-cell>
          <table:table-cell office:value-type="float" office:value="6858" table:style-name="ce52">
            <text:p>6,858</text:p>
          </table:table-cell>
          <table:table-cell office:value-type="float" office:value="6334" table:style-name="ce52">
            <text:p>6,334</text:p>
          </table:table-cell>
          <table:table-cell office:value-type="float" office:value="6057" table:style-name="ce52">
            <text:p>6,057</text:p>
          </table:table-cell>
          <table:table-cell office:value-type="float" office:value="6251" table:style-name="ce53">
            <text:p>6,251</text:p>
          </table:table-cell>
          <table:table-cell office:value-type="float" office:value="29732" table:style-name="ce52">
            <text:p>29,732</text:p>
          </table:table-cell>
          <table:table-cell office:value-type="float" office:value="6230" table:style-name="ce52">
            <text:p>6,230</text:p>
          </table:table-cell>
          <table:table-cell office:value-type="float" office:value="6029" table:style-name="ce52">
            <text:p>6,029</text:p>
          </table:table-cell>
          <table:table-cell office:value-type="float" office:value="6021" table:style-name="ce52">
            <text:p>6,021</text:p>
          </table:table-cell>
          <table:table-cell office:value-type="float" office:value="5880" table:style-name="ce52">
            <text:p>5,880</text:p>
          </table:table-cell>
          <table:table-cell office:value-type="float" office:value="5572" table:style-name="ce53">
            <text:p>5,572</text:p>
          </table:table-cell>
          <table:table-cell office:value-type="float" office:value="25823" table:style-name="ce52">
            <text:p>25,823</text:p>
          </table:table-cell>
          <table:table-cell office:value-type="float" office:value="5540" table:style-name="ce52">
            <text:p>5,540</text:p>
          </table:table-cell>
          <table:table-cell office:value-type="float" office:value="5557" table:style-name="ce52">
            <text:p>5,557</text:p>
          </table:table-cell>
          <table:table-cell office:value-type="float" office:value="4989" table:style-name="ce52">
            <text:p>4,989</text:p>
          </table:table-cell>
          <table:table-cell office:value-type="float" office:value="4851" table:style-name="ce52">
            <text:p>4,851</text:p>
          </table:table-cell>
          <table:table-cell office:value-type="float" office:value="4886" table:style-name="ce53">
            <text:p>4,886</text:p>
          </table:table-cell>
          <table:table-cell office:value-type="float" office:value="21990" table:style-name="ce52">
            <text:p>21,990</text:p>
          </table:table-cell>
          <table:table-cell office:value-type="float" office:value="4931" table:style-name="ce52">
            <text:p>4,931</text:p>
          </table:table-cell>
          <table:table-cell office:value-type="float" office:value="4574" table:style-name="ce52">
            <text:p>4,574</text:p>
          </table:table-cell>
          <table:table-cell office:value-type="float" office:value="4298" table:style-name="ce52">
            <text:p>4,298</text:p>
          </table:table-cell>
          <table:table-cell office:value-type="float" office:value="4259" table:style-name="ce52">
            <text:p>4,259</text:p>
          </table:table-cell>
          <table:table-cell office:value-type="float" office:value="3928" table:style-name="ce53">
            <text:p>3,928</text:p>
          </table:table-cell>
          <table:table-cell office:value-type="float" office:value="13133" table:style-name="ce52">
            <text:p>13,133</text:p>
          </table:table-cell>
          <table:table-cell office:value-type="float" office:value="3298" table:style-name="ce52">
            <text:p>3,298</text:p>
          </table:table-cell>
          <table:table-cell office:value-type="float" office:value="3153" table:style-name="ce52">
            <text:p>3,153</text:p>
          </table:table-cell>
          <table:table-cell office:value-type="float" office:value="2582" table:style-name="ce52">
            <text:p>2,582</text:p>
          </table:table-cell>
          <table:table-cell office:value-type="float" office:value="2427" table:style-name="ce52">
            <text:p>2,427</text:p>
          </table:table-cell>
          <table:table-cell office:value-type="float" office:value="1673" table:style-name="ce53">
            <text:p>1,673</text:p>
          </table:table-cell>
          <table:table-cell office:value-type="float" office:value="9446" table:style-name="ce52">
            <text:p>9,446</text:p>
          </table:table-cell>
          <table:table-cell office:value-type="float" office:value="1928" table:style-name="ce52">
            <text:p>1,928</text:p>
          </table:table-cell>
          <table:table-cell office:value-type="float" office:value="2022" table:style-name="ce52">
            <text:p>2,022</text:p>
          </table:table-cell>
          <table:table-cell office:value-type="float" office:value="1922" table:style-name="ce52">
            <text:p>1,922</text:p>
          </table:table-cell>
          <table:table-cell office:value-type="float" office:value="1829" table:style-name="ce52">
            <text:p>1,829</text:p>
          </table:table-cell>
          <table:table-cell office:value-type="float" office:value="1745" table:style-name="ce53">
            <text:p>1,745</text:p>
          </table:table-cell>
          <table:table-cell office:value-type="float" office:value="6660" table:style-name="ce52">
            <text:p>6,660</text:p>
          </table:table-cell>
          <table:table-cell office:value-type="float" office:value="1628" table:style-name="ce52">
            <text:p>1,628</text:p>
          </table:table-cell>
          <table:table-cell office:value-type="float" office:value="1513" table:style-name="ce52">
            <text:p>1,513</text:p>
          </table:table-cell>
          <table:table-cell office:value-type="float" office:value="1278" table:style-name="ce52">
            <text:p>1,278</text:p>
          </table:table-cell>
          <table:table-cell office:value-type="float" office:value="1208" table:style-name="ce52">
            <text:p>1,208</text:p>
          </table:table-cell>
          <table:table-cell office:value-type="float" office:value="1033" table:style-name="ce53">
            <text:p>1,033</text:p>
          </table:table-cell>
          <table:table-cell office:value-type="float" office:value="3916" table:style-name="ce52">
            <text:p>3,916</text:p>
          </table:table-cell>
          <table:table-cell office:value-type="float" office:value="978" table:style-name="ce52">
            <text:p>978</text:p>
          </table:table-cell>
          <table:table-cell office:value-type="float" office:value="804" table:style-name="ce52">
            <text:p>804</text:p>
          </table:table-cell>
          <table:table-cell office:value-type="float" office:value="777" table:style-name="ce52">
            <text:p>777</text:p>
          </table:table-cell>
          <table:table-cell office:value-type="float" office:value="693" table:style-name="ce52">
            <text:p>693</text:p>
          </table:table-cell>
          <table:table-cell office:value-type="float" office:value="664" table:style-name="ce53">
            <text:p>664</text:p>
          </table:table-cell>
          <table:table-cell office:value-type="float" office:value="1994" table:style-name="ce52">
            <text:p>1,994</text:p>
          </table:table-cell>
          <table:table-cell office:value-type="float" office:value="575" table:style-name="ce52">
            <text:p>575</text:p>
          </table:table-cell>
          <table:table-cell office:value-type="float" office:value="448" table:style-name="ce52">
            <text:p>448</text:p>
          </table:table-cell>
          <table:table-cell office:value-type="float" office:value="404" table:style-name="ce52">
            <text:p>404</text:p>
          </table:table-cell>
          <table:table-cell office:value-type="float" office:value="319" table:style-name="ce52">
            <text:p>319</text:p>
          </table:table-cell>
          <table:table-cell office:value-type="float" office:value="248" table:style-name="ce53">
            <text:p>248</text:p>
          </table:table-cell>
          <table:table-cell office:value-type="float" office:value="539" table:style-name="ce52">
            <text:p>539</text:p>
          </table:table-cell>
          <table:table-cell office:value-type="float" office:value="190" table:style-name="ce52">
            <text:p>190</text:p>
          </table:table-cell>
          <table:table-cell office:value-type="float" office:value="143" table:style-name="ce52">
            <text:p>143</text:p>
          </table:table-cell>
          <table:table-cell office:value-type="float" office:value="100" table:style-name="ce52">
            <text:p>100</text:p>
          </table:table-cell>
          <table:table-cell office:value-type="float" office:value="57" table:style-name="ce52">
            <text:p>57</text:p>
          </table:table-cell>
          <table:table-cell office:value-type="float" office:value="49" table:style-name="ce53">
            <text:p>49</text:p>
          </table:table-cell>
          <table:table-cell office:value-type="float" office:value="74" table:style-name="ce52">
            <text:p>74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新竹市</text:p>
          </table:table-cell>
          <table:table-cell office:value-type="string" table:style-name="ce50">
            <text:p>男</text:p>
          </table:table-cell>
          <table:table-cell office:value-type="float" office:value="221962" table:style-name="ce52">
            <text:p>221,962</text:p>
          </table:table-cell>
          <table:table-cell office:value-type="float" office:value="11936" table:style-name="ce52">
            <text:p>11,936</text:p>
          </table:table-cell>
          <table:table-cell office:value-type="float" office:value="1962" table:style-name="ce55">
            <text:p>1,962</text:p>
          </table:table-cell>
          <table:table-cell office:value-type="float" office:value="2161" table:style-name="ce55">
            <text:p>2,161</text:p>
          </table:table-cell>
          <table:table-cell office:value-type="float" office:value="2427" table:style-name="ce55">
            <text:p>2,427</text:p>
          </table:table-cell>
          <table:table-cell office:value-type="float" office:value="2556" table:style-name="ce55">
            <text:p>2,556</text:p>
          </table:table-cell>
          <table:table-cell office:value-type="float" office:value="2830" table:style-name="ce55">
            <text:p>2,830</text:p>
          </table:table-cell>
          <table:table-cell office:value-type="float" office:value="14675" table:style-name="ce55">
            <text:p>14,675</text:p>
          </table:table-cell>
          <table:table-cell office:value-type="float" office:value="3094" table:style-name="ce55">
            <text:p>3,094</text:p>
          </table:table-cell>
          <table:table-cell office:value-type="float" office:value="2873" table:style-name="ce55">
            <text:p>2,873</text:p>
          </table:table-cell>
          <table:table-cell office:value-type="float" office:value="3166" table:style-name="ce55">
            <text:p>3,166</text:p>
          </table:table-cell>
          <table:table-cell office:value-type="float" office:value="3045" table:style-name="ce55">
            <text:p>3,045</text:p>
          </table:table-cell>
          <table:table-cell office:value-type="float" office:value="2497" table:style-name="ce56">
            <text:p>2,497</text:p>
          </table:table-cell>
          <table:table-cell office:value-type="float" office:value="13254" table:style-name="ce55">
            <text:p>13,254</text:p>
          </table:table-cell>
          <table:table-cell office:value-type="float" office:value="2559" table:style-name="ce55">
            <text:p>2,559</text:p>
          </table:table-cell>
          <table:table-cell office:value-type="float" office:value="2714" table:style-name="ce55">
            <text:p>2,714</text:p>
          </table:table-cell>
          <table:table-cell office:value-type="float" office:value="2903" table:style-name="ce55">
            <text:p>2,903</text:p>
          </table:table-cell>
          <table:table-cell office:value-type="float" office:value="2513" table:style-name="ce55">
            <text:p>2,513</text:p>
          </table:table-cell>
          <table:table-cell office:value-type="float" office:value="2565" table:style-name="ce56">
            <text:p>2,565</text:p>
          </table:table-cell>
          <table:table-cell office:value-type="float" office:value="13294" table:style-name="ce55">
            <text:p>13,294</text:p>
          </table:table-cell>
          <table:table-cell office:value-type="float" office:value="2492" table:style-name="ce55">
            <text:p>2,492</text:p>
          </table:table-cell>
          <table:table-cell office:value-type="float" office:value="2463" table:style-name="ce55">
            <text:p>2,463</text:p>
          </table:table-cell>
          <table:table-cell office:value-type="float" office:value="2667" table:style-name="ce55">
            <text:p>2,667</text:p>
          </table:table-cell>
          <table:table-cell office:value-type="float" office:value="2667" table:style-name="ce55">
            <text:p>2,667</text:p>
          </table:table-cell>
          <table:table-cell office:value-type="float" office:value="3005" table:style-name="ce56">
            <text:p>3,005</text:p>
          </table:table-cell>
          <table:table-cell office:value-type="float" office:value="14193" table:style-name="ce55">
            <text:p>14,193</text:p>
          </table:table-cell>
          <table:table-cell office:value-type="float" office:value="2803" table:style-name="ce55">
            <text:p>2,803</text:p>
          </table:table-cell>
          <table:table-cell office:value-type="float" office:value="2662" table:style-name="ce55">
            <text:p>2,662</text:p>
          </table:table-cell>
          <table:table-cell office:value-type="float" office:value="2779" table:style-name="ce55">
            <text:p>2,779</text:p>
          </table:table-cell>
          <table:table-cell office:value-type="float" office:value="2981" table:style-name="ce55">
            <text:p>2,981</text:p>
          </table:table-cell>
          <table:table-cell office:value-type="float" office:value="2968" table:style-name="ce56">
            <text:p>2,968</text:p>
          </table:table-cell>
          <table:table-cell office:value-type="float" office:value="14303" table:style-name="ce55">
            <text:p>14,303</text:p>
          </table:table-cell>
          <table:table-cell office:value-type="float" office:value="2808" table:style-name="ce55">
            <text:p>2,808</text:p>
          </table:table-cell>
          <table:table-cell office:value-type="float" office:value="2804" table:style-name="ce55">
            <text:p>2,804</text:p>
          </table:table-cell>
          <table:table-cell office:value-type="float" office:value="2907" table:style-name="ce55">
            <text:p>2,907</text:p>
          </table:table-cell>
          <table:table-cell office:value-type="float" office:value="2777" table:style-name="ce55">
            <text:p>2,777</text:p>
          </table:table-cell>
          <table:table-cell office:value-type="float" office:value="3007" table:style-name="ce56">
            <text:p>3,007</text:p>
          </table:table-cell>
          <table:table-cell office:value-type="float" office:value="14571" table:style-name="ce55">
            <text:p>14,571</text:p>
          </table:table-cell>
          <table:table-cell office:value-type="float" office:value="2882" table:style-name="ce55">
            <text:p>2,882</text:p>
          </table:table-cell>
          <table:table-cell office:value-type="float" office:value="2960" table:style-name="ce55">
            <text:p>2,960</text:p>
          </table:table-cell>
          <table:table-cell office:value-type="float" office:value="2884" table:style-name="ce55">
            <text:p>2,884</text:p>
          </table:table-cell>
          <table:table-cell office:value-type="float" office:value="2816" table:style-name="ce55">
            <text:p>2,816</text:p>
          </table:table-cell>
          <table:table-cell office:value-type="float" office:value="3029" table:style-name="ce56">
            <text:p>3,029</text:p>
          </table:table-cell>
          <table:table-cell office:value-type="float" office:value="19191" table:style-name="ce55">
            <text:p>19,191</text:p>
          </table:table-cell>
          <table:table-cell office:value-type="float" office:value="3300" table:style-name="ce55">
            <text:p>3,300</text:p>
          </table:table-cell>
          <table:table-cell office:value-type="float" office:value="3630" table:style-name="ce55">
            <text:p>3,630</text:p>
          </table:table-cell>
          <table:table-cell office:value-type="float" office:value="3861" table:style-name="ce55">
            <text:p>3,861</text:p>
          </table:table-cell>
          <table:table-cell office:value-type="float" office:value="4119" table:style-name="ce55">
            <text:p>4,119</text:p>
          </table:table-cell>
          <table:table-cell office:value-type="float" office:value="4281" table:style-name="ce56">
            <text:p>4,281</text:p>
          </table:table-cell>
          <table:table-cell office:value-type="float" office:value="20636" table:style-name="ce55">
            <text:p>20,636</text:p>
          </table:table-cell>
          <table:table-cell office:value-type="float" office:value="4306" table:style-name="ce55">
            <text:p>4,306</text:p>
          </table:table-cell>
          <table:table-cell office:value-type="float" office:value="4212" table:style-name="ce55">
            <text:p>4,212</text:p>
          </table:table-cell>
          <table:table-cell office:value-type="float" office:value="3940" table:style-name="ce55">
            <text:p>3,940</text:p>
          </table:table-cell>
          <table:table-cell office:value-type="float" office:value="4326" table:style-name="ce55">
            <text:p>4,326</text:p>
          </table:table-cell>
          <table:table-cell office:value-type="float" office:value="3852" table:style-name="ce56">
            <text:p>3,852</text:p>
          </table:table-cell>
          <table:table-cell office:value-type="float" office:value="17326" table:style-name="ce55">
            <text:p>17,326</text:p>
          </table:table-cell>
          <table:table-cell office:value-type="float" office:value="3649" table:style-name="ce55">
            <text:p>3,649</text:p>
          </table:table-cell>
          <table:table-cell office:value-type="float" office:value="3471" table:style-name="ce55">
            <text:p>3,471</text:p>
          </table:table-cell>
          <table:table-cell office:value-type="float" office:value="3341" table:style-name="ce55">
            <text:p>3,341</text:p>
          </table:table-cell>
          <table:table-cell office:value-type="float" office:value="3396" table:style-name="ce55">
            <text:p>3,396</text:p>
          </table:table-cell>
          <table:table-cell office:value-type="float" office:value="3469" table:style-name="ce56">
            <text:p>3,469</text:p>
          </table:table-cell>
          <table:table-cell office:value-type="float" office:value="15977" table:style-name="ce55">
            <text:p>15,977</text:p>
          </table:table-cell>
          <table:table-cell office:value-type="float" office:value="3353" table:style-name="ce55">
            <text:p>3,353</text:p>
          </table:table-cell>
          <table:table-cell office:value-type="float" office:value="3366" table:style-name="ce55">
            <text:p>3,366</text:p>
          </table:table-cell>
          <table:table-cell office:value-type="float" office:value="3147" table:style-name="ce55">
            <text:p>3,147</text:p>
          </table:table-cell>
          <table:table-cell office:value-type="float" office:value="3008" table:style-name="ce55">
            <text:p>3,008</text:p>
          </table:table-cell>
          <table:table-cell office:value-type="float" office:value="3103" table:style-name="ce56">
            <text:p>3,103</text:p>
          </table:table-cell>
          <table:table-cell office:value-type="float" office:value="14642" table:style-name="ce55">
            <text:p>14,642</text:p>
          </table:table-cell>
          <table:table-cell office:value-type="float" office:value="3113" table:style-name="ce55">
            <text:p>3,113</text:p>
          </table:table-cell>
          <table:table-cell office:value-type="float" office:value="2983" table:style-name="ce55">
            <text:p>2,983</text:p>
          </table:table-cell>
          <table:table-cell office:value-type="float" office:value="2932" table:style-name="ce55">
            <text:p>2,932</text:p>
          </table:table-cell>
          <table:table-cell office:value-type="float" office:value="2922" table:style-name="ce55">
            <text:p>2,922</text:p>
          </table:table-cell>
          <table:table-cell office:value-type="float" office:value="2692" table:style-name="ce56">
            <text:p>2,692</text:p>
          </table:table-cell>
          <table:table-cell office:value-type="float" office:value="12313" table:style-name="ce55">
            <text:p>12,313</text:p>
          </table:table-cell>
          <table:table-cell office:value-type="float" office:value="2650" table:style-name="ce55">
            <text:p>2,650</text:p>
          </table:table-cell>
          <table:table-cell office:value-type="float" office:value="2709" table:style-name="ce55">
            <text:p>2,709</text:p>
          </table:table-cell>
          <table:table-cell office:value-type="float" office:value="2432" table:style-name="ce55">
            <text:p>2,432</text:p>
          </table:table-cell>
          <table:table-cell office:value-type="float" office:value="2224" table:style-name="ce55">
            <text:p>2,224</text:p>
          </table:table-cell>
          <table:table-cell office:value-type="float" office:value="2298" table:style-name="ce56">
            <text:p>2,298</text:p>
          </table:table-cell>
          <table:table-cell office:value-type="float" office:value="10255" table:style-name="ce55">
            <text:p>10,255</text:p>
          </table:table-cell>
          <table:table-cell office:value-type="float" office:value="2306" table:style-name="ce55">
            <text:p>2,306</text:p>
          </table:table-cell>
          <table:table-cell office:value-type="float" office:value="2178" table:style-name="ce55">
            <text:p>2,178</text:p>
          </table:table-cell>
          <table:table-cell office:value-type="float" office:value="1998" table:style-name="ce55">
            <text:p>1,998</text:p>
          </table:table-cell>
          <table:table-cell office:value-type="float" office:value="1954" table:style-name="ce55">
            <text:p>1,954</text:p>
          </table:table-cell>
          <table:table-cell office:value-type="float" office:value="1819" table:style-name="ce56">
            <text:p>1,819</text:p>
          </table:table-cell>
          <table:table-cell office:value-type="float" office:value="5978" table:style-name="ce55">
            <text:p>5,978</text:p>
          </table:table-cell>
          <table:table-cell office:value-type="float" office:value="1502" table:style-name="ce55">
            <text:p>1,502</text:p>
          </table:table-cell>
          <table:table-cell office:value-type="float" office:value="1422" table:style-name="ce55">
            <text:p>1,422</text:p>
          </table:table-cell>
          <table:table-cell office:value-type="float" office:value="1207" table:style-name="ce55">
            <text:p>1,207</text:p>
          </table:table-cell>
          <table:table-cell office:value-type="float" office:value="1116" table:style-name="ce55">
            <text:p>1,116</text:p>
          </table:table-cell>
          <table:table-cell office:value-type="float" office:value="731" table:style-name="ce56">
            <text:p>731</text:p>
          </table:table-cell>
          <table:table-cell office:value-type="float" office:value="3954" table:style-name="ce55">
            <text:p>3,954</text:p>
          </table:table-cell>
          <table:table-cell office:value-type="float" office:value="817" table:style-name="ce55">
            <text:p>817</text:p>
          </table:table-cell>
          <table:table-cell office:value-type="float" office:value="865" table:style-name="ce55">
            <text:p>865</text:p>
          </table:table-cell>
          <table:table-cell office:value-type="float" office:value="801" table:style-name="ce55">
            <text:p>801</text:p>
          </table:table-cell>
          <table:table-cell office:value-type="float" office:value="769" table:style-name="ce55">
            <text:p>769</text:p>
          </table:table-cell>
          <table:table-cell office:value-type="float" office:value="702" table:style-name="ce56">
            <text:p>702</text:p>
          </table:table-cell>
          <table:table-cell office:value-type="float" office:value="2628" table:style-name="ce55">
            <text:p>2,628</text:p>
          </table:table-cell>
          <table:table-cell office:value-type="float" office:value="645" table:style-name="ce55">
            <text:p>645</text:p>
          </table:table-cell>
          <table:table-cell office:value-type="float" office:value="600" table:style-name="ce55">
            <text:p>600</text:p>
          </table:table-cell>
          <table:table-cell office:value-type="float" office:value="508" table:style-name="ce55">
            <text:p>508</text:p>
          </table:table-cell>
          <table:table-cell office:value-type="float" office:value="473" table:style-name="ce55">
            <text:p>473</text:p>
          </table:table-cell>
          <table:table-cell office:value-type="float" office:value="402" table:style-name="ce56">
            <text:p>402</text:p>
          </table:table-cell>
          <table:table-cell office:value-type="float" office:value="1619" table:style-name="ce55">
            <text:p>1,619</text:p>
          </table:table-cell>
          <table:table-cell office:value-type="float" office:value="383" table:style-name="ce55">
            <text:p>383</text:p>
          </table:table-cell>
          <table:table-cell office:value-type="float" office:value="310" table:style-name="ce55">
            <text:p>310</text:p>
          </table:table-cell>
          <table:table-cell office:value-type="float" office:value="320" table:style-name="ce55">
            <text:p>320</text:p>
          </table:table-cell>
          <table:table-cell office:value-type="float" office:value="315" table:style-name="ce55">
            <text:p>315</text:p>
          </table:table-cell>
          <table:table-cell office:value-type="float" office:value="291" table:style-name="ce56">
            <text:p>291</text:p>
          </table:table-cell>
          <table:table-cell office:value-type="float" office:value="922" table:style-name="ce55">
            <text:p>922</text:p>
          </table:table-cell>
          <table:table-cell office:value-type="float" office:value="254" table:style-name="ce55">
            <text:p>254</text:p>
          </table:table-cell>
          <table:table-cell office:value-type="float" office:value="199" table:style-name="ce55">
            <text:p>199</text:p>
          </table:table-cell>
          <table:table-cell office:value-type="float" office:value="187" table:style-name="ce55">
            <text:p>187</text:p>
          </table:table-cell>
          <table:table-cell office:value-type="float" office:value="162" table:style-name="ce55">
            <text:p>162</text:p>
          </table:table-cell>
          <table:table-cell office:value-type="float" office:value="120" table:style-name="ce56">
            <text:p>120</text:p>
          </table:table-cell>
          <table:table-cell office:value-type="float" office:value="256" table:style-name="ce55">
            <text:p>256</text:p>
          </table:table-cell>
          <table:table-cell office:value-type="float" office:value="97" table:style-name="ce55">
            <text:p>97</text:p>
          </table:table-cell>
          <table:table-cell office:value-type="float" office:value="68" table:style-name="ce55">
            <text:p>68</text:p>
          </table:table-cell>
          <table:table-cell office:value-type="float" office:value="44" table:style-name="ce55">
            <text:p>44</text:p>
          </table:table-cell>
          <table:table-cell office:value-type="float" office:value="26" table:style-name="ce55">
            <text:p>26</text:p>
          </table:table-cell>
          <table:table-cell office:value-type="float" office:value="21" table:style-name="ce56">
            <text:p>21</text:p>
          </table:table-cell>
          <table:table-cell office:value-type="float" office:value="39" table:style-name="ce55">
            <text:p>3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228059" table:style-name="ce57">
            <text:p>228,059</text:p>
          </table:table-cell>
          <table:table-cell office:value-type="float" office:value="11224" table:style-name="ce58">
            <text:p>11,224</text:p>
          </table:table-cell>
          <table:table-cell office:value-type="float" office:value="1742" table:style-name="ce59">
            <text:p>1,742</text:p>
          </table:table-cell>
          <table:table-cell office:value-type="float" office:value="2090" table:style-name="ce59">
            <text:p>2,090</text:p>
          </table:table-cell>
          <table:table-cell office:value-type="float" office:value="2235" table:style-name="ce59">
            <text:p>2,235</text:p>
          </table:table-cell>
          <table:table-cell office:value-type="float" office:value="2480" table:style-name="ce59">
            <text:p>2,480</text:p>
          </table:table-cell>
          <table:table-cell office:value-type="float" office:value="2677" table:style-name="ce59">
            <text:p>2,677</text:p>
          </table:table-cell>
          <table:table-cell office:value-type="float" office:value="13507" table:style-name="ce59">
            <text:p>13,507</text:p>
          </table:table-cell>
          <table:table-cell office:value-type="float" office:value="2833" table:style-name="ce59">
            <text:p>2,833</text:p>
          </table:table-cell>
          <table:table-cell office:value-type="float" office:value="2653" table:style-name="ce59">
            <text:p>2,653</text:p>
          </table:table-cell>
          <table:table-cell office:value-type="float" office:value="3006" table:style-name="ce59">
            <text:p>3,006</text:p>
          </table:table-cell>
          <table:table-cell office:value-type="float" office:value="2724" table:style-name="ce59">
            <text:p>2,724</text:p>
          </table:table-cell>
          <table:table-cell office:value-type="float" office:value="2291" table:style-name="ce60">
            <text:p>2,291</text:p>
          </table:table-cell>
          <table:table-cell office:value-type="float" office:value="11918" table:style-name="ce59">
            <text:p>11,918</text:p>
          </table:table-cell>
          <table:table-cell office:value-type="float" office:value="2385" table:style-name="ce59">
            <text:p>2,385</text:p>
          </table:table-cell>
          <table:table-cell office:value-type="float" office:value="2382" table:style-name="ce59">
            <text:p>2,382</text:p>
          </table:table-cell>
          <table:table-cell office:value-type="float" office:value="2477" table:style-name="ce59">
            <text:p>2,477</text:p>
          </table:table-cell>
          <table:table-cell office:value-type="float" office:value="2381" table:style-name="ce59">
            <text:p>2,381</text:p>
          </table:table-cell>
          <table:table-cell office:value-type="float" office:value="2293" table:style-name="ce60">
            <text:p>2,293</text:p>
          </table:table-cell>
          <table:table-cell office:value-type="float" office:value="12343" table:style-name="ce59">
            <text:p>12,343</text:p>
          </table:table-cell>
          <table:table-cell office:value-type="float" office:value="2373" table:style-name="ce59">
            <text:p>2,373</text:p>
          </table:table-cell>
          <table:table-cell office:value-type="float" office:value="2275" table:style-name="ce59">
            <text:p>2,275</text:p>
          </table:table-cell>
          <table:table-cell office:value-type="float" office:value="2440" table:style-name="ce59">
            <text:p>2,440</text:p>
          </table:table-cell>
          <table:table-cell office:value-type="float" office:value="2475" table:style-name="ce59">
            <text:p>2,475</text:p>
          </table:table-cell>
          <table:table-cell office:value-type="float" office:value="2780" table:style-name="ce60">
            <text:p>2,780</text:p>
          </table:table-cell>
          <table:table-cell office:value-type="float" office:value="13161" table:style-name="ce59">
            <text:p>13,161</text:p>
          </table:table-cell>
          <table:table-cell office:value-type="float" office:value="2642" table:style-name="ce59">
            <text:p>2,642</text:p>
          </table:table-cell>
          <table:table-cell office:value-type="float" office:value="2411" table:style-name="ce59">
            <text:p>2,411</text:p>
          </table:table-cell>
          <table:table-cell office:value-type="float" office:value="2577" table:style-name="ce59">
            <text:p>2,577</text:p>
          </table:table-cell>
          <table:table-cell office:value-type="float" office:value="2752" table:style-name="ce59">
            <text:p>2,752</text:p>
          </table:table-cell>
          <table:table-cell office:value-type="float" office:value="2779" table:style-name="ce60">
            <text:p>2,779</text:p>
          </table:table-cell>
          <table:table-cell office:value-type="float" office:value="13406" table:style-name="ce59">
            <text:p>13,406</text:p>
          </table:table-cell>
          <table:table-cell office:value-type="float" office:value="2633" table:style-name="ce59">
            <text:p>2,633</text:p>
          </table:table-cell>
          <table:table-cell office:value-type="float" office:value="2766" table:style-name="ce59">
            <text:p>2,766</text:p>
          </table:table-cell>
          <table:table-cell office:value-type="float" office:value="2710" table:style-name="ce59">
            <text:p>2,710</text:p>
          </table:table-cell>
          <table:table-cell office:value-type="float" office:value="2574" table:style-name="ce59">
            <text:p>2,574</text:p>
          </table:table-cell>
          <table:table-cell office:value-type="float" office:value="2723" table:style-name="ce60">
            <text:p>2,723</text:p>
          </table:table-cell>
          <table:table-cell office:value-type="float" office:value="14539" table:style-name="ce59">
            <text:p>14,539</text:p>
          </table:table-cell>
          <table:table-cell office:value-type="float" office:value="2814" table:style-name="ce59">
            <text:p>2,814</text:p>
          </table:table-cell>
          <table:table-cell office:value-type="float" office:value="2885" table:style-name="ce59">
            <text:p>2,885</text:p>
          </table:table-cell>
          <table:table-cell office:value-type="float" office:value="2854" table:style-name="ce59">
            <text:p>2,854</text:p>
          </table:table-cell>
          <table:table-cell office:value-type="float" office:value="2886" table:style-name="ce59">
            <text:p>2,886</text:p>
          </table:table-cell>
          <table:table-cell office:value-type="float" office:value="3100" table:style-name="ce60">
            <text:p>3,100</text:p>
          </table:table-cell>
          <table:table-cell office:value-type="float" office:value="20850" table:style-name="ce59">
            <text:p>20,850</text:p>
          </table:table-cell>
          <table:table-cell office:value-type="float" office:value="3663" table:style-name="ce59">
            <text:p>3,663</text:p>
          </table:table-cell>
          <table:table-cell office:value-type="float" office:value="3873" table:style-name="ce59">
            <text:p>3,873</text:p>
          </table:table-cell>
          <table:table-cell office:value-type="float" office:value="4186" table:style-name="ce59">
            <text:p>4,186</text:p>
          </table:table-cell>
          <table:table-cell office:value-type="float" office:value="4435" table:style-name="ce59">
            <text:p>4,435</text:p>
          </table:table-cell>
          <table:table-cell office:value-type="float" office:value="4693" table:style-name="ce60">
            <text:p>4,693</text:p>
          </table:table-cell>
          <table:table-cell office:value-type="float" office:value="22097" table:style-name="ce59">
            <text:p>22,097</text:p>
          </table:table-cell>
          <table:table-cell office:value-type="float" office:value="4701" table:style-name="ce59">
            <text:p>4,701</text:p>
          </table:table-cell>
          <table:table-cell office:value-type="float" office:value="4555" table:style-name="ce59">
            <text:p>4,555</text:p>
          </table:table-cell>
          <table:table-cell office:value-type="float" office:value="4285" table:style-name="ce59">
            <text:p>4,285</text:p>
          </table:table-cell>
          <table:table-cell office:value-type="float" office:value="4542" table:style-name="ce59">
            <text:p>4,542</text:p>
          </table:table-cell>
          <table:table-cell office:value-type="float" office:value="4014" table:style-name="ce60">
            <text:p>4,014</text:p>
          </table:table-cell>
          <table:table-cell office:value-type="float" office:value="17886" table:style-name="ce59">
            <text:p>17,886</text:p>
          </table:table-cell>
          <table:table-cell office:value-type="float" office:value="3755" table:style-name="ce59">
            <text:p>3,755</text:p>
          </table:table-cell>
          <table:table-cell office:value-type="float" office:value="3474" table:style-name="ce59">
            <text:p>3,474</text:p>
          </table:table-cell>
          <table:table-cell office:value-type="float" office:value="3539" table:style-name="ce59">
            <text:p>3,539</text:p>
          </table:table-cell>
          <table:table-cell office:value-type="float" office:value="3570" table:style-name="ce59">
            <text:p>3,570</text:p>
          </table:table-cell>
          <table:table-cell office:value-type="float" office:value="3548" table:style-name="ce60">
            <text:p>3,548</text:p>
          </table:table-cell>
          <table:table-cell office:value-type="float" office:value="16427" table:style-name="ce59">
            <text:p>16,427</text:p>
          </table:table-cell>
          <table:table-cell office:value-type="float" office:value="3551" table:style-name="ce59">
            <text:p>3,551</text:p>
          </table:table-cell>
          <table:table-cell office:value-type="float" office:value="3492" table:style-name="ce59">
            <text:p>3,492</text:p>
          </table:table-cell>
          <table:table-cell office:value-type="float" office:value="3187" table:style-name="ce59">
            <text:p>3,187</text:p>
          </table:table-cell>
          <table:table-cell office:value-type="float" office:value="3049" table:style-name="ce59">
            <text:p>3,049</text:p>
          </table:table-cell>
          <table:table-cell office:value-type="float" office:value="3148" table:style-name="ce60">
            <text:p>3,148</text:p>
          </table:table-cell>
          <table:table-cell office:value-type="float" office:value="15090" table:style-name="ce59">
            <text:p>15,090</text:p>
          </table:table-cell>
          <table:table-cell office:value-type="float" office:value="3117" table:style-name="ce59">
            <text:p>3,117</text:p>
          </table:table-cell>
          <table:table-cell office:value-type="float" office:value="3046" table:style-name="ce59">
            <text:p>3,046</text:p>
          </table:table-cell>
          <table:table-cell office:value-type="float" office:value="3089" table:style-name="ce59">
            <text:p>3,089</text:p>
          </table:table-cell>
          <table:table-cell office:value-type="float" office:value="2958" table:style-name="ce59">
            <text:p>2,958</text:p>
          </table:table-cell>
          <table:table-cell office:value-type="float" office:value="2880" table:style-name="ce60">
            <text:p>2,880</text:p>
          </table:table-cell>
          <table:table-cell office:value-type="float" office:value="13510" table:style-name="ce59">
            <text:p>13,510</text:p>
          </table:table-cell>
          <table:table-cell office:value-type="float" office:value="2890" table:style-name="ce59">
            <text:p>2,890</text:p>
          </table:table-cell>
          <table:table-cell office:value-type="float" office:value="2848" table:style-name="ce59">
            <text:p>2,848</text:p>
          </table:table-cell>
          <table:table-cell office:value-type="float" office:value="2557" table:style-name="ce59">
            <text:p>2,557</text:p>
          </table:table-cell>
          <table:table-cell office:value-type="float" office:value="2627" table:style-name="ce59">
            <text:p>2,627</text:p>
          </table:table-cell>
          <table:table-cell office:value-type="float" office:value="2588" table:style-name="ce60">
            <text:p>2,588</text:p>
          </table:table-cell>
          <table:table-cell office:value-type="float" office:value="11735" table:style-name="ce59">
            <text:p>11,735</text:p>
          </table:table-cell>
          <table:table-cell office:value-type="float" office:value="2625" table:style-name="ce59">
            <text:p>2,625</text:p>
          </table:table-cell>
          <table:table-cell office:value-type="float" office:value="2396" table:style-name="ce59">
            <text:p>2,396</text:p>
          </table:table-cell>
          <table:table-cell office:value-type="float" office:value="2300" table:style-name="ce59">
            <text:p>2,300</text:p>
          </table:table-cell>
          <table:table-cell office:value-type="float" office:value="2305" table:style-name="ce59">
            <text:p>2,305</text:p>
          </table:table-cell>
          <table:table-cell office:value-type="float" office:value="2109" table:style-name="ce60">
            <text:p>2,109</text:p>
          </table:table-cell>
          <table:table-cell office:value-type="float" office:value="7155" table:style-name="ce59">
            <text:p>7,155</text:p>
          </table:table-cell>
          <table:table-cell office:value-type="float" office:value="1796" table:style-name="ce59">
            <text:p>1,796</text:p>
          </table:table-cell>
          <table:table-cell office:value-type="float" office:value="1731" table:style-name="ce59">
            <text:p>1,731</text:p>
          </table:table-cell>
          <table:table-cell office:value-type="float" office:value="1375" table:style-name="ce59">
            <text:p>1,375</text:p>
          </table:table-cell>
          <table:table-cell office:value-type="float" office:value="1311" table:style-name="ce59">
            <text:p>1,311</text:p>
          </table:table-cell>
          <table:table-cell office:value-type="float" office:value="942" table:style-name="ce60">
            <text:p>942</text:p>
          </table:table-cell>
          <table:table-cell office:value-type="float" office:value="5492" table:style-name="ce59">
            <text:p>5,492</text:p>
          </table:table-cell>
          <table:table-cell office:value-type="float" office:value="1111" table:style-name="ce59">
            <text:p>1,111</text:p>
          </table:table-cell>
          <table:table-cell office:value-type="float" office:value="1157" table:style-name="ce59">
            <text:p>1,157</text:p>
          </table:table-cell>
          <table:table-cell office:value-type="float" office:value="1121" table:style-name="ce59">
            <text:p>1,121</text:p>
          </table:table-cell>
          <table:table-cell office:value-type="float" office:value="1060" table:style-name="ce59">
            <text:p>1,060</text:p>
          </table:table-cell>
          <table:table-cell office:value-type="float" office:value="1043" table:style-name="ce60">
            <text:p>1,043</text:p>
          </table:table-cell>
          <table:table-cell office:value-type="float" office:value="4032" table:style-name="ce59">
            <text:p>4,032</text:p>
          </table:table-cell>
          <table:table-cell office:value-type="float" office:value="983" table:style-name="ce59">
            <text:p>983</text:p>
          </table:table-cell>
          <table:table-cell office:value-type="float" office:value="913" table:style-name="ce59">
            <text:p>913</text:p>
          </table:table-cell>
          <table:table-cell office:value-type="float" office:value="770" table:style-name="ce59">
            <text:p>770</text:p>
          </table:table-cell>
          <table:table-cell office:value-type="float" office:value="735" table:style-name="ce59">
            <text:p>735</text:p>
          </table:table-cell>
          <table:table-cell office:value-type="float" office:value="631" table:style-name="ce60">
            <text:p>631</text:p>
          </table:table-cell>
          <table:table-cell office:value-type="float" office:value="2297" table:style-name="ce59">
            <text:p>2,297</text:p>
          </table:table-cell>
          <table:table-cell office:value-type="float" office:value="595" table:style-name="ce59">
            <text:p>595</text:p>
          </table:table-cell>
          <table:table-cell office:value-type="float" office:value="494" table:style-name="ce59">
            <text:p>494</text:p>
          </table:table-cell>
          <table:table-cell office:value-type="float" office:value="457" table:style-name="ce59">
            <text:p>457</text:p>
          </table:table-cell>
          <table:table-cell office:value-type="float" office:value="378" table:style-name="ce59">
            <text:p>378</text:p>
          </table:table-cell>
          <table:table-cell office:value-type="float" office:value="373" table:style-name="ce60">
            <text:p>373</text:p>
          </table:table-cell>
          <table:table-cell office:value-type="float" office:value="1072" table:style-name="ce59">
            <text:p>1,072</text:p>
          </table:table-cell>
          <table:table-cell office:value-type="float" office:value="321" table:style-name="ce59">
            <text:p>321</text:p>
          </table:table-cell>
          <table:table-cell office:value-type="float" office:value="249" table:style-name="ce59">
            <text:p>249</text:p>
          </table:table-cell>
          <table:table-cell office:value-type="float" office:value="217" table:style-name="ce59">
            <text:p>217</text:p>
          </table:table-cell>
          <table:table-cell office:value-type="float" office:value="157" table:style-name="ce59">
            <text:p>157</text:p>
          </table:table-cell>
          <table:table-cell office:value-type="float" office:value="128" table:style-name="ce60">
            <text:p>128</text:p>
          </table:table-cell>
          <table:table-cell office:value-type="float" office:value="283" table:style-name="ce59">
            <text:p>283</text:p>
          </table:table-cell>
          <table:table-cell office:value-type="float" office:value="93" table:style-name="ce59">
            <text:p>93</text:p>
          </table:table-cell>
          <table:table-cell office:value-type="float" office:value="75" table:style-name="ce59">
            <text:p>75</text:p>
          </table:table-cell>
          <table:table-cell office:value-type="float" office:value="56" table:style-name="ce59">
            <text:p>56</text:p>
          </table:table-cell>
          <table:table-cell office:value-type="float" office:value="31" table:style-name="ce59">
            <text:p>31</text:p>
          </table:table-cell>
          <table:table-cell office:value-type="float" office:value="28" table:style-name="ce60">
            <text:p>28</text:p>
          </table:table-cell>
          <table:table-cell office:value-type="float" office:value="35" table:style-name="ce59">
            <text:p>35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267034" table:style-name="ce52">
            <text:p>267,034</text:p>
          </table:table-cell>
          <table:table-cell office:value-type="float" office:value="10037" table:style-name="ce52">
            <text:p>10,037</text:p>
          </table:table-cell>
          <table:table-cell office:value-type="float" office:value="1480" table:style-name="ce52">
            <text:p>1,480</text:p>
          </table:table-cell>
          <table:table-cell office:value-type="float" office:value="1802" table:style-name="ce52">
            <text:p>1,802</text:p>
          </table:table-cell>
          <table:table-cell office:value-type="float" office:value="2105" table:style-name="ce52">
            <text:p>2,105</text:p>
          </table:table-cell>
          <table:table-cell office:value-type="float" office:value="2128" table:style-name="ce52">
            <text:p>2,128</text:p>
          </table:table-cell>
          <table:table-cell office:value-type="float" office:value="2522" table:style-name="ce52">
            <text:p>2,522</text:p>
          </table:table-cell>
          <table:table-cell office:value-type="float" office:value="12594" table:style-name="ce52">
            <text:p>12,594</text:p>
          </table:table-cell>
          <table:table-cell office:value-type="float" office:value="2546" table:style-name="ce52">
            <text:p>2,546</text:p>
          </table:table-cell>
          <table:table-cell office:value-type="float" office:value="2326" table:style-name="ce52">
            <text:p>2,326</text:p>
          </table:table-cell>
          <table:table-cell office:value-type="float" office:value="2728" table:style-name="ce52">
            <text:p>2,728</text:p>
          </table:table-cell>
          <table:table-cell office:value-type="float" office:value="2636" table:style-name="ce52">
            <text:p>2,636</text:p>
          </table:table-cell>
          <table:table-cell office:value-type="float" office:value="2358" table:style-name="ce53">
            <text:p>2,358</text:p>
          </table:table-cell>
          <table:table-cell office:value-type="float" office:value="13000" table:style-name="ce52">
            <text:p>13,000</text:p>
          </table:table-cell>
          <table:table-cell office:value-type="float" office:value="2401" table:style-name="ce52">
            <text:p>2,401</text:p>
          </table:table-cell>
          <table:table-cell office:value-type="float" office:value="2514" table:style-name="ce52">
            <text:p>2,514</text:p>
          </table:table-cell>
          <table:table-cell office:value-type="float" office:value="2794" table:style-name="ce52">
            <text:p>2,794</text:p>
          </table:table-cell>
          <table:table-cell office:value-type="float" office:value="2650" table:style-name="ce52">
            <text:p>2,650</text:p>
          </table:table-cell>
          <table:table-cell office:value-type="float" office:value="2641" table:style-name="ce53">
            <text:p>2,641</text:p>
          </table:table-cell>
          <table:table-cell office:value-type="float" office:value="15587" table:style-name="ce52">
            <text:p>15,587</text:p>
          </table:table-cell>
          <table:table-cell office:value-type="float" office:value="2797" table:style-name="ce52">
            <text:p>2,797</text:p>
          </table:table-cell>
          <table:table-cell office:value-type="float" office:value="2893" table:style-name="ce52">
            <text:p>2,893</text:p>
          </table:table-cell>
          <table:table-cell office:value-type="float" office:value="3022" table:style-name="ce52">
            <text:p>3,022</text:p>
          </table:table-cell>
          <table:table-cell office:value-type="float" office:value="3115" table:style-name="ce52">
            <text:p>3,115</text:p>
          </table:table-cell>
          <table:table-cell office:value-type="float" office:value="3760" table:style-name="ce53">
            <text:p>3,760</text:p>
          </table:table-cell>
          <table:table-cell office:value-type="float" office:value="18726" table:style-name="ce52">
            <text:p>18,726</text:p>
          </table:table-cell>
          <table:table-cell office:value-type="float" office:value="3757" table:style-name="ce52">
            <text:p>3,757</text:p>
          </table:table-cell>
          <table:table-cell office:value-type="float" office:value="3383" table:style-name="ce52">
            <text:p>3,383</text:p>
          </table:table-cell>
          <table:table-cell office:value-type="float" office:value="3734" table:style-name="ce52">
            <text:p>3,734</text:p>
          </table:table-cell>
          <table:table-cell office:value-type="float" office:value="3948" table:style-name="ce52">
            <text:p>3,948</text:p>
          </table:table-cell>
          <table:table-cell office:value-type="float" office:value="3904" table:style-name="ce53">
            <text:p>3,904</text:p>
          </table:table-cell>
          <table:table-cell office:value-type="float" office:value="18100" table:style-name="ce52">
            <text:p>18,100</text:p>
          </table:table-cell>
          <table:table-cell office:value-type="float" office:value="3815" table:style-name="ce52">
            <text:p>3,815</text:p>
          </table:table-cell>
          <table:table-cell office:value-type="float" office:value="3716" table:style-name="ce52">
            <text:p>3,716</text:p>
          </table:table-cell>
          <table:table-cell office:value-type="float" office:value="3577" table:style-name="ce52">
            <text:p>3,577</text:p>
          </table:table-cell>
          <table:table-cell office:value-type="float" office:value="3517" table:style-name="ce52">
            <text:p>3,517</text:p>
          </table:table-cell>
          <table:table-cell office:value-type="float" office:value="3475" table:style-name="ce53">
            <text:p>3,475</text:p>
          </table:table-cell>
          <table:table-cell office:value-type="float" office:value="16598" table:style-name="ce52">
            <text:p>16,598</text:p>
          </table:table-cell>
          <table:table-cell office:value-type="float" office:value="3415" table:style-name="ce52">
            <text:p>3,415</text:p>
          </table:table-cell>
          <table:table-cell office:value-type="float" office:value="3400" table:style-name="ce52">
            <text:p>3,400</text:p>
          </table:table-cell>
          <table:table-cell office:value-type="float" office:value="3219" table:style-name="ce52">
            <text:p>3,219</text:p>
          </table:table-cell>
          <table:table-cell office:value-type="float" office:value="3209" table:style-name="ce52">
            <text:p>3,209</text:p>
          </table:table-cell>
          <table:table-cell office:value-type="float" office:value="3355" table:style-name="ce53">
            <text:p>3,355</text:p>
          </table:table-cell>
          <table:table-cell office:value-type="float" office:value="20129" table:style-name="ce52">
            <text:p>20,129</text:p>
          </table:table-cell>
          <table:table-cell office:value-type="float" office:value="3731" table:style-name="ce52">
            <text:p>3,731</text:p>
          </table:table-cell>
          <table:table-cell office:value-type="float" office:value="3777" table:style-name="ce52">
            <text:p>3,777</text:p>
          </table:table-cell>
          <table:table-cell office:value-type="float" office:value="4115" table:style-name="ce52">
            <text:p>4,115</text:p>
          </table:table-cell>
          <table:table-cell office:value-type="float" office:value="4260" table:style-name="ce52">
            <text:p>4,260</text:p>
          </table:table-cell>
          <table:table-cell office:value-type="float" office:value="4246" table:style-name="ce53">
            <text:p>4,246</text:p>
          </table:table-cell>
          <table:table-cell office:value-type="float" office:value="21484" table:style-name="ce52">
            <text:p>21,484</text:p>
          </table:table-cell>
          <table:table-cell office:value-type="float" office:value="4303" table:style-name="ce52">
            <text:p>4,303</text:p>
          </table:table-cell>
          <table:table-cell office:value-type="float" office:value="4370" table:style-name="ce52">
            <text:p>4,370</text:p>
          </table:table-cell>
          <table:table-cell office:value-type="float" office:value="4185" table:style-name="ce52">
            <text:p>4,185</text:p>
          </table:table-cell>
          <table:table-cell office:value-type="float" office:value="4564" table:style-name="ce52">
            <text:p>4,564</text:p>
          </table:table-cell>
          <table:table-cell office:value-type="float" office:value="4062" table:style-name="ce53">
            <text:p>4,062</text:p>
          </table:table-cell>
          <table:table-cell office:value-type="float" office:value="19652" table:style-name="ce52">
            <text:p>19,652</text:p>
          </table:table-cell>
          <table:table-cell office:value-type="float" office:value="4019" table:style-name="ce52">
            <text:p>4,019</text:p>
          </table:table-cell>
          <table:table-cell office:value-type="float" office:value="3788" table:style-name="ce52">
            <text:p>3,788</text:p>
          </table:table-cell>
          <table:table-cell office:value-type="float" office:value="3815" table:style-name="ce52">
            <text:p>3,815</text:p>
          </table:table-cell>
          <table:table-cell office:value-type="float" office:value="3992" table:style-name="ce52">
            <text:p>3,992</text:p>
          </table:table-cell>
          <table:table-cell office:value-type="float" office:value="4038" table:style-name="ce53">
            <text:p>4,038</text:p>
          </table:table-cell>
          <table:table-cell office:value-type="float" office:value="20727" table:style-name="ce52">
            <text:p>20,727</text:p>
          </table:table-cell>
          <table:table-cell office:value-type="float" office:value="4275" table:style-name="ce52">
            <text:p>4,275</text:p>
          </table:table-cell>
          <table:table-cell office:value-type="float" office:value="4068" table:style-name="ce52">
            <text:p>4,068</text:p>
          </table:table-cell>
          <table:table-cell office:value-type="float" office:value="4109" table:style-name="ce52">
            <text:p>4,109</text:p>
          </table:table-cell>
          <table:table-cell office:value-type="float" office:value="4093" table:style-name="ce52">
            <text:p>4,093</text:p>
          </table:table-cell>
          <table:table-cell office:value-type="float" office:value="4182" table:style-name="ce53">
            <text:p>4,182</text:p>
          </table:table-cell>
          <table:table-cell office:value-type="float" office:value="20160" table:style-name="ce52">
            <text:p>20,160</text:p>
          </table:table-cell>
          <table:table-cell office:value-type="float" office:value="3994" table:style-name="ce52">
            <text:p>3,994</text:p>
          </table:table-cell>
          <table:table-cell office:value-type="float" office:value="4143" table:style-name="ce52">
            <text:p>4,143</text:p>
          </table:table-cell>
          <table:table-cell office:value-type="float" office:value="4046" table:style-name="ce52">
            <text:p>4,046</text:p>
          </table:table-cell>
          <table:table-cell office:value-type="float" office:value="4067" table:style-name="ce52">
            <text:p>4,067</text:p>
          </table:table-cell>
          <table:table-cell office:value-type="float" office:value="3910" table:style-name="ce53">
            <text:p>3,910</text:p>
          </table:table-cell>
          <table:table-cell office:value-type="float" office:value="17877" table:style-name="ce52">
            <text:p>17,877</text:p>
          </table:table-cell>
          <table:table-cell office:value-type="float" office:value="3718" table:style-name="ce52">
            <text:p>3,718</text:p>
          </table:table-cell>
          <table:table-cell office:value-type="float" office:value="3766" table:style-name="ce52">
            <text:p>3,766</text:p>
          </table:table-cell>
          <table:table-cell office:value-type="float" office:value="3452" table:style-name="ce52">
            <text:p>3,452</text:p>
          </table:table-cell>
          <table:table-cell office:value-type="float" office:value="3464" table:style-name="ce52">
            <text:p>3,464</text:p>
          </table:table-cell>
          <table:table-cell office:value-type="float" office:value="3477" table:style-name="ce53">
            <text:p>3,477</text:p>
          </table:table-cell>
          <table:table-cell office:value-type="float" office:value="15420" table:style-name="ce52">
            <text:p>15,420</text:p>
          </table:table-cell>
          <table:table-cell office:value-type="float" office:value="3368" table:style-name="ce52">
            <text:p>3,368</text:p>
          </table:table-cell>
          <table:table-cell office:value-type="float" office:value="3147" table:style-name="ce52">
            <text:p>3,147</text:p>
          </table:table-cell>
          <table:table-cell office:value-type="float" office:value="3005" table:style-name="ce52">
            <text:p>3,005</text:p>
          </table:table-cell>
          <table:table-cell office:value-type="float" office:value="3138" table:style-name="ce52">
            <text:p>3,138</text:p>
          </table:table-cell>
          <table:table-cell office:value-type="float" office:value="2762" table:style-name="ce53">
            <text:p>2,762</text:p>
          </table:table-cell>
          <table:table-cell office:value-type="float" office:value="9618" table:style-name="ce52">
            <text:p>9,618</text:p>
          </table:table-cell>
          <table:table-cell office:value-type="float" office:value="2314" table:style-name="ce52">
            <text:p>2,314</text:p>
          </table:table-cell>
          <table:table-cell office:value-type="float" office:value="2345" table:style-name="ce52">
            <text:p>2,345</text:p>
          </table:table-cell>
          <table:table-cell office:value-type="float" office:value="2087" table:style-name="ce52">
            <text:p>2,087</text:p>
          </table:table-cell>
          <table:table-cell office:value-type="float" office:value="1625" table:style-name="ce52">
            <text:p>1,625</text:p>
          </table:table-cell>
          <table:table-cell office:value-type="float" office:value="1247" table:style-name="ce53">
            <text:p>1,247</text:p>
          </table:table-cell>
          <table:table-cell office:value-type="float" office:value="7135" table:style-name="ce52">
            <text:p>7,135</text:p>
          </table:table-cell>
          <table:table-cell office:value-type="float" office:value="1433" table:style-name="ce52">
            <text:p>1,433</text:p>
          </table:table-cell>
          <table:table-cell office:value-type="float" office:value="1525" table:style-name="ce52">
            <text:p>1,525</text:p>
          </table:table-cell>
          <table:table-cell office:value-type="float" office:value="1418" table:style-name="ce52">
            <text:p>1,418</text:p>
          </table:table-cell>
          <table:table-cell office:value-type="float" office:value="1404" table:style-name="ce52">
            <text:p>1,404</text:p>
          </table:table-cell>
          <table:table-cell office:value-type="float" office:value="1355" table:style-name="ce53">
            <text:p>1,355</text:p>
          </table:table-cell>
          <table:table-cell office:value-type="float" office:value="5381" table:style-name="ce52">
            <text:p>5,381</text:p>
          </table:table-cell>
          <table:table-cell office:value-type="float" office:value="1281" table:style-name="ce52">
            <text:p>1,281</text:p>
          </table:table-cell>
          <table:table-cell office:value-type="float" office:value="1134" table:style-name="ce52">
            <text:p>1,134</text:p>
          </table:table-cell>
          <table:table-cell office:value-type="float" office:value="1084" table:style-name="ce52">
            <text:p>1,084</text:p>
          </table:table-cell>
          <table:table-cell office:value-type="float" office:value="989" table:style-name="ce52">
            <text:p>989</text:p>
          </table:table-cell>
          <table:table-cell office:value-type="float" office:value="893" table:style-name="ce53">
            <text:p>893</text:p>
          </table:table-cell>
          <table:table-cell office:value-type="float" office:value="3136" table:style-name="ce52">
            <text:p>3,136</text:p>
          </table:table-cell>
          <table:table-cell office:value-type="float" office:value="823" table:style-name="ce52">
            <text:p>823</text:p>
          </table:table-cell>
          <table:table-cell office:value-type="float" office:value="717" table:style-name="ce52">
            <text:p>717</text:p>
          </table:table-cell>
          <table:table-cell office:value-type="float" office:value="582" table:style-name="ce52">
            <text:p>582</text:p>
          </table:table-cell>
          <table:table-cell office:value-type="float" office:value="546" table:style-name="ce52">
            <text:p>546</text:p>
          </table:table-cell>
          <table:table-cell office:value-type="float" office:value="468" table:style-name="ce53">
            <text:p>468</text:p>
          </table:table-cell>
          <table:table-cell office:value-type="float" office:value="1338" table:style-name="ce52">
            <text:p>1,338</text:p>
          </table:table-cell>
          <table:table-cell office:value-type="float" office:value="383" table:style-name="ce52">
            <text:p>383</text:p>
          </table:table-cell>
          <table:table-cell office:value-type="float" office:value="331" table:style-name="ce52">
            <text:p>331</text:p>
          </table:table-cell>
          <table:table-cell office:value-type="float" office:value="257" table:style-name="ce52">
            <text:p>257</text:p>
          </table:table-cell>
          <table:table-cell office:value-type="float" office:value="214" table:style-name="ce52">
            <text:p>214</text:p>
          </table:table-cell>
          <table:table-cell office:value-type="float" office:value="153" table:style-name="ce53">
            <text:p>153</text:p>
          </table:table-cell>
          <table:table-cell office:value-type="float" office:value="288" table:style-name="ce52">
            <text:p>288</text:p>
          </table:table-cell>
          <table:table-cell office:value-type="float" office:value="106" table:style-name="ce52">
            <text:p>106</text:p>
          </table:table-cell>
          <table:table-cell office:value-type="float" office:value="65" table:style-name="ce52">
            <text:p>65</text:p>
          </table:table-cell>
          <table:table-cell office:value-type="float" office:value="57" table:style-name="ce52">
            <text:p>57</text:p>
          </table:table-cell>
          <table:table-cell office:value-type="float" office:value="30" table:style-name="ce52">
            <text:p>30</text:p>
          </table:table-cell>
          <table:table-cell office:value-type="float" office:value="30" table:style-name="ce53">
            <text:p>30</text:p>
          </table:table-cell>
          <table:table-cell office:value-type="float" office:value="47" table:style-name="ce52">
            <text:p>47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嘉義市</text:p>
          </table:table-cell>
          <table:table-cell office:value-type="string" table:style-name="ce50">
            <text:p>男</text:p>
          </table:table-cell>
          <table:table-cell office:value-type="float" office:value="129359" table:style-name="ce52">
            <text:p>129,359</text:p>
          </table:table-cell>
          <table:table-cell office:value-type="float" office:value="5204" table:style-name="ce52">
            <text:p>5,204</text:p>
          </table:table-cell>
          <table:table-cell office:value-type="float" office:value="750" table:style-name="ce52">
            <text:p>750</text:p>
          </table:table-cell>
          <table:table-cell office:value-type="float" office:value="960" table:style-name="ce52">
            <text:p>960</text:p>
          </table:table-cell>
          <table:table-cell office:value-type="float" office:value="1123" table:style-name="ce52">
            <text:p>1,123</text:p>
          </table:table-cell>
          <table:table-cell office:value-type="float" office:value="1139" table:style-name="ce52">
            <text:p>1,139</text:p>
          </table:table-cell>
          <table:table-cell office:value-type="float" office:value="1232" table:style-name="ce52">
            <text:p>1,232</text:p>
          </table:table-cell>
          <table:table-cell office:value-type="float" office:value="6598" table:style-name="ce52">
            <text:p>6,598</text:p>
          </table:table-cell>
          <table:table-cell office:value-type="float" office:value="1322" table:style-name="ce52">
            <text:p>1,322</text:p>
          </table:table-cell>
          <table:table-cell office:value-type="float" office:value="1228" table:style-name="ce52">
            <text:p>1,228</text:p>
          </table:table-cell>
          <table:table-cell office:value-type="float" office:value="1436" table:style-name="ce52">
            <text:p>1,436</text:p>
          </table:table-cell>
          <table:table-cell office:value-type="float" office:value="1382" table:style-name="ce52">
            <text:p>1,382</text:p>
          </table:table-cell>
          <table:table-cell office:value-type="float" office:value="1230" table:style-name="ce53">
            <text:p>1,230</text:p>
          </table:table-cell>
          <table:table-cell office:value-type="float" office:value="6778" table:style-name="ce52">
            <text:p>6,778</text:p>
          </table:table-cell>
          <table:table-cell office:value-type="float" office:value="1265" table:style-name="ce52">
            <text:p>1,265</text:p>
          </table:table-cell>
          <table:table-cell office:value-type="float" office:value="1356" table:style-name="ce52">
            <text:p>1,356</text:p>
          </table:table-cell>
          <table:table-cell office:value-type="float" office:value="1480" table:style-name="ce52">
            <text:p>1,480</text:p>
          </table:table-cell>
          <table:table-cell office:value-type="float" office:value="1352" table:style-name="ce52">
            <text:p>1,352</text:p>
          </table:table-cell>
          <table:table-cell office:value-type="float" office:value="1325" table:style-name="ce53">
            <text:p>1,325</text:p>
          </table:table-cell>
          <table:table-cell office:value-type="float" office:value="8183" table:style-name="ce52">
            <text:p>8,183</text:p>
          </table:table-cell>
          <table:table-cell office:value-type="float" office:value="1496" table:style-name="ce52">
            <text:p>1,496</text:p>
          </table:table-cell>
          <table:table-cell office:value-type="float" office:value="1525" table:style-name="ce52">
            <text:p>1,525</text:p>
          </table:table-cell>
          <table:table-cell office:value-type="float" office:value="1572" table:style-name="ce52">
            <text:p>1,572</text:p>
          </table:table-cell>
          <table:table-cell office:value-type="float" office:value="1624" table:style-name="ce52">
            <text:p>1,624</text:p>
          </table:table-cell>
          <table:table-cell office:value-type="float" office:value="1966" table:style-name="ce53">
            <text:p>1,966</text:p>
          </table:table-cell>
          <table:table-cell office:value-type="float" office:value="9625" table:style-name="ce52">
            <text:p>9,625</text:p>
          </table:table-cell>
          <table:table-cell office:value-type="float" office:value="1999" table:style-name="ce52">
            <text:p>1,999</text:p>
          </table:table-cell>
          <table:table-cell office:value-type="float" office:value="1775" table:style-name="ce52">
            <text:p>1,775</text:p>
          </table:table-cell>
          <table:table-cell office:value-type="float" office:value="1920" table:style-name="ce52">
            <text:p>1,920</text:p>
          </table:table-cell>
          <table:table-cell office:value-type="float" office:value="1986" table:style-name="ce52">
            <text:p>1,986</text:p>
          </table:table-cell>
          <table:table-cell office:value-type="float" office:value="1945" table:style-name="ce53">
            <text:p>1,945</text:p>
          </table:table-cell>
          <table:table-cell office:value-type="float" office:value="9361" table:style-name="ce52">
            <text:p>9,361</text:p>
          </table:table-cell>
          <table:table-cell office:value-type="float" office:value="1985" table:style-name="ce52">
            <text:p>1,985</text:p>
          </table:table-cell>
          <table:table-cell office:value-type="float" office:value="1942" table:style-name="ce52">
            <text:p>1,942</text:p>
          </table:table-cell>
          <table:table-cell office:value-type="float" office:value="1848" table:style-name="ce52">
            <text:p>1,848</text:p>
          </table:table-cell>
          <table:table-cell office:value-type="float" office:value="1840" table:style-name="ce52">
            <text:p>1,840</text:p>
          </table:table-cell>
          <table:table-cell office:value-type="float" office:value="1746" table:style-name="ce53">
            <text:p>1,746</text:p>
          </table:table-cell>
          <table:table-cell office:value-type="float" office:value="8320" table:style-name="ce52">
            <text:p>8,320</text:p>
          </table:table-cell>
          <table:table-cell office:value-type="float" office:value="1782" table:style-name="ce52">
            <text:p>1,782</text:p>
          </table:table-cell>
          <table:table-cell office:value-type="float" office:value="1736" table:style-name="ce52">
            <text:p>1,736</text:p>
          </table:table-cell>
          <table:table-cell office:value-type="float" office:value="1615" table:style-name="ce52">
            <text:p>1,615</text:p>
          </table:table-cell>
          <table:table-cell office:value-type="float" office:value="1580" table:style-name="ce52">
            <text:p>1,580</text:p>
          </table:table-cell>
          <table:table-cell office:value-type="float" office:value="1607" table:style-name="ce53">
            <text:p>1,607</text:p>
          </table:table-cell>
          <table:table-cell office:value-type="float" office:value="9651" table:style-name="ce52">
            <text:p>9,651</text:p>
          </table:table-cell>
          <table:table-cell office:value-type="float" office:value="1835" table:style-name="ce52">
            <text:p>1,835</text:p>
          </table:table-cell>
          <table:table-cell office:value-type="float" office:value="1839" table:style-name="ce52">
            <text:p>1,839</text:p>
          </table:table-cell>
          <table:table-cell office:value-type="float" office:value="1977" table:style-name="ce52">
            <text:p>1,977</text:p>
          </table:table-cell>
          <table:table-cell office:value-type="float" office:value="2005" table:style-name="ce52">
            <text:p>2,005</text:p>
          </table:table-cell>
          <table:table-cell office:value-type="float" office:value="1995" table:style-name="ce53">
            <text:p>1,995</text:p>
          </table:table-cell>
          <table:table-cell office:value-type="float" office:value="10014" table:style-name="ce52">
            <text:p>10,014</text:p>
          </table:table-cell>
          <table:table-cell office:value-type="float" office:value="2051" table:style-name="ce52">
            <text:p>2,051</text:p>
          </table:table-cell>
          <table:table-cell office:value-type="float" office:value="2080" table:style-name="ce52">
            <text:p>2,080</text:p>
          </table:table-cell>
          <table:table-cell office:value-type="float" office:value="1933" table:style-name="ce52">
            <text:p>1,933</text:p>
          </table:table-cell>
          <table:table-cell office:value-type="float" office:value="2105" table:style-name="ce52">
            <text:p>2,105</text:p>
          </table:table-cell>
          <table:table-cell office:value-type="float" office:value="1845" table:style-name="ce53">
            <text:p>1,845</text:p>
          </table:table-cell>
          <table:table-cell office:value-type="float" office:value="8992" table:style-name="ce52">
            <text:p>8,992</text:p>
          </table:table-cell>
          <table:table-cell office:value-type="float" office:value="1813" table:style-name="ce52">
            <text:p>1,813</text:p>
          </table:table-cell>
          <table:table-cell office:value-type="float" office:value="1740" table:style-name="ce52">
            <text:p>1,740</text:p>
          </table:table-cell>
          <table:table-cell office:value-type="float" office:value="1733" table:style-name="ce52">
            <text:p>1,733</text:p>
          </table:table-cell>
          <table:table-cell office:value-type="float" office:value="1830" table:style-name="ce52">
            <text:p>1,830</text:p>
          </table:table-cell>
          <table:table-cell office:value-type="float" office:value="1876" table:style-name="ce53">
            <text:p>1,876</text:p>
          </table:table-cell>
          <table:table-cell office:value-type="float" office:value="9801" table:style-name="ce52">
            <text:p>9,801</text:p>
          </table:table-cell>
          <table:table-cell office:value-type="float" office:value="2002" table:style-name="ce52">
            <text:p>2,002</text:p>
          </table:table-cell>
          <table:table-cell office:value-type="float" office:value="1921" table:style-name="ce52">
            <text:p>1,921</text:p>
          </table:table-cell>
          <table:table-cell office:value-type="float" office:value="1912" table:style-name="ce52">
            <text:p>1,912</text:p>
          </table:table-cell>
          <table:table-cell office:value-type="float" office:value="1950" table:style-name="ce52">
            <text:p>1,950</text:p>
          </table:table-cell>
          <table:table-cell office:value-type="float" office:value="2016" table:style-name="ce53">
            <text:p>2,016</text:p>
          </table:table-cell>
          <table:table-cell office:value-type="float" office:value="9678" table:style-name="ce52">
            <text:p>9,678</text:p>
          </table:table-cell>
          <table:table-cell office:value-type="float" office:value="1904" table:style-name="ce52">
            <text:p>1,904</text:p>
          </table:table-cell>
          <table:table-cell office:value-type="float" office:value="2018" table:style-name="ce52">
            <text:p>2,018</text:p>
          </table:table-cell>
          <table:table-cell office:value-type="float" office:value="1923" table:style-name="ce52">
            <text:p>1,923</text:p>
          </table:table-cell>
          <table:table-cell office:value-type="float" office:value="1940" table:style-name="ce52">
            <text:p>1,940</text:p>
          </table:table-cell>
          <table:table-cell office:value-type="float" office:value="1893" table:style-name="ce53">
            <text:p>1,893</text:p>
          </table:table-cell>
          <table:table-cell office:value-type="float" office:value="8494" table:style-name="ce52">
            <text:p>8,494</text:p>
          </table:table-cell>
          <table:table-cell office:value-type="float" office:value="1779" table:style-name="ce52">
            <text:p>1,779</text:p>
          </table:table-cell>
          <table:table-cell office:value-type="float" office:value="1794" table:style-name="ce52">
            <text:p>1,794</text:p>
          </table:table-cell>
          <table:table-cell office:value-type="float" office:value="1624" table:style-name="ce52">
            <text:p>1,624</text:p>
          </table:table-cell>
          <table:table-cell office:value-type="float" office:value="1639" table:style-name="ce52">
            <text:p>1,639</text:p>
          </table:table-cell>
          <table:table-cell office:value-type="float" office:value="1658" table:style-name="ce53">
            <text:p>1,658</text:p>
          </table:table-cell>
          <table:table-cell office:value-type="float" office:value="7212" table:style-name="ce52">
            <text:p>7,212</text:p>
          </table:table-cell>
          <table:table-cell office:value-type="float" office:value="1627" table:style-name="ce52">
            <text:p>1,627</text:p>
          </table:table-cell>
          <table:table-cell office:value-type="float" office:value="1441" table:style-name="ce52">
            <text:p>1,441</text:p>
          </table:table-cell>
          <table:table-cell office:value-type="float" office:value="1452" table:style-name="ce52">
            <text:p>1,452</text:p>
          </table:table-cell>
          <table:table-cell office:value-type="float" office:value="1467" table:style-name="ce52">
            <text:p>1,467</text:p>
          </table:table-cell>
          <table:table-cell office:value-type="float" office:value="1225" table:style-name="ce53">
            <text:p>1,225</text:p>
          </table:table-cell>
          <table:table-cell office:value-type="float" office:value="4331" table:style-name="ce52">
            <text:p>4,331</text:p>
          </table:table-cell>
          <table:table-cell office:value-type="float" office:value="1032" table:style-name="ce52">
            <text:p>1,032</text:p>
          </table:table-cell>
          <table:table-cell office:value-type="float" office:value="1061" table:style-name="ce52">
            <text:p>1,061</text:p>
          </table:table-cell>
          <table:table-cell office:value-type="float" office:value="949" table:style-name="ce52">
            <text:p>949</text:p>
          </table:table-cell>
          <table:table-cell office:value-type="float" office:value="721" table:style-name="ce52">
            <text:p>721</text:p>
          </table:table-cell>
          <table:table-cell office:value-type="float" office:value="568" table:style-name="ce53">
            <text:p>568</text:p>
          </table:table-cell>
          <table:table-cell office:value-type="float" office:value="3008" table:style-name="ce52">
            <text:p>3,008</text:p>
          </table:table-cell>
          <table:table-cell office:value-type="float" office:value="586" table:style-name="ce52">
            <text:p>586</text:p>
          </table:table-cell>
          <table:table-cell office:value-type="float" office:value="679" table:style-name="ce52">
            <text:p>679</text:p>
          </table:table-cell>
          <table:table-cell office:value-type="float" office:value="597" table:style-name="ce52">
            <text:p>597</text:p>
          </table:table-cell>
          <table:table-cell office:value-type="float" office:value="578" table:style-name="ce52">
            <text:p>578</text:p>
          </table:table-cell>
          <table:table-cell office:value-type="float" office:value="568" table:style-name="ce53">
            <text:p>568</text:p>
          </table:table-cell>
          <table:table-cell office:value-type="float" office:value="2157" table:style-name="ce52">
            <text:p>2,157</text:p>
          </table:table-cell>
          <table:table-cell office:value-type="float" office:value="532" table:style-name="ce52">
            <text:p>532</text:p>
          </table:table-cell>
          <table:table-cell office:value-type="float" office:value="477" table:style-name="ce52">
            <text:p>477</text:p>
          </table:table-cell>
          <table:table-cell office:value-type="float" office:value="425" table:style-name="ce52">
            <text:p>425</text:p>
          </table:table-cell>
          <table:table-cell office:value-type="float" office:value="371" table:style-name="ce52">
            <text:p>371</text:p>
          </table:table-cell>
          <table:table-cell office:value-type="float" office:value="352" table:style-name="ce53">
            <text:p>352</text:p>
          </table:table-cell>
          <table:table-cell office:value-type="float" office:value="1246" table:style-name="ce52">
            <text:p>1,246</text:p>
          </table:table-cell>
          <table:table-cell office:value-type="float" office:value="313" table:style-name="ce52">
            <text:p>313</text:p>
          </table:table-cell>
          <table:table-cell office:value-type="float" office:value="290" table:style-name="ce52">
            <text:p>290</text:p>
          </table:table-cell>
          <table:table-cell office:value-type="float" office:value="220" table:style-name="ce52">
            <text:p>220</text:p>
          </table:table-cell>
          <table:table-cell office:value-type="float" office:value="227" table:style-name="ce52">
            <text:p>227</text:p>
          </table:table-cell>
          <table:table-cell office:value-type="float" office:value="196" table:style-name="ce53">
            <text:p>196</text:p>
          </table:table-cell>
          <table:table-cell office:value-type="float" office:value="555" table:style-name="ce52">
            <text:p>555</text:p>
          </table:table-cell>
          <table:table-cell office:value-type="float" office:value="140" table:style-name="ce52">
            <text:p>140</text:p>
          </table:table-cell>
          <table:table-cell office:value-type="float" office:value="138" table:style-name="ce52">
            <text:p>138</text:p>
          </table:table-cell>
          <table:table-cell office:value-type="float" office:value="105" table:style-name="ce52">
            <text:p>105</text:p>
          </table:table-cell>
          <table:table-cell office:value-type="float" office:value="97" table:style-name="ce52">
            <text:p>97</text:p>
          </table:table-cell>
          <table:table-cell office:value-type="float" office:value="75" table:style-name="ce53">
            <text:p>75</text:p>
          </table:table-cell>
          <table:table-cell office:value-type="float" office:value="132" table:style-name="ce52">
            <text:p>132</text:p>
          </table:table-cell>
          <table:table-cell office:value-type="float" office:value="46" table:style-name="ce52">
            <text:p>46</text:p>
          </table:table-cell>
          <table:table-cell office:value-type="float" office:value="33" table:style-name="ce52">
            <text:p>33</text:p>
          </table:table-cell>
          <table:table-cell office:value-type="float" office:value="27" table:style-name="ce52">
            <text:p>27</text:p>
          </table:table-cell>
          <table:table-cell office:value-type="float" office:value="9" table:style-name="ce52">
            <text:p>9</text:p>
          </table:table-cell>
          <table:table-cell office:value-type="float" office:value="17" table:style-name="ce53">
            <text:p>17</text:p>
          </table:table-cell>
          <table:table-cell office:value-type="float" office:value="19" table:style-name="ce52">
            <text:p>19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137675" table:style-name="ce57">
            <text:p>137,675</text:p>
          </table:table-cell>
          <table:table-cell office:value-type="float" office:value="4833" table:style-name="ce58">
            <text:p>4,833</text:p>
          </table:table-cell>
          <table:table-cell office:value-type="float" office:value="730" table:style-name="ce57">
            <text:p>730</text:p>
          </table:table-cell>
          <table:table-cell office:value-type="float" office:value="842" table:style-name="ce57">
            <text:p>842</text:p>
          </table:table-cell>
          <table:table-cell office:value-type="float" office:value="982" table:style-name="ce57">
            <text:p>982</text:p>
          </table:table-cell>
          <table:table-cell office:value-type="float" office:value="989" table:style-name="ce57">
            <text:p>989</text:p>
          </table:table-cell>
          <table:table-cell office:value-type="float" office:value="1290" table:style-name="ce57">
            <text:p>1,290</text:p>
          </table:table-cell>
          <table:table-cell office:value-type="float" office:value="5996" table:style-name="ce57">
            <text:p>5,996</text:p>
          </table:table-cell>
          <table:table-cell office:value-type="float" office:value="1224" table:style-name="ce57">
            <text:p>1,224</text:p>
          </table:table-cell>
          <table:table-cell office:value-type="float" office:value="1098" table:style-name="ce57">
            <text:p>1,098</text:p>
          </table:table-cell>
          <table:table-cell office:value-type="float" office:value="1292" table:style-name="ce57">
            <text:p>1,292</text:p>
          </table:table-cell>
          <table:table-cell office:value-type="float" office:value="1254" table:style-name="ce57">
            <text:p>1,254</text:p>
          </table:table-cell>
          <table:table-cell office:value-type="float" office:value="1128" table:style-name="ce58">
            <text:p>1,128</text:p>
          </table:table-cell>
          <table:table-cell office:value-type="float" office:value="6222" table:style-name="ce57">
            <text:p>6,222</text:p>
          </table:table-cell>
          <table:table-cell office:value-type="float" office:value="1136" table:style-name="ce57">
            <text:p>1,136</text:p>
          </table:table-cell>
          <table:table-cell office:value-type="float" office:value="1158" table:style-name="ce57">
            <text:p>1,158</text:p>
          </table:table-cell>
          <table:table-cell office:value-type="float" office:value="1314" table:style-name="ce57">
            <text:p>1,314</text:p>
          </table:table-cell>
          <table:table-cell office:value-type="float" office:value="1298" table:style-name="ce57">
            <text:p>1,298</text:p>
          </table:table-cell>
          <table:table-cell office:value-type="float" office:value="1316" table:style-name="ce58">
            <text:p>1,316</text:p>
          </table:table-cell>
          <table:table-cell office:value-type="float" office:value="7404" table:style-name="ce57">
            <text:p>7,404</text:p>
          </table:table-cell>
          <table:table-cell office:value-type="float" office:value="1301" table:style-name="ce57">
            <text:p>1,301</text:p>
          </table:table-cell>
          <table:table-cell office:value-type="float" office:value="1368" table:style-name="ce57">
            <text:p>1,368</text:p>
          </table:table-cell>
          <table:table-cell office:value-type="float" office:value="1450" table:style-name="ce57">
            <text:p>1,450</text:p>
          </table:table-cell>
          <table:table-cell office:value-type="float" office:value="1491" table:style-name="ce57">
            <text:p>1,491</text:p>
          </table:table-cell>
          <table:table-cell office:value-type="float" office:value="1794" table:style-name="ce58">
            <text:p>1,794</text:p>
          </table:table-cell>
          <table:table-cell office:value-type="float" office:value="9101" table:style-name="ce57">
            <text:p>9,101</text:p>
          </table:table-cell>
          <table:table-cell office:value-type="float" office:value="1758" table:style-name="ce57">
            <text:p>1,758</text:p>
          </table:table-cell>
          <table:table-cell office:value-type="float" office:value="1608" table:style-name="ce57">
            <text:p>1,608</text:p>
          </table:table-cell>
          <table:table-cell office:value-type="float" office:value="1814" table:style-name="ce57">
            <text:p>1,814</text:p>
          </table:table-cell>
          <table:table-cell office:value-type="float" office:value="1962" table:style-name="ce57">
            <text:p>1,962</text:p>
          </table:table-cell>
          <table:table-cell office:value-type="float" office:value="1959" table:style-name="ce58">
            <text:p>1,959</text:p>
          </table:table-cell>
          <table:table-cell office:value-type="float" office:value="8739" table:style-name="ce57">
            <text:p>8,739</text:p>
          </table:table-cell>
          <table:table-cell office:value-type="float" office:value="1830" table:style-name="ce57">
            <text:p>1,830</text:p>
          </table:table-cell>
          <table:table-cell office:value-type="float" office:value="1774" table:style-name="ce57">
            <text:p>1,774</text:p>
          </table:table-cell>
          <table:table-cell office:value-type="float" office:value="1729" table:style-name="ce57">
            <text:p>1,729</text:p>
          </table:table-cell>
          <table:table-cell office:value-type="float" office:value="1677" table:style-name="ce57">
            <text:p>1,677</text:p>
          </table:table-cell>
          <table:table-cell office:value-type="float" office:value="1729" table:style-name="ce58">
            <text:p>1,729</text:p>
          </table:table-cell>
          <table:table-cell office:value-type="float" office:value="8278" table:style-name="ce57">
            <text:p>8,278</text:p>
          </table:table-cell>
          <table:table-cell office:value-type="float" office:value="1633" table:style-name="ce57">
            <text:p>1,633</text:p>
          </table:table-cell>
          <table:table-cell office:value-type="float" office:value="1664" table:style-name="ce57">
            <text:p>1,664</text:p>
          </table:table-cell>
          <table:table-cell office:value-type="float" office:value="1604" table:style-name="ce57">
            <text:p>1,604</text:p>
          </table:table-cell>
          <table:table-cell office:value-type="float" office:value="1629" table:style-name="ce57">
            <text:p>1,629</text:p>
          </table:table-cell>
          <table:table-cell office:value-type="float" office:value="1748" table:style-name="ce58">
            <text:p>1,748</text:p>
          </table:table-cell>
          <table:table-cell office:value-type="float" office:value="10478" table:style-name="ce57">
            <text:p>10,478</text:p>
          </table:table-cell>
          <table:table-cell office:value-type="float" office:value="1896" table:style-name="ce57">
            <text:p>1,896</text:p>
          </table:table-cell>
          <table:table-cell office:value-type="float" office:value="1938" table:style-name="ce57">
            <text:p>1,938</text:p>
          </table:table-cell>
          <table:table-cell office:value-type="float" office:value="2138" table:style-name="ce57">
            <text:p>2,138</text:p>
          </table:table-cell>
          <table:table-cell office:value-type="float" office:value="2255" table:style-name="ce57">
            <text:p>2,255</text:p>
          </table:table-cell>
          <table:table-cell office:value-type="float" office:value="2251" table:style-name="ce58">
            <text:p>2,251</text:p>
          </table:table-cell>
          <table:table-cell office:value-type="float" office:value="11470" table:style-name="ce57">
            <text:p>11,470</text:p>
          </table:table-cell>
          <table:table-cell office:value-type="float" office:value="2252" table:style-name="ce57">
            <text:p>2,252</text:p>
          </table:table-cell>
          <table:table-cell office:value-type="float" office:value="2290" table:style-name="ce57">
            <text:p>2,290</text:p>
          </table:table-cell>
          <table:table-cell office:value-type="float" office:value="2252" table:style-name="ce57">
            <text:p>2,252</text:p>
          </table:table-cell>
          <table:table-cell office:value-type="float" office:value="2459" table:style-name="ce57">
            <text:p>2,459</text:p>
          </table:table-cell>
          <table:table-cell office:value-type="float" office:value="2217" table:style-name="ce58">
            <text:p>2,217</text:p>
          </table:table-cell>
          <table:table-cell office:value-type="float" office:value="10660" table:style-name="ce57">
            <text:p>10,660</text:p>
          </table:table-cell>
          <table:table-cell office:value-type="float" office:value="2206" table:style-name="ce57">
            <text:p>2,206</text:p>
          </table:table-cell>
          <table:table-cell office:value-type="float" office:value="2048" table:style-name="ce57">
            <text:p>2,048</text:p>
          </table:table-cell>
          <table:table-cell office:value-type="float" office:value="2082" table:style-name="ce57">
            <text:p>2,082</text:p>
          </table:table-cell>
          <table:table-cell office:value-type="float" office:value="2162" table:style-name="ce57">
            <text:p>2,162</text:p>
          </table:table-cell>
          <table:table-cell office:value-type="float" office:value="2162" table:style-name="ce58">
            <text:p>2,162</text:p>
          </table:table-cell>
          <table:table-cell office:value-type="float" office:value="10926" table:style-name="ce57">
            <text:p>10,926</text:p>
          </table:table-cell>
          <table:table-cell office:value-type="float" office:value="2273" table:style-name="ce57">
            <text:p>2,273</text:p>
          </table:table-cell>
          <table:table-cell office:value-type="float" office:value="2147" table:style-name="ce57">
            <text:p>2,147</text:p>
          </table:table-cell>
          <table:table-cell office:value-type="float" office:value="2197" table:style-name="ce57">
            <text:p>2,197</text:p>
          </table:table-cell>
          <table:table-cell office:value-type="float" office:value="2143" table:style-name="ce57">
            <text:p>2,143</text:p>
          </table:table-cell>
          <table:table-cell office:value-type="float" office:value="2166" table:style-name="ce58">
            <text:p>2,166</text:p>
          </table:table-cell>
          <table:table-cell office:value-type="float" office:value="10482" table:style-name="ce57">
            <text:p>10,482</text:p>
          </table:table-cell>
          <table:table-cell office:value-type="float" office:value="2090" table:style-name="ce57">
            <text:p>2,090</text:p>
          </table:table-cell>
          <table:table-cell office:value-type="float" office:value="2125" table:style-name="ce57">
            <text:p>2,125</text:p>
          </table:table-cell>
          <table:table-cell office:value-type="float" office:value="2123" table:style-name="ce57">
            <text:p>2,123</text:p>
          </table:table-cell>
          <table:table-cell office:value-type="float" office:value="2127" table:style-name="ce57">
            <text:p>2,127</text:p>
          </table:table-cell>
          <table:table-cell office:value-type="float" office:value="2017" table:style-name="ce58">
            <text:p>2,017</text:p>
          </table:table-cell>
          <table:table-cell office:value-type="float" office:value="9383" table:style-name="ce57">
            <text:p>9,383</text:p>
          </table:table-cell>
          <table:table-cell office:value-type="float" office:value="1939" table:style-name="ce57">
            <text:p>1,939</text:p>
          </table:table-cell>
          <table:table-cell office:value-type="float" office:value="1972" table:style-name="ce57">
            <text:p>1,972</text:p>
          </table:table-cell>
          <table:table-cell office:value-type="float" office:value="1828" table:style-name="ce57">
            <text:p>1,828</text:p>
          </table:table-cell>
          <table:table-cell office:value-type="float" office:value="1825" table:style-name="ce57">
            <text:p>1,825</text:p>
          </table:table-cell>
          <table:table-cell office:value-type="float" office:value="1819" table:style-name="ce58">
            <text:p>1,819</text:p>
          </table:table-cell>
          <table:table-cell office:value-type="float" office:value="8208" table:style-name="ce57">
            <text:p>8,208</text:p>
          </table:table-cell>
          <table:table-cell office:value-type="float" office:value="1741" table:style-name="ce57">
            <text:p>1,741</text:p>
          </table:table-cell>
          <table:table-cell office:value-type="float" office:value="1706" table:style-name="ce57">
            <text:p>1,706</text:p>
          </table:table-cell>
          <table:table-cell office:value-type="float" office:value="1553" table:style-name="ce57">
            <text:p>1,553</text:p>
          </table:table-cell>
          <table:table-cell office:value-type="float" office:value="1671" table:style-name="ce57">
            <text:p>1,671</text:p>
          </table:table-cell>
          <table:table-cell office:value-type="float" office:value="1537" table:style-name="ce58">
            <text:p>1,537</text:p>
          </table:table-cell>
          <table:table-cell office:value-type="float" office:value="5287" table:style-name="ce57">
            <text:p>5,287</text:p>
          </table:table-cell>
          <table:table-cell office:value-type="float" office:value="1282" table:style-name="ce57">
            <text:p>1,282</text:p>
          </table:table-cell>
          <table:table-cell office:value-type="float" office:value="1284" table:style-name="ce57">
            <text:p>1,284</text:p>
          </table:table-cell>
          <table:table-cell office:value-type="float" office:value="1138" table:style-name="ce57">
            <text:p>1,138</text:p>
          </table:table-cell>
          <table:table-cell office:value-type="float" office:value="904" table:style-name="ce57">
            <text:p>904</text:p>
          </table:table-cell>
          <table:table-cell office:value-type="float" office:value="679" table:style-name="ce58">
            <text:p>679</text:p>
          </table:table-cell>
          <table:table-cell office:value-type="float" office:value="4127" table:style-name="ce57">
            <text:p>4,127</text:p>
          </table:table-cell>
          <table:table-cell office:value-type="float" office:value="847" table:style-name="ce57">
            <text:p>847</text:p>
          </table:table-cell>
          <table:table-cell office:value-type="float" office:value="846" table:style-name="ce57">
            <text:p>846</text:p>
          </table:table-cell>
          <table:table-cell office:value-type="float" office:value="821" table:style-name="ce57">
            <text:p>821</text:p>
          </table:table-cell>
          <table:table-cell office:value-type="float" office:value="826" table:style-name="ce57">
            <text:p>826</text:p>
          </table:table-cell>
          <table:table-cell office:value-type="float" office:value="787" table:style-name="ce58">
            <text:p>787</text:p>
          </table:table-cell>
          <table:table-cell office:value-type="float" office:value="3224" table:style-name="ce57">
            <text:p>3,224</text:p>
          </table:table-cell>
          <table:table-cell office:value-type="float" office:value="749" table:style-name="ce57">
            <text:p>749</text:p>
          </table:table-cell>
          <table:table-cell office:value-type="float" office:value="657" table:style-name="ce57">
            <text:p>657</text:p>
          </table:table-cell>
          <table:table-cell office:value-type="float" office:value="659" table:style-name="ce57">
            <text:p>659</text:p>
          </table:table-cell>
          <table:table-cell office:value-type="float" office:value="618" table:style-name="ce57">
            <text:p>618</text:p>
          </table:table-cell>
          <table:table-cell office:value-type="float" office:value="541" table:style-name="ce58">
            <text:p>541</text:p>
          </table:table-cell>
          <table:table-cell office:value-type="float" office:value="1890" table:style-name="ce57">
            <text:p>1,890</text:p>
          </table:table-cell>
          <table:table-cell office:value-type="float" office:value="510" table:style-name="ce57">
            <text:p>510</text:p>
          </table:table-cell>
          <table:table-cell office:value-type="float" office:value="427" table:style-name="ce57">
            <text:p>427</text:p>
          </table:table-cell>
          <table:table-cell office:value-type="float" office:value="362" table:style-name="ce57">
            <text:p>362</text:p>
          </table:table-cell>
          <table:table-cell office:value-type="float" office:value="319" table:style-name="ce57">
            <text:p>319</text:p>
          </table:table-cell>
          <table:table-cell office:value-type="float" office:value="272" table:style-name="ce58">
            <text:p>272</text:p>
          </table:table-cell>
          <table:table-cell office:value-type="float" office:value="783" table:style-name="ce57">
            <text:p>783</text:p>
          </table:table-cell>
          <table:table-cell office:value-type="float" office:value="243" table:style-name="ce57">
            <text:p>243</text:p>
          </table:table-cell>
          <table:table-cell office:value-type="float" office:value="193" table:style-name="ce57">
            <text:p>193</text:p>
          </table:table-cell>
          <table:table-cell office:value-type="float" office:value="152" table:style-name="ce57">
            <text:p>152</text:p>
          </table:table-cell>
          <table:table-cell office:value-type="float" office:value="117" table:style-name="ce57">
            <text:p>117</text:p>
          </table:table-cell>
          <table:table-cell office:value-type="float" office:value="78" table:style-name="ce58">
            <text:p>78</text:p>
          </table:table-cell>
          <table:table-cell office:value-type="float" office:value="156" table:style-name="ce57">
            <text:p>156</text:p>
          </table:table-cell>
          <table:table-cell office:value-type="float" office:value="60" table:style-name="ce57">
            <text:p>60</text:p>
          </table:table-cell>
          <table:table-cell office:value-type="float" office:value="32" table:style-name="ce57">
            <text:p>32</text:p>
          </table:table-cell>
          <table:table-cell office:value-type="float" office:value="30" table:style-name="ce57">
            <text:p>30</text:p>
          </table:table-cell>
          <table:table-cell office:value-type="float" office:value="21" table:style-name="ce57">
            <text:p>21</text:p>
          </table:table-cell>
          <table:table-cell office:value-type="float" office:value="13" table:style-name="ce58">
            <text:p>13</text:p>
          </table:table-cell>
          <table:table-cell office:value-type="float" office:value="28" table:style-name="ce57">
            <text:p>28</text:p>
          </table:table-cell>
          <table:table-cell table:number-columns-repeated="16260"/>
        </table:table-row>
        <table:table-row table:style-name="ro3">
          <table:table-cell table:style-name="ce54"/>
          <table:table-cell office:value-type="string" table:style-name="ce27">
            <text:p>計</text:p>
          </table:table-cell>
          <table:table-cell office:value-type="float" office:value="152637" table:style-name="ce37">
            <text:p>152,637</text:p>
          </table:table-cell>
          <table:table-cell office:value-type="float" office:value="5552" table:style-name="ce37">
            <text:p>5,552</text:p>
          </table:table-cell>
          <table:table-cell office:value-type="float" office:value="1135" table:style-name="ce37">
            <text:p>1,135</text:p>
          </table:table-cell>
          <table:table-cell office:value-type="float" office:value="1177" table:style-name="ce37">
            <text:p>1,177</text:p>
          </table:table-cell>
          <table:table-cell office:value-type="float" office:value="1154" table:style-name="ce37">
            <text:p>1,154</text:p>
          </table:table-cell>
          <table:table-cell office:value-type="float" office:value="1077" table:style-name="ce37">
            <text:p>1,077</text:p>
          </table:table-cell>
          <table:table-cell office:value-type="float" office:value="1009" table:style-name="ce37">
            <text:p>1,009</text:p>
          </table:table-cell>
          <table:table-cell office:value-type="float" office:value="4426" table:style-name="ce37">
            <text:p>4,426</text:p>
          </table:table-cell>
          <table:table-cell office:value-type="float" office:value="943" table:style-name="ce37">
            <text:p>943</text:p>
          </table:table-cell>
          <table:table-cell office:value-type="float" office:value="832" table:style-name="ce37">
            <text:p>832</text:p>
          </table:table-cell>
          <table:table-cell office:value-type="float" office:value="925" table:style-name="ce37">
            <text:p>925</text:p>
          </table:table-cell>
          <table:table-cell office:value-type="float" office:value="919" table:style-name="ce37">
            <text:p>919</text:p>
          </table:table-cell>
          <table:table-cell office:value-type="float" office:value="807" table:style-name="ce38">
            <text:p>807</text:p>
          </table:table-cell>
          <table:table-cell office:value-type="float" office:value="4149" table:style-name="ce37">
            <text:p>4,149</text:p>
          </table:table-cell>
          <table:table-cell office:value-type="float" office:value="808" table:style-name="ce37">
            <text:p>808</text:p>
          </table:table-cell>
          <table:table-cell office:value-type="float" office:value="823" table:style-name="ce37">
            <text:p>823</text:p>
          </table:table-cell>
          <table:table-cell office:value-type="float" office:value="793" table:style-name="ce37">
            <text:p>793</text:p>
          </table:table-cell>
          <table:table-cell office:value-type="float" office:value="871" table:style-name="ce37">
            <text:p>871</text:p>
          </table:table-cell>
          <table:table-cell office:value-type="float" office:value="854" table:style-name="ce38">
            <text:p>854</text:p>
          </table:table-cell>
          <table:table-cell office:value-type="float" office:value="6613" table:style-name="ce37">
            <text:p>6,613</text:p>
          </table:table-cell>
          <table:table-cell office:value-type="float" office:value="927" table:style-name="ce37">
            <text:p>927</text:p>
          </table:table-cell>
          <table:table-cell office:value-type="float" office:value="970" table:style-name="ce37">
            <text:p>970</text:p>
          </table:table-cell>
          <table:table-cell office:value-type="float" office:value="1172" table:style-name="ce37">
            <text:p>1,172</text:p>
          </table:table-cell>
          <table:table-cell office:value-type="float" office:value="1316" table:style-name="ce37">
            <text:p>1,316</text:p>
          </table:table-cell>
          <table:table-cell office:value-type="float" office:value="2228" table:style-name="ce38">
            <text:p>2,228</text:p>
          </table:table-cell>
          <table:table-cell office:value-type="float" office:value="11994" table:style-name="ce37">
            <text:p>11,994</text:p>
          </table:table-cell>
          <table:table-cell office:value-type="float" office:value="2264" table:style-name="ce37">
            <text:p>2,264</text:p>
          </table:table-cell>
          <table:table-cell office:value-type="float" office:value="2195" table:style-name="ce37">
            <text:p>2,195</text:p>
          </table:table-cell>
          <table:table-cell office:value-type="float" office:value="2369" table:style-name="ce37">
            <text:p>2,369</text:p>
          </table:table-cell>
          <table:table-cell office:value-type="float" office:value="2493" table:style-name="ce37">
            <text:p>2,493</text:p>
          </table:table-cell>
          <table:table-cell office:value-type="float" office:value="2673" table:style-name="ce38">
            <text:p>2,673</text:p>
          </table:table-cell>
          <table:table-cell office:value-type="float" office:value="12768" table:style-name="ce37">
            <text:p>12,768</text:p>
          </table:table-cell>
          <table:table-cell office:value-type="float" office:value="2597" table:style-name="ce37">
            <text:p>2,597</text:p>
          </table:table-cell>
          <table:table-cell office:value-type="float" office:value="2688" table:style-name="ce37">
            <text:p>2,688</text:p>
          </table:table-cell>
          <table:table-cell office:value-type="float" office:value="2617" table:style-name="ce37">
            <text:p>2,617</text:p>
          </table:table-cell>
          <table:table-cell office:value-type="float" office:value="2395" table:style-name="ce37">
            <text:p>2,395</text:p>
          </table:table-cell>
          <table:table-cell office:value-type="float" office:value="2471" table:style-name="ce38">
            <text:p>2,471</text:p>
          </table:table-cell>
          <table:table-cell office:value-type="float" office:value="11273" table:style-name="ce37">
            <text:p>11,273</text:p>
          </table:table-cell>
          <table:table-cell office:value-type="float" office:value="2357" table:style-name="ce37">
            <text:p>2,357</text:p>
          </table:table-cell>
          <table:table-cell office:value-type="float" office:value="2382" table:style-name="ce37">
            <text:p>2,382</text:p>
          </table:table-cell>
          <table:table-cell office:value-type="float" office:value="2284" table:style-name="ce37">
            <text:p>2,284</text:p>
          </table:table-cell>
          <table:table-cell office:value-type="float" office:value="2043" table:style-name="ce37">
            <text:p>2,043</text:p>
          </table:table-cell>
          <table:table-cell office:value-type="float" office:value="2207" table:style-name="ce38">
            <text:p>2,207</text:p>
          </table:table-cell>
          <table:table-cell office:value-type="float" office:value="11484" table:style-name="ce37">
            <text:p>11,484</text:p>
          </table:table-cell>
          <table:table-cell office:value-type="float" office:value="2355" table:style-name="ce37">
            <text:p>2,355</text:p>
          </table:table-cell>
          <table:table-cell office:value-type="float" office:value="2262" table:style-name="ce37">
            <text:p>2,262</text:p>
          </table:table-cell>
          <table:table-cell office:value-type="float" office:value="2342" table:style-name="ce37">
            <text:p>2,342</text:p>
          </table:table-cell>
          <table:table-cell office:value-type="float" office:value="2283" table:style-name="ce37">
            <text:p>2,283</text:p>
          </table:table-cell>
          <table:table-cell office:value-type="float" office:value="2242" table:style-name="ce38">
            <text:p>2,242</text:p>
          </table:table-cell>
          <table:table-cell office:value-type="float" office:value="10933" table:style-name="ce37">
            <text:p>10,933</text:p>
          </table:table-cell>
          <table:table-cell office:value-type="float" office:value="2136" table:style-name="ce37">
            <text:p>2,136</text:p>
          </table:table-cell>
          <table:table-cell office:value-type="float" office:value="2269" table:style-name="ce37">
            <text:p>2,269</text:p>
          </table:table-cell>
          <table:table-cell office:value-type="float" office:value="2143" table:style-name="ce37">
            <text:p>2,143</text:p>
          </table:table-cell>
          <table:table-cell office:value-type="float" office:value="2258" table:style-name="ce37">
            <text:p>2,258</text:p>
          </table:table-cell>
          <table:table-cell office:value-type="float" office:value="2127" table:style-name="ce38">
            <text:p>2,127</text:p>
          </table:table-cell>
          <table:table-cell office:value-type="float" office:value="11430" table:style-name="ce37">
            <text:p>11,430</text:p>
          </table:table-cell>
          <table:table-cell office:value-type="float" office:value="2128" table:style-name="ce37">
            <text:p>2,128</text:p>
          </table:table-cell>
          <table:table-cell office:value-type="float" office:value="2156" table:style-name="ce37">
            <text:p>2,156</text:p>
          </table:table-cell>
          <table:table-cell office:value-type="float" office:value="2263" table:style-name="ce37">
            <text:p>2,263</text:p>
          </table:table-cell>
          <table:table-cell office:value-type="float" office:value="2356" table:style-name="ce37">
            <text:p>2,356</text:p>
          </table:table-cell>
          <table:table-cell office:value-type="float" office:value="2527" table:style-name="ce38">
            <text:p>2,527</text:p>
          </table:table-cell>
          <table:table-cell office:value-type="float" office:value="13168" table:style-name="ce37">
            <text:p>13,168</text:p>
          </table:table-cell>
          <table:table-cell office:value-type="float" office:value="2498" table:style-name="ce37">
            <text:p>2,498</text:p>
          </table:table-cell>
          <table:table-cell office:value-type="float" office:value="2556" table:style-name="ce37">
            <text:p>2,556</text:p>
          </table:table-cell>
          <table:table-cell office:value-type="float" office:value="2500" table:style-name="ce37">
            <text:p>2,500</text:p>
          </table:table-cell>
          <table:table-cell office:value-type="float" office:value="2778" table:style-name="ce37">
            <text:p>2,778</text:p>
          </table:table-cell>
          <table:table-cell office:value-type="float" office:value="2836" table:style-name="ce38">
            <text:p>2,836</text:p>
          </table:table-cell>
          <table:table-cell office:value-type="float" office:value="14424" table:style-name="ce37">
            <text:p>14,424</text:p>
          </table:table-cell>
          <table:table-cell office:value-type="float" office:value="3026" table:style-name="ce37">
            <text:p>3,026</text:p>
          </table:table-cell>
          <table:table-cell office:value-type="float" office:value="3049" table:style-name="ce37">
            <text:p>3,049</text:p>
          </table:table-cell>
          <table:table-cell office:value-type="float" office:value="2950" table:style-name="ce37">
            <text:p>2,950</text:p>
          </table:table-cell>
          <table:table-cell office:value-type="float" office:value="2742" table:style-name="ce37">
            <text:p>2,742</text:p>
          </table:table-cell>
          <table:table-cell office:value-type="float" office:value="2657" table:style-name="ce38">
            <text:p>2,657</text:p>
          </table:table-cell>
          <table:table-cell office:value-type="float" office:value="13198" table:style-name="ce37">
            <text:p>13,198</text:p>
          </table:table-cell>
          <table:table-cell office:value-type="float" office:value="2962" table:style-name="ce37">
            <text:p>2,962</text:p>
          </table:table-cell>
          <table:table-cell office:value-type="float" office:value="2569" table:style-name="ce37">
            <text:p>2,569</text:p>
          </table:table-cell>
          <table:table-cell office:value-type="float" office:value="2771" table:style-name="ce37">
            <text:p>2,771</text:p>
          </table:table-cell>
          <table:table-cell office:value-type="float" office:value="2567" table:style-name="ce37">
            <text:p>2,567</text:p>
          </table:table-cell>
          <table:table-cell office:value-type="float" office:value="2329" table:style-name="ce38">
            <text:p>2,329</text:p>
          </table:table-cell>
          <table:table-cell office:value-type="float" office:value="8575" table:style-name="ce37">
            <text:p>8,575</text:p>
          </table:table-cell>
          <table:table-cell office:value-type="float" office:value="2086" table:style-name="ce37">
            <text:p>2,086</text:p>
          </table:table-cell>
          <table:table-cell office:value-type="float" office:value="1946" table:style-name="ce37">
            <text:p>1,946</text:p>
          </table:table-cell>
          <table:table-cell office:value-type="float" office:value="1700" table:style-name="ce37">
            <text:p>1,700</text:p>
          </table:table-cell>
          <table:table-cell office:value-type="float" office:value="1517" table:style-name="ce37">
            <text:p>1,517</text:p>
          </table:table-cell>
          <table:table-cell office:value-type="float" office:value="1326" table:style-name="ce38">
            <text:p>1,326</text:p>
          </table:table-cell>
          <table:table-cell office:value-type="float" office:value="4412" table:style-name="ce37">
            <text:p>4,412</text:p>
          </table:table-cell>
          <table:table-cell office:value-type="float" office:value="1097" table:style-name="ce37">
            <text:p>1,097</text:p>
          </table:table-cell>
          <table:table-cell office:value-type="float" office:value="989" table:style-name="ce37">
            <text:p>989</text:p>
          </table:table-cell>
          <table:table-cell office:value-type="float" office:value="901" table:style-name="ce37">
            <text:p>901</text:p>
          </table:table-cell>
          <table:table-cell office:value-type="float" office:value="747" table:style-name="ce37">
            <text:p>747</text:p>
          </table:table-cell>
          <table:table-cell office:value-type="float" office:value="678" table:style-name="ce38">
            <text:p>678</text:p>
          </table:table-cell>
          <table:table-cell office:value-type="float" office:value="3204" table:style-name="ce37">
            <text:p>3,204</text:p>
          </table:table-cell>
          <table:table-cell office:value-type="float" office:value="681" table:style-name="ce37">
            <text:p>681</text:p>
          </table:table-cell>
          <table:table-cell office:value-type="float" office:value="714" table:style-name="ce37">
            <text:p>714</text:p>
          </table:table-cell>
          <table:table-cell office:value-type="float" office:value="621" table:style-name="ce37">
            <text:p>621</text:p>
          </table:table-cell>
          <table:table-cell office:value-type="float" office:value="624" table:style-name="ce37">
            <text:p>624</text:p>
          </table:table-cell>
          <table:table-cell office:value-type="float" office:value="564" table:style-name="ce38">
            <text:p>564</text:p>
          </table:table-cell>
          <table:table-cell office:value-type="float" office:value="2553" table:style-name="ce37">
            <text:p>2,553</text:p>
          </table:table-cell>
          <table:table-cell office:value-type="float" office:value="554" table:style-name="ce37">
            <text:p>554</text:p>
          </table:table-cell>
          <table:table-cell office:value-type="float" office:value="535" table:style-name="ce37">
            <text:p>535</text:p>
          </table:table-cell>
          <table:table-cell office:value-type="float" office:value="570" table:style-name="ce37">
            <text:p>570</text:p>
          </table:table-cell>
          <table:table-cell office:value-type="float" office:value="490" table:style-name="ce37">
            <text:p>490</text:p>
          </table:table-cell>
          <table:table-cell office:value-type="float" office:value="404" table:style-name="ce38">
            <text:p>404</text:p>
          </table:table-cell>
          <table:table-cell office:value-type="float" office:value="1553" table:style-name="ce37">
            <text:p>1,553</text:p>
          </table:table-cell>
          <table:table-cell office:value-type="float" office:value="384" table:style-name="ce37">
            <text:p>384</text:p>
          </table:table-cell>
          <table:table-cell office:value-type="float" office:value="363" table:style-name="ce37">
            <text:p>363</text:p>
          </table:table-cell>
          <table:table-cell office:value-type="float" office:value="321" table:style-name="ce37">
            <text:p>321</text:p>
          </table:table-cell>
          <table:table-cell office:value-type="float" office:value="274" table:style-name="ce37">
            <text:p>274</text:p>
          </table:table-cell>
          <table:table-cell office:value-type="float" office:value="211" table:style-name="ce38">
            <text:p>211</text:p>
          </table:table-cell>
          <table:table-cell office:value-type="float" office:value="653" table:style-name="ce37">
            <text:p>653</text:p>
          </table:table-cell>
          <table:table-cell office:value-type="float" office:value="172" table:style-name="ce37">
            <text:p>172</text:p>
          </table:table-cell>
          <table:table-cell office:value-type="float" office:value="164" table:style-name="ce37">
            <text:p>164</text:p>
          </table:table-cell>
          <table:table-cell office:value-type="float" office:value="118" table:style-name="ce37">
            <text:p>118</text:p>
          </table:table-cell>
          <table:table-cell office:value-type="float" office:value="107" table:style-name="ce37">
            <text:p>107</text:p>
          </table:table-cell>
          <table:table-cell office:value-type="float" office:value="92" table:style-name="ce38">
            <text:p>92</text:p>
          </table:table-cell>
          <table:table-cell office:value-type="float" office:value="221" table:style-name="ce37">
            <text:p>221</text:p>
          </table:table-cell>
          <table:table-cell office:value-type="float" office:value="62" table:style-name="ce37">
            <text:p>62</text:p>
          </table:table-cell>
          <table:table-cell office:value-type="float" office:value="59" table:style-name="ce37">
            <text:p>59</text:p>
          </table:table-cell>
          <table:table-cell office:value-type="float" office:value="41" table:style-name="ce37">
            <text:p>41</text:p>
          </table:table-cell>
          <table:table-cell office:value-type="float" office:value="34" table:style-name="ce37">
            <text:p>34</text:p>
          </table:table-cell>
          <table:table-cell office:value-type="float" office:value="25" table:style-name="ce38">
            <text:p>25</text:p>
          </table:table-cell>
          <table:table-cell office:value-type="float" office:value="54" table:style-name="ce37">
            <text:p>54</text:p>
          </table:table-cell>
          <table:table-cell table:number-columns-repeated="16260"/>
        </table:table-row>
        <table:table-row table:style-name="ro3">
          <table:table-cell office:value-type="string" table:style-name="ce30">
            <text:p>福建省</text:p>
          </table:table-cell>
          <table:table-cell office:value-type="string" table:style-name="ce27">
            <text:p>男</text:p>
          </table:table-cell>
          <table:table-cell office:value-type="float" office:value="77131" table:style-name="ce37">
            <text:p>77,131</text:p>
          </table:table-cell>
          <table:table-cell office:value-type="float" office:value="2880" table:style-name="ce37">
            <text:p>2,880</text:p>
          </table:table-cell>
          <table:table-cell office:value-type="float" office:value="576" table:style-name="ce37">
            <text:p>576</text:p>
          </table:table-cell>
          <table:table-cell office:value-type="float" office:value="602" table:style-name="ce37">
            <text:p>602</text:p>
          </table:table-cell>
          <table:table-cell office:value-type="float" office:value="602" table:style-name="ce37">
            <text:p>602</text:p>
          </table:table-cell>
          <table:table-cell office:value-type="float" office:value="557" table:style-name="ce37">
            <text:p>557</text:p>
          </table:table-cell>
          <table:table-cell office:value-type="float" office:value="543" table:style-name="ce37">
            <text:p>543</text:p>
          </table:table-cell>
          <table:table-cell office:value-type="float" office:value="2307" table:style-name="ce37">
            <text:p>2,307</text:p>
          </table:table-cell>
          <table:table-cell office:value-type="float" office:value="467" table:style-name="ce37">
            <text:p>467</text:p>
          </table:table-cell>
          <table:table-cell office:value-type="float" office:value="426" table:style-name="ce37">
            <text:p>426</text:p>
          </table:table-cell>
          <table:table-cell office:value-type="float" office:value="496" table:style-name="ce37">
            <text:p>496</text:p>
          </table:table-cell>
          <table:table-cell office:value-type="float" office:value="488" table:style-name="ce37">
            <text:p>488</text:p>
          </table:table-cell>
          <table:table-cell office:value-type="float" office:value="430" table:style-name="ce38">
            <text:p>430</text:p>
          </table:table-cell>
          <table:table-cell office:value-type="float" office:value="2173" table:style-name="ce37">
            <text:p>2,173</text:p>
          </table:table-cell>
          <table:table-cell office:value-type="float" office:value="404" table:style-name="ce37">
            <text:p>404</text:p>
          </table:table-cell>
          <table:table-cell office:value-type="float" office:value="424" table:style-name="ce37">
            <text:p>424</text:p>
          </table:table-cell>
          <table:table-cell office:value-type="float" office:value="423" table:style-name="ce37">
            <text:p>423</text:p>
          </table:table-cell>
          <table:table-cell office:value-type="float" office:value="473" table:style-name="ce37">
            <text:p>473</text:p>
          </table:table-cell>
          <table:table-cell office:value-type="float" office:value="449" table:style-name="ce38">
            <text:p>449</text:p>
          </table:table-cell>
          <table:table-cell office:value-type="float" office:value="3452" table:style-name="ce37">
            <text:p>3,452</text:p>
          </table:table-cell>
          <table:table-cell office:value-type="float" office:value="471" table:style-name="ce37">
            <text:p>471</text:p>
          </table:table-cell>
          <table:table-cell office:value-type="float" office:value="509" table:style-name="ce37">
            <text:p>509</text:p>
          </table:table-cell>
          <table:table-cell office:value-type="float" office:value="627" table:style-name="ce37">
            <text:p>627</text:p>
          </table:table-cell>
          <table:table-cell office:value-type="float" office:value="686" table:style-name="ce37">
            <text:p>686</text:p>
          </table:table-cell>
          <table:table-cell office:value-type="float" office:value="1159" table:style-name="ce38">
            <text:p>1,159</text:p>
          </table:table-cell>
          <table:table-cell office:value-type="float" office:value="6091" table:style-name="ce37">
            <text:p>6,091</text:p>
          </table:table-cell>
          <table:table-cell office:value-type="float" office:value="1131" table:style-name="ce37">
            <text:p>1,131</text:p>
          </table:table-cell>
          <table:table-cell office:value-type="float" office:value="1139" table:style-name="ce37">
            <text:p>1,139</text:p>
          </table:table-cell>
          <table:table-cell office:value-type="float" office:value="1189" table:style-name="ce37">
            <text:p>1,189</text:p>
          </table:table-cell>
          <table:table-cell office:value-type="float" office:value="1265" table:style-name="ce37">
            <text:p>1,265</text:p>
          </table:table-cell>
          <table:table-cell office:value-type="float" office:value="1367" table:style-name="ce38">
            <text:p>1,367</text:p>
          </table:table-cell>
          <table:table-cell office:value-type="float" office:value="6473" table:style-name="ce37">
            <text:p>6,473</text:p>
          </table:table-cell>
          <table:table-cell office:value-type="float" office:value="1289" table:style-name="ce37">
            <text:p>1,289</text:p>
          </table:table-cell>
          <table:table-cell office:value-type="float" office:value="1383" table:style-name="ce37">
            <text:p>1,383</text:p>
          </table:table-cell>
          <table:table-cell office:value-type="float" office:value="1363" table:style-name="ce37">
            <text:p>1,363</text:p>
          </table:table-cell>
          <table:table-cell office:value-type="float" office:value="1209" table:style-name="ce37">
            <text:p>1,209</text:p>
          </table:table-cell>
          <table:table-cell office:value-type="float" office:value="1229" table:style-name="ce38">
            <text:p>1,229</text:p>
          </table:table-cell>
          <table:table-cell office:value-type="float" office:value="5768" table:style-name="ce37">
            <text:p>5,768</text:p>
          </table:table-cell>
          <table:table-cell office:value-type="float" office:value="1227" table:style-name="ce37">
            <text:p>1,227</text:p>
          </table:table-cell>
          <table:table-cell office:value-type="float" office:value="1218" table:style-name="ce37">
            <text:p>1,218</text:p>
          </table:table-cell>
          <table:table-cell office:value-type="float" office:value="1164" table:style-name="ce37">
            <text:p>1,164</text:p>
          </table:table-cell>
          <table:table-cell office:value-type="float" office:value="1071" table:style-name="ce37">
            <text:p>1,071</text:p>
          </table:table-cell>
          <table:table-cell office:value-type="float" office:value="1088" table:style-name="ce38">
            <text:p>1,088</text:p>
          </table:table-cell>
          <table:table-cell office:value-type="float" office:value="5707" table:style-name="ce37">
            <text:p>5,707</text:p>
          </table:table-cell>
          <table:table-cell office:value-type="float" office:value="1149" table:style-name="ce37">
            <text:p>1,149</text:p>
          </table:table-cell>
          <table:table-cell office:value-type="float" office:value="1143" table:style-name="ce37">
            <text:p>1,143</text:p>
          </table:table-cell>
          <table:table-cell office:value-type="float" office:value="1180" table:style-name="ce37">
            <text:p>1,180</text:p>
          </table:table-cell>
          <table:table-cell office:value-type="float" office:value="1140" table:style-name="ce37">
            <text:p>1,140</text:p>
          </table:table-cell>
          <table:table-cell office:value-type="float" office:value="1095" table:style-name="ce38">
            <text:p>1,095</text:p>
          </table:table-cell>
          <table:table-cell office:value-type="float" office:value="5328" table:style-name="ce37">
            <text:p>5,328</text:p>
          </table:table-cell>
          <table:table-cell office:value-type="float" office:value="1075" table:style-name="ce37">
            <text:p>1,075</text:p>
          </table:table-cell>
          <table:table-cell office:value-type="float" office:value="1107" table:style-name="ce37">
            <text:p>1,107</text:p>
          </table:table-cell>
          <table:table-cell office:value-type="float" office:value="984" table:style-name="ce37">
            <text:p>984</text:p>
          </table:table-cell>
          <table:table-cell office:value-type="float" office:value="1115" table:style-name="ce37">
            <text:p>1,115</text:p>
          </table:table-cell>
          <table:table-cell office:value-type="float" office:value="1047" table:style-name="ce38">
            <text:p>1,047</text:p>
          </table:table-cell>
          <table:table-cell office:value-type="float" office:value="5826" table:style-name="ce37">
            <text:p>5,826</text:p>
          </table:table-cell>
          <table:table-cell office:value-type="float" office:value="1044" table:style-name="ce37">
            <text:p>1,044</text:p>
          </table:table-cell>
          <table:table-cell office:value-type="float" office:value="1104" table:style-name="ce37">
            <text:p>1,104</text:p>
          </table:table-cell>
          <table:table-cell office:value-type="float" office:value="1162" table:style-name="ce37">
            <text:p>1,162</text:p>
          </table:table-cell>
          <table:table-cell office:value-type="float" office:value="1191" table:style-name="ce37">
            <text:p>1,191</text:p>
          </table:table-cell>
          <table:table-cell office:value-type="float" office:value="1325" table:style-name="ce38">
            <text:p>1,325</text:p>
          </table:table-cell>
          <table:table-cell office:value-type="float" office:value="6667" table:style-name="ce37">
            <text:p>6,667</text:p>
          </table:table-cell>
          <table:table-cell office:value-type="float" office:value="1300" table:style-name="ce37">
            <text:p>1,300</text:p>
          </table:table-cell>
          <table:table-cell office:value-type="float" office:value="1318" table:style-name="ce37">
            <text:p>1,318</text:p>
          </table:table-cell>
          <table:table-cell office:value-type="float" office:value="1264" table:style-name="ce37">
            <text:p>1,264</text:p>
          </table:table-cell>
          <table:table-cell office:value-type="float" office:value="1351" table:style-name="ce37">
            <text:p>1,351</text:p>
          </table:table-cell>
          <table:table-cell office:value-type="float" office:value="1434" table:style-name="ce38">
            <text:p>1,434</text:p>
          </table:table-cell>
          <table:table-cell office:value-type="float" office:value="7317" table:style-name="ce37">
            <text:p>7,317</text:p>
          </table:table-cell>
          <table:table-cell office:value-type="float" office:value="1525" table:style-name="ce37">
            <text:p>1,525</text:p>
          </table:table-cell>
          <table:table-cell office:value-type="float" office:value="1525" table:style-name="ce37">
            <text:p>1,525</text:p>
          </table:table-cell>
          <table:table-cell office:value-type="float" office:value="1470" table:style-name="ce37">
            <text:p>1,470</text:p>
          </table:table-cell>
          <table:table-cell office:value-type="float" office:value="1425" table:style-name="ce37">
            <text:p>1,425</text:p>
          </table:table-cell>
          <table:table-cell office:value-type="float" office:value="1372" table:style-name="ce38">
            <text:p>1,372</text:p>
          </table:table-cell>
          <table:table-cell office:value-type="float" office:value="6849" table:style-name="ce37">
            <text:p>6,849</text:p>
          </table:table-cell>
          <table:table-cell office:value-type="float" office:value="1549" table:style-name="ce37">
            <text:p>1,549</text:p>
          </table:table-cell>
          <table:table-cell office:value-type="float" office:value="1364" table:style-name="ce37">
            <text:p>1,364</text:p>
          </table:table-cell>
          <table:table-cell office:value-type="float" office:value="1430" table:style-name="ce37">
            <text:p>1,430</text:p>
          </table:table-cell>
          <table:table-cell office:value-type="float" office:value="1324" table:style-name="ce37">
            <text:p>1,324</text:p>
          </table:table-cell>
          <table:table-cell office:value-type="float" office:value="1182" table:style-name="ce38">
            <text:p>1,182</text:p>
          </table:table-cell>
          <table:table-cell office:value-type="float" office:value="4382" table:style-name="ce37">
            <text:p>4,382</text:p>
          </table:table-cell>
          <table:table-cell office:value-type="float" office:value="1065" table:style-name="ce37">
            <text:p>1,065</text:p>
          </table:table-cell>
          <table:table-cell office:value-type="float" office:value="1003" table:style-name="ce37">
            <text:p>1,003</text:p>
          </table:table-cell>
          <table:table-cell office:value-type="float" office:value="894" table:style-name="ce37">
            <text:p>894</text:p>
          </table:table-cell>
          <table:table-cell office:value-type="float" office:value="752" table:style-name="ce37">
            <text:p>752</text:p>
          </table:table-cell>
          <table:table-cell office:value-type="float" office:value="668" table:style-name="ce38">
            <text:p>668</text:p>
          </table:table-cell>
          <table:table-cell office:value-type="float" office:value="2231" table:style-name="ce37">
            <text:p>2,231</text:p>
          </table:table-cell>
          <table:table-cell office:value-type="float" office:value="541" table:style-name="ce37">
            <text:p>541</text:p>
          </table:table-cell>
          <table:table-cell office:value-type="float" office:value="502" table:style-name="ce37">
            <text:p>502</text:p>
          </table:table-cell>
          <table:table-cell office:value-type="float" office:value="454" table:style-name="ce37">
            <text:p>454</text:p>
          </table:table-cell>
          <table:table-cell office:value-type="float" office:value="389" table:style-name="ce37">
            <text:p>389</text:p>
          </table:table-cell>
          <table:table-cell office:value-type="float" office:value="345" table:style-name="ce38">
            <text:p>345</text:p>
          </table:table-cell>
          <table:table-cell office:value-type="float" office:value="1592" table:style-name="ce37">
            <text:p>1,592</text:p>
          </table:table-cell>
          <table:table-cell office:value-type="float" office:value="348" table:style-name="ce37">
            <text:p>348</text:p>
          </table:table-cell>
          <table:table-cell office:value-type="float" office:value="345" table:style-name="ce37">
            <text:p>345</text:p>
          </table:table-cell>
          <table:table-cell office:value-type="float" office:value="313" table:style-name="ce37">
            <text:p>313</text:p>
          </table:table-cell>
          <table:table-cell office:value-type="float" office:value="297" table:style-name="ce37">
            <text:p>297</text:p>
          </table:table-cell>
          <table:table-cell office:value-type="float" office:value="289" table:style-name="ce38">
            <text:p>289</text:p>
          </table:table-cell>
          <table:table-cell office:value-type="float" office:value="1189" table:style-name="ce37">
            <text:p>1,189</text:p>
          </table:table-cell>
          <table:table-cell office:value-type="float" office:value="261" table:style-name="ce37">
            <text:p>261</text:p>
          </table:table-cell>
          <table:table-cell office:value-type="float" office:value="253" table:style-name="ce37">
            <text:p>253</text:p>
          </table:table-cell>
          <table:table-cell office:value-type="float" office:value="274" table:style-name="ce37">
            <text:p>274</text:p>
          </table:table-cell>
          <table:table-cell office:value-type="float" office:value="240" table:style-name="ce37">
            <text:p>240</text:p>
          </table:table-cell>
          <table:table-cell office:value-type="float" office:value="161" table:style-name="ce38">
            <text:p>161</text:p>
          </table:table-cell>
          <table:table-cell office:value-type="float" office:value="655" table:style-name="ce37">
            <text:p>655</text:p>
          </table:table-cell>
          <table:table-cell office:value-type="float" office:value="184" table:style-name="ce37">
            <text:p>184</text:p>
          </table:table-cell>
          <table:table-cell office:value-type="float" office:value="154" table:style-name="ce37">
            <text:p>154</text:p>
          </table:table-cell>
          <table:table-cell office:value-type="float" office:value="132" table:style-name="ce37">
            <text:p>132</text:p>
          </table:table-cell>
          <table:table-cell office:value-type="float" office:value="109" table:style-name="ce37">
            <text:p>109</text:p>
          </table:table-cell>
          <table:table-cell office:value-type="float" office:value="76" table:style-name="ce38">
            <text:p>76</text:p>
          </table:table-cell>
          <table:table-cell office:value-type="float" office:value="174" table:style-name="ce37">
            <text:p>174</text:p>
          </table:table-cell>
          <table:table-cell office:value-type="float" office:value="52" table:style-name="ce37">
            <text:p>52</text:p>
          </table:table-cell>
          <table:table-cell office:value-type="float" office:value="38" table:style-name="ce37">
            <text:p>38</text:p>
          </table:table-cell>
          <table:table-cell office:value-type="float" office:value="33" table:style-name="ce37">
            <text:p>33</text:p>
          </table:table-cell>
          <table:table-cell office:value-type="float" office:value="29" table:style-name="ce37">
            <text:p>29</text:p>
          </table:table-cell>
          <table:table-cell office:value-type="float" office:value="22" table:style-name="ce38">
            <text:p>22</text:p>
          </table:table-cell>
          <table:table-cell office:value-type="float" office:value="50" table:style-name="ce37">
            <text:p>50</text:p>
          </table:table-cell>
          <table:table-cell office:value-type="float" office:value="17" table:style-name="ce37">
            <text:p>17</text:p>
          </table:table-cell>
          <table:table-cell office:value-type="float" office:value="8" table:style-name="ce37">
            <text:p>8</text:p>
          </table:table-cell>
          <table:table-cell office:value-type="float" office:value="10" table:style-name="ce37">
            <text:p>10</text:p>
          </table:table-cell>
          <table:table-cell office:value-type="float" office:value="9" table:style-name="ce37">
            <text:p>9</text:p>
          </table:table-cell>
          <table:table-cell office:value-type="float" office:value="6" table:style-name="ce38">
            <text:p>6</text:p>
          </table:table-cell>
          <table:table-cell office:value-type="float" office:value="20" table:style-name="ce37">
            <text:p>20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33">
            <text:p>女</text:p>
          </table:table-cell>
          <table:table-cell office:value-type="float" office:value="75506" table:style-name="ce39">
            <text:p>75,506</text:p>
          </table:table-cell>
          <table:table-cell office:value-type="float" office:value="2672" table:style-name="ce40">
            <text:p>2,672</text:p>
          </table:table-cell>
          <table:table-cell office:value-type="float" office:value="559" table:style-name="ce39">
            <text:p>559</text:p>
          </table:table-cell>
          <table:table-cell office:value-type="float" office:value="575" table:style-name="ce39">
            <text:p>575</text:p>
          </table:table-cell>
          <table:table-cell office:value-type="float" office:value="552" table:style-name="ce39">
            <text:p>552</text:p>
          </table:table-cell>
          <table:table-cell office:value-type="float" office:value="520" table:style-name="ce39">
            <text:p>520</text:p>
          </table:table-cell>
          <table:table-cell office:value-type="float" office:value="466" table:style-name="ce39">
            <text:p>466</text:p>
          </table:table-cell>
          <table:table-cell office:value-type="float" office:value="2119" table:style-name="ce39">
            <text:p>2,119</text:p>
          </table:table-cell>
          <table:table-cell office:value-type="float" office:value="476" table:style-name="ce39">
            <text:p>476</text:p>
          </table:table-cell>
          <table:table-cell office:value-type="float" office:value="406" table:style-name="ce39">
            <text:p>406</text:p>
          </table:table-cell>
          <table:table-cell office:value-type="float" office:value="429" table:style-name="ce39">
            <text:p>429</text:p>
          </table:table-cell>
          <table:table-cell office:value-type="float" office:value="431" table:style-name="ce39">
            <text:p>431</text:p>
          </table:table-cell>
          <table:table-cell office:value-type="float" office:value="377" table:style-name="ce40">
            <text:p>377</text:p>
          </table:table-cell>
          <table:table-cell office:value-type="float" office:value="1976" table:style-name="ce39">
            <text:p>1,976</text:p>
          </table:table-cell>
          <table:table-cell office:value-type="float" office:value="404" table:style-name="ce39">
            <text:p>404</text:p>
          </table:table-cell>
          <table:table-cell office:value-type="float" office:value="399" table:style-name="ce39">
            <text:p>399</text:p>
          </table:table-cell>
          <table:table-cell office:value-type="float" office:value="370" table:style-name="ce39">
            <text:p>370</text:p>
          </table:table-cell>
          <table:table-cell office:value-type="float" office:value="398" table:style-name="ce39">
            <text:p>398</text:p>
          </table:table-cell>
          <table:table-cell office:value-type="float" office:value="405" table:style-name="ce40">
            <text:p>405</text:p>
          </table:table-cell>
          <table:table-cell office:value-type="float" office:value="3161" table:style-name="ce39">
            <text:p>3,161</text:p>
          </table:table-cell>
          <table:table-cell office:value-type="float" office:value="456" table:style-name="ce39">
            <text:p>456</text:p>
          </table:table-cell>
          <table:table-cell office:value-type="float" office:value="461" table:style-name="ce39">
            <text:p>461</text:p>
          </table:table-cell>
          <table:table-cell office:value-type="float" office:value="545" table:style-name="ce39">
            <text:p>545</text:p>
          </table:table-cell>
          <table:table-cell office:value-type="float" office:value="630" table:style-name="ce39">
            <text:p>630</text:p>
          </table:table-cell>
          <table:table-cell office:value-type="float" office:value="1069" table:style-name="ce40">
            <text:p>1,069</text:p>
          </table:table-cell>
          <table:table-cell office:value-type="float" office:value="5903" table:style-name="ce39">
            <text:p>5,903</text:p>
          </table:table-cell>
          <table:table-cell office:value-type="float" office:value="1133" table:style-name="ce39">
            <text:p>1,133</text:p>
          </table:table-cell>
          <table:table-cell office:value-type="float" office:value="1056" table:style-name="ce39">
            <text:p>1,056</text:p>
          </table:table-cell>
          <table:table-cell office:value-type="float" office:value="1180" table:style-name="ce39">
            <text:p>1,180</text:p>
          </table:table-cell>
          <table:table-cell office:value-type="float" office:value="1228" table:style-name="ce39">
            <text:p>1,228</text:p>
          </table:table-cell>
          <table:table-cell office:value-type="float" office:value="1306" table:style-name="ce40">
            <text:p>1,306</text:p>
          </table:table-cell>
          <table:table-cell office:value-type="float" office:value="6295" table:style-name="ce39">
            <text:p>6,295</text:p>
          </table:table-cell>
          <table:table-cell office:value-type="float" office:value="1308" table:style-name="ce39">
            <text:p>1,308</text:p>
          </table:table-cell>
          <table:table-cell office:value-type="float" office:value="1305" table:style-name="ce39">
            <text:p>1,305</text:p>
          </table:table-cell>
          <table:table-cell office:value-type="float" office:value="1254" table:style-name="ce39">
            <text:p>1,254</text:p>
          </table:table-cell>
          <table:table-cell office:value-type="float" office:value="1186" table:style-name="ce39">
            <text:p>1,186</text:p>
          </table:table-cell>
          <table:table-cell office:value-type="float" office:value="1242" table:style-name="ce40">
            <text:p>1,242</text:p>
          </table:table-cell>
          <table:table-cell office:value-type="float" office:value="5505" table:style-name="ce39">
            <text:p>5,505</text:p>
          </table:table-cell>
          <table:table-cell office:value-type="float" office:value="1130" table:style-name="ce39">
            <text:p>1,130</text:p>
          </table:table-cell>
          <table:table-cell office:value-type="float" office:value="1164" table:style-name="ce39">
            <text:p>1,164</text:p>
          </table:table-cell>
          <table:table-cell office:value-type="float" office:value="1120" table:style-name="ce39">
            <text:p>1,120</text:p>
          </table:table-cell>
          <table:table-cell office:value-type="float" office:value="972" table:style-name="ce39">
            <text:p>972</text:p>
          </table:table-cell>
          <table:table-cell office:value-type="float" office:value="1119" table:style-name="ce40">
            <text:p>1,119</text:p>
          </table:table-cell>
          <table:table-cell office:value-type="float" office:value="5777" table:style-name="ce39">
            <text:p>5,777</text:p>
          </table:table-cell>
          <table:table-cell office:value-type="float" office:value="1206" table:style-name="ce39">
            <text:p>1,206</text:p>
          </table:table-cell>
          <table:table-cell office:value-type="float" office:value="1119" table:style-name="ce39">
            <text:p>1,119</text:p>
          </table:table-cell>
          <table:table-cell office:value-type="float" office:value="1162" table:style-name="ce39">
            <text:p>1,162</text:p>
          </table:table-cell>
          <table:table-cell office:value-type="float" office:value="1143" table:style-name="ce39">
            <text:p>1,143</text:p>
          </table:table-cell>
          <table:table-cell office:value-type="float" office:value="1147" table:style-name="ce40">
            <text:p>1,147</text:p>
          </table:table-cell>
          <table:table-cell office:value-type="float" office:value="5605" table:style-name="ce39">
            <text:p>5,605</text:p>
          </table:table-cell>
          <table:table-cell office:value-type="float" office:value="1061" table:style-name="ce39">
            <text:p>1,061</text:p>
          </table:table-cell>
          <table:table-cell office:value-type="float" office:value="1162" table:style-name="ce39">
            <text:p>1,162</text:p>
          </table:table-cell>
          <table:table-cell office:value-type="float" office:value="1159" table:style-name="ce39">
            <text:p>1,159</text:p>
          </table:table-cell>
          <table:table-cell office:value-type="float" office:value="1143" table:style-name="ce39">
            <text:p>1,143</text:p>
          </table:table-cell>
          <table:table-cell office:value-type="float" office:value="1080" table:style-name="ce40">
            <text:p>1,080</text:p>
          </table:table-cell>
          <table:table-cell office:value-type="float" office:value="5604" table:style-name="ce39">
            <text:p>5,604</text:p>
          </table:table-cell>
          <table:table-cell office:value-type="float" office:value="1084" table:style-name="ce39">
            <text:p>1,084</text:p>
          </table:table-cell>
          <table:table-cell office:value-type="float" office:value="1052" table:style-name="ce39">
            <text:p>1,052</text:p>
          </table:table-cell>
          <table:table-cell office:value-type="float" office:value="1101" table:style-name="ce39">
            <text:p>1,101</text:p>
          </table:table-cell>
          <table:table-cell office:value-type="float" office:value="1165" table:style-name="ce39">
            <text:p>1,165</text:p>
          </table:table-cell>
          <table:table-cell office:value-type="float" office:value="1202" table:style-name="ce40">
            <text:p>1,202</text:p>
          </table:table-cell>
          <table:table-cell office:value-type="float" office:value="6501" table:style-name="ce39">
            <text:p>6,501</text:p>
          </table:table-cell>
          <table:table-cell office:value-type="float" office:value="1198" table:style-name="ce39">
            <text:p>1,198</text:p>
          </table:table-cell>
          <table:table-cell office:value-type="float" office:value="1238" table:style-name="ce39">
            <text:p>1,238</text:p>
          </table:table-cell>
          <table:table-cell office:value-type="float" office:value="1236" table:style-name="ce39">
            <text:p>1,236</text:p>
          </table:table-cell>
          <table:table-cell office:value-type="float" office:value="1427" table:style-name="ce39">
            <text:p>1,427</text:p>
          </table:table-cell>
          <table:table-cell office:value-type="float" office:value="1402" table:style-name="ce40">
            <text:p>1,402</text:p>
          </table:table-cell>
          <table:table-cell office:value-type="float" office:value="7107" table:style-name="ce39">
            <text:p>7,107</text:p>
          </table:table-cell>
          <table:table-cell office:value-type="float" office:value="1501" table:style-name="ce39">
            <text:p>1,501</text:p>
          </table:table-cell>
          <table:table-cell office:value-type="float" office:value="1524" table:style-name="ce39">
            <text:p>1,524</text:p>
          </table:table-cell>
          <table:table-cell office:value-type="float" office:value="1480" table:style-name="ce39">
            <text:p>1,480</text:p>
          </table:table-cell>
          <table:table-cell office:value-type="float" office:value="1317" table:style-name="ce39">
            <text:p>1,317</text:p>
          </table:table-cell>
          <table:table-cell office:value-type="float" office:value="1285" table:style-name="ce40">
            <text:p>1,285</text:p>
          </table:table-cell>
          <table:table-cell office:value-type="float" office:value="6349" table:style-name="ce39">
            <text:p>6,349</text:p>
          </table:table-cell>
          <table:table-cell office:value-type="float" office:value="1413" table:style-name="ce39">
            <text:p>1,413</text:p>
          </table:table-cell>
          <table:table-cell office:value-type="float" office:value="1205" table:style-name="ce39">
            <text:p>1,205</text:p>
          </table:table-cell>
          <table:table-cell office:value-type="float" office:value="1341" table:style-name="ce39">
            <text:p>1,341</text:p>
          </table:table-cell>
          <table:table-cell office:value-type="float" office:value="1243" table:style-name="ce39">
            <text:p>1,243</text:p>
          </table:table-cell>
          <table:table-cell office:value-type="float" office:value="1147" table:style-name="ce40">
            <text:p>1,147</text:p>
          </table:table-cell>
          <table:table-cell office:value-type="float" office:value="4193" table:style-name="ce39">
            <text:p>4,193</text:p>
          </table:table-cell>
          <table:table-cell office:value-type="float" office:value="1021" table:style-name="ce39">
            <text:p>1,021</text:p>
          </table:table-cell>
          <table:table-cell office:value-type="float" office:value="943" table:style-name="ce39">
            <text:p>943</text:p>
          </table:table-cell>
          <table:table-cell office:value-type="float" office:value="806" table:style-name="ce39">
            <text:p>806</text:p>
          </table:table-cell>
          <table:table-cell office:value-type="float" office:value="765" table:style-name="ce39">
            <text:p>765</text:p>
          </table:table-cell>
          <table:table-cell office:value-type="float" office:value="658" table:style-name="ce40">
            <text:p>658</text:p>
          </table:table-cell>
          <table:table-cell office:value-type="float" office:value="2181" table:style-name="ce39">
            <text:p>2,181</text:p>
          </table:table-cell>
          <table:table-cell office:value-type="float" office:value="556" table:style-name="ce39">
            <text:p>556</text:p>
          </table:table-cell>
          <table:table-cell office:value-type="float" office:value="487" table:style-name="ce39">
            <text:p>487</text:p>
          </table:table-cell>
          <table:table-cell office:value-type="float" office:value="447" table:style-name="ce39">
            <text:p>447</text:p>
          </table:table-cell>
          <table:table-cell office:value-type="float" office:value="358" table:style-name="ce39">
            <text:p>358</text:p>
          </table:table-cell>
          <table:table-cell office:value-type="float" office:value="333" table:style-name="ce40">
            <text:p>333</text:p>
          </table:table-cell>
          <table:table-cell office:value-type="float" office:value="1612" table:style-name="ce39">
            <text:p>1,612</text:p>
          </table:table-cell>
          <table:table-cell office:value-type="float" office:value="333" table:style-name="ce39">
            <text:p>333</text:p>
          </table:table-cell>
          <table:table-cell office:value-type="float" office:value="369" table:style-name="ce39">
            <text:p>369</text:p>
          </table:table-cell>
          <table:table-cell office:value-type="float" office:value="308" table:style-name="ce39">
            <text:p>308</text:p>
          </table:table-cell>
          <table:table-cell office:value-type="float" office:value="327" table:style-name="ce39">
            <text:p>327</text:p>
          </table:table-cell>
          <table:table-cell office:value-type="float" office:value="275" table:style-name="ce40">
            <text:p>275</text:p>
          </table:table-cell>
          <table:table-cell office:value-type="float" office:value="1364" table:style-name="ce39">
            <text:p>1,364</text:p>
          </table:table-cell>
          <table:table-cell office:value-type="float" office:value="293" table:style-name="ce39">
            <text:p>293</text:p>
          </table:table-cell>
          <table:table-cell office:value-type="float" office:value="282" table:style-name="ce39">
            <text:p>282</text:p>
          </table:table-cell>
          <table:table-cell office:value-type="float" office:value="296" table:style-name="ce39">
            <text:p>296</text:p>
          </table:table-cell>
          <table:table-cell office:value-type="float" office:value="250" table:style-name="ce39">
            <text:p>250</text:p>
          </table:table-cell>
          <table:table-cell office:value-type="float" office:value="243" table:style-name="ce40">
            <text:p>243</text:p>
          </table:table-cell>
          <table:table-cell office:value-type="float" office:value="898" table:style-name="ce39">
            <text:p>898</text:p>
          </table:table-cell>
          <table:table-cell office:value-type="float" office:value="200" table:style-name="ce39">
            <text:p>200</text:p>
          </table:table-cell>
          <table:table-cell office:value-type="float" office:value="209" table:style-name="ce39">
            <text:p>209</text:p>
          </table:table-cell>
          <table:table-cell office:value-type="float" office:value="189" table:style-name="ce39">
            <text:p>189</text:p>
          </table:table-cell>
          <table:table-cell office:value-type="float" office:value="165" table:style-name="ce39">
            <text:p>165</text:p>
          </table:table-cell>
          <table:table-cell office:value-type="float" office:value="135" table:style-name="ce40">
            <text:p>135</text:p>
          </table:table-cell>
          <table:table-cell office:value-type="float" office:value="479" table:style-name="ce39">
            <text:p>479</text:p>
          </table:table-cell>
          <table:table-cell office:value-type="float" office:value="120" table:style-name="ce39">
            <text:p>120</text:p>
          </table:table-cell>
          <table:table-cell office:value-type="float" office:value="126" table:style-name="ce39">
            <text:p>126</text:p>
          </table:table-cell>
          <table:table-cell office:value-type="float" office:value="85" table:style-name="ce39">
            <text:p>85</text:p>
          </table:table-cell>
          <table:table-cell office:value-type="float" office:value="78" table:style-name="ce39">
            <text:p>78</text:p>
          </table:table-cell>
          <table:table-cell office:value-type="float" office:value="70" table:style-name="ce40">
            <text:p>70</text:p>
          </table:table-cell>
          <table:table-cell office:value-type="float" office:value="171" table:style-name="ce39">
            <text:p>171</text:p>
          </table:table-cell>
          <table:table-cell office:value-type="float" office:value="45" table:style-name="ce39">
            <text:p>45</text:p>
          </table:table-cell>
          <table:table-cell office:value-type="float" office:value="51" table:style-name="ce39">
            <text:p>51</text:p>
          </table:table-cell>
          <table:table-cell office:value-type="float" office:value="31" table:style-name="ce39">
            <text:p>31</text:p>
          </table:table-cell>
          <table:table-cell office:value-type="float" office:value="25" table:style-name="ce39">
            <text:p>25</text:p>
          </table:table-cell>
          <table:table-cell office:value-type="float" office:value="19" table:style-name="ce40">
            <text:p>19</text:p>
          </table:table-cell>
          <table:table-cell office:value-type="float" office:value="34" table:style-name="ce39">
            <text:p>34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39588" table:style-name="ce52">
            <text:p>139,588</text:p>
          </table:table-cell>
          <table:table-cell office:value-type="float" office:value="4950" table:style-name="ce52">
            <text:p>4,950</text:p>
          </table:table-cell>
          <table:table-cell office:value-type="float" office:value="1008" table:style-name="ce52">
            <text:p>1,008</text:p>
          </table:table-cell>
          <table:table-cell office:value-type="float" office:value="1031" table:style-name="ce52">
            <text:p>1,031</text:p>
          </table:table-cell>
          <table:table-cell office:value-type="float" office:value="1042" table:style-name="ce52">
            <text:p>1,042</text:p>
          </table:table-cell>
          <table:table-cell office:value-type="float" office:value="958" table:style-name="ce52">
            <text:p>958</text:p>
          </table:table-cell>
          <table:table-cell office:value-type="float" office:value="911" table:style-name="ce52">
            <text:p>911</text:p>
          </table:table-cell>
          <table:table-cell office:value-type="float" office:value="3954" table:style-name="ce52">
            <text:p>3,954</text:p>
          </table:table-cell>
          <table:table-cell office:value-type="float" office:value="844" table:style-name="ce52">
            <text:p>844</text:p>
          </table:table-cell>
          <table:table-cell office:value-type="float" office:value="738" table:style-name="ce52">
            <text:p>738</text:p>
          </table:table-cell>
          <table:table-cell office:value-type="float" office:value="832" table:style-name="ce52">
            <text:p>832</text:p>
          </table:table-cell>
          <table:table-cell office:value-type="float" office:value="818" table:style-name="ce52">
            <text:p>818</text:p>
          </table:table-cell>
          <table:table-cell office:value-type="float" office:value="722" table:style-name="ce53">
            <text:p>722</text:p>
          </table:table-cell>
          <table:table-cell office:value-type="float" office:value="3700" table:style-name="ce52">
            <text:p>3,700</text:p>
          </table:table-cell>
          <table:table-cell office:value-type="float" office:value="725" table:style-name="ce52">
            <text:p>725</text:p>
          </table:table-cell>
          <table:table-cell office:value-type="float" office:value="730" table:style-name="ce52">
            <text:p>730</text:p>
          </table:table-cell>
          <table:table-cell office:value-type="float" office:value="704" table:style-name="ce52">
            <text:p>704</text:p>
          </table:table-cell>
          <table:table-cell office:value-type="float" office:value="785" table:style-name="ce52">
            <text:p>785</text:p>
          </table:table-cell>
          <table:table-cell office:value-type="float" office:value="756" table:style-name="ce53">
            <text:p>756</text:p>
          </table:table-cell>
          <table:table-cell office:value-type="float" office:value="6065" table:style-name="ce52">
            <text:p>6,065</text:p>
          </table:table-cell>
          <table:table-cell office:value-type="float" office:value="849" table:style-name="ce52">
            <text:p>849</text:p>
          </table:table-cell>
          <table:table-cell office:value-type="float" office:value="889" table:style-name="ce52">
            <text:p>889</text:p>
          </table:table-cell>
          <table:table-cell office:value-type="float" office:value="1041" table:style-name="ce52">
            <text:p>1,041</text:p>
          </table:table-cell>
          <table:table-cell office:value-type="float" office:value="1208" table:style-name="ce52">
            <text:p>1,208</text:p>
          </table:table-cell>
          <table:table-cell office:value-type="float" office:value="2078" table:style-name="ce53">
            <text:p>2,078</text:p>
          </table:table-cell>
          <table:table-cell office:value-type="float" office:value="11052" table:style-name="ce52">
            <text:p>11,052</text:p>
          </table:table-cell>
          <table:table-cell office:value-type="float" office:value="2055" table:style-name="ce52">
            <text:p>2,055</text:p>
          </table:table-cell>
          <table:table-cell office:value-type="float" office:value="2033" table:style-name="ce52">
            <text:p>2,033</text:p>
          </table:table-cell>
          <table:table-cell office:value-type="float" office:value="2206" table:style-name="ce52">
            <text:p>2,206</text:p>
          </table:table-cell>
          <table:table-cell office:value-type="float" office:value="2292" table:style-name="ce52">
            <text:p>2,292</text:p>
          </table:table-cell>
          <table:table-cell office:value-type="float" office:value="2466" table:style-name="ce53">
            <text:p>2,466</text:p>
          </table:table-cell>
          <table:table-cell office:value-type="float" office:value="11623" table:style-name="ce52">
            <text:p>11,623</text:p>
          </table:table-cell>
          <table:table-cell office:value-type="float" office:value="2408" table:style-name="ce52">
            <text:p>2,408</text:p>
          </table:table-cell>
          <table:table-cell office:value-type="float" office:value="2446" table:style-name="ce52">
            <text:p>2,446</text:p>
          </table:table-cell>
          <table:table-cell office:value-type="float" office:value="2373" table:style-name="ce52">
            <text:p>2,373</text:p>
          </table:table-cell>
          <table:table-cell office:value-type="float" office:value="2159" table:style-name="ce52">
            <text:p>2,159</text:p>
          </table:table-cell>
          <table:table-cell office:value-type="float" office:value="2237" table:style-name="ce53">
            <text:p>2,237</text:p>
          </table:table-cell>
          <table:table-cell office:value-type="float" office:value="10309" table:style-name="ce52">
            <text:p>10,309</text:p>
          </table:table-cell>
          <table:table-cell office:value-type="float" office:value="2154" table:style-name="ce52">
            <text:p>2,154</text:p>
          </table:table-cell>
          <table:table-cell office:value-type="float" office:value="2161" table:style-name="ce52">
            <text:p>2,161</text:p>
          </table:table-cell>
          <table:table-cell office:value-type="float" office:value="2102" table:style-name="ce52">
            <text:p>2,102</text:p>
          </table:table-cell>
          <table:table-cell office:value-type="float" office:value="1863" table:style-name="ce52">
            <text:p>1,863</text:p>
          </table:table-cell>
          <table:table-cell office:value-type="float" office:value="2029" table:style-name="ce53">
            <text:p>2,029</text:p>
          </table:table-cell>
          <table:table-cell office:value-type="float" office:value="10441" table:style-name="ce52">
            <text:p>10,441</text:p>
          </table:table-cell>
          <table:table-cell office:value-type="float" office:value="2124" table:style-name="ce52">
            <text:p>2,124</text:p>
          </table:table-cell>
          <table:table-cell office:value-type="float" office:value="2075" table:style-name="ce52">
            <text:p>2,075</text:p>
          </table:table-cell>
          <table:table-cell office:value-type="float" office:value="2136" table:style-name="ce52">
            <text:p>2,136</text:p>
          </table:table-cell>
          <table:table-cell office:value-type="float" office:value="2072" table:style-name="ce52">
            <text:p>2,072</text:p>
          </table:table-cell>
          <table:table-cell office:value-type="float" office:value="2034" table:style-name="ce53">
            <text:p>2,034</text:p>
          </table:table-cell>
          <table:table-cell office:value-type="float" office:value="9949" table:style-name="ce52">
            <text:p>9,949</text:p>
          </table:table-cell>
          <table:table-cell office:value-type="float" office:value="1931" table:style-name="ce52">
            <text:p>1,931</text:p>
          </table:table-cell>
          <table:table-cell office:value-type="float" office:value="2042" table:style-name="ce52">
            <text:p>2,042</text:p>
          </table:table-cell>
          <table:table-cell office:value-type="float" office:value="1972" table:style-name="ce52">
            <text:p>1,972</text:p>
          </table:table-cell>
          <table:table-cell office:value-type="float" office:value="2070" table:style-name="ce52">
            <text:p>2,070</text:p>
          </table:table-cell>
          <table:table-cell office:value-type="float" office:value="1934" table:style-name="ce53">
            <text:p>1,934</text:p>
          </table:table-cell>
          <table:table-cell office:value-type="float" office:value="10373" table:style-name="ce52">
            <text:p>10,373</text:p>
          </table:table-cell>
          <table:table-cell office:value-type="float" office:value="1918" table:style-name="ce52">
            <text:p>1,918</text:p>
          </table:table-cell>
          <table:table-cell office:value-type="float" office:value="1951" table:style-name="ce52">
            <text:p>1,951</text:p>
          </table:table-cell>
          <table:table-cell office:value-type="float" office:value="2065" table:style-name="ce52">
            <text:p>2,065</text:p>
          </table:table-cell>
          <table:table-cell office:value-type="float" office:value="2132" table:style-name="ce52">
            <text:p>2,132</text:p>
          </table:table-cell>
          <table:table-cell office:value-type="float" office:value="2307" table:style-name="ce53">
            <text:p>2,307</text:p>
          </table:table-cell>
          <table:table-cell office:value-type="float" office:value="12095" table:style-name="ce52">
            <text:p>12,095</text:p>
          </table:table-cell>
          <table:table-cell office:value-type="float" office:value="2292" table:style-name="ce52">
            <text:p>2,292</text:p>
          </table:table-cell>
          <table:table-cell office:value-type="float" office:value="2362" table:style-name="ce52">
            <text:p>2,362</text:p>
          </table:table-cell>
          <table:table-cell office:value-type="float" office:value="2299" table:style-name="ce52">
            <text:p>2,299</text:p>
          </table:table-cell>
          <table:table-cell office:value-type="float" office:value="2556" table:style-name="ce52">
            <text:p>2,556</text:p>
          </table:table-cell>
          <table:table-cell office:value-type="float" office:value="2586" table:style-name="ce53">
            <text:p>2,586</text:p>
          </table:table-cell>
          <table:table-cell office:value-type="float" office:value="13338" table:style-name="ce52">
            <text:p>13,338</text:p>
          </table:table-cell>
          <table:table-cell office:value-type="float" office:value="2800" table:style-name="ce52">
            <text:p>2,800</text:p>
          </table:table-cell>
          <table:table-cell office:value-type="float" office:value="2839" table:style-name="ce52">
            <text:p>2,839</text:p>
          </table:table-cell>
          <table:table-cell office:value-type="float" office:value="2710" table:style-name="ce52">
            <text:p>2,710</text:p>
          </table:table-cell>
          <table:table-cell office:value-type="float" office:value="2538" table:style-name="ce52">
            <text:p>2,538</text:p>
          </table:table-cell>
          <table:table-cell office:value-type="float" office:value="2451" table:style-name="ce53">
            <text:p>2,451</text:p>
          </table:table-cell>
          <table:table-cell office:value-type="float" office:value="12131" table:style-name="ce52">
            <text:p>12,131</text:p>
          </table:table-cell>
          <table:table-cell office:value-type="float" office:value="2712" table:style-name="ce52">
            <text:p>2,712</text:p>
          </table:table-cell>
          <table:table-cell office:value-type="float" office:value="2356" table:style-name="ce52">
            <text:p>2,356</text:p>
          </table:table-cell>
          <table:table-cell office:value-type="float" office:value="2568" table:style-name="ce52">
            <text:p>2,568</text:p>
          </table:table-cell>
          <table:table-cell office:value-type="float" office:value="2360" table:style-name="ce52">
            <text:p>2,360</text:p>
          </table:table-cell>
          <table:table-cell office:value-type="float" office:value="2135" table:style-name="ce53">
            <text:p>2,135</text:p>
          </table:table-cell>
          <table:table-cell office:value-type="float" office:value="7905" table:style-name="ce52">
            <text:p>7,905</text:p>
          </table:table-cell>
          <table:table-cell office:value-type="float" office:value="1911" table:style-name="ce52">
            <text:p>1,911</text:p>
          </table:table-cell>
          <table:table-cell office:value-type="float" office:value="1787" table:style-name="ce52">
            <text:p>1,787</text:p>
          </table:table-cell>
          <table:table-cell office:value-type="float" office:value="1566" table:style-name="ce52">
            <text:p>1,566</text:p>
          </table:table-cell>
          <table:table-cell office:value-type="float" office:value="1404" table:style-name="ce52">
            <text:p>1,404</text:p>
          </table:table-cell>
          <table:table-cell office:value-type="float" office:value="1237" table:style-name="ce53">
            <text:p>1,237</text:p>
          </table:table-cell>
          <table:table-cell office:value-type="float" office:value="4011" table:style-name="ce52">
            <text:p>4,011</text:p>
          </table:table-cell>
          <table:table-cell office:value-type="float" office:value="999" table:style-name="ce52">
            <text:p>999</text:p>
          </table:table-cell>
          <table:table-cell office:value-type="float" office:value="909" table:style-name="ce52">
            <text:p>909</text:p>
          </table:table-cell>
          <table:table-cell office:value-type="float" office:value="812" table:style-name="ce52">
            <text:p>812</text:p>
          </table:table-cell>
          <table:table-cell office:value-type="float" office:value="659" table:style-name="ce52">
            <text:p>659</text:p>
          </table:table-cell>
          <table:table-cell office:value-type="float" office:value="632" table:style-name="ce53">
            <text:p>632</text:p>
          </table:table-cell>
          <table:table-cell office:value-type="float" office:value="3019" table:style-name="ce52">
            <text:p>3,019</text:p>
          </table:table-cell>
          <table:table-cell office:value-type="float" office:value="637" table:style-name="ce52">
            <text:p>637</text:p>
          </table:table-cell>
          <table:table-cell office:value-type="float" office:value="677" table:style-name="ce52">
            <text:p>677</text:p>
          </table:table-cell>
          <table:table-cell office:value-type="float" office:value="583" table:style-name="ce52">
            <text:p>583</text:p>
          </table:table-cell>
          <table:table-cell office:value-type="float" office:value="583" table:style-name="ce52">
            <text:p>583</text:p>
          </table:table-cell>
          <table:table-cell office:value-type="float" office:value="539" table:style-name="ce53">
            <text:p>539</text:p>
          </table:table-cell>
          <table:table-cell office:value-type="float" office:value="2381" table:style-name="ce52">
            <text:p>2,381</text:p>
          </table:table-cell>
          <table:table-cell office:value-type="float" office:value="519" table:style-name="ce52">
            <text:p>519</text:p>
          </table:table-cell>
          <table:table-cell office:value-type="float" office:value="493" table:style-name="ce52">
            <text:p>493</text:p>
          </table:table-cell>
          <table:table-cell office:value-type="float" office:value="534" table:style-name="ce52">
            <text:p>534</text:p>
          </table:table-cell>
          <table:table-cell office:value-type="float" office:value="459" table:style-name="ce52">
            <text:p>459</text:p>
          </table:table-cell>
          <table:table-cell office:value-type="float" office:value="376" table:style-name="ce53">
            <text:p>376</text:p>
          </table:table-cell>
          <table:table-cell office:value-type="float" office:value="1451" table:style-name="ce52">
            <text:p>1,451</text:p>
          </table:table-cell>
          <table:table-cell office:value-type="float" office:value="358" table:style-name="ce52">
            <text:p>358</text:p>
          </table:table-cell>
          <table:table-cell office:value-type="float" office:value="337" table:style-name="ce52">
            <text:p>337</text:p>
          </table:table-cell>
          <table:table-cell office:value-type="float" office:value="301" table:style-name="ce52">
            <text:p>301</text:p>
          </table:table-cell>
          <table:table-cell office:value-type="float" office:value="258" table:style-name="ce52">
            <text:p>258</text:p>
          </table:table-cell>
          <table:table-cell office:value-type="float" office:value="197" table:style-name="ce53">
            <text:p>197</text:p>
          </table:table-cell>
          <table:table-cell office:value-type="float" office:value="598" table:style-name="ce52">
            <text:p>598</text:p>
          </table:table-cell>
          <table:table-cell office:value-type="float" office:value="160" table:style-name="ce52">
            <text:p>160</text:p>
          </table:table-cell>
          <table:table-cell office:value-type="float" office:value="150" table:style-name="ce52">
            <text:p>150</text:p>
          </table:table-cell>
          <table:table-cell office:value-type="float" office:value="107" table:style-name="ce52">
            <text:p>107</text:p>
          </table:table-cell>
          <table:table-cell office:value-type="float" office:value="99" table:style-name="ce52">
            <text:p>99</text:p>
          </table:table-cell>
          <table:table-cell office:value-type="float" office:value="82" table:style-name="ce53">
            <text:p>82</text:p>
          </table:table-cell>
          <table:table-cell office:value-type="float" office:value="195" table:style-name="ce52">
            <text:p>195</text:p>
          </table:table-cell>
          <table:table-cell office:value-type="float" office:value="58" table:style-name="ce52">
            <text:p>58</text:p>
          </table:table-cell>
          <table:table-cell office:value-type="float" office:value="49" table:style-name="ce52">
            <text:p>49</text:p>
          </table:table-cell>
          <table:table-cell office:value-type="float" office:value="35" table:style-name="ce52">
            <text:p>35</text:p>
          </table:table-cell>
          <table:table-cell office:value-type="float" office:value="29" table:style-name="ce52">
            <text:p>29</text:p>
          </table:table-cell>
          <table:table-cell office:value-type="float" office:value="24" table:style-name="ce53">
            <text:p>24</text:p>
          </table:table-cell>
          <table:table-cell office:value-type="float" office:value="48" table:style-name="ce52">
            <text:p>48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金門縣</text:p>
          </table:table-cell>
          <table:table-cell office:value-type="string" table:style-name="ce50">
            <text:p>男</text:p>
          </table:table-cell>
          <table:table-cell office:value-type="float" office:value="69651" table:style-name="ce52">
            <text:p>69,651</text:p>
          </table:table-cell>
          <table:table-cell office:value-type="float" office:value="2547" table:style-name="ce52">
            <text:p>2,547</text:p>
          </table:table-cell>
          <table:table-cell office:value-type="float" office:value="509" table:style-name="ce55">
            <text:p>509</text:p>
          </table:table-cell>
          <table:table-cell office:value-type="float" office:value="520" table:style-name="ce55">
            <text:p>520</text:p>
          </table:table-cell>
          <table:table-cell office:value-type="float" office:value="539" table:style-name="ce55">
            <text:p>539</text:p>
          </table:table-cell>
          <table:table-cell office:value-type="float" office:value="496" table:style-name="ce55">
            <text:p>496</text:p>
          </table:table-cell>
          <table:table-cell office:value-type="float" office:value="483" table:style-name="ce55">
            <text:p>483</text:p>
          </table:table-cell>
          <table:table-cell office:value-type="float" office:value="2070" table:style-name="ce55">
            <text:p>2,070</text:p>
          </table:table-cell>
          <table:table-cell office:value-type="float" office:value="421" table:style-name="ce55">
            <text:p>421</text:p>
          </table:table-cell>
          <table:table-cell office:value-type="float" office:value="382" table:style-name="ce55">
            <text:p>382</text:p>
          </table:table-cell>
          <table:table-cell office:value-type="float" office:value="446" table:style-name="ce55">
            <text:p>446</text:p>
          </table:table-cell>
          <table:table-cell office:value-type="float" office:value="435" table:style-name="ce55">
            <text:p>435</text:p>
          </table:table-cell>
          <table:table-cell office:value-type="float" office:value="386" table:style-name="ce56">
            <text:p>386</text:p>
          </table:table-cell>
          <table:table-cell office:value-type="float" office:value="1931" table:style-name="ce55">
            <text:p>1,931</text:p>
          </table:table-cell>
          <table:table-cell office:value-type="float" office:value="361" table:style-name="ce55">
            <text:p>361</text:p>
          </table:table-cell>
          <table:table-cell office:value-type="float" office:value="370" table:style-name="ce55">
            <text:p>370</text:p>
          </table:table-cell>
          <table:table-cell office:value-type="float" office:value="376" table:style-name="ce55">
            <text:p>376</text:p>
          </table:table-cell>
          <table:table-cell office:value-type="float" office:value="430" table:style-name="ce55">
            <text:p>430</text:p>
          </table:table-cell>
          <table:table-cell office:value-type="float" office:value="394" table:style-name="ce56">
            <text:p>394</text:p>
          </table:table-cell>
          <table:table-cell office:value-type="float" office:value="3142" table:style-name="ce55">
            <text:p>3,142</text:p>
          </table:table-cell>
          <table:table-cell office:value-type="float" office:value="430" table:style-name="ce55">
            <text:p>430</text:p>
          </table:table-cell>
          <table:table-cell office:value-type="float" office:value="462" table:style-name="ce55">
            <text:p>462</text:p>
          </table:table-cell>
          <table:table-cell office:value-type="float" office:value="553" table:style-name="ce55">
            <text:p>553</text:p>
          </table:table-cell>
          <table:table-cell office:value-type="float" office:value="619" table:style-name="ce55">
            <text:p>619</text:p>
          </table:table-cell>
          <table:table-cell office:value-type="float" office:value="1078" table:style-name="ce56">
            <text:p>1,078</text:p>
          </table:table-cell>
          <table:table-cell office:value-type="float" office:value="5539" table:style-name="ce55">
            <text:p>5,539</text:p>
          </table:table-cell>
          <table:table-cell office:value-type="float" office:value="1013" table:style-name="ce55">
            <text:p>1,013</text:p>
          </table:table-cell>
          <table:table-cell office:value-type="float" office:value="1038" table:style-name="ce55">
            <text:p>1,038</text:p>
          </table:table-cell>
          <table:table-cell office:value-type="float" office:value="1096" table:style-name="ce55">
            <text:p>1,096</text:p>
          </table:table-cell>
          <table:table-cell office:value-type="float" office:value="1149" table:style-name="ce55">
            <text:p>1,149</text:p>
          </table:table-cell>
          <table:table-cell office:value-type="float" office:value="1243" table:style-name="ce56">
            <text:p>1,243</text:p>
          </table:table-cell>
          <table:table-cell office:value-type="float" office:value="5799" table:style-name="ce55">
            <text:p>5,799</text:p>
          </table:table-cell>
          <table:table-cell office:value-type="float" office:value="1186" table:style-name="ce55">
            <text:p>1,186</text:p>
          </table:table-cell>
          <table:table-cell office:value-type="float" office:value="1251" table:style-name="ce55">
            <text:p>1,251</text:p>
          </table:table-cell>
          <table:table-cell office:value-type="float" office:value="1206" table:style-name="ce55">
            <text:p>1,206</text:p>
          </table:table-cell>
          <table:table-cell office:value-type="float" office:value="1068" table:style-name="ce55">
            <text:p>1,068</text:p>
          </table:table-cell>
          <table:table-cell office:value-type="float" office:value="1088" table:style-name="ce56">
            <text:p>1,088</text:p>
          </table:table-cell>
          <table:table-cell office:value-type="float" office:value="5213" table:style-name="ce55">
            <text:p>5,213</text:p>
          </table:table-cell>
          <table:table-cell office:value-type="float" office:value="1111" table:style-name="ce55">
            <text:p>1,111</text:p>
          </table:table-cell>
          <table:table-cell office:value-type="float" office:value="1085" table:style-name="ce55">
            <text:p>1,085</text:p>
          </table:table-cell>
          <table:table-cell office:value-type="float" office:value="1065" table:style-name="ce55">
            <text:p>1,065</text:p>
          </table:table-cell>
          <table:table-cell office:value-type="float" office:value="968" table:style-name="ce55">
            <text:p>968</text:p>
          </table:table-cell>
          <table:table-cell office:value-type="float" office:value="984" table:style-name="ce56">
            <text:p>984</text:p>
          </table:table-cell>
          <table:table-cell office:value-type="float" office:value="5123" table:style-name="ce55">
            <text:p>5,123</text:p>
          </table:table-cell>
          <table:table-cell office:value-type="float" office:value="1030" table:style-name="ce55">
            <text:p>1,030</text:p>
          </table:table-cell>
          <table:table-cell office:value-type="float" office:value="1029" table:style-name="ce55">
            <text:p>1,029</text:p>
          </table:table-cell>
          <table:table-cell office:value-type="float" office:value="1063" table:style-name="ce55">
            <text:p>1,063</text:p>
          </table:table-cell>
          <table:table-cell office:value-type="float" office:value="1017" table:style-name="ce55">
            <text:p>1,017</text:p>
          </table:table-cell>
          <table:table-cell office:value-type="float" office:value="984" table:style-name="ce56">
            <text:p>984</text:p>
          </table:table-cell>
          <table:table-cell office:value-type="float" office:value="4771" table:style-name="ce55">
            <text:p>4,771</text:p>
          </table:table-cell>
          <table:table-cell office:value-type="float" office:value="954" table:style-name="ce55">
            <text:p>954</text:p>
          </table:table-cell>
          <table:table-cell office:value-type="float" office:value="978" table:style-name="ce55">
            <text:p>978</text:p>
          </table:table-cell>
          <table:table-cell office:value-type="float" office:value="890" table:style-name="ce55">
            <text:p>890</text:p>
          </table:table-cell>
          <table:table-cell office:value-type="float" office:value="1017" table:style-name="ce55">
            <text:p>1,017</text:p>
          </table:table-cell>
          <table:table-cell office:value-type="float" office:value="932" table:style-name="ce56">
            <text:p>932</text:p>
          </table:table-cell>
          <table:table-cell office:value-type="float" office:value="5206" table:style-name="ce55">
            <text:p>5,206</text:p>
          </table:table-cell>
          <table:table-cell office:value-type="float" office:value="920" table:style-name="ce55">
            <text:p>920</text:p>
          </table:table-cell>
          <table:table-cell office:value-type="float" office:value="986" table:style-name="ce55">
            <text:p>986</text:p>
          </table:table-cell>
          <table:table-cell office:value-type="float" office:value="1047" table:style-name="ce55">
            <text:p>1,047</text:p>
          </table:table-cell>
          <table:table-cell office:value-type="float" office:value="1065" table:style-name="ce55">
            <text:p>1,065</text:p>
          </table:table-cell>
          <table:table-cell office:value-type="float" office:value="1188" table:style-name="ce56">
            <text:p>1,188</text:p>
          </table:table-cell>
          <table:table-cell office:value-type="float" office:value="6008" table:style-name="ce55">
            <text:p>6,008</text:p>
          </table:table-cell>
          <table:table-cell office:value-type="float" office:value="1181" table:style-name="ce55">
            <text:p>1,181</text:p>
          </table:table-cell>
          <table:table-cell office:value-type="float" office:value="1191" table:style-name="ce55">
            <text:p>1,191</text:p>
          </table:table-cell>
          <table:table-cell office:value-type="float" office:value="1136" table:style-name="ce55">
            <text:p>1,136</text:p>
          </table:table-cell>
          <table:table-cell office:value-type="float" office:value="1219" table:style-name="ce55">
            <text:p>1,219</text:p>
          </table:table-cell>
          <table:table-cell office:value-type="float" office:value="1281" table:style-name="ce56">
            <text:p>1,281</text:p>
          </table:table-cell>
          <table:table-cell office:value-type="float" office:value="6668" table:style-name="ce55">
            <text:p>6,668</text:p>
          </table:table-cell>
          <table:table-cell office:value-type="float" office:value="1385" table:style-name="ce55">
            <text:p>1,385</text:p>
          </table:table-cell>
          <table:table-cell office:value-type="float" office:value="1397" table:style-name="ce55">
            <text:p>1,397</text:p>
          </table:table-cell>
          <table:table-cell office:value-type="float" office:value="1326" table:style-name="ce55">
            <text:p>1,326</text:p>
          </table:table-cell>
          <table:table-cell office:value-type="float" office:value="1307" table:style-name="ce55">
            <text:p>1,307</text:p>
          </table:table-cell>
          <table:table-cell office:value-type="float" office:value="1253" table:style-name="ce56">
            <text:p>1,253</text:p>
          </table:table-cell>
          <table:table-cell office:value-type="float" office:value="6217" table:style-name="ce55">
            <text:p>6,217</text:p>
          </table:table-cell>
          <table:table-cell office:value-type="float" office:value="1396" table:style-name="ce55">
            <text:p>1,396</text:p>
          </table:table-cell>
          <table:table-cell office:value-type="float" office:value="1226" table:style-name="ce55">
            <text:p>1,226</text:p>
          </table:table-cell>
          <table:table-cell office:value-type="float" office:value="1314" table:style-name="ce55">
            <text:p>1,314</text:p>
          </table:table-cell>
          <table:table-cell office:value-type="float" office:value="1198" table:style-name="ce55">
            <text:p>1,198</text:p>
          </table:table-cell>
          <table:table-cell office:value-type="float" office:value="1083" table:style-name="ce56">
            <text:p>1,083</text:p>
          </table:table-cell>
          <table:table-cell office:value-type="float" office:value="3970" table:style-name="ce55">
            <text:p>3,970</text:p>
          </table:table-cell>
          <table:table-cell office:value-type="float" office:value="949" table:style-name="ce55">
            <text:p>949</text:p>
          </table:table-cell>
          <table:table-cell office:value-type="float" office:value="905" table:style-name="ce55">
            <text:p>905</text:p>
          </table:table-cell>
          <table:table-cell office:value-type="float" office:value="817" table:style-name="ce55">
            <text:p>817</text:p>
          </table:table-cell>
          <table:table-cell office:value-type="float" office:value="687" table:style-name="ce55">
            <text:p>687</text:p>
          </table:table-cell>
          <table:table-cell office:value-type="float" office:value="612" table:style-name="ce56">
            <text:p>612</text:p>
          </table:table-cell>
          <table:table-cell office:value-type="float" office:value="2024" table:style-name="ce55">
            <text:p>2,024</text:p>
          </table:table-cell>
          <table:table-cell office:value-type="float" office:value="485" table:style-name="ce55">
            <text:p>485</text:p>
          </table:table-cell>
          <table:table-cell office:value-type="float" office:value="466" table:style-name="ce55">
            <text:p>466</text:p>
          </table:table-cell>
          <table:table-cell office:value-type="float" office:value="414" table:style-name="ce55">
            <text:p>414</text:p>
          </table:table-cell>
          <table:table-cell office:value-type="float" office:value="335" table:style-name="ce55">
            <text:p>335</text:p>
          </table:table-cell>
          <table:table-cell office:value-type="float" office:value="324" table:style-name="ce56">
            <text:p>324</text:p>
          </table:table-cell>
          <table:table-cell office:value-type="float" office:value="1485" table:style-name="ce55">
            <text:p>1,485</text:p>
          </table:table-cell>
          <table:table-cell office:value-type="float" office:value="320" table:style-name="ce55">
            <text:p>320</text:p>
          </table:table-cell>
          <table:table-cell office:value-type="float" office:value="320" table:style-name="ce55">
            <text:p>320</text:p>
          </table:table-cell>
          <table:table-cell office:value-type="float" office:value="298" table:style-name="ce55">
            <text:p>298</text:p>
          </table:table-cell>
          <table:table-cell office:value-type="float" office:value="275" table:style-name="ce55">
            <text:p>275</text:p>
          </table:table-cell>
          <table:table-cell office:value-type="float" office:value="272" table:style-name="ce56">
            <text:p>272</text:p>
          </table:table-cell>
          <table:table-cell office:value-type="float" office:value="1099" table:style-name="ce55">
            <text:p>1,099</text:p>
          </table:table-cell>
          <table:table-cell office:value-type="float" office:value="238" table:style-name="ce55">
            <text:p>238</text:p>
          </table:table-cell>
          <table:table-cell office:value-type="float" office:value="233" table:style-name="ce55">
            <text:p>233</text:p>
          </table:table-cell>
          <table:table-cell office:value-type="float" office:value="257" table:style-name="ce55">
            <text:p>257</text:p>
          </table:table-cell>
          <table:table-cell office:value-type="float" office:value="224" table:style-name="ce55">
            <text:p>224</text:p>
          </table:table-cell>
          <table:table-cell office:value-type="float" office:value="147" table:style-name="ce56">
            <text:p>147</text:p>
          </table:table-cell>
          <table:table-cell office:value-type="float" office:value="623" table:style-name="ce55">
            <text:p>623</text:p>
          </table:table-cell>
          <table:table-cell office:value-type="float" office:value="174" table:style-name="ce55">
            <text:p>174</text:p>
          </table:table-cell>
          <table:table-cell office:value-type="float" office:value="148" table:style-name="ce55">
            <text:p>148</text:p>
          </table:table-cell>
          <table:table-cell office:value-type="float" office:value="124" table:style-name="ce55">
            <text:p>124</text:p>
          </table:table-cell>
          <table:table-cell office:value-type="float" office:value="104" table:style-name="ce55">
            <text:p>104</text:p>
          </table:table-cell>
          <table:table-cell office:value-type="float" office:value="73" table:style-name="ce56">
            <text:p>73</text:p>
          </table:table-cell>
          <table:table-cell office:value-type="float" office:value="157" table:style-name="ce55">
            <text:p>157</text:p>
          </table:table-cell>
          <table:table-cell office:value-type="float" office:value="50" table:style-name="ce55">
            <text:p>50</text:p>
          </table:table-cell>
          <table:table-cell office:value-type="float" office:value="33" table:style-name="ce55">
            <text:p>33</text:p>
          </table:table-cell>
          <table:table-cell office:value-type="float" office:value="27" table:style-name="ce55">
            <text:p>27</text:p>
          </table:table-cell>
          <table:table-cell office:value-type="float" office:value="28" table:style-name="ce55">
            <text:p>28</text:p>
          </table:table-cell>
          <table:table-cell office:value-type="float" office:value="19" table:style-name="ce56">
            <text:p>19</text:p>
          </table:table-cell>
          <table:table-cell office:value-type="float" office:value="42" table:style-name="ce55">
            <text:p>42</text:p>
          </table:table-cell>
          <table:table-cell office:value-type="float" office:value="15" table:style-name="ce55">
            <text:p>15</text:p>
          </table:table-cell>
          <table:table-cell office:value-type="float" office:value="7" table:style-name="ce55">
            <text:p>7</text:p>
          </table:table-cell>
          <table:table-cell office:value-type="float" office:value="8" table:style-name="ce55">
            <text:p>8</text:p>
          </table:table-cell>
          <table:table-cell office:value-type="float" office:value="7" table:style-name="ce55">
            <text:p>7</text:p>
          </table:table-cell>
          <table:table-cell office:value-type="float" office:value="5" table:style-name="ce56">
            <text:p>5</text:p>
          </table:table-cell>
          <table:table-cell office:value-type="float" office:value="17" table:style-name="ce55">
            <text:p>17</text:p>
          </table:table-cell>
          <table:table-cell table:number-columns-repeated="16260"/>
        </table:table-row>
        <table:table-row table:style-name="ro3">
          <table:table-cell table:style-name="ce43"/>
          <table:table-cell office:value-type="string" table:style-name="ce51">
            <text:p>女</text:p>
          </table:table-cell>
          <table:table-cell office:value-type="float" office:value="69937" table:style-name="ce57">
            <text:p>69,937</text:p>
          </table:table-cell>
          <table:table-cell office:value-type="float" office:value="2403" table:style-name="ce58">
            <text:p>2,403</text:p>
          </table:table-cell>
          <table:table-cell office:value-type="float" office:value="499" table:style-name="ce59">
            <text:p>499</text:p>
          </table:table-cell>
          <table:table-cell office:value-type="float" office:value="511" table:style-name="ce59">
            <text:p>511</text:p>
          </table:table-cell>
          <table:table-cell office:value-type="float" office:value="503" table:style-name="ce59">
            <text:p>503</text:p>
          </table:table-cell>
          <table:table-cell office:value-type="float" office:value="462" table:style-name="ce59">
            <text:p>462</text:p>
          </table:table-cell>
          <table:table-cell office:value-type="float" office:value="428" table:style-name="ce59">
            <text:p>428</text:p>
          </table:table-cell>
          <table:table-cell office:value-type="float" office:value="1884" table:style-name="ce59">
            <text:p>1,884</text:p>
          </table:table-cell>
          <table:table-cell office:value-type="float" office:value="423" table:style-name="ce59">
            <text:p>423</text:p>
          </table:table-cell>
          <table:table-cell office:value-type="float" office:value="356" table:style-name="ce59">
            <text:p>356</text:p>
          </table:table-cell>
          <table:table-cell office:value-type="float" office:value="386" table:style-name="ce59">
            <text:p>386</text:p>
          </table:table-cell>
          <table:table-cell office:value-type="float" office:value="383" table:style-name="ce59">
            <text:p>383</text:p>
          </table:table-cell>
          <table:table-cell office:value-type="float" office:value="336" table:style-name="ce60">
            <text:p>336</text:p>
          </table:table-cell>
          <table:table-cell office:value-type="float" office:value="1769" table:style-name="ce59">
            <text:p>1,769</text:p>
          </table:table-cell>
          <table:table-cell office:value-type="float" office:value="364" table:style-name="ce59">
            <text:p>364</text:p>
          </table:table-cell>
          <table:table-cell office:value-type="float" office:value="360" table:style-name="ce59">
            <text:p>360</text:p>
          </table:table-cell>
          <table:table-cell office:value-type="float" office:value="328" table:style-name="ce59">
            <text:p>328</text:p>
          </table:table-cell>
          <table:table-cell office:value-type="float" office:value="355" table:style-name="ce59">
            <text:p>355</text:p>
          </table:table-cell>
          <table:table-cell office:value-type="float" office:value="362" table:style-name="ce60">
            <text:p>362</text:p>
          </table:table-cell>
          <table:table-cell office:value-type="float" office:value="2923" table:style-name="ce59">
            <text:p>2,923</text:p>
          </table:table-cell>
          <table:table-cell office:value-type="float" office:value="419" table:style-name="ce59">
            <text:p>419</text:p>
          </table:table-cell>
          <table:table-cell office:value-type="float" office:value="427" table:style-name="ce59">
            <text:p>427</text:p>
          </table:table-cell>
          <table:table-cell office:value-type="float" office:value="488" table:style-name="ce59">
            <text:p>488</text:p>
          </table:table-cell>
          <table:table-cell office:value-type="float" office:value="589" table:style-name="ce59">
            <text:p>589</text:p>
          </table:table-cell>
          <table:table-cell office:value-type="float" office:value="1000" table:style-name="ce60">
            <text:p>1,000</text:p>
          </table:table-cell>
          <table:table-cell office:value-type="float" office:value="5513" table:style-name="ce59">
            <text:p>5,513</text:p>
          </table:table-cell>
          <table:table-cell office:value-type="float" office:value="1042" table:style-name="ce59">
            <text:p>1,042</text:p>
          </table:table-cell>
          <table:table-cell office:value-type="float" office:value="995" table:style-name="ce59">
            <text:p>995</text:p>
          </table:table-cell>
          <table:table-cell office:value-type="float" office:value="1110" table:style-name="ce59">
            <text:p>1,110</text:p>
          </table:table-cell>
          <table:table-cell office:value-type="float" office:value="1143" table:style-name="ce59">
            <text:p>1,143</text:p>
          </table:table-cell>
          <table:table-cell office:value-type="float" office:value="1223" table:style-name="ce60">
            <text:p>1,223</text:p>
          </table:table-cell>
          <table:table-cell office:value-type="float" office:value="5824" table:style-name="ce59">
            <text:p>5,824</text:p>
          </table:table-cell>
          <table:table-cell office:value-type="float" office:value="1222" table:style-name="ce59">
            <text:p>1,222</text:p>
          </table:table-cell>
          <table:table-cell office:value-type="float" office:value="1195" table:style-name="ce59">
            <text:p>1,195</text:p>
          </table:table-cell>
          <table:table-cell office:value-type="float" office:value="1167" table:style-name="ce59">
            <text:p>1,167</text:p>
          </table:table-cell>
          <table:table-cell office:value-type="float" office:value="1091" table:style-name="ce59">
            <text:p>1,091</text:p>
          </table:table-cell>
          <table:table-cell office:value-type="float" office:value="1149" table:style-name="ce60">
            <text:p>1,149</text:p>
          </table:table-cell>
          <table:table-cell office:value-type="float" office:value="5096" table:style-name="ce59">
            <text:p>5,096</text:p>
          </table:table-cell>
          <table:table-cell office:value-type="float" office:value="1043" table:style-name="ce59">
            <text:p>1,043</text:p>
          </table:table-cell>
          <table:table-cell office:value-type="float" office:value="1076" table:style-name="ce59">
            <text:p>1,076</text:p>
          </table:table-cell>
          <table:table-cell office:value-type="float" office:value="1037" table:style-name="ce59">
            <text:p>1,037</text:p>
          </table:table-cell>
          <table:table-cell office:value-type="float" office:value="895" table:style-name="ce59">
            <text:p>895</text:p>
          </table:table-cell>
          <table:table-cell office:value-type="float" office:value="1045" table:style-name="ce60">
            <text:p>1,045</text:p>
          </table:table-cell>
          <table:table-cell office:value-type="float" office:value="5318" table:style-name="ce59">
            <text:p>5,318</text:p>
          </table:table-cell>
          <table:table-cell office:value-type="float" office:value="1094" table:style-name="ce59">
            <text:p>1,094</text:p>
          </table:table-cell>
          <table:table-cell office:value-type="float" office:value="1046" table:style-name="ce59">
            <text:p>1,046</text:p>
          </table:table-cell>
          <table:table-cell office:value-type="float" office:value="1073" table:style-name="ce59">
            <text:p>1,073</text:p>
          </table:table-cell>
          <table:table-cell office:value-type="float" office:value="1055" table:style-name="ce59">
            <text:p>1,055</text:p>
          </table:table-cell>
          <table:table-cell office:value-type="float" office:value="1050" table:style-name="ce60">
            <text:p>1,050</text:p>
          </table:table-cell>
          <table:table-cell office:value-type="float" office:value="5178" table:style-name="ce59">
            <text:p>5,178</text:p>
          </table:table-cell>
          <table:table-cell office:value-type="float" office:value="977" table:style-name="ce59">
            <text:p>977</text:p>
          </table:table-cell>
          <table:table-cell office:value-type="float" office:value="1064" table:style-name="ce59">
            <text:p>1,064</text:p>
          </table:table-cell>
          <table:table-cell office:value-type="float" office:value="1082" table:style-name="ce59">
            <text:p>1,082</text:p>
          </table:table-cell>
          <table:table-cell office:value-type="float" office:value="1053" table:style-name="ce59">
            <text:p>1,053</text:p>
          </table:table-cell>
          <table:table-cell office:value-type="float" office:value="1002" table:style-name="ce60">
            <text:p>1,002</text:p>
          </table:table-cell>
          <table:table-cell office:value-type="float" office:value="5167" table:style-name="ce59">
            <text:p>5,167</text:p>
          </table:table-cell>
          <table:table-cell office:value-type="float" office:value="998" table:style-name="ce59">
            <text:p>998</text:p>
          </table:table-cell>
          <table:table-cell office:value-type="float" office:value="965" table:style-name="ce59">
            <text:p>965</text:p>
          </table:table-cell>
          <table:table-cell office:value-type="float" office:value="1018" table:style-name="ce59">
            <text:p>1,018</text:p>
          </table:table-cell>
          <table:table-cell office:value-type="float" office:value="1067" table:style-name="ce59">
            <text:p>1,067</text:p>
          </table:table-cell>
          <table:table-cell office:value-type="float" office:value="1119" table:style-name="ce60">
            <text:p>1,119</text:p>
          </table:table-cell>
          <table:table-cell office:value-type="float" office:value="6087" table:style-name="ce59">
            <text:p>6,087</text:p>
          </table:table-cell>
          <table:table-cell office:value-type="float" office:value="1111" table:style-name="ce59">
            <text:p>1,111</text:p>
          </table:table-cell>
          <table:table-cell office:value-type="float" office:value="1171" table:style-name="ce59">
            <text:p>1,171</text:p>
          </table:table-cell>
          <table:table-cell office:value-type="float" office:value="1163" table:style-name="ce59">
            <text:p>1,163</text:p>
          </table:table-cell>
          <table:table-cell office:value-type="float" office:value="1337" table:style-name="ce59">
            <text:p>1,337</text:p>
          </table:table-cell>
          <table:table-cell office:value-type="float" office:value="1305" table:style-name="ce60">
            <text:p>1,305</text:p>
          </table:table-cell>
          <table:table-cell office:value-type="float" office:value="6670" table:style-name="ce59">
            <text:p>6,670</text:p>
          </table:table-cell>
          <table:table-cell office:value-type="float" office:value="1415" table:style-name="ce59">
            <text:p>1,415</text:p>
          </table:table-cell>
          <table:table-cell office:value-type="float" office:value="1442" table:style-name="ce59">
            <text:p>1,442</text:p>
          </table:table-cell>
          <table:table-cell office:value-type="float" office:value="1384" table:style-name="ce59">
            <text:p>1,384</text:p>
          </table:table-cell>
          <table:table-cell office:value-type="float" office:value="1231" table:style-name="ce59">
            <text:p>1,231</text:p>
          </table:table-cell>
          <table:table-cell office:value-type="float" office:value="1198" table:style-name="ce60">
            <text:p>1,198</text:p>
          </table:table-cell>
          <table:table-cell office:value-type="float" office:value="5914" table:style-name="ce59">
            <text:p>5,914</text:p>
          </table:table-cell>
          <table:table-cell office:value-type="float" office:value="1316" table:style-name="ce59">
            <text:p>1,316</text:p>
          </table:table-cell>
          <table:table-cell office:value-type="float" office:value="1130" table:style-name="ce59">
            <text:p>1,130</text:p>
          </table:table-cell>
          <table:table-cell office:value-type="float" office:value="1254" table:style-name="ce59">
            <text:p>1,254</text:p>
          </table:table-cell>
          <table:table-cell office:value-type="float" office:value="1162" table:style-name="ce59">
            <text:p>1,162</text:p>
          </table:table-cell>
          <table:table-cell office:value-type="float" office:value="1052" table:style-name="ce60">
            <text:p>1,052</text:p>
          </table:table-cell>
          <table:table-cell office:value-type="float" office:value="3935" table:style-name="ce59">
            <text:p>3,935</text:p>
          </table:table-cell>
          <table:table-cell office:value-type="float" office:value="962" table:style-name="ce59">
            <text:p>962</text:p>
          </table:table-cell>
          <table:table-cell office:value-type="float" office:value="882" table:style-name="ce59">
            <text:p>882</text:p>
          </table:table-cell>
          <table:table-cell office:value-type="float" office:value="749" table:style-name="ce59">
            <text:p>749</text:p>
          </table:table-cell>
          <table:table-cell office:value-type="float" office:value="717" table:style-name="ce59">
            <text:p>717</text:p>
          </table:table-cell>
          <table:table-cell office:value-type="float" office:value="625" table:style-name="ce60">
            <text:p>625</text:p>
          </table:table-cell>
          <table:table-cell office:value-type="float" office:value="1987" table:style-name="ce59">
            <text:p>1,987</text:p>
          </table:table-cell>
          <table:table-cell office:value-type="float" office:value="514" table:style-name="ce59">
            <text:p>514</text:p>
          </table:table-cell>
          <table:table-cell office:value-type="float" office:value="443" table:style-name="ce59">
            <text:p>443</text:p>
          </table:table-cell>
          <table:table-cell office:value-type="float" office:value="398" table:style-name="ce59">
            <text:p>398</text:p>
          </table:table-cell>
          <table:table-cell office:value-type="float" office:value="324" table:style-name="ce59">
            <text:p>324</text:p>
          </table:table-cell>
          <table:table-cell office:value-type="float" office:value="308" table:style-name="ce60">
            <text:p>308</text:p>
          </table:table-cell>
          <table:table-cell office:value-type="float" office:value="1534" table:style-name="ce59">
            <text:p>1,534</text:p>
          </table:table-cell>
          <table:table-cell office:value-type="float" office:value="317" table:style-name="ce59">
            <text:p>317</text:p>
          </table:table-cell>
          <table:table-cell office:value-type="float" office:value="357" table:style-name="ce59">
            <text:p>357</text:p>
          </table:table-cell>
          <table:table-cell office:value-type="float" office:value="285" table:style-name="ce59">
            <text:p>285</text:p>
          </table:table-cell>
          <table:table-cell office:value-type="float" office:value="308" table:style-name="ce59">
            <text:p>308</text:p>
          </table:table-cell>
          <table:table-cell office:value-type="float" office:value="267" table:style-name="ce60">
            <text:p>267</text:p>
          </table:table-cell>
          <table:table-cell office:value-type="float" office:value="1282" table:style-name="ce59">
            <text:p>1,282</text:p>
          </table:table-cell>
          <table:table-cell office:value-type="float" office:value="281" table:style-name="ce59">
            <text:p>281</text:p>
          </table:table-cell>
          <table:table-cell office:value-type="float" office:value="260" table:style-name="ce59">
            <text:p>260</text:p>
          </table:table-cell>
          <table:table-cell office:value-type="float" office:value="277" table:style-name="ce59">
            <text:p>277</text:p>
          </table:table-cell>
          <table:table-cell office:value-type="float" office:value="235" table:style-name="ce59">
            <text:p>235</text:p>
          </table:table-cell>
          <table:table-cell office:value-type="float" office:value="229" table:style-name="ce60">
            <text:p>229</text:p>
          </table:table-cell>
          <table:table-cell office:value-type="float" office:value="828" table:style-name="ce59">
            <text:p>828</text:p>
          </table:table-cell>
          <table:table-cell office:value-type="float" office:value="184" table:style-name="ce59">
            <text:p>184</text:p>
          </table:table-cell>
          <table:table-cell office:value-type="float" office:value="189" table:style-name="ce59">
            <text:p>189</text:p>
          </table:table-cell>
          <table:table-cell office:value-type="float" office:value="177" table:style-name="ce59">
            <text:p>177</text:p>
          </table:table-cell>
          <table:table-cell office:value-type="float" office:value="154" table:style-name="ce59">
            <text:p>154</text:p>
          </table:table-cell>
          <table:table-cell office:value-type="float" office:value="124" table:style-name="ce60">
            <text:p>124</text:p>
          </table:table-cell>
          <table:table-cell office:value-type="float" office:value="441" table:style-name="ce59">
            <text:p>441</text:p>
          </table:table-cell>
          <table:table-cell office:value-type="float" office:value="110" table:style-name="ce59">
            <text:p>110</text:p>
          </table:table-cell>
          <table:table-cell office:value-type="float" office:value="117" table:style-name="ce59">
            <text:p>117</text:p>
          </table:table-cell>
          <table:table-cell office:value-type="float" office:value="80" table:style-name="ce59">
            <text:p>80</text:p>
          </table:table-cell>
          <table:table-cell office:value-type="float" office:value="71" table:style-name="ce59">
            <text:p>71</text:p>
          </table:table-cell>
          <table:table-cell office:value-type="float" office:value="63" table:style-name="ce60">
            <text:p>63</text:p>
          </table:table-cell>
          <table:table-cell office:value-type="float" office:value="153" table:style-name="ce59">
            <text:p>153</text:p>
          </table:table-cell>
          <table:table-cell office:value-type="float" office:value="43" table:style-name="ce59">
            <text:p>43</text:p>
          </table:table-cell>
          <table:table-cell office:value-type="float" office:value="42" table:style-name="ce59">
            <text:p>42</text:p>
          </table:table-cell>
          <table:table-cell office:value-type="float" office:value="27" table:style-name="ce59">
            <text:p>27</text:p>
          </table:table-cell>
          <table:table-cell office:value-type="float" office:value="22" table:style-name="ce59">
            <text:p>22</text:p>
          </table:table-cell>
          <table:table-cell office:value-type="float" office:value="19" table:style-name="ce60">
            <text:p>19</text:p>
          </table:table-cell>
          <table:table-cell office:value-type="float" office:value="31" table:style-name="ce59">
            <text:p>31</text:p>
          </table:table-cell>
          <table:table-cell table:number-columns-repeated="16260"/>
        </table:table-row>
        <table:table-row table:style-name="ro3">
          <table:table-cell table:style-name="ce26"/>
          <table:table-cell office:value-type="string" table:style-name="ce50">
            <text:p>計</text:p>
          </table:table-cell>
          <table:table-cell office:value-type="float" office:value="13049" table:style-name="ce52">
            <text:p>13,049</text:p>
          </table:table-cell>
          <table:table-cell office:value-type="float" office:value="602" table:style-name="ce52">
            <text:p>602</text:p>
          </table:table-cell>
          <table:table-cell office:value-type="float" office:value="127" table:style-name="ce52">
            <text:p>127</text:p>
          </table:table-cell>
          <table:table-cell office:value-type="float" office:value="146" table:style-name="ce52">
            <text:p>146</text:p>
          </table:table-cell>
          <table:table-cell office:value-type="float" office:value="112" table:style-name="ce52">
            <text:p>112</text:p>
          </table:table-cell>
          <table:table-cell office:value-type="float" office:value="119" table:style-name="ce52">
            <text:p>119</text:p>
          </table:table-cell>
          <table:table-cell office:value-type="float" office:value="98" table:style-name="ce52">
            <text:p>98</text:p>
          </table:table-cell>
          <table:table-cell office:value-type="float" office:value="472" table:style-name="ce52">
            <text:p>472</text:p>
          </table:table-cell>
          <table:table-cell office:value-type="float" office:value="99" table:style-name="ce52">
            <text:p>99</text:p>
          </table:table-cell>
          <table:table-cell office:value-type="float" office:value="94" table:style-name="ce52">
            <text:p>94</text:p>
          </table:table-cell>
          <table:table-cell office:value-type="float" office:value="93" table:style-name="ce52">
            <text:p>93</text:p>
          </table:table-cell>
          <table:table-cell office:value-type="float" office:value="101" table:style-name="ce52">
            <text:p>101</text:p>
          </table:table-cell>
          <table:table-cell office:value-type="float" office:value="85" table:style-name="ce53">
            <text:p>85</text:p>
          </table:table-cell>
          <table:table-cell office:value-type="float" office:value="449" table:style-name="ce52">
            <text:p>449</text:p>
          </table:table-cell>
          <table:table-cell office:value-type="float" office:value="83" table:style-name="ce52">
            <text:p>83</text:p>
          </table:table-cell>
          <table:table-cell office:value-type="float" office:value="93" table:style-name="ce52">
            <text:p>93</text:p>
          </table:table-cell>
          <table:table-cell office:value-type="float" office:value="89" table:style-name="ce52">
            <text:p>89</text:p>
          </table:table-cell>
          <table:table-cell office:value-type="float" office:value="86" table:style-name="ce52">
            <text:p>86</text:p>
          </table:table-cell>
          <table:table-cell office:value-type="float" office:value="98" table:style-name="ce53">
            <text:p>98</text:p>
          </table:table-cell>
          <table:table-cell office:value-type="float" office:value="548" table:style-name="ce52">
            <text:p>548</text:p>
          </table:table-cell>
          <table:table-cell office:value-type="float" office:value="78" table:style-name="ce52">
            <text:p>78</text:p>
          </table:table-cell>
          <table:table-cell office:value-type="float" office:value="81" table:style-name="ce52">
            <text:p>81</text:p>
          </table:table-cell>
          <table:table-cell office:value-type="float" office:value="131" table:style-name="ce52">
            <text:p>131</text:p>
          </table:table-cell>
          <table:table-cell office:value-type="float" office:value="108" table:style-name="ce52">
            <text:p>108</text:p>
          </table:table-cell>
          <table:table-cell office:value-type="float" office:value="150" table:style-name="ce53">
            <text:p>150</text:p>
          </table:table-cell>
          <table:table-cell office:value-type="float" office:value="942" table:style-name="ce52">
            <text:p>942</text:p>
          </table:table-cell>
          <table:table-cell office:value-type="float" office:value="209" table:style-name="ce52">
            <text:p>209</text:p>
          </table:table-cell>
          <table:table-cell office:value-type="float" office:value="162" table:style-name="ce52">
            <text:p>162</text:p>
          </table:table-cell>
          <table:table-cell office:value-type="float" office:value="163" table:style-name="ce52">
            <text:p>163</text:p>
          </table:table-cell>
          <table:table-cell office:value-type="float" office:value="201" table:style-name="ce52">
            <text:p>201</text:p>
          </table:table-cell>
          <table:table-cell office:value-type="float" office:value="207" table:style-name="ce53">
            <text:p>207</text:p>
          </table:table-cell>
          <table:table-cell office:value-type="float" office:value="1145" table:style-name="ce52">
            <text:p>1,145</text:p>
          </table:table-cell>
          <table:table-cell office:value-type="float" office:value="189" table:style-name="ce52">
            <text:p>189</text:p>
          </table:table-cell>
          <table:table-cell office:value-type="float" office:value="242" table:style-name="ce52">
            <text:p>242</text:p>
          </table:table-cell>
          <table:table-cell office:value-type="float" office:value="244" table:style-name="ce52">
            <text:p>244</text:p>
          </table:table-cell>
          <table:table-cell office:value-type="float" office:value="236" table:style-name="ce52">
            <text:p>236</text:p>
          </table:table-cell>
          <table:table-cell office:value-type="float" office:value="234" table:style-name="ce53">
            <text:p>234</text:p>
          </table:table-cell>
          <table:table-cell office:value-type="float" office:value="964" table:style-name="ce52">
            <text:p>964</text:p>
          </table:table-cell>
          <table:table-cell office:value-type="float" office:value="203" table:style-name="ce52">
            <text:p>203</text:p>
          </table:table-cell>
          <table:table-cell office:value-type="float" office:value="221" table:style-name="ce52">
            <text:p>221</text:p>
          </table:table-cell>
          <table:table-cell office:value-type="float" office:value="182" table:style-name="ce52">
            <text:p>182</text:p>
          </table:table-cell>
          <table:table-cell office:value-type="float" office:value="180" table:style-name="ce52">
            <text:p>180</text:p>
          </table:table-cell>
          <table:table-cell office:value-type="float" office:value="178" table:style-name="ce53">
            <text:p>178</text:p>
          </table:table-cell>
          <table:table-cell office:value-type="float" office:value="1043" table:style-name="ce52">
            <text:p>1,043</text:p>
          </table:table-cell>
          <table:table-cell office:value-type="float" office:value="231" table:style-name="ce52">
            <text:p>231</text:p>
          </table:table-cell>
          <table:table-cell office:value-type="float" office:value="187" table:style-name="ce52">
            <text:p>187</text:p>
          </table:table-cell>
          <table:table-cell office:value-type="float" office:value="206" table:style-name="ce52">
            <text:p>206</text:p>
          </table:table-cell>
          <table:table-cell office:value-type="float" office:value="211" table:style-name="ce52">
            <text:p>211</text:p>
          </table:table-cell>
          <table:table-cell office:value-type="float" office:value="208" table:style-name="ce53">
            <text:p>208</text:p>
          </table:table-cell>
          <table:table-cell office:value-type="float" office:value="984" table:style-name="ce52">
            <text:p>984</text:p>
          </table:table-cell>
          <table:table-cell office:value-type="float" office:value="205" table:style-name="ce52">
            <text:p>205</text:p>
          </table:table-cell>
          <table:table-cell office:value-type="float" office:value="227" table:style-name="ce52">
            <text:p>227</text:p>
          </table:table-cell>
          <table:table-cell office:value-type="float" office:value="171" table:style-name="ce52">
            <text:p>171</text:p>
          </table:table-cell>
          <table:table-cell office:value-type="float" office:value="188" table:style-name="ce52">
            <text:p>188</text:p>
          </table:table-cell>
          <table:table-cell office:value-type="float" office:value="193" table:style-name="ce53">
            <text:p>193</text:p>
          </table:table-cell>
          <table:table-cell office:value-type="float" office:value="1057" table:style-name="ce52">
            <text:p>1,057</text:p>
          </table:table-cell>
          <table:table-cell office:value-type="float" office:value="210" table:style-name="ce52">
            <text:p>210</text:p>
          </table:table-cell>
          <table:table-cell office:value-type="float" office:value="205" table:style-name="ce52">
            <text:p>205</text:p>
          </table:table-cell>
          <table:table-cell office:value-type="float" office:value="198" table:style-name="ce52">
            <text:p>198</text:p>
          </table:table-cell>
          <table:table-cell office:value-type="float" office:value="224" table:style-name="ce52">
            <text:p>224</text:p>
          </table:table-cell>
          <table:table-cell office:value-type="float" office:value="220" table:style-name="ce53">
            <text:p>220</text:p>
          </table:table-cell>
          <table:table-cell office:value-type="float" office:value="1073" table:style-name="ce52">
            <text:p>1,073</text:p>
          </table:table-cell>
          <table:table-cell office:value-type="float" office:value="206" table:style-name="ce52">
            <text:p>206</text:p>
          </table:table-cell>
          <table:table-cell office:value-type="float" office:value="194" table:style-name="ce52">
            <text:p>194</text:p>
          </table:table-cell>
          <table:table-cell office:value-type="float" office:value="201" table:style-name="ce52">
            <text:p>201</text:p>
          </table:table-cell>
          <table:table-cell office:value-type="float" office:value="222" table:style-name="ce52">
            <text:p>222</text:p>
          </table:table-cell>
          <table:table-cell office:value-type="float" office:value="250" table:style-name="ce53">
            <text:p>250</text:p>
          </table:table-cell>
          <table:table-cell office:value-type="float" office:value="1086" table:style-name="ce52">
            <text:p>1,086</text:p>
          </table:table-cell>
          <table:table-cell office:value-type="float" office:value="226" table:style-name="ce52">
            <text:p>226</text:p>
          </table:table-cell>
          <table:table-cell office:value-type="float" office:value="210" table:style-name="ce52">
            <text:p>210</text:p>
          </table:table-cell>
          <table:table-cell office:value-type="float" office:value="240" table:style-name="ce52">
            <text:p>240</text:p>
          </table:table-cell>
          <table:table-cell office:value-type="float" office:value="204" table:style-name="ce52">
            <text:p>204</text:p>
          </table:table-cell>
          <table:table-cell office:value-type="float" office:value="206" table:style-name="ce53">
            <text:p>206</text:p>
          </table:table-cell>
          <table:table-cell office:value-type="float" office:value="1067" table:style-name="ce52">
            <text:p>1,067</text:p>
          </table:table-cell>
          <table:table-cell office:value-type="float" office:value="250" table:style-name="ce52">
            <text:p>250</text:p>
          </table:table-cell>
          <table:table-cell office:value-type="float" office:value="213" table:style-name="ce52">
            <text:p>213</text:p>
          </table:table-cell>
          <table:table-cell office:value-type="float" office:value="203" table:style-name="ce52">
            <text:p>203</text:p>
          </table:table-cell>
          <table:table-cell office:value-type="float" office:value="207" table:style-name="ce52">
            <text:p>207</text:p>
          </table:table-cell>
          <table:table-cell office:value-type="float" office:value="194" table:style-name="ce53">
            <text:p>194</text:p>
          </table:table-cell>
          <table:table-cell office:value-type="float" office:value="670" table:style-name="ce52">
            <text:p>670</text:p>
          </table:table-cell>
          <table:table-cell office:value-type="float" office:value="175" table:style-name="ce52">
            <text:p>175</text:p>
          </table:table-cell>
          <table:table-cell office:value-type="float" office:value="159" table:style-name="ce52">
            <text:p>159</text:p>
          </table:table-cell>
          <table:table-cell office:value-type="float" office:value="134" table:style-name="ce52">
            <text:p>134</text:p>
          </table:table-cell>
          <table:table-cell office:value-type="float" office:value="113" table:style-name="ce52">
            <text:p>113</text:p>
          </table:table-cell>
          <table:table-cell office:value-type="float" office:value="89" table:style-name="ce53">
            <text:p>89</text:p>
          </table:table-cell>
          <table:table-cell office:value-type="float" office:value="401" table:style-name="ce52">
            <text:p>401</text:p>
          </table:table-cell>
          <table:table-cell office:value-type="float" office:value="98" table:style-name="ce52">
            <text:p>98</text:p>
          </table:table-cell>
          <table:table-cell office:value-type="float" office:value="80" table:style-name="ce52">
            <text:p>80</text:p>
          </table:table-cell>
          <table:table-cell office:value-type="float" office:value="89" table:style-name="ce52">
            <text:p>89</text:p>
          </table:table-cell>
          <table:table-cell office:value-type="float" office:value="88" table:style-name="ce52">
            <text:p>88</text:p>
          </table:table-cell>
          <table:table-cell office:value-type="float" office:value="46" table:style-name="ce53">
            <text:p>46</text:p>
          </table:table-cell>
          <table:table-cell office:value-type="float" office:value="185" table:style-name="ce52">
            <text:p>185</text:p>
          </table:table-cell>
          <table:table-cell office:value-type="float" office:value="44" table:style-name="ce52">
            <text:p>44</text:p>
          </table:table-cell>
          <table:table-cell office:value-type="float" office:value="37" table:style-name="ce52">
            <text:p>37</text:p>
          </table:table-cell>
          <table:table-cell office:value-type="float" office:value="38" table:style-name="ce52">
            <text:p>38</text:p>
          </table:table-cell>
          <table:table-cell office:value-type="float" office:value="41" table:style-name="ce52">
            <text:p>41</text:p>
          </table:table-cell>
          <table:table-cell office:value-type="float" office:value="25" table:style-name="ce53">
            <text:p>25</text:p>
          </table:table-cell>
          <table:table-cell office:value-type="float" office:value="172" table:style-name="ce52">
            <text:p>172</text:p>
          </table:table-cell>
          <table:table-cell office:value-type="float" office:value="35" table:style-name="ce52">
            <text:p>35</text:p>
          </table:table-cell>
          <table:table-cell office:value-type="float" office:value="42" table:style-name="ce52">
            <text:p>42</text:p>
          </table:table-cell>
          <table:table-cell office:value-type="float" office:value="36" table:style-name="ce52">
            <text:p>36</text:p>
          </table:table-cell>
          <table:table-cell office:value-type="float" office:value="31" table:style-name="ce52">
            <text:p>31</text:p>
          </table:table-cell>
          <table:table-cell office:value-type="float" office:value="28" table:style-name="ce53">
            <text:p>28</text:p>
          </table:table-cell>
          <table:table-cell office:value-type="float" office:value="102" table:style-name="ce52">
            <text:p>102</text:p>
          </table:table-cell>
          <table:table-cell office:value-type="float" office:value="26" table:style-name="ce52">
            <text:p>26</text:p>
          </table:table-cell>
          <table:table-cell office:value-type="float" office:value="26" table:style-name="ce52">
            <text:p>26</text:p>
          </table:table-cell>
          <table:table-cell office:value-type="float" office:value="20" table:style-name="ce52">
            <text:p>20</text:p>
          </table:table-cell>
          <table:table-cell office:value-type="float" office:value="16" table:style-name="ce52">
            <text:p>16</text:p>
          </table:table-cell>
          <table:table-cell office:value-type="float" office:value="14" table:style-name="ce53">
            <text:p>14</text:p>
          </table:table-cell>
          <table:table-cell office:value-type="float" office:value="55" table:style-name="ce52">
            <text:p>55</text:p>
          </table:table-cell>
          <table:table-cell office:value-type="float" office:value="12" table:style-name="ce52">
            <text:p>12</text:p>
          </table:table-cell>
          <table:table-cell office:value-type="float" office:value="14" table:style-name="ce52">
            <text:p>14</text:p>
          </table:table-cell>
          <table:table-cell office:value-type="float" office:value="11" table:style-name="ce52">
            <text:p>11</text:p>
          </table:table-cell>
          <table:table-cell office:value-type="float" office:value="8" table:style-name="ce52">
            <text:p>8</text:p>
          </table:table-cell>
          <table:table-cell office:value-type="float" office:value="10" table:style-name="ce53">
            <text:p>10</text:p>
          </table:table-cell>
          <table:table-cell office:value-type="float" office:value="26" table:style-name="ce52">
            <text:p>26</text:p>
          </table:table-cell>
          <table:table-cell office:value-type="float" office:value="4" table:style-name="ce52">
            <text:p>4</text:p>
          </table:table-cell>
          <table:table-cell office:value-type="float" office:value="10" table:style-name="ce52">
            <text:p>10</text:p>
          </table:table-cell>
          <table:table-cell office:value-type="float" office:value="6" table:style-name="ce52">
            <text:p>6</text:p>
          </table:table-cell>
          <table:table-cell office:value-type="float" office:value="5" table:style-name="ce52">
            <text:p>5</text:p>
          </table:table-cell>
          <table:table-cell office:value-type="float" office:value="1" table:style-name="ce53">
            <text:p>1</text:p>
          </table:table-cell>
          <table:table-cell office:value-type="float" office:value="6" table:style-name="ce52">
            <text:p>6</text:p>
          </table:table-cell>
          <table:table-cell table:number-columns-repeated="16260"/>
        </table:table-row>
        <table:table-row table:style-name="ro3">
          <table:table-cell office:value-type="string" table:style-name="ce54">
            <text:p>連江縣</text:p>
          </table:table-cell>
          <table:table-cell office:value-type="string" table:style-name="ce50">
            <text:p>男</text:p>
          </table:table-cell>
          <table:table-cell office:value-type="float" office:value="7480" table:style-name="ce52">
            <text:p>7,480</text:p>
          </table:table-cell>
          <table:table-cell office:value-type="float" office:value="333" table:style-name="ce52">
            <text:p>333</text:p>
          </table:table-cell>
          <table:table-cell office:value-type="float" office:value="67" table:style-name="ce52">
            <text:p>67</text:p>
          </table:table-cell>
          <table:table-cell office:value-type="float" office:value="82" table:style-name="ce52">
            <text:p>82</text:p>
          </table:table-cell>
          <table:table-cell office:value-type="float" office:value="63" table:style-name="ce52">
            <text:p>63</text:p>
          </table:table-cell>
          <table:table-cell office:value-type="float" office:value="61" table:style-name="ce52">
            <text:p>61</text:p>
          </table:table-cell>
          <table:table-cell office:value-type="float" office:value="60" table:style-name="ce52">
            <text:p>60</text:p>
          </table:table-cell>
          <table:table-cell office:value-type="float" office:value="237" table:style-name="ce52">
            <text:p>237</text:p>
          </table:table-cell>
          <table:table-cell office:value-type="float" office:value="46" table:style-name="ce52">
            <text:p>46</text:p>
          </table:table-cell>
          <table:table-cell office:value-type="float" office:value="44" table:style-name="ce52">
            <text:p>44</text:p>
          </table:table-cell>
          <table:table-cell office:value-type="float" office:value="50" table:style-name="ce52">
            <text:p>50</text:p>
          </table:table-cell>
          <table:table-cell office:value-type="float" office:value="53" table:style-name="ce52">
            <text:p>53</text:p>
          </table:table-cell>
          <table:table-cell office:value-type="float" office:value="44" table:style-name="ce53">
            <text:p>44</text:p>
          </table:table-cell>
          <table:table-cell office:value-type="float" office:value="242" table:style-name="ce52">
            <text:p>242</text:p>
          </table:table-cell>
          <table:table-cell office:value-type="float" office:value="43" table:style-name="ce52">
            <text:p>43</text:p>
          </table:table-cell>
          <table:table-cell office:value-type="float" office:value="54" table:style-name="ce52">
            <text:p>54</text:p>
          </table:table-cell>
          <table:table-cell office:value-type="float" office:value="47" table:style-name="ce52">
            <text:p>47</text:p>
          </table:table-cell>
          <table:table-cell office:value-type="float" office:value="43" table:style-name="ce52">
            <text:p>43</text:p>
          </table:table-cell>
          <table:table-cell office:value-type="float" office:value="55" table:style-name="ce53">
            <text:p>55</text:p>
          </table:table-cell>
          <table:table-cell office:value-type="float" office:value="310" table:style-name="ce52">
            <text:p>310</text:p>
          </table:table-cell>
          <table:table-cell office:value-type="float" office:value="41" table:style-name="ce52">
            <text:p>41</text:p>
          </table:table-cell>
          <table:table-cell office:value-type="float" office:value="47" table:style-name="ce52">
            <text:p>47</text:p>
          </table:table-cell>
          <table:table-cell office:value-type="float" office:value="74" table:style-name="ce52">
            <text:p>74</text:p>
          </table:table-cell>
          <table:table-cell office:value-type="float" office:value="67" table:style-name="ce52">
            <text:p>67</text:p>
          </table:table-cell>
          <table:table-cell office:value-type="float" office:value="81" table:style-name="ce53">
            <text:p>81</text:p>
          </table:table-cell>
          <table:table-cell office:value-type="float" office:value="552" table:style-name="ce52">
            <text:p>552</text:p>
          </table:table-cell>
          <table:table-cell office:value-type="float" office:value="118" table:style-name="ce52">
            <text:p>118</text:p>
          </table:table-cell>
          <table:table-cell office:value-type="float" office:value="101" table:style-name="ce52">
            <text:p>101</text:p>
          </table:table-cell>
          <table:table-cell office:value-type="float" office:value="93" table:style-name="ce52">
            <text:p>93</text:p>
          </table:table-cell>
          <table:table-cell office:value-type="float" office:value="116" table:style-name="ce52">
            <text:p>116</text:p>
          </table:table-cell>
          <table:table-cell office:value-type="float" office:value="124" table:style-name="ce53">
            <text:p>124</text:p>
          </table:table-cell>
          <table:table-cell office:value-type="float" office:value="674" table:style-name="ce52">
            <text:p>674</text:p>
          </table:table-cell>
          <table:table-cell office:value-type="float" office:value="103" table:style-name="ce52">
            <text:p>103</text:p>
          </table:table-cell>
          <table:table-cell office:value-type="float" office:value="132" table:style-name="ce52">
            <text:p>132</text:p>
          </table:table-cell>
          <table:table-cell office:value-type="float" office:value="157" table:style-name="ce52">
            <text:p>157</text:p>
          </table:table-cell>
          <table:table-cell office:value-type="float" office:value="141" table:style-name="ce52">
            <text:p>141</text:p>
          </table:table-cell>
          <table:table-cell office:value-type="float" office:value="141" table:style-name="ce53">
            <text:p>141</text:p>
          </table:table-cell>
          <table:table-cell office:value-type="float" office:value="555" table:style-name="ce52">
            <text:p>555</text:p>
          </table:table-cell>
          <table:table-cell office:value-type="float" office:value="116" table:style-name="ce52">
            <text:p>116</text:p>
          </table:table-cell>
          <table:table-cell office:value-type="float" office:value="133" table:style-name="ce52">
            <text:p>133</text:p>
          </table:table-cell>
          <table:table-cell office:value-type="float" office:value="99" table:style-name="ce52">
            <text:p>99</text:p>
          </table:table-cell>
          <table:table-cell office:value-type="float" office:value="103" table:style-name="ce52">
            <text:p>103</text:p>
          </table:table-cell>
          <table:table-cell office:value-type="float" office:value="104" table:style-name="ce53">
            <text:p>104</text:p>
          </table:table-cell>
          <table:table-cell office:value-type="float" office:value="584" table:style-name="ce52">
            <text:p>584</text:p>
          </table:table-cell>
          <table:table-cell office:value-type="float" office:value="119" table:style-name="ce52">
            <text:p>119</text:p>
          </table:table-cell>
          <table:table-cell office:value-type="float" office:value="114" table:style-name="ce52">
            <text:p>114</text:p>
          </table:table-cell>
          <table:table-cell office:value-type="float" office:value="117" table:style-name="ce52">
            <text:p>117</text:p>
          </table:table-cell>
          <table:table-cell office:value-type="float" office:value="123" table:style-name="ce52">
            <text:p>123</text:p>
          </table:table-cell>
          <table:table-cell office:value-type="float" office:value="111" table:style-name="ce53">
            <text:p>111</text:p>
          </table:table-cell>
          <table:table-cell office:value-type="float" office:value="557" table:style-name="ce52">
            <text:p>557</text:p>
          </table:table-cell>
          <table:table-cell office:value-type="float" office:value="121" table:style-name="ce52">
            <text:p>121</text:p>
          </table:table-cell>
          <table:table-cell office:value-type="float" office:value="129" table:style-name="ce52">
            <text:p>129</text:p>
          </table:table-cell>
          <table:table-cell office:value-type="float" office:value="94" table:style-name="ce52">
            <text:p>94</text:p>
          </table:table-cell>
          <table:table-cell office:value-type="float" office:value="98" table:style-name="ce52">
            <text:p>98</text:p>
          </table:table-cell>
          <table:table-cell office:value-type="float" office:value="115" table:style-name="ce53">
            <text:p>115</text:p>
          </table:table-cell>
          <table:table-cell office:value-type="float" office:value="620" table:style-name="ce52">
            <text:p>620</text:p>
          </table:table-cell>
          <table:table-cell office:value-type="float" office:value="124" table:style-name="ce52">
            <text:p>124</text:p>
          </table:table-cell>
          <table:table-cell office:value-type="float" office:value="118" table:style-name="ce52">
            <text:p>118</text:p>
          </table:table-cell>
          <table:table-cell office:value-type="float" office:value="115" table:style-name="ce52">
            <text:p>115</text:p>
          </table:table-cell>
          <table:table-cell office:value-type="float" office:value="126" table:style-name="ce52">
            <text:p>126</text:p>
          </table:table-cell>
          <table:table-cell office:value-type="float" office:value="137" table:style-name="ce53">
            <text:p>137</text:p>
          </table:table-cell>
          <table:table-cell office:value-type="float" office:value="659" table:style-name="ce52">
            <text:p>659</text:p>
          </table:table-cell>
          <table:table-cell office:value-type="float" office:value="119" table:style-name="ce52">
            <text:p>119</text:p>
          </table:table-cell>
          <table:table-cell office:value-type="float" office:value="127" table:style-name="ce52">
            <text:p>127</text:p>
          </table:table-cell>
          <table:table-cell office:value-type="float" office:value="128" table:style-name="ce52">
            <text:p>128</text:p>
          </table:table-cell>
          <table:table-cell office:value-type="float" office:value="132" table:style-name="ce52">
            <text:p>132</text:p>
          </table:table-cell>
          <table:table-cell office:value-type="float" office:value="153" table:style-name="ce53">
            <text:p>153</text:p>
          </table:table-cell>
          <table:table-cell office:value-type="float" office:value="649" table:style-name="ce52">
            <text:p>649</text:p>
          </table:table-cell>
          <table:table-cell office:value-type="float" office:value="140" table:style-name="ce52">
            <text:p>140</text:p>
          </table:table-cell>
          <table:table-cell office:value-type="float" office:value="128" table:style-name="ce52">
            <text:p>128</text:p>
          </table:table-cell>
          <table:table-cell office:value-type="float" office:value="144" table:style-name="ce52">
            <text:p>144</text:p>
          </table:table-cell>
          <table:table-cell office:value-type="float" office:value="118" table:style-name="ce52">
            <text:p>118</text:p>
          </table:table-cell>
          <table:table-cell office:value-type="float" office:value="119" table:style-name="ce53">
            <text:p>119</text:p>
          </table:table-cell>
          <table:table-cell office:value-type="float" office:value="632" table:style-name="ce52">
            <text:p>632</text:p>
          </table:table-cell>
          <table:table-cell office:value-type="float" office:value="153" table:style-name="ce52">
            <text:p>153</text:p>
          </table:table-cell>
          <table:table-cell office:value-type="float" office:value="138" table:style-name="ce52">
            <text:p>138</text:p>
          </table:table-cell>
          <table:table-cell office:value-type="float" office:value="116" table:style-name="ce52">
            <text:p>116</text:p>
          </table:table-cell>
          <table:table-cell office:value-type="float" office:value="126" table:style-name="ce52">
            <text:p>126</text:p>
          </table:table-cell>
          <table:table-cell office:value-type="float" office:value="99" table:style-name="ce53">
            <text:p>99</text:p>
          </table:table-cell>
          <table:table-cell office:value-type="float" office:value="412" table:style-name="ce52">
            <text:p>412</text:p>
          </table:table-cell>
          <table:table-cell office:value-type="float" office:value="116" table:style-name="ce52">
            <text:p>116</text:p>
          </table:table-cell>
          <table:table-cell office:value-type="float" office:value="98" table:style-name="ce52">
            <text:p>98</text:p>
          </table:table-cell>
          <table:table-cell office:value-type="float" office:value="77" table:style-name="ce52">
            <text:p>77</text:p>
          </table:table-cell>
          <table:table-cell office:value-type="float" office:value="65" table:style-name="ce52">
            <text:p>65</text:p>
          </table:table-cell>
          <table:table-cell office:value-type="float" office:value="56" table:style-name="ce53">
            <text:p>56</text:p>
          </table:table-cell>
          <table:table-cell office:value-type="float" office:value="207" table:style-name="ce52">
            <text:p>207</text:p>
          </table:table-cell>
          <table:table-cell office:value-type="float" office:value="56" table:style-name="ce52">
            <text:p>56</text:p>
          </table:table-cell>
          <table:table-cell office:value-type="float" office:value="36" table:style-name="ce52">
            <text:p>36</text:p>
          </table:table-cell>
          <table:table-cell office:value-type="float" office:value="40" table:style-name="ce52">
            <text:p>40</text:p>
          </table:table-cell>
          <table:table-cell office:value-type="float" office:value="54" table:style-name="ce52">
            <text:p>54</text:p>
          </table:table-cell>
          <table:table-cell office:value-type="float" office:value="21" table:style-name="ce53">
            <text:p>21</text:p>
          </table:table-cell>
          <table:table-cell office:value-type="float" office:value="107" table:style-name="ce52">
            <text:p>107</text:p>
          </table:table-cell>
          <table:table-cell office:value-type="float" office:value="28" table:style-name="ce52">
            <text:p>28</text:p>
          </table:table-cell>
          <table:table-cell office:value-type="float" office:value="25" table:style-name="ce52">
            <text:p>25</text:p>
          </table:table-cell>
          <table:table-cell office:value-type="float" office:value="15" table:style-name="ce52">
            <text:p>15</text:p>
          </table:table-cell>
          <table:table-cell office:value-type="float" office:value="22" table:style-name="ce52">
            <text:p>22</text:p>
          </table:table-cell>
          <table:table-cell office:value-type="float" office:value="17" table:style-name="ce53">
            <text:p>17</text:p>
          </table:table-cell>
          <table:table-cell office:value-type="float" office:value="90" table:style-name="ce52">
            <text:p>90</text:p>
          </table:table-cell>
          <table:table-cell office:value-type="float" office:value="23" table:style-name="ce52">
            <text:p>23</text:p>
          </table:table-cell>
          <table:table-cell office:value-type="float" office:value="20" table:style-name="ce52">
            <text:p>20</text:p>
          </table:table-cell>
          <table:table-cell office:value-type="float" office:value="17" table:style-name="ce52">
            <text:p>17</text:p>
          </table:table-cell>
          <table:table-cell office:value-type="float" office:value="16" table:style-name="ce52">
            <text:p>16</text:p>
          </table:table-cell>
          <table:table-cell office:value-type="float" office:value="14" table:style-name="ce53">
            <text:p>14</text:p>
          </table:table-cell>
          <table:table-cell office:value-type="float" office:value="32" table:style-name="ce52">
            <text:p>32</text:p>
          </table:table-cell>
          <table:table-cell office:value-type="float" office:value="10" table:style-name="ce52">
            <text:p>10</text:p>
          </table:table-cell>
          <table:table-cell office:value-type="float" office:value="6" table:style-name="ce52">
            <text:p>6</text:p>
          </table:table-cell>
          <table:table-cell office:value-type="float" office:value="8" table:style-name="ce52">
            <text:p>8</text:p>
          </table:table-cell>
          <table:table-cell office:value-type="float" office:value="5" table:style-name="ce52">
            <text:p>5</text:p>
          </table:table-cell>
          <table:table-cell office:value-type="float" office:value="3" table:style-name="ce53">
            <text:p>3</text:p>
          </table:table-cell>
          <table:table-cell office:value-type="float" office:value="17" table:style-name="ce52">
            <text:p>17</text:p>
          </table:table-cell>
          <table:table-cell office:value-type="float" office:value="2" table:style-name="ce52">
            <text:p>2</text:p>
          </table:table-cell>
          <table:table-cell office:value-type="float" office:value="5" table:style-name="ce52">
            <text:p>5</text:p>
          </table:table-cell>
          <table:table-cell office:value-type="float" office:value="6" table:style-name="ce52">
            <text:p>6</text:p>
          </table:table-cell>
          <table:table-cell office:value-type="float" office:value="1" table:style-name="ce52">
            <text:p>1</text:p>
          </table:table-cell>
          <table:table-cell office:value-type="float" office:value="3" table:style-name="ce53">
            <text:p>3</text:p>
          </table:table-cell>
          <table:table-cell office:value-type="float" office:value="8" table:style-name="ce52">
            <text:p>8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2">
            <text:p>1</text:p>
          </table:table-cell>
          <table:table-cell office:value-type="float" office:value="2" table:style-name="ce52">
            <text:p>2</text:p>
          </table:table-cell>
          <table:table-cell office:value-type="float" office:value="2" table:style-name="ce52">
            <text:p>2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2">
            <text:p>3</text:p>
          </table:table-cell>
          <table:table-cell table:number-columns-repeated="16260"/>
        </table:table-row>
        <table:table-row table:style-name="ro3">
          <table:table-cell table:style-name="ce61"/>
          <table:table-cell office:value-type="string" table:style-name="ce50">
            <text:p>女</text:p>
          </table:table-cell>
          <table:table-cell office:value-type="float" office:value="5569" table:style-name="ce52">
            <text:p>5,569</text:p>
          </table:table-cell>
          <table:table-cell office:value-type="float" office:value="269" table:style-name="ce53">
            <text:p>269</text:p>
          </table:table-cell>
          <table:table-cell office:value-type="float" office:value="60" table:style-name="ce52">
            <text:p>60</text:p>
          </table:table-cell>
          <table:table-cell office:value-type="float" office:value="64" table:style-name="ce52">
            <text:p>64</text:p>
          </table:table-cell>
          <table:table-cell office:value-type="float" office:value="49" table:style-name="ce52">
            <text:p>49</text:p>
          </table:table-cell>
          <table:table-cell office:value-type="float" office:value="58" table:style-name="ce52">
            <text:p>58</text:p>
          </table:table-cell>
          <table:table-cell office:value-type="float" office:value="38" table:style-name="ce52">
            <text:p>38</text:p>
          </table:table-cell>
          <table:table-cell office:value-type="float" office:value="235" table:style-name="ce52">
            <text:p>235</text:p>
          </table:table-cell>
          <table:table-cell office:value-type="float" office:value="53" table:style-name="ce52">
            <text:p>53</text:p>
          </table:table-cell>
          <table:table-cell office:value-type="float" office:value="50" table:style-name="ce52">
            <text:p>50</text:p>
          </table:table-cell>
          <table:table-cell office:value-type="float" office:value="43" table:style-name="ce52">
            <text:p>43</text:p>
          </table:table-cell>
          <table:table-cell office:value-type="float" office:value="48" table:style-name="ce52">
            <text:p>48</text:p>
          </table:table-cell>
          <table:table-cell office:value-type="float" office:value="41" table:style-name="ce53">
            <text:p>41</text:p>
          </table:table-cell>
          <table:table-cell office:value-type="float" office:value="207" table:style-name="ce52">
            <text:p>207</text:p>
          </table:table-cell>
          <table:table-cell office:value-type="float" office:value="40" table:style-name="ce52">
            <text:p>40</text:p>
          </table:table-cell>
          <table:table-cell office:value-type="float" office:value="39" table:style-name="ce52">
            <text:p>39</text:p>
          </table:table-cell>
          <table:table-cell office:value-type="float" office:value="42" table:style-name="ce52">
            <text:p>42</text:p>
          </table:table-cell>
          <table:table-cell office:value-type="float" office:value="43" table:style-name="ce52">
            <text:p>43</text:p>
          </table:table-cell>
          <table:table-cell office:value-type="float" office:value="43" table:style-name="ce53">
            <text:p>43</text:p>
          </table:table-cell>
          <table:table-cell office:value-type="float" office:value="238" table:style-name="ce52">
            <text:p>238</text:p>
          </table:table-cell>
          <table:table-cell office:value-type="float" office:value="37" table:style-name="ce52">
            <text:p>37</text:p>
          </table:table-cell>
          <table:table-cell office:value-type="float" office:value="34" table:style-name="ce52">
            <text:p>34</text:p>
          </table:table-cell>
          <table:table-cell office:value-type="float" office:value="57" table:style-name="ce52">
            <text:p>57</text:p>
          </table:table-cell>
          <table:table-cell office:value-type="float" office:value="41" table:style-name="ce52">
            <text:p>41</text:p>
          </table:table-cell>
          <table:table-cell office:value-type="float" office:value="69" table:style-name="ce53">
            <text:p>69</text:p>
          </table:table-cell>
          <table:table-cell office:value-type="float" office:value="390" table:style-name="ce52">
            <text:p>390</text:p>
          </table:table-cell>
          <table:table-cell office:value-type="float" office:value="91" table:style-name="ce52">
            <text:p>91</text:p>
          </table:table-cell>
          <table:table-cell office:value-type="float" office:value="61" table:style-name="ce52">
            <text:p>61</text:p>
          </table:table-cell>
          <table:table-cell office:value-type="float" office:value="70" table:style-name="ce52">
            <text:p>70</text:p>
          </table:table-cell>
          <table:table-cell office:value-type="float" office:value="85" table:style-name="ce52">
            <text:p>85</text:p>
          </table:table-cell>
          <table:table-cell office:value-type="float" office:value="83" table:style-name="ce53">
            <text:p>83</text:p>
          </table:table-cell>
          <table:table-cell office:value-type="float" office:value="471" table:style-name="ce52">
            <text:p>471</text:p>
          </table:table-cell>
          <table:table-cell office:value-type="float" office:value="86" table:style-name="ce52">
            <text:p>86</text:p>
          </table:table-cell>
          <table:table-cell office:value-type="float" office:value="110" table:style-name="ce52">
            <text:p>110</text:p>
          </table:table-cell>
          <table:table-cell office:value-type="float" office:value="87" table:style-name="ce52">
            <text:p>87</text:p>
          </table:table-cell>
          <table:table-cell office:value-type="float" office:value="95" table:style-name="ce52">
            <text:p>95</text:p>
          </table:table-cell>
          <table:table-cell office:value-type="float" office:value="93" table:style-name="ce53">
            <text:p>93</text:p>
          </table:table-cell>
          <table:table-cell office:value-type="float" office:value="409" table:style-name="ce52">
            <text:p>409</text:p>
          </table:table-cell>
          <table:table-cell office:value-type="float" office:value="87" table:style-name="ce52">
            <text:p>87</text:p>
          </table:table-cell>
          <table:table-cell office:value-type="float" office:value="88" table:style-name="ce52">
            <text:p>88</text:p>
          </table:table-cell>
          <table:table-cell office:value-type="float" office:value="83" table:style-name="ce52">
            <text:p>83</text:p>
          </table:table-cell>
          <table:table-cell office:value-type="float" office:value="77" table:style-name="ce52">
            <text:p>77</text:p>
          </table:table-cell>
          <table:table-cell office:value-type="float" office:value="74" table:style-name="ce53">
            <text:p>74</text:p>
          </table:table-cell>
          <table:table-cell office:value-type="float" office:value="459" table:style-name="ce52">
            <text:p>459</text:p>
          </table:table-cell>
          <table:table-cell office:value-type="float" office:value="112" table:style-name="ce52">
            <text:p>112</text:p>
          </table:table-cell>
          <table:table-cell office:value-type="float" office:value="73" table:style-name="ce52">
            <text:p>73</text:p>
          </table:table-cell>
          <table:table-cell office:value-type="float" office:value="89" table:style-name="ce52">
            <text:p>89</text:p>
          </table:table-cell>
          <table:table-cell office:value-type="float" office:value="88" table:style-name="ce52">
            <text:p>88</text:p>
          </table:table-cell>
          <table:table-cell office:value-type="float" office:value="97" table:style-name="ce53">
            <text:p>97</text:p>
          </table:table-cell>
          <table:table-cell office:value-type="float" office:value="427" table:style-name="ce52">
            <text:p>427</text:p>
          </table:table-cell>
          <table:table-cell office:value-type="float" office:value="84" table:style-name="ce52">
            <text:p>84</text:p>
          </table:table-cell>
          <table:table-cell office:value-type="float" office:value="98" table:style-name="ce52">
            <text:p>98</text:p>
          </table:table-cell>
          <table:table-cell office:value-type="float" office:value="77" table:style-name="ce52">
            <text:p>77</text:p>
          </table:table-cell>
          <table:table-cell office:value-type="float" office:value="90" table:style-name="ce52">
            <text:p>90</text:p>
          </table:table-cell>
          <table:table-cell office:value-type="float" office:value="78" table:style-name="ce53">
            <text:p>78</text:p>
          </table:table-cell>
          <table:table-cell office:value-type="float" office:value="437" table:style-name="ce52">
            <text:p>437</text:p>
          </table:table-cell>
          <table:table-cell office:value-type="float" office:value="86" table:style-name="ce52">
            <text:p>86</text:p>
          </table:table-cell>
          <table:table-cell office:value-type="float" office:value="87" table:style-name="ce52">
            <text:p>87</text:p>
          </table:table-cell>
          <table:table-cell office:value-type="float" office:value="83" table:style-name="ce52">
            <text:p>83</text:p>
          </table:table-cell>
          <table:table-cell office:value-type="float" office:value="98" table:style-name="ce52">
            <text:p>98</text:p>
          </table:table-cell>
          <table:table-cell office:value-type="float" office:value="83" table:style-name="ce53">
            <text:p>83</text:p>
          </table:table-cell>
          <table:table-cell office:value-type="float" office:value="414" table:style-name="ce52">
            <text:p>414</text:p>
          </table:table-cell>
          <table:table-cell office:value-type="float" office:value="87" table:style-name="ce52">
            <text:p>87</text:p>
          </table:table-cell>
          <table:table-cell office:value-type="float" office:value="67" table:style-name="ce52">
            <text:p>67</text:p>
          </table:table-cell>
          <table:table-cell office:value-type="float" office:value="73" table:style-name="ce52">
            <text:p>73</text:p>
          </table:table-cell>
          <table:table-cell office:value-type="float" office:value="90" table:style-name="ce52">
            <text:p>90</text:p>
          </table:table-cell>
          <table:table-cell office:value-type="float" office:value="97" table:style-name="ce53">
            <text:p>97</text:p>
          </table:table-cell>
          <table:table-cell office:value-type="float" office:value="437" table:style-name="ce52">
            <text:p>437</text:p>
          </table:table-cell>
          <table:table-cell office:value-type="float" office:value="86" table:style-name="ce52">
            <text:p>86</text:p>
          </table:table-cell>
          <table:table-cell office:value-type="float" office:value="82" table:style-name="ce52">
            <text:p>82</text:p>
          </table:table-cell>
          <table:table-cell office:value-type="float" office:value="96" table:style-name="ce52">
            <text:p>96</text:p>
          </table:table-cell>
          <table:table-cell office:value-type="float" office:value="86" table:style-name="ce52">
            <text:p>86</text:p>
          </table:table-cell>
          <table:table-cell office:value-type="float" office:value="87" table:style-name="ce53">
            <text:p>87</text:p>
          </table:table-cell>
          <table:table-cell office:value-type="float" office:value="435" table:style-name="ce52">
            <text:p>435</text:p>
          </table:table-cell>
          <table:table-cell office:value-type="float" office:value="97" table:style-name="ce52">
            <text:p>97</text:p>
          </table:table-cell>
          <table:table-cell office:value-type="float" office:value="75" table:style-name="ce52">
            <text:p>75</text:p>
          </table:table-cell>
          <table:table-cell office:value-type="float" office:value="87" table:style-name="ce52">
            <text:p>87</text:p>
          </table:table-cell>
          <table:table-cell office:value-type="float" office:value="81" table:style-name="ce52">
            <text:p>81</text:p>
          </table:table-cell>
          <table:table-cell office:value-type="float" office:value="95" table:style-name="ce53">
            <text:p>95</text:p>
          </table:table-cell>
          <table:table-cell office:value-type="float" office:value="258" table:style-name="ce52">
            <text:p>258</text:p>
          </table:table-cell>
          <table:table-cell office:value-type="float" office:value="59" table:style-name="ce52">
            <text:p>59</text:p>
          </table:table-cell>
          <table:table-cell office:value-type="float" office:value="61" table:style-name="ce52">
            <text:p>61</text:p>
          </table:table-cell>
          <table:table-cell office:value-type="float" office:value="57" table:style-name="ce52">
            <text:p>57</text:p>
          </table:table-cell>
          <table:table-cell office:value-type="float" office:value="48" table:style-name="ce52">
            <text:p>48</text:p>
          </table:table-cell>
          <table:table-cell office:value-type="float" office:value="33" table:style-name="ce53">
            <text:p>33</text:p>
          </table:table-cell>
          <table:table-cell office:value-type="float" office:value="194" table:style-name="ce52">
            <text:p>194</text:p>
          </table:table-cell>
          <table:table-cell office:value-type="float" office:value="42" table:style-name="ce52">
            <text:p>42</text:p>
          </table:table-cell>
          <table:table-cell office:value-type="float" office:value="44" table:style-name="ce52">
            <text:p>44</text:p>
          </table:table-cell>
          <table:table-cell office:value-type="float" office:value="49" table:style-name="ce52">
            <text:p>49</text:p>
          </table:table-cell>
          <table:table-cell office:value-type="float" office:value="34" table:style-name="ce52">
            <text:p>34</text:p>
          </table:table-cell>
          <table:table-cell office:value-type="float" office:value="25" table:style-name="ce53">
            <text:p>25</text:p>
          </table:table-cell>
          <table:table-cell office:value-type="float" office:value="78" table:style-name="ce52">
            <text:p>78</text:p>
          </table:table-cell>
          <table:table-cell office:value-type="float" office:value="16" table:style-name="ce52">
            <text:p>16</text:p>
          </table:table-cell>
          <table:table-cell office:value-type="float" office:value="12" table:style-name="ce52">
            <text:p>12</text:p>
          </table:table-cell>
          <table:table-cell office:value-type="float" office:value="23" table:style-name="ce52">
            <text:p>23</text:p>
          </table:table-cell>
          <table:table-cell office:value-type="float" office:value="19" table:style-name="ce52">
            <text:p>19</text:p>
          </table:table-cell>
          <table:table-cell office:value-type="float" office:value="8" table:style-name="ce53">
            <text:p>8</text:p>
          </table:table-cell>
          <table:table-cell office:value-type="float" office:value="82" table:style-name="ce52">
            <text:p>82</text:p>
          </table:table-cell>
          <table:table-cell office:value-type="float" office:value="12" table:style-name="ce52">
            <text:p>12</text:p>
          </table:table-cell>
          <table:table-cell office:value-type="float" office:value="22" table:style-name="ce52">
            <text:p>22</text:p>
          </table:table-cell>
          <table:table-cell office:value-type="float" office:value="19" table:style-name="ce52">
            <text:p>19</text:p>
          </table:table-cell>
          <table:table-cell office:value-type="float" office:value="15" table:style-name="ce52">
            <text:p>15</text:p>
          </table:table-cell>
          <table:table-cell office:value-type="float" office:value="14" table:style-name="ce53">
            <text:p>14</text:p>
          </table:table-cell>
          <table:table-cell office:value-type="float" office:value="70" table:style-name="ce52">
            <text:p>70</text:p>
          </table:table-cell>
          <table:table-cell office:value-type="float" office:value="16" table:style-name="ce52">
            <text:p>16</text:p>
          </table:table-cell>
          <table:table-cell office:value-type="float" office:value="20" table:style-name="ce52">
            <text:p>20</text:p>
          </table:table-cell>
          <table:table-cell office:value-type="float" office:value="12" table:style-name="ce52">
            <text:p>12</text:p>
          </table:table-cell>
          <table:table-cell office:value-type="float" office:value="11" table:style-name="ce52">
            <text:p>11</text:p>
          </table:table-cell>
          <table:table-cell office:value-type="float" office:value="11" table:style-name="ce53">
            <text:p>11</text:p>
          </table:table-cell>
          <table:table-cell office:value-type="float" office:value="38" table:style-name="ce52">
            <text:p>38</text:p>
          </table:table-cell>
          <table:table-cell office:value-type="float" office:value="10" table:style-name="ce52">
            <text:p>10</text:p>
          </table:table-cell>
          <table:table-cell office:value-type="float" office:value="9" table:style-name="ce52">
            <text:p>9</text:p>
          </table:table-cell>
          <table:table-cell office:value-type="float" office:value="5" table:style-name="ce52">
            <text:p>5</text:p>
          </table:table-cell>
          <table:table-cell office:value-type="float" office:value="7" table:style-name="ce52">
            <text:p>7</text:p>
          </table:table-cell>
          <table:table-cell office:value-type="float" office:value="7" table:style-name="ce53">
            <text:p>7</text:p>
          </table:table-cell>
          <table:table-cell office:value-type="float" office:value="18" table:style-name="ce52">
            <text:p>18</text:p>
          </table:table-cell>
          <table:table-cell office:value-type="float" office:value="2" table:style-name="ce52">
            <text:p>2</text:p>
          </table:table-cell>
          <table:table-cell office:value-type="float" office:value="9" table:style-name="ce52">
            <text:p>9</text:p>
          </table:table-cell>
          <table:table-cell office:value-type="float" office:value="4" table:style-name="ce52">
            <text:p>4</text:p>
          </table:table-cell>
          <table:table-cell office:value-type="float" office:value="3" table:style-name="ce52">
            <text:p>3</text:p>
          </table:table-cell>
          <table:table-cell office:value-type="float" office:value="0" table:style-name="ce53">
            <text:p>—</text:p>
          </table:table-cell>
          <table:table-cell office:value-type="float" office:value="3" table:style-name="ce52">
            <text:p>3</text:p>
          </table:table-cell>
          <table:table-cell table:number-columns-repeated="16260"/>
        </table:table-row>
        <table:table-row table:number-rows-repeated="8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1" table:style-name="ro5">
          <table:table-cell table:number-columns-repeated="16384"/>
        </table:table-row>
        <table:table-row table:style-name="ro5">
          <table:table-cell table:number-columns-repeated="2" table:style-name="ce62"/>
          <table:table-cell table:number-columns-repeated="16382"/>
        </table:table-row>
        <table:table-row table:number-rows-repeated="1048464" table:style-name="ro5">
          <table:table-cell table:number-columns-repeated="16384"/>
        </table:table-row>
        <table:named-expressions>
          <table:named-expression table:name="\a" table:expression="of:=[.#REF!]" table:base-cell-address="04-單一年齡.$A$1"/>
          <table:named-expression table:name="\b" table:expression="of:=[.#REF!]" table:base-cell-address="04-單一年齡.$A$1"/>
          <table:named-expression table:name="NAME" table:expression="of:=[.#REF!]" table:base-cell-address="04-單一年齡.$A$1"/>
          <table:named-expression table:name="P_1" table:expression="of:=[.#REF!]" table:base-cell-address="04-單一年齡.$A$1"/>
          <table:named-expression table:name="P_11" table:expression="of:=[.#REF!]" table:base-cell-address="04-單一年齡.$A$1"/>
          <table:named-expression table:name="P_2" table:expression="of:=[.#REF!]" table:base-cell-address="04-單一年齡.$A$1"/>
          <table:named-expression table:name="PRINT_AREA_MI" table:expression="of:=[.#REF!]" table:base-cell-address="04-單一年齡.$A$1"/>
          <table:named-expression table:name="rd_rf_f_97y_9802_data" table:expression="of:=[.#REF!]" table:base-cell-address="04-單一年齡.$A$1"/>
          <table:named-expression table:name="rd_rg_f_84y_97y_data" table:expression="of:=[.#REF!]" table:base-cell-address="04-單一年齡.$A$1"/>
          <table:named-expression table:name="rd_rg_f_9805_data" table:expression="of:=[.#REF!]" table:base-cell-address="04-單一年齡.$A$1"/>
          <table:named-expression table:name="rd_rg_f_9806_data" table:expression="of:=[.#REF!]" table:base-cell-address="04-單一年齡.$A$1"/>
          <table:named-expression table:name="rd_rg_f_9807_data" table:expression="of:=[.#REF!]" table:base-cell-address="04-單一年齡.$A$1"/>
          <table:named-expression table:name="rd_rg_f_9808_data" table:expression="of:=[.#REF!]" table:base-cell-address="04-單一年齡.$A$1"/>
          <table:named-expression table:name="rd_rg_f_98y_9803_data" table:expression="of:=[.#REF!]" table:base-cell-address="04-單一年齡.$A$1"/>
          <table:named-expression table:name="rd_rg_f_98y_9804_data" table:expression="of:=[.#REF!]" table:base-cell-address="04-單一年齡.$A$1"/>
          <table:named-expression table:name="rd_rg_q_84y_97y_data" table:expression="of:=[.#REF!]" table:base-cell-address="04-單一年齡.$A$1"/>
          <table:named-expression table:name="rd_rg_q_97y_9802_data" table:expression="of:=[.#REF!]" table:base-cell-address="04-單一年齡.$A$1"/>
          <table:named-expression table:name="rd_rg_q_9805_data" table:expression="of:=[.#REF!]" table:base-cell-address="04-單一年齡.$A$1"/>
          <table:named-expression table:name="rd_rg_q_9806_data" table:expression="of:=[.#REF!]" table:base-cell-address="04-單一年齡.$A$1"/>
          <table:named-expression table:name="rd_rg_q_9807_data" table:expression="of:=[.#REF!]" table:base-cell-address="04-單一年齡.$A$1"/>
          <table:named-expression table:name="rd_rg_q_9808_data" table:expression="of:=[.#REF!]" table:base-cell-address="04-單一年齡.$A$1"/>
          <table:named-expression table:name="rd_rg_q_98y_9803_data" table:expression="of:=[.#REF!]" table:base-cell-address="04-單一年齡.$A$1"/>
          <table:named-expression table:name="rd_rg_q_98y_9804_data" table:expression="of:=[.#REF!]" table:base-cell-address="04-單一年齡.$A$1"/>
          <table:named-expression table:name="rd_rg_q9607" table:expression="of:=[.#REF!]" table:base-cell-address="04-單一年齡.$A$1"/>
          <table:named-expression table:name="rd_t_84y_97y_data" table:expression="of:=[.#REF!]" table:base-cell-address="04-單一年齡.$A$1"/>
          <table:named-expression table:name="rd_t_97y_9802_data" table:expression="of:=[.#REF!]" table:base-cell-address="04-單一年齡.$A$1"/>
          <table:named-expression table:name="rd_t_9805_data" table:expression="of:=[.#REF!]" table:base-cell-address="04-單一年齡.$A$1"/>
          <table:named-expression table:name="rd_t_9806_data" table:expression="of:=[.#REF!]" table:base-cell-address="04-單一年齡.$A$1"/>
          <table:named-expression table:name="rd_t_9807_data" table:expression="of:=[.#REF!]" table:base-cell-address="04-單一年齡.$A$1"/>
          <table:named-expression table:name="rd_t_9808_data" table:expression="of:=[.#REF!]" table:base-cell-address="04-單一年齡.$A$1"/>
          <table:named-expression table:name="rd_t_98y_9803_data" table:expression="of:=[.#REF!]" table:base-cell-address="04-單一年齡.$A$1"/>
          <table:named-expression table:name="rd_t_98y_9804_data" table:expression="of:=[.#REF!]" table:base-cell-address="04-單一年齡.$A$1"/>
          <table:named-expression table:name="rd_t9607" table:expression="of:=[.#REF!]" table:base-cell-address="04-單一年齡.$A$1"/>
          <table:named-expression table:name="月底人口數" table:expression="of:=[.#REF!]" table:base-cell-address="04-單一年齡.$A$1"/>
          <table:named-expression table:name="出生" table:expression="of:=[.#REF!]" table:base-cell-address="04-單一年齡.$A$1"/>
          <table:named-expression table:name="死亡" table:expression="of:=[.#REF!]" table:base-cell-address="04-單一年齡.$A$1"/>
          <table:named-expression table:name="結婚" table:expression="of:=[.#REF!]" table:base-cell-address="04-單一年齡.$A$1"/>
          <table:named-expression table:name="鄰數戶數" table:expression="of:=[.#REF!]" table:base-cell-address="04-單一年齡.$A$1"/>
          <table:named-expression table:name="離婚" table:expression="of:=[.#REF!]" table:base-cell-address="04-單一年齡.$A$1"/>
        </table:named-expressions>
      </table:table>
      <table:table table:name="'file:///D:/outlook%20moi2002/月報速報/06速(月)報套印/10906/【套印】各月(03以外)-10906.xlsx'#新02性比例等-年月別" table:style-name="ta2">
        <table:table-source xlink:href="file:///D:/outlook%20moi2002/月報速報/06速(月)報套印/10906/【套印】各月(03以外)-10906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2-縣市別" table:style-name="ta2">
        <table:table-source xlink:href="file:///D:/outlook%20moi2002/月報速報/06速(月)報套印/10906/【套印】各月(03以外)-10906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4-單一年齡" table:style-name="ta2">
        <table:table-source xlink:href="file:///D:/outlook%20moi2002/月報速報/06速(月)報套印/10906/【套印】各月(03以外)-10906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5-年齡結構" table:style-name="ta2">
        <table:table-source xlink:href="file:///D:/outlook%20moi2002/月報速報/06速(月)報套印/10906/【套印】各月(03以外)-10906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6_人口增加&amp;生死結離" table:style-name="ta2">
        <table:table-source xlink:href="file:///D:/outlook%20moi2002/月報速報/06速(月)報套印/10906/【套印】各月(03以外)-10906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7出生-年月別" table:style-name="ta2">
        <table:table-source xlink:href="file:///D:/outlook%20moi2002/月報速報/06速(月)報套印/10906/【套印】各月(03以外)-10906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7-縣市別" table:style-name="ta2">
        <table:table-source xlink:href="file:///D:/outlook%20moi2002/月報速報/06速(月)報套印/10906/【套印】各月(03以外)-10906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年月別" table:style-name="ta2">
        <table:table-source xlink:href="file:///D:/outlook%20moi2002/月報速報/06速(月)報套印/10906/【套印】各月(03以外)-10906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縣市別" table:style-name="ta2">
        <table:table-source xlink:href="file:///D:/outlook%20moi2002/月報速報/06速(月)報套印/10906/【套印】各月(03以外)-10906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8_設籍情形" table:style-name="ta2">
        <table:table-source xlink:href="file:///D:/outlook%20moi2002/月報速報/06速(月)報套印/10906/【套印】各月(03以外)-10906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年月別_" table:style-name="ta2">
        <table:table-source xlink:href="file:///D:/outlook%20moi2002/月報速報/06速(月)報套印/10906/【套印】各月(03以外)-10906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縣市別_" table:style-name="ta2">
        <table:table-source xlink:href="file:///D:/outlook%20moi2002/月報速報/06速(月)報套印/10906/【套印】各月(03以外)-10906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09_設籍情形_" table:style-name="ta2">
        <table:table-source xlink:href="file:///D:/outlook%20moi2002/月報速報/06速(月)報套印/10906/【套印】各月(03以外)-10906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0_年月別-新" table:style-name="ta2">
        <table:table-source xlink:href="file:///D:/outlook%20moi2002/月報速報/06速(月)報套印/10906/【套印】各月(03以外)-10906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0_縣市別-新" table:style-name="ta2">
        <table:table-source xlink:href="file:///D:/outlook%20moi2002/月報速報/06速(月)報套印/10906/【套印】各月(03以外)-10906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6/【套印】各月(03以外)-10906.xlsx'#11-遷徙" table:style-name="ta2">
        <table:table-source xlink:href="file:///D:/outlook%20moi2002/月報速報/06速(月)報套印/10906/【套印】各月(03以外)-10906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細明體" svg:font-family="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1</meta:generator>
    <meta:initial-creator>周柏妤</meta:initial-creator>
    <dc:creator>周柏妤</dc:creator>
    <meta:creation-date>2020-07-06T02:18:18Z</meta:creation-date>
    <dc:date>2020-07-06T02:18:58Z</dc:date>
  </office:meta>
</office:document-meta>
</file>